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стреча</text:p>
      <text:p text:style-name="Standard">первая </text:p>
      <text:p text:style-name="Standard">день</text:p>
      <text:p text:style-name="Standard">добрый</text:p>
      <text:p text:style-name="Standard">меня</text:p>
      <text:p text:style-name="Standard">зовут</text:p>
      <text:p text:style-name="Standard">иван </text:p>
      <text:p text:style-name="Standard">имя</text:p>
      <text:p text:style-name="Standard">мое</text:p>
      <text:p text:style-name="Standard">иван </text:p>
      <text:p text:style-name="Standard">есть</text:p>
      <text:p text:style-name="Standard">я</text:p>
      <text:p text:style-name="Standard">из</text:p>
      <text:p text:style-name="Standard">россии</text:p>
      <text:p text:style-name="Standard">я </text:p>
      <text:p text:style-name="Standard">русский</text:p>
      <text:p text:style-name="Standard">есть</text:p>
      <text:p text:style-name="Standard">как</text:p>
      <text:p text:style-name="Standard">вас</text:p>
      <text:p text:style-name="Standard">зовут</text:p>
      <text:p text:style-name="Standard">имя </text:p>
      <text:p text:style-name="Standard">ваше</text:p>
      <text:p text:style-name="Standard">каково</text:p>
      <text:p text:style-name="Standard">есть</text:p>
      <text:p text:style-name="Standard">меня</text:p>
      <text:p text:style-name="Standard">зовут</text:p>
      <text:p text:style-name="Standard">афшин</text:p>
      <text:p text:style-name="Standard">моя</text:p>
      <text:p text:style-name="Standard">фамилия </text:p>
      <text:p text:style-name="Standard">ширази</text:p>
      <text:p text:style-name="Standard">имя </text:p>
      <text:p text:style-name="Standard">семейное;</text:p>
      <text:p text:style-name="Standard">xānevāde </text:p>
      <text:p text:style-name="Standard">—</text:p>
      <text:p text:style-name="Standard">семья</text:p>
      <text:p text:style-name="Standard">рад</text:p>
      <text:p text:style-name="Standard">с</text:p>
      <text:p text:style-name="Standard">вами </text:p>
      <text:p text:style-name="Standard">naxostin</text:p>
      <text:p text:style-name="Standard">didār </text:p>
      <text:p text:style-name="Standard">ruz</text:p>
      <text:p text:style-name="Standard">xoš</text:p>
      <text:p text:style-name="Standard">nām</text:p>
      <text:p text:style-name="Standard">e</text:p>
      <text:p text:style-name="Standard">man</text:p>
      <text:p text:style-name="Standard">ivān</text:p>
      <text:p text:style-name="Standard">ast</text:p>
      <text:p text:style-name="Standard">‫نخستين</text:p>
      <text:p text:style-name="Standard">دیدار‬ </text:p>
      <text:p text:style-name="Standard">‫روز</text:p>
      <text:p text:style-name="Standard">خوش‬ </text:p>
      <text:p text:style-name="Standard">‫نام</text:p>
      <text:p text:style-name="Standard">من</text:p>
      <text:p text:style-name="Standard">ایوان</text:p>
      <text:p text:style-name="Standard"><text:soft-page-break/>است‬ </text:p>
      <text:p text:style-name="Standard">man</text:p>
      <text:p text:style-name="Standard">rus</text:p>
      <text:p text:style-name="Standard">hastam</text:p>
      <text:p text:style-name="Standard">‫من</text:p>
      <text:p text:style-name="Standard">روس</text:p>
      <text:p text:style-name="Standard">هستم‬ </text:p>
      <text:p text:style-name="Standard">nām</text:p>
      <text:p text:style-name="Standard">e</text:p>
      <text:p text:style-name="Standard">šomā</text:p>
      <text:p text:style-name="Standard">čist</text:p>
      <text:p text:style-name="Standard">‫نام</text:p>
      <text:p text:style-name="Standard">شما</text:p>
      <text:p text:style-name="Standard">چيست؟‬ </text:p>
      <text:p text:style-name="Standard">nām</text:p>
      <text:p text:style-name="Standard">e</text:p>
      <text:p text:style-name="Standard">man</text:p>
      <text:p text:style-name="Standard">afšin</text:p>
      <text:p text:style-name="Standard">ast</text:p>
      <text:p text:style-name="Standard">nām</text:p>
      <text:p text:style-name="Standard">e</text:p>
      <text:p text:style-name="Standard">xānevādegi</text:p>
      <text:p text:style-name="Standard">širāzi</text:p>
      <text:p text:style-name="Standard">‫نام</text:p>
      <text:p text:style-name="Standard">من</text:p>
      <text:p text:style-name="Standard">افشين</text:p>
      <text:p text:style-name="Standard">است‬ </text:p>
      <text:p text:style-name="Standard">‫نام</text:p>
      <text:p text:style-name="Standard">خانوادگى،</text:p>
      <text:p text:style-name="Standard">شيرازى‬ </text:p>
      <text:p text:style-name="Standard">az</text:p>
      <text:p text:style-name="Standard">āšnāyi</text:p>
      <text:p text:style-name="Standard">bā</text:p>
      <text:p text:style-name="Standard">šomā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از</text:p>
      <text:p text:style-name="Standard">آشنایى</text:p>
      <text:p text:style-name="Standard">با</text:p>
      <text:p text:style-name="Standard">شما‬ </text:p>
      <text:p text:style-name="Standard">2 </text:p>
      <text:p text:style-name="Standard">познакомиться</text:p>
      <text:p text:style-name="Standard">из</text:p>
      <text:p text:style-name="Standard">xorsandam</text:p>
      <text:p text:style-name="Standard">мы</text:p>
      <text:p text:style-name="Standard">стали</text:p>
      <text:p text:style-name="Standard">друзьями</text:p>
      <text:p text:style-name="Standard">mā</text:p>
      <text:p text:style-name="Standard">bā</text:p>
      <text:p text:style-name="Standard"><text:soft-page-break/>ham</text:p>
      <text:p text:style-name="Standard">dust</text:p>
      <text:p text:style-name="Standard">‫ما</text:p>
      <text:p text:style-name="Standard">با</text:p>
      <text:p text:style-name="Standard">هم</text:p>
      <text:p text:style-name="Standard">دوست</text:p>
      <text:p text:style-name="Standard">شدیم‬ </text:p>
      <text:p text:style-name="Standard">знакомства</text:p>
      <text:p text:style-name="Standard">с</text:p>
      <text:p text:style-name="Standard">вами</text:p>
      <text:p text:style-name="Standard">я</text:p>
      <text:p text:style-name="Standard">bā</text:p>
      <text:p text:style-name="Standard">ham</text:p>
      <text:p text:style-name="Standard">—</text:p>
      <text:p text:style-name="Standard">вместе</text:p>
      <text:p text:style-name="Standard">šodim</text:p>
      <text:p text:style-name="Standard">довольный</text:p>
      <text:p text:style-name="Standard">есть;</text:p>
      <text:p text:style-name="Standard">у</text:p>
      <text:p text:style-name="Standard">вас</text:p>
      <text:p text:style-name="Standard">красивый</text:p>
      <text:p text:style-name="Standard">šehr</text:p>
      <text:p text:style-name="Standard">e</text:p>
      <text:p text:style-name="Standard">šomā</text:p>
      <text:p text:style-name="Standard">zibā</text:p>
      <text:p text:style-name="Standard">ast</text:p>
      <text:p text:style-name="Standard">xorsand</text:p>
      <text:p text:style-name="Standard">—</text:p>
      <text:p text:style-name="Standard">город</text:p>
      <text:p text:style-name="Standard">довольный</text:p>
      <text:p text:style-name="Standard">я</text:p>
      <text:p text:style-name="Standard">хочу</text:p>
      <text:p text:style-name="Standard">погулять</text:p>
      <text:p text:style-name="Standard">в</text:p>
      <text:p text:style-name="Standard">я</text:p>
      <text:p text:style-name="Standard">живу</text:p>
      <text:p text:style-name="Standard">делаю</text:p>
      <text:p text:style-name="Standard">тегеране</text:p>
      <text:p text:style-name="Standard">прогулку</text:p>
      <text:p text:style-name="Standard">жизнь</text:p>
      <text:p text:style-name="Standard">в</text:p>
      <text:p text:style-name="Standard">гостинице</text:p>
      <text:p text:style-name="Standard">сделать</text:p>
      <text:p text:style-name="Standard">азади</text:p>
      <text:p text:style-name="Standard">я</text:p>
      <text:p text:style-name="Standard">путешественник</text:p>
      <text:p text:style-name="Standard">вы</text:p>
      <text:p text:style-name="Standard">где</text:p>
      <text:p text:style-name="Standard">живете</text:p>
      <text:p text:style-name="Standard">jehān</text:p>
      <text:p text:style-name="Standard">—</text:p>
      <text:p text:style-name="Standard">мир;</text:p>
      <text:p text:style-name="Standard">gardidan</text:p>
      <text:p text:style-name="Standard">—</text:p>
      <text:p text:style-name="Standard"><text:soft-page-break/>крутиться;</text:p>
      <text:p text:style-name="Standard">гулять</text:p>
      <text:p text:style-name="Standard">кем</text:p>
      <text:p text:style-name="Standard">вы</text:p>
      <text:p text:style-name="Standard">работаете</text:p>
      <text:p text:style-name="Standard">kār</text:p>
      <text:p text:style-name="Standard">—</text:p>
      <text:p text:style-name="Standard">работа</text:p>
      <text:p text:style-name="Standard">я</text:p>
      <text:p text:style-name="Standard">студент</text:p>
      <text:p text:style-name="Standard">искатель</text:p>
      <text:p text:style-name="Standard">знания;</text:p>
      <text:p text:style-name="Standard">dāneš</text:p>
      <text:p text:style-name="Standard">—</text:p>
      <text:p text:style-name="Standard">знание</text:p>
      <text:p text:style-name="Standard">я</text:p>
      <text:p text:style-name="Standard">студент</text:p>
      <text:p text:style-name="Standard">/факультета/</text:p>
      <text:p text:style-name="Standard">персидского</text:p>
      <text:p text:style-name="Standard">языка</text:p>
      <text:p text:style-name="Standard">zabān</text:p>
      <text:p text:style-name="Standard">—</text:p>
      <text:p text:style-name="Standard">язык</text:p>
      <text:p text:style-name="Standard">man</text:p>
      <text:p text:style-name="Standard">mixāham</text:p>
      <text:p text:style-name="Standard">dar</text:p>
      <text:p text:style-name="Standard">‫من</text:p>
      <text:p text:style-name="Standard">مىخواهم</text:p>
      <text:p text:style-name="Standard">در</text:p>
      <text:p text:style-name="Standard">تهران‬ </text:p>
      <text:p text:style-name="Standard">tehrān</text:p>
      <text:p text:style-name="Standard">gardeš</text:p>
      <text:p text:style-name="Standard">konam</text:p>
      <text:p text:style-name="Standard">‫گردش</text:p>
      <text:p text:style-name="Standard">آنم‬ </text:p>
      <text:p text:style-name="Standard">дорогой</text:p>
      <text:p text:style-name="Standard">афшин</text:p>
      <text:p text:style-name="Standard">jān </text:p>
      <text:p text:style-name="Standard">—</text:p>
      <text:p text:style-name="Standard">душа</text:p>
      <text:p text:style-name="Standard">вы</text:p>
      <text:p text:style-name="Standard">завтра</text:p>
      <text:p text:style-name="Standard">учитесь </text:p>
      <text:p text:style-name="Standard">‫خرسندم‬ </text:p>
      <text:p text:style-name="Standard">man</text:p>
      <text:p text:style-name="Standard">dar</text:p>
      <text:p text:style-name="Standard">hotel</text:p>
      <text:p text:style-name="Standard">āzādi</text:p>
      <text:p text:style-name="Standard">‫من</text:p>
      <text:p text:style-name="Standard">در</text:p>
      <text:p text:style-name="Standard">هتل</text:p>
      <text:p text:style-name="Standard">آزادى</text:p>
      <text:p text:style-name="Standard">زندگى‬ </text:p>
      <text:p text:style-name="Standard">zendegi</text:p>
      <text:p text:style-name="Standard"><text:soft-page-break/>mikonam</text:p>
      <text:p text:style-name="Standard">‫مىآنم‬ </text:p>
      <text:p text:style-name="Standard">šomā</text:p>
      <text:p text:style-name="Standard">kojā</text:p>
      <text:p text:style-name="Standard">zendegi</text:p>
      <text:p text:style-name="Standard">‫شما</text:p>
      <text:p text:style-name="Standard">آجا</text:p>
      <text:p text:style-name="Standard">زندگى</text:p>
      <text:p text:style-name="Standard">مىآنيد؟‬ </text:p>
      <text:p text:style-name="Standard">mikonid</text:p>
      <text:p text:style-name="Standard">man</text:p>
      <text:p text:style-name="Standard">jehāngard </text:p>
      <text:p text:style-name="Standard">hastam</text:p>
      <text:p text:style-name="Standard">‫شهر</text:p>
      <text:p text:style-name="Standard">شما</text:p>
      <text:p text:style-name="Standard">زیبا</text:p>
      <text:p text:style-name="Standard">است‬ </text:p>
      <text:p text:style-name="Standard">‫من</text:p>
      <text:p text:style-name="Standard">جهانگرد</text:p>
      <text:p text:style-name="Standard">هستم‬ </text:p>
      <text:p text:style-name="Standard">kār</text:p>
      <text:p text:style-name="Standard">e</text:p>
      <text:p text:style-name="Standard">šomā</text:p>
      <text:p text:style-name="Standard">čist</text:p>
      <text:p text:style-name="Standard">man</text:p>
      <text:p text:style-name="Standard">dānešju</text:p>
      <text:p text:style-name="Standard">hastam</text:p>
      <text:p text:style-name="Standard">dānesju</text:p>
      <text:p text:style-name="Standard">ye</text:p>
      <text:p text:style-name="Standard">zabān</text:p>
      <text:p text:style-name="Standard">e </text:p>
      <text:p text:style-name="Standard">fārsi</text:p>
      <text:p text:style-name="Standard">‫آار</text:p>
      <text:p text:style-name="Standard">شما</text:p>
      <text:p text:style-name="Standard">چيست؟‬ </text:p>
      <text:p text:style-name="Standard">‫من</text:p>
      <text:p text:style-name="Standard">دانشجو</text:p>
      <text:p text:style-name="Standard">هستم‬ </text:p>
      <text:p text:style-name="Standard">‫دانشجوى</text:p>
      <text:p text:style-name="Standard">زبان</text:p>
      <text:p text:style-name="Standard">فارسى‬ </text:p>
      <text:p text:style-name="Standard">afšin</text:p>
      <text:p text:style-name="Standard">jān</text:p>
      <text:p text:style-name="Standard">šomā</text:p>
      <text:p text:style-name="Standard">fardā</text:p>
      <text:p text:style-name="Standard">dars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افشين</text:p>
      <text:p text:style-name="Standard"><text:soft-page-break/>جان‬ </text:p>
      <text:p text:style-name="Standard">‫شما</text:p>
      <text:p text:style-name="Standard">فردا</text:p>
      <text:p text:style-name="Standard">درس‬ </text:p>
      <text:p text:style-name="Standard">3 </text:p>
      <text:p text:style-name="Standard">урок</text:p>
      <text:p text:style-name="Standard">читаете</text:p>
      <text:p text:style-name="Standard">mixānid</text:p>
      <text:p text:style-name="Standard">нет</text:p>
      <text:p text:style-name="Standard">завтра</text:p>
      <text:p text:style-name="Standard">я</text:p>
      <text:p text:style-name="Standard">na</text:p>
      <text:p text:style-name="Standard">fardā</text:p>
      <text:p text:style-name="Standard">āzād</text:p>
      <text:p text:style-name="Standard">hastam</text:p>
      <text:p text:style-name="Standard">свободен</text:p>
      <text:p text:style-name="Standard">если</text:p>
      <text:p text:style-name="Standard">хотите</text:p>
      <text:p text:style-name="Standard">завтра</text:p>
      <text:p text:style-name="Standard">позвоните</text:p>
      <text:p text:style-name="Standard">/мне/</text:p>
      <text:p text:style-name="Standard">связь</text:p>
      <text:p text:style-name="Standard">возьмите</text:p>
      <text:p text:style-name="Standard">номер</text:p>
      <text:p text:style-name="Standard">телефона</text:p>
      <text:p text:style-name="Standard">гостиницы</text:p>
      <text:p text:style-name="Standard">азади</text:p>
      <text:p text:style-name="Standard">254</text:p>
      <text:p text:style-name="Standard">193</text:p>
      <text:p text:style-name="Standard">у</text:p>
      <text:p text:style-name="Standard">вас</text:p>
      <text:p text:style-name="Standard">есть</text:p>
      <text:p text:style-name="Standard">šomā</text:p>
      <text:p text:style-name="Standard">telefon</text:p>
      <text:p text:style-name="Standard">e </text:p>
      <text:p text:style-name="Standard">мобильный</text:p>
      <text:p text:style-name="Standard">телефон</text:p>
      <text:p text:style-name="Standard">hamrāh</text:p>
      <text:p text:style-name="Standard">dārid</text:p>
      <text:p text:style-name="Standard">hamrāh</text:p>
      <text:p text:style-name="Standard">—</text:p>
      <text:p text:style-name="Standard">спутник;</text:p>
      <text:p text:style-name="Standard">rāh</text:p>
      <text:p text:style-name="Standard">—</text:p>
      <text:p text:style-name="Standard">путь</text:p>
      <text:p text:style-name="Standard">мой</text:p>
      <text:p text:style-name="Standard">номер</text:p>
      <text:p text:style-name="Standard">627938</text:p>
      <text:p text:style-name="Standard">тогда</text:p>
      <text:p text:style-name="Standard">до</text:p>
      <text:p text:style-name="Standard">завтра</text:p>
      <text:p text:style-name="Standard">до </text:p>
      <text:p text:style-name="Standard">свидания</text:p>
      <text:p text:style-name="Standard">бог</text:p>
      <text:p text:style-name="Standard"><text:soft-page-break/>хранитель</text:p>
      <text:p text:style-name="Standard">господь</text:p>
      <text:p text:style-name="Standard">имеющий </text:p>
      <text:p text:style-name="Standard">наблюдение;</text:p>
      <text:p text:style-name="Standard">negah </text:p>
      <text:p text:style-name="Standard">—</text:p>
      <text:p text:style-name="Standard">взгляд</text:p>
      <text:p text:style-name="Standard">наблюдение</text:p>
      <text:p text:style-name="Standard">вторая</text:p>
      <text:p text:style-name="Standard">встреча </text:p>
      <text:p text:style-name="Standard">телефонный </text:p>
      <text:p text:style-name="Standard">разговор</text:p>
      <text:p text:style-name="Standard">между </text:p>
      <text:p text:style-name="Standard">иваном</text:p>
      <text:p text:style-name="Standard">и</text:p>
      <text:p text:style-name="Standard">афшином</text:p>
      <text:p text:style-name="Standard">господин</text:p>
      <text:p text:style-name="Standard">иван</text:p>
      <text:p text:style-name="Standard">это </text:p>
      <text:p text:style-name="Standard">я</text:p>
      <text:p text:style-name="Standard">афшин</text:p>
      <text:p text:style-name="Standard">как</text:p>
      <text:p text:style-name="Standard">вы</text:p>
      <text:p text:style-name="Standard">поживаете</text:p>
      <text:p text:style-name="Standard">у </text:p>
      <text:p text:style-name="Standard">вас</text:p>
      <text:p text:style-name="Standard">/все/</text:p>
      <text:p text:style-name="Standard">хорошо </text:p>
      <text:p text:style-name="Standard">xub</text:p>
      <text:p text:style-name="Standard">—</text:p>
      <text:p text:style-name="Standard">хорошо</text:p>
      <text:p text:style-name="Standard">когда</text:p>
      <text:p text:style-name="Standard">и</text:p>
      <text:p text:style-name="Standard">где </text:p>
      <text:p text:style-name="Standard">встретимся</text:p>
      <text:p text:style-name="Standard">в</text:p>
      <text:p text:style-name="Standard">10</text:p>
      <text:p text:style-name="Standard">часов</text:p>
      <text:p text:style-name="Standard">утра</text:p>
      <text:p text:style-name="Standard">рядом</text:p>
      <text:p text:style-name="Standard">со</text:p>
      <text:p text:style-name="Standard">станцией </text:p>
      <text:p text:style-name="Standard">‫مىخوانيد؟‬ </text:p>
      <text:p text:style-name="Standard">‫نه</text:p>
      <text:p text:style-name="Standard">فردا</text:p>
      <text:p text:style-name="Standard">آزاد</text:p>
      <text:p text:style-name="Standard">هستم‬ </text:p>
      <text:p text:style-name="Standard">agar</text:p>
      <text:p text:style-name="Standard">xāstid</text:p>
      <text:p text:style-name="Standard">fardā</text:p>
      <text:p text:style-name="Standard">‫اگر</text:p>
      <text:p text:style-name="Standard">خواستيد،</text:p>
      <text:p text:style-name="Standard">فردا</text:p>
      <text:p text:style-name="Standard">تماس‬ </text:p>
      <text:p text:style-name="Standard"><text:soft-page-break/>tamās</text:p>
      <text:p text:style-name="Standard">begirid</text:p>
      <text:p text:style-name="Standard">‫بگيرید‬ </text:p>
      <text:p text:style-name="Standard">šomāre</text:p>
      <text:p text:style-name="Standard">ye</text:p>
      <text:p text:style-name="Standard">telefon</text:p>
      <text:p text:style-name="Standard">e</text:p>
      <text:p text:style-name="Standard">‫شماره</text:p>
      <text:p text:style-name="Standard">تلفن</text:p>
      <text:p text:style-name="Standard">هتل</text:p>
      <text:p text:style-name="Standard">آزادى‬ </text:p>
      <text:p text:style-name="Standard">hotel</text:p>
      <text:p text:style-name="Standard">āzādi</text:p>
      <text:p text:style-name="Standard">do</text:p>
      <text:p text:style-name="Standard">panj</text:p>
      <text:p text:style-name="Standard">‫دو</text:p>
      <text:p text:style-name="Standard">پنج</text:p>
      <text:p text:style-name="Standard">جهار</text:p>
      <text:p text:style-name="Standard">یک</text:p>
      <text:p text:style-name="Standard">نه‬ </text:p>
      <text:p text:style-name="Standard">čahār</text:p>
      <text:p text:style-name="Standard">yek</text:p>
      <text:p text:style-name="Standard">noh</text:p>
      <text:p text:style-name="Standard">se</text:p>
      <text:p text:style-name="Standard">‫سه‬ </text:p>
      <text:p text:style-name="Standard">‫شما</text:p>
      <text:p text:style-name="Standard">تلفن</text:p>
      <text:p text:style-name="Standard">همراه</text:p>
      <text:p text:style-name="Standard">دارید؟‬ </text:p>
      <text:p text:style-name="Standard">šomāre</text:p>
      <text:p text:style-name="Standard">ye</text:p>
      <text:p text:style-name="Standard">man</text:p>
      <text:p text:style-name="Standard">šeš</text:p>
      <text:p text:style-name="Standard">‫شماره</text:p>
      <text:p text:style-name="Standard">من</text:p>
      <text:p text:style-name="Standard">شش</text:p>
      <text:p text:style-name="Standard">دو‬ </text:p>
      <text:p text:style-name="Standard">do</text:p>
      <text:p text:style-name="Standard">haft</text:p>
      <text:p text:style-name="Standard">noh</text:p>
      <text:p text:style-name="Standard">se</text:p>
      <text:p text:style-name="Standard">hašt</text:p>
      <text:p text:style-name="Standard">‫هفت</text:p>
      <text:p text:style-name="Standard">نه</text:p>
      <text:p text:style-name="Standard">سه</text:p>
      <text:p text:style-name="Standard">هشت‬ </text:p>
      <text:p text:style-name="Standard">pas</text:p>
      <text:p text:style-name="Standard">tā</text:p>
      <text:p text:style-name="Standard">fardā</text:p>
      <text:p text:style-name="Standard">xodā</text:p>
      <text:p text:style-name="Standard">‫پس،</text:p>
      <text:p text:style-name="Standard">تا</text:p>
      <text:p text:style-name="Standard">فردا</text:p>
      <text:p text:style-name="Standard">خدا</text:p>
      <text:p text:style-name="Standard"><text:soft-page-break/>نگهدار‬ </text:p>
      <text:p text:style-name="Standard">negahdār</text:p>
      <text:p text:style-name="Standard">didār</text:p>
      <text:p text:style-name="Standard">e</text:p>
      <text:p text:style-name="Standard">dov’vom</text:p>
      <text:p text:style-name="Standard">‫دیدار</text:p>
      <text:p text:style-name="Standard">دوم‬ </text:p>
      <text:p text:style-name="Standard">tamās</text:p>
      <text:p text:style-name="Standard">e</text:p>
      <text:p text:style-name="Standard">telefoni</text:p>
      <text:p text:style-name="Standard">‫تماس</text:p>
      <text:p text:style-name="Standard">تلفنى</text:p>
      <text:p text:style-name="Standard">ميان</text:p>
      <text:p text:style-name="Standard">ایوان</text:p>
      <text:p text:style-name="Standard">و‬ </text:p>
      <text:p text:style-name="Standard">miān</text:p>
      <text:p text:style-name="Standard">e</text:p>
      <text:p text:style-name="Standard">ivān</text:p>
      <text:p text:style-name="Standard">va</text:p>
      <text:p text:style-name="Standard">afšin</text:p>
      <text:p text:style-name="Standard">‫افشين‬ </text:p>
      <text:p text:style-name="Standard">āqā</text:p>
      <text:p text:style-name="Standard">ye</text:p>
      <text:p text:style-name="Standard">ivān</text:p>
      <text:p text:style-name="Standard">man </text:p>
      <text:p text:style-name="Standard">afšin</text:p>
      <text:p text:style-name="Standard">hastam</text:p>
      <text:p text:style-name="Standard">šomā</text:p>
      <text:p text:style-name="Standard">xub</text:p>
      <text:p text:style-name="Standard">hastid</text:p>
      <text:p text:style-name="Standard">didār</text:p>
      <text:p text:style-name="Standard">e</text:p>
      <text:p text:style-name="Standard">mā</text:p>
      <text:p text:style-name="Standard">key</text:p>
      <text:p text:style-name="Standard">va </text:p>
      <text:p text:style-name="Standard">kojā</text:p>
      <text:p text:style-name="Standard">ast</text:p>
      <text:p text:style-name="Standard">dah</text:p>
      <text:p text:style-name="Standard">e</text:p>
      <text:p text:style-name="Standard">bāmdād</text:p>
      <text:p text:style-name="Standard">kenār</text:p>
      <text:p text:style-name="Standard">e</text:p>
      <text:p text:style-name="Standard">metro</text:p>
      <text:p text:style-name="Standard">‫آقاى</text:p>
      <text:p text:style-name="Standard">ایوان،</text:p>
      <text:p text:style-name="Standard">من</text:p>
      <text:p text:style-name="Standard">افشين‬ </text:p>
      <text:p text:style-name="Standard">‫هستم‬ </text:p>
      <text:p text:style-name="Standard">‫شما</text:p>
      <text:p text:style-name="Standard">خوب</text:p>
      <text:p text:style-name="Standard">هستيد؟‬ </text:p>
      <text:p text:style-name="Standard">‫دیدار</text:p>
      <text:p text:style-name="Standard">ما</text:p>
      <text:p text:style-name="Standard">آى</text:p>
      <text:p text:style-name="Standard"><text:soft-page-break/>و</text:p>
      <text:p text:style-name="Standard">آجا</text:p>
      <text:p text:style-name="Standard">است؟‬ </text:p>
      <text:p text:style-name="Standard">‫ده</text:p>
      <text:p text:style-name="Standard">بامداد</text:p>
      <text:p text:style-name="Standard">آنار</text:p>
      <text:p text:style-name="Standard">مترو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 </text:p>
      <text:p text:style-name="Standard">метро</text:p>
      <text:p text:style-name="Standard">kenār</text:p>
      <text:p text:style-name="Standard">— </text:p>
      <text:p text:style-name="Standard">сторона</text:p>
      <text:p text:style-name="Standard">бок</text:p>
      <text:p text:style-name="Standard">какие</text:p>
      <text:p text:style-name="Standard">у</text:p>
      <text:p text:style-name="Standard">вас</text:p>
      <text:p text:style-name="Standard">планы</text:p>
      <text:p text:style-name="Standard">на </text:p>
      <text:p text:style-name="Standard">сегодня</text:p>
      <text:p text:style-name="Standard">barnāme</text:p>
      <text:p text:style-name="Standard">— </text:p>
      <text:p text:style-name="Standard">программа</text:p>
      <text:p text:style-name="Standard">1</text:p>
      <text:p text:style-name="Standard">посещение </text:p>
      <text:p text:style-name="Standard">исторического</text:p>
      <text:p text:style-name="Standard">музея </text:p>
      <text:p text:style-name="Standard">bāstān</text:p>
      <text:p text:style-name="Standard">—</text:p>
      <text:p text:style-name="Standard">старина; </text:p>
      <text:p text:style-name="Standard">šenās</text:p>
      <text:p text:style-name="Standard">—</text:p>
      <text:p text:style-name="Standard">знающий</text:p>
      <text:p text:style-name="Standard">2</text:p>
      <text:p text:style-name="Standard">посещение</text:p>
      <text:p text:style-name="Standard">базара </text:p>
      <text:p text:style-name="Standard">тегерана</text:p>
      <text:p text:style-name="Standard">3</text:p>
      <text:p text:style-name="Standard">ужин</text:p>
      <text:p text:style-name="Standard">в</text:p>
      <text:p text:style-name="Standard">ресторане </text:p>
      <text:p text:style-name="Standard">хома</text:p>
      <text:p text:style-name="Standard">название </text:p>
      <text:p text:style-name="Standard">мифической</text:p>
      <text:p text:style-name="Standard">птицы</text:p>
      <text:p text:style-name="Standard">хорошая</text:p>
      <text:p text:style-name="Standard">программа</text:p>
      <text:p text:style-name="Standard">я</text:p>
      <text:p text:style-name="Standard"><text:soft-page-break/>готов</text:p>
      <text:p text:style-name="Standard">сегодня</text:p>
      <text:p text:style-name="Standard">хорошая </text:p>
      <text:p text:style-name="Standard">погода</text:p>
      <text:p text:style-name="Standard">иран</text:p>
      <text:p text:style-name="Standard">—</text:p>
      <text:p text:style-name="Standard">cтрана </text:p>
      <text:p text:style-name="Standard">вечной</text:p>
      <text:p text:style-name="Standard">весны </text:p>
      <text:p text:style-name="Standard">sarzamin</text:p>
      <text:p text:style-name="Standard">—</text:p>
      <text:p text:style-name="Standard">область</text:p>
      <text:p text:style-name="Standard">территория;</text:p>
      <text:p text:style-name="Standard">sar</text:p>
      <text:p text:style-name="Standard">— </text:p>
      <text:p text:style-name="Standard">голова;</text:p>
      <text:p text:style-name="Standard">zamin</text:p>
      <text:p text:style-name="Standard">— </text:p>
      <text:p text:style-name="Standard">земля;</text:p>
      <text:p text:style-name="Standard">hamiše</text:p>
      <text:p text:style-name="Standard">— </text:p>
      <text:p text:style-name="Standard">всегда</text:p>
      <text:p text:style-name="Standard">поедем</text:p>
      <text:p text:style-name="Standard">на</text:p>
      <text:p text:style-name="Standard">автобусе </text:p>
      <text:p text:style-name="Standard">или</text:p>
      <text:p text:style-name="Standard">на</text:p>
      <text:p text:style-name="Standard">метро</text:p>
      <text:p text:style-name="Standard">лучше</text:p>
      <text:p text:style-name="Standard">на</text:p>
      <text:p text:style-name="Standard">автобусе</text:p>
      <text:p text:style-name="Standard">сколько</text:p>
      <text:p text:style-name="Standard">стоит</text:p>
      <text:p text:style-name="Standard">билет </text:p>
      <text:p text:style-name="Standard">цена</text:p>
      <text:p text:style-name="Standard">стоимость </text:p>
      <text:p text:style-name="Standard">билета</text:p>
      <text:p text:style-name="Standard">сколько </text:p>
      <text:p text:style-name="Standard">есть</text:p>
      <text:p text:style-name="Standard">500</text:p>
      <text:p text:style-name="Standard">риалов</text:p>
      <text:p text:style-name="Standard">как</text:p>
      <text:p text:style-name="Standard">называется</text:p>
      <text:p text:style-name="Standard">эта </text:p>
      <text:p text:style-name="Standard">улица</text:p>
      <text:p text:style-name="Standard">barnāme</text:p>
      <text:p text:style-name="Standard">ye</text:p>
      <text:p text:style-name="Standard">šomā</text:p>
      <text:p text:style-name="Standard">‫برنامه</text:p>
      <text:p text:style-name="Standard">شما</text:p>
      <text:p text:style-name="Standard">چيست؟‬ </text:p>
      <text:p text:style-name="Standard">čist</text:p>
      <text:p text:style-name="Standard">yek</text:p>
      <text:p text:style-name="Standard">bāzdid</text:p>
      <text:p text:style-name="Standard"><text:soft-page-break/>az</text:p>
      <text:p text:style-name="Standard">muze</text:p>
      <text:p text:style-name="Standard">‫یک</text:p>
      <text:p text:style-name="Standard">بازدید</text:p>
      <text:p text:style-name="Standard">از</text:p>
      <text:p text:style-name="Standard">موزه‬ </text:p>
      <text:p text:style-name="Standard">ye</text:p>
      <text:p text:style-name="Standard">bāstān</text:p>
      <text:p text:style-name="Standard">šenāsi</text:p>
      <text:p text:style-name="Standard">‫باستانشناسى‬ </text:p>
      <text:p text:style-name="Standard">do</text:p>
      <text:p text:style-name="Standard">bāzdid</text:p>
      <text:p text:style-name="Standard">az</text:p>
      <text:p text:style-name="Standard">bāzār</text:p>
      <text:p text:style-name="Standard">e</text:p>
      <text:p text:style-name="Standard">‫</text:p>
      <text:p text:style-name="Standard">دو</text:p>
      <text:p text:style-name="Standard">بازدید</text:p>
      <text:p text:style-name="Standard">از</text:p>
      <text:p text:style-name="Standard">بازار‬ </text:p>
      <text:p text:style-name="Standard">tehrān</text:p>
      <text:p text:style-name="Standard">‫تهران‬ </text:p>
      <text:p text:style-name="Standard">se</text:p>
      <text:p text:style-name="Standard">šām</text:p>
      <text:p text:style-name="Standard">dar</text:p>
      <text:p text:style-name="Standard">restorān</text:p>
      <text:p text:style-name="Standard">e</text:p>
      <text:p text:style-name="Standard">‫سه</text:p>
      <text:p text:style-name="Standard">شام</text:p>
      <text:p text:style-name="Standard">در</text:p>
      <text:p text:style-name="Standard">رستوران‬ </text:p>
      <text:p text:style-name="Standard">homā</text:p>
      <text:p text:style-name="Standard">‫هما‬ </text:p>
      <text:p text:style-name="Standard">barnāme</text:p>
      <text:p text:style-name="Standard">ye</text:p>
      <text:p text:style-name="Standard">xubi</text:p>
      <text:p text:style-name="Standard">ast</text:p>
      <text:p text:style-name="Standard">‫برنامه</text:p>
      <text:p text:style-name="Standard">خوبى</text:p>
      <text:p text:style-name="Standard">است‬ </text:p>
      <text:p text:style-name="Standard">man</text:p>
      <text:p text:style-name="Standard">āmāde</text:p>
      <text:p text:style-name="Standard">hastam</text:p>
      <text:p text:style-name="Standard">‫من</text:p>
      <text:p text:style-name="Standard">آماده</text:p>
      <text:p text:style-name="Standard">هستم‬ </text:p>
      <text:p text:style-name="Standard">emruz</text:p>
      <text:p text:style-name="Standard">havā</text:p>
      <text:p text:style-name="Standard">xub</text:p>
      <text:p text:style-name="Standard">ast</text:p>
      <text:p text:style-name="Standard">‫امروز</text:p>
      <text:p text:style-name="Standard">هوا</text:p>
      <text:p text:style-name="Standard">خوب</text:p>
      <text:p text:style-name="Standard">است‬ </text:p>
      <text:p text:style-name="Standard"><text:soft-page-break/>irān</text:p>
      <text:p text:style-name="Standard">sarzamin</text:p>
      <text:p text:style-name="Standard">e</text:p>
      <text:p text:style-name="Standard">‫ایران</text:p>
      <text:p text:style-name="Standard">سرزمين</text:p>
      <text:p text:style-name="Standard">هميشه‬ </text:p>
      <text:p text:style-name="Standard">hamiše</text:p>
      <text:p text:style-name="Standard">bahār</text:p>
      <text:p text:style-name="Standard">ast</text:p>
      <text:p text:style-name="Standard">‫بهار</text:p>
      <text:p text:style-name="Standard">است‬ </text:p>
      <text:p text:style-name="Standard">bā</text:p>
      <text:p text:style-name="Standard">otobus</text:p>
      <text:p text:style-name="Standard">beravim</text:p>
      <text:p text:style-name="Standard">yā</text:p>
      <text:p text:style-name="Standard">‫با</text:p>
      <text:p text:style-name="Standard">اتوبوس</text:p>
      <text:p text:style-name="Standard">برویم</text:p>
      <text:p text:style-name="Standard">یا</text:p>
      <text:p text:style-name="Standard">با‬ </text:p>
      <text:p text:style-name="Standard">bā</text:p>
      <text:p text:style-name="Standard">metro</text:p>
      <text:p text:style-name="Standard">‫مترو؟‬ </text:p>
      <text:p text:style-name="Standard">bā</text:p>
      <text:p text:style-name="Standard">otobus</text:p>
      <text:p text:style-name="Standard">behtar</text:p>
      <text:p text:style-name="Standard">ast</text:p>
      <text:p text:style-name="Standard">‫با</text:p>
      <text:p text:style-name="Standard">اتوبوس</text:p>
      <text:p text:style-name="Standard">بهتر</text:p>
      <text:p text:style-name="Standard">است‬ </text:p>
      <text:p text:style-name="Standard">bahā</text:p>
      <text:p text:style-name="Standard">ye</text:p>
      <text:p text:style-name="Standard">belit</text:p>
      <text:p text:style-name="Standard">čand</text:p>
      <text:p text:style-name="Standard">‫بهاى</text:p>
      <text:p text:style-name="Standard">بليت</text:p>
      <text:p text:style-name="Standard">چند</text:p>
      <text:p text:style-name="Standard">است؟‬ </text:p>
      <text:p text:style-name="Standard">ast</text:p>
      <text:p text:style-name="Standard">pānsad</text:p>
      <text:p text:style-name="Standard">riāl</text:p>
      <text:p text:style-name="Standard">‫پانصد</text:p>
      <text:p text:style-name="Standard">ریال‬ </text:p>
      <text:p text:style-name="Standard">nām</text:p>
      <text:p text:style-name="Standard">e</text:p>
      <text:p text:style-name="Standard">in</text:p>
      <text:p text:style-name="Standard">xiābān</text:p>
      <text:p text:style-name="Standard">čist</text:p>
      <text:p text:style-name="Standard">‫نام</text:p>
      <text:p text:style-name="Standard">این</text:p>
      <text:p text:style-name="Standard">خيابان</text:p>
      <text:p text:style-name="Standard">چيست؟‬ </text:p>
      <text:p text:style-name="Standard">мультиязыковой</text:p>
      <text:p text:style-name="Standard"><text:soft-page-break/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 </text:p>
      <text:p text:style-name="Standard">улица</text:p>
      <text:p text:style-name="Standard">бахар</text:p>
      <text:p text:style-name="Standard">как</text:p>
      <text:p text:style-name="Standard">называется</text:p>
      <text:p text:style-name="Standard">это </text:p>
      <text:p text:style-name="Standard">здание</text:p>
      <text:p text:style-name="Standard">здание</text:p>
      <text:p text:style-name="Standard">фараби</text:p>
      <text:p text:style-name="Standard">музей</text:p>
      <text:p text:style-name="Standard">далеко</text:p>
      <text:p text:style-name="Standard">нет</text:p>
      <text:p text:style-name="Standard">близко</text:p>
      <text:p text:style-name="Standard">осталось</text:p>
      <text:p text:style-name="Standard">две </text:p>
      <text:p text:style-name="Standard">остановки</text:p>
      <text:p text:style-name="Standard">mānde</text:p>
      <text:p text:style-name="Standard">— </text:p>
      <text:p text:style-name="Standard">оставшийся</text:p>
      <text:p text:style-name="Standard">после</text:p>
      <text:p text:style-name="Standard">музея</text:p>
      <text:p text:style-name="Standard">поедем </text:p>
      <text:p text:style-name="Standard">на</text:p>
      <text:p text:style-name="Standard">рынок</text:p>
      <text:p text:style-name="Standard">какой</text:p>
      <text:p text:style-name="Standard">рынок</text:p>
      <text:p text:style-name="Standard">вам </text:p>
      <text:p text:style-name="Standard">нравится</text:p>
      <text:p text:style-name="Standard">любовь</text:p>
      <text:p text:style-name="Standard">дружбу</text:p>
      <text:p text:style-name="Standard">имеете;</text:p>
      <text:p text:style-name="Standard">dust </text:p>
      <text:p text:style-name="Standard">—</text:p>
      <text:p text:style-name="Standard">друг</text:p>
      <text:p text:style-name="Standard">ковровый</text:p>
      <text:p text:style-name="Standard">рынок</text:p>
      <text:p text:style-name="Standard">хочу</text:p>
      <text:p text:style-name="Standard">купить</text:p>
      <text:p text:style-name="Standard">ковер</text:p>
      <text:p text:style-name="Standard">дорогой</text:p>
      <text:p text:style-name="Standard">или </text:p>
      <text:p text:style-name="Standard">дешевый</text:p>
      <text:p text:style-name="Standard">в</text:p>
      <text:p text:style-name="Standard">ресторане</text:p>
      <text:p text:style-name="Standard">вам</text:p>
      <text:p text:style-name="Standard">нравится </text:p>
      <text:p text:style-name="Standard">иранская</text:p>
      <text:p text:style-name="Standard">кухня </text:p>
      <text:p text:style-name="Standard"><text:soft-page-break/>āšpaz</text:p>
      <text:p text:style-name="Standard">—</text:p>
      <text:p text:style-name="Standard">повар</text:p>
      <text:p text:style-name="Standard">готовящий</text:p>
      <text:p text:style-name="Standard">пищу; </text:p>
      <text:p text:style-name="Standard">āš</text:p>
      <text:p text:style-name="Standard">—</text:p>
      <text:p text:style-name="Standard">еда</text:p>
      <text:p text:style-name="Standard">да</text:p>
      <text:p text:style-name="Standard">нравится</text:p>
      <text:p text:style-name="Standard">я</text:p>
      <text:p text:style-name="Standard">буду</text:p>
      <text:p text:style-name="Standard">есть</text:p>
      <text:p text:style-name="Standard">рыбу</text:p>
      <text:p text:style-name="Standard">вы</text:p>
      <text:p text:style-name="Standard">что</text:p>
      <text:p text:style-name="Standard">будете</text:p>
      <text:p text:style-name="Standard">есть</text:p>
      <text:p text:style-name="Standard">я</text:p>
      <text:p text:style-name="Standard">буду</text:p>
      <text:p text:style-name="Standard">чело</text:p>
      <text:p text:style-name="Standard">кебаб </text:p>
      <text:p text:style-name="Standard">čelo</text:p>
      <text:p text:style-name="Standard">—</text:p>
      <text:p text:style-name="Standard">вареный </text:p>
      <text:p text:style-name="Standard">рис</text:p>
      <text:p text:style-name="Standard">после</text:p>
      <text:p text:style-name="Standard">ужина</text:p>
      <text:p text:style-name="Standard">чай </text:p>
      <text:p text:style-name="Standard">будете</text:p>
      <text:p text:style-name="Standard">xiābān</text:p>
      <text:p text:style-name="Standard">e</text:p>
      <text:p text:style-name="Standard">bahār</text:p>
      <text:p text:style-name="Standard">‫خيابان</text:p>
      <text:p text:style-name="Standard">بهار‬ </text:p>
      <text:p text:style-name="Standard">nām</text:p>
      <text:p text:style-name="Standard">e</text:p>
      <text:p text:style-name="Standard">in</text:p>
      <text:p text:style-name="Standard">sāxtemān</text:p>
      <text:p text:style-name="Standard">‫نام</text:p>
      <text:p text:style-name="Standard">این</text:p>
      <text:p text:style-name="Standard">ساختمان</text:p>
      <text:p text:style-name="Standard">چيست؟‬ </text:p>
      <text:p text:style-name="Standard">čist</text:p>
      <text:p text:style-name="Standard">sāxtemān</text:p>
      <text:p text:style-name="Standard">e</text:p>
      <text:p text:style-name="Standard">fārābi</text:p>
      <text:p text:style-name="Standard">muze</text:p>
      <text:p text:style-name="Standard">dur</text:p>
      <text:p text:style-name="Standard">ast</text:p>
      <text:p text:style-name="Standard">na</text:p>
      <text:p text:style-name="Standard">nazdik</text:p>
      <text:p text:style-name="Standard">ast</text:p>
      <text:p text:style-name="Standard">do</text:p>
      <text:p text:style-name="Standard"><text:soft-page-break/>istgāh</text:p>
      <text:p text:style-name="Standard">mānde</text:p>
      <text:p text:style-name="Standard">pas</text:p>
      <text:p text:style-name="Standard">az</text:p>
      <text:p text:style-name="Standard">muze</text:p>
      <text:p text:style-name="Standard">miravim</text:p>
      <text:p text:style-name="Standard">‫پس</text:p>
      <text:p text:style-name="Standard">از</text:p>
      <text:p text:style-name="Standard">موزه</text:p>
      <text:p text:style-name="Standard">مىرویم‬ </text:p>
      <text:p text:style-name="Standard">bāzār</text:p>
      <text:p text:style-name="Standard">‫بازار‬ </text:p>
      <text:p text:style-name="Standard">šomā</text:p>
      <text:p text:style-name="Standard">kodām</text:p>
      <text:p text:style-name="Standard">bāzār</text:p>
      <text:p text:style-name="Standard">rā</text:p>
      <text:p text:style-name="Standard">‫شما</text:p>
      <text:p text:style-name="Standard">آدام</text:p>
      <text:p text:style-name="Standard">بازار</text:p>
      <text:p text:style-name="Standard">را</text:p>
      <text:p text:style-name="Standard">دوست‬ </text:p>
      <text:p text:style-name="Standard">dust</text:p>
      <text:p text:style-name="Standard">dārid</text:p>
      <text:p text:style-name="Standard">‫دارید؟‬ </text:p>
      <text:p text:style-name="Standard">bāzār</text:p>
      <text:p text:style-name="Standard">e</text:p>
      <text:p text:style-name="Standard">farš</text:p>
      <text:p text:style-name="Standard">mixāham</text:p>
      <text:p text:style-name="Standard">farš </text:p>
      <text:p text:style-name="Standard">bexaram</text:p>
      <text:p text:style-name="Standard">gerān</text:p>
      <text:p text:style-name="Standard">yā</text:p>
      <text:p text:style-name="Standard">arzān</text:p>
      <text:p text:style-name="Standard">‫ساختمان</text:p>
      <text:p text:style-name="Standard">فارابى‬ </text:p>
      <text:p text:style-name="Standard">‫موزه</text:p>
      <text:p text:style-name="Standard">دور</text:p>
      <text:p text:style-name="Standard">است؟‬ </text:p>
      <text:p text:style-name="Standard">‫نه</text:p>
      <text:p text:style-name="Standard">نزدیک</text:p>
      <text:p text:style-name="Standard">است‬ </text:p>
      <text:p text:style-name="Standard">‫دو</text:p>
      <text:p text:style-name="Standard">ایستگاه</text:p>
      <text:p text:style-name="Standard">مانده‬ </text:p>
      <text:p text:style-name="Standard">‫بازار</text:p>
      <text:p text:style-name="Standard">فرش‬ </text:p>
      <text:p text:style-name="Standard">‫مىخواهم</text:p>
      <text:p text:style-name="Standard">فرش</text:p>
      <text:p text:style-name="Standard">بخرم‬ </text:p>
      <text:p text:style-name="Standard">‫گران</text:p>
      <text:p text:style-name="Standard">یا</text:p>
      <text:p text:style-name="Standard">ارزان؟‬ </text:p>
      <text:p text:style-name="Standard">dar</text:p>
      <text:p text:style-name="Standard">restorān</text:p>
      <text:p text:style-name="Standard"><text:soft-page-break/>‫در</text:p>
      <text:p text:style-name="Standard">رستوران‬ </text:p>
      <text:p text:style-name="Standard">šomā</text:p>
      <text:p text:style-name="Standard">āšpaz</text:p>
      <text:p text:style-name="Standard">xāne</text:p>
      <text:p text:style-name="Standard">ye</text:p>
      <text:p text:style-name="Standard">‫شما</text:p>
      <text:p text:style-name="Standard">آشپزخانه</text:p>
      <text:p text:style-name="Standard">ایرانى</text:p>
      <text:p text:style-name="Standard">را‬ </text:p>
      <text:p text:style-name="Standard">irāni</text:p>
      <text:p text:style-name="Standard">rā</text:p>
      <text:p text:style-name="Standard">dust</text:p>
      <text:p text:style-name="Standard">dārid</text:p>
      <text:p text:style-name="Standard">‫دوست</text:p>
      <text:p text:style-name="Standard">دارید؟‬ </text:p>
      <text:p text:style-name="Standard">āri</text:p>
      <text:p text:style-name="Standard">dust</text:p>
      <text:p text:style-name="Standard">dāram</text:p>
      <text:p text:style-name="Standard">‫آرى</text:p>
      <text:p text:style-name="Standard">دوست</text:p>
      <text:p text:style-name="Standard">دارم‬ </text:p>
      <text:p text:style-name="Standard">man</text:p>
      <text:p text:style-name="Standard">māhi</text:p>
      <text:p text:style-name="Standard">mixoram</text:p>
      <text:p text:style-name="Standard">‫من</text:p>
      <text:p text:style-name="Standard">ماهى</text:p>
      <text:p text:style-name="Standard">مىخورم‬ </text:p>
      <text:p text:style-name="Standard">šomā</text:p>
      <text:p text:style-name="Standard">če</text:p>
      <text:p text:style-name="Standard">mixorid</text:p>
      <text:p text:style-name="Standard">‫شما</text:p>
      <text:p text:style-name="Standard">چه</text:p>
      <text:p text:style-name="Standard">مىخورید؟‬ </text:p>
      <text:p text:style-name="Standard">man</text:p>
      <text:p text:style-name="Standard">čelo</text:p>
      <text:p text:style-name="Standard">kabāb”</text:p>
      <text:p text:style-name="Standard">‫من</text:p>
      <text:p text:style-name="Standard">چلوآباب</text:p>
      <text:p text:style-name="Standard">مىخورم‬ </text:p>
      <text:p text:style-name="Standard">mixoram</text:p>
      <text:p text:style-name="Standard">pas</text:p>
      <text:p text:style-name="Standard">az</text:p>
      <text:p text:style-name="Standard">šām</text:p>
      <text:p text:style-name="Standard">čāy </text:p>
      <text:p text:style-name="Standard">minušid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پس</text:p>
      <text:p text:style-name="Standard"><text:soft-page-break/>از</text:p>
      <text:p text:style-name="Standard">شام</text:p>
      <text:p text:style-name="Standard">چاى‬ </text:p>
      <text:p text:style-name="Standard">‫مىنوشيد؟‬ </text:p>
      <text:p text:style-name="Standard">6 </text:p>
      <text:p text:style-name="Standard">чай</text:p>
      <text:p text:style-name="Standard">с</text:p>
      <text:p text:style-name="Standard">сахаром</text:p>
      <text:p text:style-name="Standard">или </text:p>
      <text:p text:style-name="Standard">без</text:p>
      <text:p text:style-name="Standard">сахара</text:p>
      <text:p text:style-name="Standard">угощайтесь </text:p>
      <text:p text:style-name="Standard">приказывайте</text:p>
      <text:p text:style-name="Standard">= </text:p>
      <text:p text:style-name="Standard">пожалуйста</text:p>
      <text:p text:style-name="Standard">приятного</text:p>
      <text:p text:style-name="Standard">аппетита </text:p>
      <text:p text:style-name="Standard">nuš</text:p>
      <text:p text:style-name="Standard">—</text:p>
      <text:p text:style-name="Standard">аппетит</text:p>
      <text:p text:style-name="Standard">удовольствие</text:p>
      <text:p text:style-name="Standard">/от </text:p>
      <text:p text:style-name="Standard">еды/</text:p>
      <text:p text:style-name="Standard">третья</text:p>
      <text:p text:style-name="Standard">встреча </text:p>
      <text:p text:style-name="Standard">иван</text:p>
      <text:p text:style-name="Standard">извините</text:p>
      <text:p text:style-name="Standard">девушка</text:p>
      <text:p text:style-name="Standard">где </text:p>
      <text:p text:style-name="Standard">находится</text:p>
      <text:p text:style-name="Standard">агентство </text:p>
      <text:p text:style-name="Standard">хома</text:p>
      <text:p text:style-name="Standard">daftar</text:p>
      <text:p text:style-name="Standard">— </text:p>
      <text:p text:style-name="Standard">контора</text:p>
      <text:p text:style-name="Standard">офис</text:p>
      <text:p text:style-name="Standard">девушка</text:p>
      <text:p text:style-name="Standard">вы </text:p>
      <text:p text:style-name="Standard">прибыли</text:p>
      <text:p text:style-name="Standard">из </text:p>
      <text:p text:style-name="Standard">германии</text:p>
      <text:p text:style-name="Standard">иван</text:p>
      <text:p text:style-name="Standard">нет</text:p>
      <text:p text:style-name="Standard">я</text:p>
      <text:p text:style-name="Standard">приехал </text:p>
      <text:p text:style-name="Standard">из</text:p>
      <text:p text:style-name="Standard">россии</text:p>
      <text:p text:style-name="Standard">девушка</text:p>
      <text:p text:style-name="Standard">где </text:p>
      <text:p text:style-name="Standard">изучали</text:p>
      <text:p text:style-name="Standard">персидский </text:p>
      <text:p text:style-name="Standard">язык</text:p>
      <text:p text:style-name="Standard">yād</text:p>
      <text:p text:style-name="Standard">—</text:p>
      <text:p text:style-name="Standard"><text:soft-page-break/>память; </text:p>
      <text:p text:style-name="Standard">yād</text:p>
      <text:p text:style-name="Standard">gereftan</text:p>
      <text:p text:style-name="Standard">— </text:p>
      <text:p text:style-name="Standard">изучать</text:p>
      <text:p text:style-name="Standard">в</text:p>
      <text:p text:style-name="Standard">память </text:p>
      <text:p text:style-name="Standard">брать</text:p>
      <text:p text:style-name="Standard">иван</text:p>
      <text:p text:style-name="Standard">в</text:p>
      <text:p text:style-name="Standard">москве</text:p>
      <text:p text:style-name="Standard">частная</text:p>
      <text:p text:style-name="Standard">школа</text:p>
      <text:p text:style-name="Standard">ильи </text:p>
      <text:p text:style-name="Standard">франка</text:p>
      <text:p text:style-name="Standard">āzād</text:p>
      <text:p text:style-name="Standard">— </text:p>
      <text:p text:style-name="Standard">свободный</text:p>
      <text:p text:style-name="Standard">девушка</text:p>
      <text:p text:style-name="Standard">добро </text:p>
      <text:p text:style-name="Standard">пожаловать </text:p>
      <text:p text:style-name="Standard">хорошо</text:p>
      <text:p text:style-name="Standard">пришли</text:p>
      <text:p text:style-name="Standard">меня</text:p>
      <text:p text:style-name="Standard">зовут</text:p>
      <text:p text:style-name="Standard">лале</text:p>
      <text:p text:style-name="Standard">иван</text:p>
      <text:p text:style-name="Standard">спасибо</text:p>
      <text:p text:style-name="Standard">я </text:p>
      <text:p text:style-name="Standard">čāy</text:p>
      <text:p text:style-name="Standard">bā</text:p>
      <text:p text:style-name="Standard">šekar</text:p>
      <text:p text:style-name="Standard">yā</text:p>
      <text:p text:style-name="Standard">bi </text:p>
      <text:p text:style-name="Standard">šekar</text:p>
      <text:p text:style-name="Standard">befarmāid</text:p>
      <text:p text:style-name="Standard">‫چاى</text:p>
      <text:p text:style-name="Standard">با</text:p>
      <text:p text:style-name="Standard">شكر</text:p>
      <text:p text:style-name="Standard">یا</text:p>
      <text:p text:style-name="Standard">بى</text:p>
      <text:p text:style-name="Standard">شكر؟‬ </text:p>
      <text:p text:style-name="Standard">‫بفرمایيد‬ </text:p>
      <text:p text:style-name="Standard">nuš</text:p>
      <text:p text:style-name="Standard">e</text:p>
      <text:p text:style-name="Standard">jān</text:p>
      <text:p text:style-name="Standard">didār</text:p>
      <text:p text:style-name="Standard">e</text:p>
      <text:p text:style-name="Standard">sov’vom </text:p>
      <text:p text:style-name="Standard">bebaxšid</text:p>
      <text:p text:style-name="Standard">doxtar </text:p>
      <text:p text:style-name="Standard">xānom</text:p>
      <text:p text:style-name="Standard">daftar</text:p>
      <text:p text:style-name="Standard">e </text:p>
      <text:p text:style-name="Standard"><text:soft-page-break/>homā</text:p>
      <text:p text:style-name="Standard">kojā</text:p>
      <text:p text:style-name="Standard">ast</text:p>
      <text:p text:style-name="Standard">šomā</text:p>
      <text:p text:style-name="Standard">az</text:p>
      <text:p text:style-name="Standard">ālmān </text:p>
      <text:p text:style-name="Standard">āmadid</text:p>
      <text:p text:style-name="Standard">‫نوش</text:p>
      <text:p text:style-name="Standard">جان‬ </text:p>
      <text:p text:style-name="Standard">‫دیدار</text:p>
      <text:p text:style-name="Standard">سوم‬ </text:p>
      <text:p text:style-name="Standard">‫ببخشيد</text:p>
      <text:p text:style-name="Standard">دختر</text:p>
      <text:p text:style-name="Standard">خانم</text:p>
      <text:p text:style-name="Standard">دفتر‬ </text:p>
      <text:p text:style-name="Standard">‫هما</text:p>
      <text:p text:style-name="Standard">آجا</text:p>
      <text:p text:style-name="Standard">است؟‬ </text:p>
      <text:p text:style-name="Standard">‫شما</text:p>
      <text:p text:style-name="Standard">از</text:p>
      <text:p text:style-name="Standard">آلمان</text:p>
      <text:p text:style-name="Standard">آمدید؟‬ </text:p>
      <text:p text:style-name="Standard">na</text:p>
      <text:p text:style-name="Standard">man</text:p>
      <text:p text:style-name="Standard">az</text:p>
      <text:p text:style-name="Standard">rusiye</text:p>
      <text:p text:style-name="Standard">‫نه</text:p>
      <text:p text:style-name="Standard">من</text:p>
      <text:p text:style-name="Standard">از</text:p>
      <text:p text:style-name="Standard">روسيه</text:p>
      <text:p text:style-name="Standard">آمدم‬ </text:p>
      <text:p text:style-name="Standard">āmadam</text:p>
      <text:p text:style-name="Standard">zabān</text:p>
      <text:p text:style-name="Standard">e</text:p>
      <text:p text:style-name="Standard">fārsi</text:p>
      <text:p text:style-name="Standard">rā</text:p>
      <text:p text:style-name="Standard">kojā</text:p>
      <text:p text:style-name="Standard">yād</text:p>
      <text:p text:style-name="Standard">gereftid</text:p>
      <text:p text:style-name="Standard">dar</text:p>
      <text:p text:style-name="Standard">mosko</text:p>
      <text:p text:style-name="Standard">‫در</text:p>
      <text:p text:style-name="Standard">مسكو</text:p>
      <text:p text:style-name="Standard">آموزشگاه</text:p>
      <text:p text:style-name="Standard">آزاد‬ </text:p>
      <text:p text:style-name="Standard">āmuzešgāh</text:p>
      <text:p text:style-name="Standard">e</text:p>
      <text:p text:style-name="Standard">āzād</text:p>
      <text:p text:style-name="Standard">e</text:p>
      <text:p text:style-name="Standard">‫ایليا</text:p>
      <text:p text:style-name="Standard">فرانک‬ </text:p>
      <text:p text:style-name="Standard">ilyā</text:p>
      <text:p text:style-name="Standard">frānk</text:p>
      <text:p text:style-name="Standard">xoš</text:p>
      <text:p text:style-name="Standard"><text:soft-page-break/>āmadid</text:p>
      <text:p text:style-name="Standard">nām</text:p>
      <text:p text:style-name="Standard">e</text:p>
      <text:p text:style-name="Standard">‫خوش</text:p>
      <text:p text:style-name="Standard">آمدید</text:p>
      <text:p text:style-name="Standard">نام</text:p>
      <text:p text:style-name="Standard">من</text:p>
      <text:p text:style-name="Standard">لاله‬ </text:p>
      <text:p text:style-name="Standard">man</text:p>
      <text:p text:style-name="Standard">lāle</text:p>
      <text:p text:style-name="Standard">ast</text:p>
      <text:p text:style-name="Standard">‫است‬ </text:p>
      <text:p text:style-name="Standard">sepāsgozāram</text:p>
      <text:p text:style-name="Standard">man</text:p>
      <text:p text:style-name="Standard">‫سپاسگزارم</text:p>
      <text:p text:style-name="Standard">من</text:p>
      <text:p text:style-name="Standard">ایوان‬ </text:p>
      <text:p text:style-name="Standard">‫زبان</text:p>
      <text:p text:style-name="Standard">فارسى</text:p>
      <text:p text:style-name="Standard">را</text:p>
      <text:p text:style-name="Standard">آجا</text:p>
      <text:p text:style-name="Standard">یاد‬ </text:p>
      <text:p text:style-name="Standard">‫گرفتيد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 </text:p>
      <text:p text:style-name="Standard">иван</text:p>
      <text:p text:style-name="Standard">sepās</text:p>
      <text:p text:style-name="Standard">— </text:p>
      <text:p text:style-name="Standard">восхваление; </text:p>
      <text:p text:style-name="Standard">благодарность; </text:p>
      <text:p text:style-name="Standard">gozāštan</text:p>
      <text:p text:style-name="Standard">—</text:p>
      <text:p text:style-name="Standard">класть</text:p>
      <text:p text:style-name="Standard">оставлять; </text:p>
      <text:p text:style-name="Standard">выполнять</text:p>
      <text:p text:style-name="Standard">лале</text:p>
      <text:p text:style-name="Standard">сколько </text:p>
      <text:p text:style-name="Standard">времени</text:p>
      <text:p text:style-name="Standard">до</text:p>
      <text:p text:style-name="Standard">когда</text:p>
      <text:p text:style-name="Standard">вы</text:p>
      <text:p text:style-name="Standard">будете</text:p>
      <text:p text:style-name="Standard">в</text:p>
      <text:p text:style-name="Standard">иране</text:p>
      <text:p text:style-name="Standard">иван</text:p>
      <text:p text:style-name="Standard">до</text:p>
      <text:p text:style-name="Standard">следующей </text:p>
      <text:p text:style-name="Standard">недели</text:p>
      <text:p text:style-name="Standard"><text:soft-page-break/>лале</text:p>
      <text:p text:style-name="Standard">какие</text:p>
      <text:p text:style-name="Standard">города </text:p>
      <text:p text:style-name="Standard">вы</text:p>
      <text:p text:style-name="Standard">посетили </text:p>
      <text:p text:style-name="Standard">посещение </text:p>
      <text:p text:style-name="Standard">сделали</text:p>
      <text:p text:style-name="Standard">иван</text:p>
      <text:p text:style-name="Standard">хочу</text:p>
      <text:p text:style-name="Standard">поехать</text:p>
      <text:p text:style-name="Standard">в </text:p>
      <text:p text:style-name="Standard">шираз</text:p>
      <text:p text:style-name="Standard">лале</text:p>
      <text:p text:style-name="Standard">почему </text:p>
      <text:p text:style-name="Standard">именно</text:p>
      <text:p text:style-name="Standard">в</text:p>
      <text:p text:style-name="Standard">шираз</text:p>
      <text:p text:style-name="Standard">иван</text:p>
      <text:p text:style-name="Standard">хочу</text:p>
      <text:p text:style-name="Standard">посетить </text:p>
      <text:p text:style-name="Standard">персеполь</text:p>
      <text:p text:style-name="Standard">лале</text:p>
      <text:p text:style-name="Standard">древний</text:p>
      <text:p text:style-name="Standard">город </text:p>
      <text:p text:style-name="Standard">персеполь</text:p>
      <text:p text:style-name="Standard">трон</text:p>
      <text:p text:style-name="Standard">престол </text:p>
      <text:p text:style-name="Standard">джамшида</text:p>
      <text:p text:style-name="Standard">иван</text:p>
      <text:p text:style-name="Standard">где</text:p>
      <text:p text:style-name="Standard">вы </text:p>
      <text:p text:style-name="Standard">работаете</text:p>
      <text:p text:style-name="Standard">делаете </text:p>
      <text:p text:style-name="Standard">работу</text:p>
      <text:p text:style-name="Standard">лале</text:p>
      <text:p text:style-name="Standard">я</text:p>
      <text:p text:style-name="Standard">работаю</text:p>
      <text:p text:style-name="Standard">в </text:p>
      <text:p text:style-name="Standard">бюро</text:p>
      <text:p text:style-name="Standard">путешествий</text:p>
      <text:p text:style-name="Standard">иван</text:p>
      <text:p text:style-name="Standard">вы</text:p>
      <text:p text:style-name="Standard">гид</text:p>
      <text:p text:style-name="Standard">пути </text:p>
      <text:p text:style-name="Standard">указатель</text:p>
      <text:p text:style-name="Standard">лале</text:p>
      <text:p text:style-name="Standard">если</text:p>
      <text:p text:style-name="Standard">вам </text:p>
      <text:p text:style-name="Standard">нужен</text:p>
      <text:p text:style-name="Standard">гид</text:p>
      <text:p text:style-name="Standard">нужду </text:p>
      <text:p text:style-name="Standard">имеете</text:p>
      <text:p text:style-name="Standard">я</text:p>
      <text:p text:style-name="Standard">готова</text:p>
      <text:p text:style-name="Standard"><text:soft-page-break/>лале</text:p>
      <text:p text:style-name="Standard">хома</text:p>
      <text:p text:style-name="Standard">летает </text:p>
      <text:p text:style-name="Standard">в</text:p>
      <text:p text:style-name="Standard">шираз</text:p>
      <text:p text:style-name="Standard">два</text:p>
      <text:p text:style-name="Standard">раза</text:p>
      <text:p text:style-name="Standard">в </text:p>
      <text:p text:style-name="Standard">ivān</text:p>
      <text:p text:style-name="Standard">hastam</text:p>
      <text:p text:style-name="Standard">tā</text:p>
      <text:p text:style-name="Standard">key</text:p>
      <text:p text:style-name="Standard">šomā</text:p>
      <text:p text:style-name="Standard">dar</text:p>
      <text:p text:style-name="Standard">irān </text:p>
      <text:p text:style-name="Standard">hastid</text:p>
      <text:p text:style-name="Standard">‫هستم‬ </text:p>
      <text:p text:style-name="Standard">‫تا</text:p>
      <text:p text:style-name="Standard">آى</text:p>
      <text:p text:style-name="Standard">شما</text:p>
      <text:p text:style-name="Standard">در</text:p>
      <text:p text:style-name="Standard">ایران‬ </text:p>
      <text:p text:style-name="Standard">‫هستيد؟‬ </text:p>
      <text:p text:style-name="Standard">tā</text:p>
      <text:p text:style-name="Standard">hafte</text:p>
      <text:p text:style-name="Standard">ye</text:p>
      <text:p text:style-name="Standard">āyande</text:p>
      <text:p text:style-name="Standard">‫تا</text:p>
      <text:p text:style-name="Standard">هفته</text:p>
      <text:p text:style-name="Standard">آینده‬ </text:p>
      <text:p text:style-name="Standard">az</text:p>
      <text:p text:style-name="Standard">kodām</text:p>
      <text:p text:style-name="Standard">šahr</text:p>
      <text:p text:style-name="Standard">hā</text:p>
      <text:p text:style-name="Standard">‫از</text:p>
      <text:p text:style-name="Standard">آدام</text:p>
      <text:p text:style-name="Standard">شهرها</text:p>
      <text:p text:style-name="Standard">بازدید‬ </text:p>
      <text:p text:style-name="Standard">bāzdid</text:p>
      <text:p text:style-name="Standard">kardid</text:p>
      <text:p text:style-name="Standard">‫آردید؟‬ </text:p>
      <text:p text:style-name="Standard">mixāham</text:p>
      <text:p text:style-name="Standard">be</text:p>
      <text:p text:style-name="Standard">širāz</text:p>
      <text:p text:style-name="Standard">‫مىخواهم</text:p>
      <text:p text:style-name="Standard">به</text:p>
      <text:p text:style-name="Standard">شيراز</text:p>
      <text:p text:style-name="Standard">بروم‬ </text:p>
      <text:p text:style-name="Standard">beravam</text:p>
      <text:p text:style-name="Standard">čerā</text:p>
      <text:p text:style-name="Standard">be</text:p>
      <text:p text:style-name="Standard">širāz</text:p>
      <text:p text:style-name="Standard">mixāham</text:p>
      <text:p text:style-name="Standard">az</text:p>
      <text:p text:style-name="Standard"><text:soft-page-break/>perspolis </text:p>
      <text:p text:style-name="Standard">bāzdid</text:p>
      <text:p text:style-name="Standard">konam</text:p>
      <text:p text:style-name="Standard">šahr</text:p>
      <text:p text:style-name="Standard">e</text:p>
      <text:p text:style-name="Standard">bāstāni</text:p>
      <text:p text:style-name="Standard">e </text:p>
      <text:p text:style-name="Standard">taxt</text:p>
      <text:p text:style-name="Standard">e</text:p>
      <text:p text:style-name="Standard">jamšid”</text:p>
      <text:p text:style-name="Standard">šomā</text:p>
      <text:p text:style-name="Standard">kojā</text:p>
      <text:p text:style-name="Standard">kār </text:p>
      <text:p text:style-name="Standard">mikonid</text:p>
      <text:p text:style-name="Standard">‫چرا</text:p>
      <text:p text:style-name="Standard">به</text:p>
      <text:p text:style-name="Standard">شيراز؟‬ </text:p>
      <text:p text:style-name="Standard">‫مىخواهم</text:p>
      <text:p text:style-name="Standard">از</text:p>
      <text:p text:style-name="Standard">پرسپوليس‬ </text:p>
      <text:p text:style-name="Standard">‫بازدید</text:p>
      <text:p text:style-name="Standard">آنم‬ </text:p>
      <text:p text:style-name="Standard">‫شهر</text:p>
      <text:p text:style-name="Standard">باستانى</text:p>
      <text:p text:style-name="Standard">تخت‬ </text:p>
      <text:p text:style-name="Standard">‫جمشيد‬ </text:p>
      <text:p text:style-name="Standard">‫شما</text:p>
      <text:p text:style-name="Standard">آجا</text:p>
      <text:p text:style-name="Standard">آار</text:p>
      <text:p text:style-name="Standard">مىآنيد؟‬ </text:p>
      <text:p text:style-name="Standard">man</text:p>
      <text:p text:style-name="Standard">dar</text:p>
      <text:p text:style-name="Standard">daftar</text:p>
      <text:p text:style-name="Standard">e</text:p>
      <text:p text:style-name="Standard">‫من</text:p>
      <text:p text:style-name="Standard">در</text:p>
      <text:p text:style-name="Standard">دفتر</text:p>
      <text:p text:style-name="Standard">جهانگردى‬ </text:p>
      <text:p text:style-name="Standard">jehān</text:p>
      <text:p text:style-name="Standard">gardi</text:p>
      <text:p text:style-name="Standard">kār</text:p>
      <text:p text:style-name="Standard">‫آار</text:p>
      <text:p text:style-name="Standard">مىآنم‬ </text:p>
      <text:p text:style-name="Standard">mikonam</text:p>
      <text:p text:style-name="Standard">šomā</text:p>
      <text:p text:style-name="Standard">rāhnamā</text:p>
      <text:p text:style-name="Standard">hastid</text:p>
      <text:p text:style-name="Standard">agar</text:p>
      <text:p text:style-name="Standard">rāhnamā</text:p>
      <text:p text:style-name="Standard">niāz</text:p>
      <text:p text:style-name="Standard">‫اگر</text:p>
      <text:p text:style-name="Standard">راهنما</text:p>
      <text:p text:style-name="Standard">نياز</text:p>
      <text:p text:style-name="Standard">دارید</text:p>
      <text:p text:style-name="Standard"><text:soft-page-break/>من‬ </text:p>
      <text:p text:style-name="Standard">dārid</text:p>
      <text:p text:style-name="Standard">man</text:p>
      <text:p text:style-name="Standard">āmāde</text:p>
      <text:p text:style-name="Standard">‫آماده</text:p>
      <text:p text:style-name="Standard">هستم‬ </text:p>
      <text:p text:style-name="Standard">hastam</text:p>
      <text:p text:style-name="Standard">homā”</text:p>
      <text:p text:style-name="Standard">ruzāne</text:p>
      <text:p text:style-name="Standard">do</text:p>
      <text:p text:style-name="Standard">parvāz</text:p>
      <text:p text:style-name="Standard">be</text:p>
      <text:p text:style-name="Standard">širāz</text:p>
      <text:p text:style-name="Standard">dārad</text:p>
      <text:p text:style-name="Standard">‫شما</text:p>
      <text:p text:style-name="Standard">راهنما</text:p>
      <text:p text:style-name="Standard">هستيد؟‬ </text:p>
      <text:p text:style-name="Standard">‫</text:p>
      <text:p text:style-name="Standard">هما</text:p>
      <text:p text:style-name="Standard">روزانه</text:p>
      <text:p text:style-name="Standard">دو</text:p>
      <text:p text:style-name="Standard">پرواز‬ </text:p>
      <text:p text:style-name="Standard">‫به</text:p>
      <text:p text:style-name="Standard">شيراز</text:p>
      <text:p text:style-name="Standard">دار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8 </text:p>
      <text:p text:style-name="Standard">день</text:p>
      <text:p text:style-name="Standard">ежедневно </text:p>
      <text:p text:style-name="Standard">имеет</text:p>
      <text:p text:style-name="Standard">два</text:p>
      <text:p text:style-name="Standard">полета</text:p>
      <text:p text:style-name="Standard">иван</text:p>
      <text:p text:style-name="Standard">тогда</text:p>
      <text:p text:style-name="Standard">завтра </text:p>
      <text:p text:style-name="Standard">вместе</text:p>
      <text:p text:style-name="Standard">улетаем</text:p>
      <text:p text:style-name="Standard">лале</text:p>
      <text:p text:style-name="Standard">тогда </text:p>
      <text:p text:style-name="Standard">встретимся</text:p>
      <text:p text:style-name="Standard">в </text:p>
      <text:p text:style-name="Standard">аэропорту</text:p>
      <text:p text:style-name="Standard">cпуска </text:p>
      <text:p text:style-name="Standard">место;</text:p>
      <text:p text:style-name="Standard">gāh</text:p>
      <text:p text:style-name="Standard">— </text:p>
      <text:p text:style-name="Standard">место</text:p>
      <text:p text:style-name="Standard">четвертая</text:p>
      <text:p text:style-name="Standard"><text:soft-page-break/>встреча</text:p>
      <text:p text:style-name="Standard">иван</text:p>
      <text:p text:style-name="Standard">и</text:p>
      <text:p text:style-name="Standard">лале</text:p>
      <text:p text:style-name="Standard">в</text:p>
      <text:p text:style-name="Standard">городе </text:p>
      <text:p text:style-name="Standard">ширазе</text:p>
      <text:p text:style-name="Standard">иван</text:p>
      <text:p text:style-name="Standard">как </text:p>
      <text:p text:style-name="Standard">называется</text:p>
      <text:p text:style-name="Standard">этот </text:p>
      <text:p text:style-name="Standard">аэропорт</text:p>
      <text:p text:style-name="Standard">лале</text:p>
      <text:p text:style-name="Standard">аэропорт </text:p>
      <text:p text:style-name="Standard">мехрабад”</text:p>
      <text:p text:style-name="Standard">иван</text:p>
      <text:p text:style-name="Standard">от</text:p>
      <text:p text:style-name="Standard">тегерана</text:p>
      <text:p text:style-name="Standard">до </text:p>
      <text:p text:style-name="Standard">шираза</text:p>
      <text:p text:style-name="Standard">сколько </text:p>
      <text:p text:style-name="Standard">километров</text:p>
      <text:p text:style-name="Standard">лале</text:p>
      <text:p text:style-name="Standard">800</text:p>
      <text:p text:style-name="Standard">км</text:p>
      <text:p text:style-name="Standard">иван</text:p>
      <text:p text:style-name="Standard">смотрите </text:p>
      <text:p text:style-name="Standard">взгляд</text:p>
      <text:p text:style-name="Standard">делайте</text:p>
      <text:p text:style-name="Standard">два</text:p>
      <text:p text:style-name="Standard">немецких </text:p>
      <text:p text:style-name="Standard">путешественника</text:p>
      <text:p text:style-name="Standard">лале</text:p>
      <text:p text:style-name="Standard">давайте</text:p>
      <text:p text:style-name="Standard">с</text:p>
      <text:p text:style-name="Standard">ними </text:p>
      <text:p text:style-name="Standard">познакомимся </text:p>
      <text:p text:style-name="Standard">знакомыми </text:p>
      <text:p text:style-name="Standard">станем</text:p>
      <text:p text:style-name="Standard">иван</text:p>
      <text:p text:style-name="Standard">вы</text:p>
      <text:p text:style-name="Standard">говорите </text:p>
      <text:p text:style-name="Standard">по</text:p>
      <text:p text:style-name="Standard">персидски </text:p>
      <text:p text:style-name="Standard">персидский</text:p>
      <text:p text:style-name="Standard">язык </text:p>
      <text:p text:style-name="Standard">знаете</text:p>
      <text:p text:style-name="Standard">pas</text:p>
      <text:p text:style-name="Standard">fardā</text:p>
      <text:p text:style-name="Standard">bā</text:p>
      <text:p text:style-name="Standard">ham </text:p>
      <text:p text:style-name="Standard">parvāz</text:p>
      <text:p text:style-name="Standard">mikonim</text:p>
      <text:p text:style-name="Standard">pas</text:p>
      <text:p text:style-name="Standard"><text:soft-page-break/>didār</text:p>
      <text:p text:style-name="Standard">e</text:p>
      <text:p text:style-name="Standard">mā</text:p>
      <text:p text:style-name="Standard">dar </text:p>
      <text:p text:style-name="Standard">forudgāh</text:p>
      <text:p text:style-name="Standard">ast</text:p>
      <text:p text:style-name="Standard">didār</text:p>
      <text:p text:style-name="Standard">e</text:p>
      <text:p text:style-name="Standard">čahārom</text:p>
      <text:p text:style-name="Standard">ivān</text:p>
      <text:p text:style-name="Standard">va</text:p>
      <text:p text:style-name="Standard">lāle</text:p>
      <text:p text:style-name="Standard">dar</text:p>
      <text:p text:style-name="Standard">šahr</text:p>
      <text:p text:style-name="Standard">e </text:p>
      <text:p text:style-name="Standard">širāz</text:p>
      <text:p text:style-name="Standard">nām</text:p>
      <text:p text:style-name="Standard">e</text:p>
      <text:p text:style-name="Standard">in</text:p>
      <text:p text:style-name="Standard">forudgāh </text:p>
      <text:p text:style-name="Standard">čist</text:p>
      <text:p text:style-name="Standard">‫پس،</text:p>
      <text:p text:style-name="Standard">فردا</text:p>
      <text:p text:style-name="Standard">با</text:p>
      <text:p text:style-name="Standard">هم</text:p>
      <text:p text:style-name="Standard">پرواز‬ </text:p>
      <text:p text:style-name="Standard">‫مىآنيم‬ </text:p>
      <text:p text:style-name="Standard">‫پس،</text:p>
      <text:p text:style-name="Standard">دیدار</text:p>
      <text:p text:style-name="Standard">ما</text:p>
      <text:p text:style-name="Standard">در</text:p>
      <text:p text:style-name="Standard">فرودگاه‬ </text:p>
      <text:p text:style-name="Standard">‫است‬ </text:p>
      <text:p text:style-name="Standard">‫دیدار</text:p>
      <text:p text:style-name="Standard">چهارم‬ </text:p>
      <text:p text:style-name="Standard">‫ایوان</text:p>
      <text:p text:style-name="Standard">و</text:p>
      <text:p text:style-name="Standard">لاله</text:p>
      <text:p text:style-name="Standard">در</text:p>
      <text:p text:style-name="Standard">شهر‬ </text:p>
      <text:p text:style-name="Standard">‫شيراز‬ </text:p>
      <text:p text:style-name="Standard">‫نام</text:p>
      <text:p text:style-name="Standard">این</text:p>
      <text:p text:style-name="Standard">فرودگاه</text:p>
      <text:p text:style-name="Standard">چيست؟‬ </text:p>
      <text:p text:style-name="Standard">forudgāh</text:p>
      <text:p text:style-name="Standard">e</text:p>
      <text:p text:style-name="Standard">‫از</text:p>
      <text:p text:style-name="Standard">تهران</text:p>
      <text:p text:style-name="Standard">تا</text:p>
      <text:p text:style-name="Standard">شيراز</text:p>
      <text:p text:style-name="Standard">چند‬ </text:p>
      <text:p text:style-name="Standard">mehr</text:p>
      <text:p text:style-name="Standard">ābād</text:p>
      <text:p text:style-name="Standard"><text:soft-page-break/>‫آيلومتر</text:p>
      <text:p text:style-name="Standard">است؟‬ </text:p>
      <text:p text:style-name="Standard">az</text:p>
      <text:p text:style-name="Standard">tehrān</text:p>
      <text:p text:style-name="Standard">ta</text:p>
      <text:p text:style-name="Standard">širāz</text:p>
      <text:p text:style-name="Standard">čand</text:p>
      <text:p text:style-name="Standard">kilumetr</text:p>
      <text:p text:style-name="Standard">ast</text:p>
      <text:p text:style-name="Standard">haštsad</text:p>
      <text:p text:style-name="Standard">kilumetr</text:p>
      <text:p text:style-name="Standard">ast</text:p>
      <text:p text:style-name="Standard">‫هشتصد</text:p>
      <text:p text:style-name="Standard">آيلومتر</text:p>
      <text:p text:style-name="Standard">است‬ </text:p>
      <text:p text:style-name="Standard">negāh</text:p>
      <text:p text:style-name="Standard">konid</text:p>
      <text:p text:style-name="Standard">do</text:p>
      <text:p text:style-name="Standard">‫نگاه</text:p>
      <text:p text:style-name="Standard">آنيد</text:p>
      <text:p text:style-name="Standard">دو</text:p>
      <text:p text:style-name="Standard">جهانگرد‬ </text:p>
      <text:p text:style-name="Standard">jehān</text:p>
      <text:p text:style-name="Standard">gard</text:p>
      <text:p text:style-name="Standard">ālmāni</text:p>
      <text:p text:style-name="Standard">‫آلمانى‬ </text:p>
      <text:p text:style-name="Standard">biyā</text:p>
      <text:p text:style-name="Standard">bā</text:p>
      <text:p text:style-name="Standard">ānhā</text:p>
      <text:p text:style-name="Standard">āšnā </text:p>
      <text:p text:style-name="Standard">šavim</text:p>
      <text:p text:style-name="Standard">šomā</text:p>
      <text:p text:style-name="Standard">zabān</text:p>
      <text:p text:style-name="Standard">e</text:p>
      <text:p text:style-name="Standard">fārsi </text:p>
      <text:p text:style-name="Standard">midānid</text:p>
      <text:p text:style-name="Standard">‫فرودگاه</text:p>
      <text:p text:style-name="Standard">مهرآباد‬ </text:p>
      <text:p text:style-name="Standard">‫بيا</text:p>
      <text:p text:style-name="Standard">با</text:p>
      <text:p text:style-name="Standard">آنها</text:p>
      <text:p text:style-name="Standard">آشنا</text:p>
      <text:p text:style-name="Standard">شویم‬ </text:p>
      <text:p text:style-name="Standard">‫شما</text:p>
      <text:p text:style-name="Standard">زبان</text:p>
      <text:p text:style-name="Standard">فارسى‬ </text:p>
      <text:p text:style-name="Standard">‫مىدانيد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<text:soft-page-break/>9 </text:p>
      <text:p text:style-name="Standard">путешественники</text:p>
      <text:p text:style-name="Standard">jehān</text:p>
      <text:p text:style-name="Standard">gardān</text:p>
      <text:p text:style-name="Standard">āri</text:p>
      <text:p text:style-name="Standard">‫جهانگردان</text:p>
      <text:p text:style-name="Standard">آرى</text:p>
      <text:p text:style-name="Standard">نام</text:p>
      <text:p text:style-name="Standard">من‬ </text:p>
      <text:p text:style-name="Standard">да</text:p>
      <text:p text:style-name="Standard">меня</text:p>
      <text:p text:style-name="Standard">зовут</text:p>
      <text:p text:style-name="Standard">nām</text:p>
      <text:p text:style-name="Standard">e</text:p>
      <text:p text:style-name="Standard">man</text:p>
      <text:p text:style-name="Standard">helmut</text:p>
      <text:p text:style-name="Standard">‫هلمت،</text:p>
      <text:p text:style-name="Standard">نام</text:p>
      <text:p text:style-name="Standard">دوستم</text:p>
      <text:p text:style-name="Standard">آاترینا‬ </text:p>
      <text:p text:style-name="Standard">гелмут</text:p>
      <text:p text:style-name="Standard">мою</text:p>
      <text:p text:style-name="Standard">подругу</text:p>
      <text:p text:style-name="Standard">nām</text:p>
      <text:p text:style-name="Standard">e</text:p>
      <text:p text:style-name="Standard">dustam</text:p>
      <text:p text:style-name="Standard">kātrinā</text:p>
      <text:p text:style-name="Standard">катрина</text:p>
      <text:p text:style-name="Standard">иван</text:p>
      <text:p text:style-name="Standard">где</text:p>
      <text:p text:style-name="Standard">вы</text:p>
      <text:p text:style-name="Standard">изучали</text:p>
      <text:p text:style-name="Standard">персидский</text:p>
      <text:p text:style-name="Standard">язык</text:p>
      <text:p text:style-name="Standard">гельмут</text:p>
      <text:p text:style-name="Standard">в</text:p>
      <text:p text:style-name="Standard">кельне</text:p>
      <text:p text:style-name="Standard">катрина</text:p>
      <text:p text:style-name="Standard">я</text:p>
      <text:p text:style-name="Standard">работаю</text:p>
      <text:p text:style-name="Standard">в</text:p>
      <text:p text:style-name="Standard">dw”</text:p>
      <text:p text:style-name="Standard">в</text:p>
      <text:p text:style-name="Standard">отделе</text:p>
      <text:p text:style-name="Standard">персидского</text:p>
      <text:p text:style-name="Standard">языка</text:p>
      <text:p text:style-name="Standard">лале</text:p>
      <text:p text:style-name="Standard">вы</text:p>
      <text:p text:style-name="Standard">тоже</text:p>
      <text:p text:style-name="Standard">летите</text:p>
      <text:p text:style-name="Standard">в</text:p>
      <text:p text:style-name="Standard">шираз</text:p>
      <text:p text:style-name="Standard">гельмот</text:p>
      <text:p text:style-name="Standard">да</text:p>
      <text:p text:style-name="Standard"><text:soft-page-break/>мы</text:p>
      <text:p text:style-name="Standard">хотим</text:p>
      <text:p text:style-name="Standard">написать</text:p>
      <text:p text:style-name="Standard">репортаж</text:p>
      <text:p text:style-name="Standard">о</text:p>
      <text:p text:style-name="Standard">персеполе</text:p>
      <text:p text:style-name="Standard">лале</text:p>
      <text:p text:style-name="Standard">персеполь</text:p>
      <text:p text:style-name="Standard">был</text:p>
      <text:p text:style-name="Standard">создан</text:p>
      <text:p text:style-name="Standard">созданным</text:p>
      <text:p text:style-name="Standard">стал</text:p>
      <text:p text:style-name="Standard">за</text:p>
      <text:p text:style-name="Standard">ранее</text:p>
      <text:p text:style-name="Standard">600</text:p>
      <text:p text:style-name="Standard">лет</text:p>
      <text:p text:style-name="Standard">до</text:p>
      <text:p text:style-name="Standard">нашей</text:p>
      <text:p text:style-name="Standard">эры</text:p>
      <text:p text:style-name="Standard">с</text:p>
      <text:p text:style-name="Standard">рождения</text:p>
      <text:p text:style-name="Standard">/иисуса</text:p>
      <text:p text:style-name="Standard">христа/</text:p>
      <text:p text:style-name="Standard">zabān</text:p>
      <text:p text:style-name="Standard">e</text:p>
      <text:p text:style-name="Standard">fārsi</text:p>
      <text:p text:style-name="Standard">rā</text:p>
      <text:p text:style-name="Standard">kojā</text:p>
      <text:p text:style-name="Standard">‫زبان</text:p>
      <text:p text:style-name="Standard">فارسى</text:p>
      <text:p text:style-name="Standard">را</text:p>
      <text:p text:style-name="Standard">آجا</text:p>
      <text:p text:style-name="Standard">یاد‬ </text:p>
      <text:p text:style-name="Standard">yād</text:p>
      <text:p text:style-name="Standard">gereftid</text:p>
      <text:p text:style-name="Standard">‫گرفتيد؟‬ </text:p>
      <text:p text:style-name="Standard">dar</text:p>
      <text:p text:style-name="Standard">koln</text:p>
      <text:p text:style-name="Standard">‫در</text:p>
      <text:p text:style-name="Standard">آلن‬ </text:p>
      <text:p text:style-name="Standard">man</text:p>
      <text:p text:style-name="Standard">dar</text:p>
      <text:p text:style-name="Standard">dw”</text:p>
      <text:p text:style-name="Standard">baxš</text:p>
      <text:p text:style-name="Standard">e</text:p>
      <text:p text:style-name="Standard">‫من</text:p>
      <text:p text:style-name="Standard">در</text:p>
      <text:p text:style-name="Standard">د</text:p>
      <text:p text:style-name="Standard">و</text:p>
      <text:p text:style-name="Standard">بخش‬ </text:p>
      <text:p text:style-name="Standard">zabān</text:p>
      <text:p text:style-name="Standard">e</text:p>
      <text:p text:style-name="Standard">fārsi</text:p>
      <text:p text:style-name="Standard">kār</text:p>
      <text:p text:style-name="Standard"><text:soft-page-break/>‫زبان</text:p>
      <text:p text:style-name="Standard">فارسى</text:p>
      <text:p text:style-name="Standard">آار</text:p>
      <text:p text:style-name="Standard">مىآنم‬ </text:p>
      <text:p text:style-name="Standard">mikonam</text:p>
      <text:p text:style-name="Standard">šomā</text:p>
      <text:p text:style-name="Standard">niz</text:p>
      <text:p text:style-name="Standard">be</text:p>
      <text:p text:style-name="Standard">širāz</text:p>
      <text:p text:style-name="Standard">parvāz</text:p>
      <text:p text:style-name="Standard">mikonid</text:p>
      <text:p text:style-name="Standard">āri</text:p>
      <text:p text:style-name="Standard">mā</text:p>
      <text:p text:style-name="Standard">mixāhim</text:p>
      <text:p text:style-name="Standard">dar</text:p>
      <text:p text:style-name="Standard">bāre</text:p>
      <text:p text:style-name="Standard">ye</text:p>
      <text:p text:style-name="Standard">perspolis</text:p>
      <text:p text:style-name="Standard">gozāreš</text:p>
      <text:p text:style-name="Standard">benevisim</text:p>
      <text:p text:style-name="Standard">taxt</text:p>
      <text:p text:style-name="Standard">e</text:p>
      <text:p text:style-name="Standard">jamšid</text:p>
      <text:p text:style-name="Standard">šešsad</text:p>
      <text:p text:style-name="Standard">‫تخت</text:p>
      <text:p text:style-name="Standard">جمشيد</text:p>
      <text:p text:style-name="Standard">ششصد</text:p>
      <text:p text:style-name="Standard">سال‬ </text:p>
      <text:p text:style-name="Standard">sāl</text:p>
      <text:p text:style-name="Standard">piš</text:p>
      <text:p text:style-name="Standard">az</text:p>
      <text:p text:style-name="Standard">milād</text:p>
      <text:p text:style-name="Standard">ābād</text:p>
      <text:p text:style-name="Standard">‫پيش</text:p>
      <text:p text:style-name="Standard">از</text:p>
      <text:p text:style-name="Standard">ميلاد</text:p>
      <text:p text:style-name="Standard">آباد</text:p>
      <text:p text:style-name="Standard">شد‬ </text:p>
      <text:p text:style-name="Standard">šod</text:p>
      <text:p text:style-name="Standard">четыре</text:p>
      <text:p text:style-name="Standard">čahār</text:p>
      <text:p text:style-name="Standard">jehān</text:p>
      <text:p text:style-name="Standard">gard</text:p>
      <text:p text:style-name="Standard">dar</text:p>
      <text:p text:style-name="Standard">‫چهار</text:p>
      <text:p text:style-name="Standard">جهانگرد</text:p>
      <text:p text:style-name="Standard">در‬ </text:p>
      <text:p text:style-name="Standard">путешественника</text:p>
      <text:p text:style-name="Standard">в</text:p>
      <text:p text:style-name="Standard">širāz</text:p>
      <text:p text:style-name="Standard">‫شيراز‬ </text:p>
      <text:p text:style-name="Standard">ширазе</text:p>
      <text:p text:style-name="Standard">иван</text:p>
      <text:p text:style-name="Standard">в</text:p>
      <text:p text:style-name="Standard"><text:soft-page-break/>какую</text:p>
      <text:p text:style-name="Standard">гостиницу</text:p>
      <text:p text:style-name="Standard">пойдем</text:p>
      <text:p text:style-name="Standard">mehmān</text:p>
      <text:p text:style-name="Standard">—</text:p>
      <text:p text:style-name="Standard">гость</text:p>
      <text:p text:style-name="Standard">лале</text:p>
      <text:p text:style-name="Standard">гостиница</text:p>
      <text:p text:style-name="Standard">парсиян</text:p>
      <text:p text:style-name="Standard">иван</text:p>
      <text:p text:style-name="Standard">я</text:p>
      <text:p text:style-name="Standard">хочу</text:p>
      <text:p text:style-name="Standard">посетить</text:p>
      <text:p text:style-name="Standard">выставку</text:p>
      <text:p text:style-name="Standard">цветов</text:p>
      <text:p text:style-name="Standard">namāyeš</text:p>
      <text:p text:style-name="Standard">—</text:p>
      <text:p text:style-name="Standard">показ</text:p>
      <text:p text:style-name="Standard">представление</text:p>
      <text:p text:style-name="Standard">катрина</text:p>
      <text:p text:style-name="Standard">шираз</text:p>
      <text:p text:style-name="Standard">—</text:p>
      <text:p text:style-name="Standard">be</text:p>
      <text:p text:style-name="Standard">kodām</text:p>
      <text:p text:style-name="Standard">mehmān</text:p>
      <text:p text:style-name="Standard">‫به</text:p>
      <text:p text:style-name="Standard">آدام</text:p>
      <text:p text:style-name="Standard">مهمانخانه‬ </text:p>
      <text:p text:style-name="Standard">xāne</text:p>
      <text:p text:style-name="Standard">beravim</text:p>
      <text:p text:style-name="Standard">‫برویم؟‬ </text:p>
      <text:p text:style-name="Standard">mehmān</text:p>
      <text:p text:style-name="Standard">xāne</text:p>
      <text:p text:style-name="Standard">ye </text:p>
      <text:p text:style-name="Standard">pārsiān</text:p>
      <text:p text:style-name="Standard">man</text:p>
      <text:p text:style-name="Standard">mixāham</text:p>
      <text:p text:style-name="Standard">az </text:p>
      <text:p text:style-name="Standard">namāyešgāh</text:p>
      <text:p text:style-name="Standard">e</text:p>
      <text:p text:style-name="Standard">gol </text:p>
      <text:p text:style-name="Standard">bāzdid</text:p>
      <text:p text:style-name="Standard">konam</text:p>
      <text:p text:style-name="Standard">širāz</text:p>
      <text:p text:style-name="Standard">šahr</text:p>
      <text:p text:style-name="Standard">e</text:p>
      <text:p text:style-name="Standard">gol</text:p>
      <text:p text:style-name="Standard">ast</text:p>
      <text:p text:style-name="Standard">‫شما</text:p>
      <text:p text:style-name="Standard">نيز</text:p>
      <text:p text:style-name="Standard">به</text:p>
      <text:p text:style-name="Standard">شيراز</text:p>
      <text:p text:style-name="Standard">پرواز‬ </text:p>
      <text:p text:style-name="Standard">‫مىآنيد؟‬ </text:p>
      <text:p text:style-name="Standard"><text:soft-page-break/>‫آرى</text:p>
      <text:p text:style-name="Standard">ما</text:p>
      <text:p text:style-name="Standard">مىخواهيم</text:p>
      <text:p text:style-name="Standard">در‬ </text:p>
      <text:p text:style-name="Standard">‫باره</text:p>
      <text:p text:style-name="Standard">پرسپوليس</text:p>
      <text:p text:style-name="Standard">گزارش‬ </text:p>
      <text:p text:style-name="Standard">‫بنویسيم‬ </text:p>
      <text:p text:style-name="Standard">‫مهمانخانه</text:p>
      <text:p text:style-name="Standard">پارسيان‬ </text:p>
      <text:p text:style-name="Standard">‫من</text:p>
      <text:p text:style-name="Standard">مىخواهم</text:p>
      <text:p text:style-name="Standard">از‬ </text:p>
      <text:p text:style-name="Standard">‫نمایشگاه</text:p>
      <text:p text:style-name="Standard">گل</text:p>
      <text:p text:style-name="Standard">بازدید</text:p>
      <text:p text:style-name="Standard">آنم‬ </text:p>
      <text:p text:style-name="Standard">‫شيراز</text:p>
      <text:p text:style-name="Standard">شهر</text:p>
      <text:p text:style-name="Standard">گل</text:p>
      <text:p text:style-name="Standard">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0 </text:p>
      <text:p text:style-name="Standard">город</text:p>
      <text:p text:style-name="Standard">цветов</text:p>
      <text:p text:style-name="Standard">лале</text:p>
      <text:p text:style-name="Standard">сколько</text:p>
      <text:p text:style-name="Standard">дней </text:p>
      <text:p text:style-name="Standard">вы</text:p>
      <text:p text:style-name="Standard">будете</text:p>
      <text:p text:style-name="Standard">останетесь</text:p>
      <text:p text:style-name="Standard">в </text:p>
      <text:p text:style-name="Standard">ширазе</text:p>
      <text:p text:style-name="Standard">гельмут</text:p>
      <text:p text:style-name="Standard">два</text:p>
      <text:p text:style-name="Standard">дня</text:p>
      <text:p text:style-name="Standard">затем</text:p>
      <text:p text:style-name="Standard">поедем</text:p>
      <text:p text:style-name="Standard">на </text:p>
      <text:p text:style-name="Standard">остров</text:p>
      <text:p text:style-name="Standard">киш</text:p>
      <text:p text:style-name="Standard">иван</text:p>
      <text:p text:style-name="Standard">где</text:p>
      <text:p text:style-name="Standard">находится </text:p>
      <text:p text:style-name="Standard">остров</text:p>
      <text:p text:style-name="Standard">киш</text:p>
      <text:p text:style-name="Standard">лале</text:p>
      <text:p text:style-name="Standard">в</text:p>
      <text:p text:style-name="Standard"><text:soft-page-break/>персидском </text:p>
      <text:p text:style-name="Standard">заливе</text:p>
      <text:p text:style-name="Standard">иван</text:p>
      <text:p text:style-name="Standard">персидский </text:p>
      <text:p text:style-name="Standard">залив</text:p>
      <text:p text:style-name="Standard">связан</text:p>
      <text:p text:style-name="Standard">с </text:p>
      <text:p text:style-name="Standard">индийским</text:p>
      <text:p text:style-name="Standard">океаном</text:p>
      <text:p text:style-name="Standard">связанный</text:p>
      <text:p text:style-name="Standard">есть</text:p>
      <text:p text:style-name="Standard">лале</text:p>
      <text:p text:style-name="Standard">после </text:p>
      <text:p text:style-name="Standard">посещения</text:p>
      <text:p text:style-name="Standard">острова </text:p>
      <text:p text:style-name="Standard">киш</text:p>
      <text:p text:style-name="Standard">куда</text:p>
      <text:p text:style-name="Standard">вы </text:p>
      <text:p text:style-name="Standard">поедете</text:p>
      <text:p text:style-name="Standard">гельмут</text:p>
      <text:p text:style-name="Standard">в</text:p>
      <text:p text:style-name="Standard">бахрейн</text:p>
      <text:p text:style-name="Standard">там</text:p>
      <text:p text:style-name="Standard">тоже</text:p>
      <text:p text:style-name="Standard">люди </text:p>
      <text:p text:style-name="Standard">разговаривают</text:p>
      <text:p text:style-name="Standard">на </text:p>
      <text:p text:style-name="Standard">персидском</text:p>
      <text:p text:style-name="Standard">беседу </text:p>
      <text:p text:style-name="Standard">говорят</text:p>
      <text:p text:style-name="Standard">катрина</text:p>
      <text:p text:style-name="Standard">персидский </text:p>
      <text:p text:style-name="Standard">язык</text:p>
      <text:p text:style-name="Standard">красивый</text:p>
      <text:p text:style-name="Standard">лале</text:p>
      <text:p text:style-name="Standard">и</text:p>
      <text:p text:style-name="Standard">древний</text:p>
      <text:p text:style-name="Standard">пятая</text:p>
      <text:p text:style-name="Standard">встреча </text:p>
      <text:p text:style-name="Standard">иван</text:p>
      <text:p text:style-name="Standard">плывет </text:p>
      <text:p text:style-name="Standard">отправляется</text:p>
      <text:p text:style-name="Standard">на </text:p>
      <text:p text:style-name="Standard">корабле</text:p>
      <text:p text:style-name="Standard">в</text:p>
      <text:p text:style-name="Standard">индию</text:p>
      <text:p text:style-name="Standard">иван</text:p>
      <text:p text:style-name="Standard">женщина</text:p>
      <text:p text:style-name="Standard">извините</text:p>
      <text:p text:style-name="Standard">как</text:p>
      <text:p text:style-name="Standard">попасть</text:p>
      <text:p text:style-name="Standard">в</text:p>
      <text:p text:style-name="Standard">порт </text:p>
      <text:p text:style-name="Standard">дорога</text:p>
      <text:p text:style-name="Standard"><text:soft-page-break/>в</text:p>
      <text:p text:style-name="Standard">порт </text:p>
      <text:p text:style-name="Standard">čand</text:p>
      <text:p text:style-name="Standard">ruz</text:p>
      <text:p text:style-name="Standard">dar</text:p>
      <text:p text:style-name="Standard">širāz </text:p>
      <text:p text:style-name="Standard">mimānid</text:p>
      <text:p text:style-name="Standard">‫چند</text:p>
      <text:p text:style-name="Standard">روز</text:p>
      <text:p text:style-name="Standard">در</text:p>
      <text:p text:style-name="Standard">شيراز‬ </text:p>
      <text:p text:style-name="Standard">‫مىمانيد؟‬ </text:p>
      <text:p text:style-name="Standard">do</text:p>
      <text:p text:style-name="Standard">ruz</text:p>
      <text:p text:style-name="Standard">sepas</text:p>
      <text:p text:style-name="Standard">miravim</text:p>
      <text:p text:style-name="Standard">‫دو</text:p>
      <text:p text:style-name="Standard">روز،</text:p>
      <text:p text:style-name="Standard">سپس</text:p>
      <text:p text:style-name="Standard">مىرویم‬ </text:p>
      <text:p text:style-name="Standard">jazire</text:p>
      <text:p text:style-name="Standard">ye</text:p>
      <text:p text:style-name="Standard">kiš</text:p>
      <text:p text:style-name="Standard">‫جزیره</text:p>
      <text:p text:style-name="Standard">آيش‬ </text:p>
      <text:p text:style-name="Standard">jazire</text:p>
      <text:p text:style-name="Standard">ye</text:p>
      <text:p text:style-name="Standard">kiš</text:p>
      <text:p text:style-name="Standard">kojā</text:p>
      <text:p text:style-name="Standard">ast</text:p>
      <text:p text:style-name="Standard">‫جزیره</text:p>
      <text:p text:style-name="Standard">آيش</text:p>
      <text:p text:style-name="Standard">آجا</text:p>
      <text:p text:style-name="Standard">است؟‬ </text:p>
      <text:p text:style-name="Standard">dar</text:p>
      <text:p text:style-name="Standard">xalij</text:p>
      <text:p text:style-name="Standard">e</text:p>
      <text:p text:style-name="Standard">fārs</text:p>
      <text:p text:style-name="Standard">‫در</text:p>
      <text:p text:style-name="Standard">خليج</text:p>
      <text:p text:style-name="Standard">فارس‬ </text:p>
      <text:p text:style-name="Standard">xalij</text:p>
      <text:p text:style-name="Standard">e</text:p>
      <text:p text:style-name="Standard">fārs</text:p>
      <text:p text:style-name="Standard">be</text:p>
      <text:p text:style-name="Standard">‫خليج</text:p>
      <text:p text:style-name="Standard">فارس</text:p>
      <text:p text:style-name="Standard">به</text:p>
      <text:p text:style-name="Standard">اقيانوس‬ </text:p>
      <text:p text:style-name="Standard">oqyānus</text:p>
      <text:p text:style-name="Standard">e</text:p>
      <text:p text:style-name="Standard">hend</text:p>
      <text:p text:style-name="Standard">‫هند</text:p>
      <text:p text:style-name="Standard">پيوسته</text:p>
      <text:p text:style-name="Standard"><text:soft-page-break/>است‬ </text:p>
      <text:p text:style-name="Standard">peyvaste</text:p>
      <text:p text:style-name="Standard">ast</text:p>
      <text:p text:style-name="Standard">pas</text:p>
      <text:p text:style-name="Standard">az</text:p>
      <text:p text:style-name="Standard">bāzdid</text:p>
      <text:p text:style-name="Standard">az</text:p>
      <text:p text:style-name="Standard">kiš</text:p>
      <text:p text:style-name="Standard">‫پس</text:p>
      <text:p text:style-name="Standard">از</text:p>
      <text:p text:style-name="Standard">بازدید</text:p>
      <text:p text:style-name="Standard">از</text:p>
      <text:p text:style-name="Standard">آيش‬ </text:p>
      <text:p text:style-name="Standard">kojā</text:p>
      <text:p text:style-name="Standard">miravid</text:p>
      <text:p text:style-name="Standard">‫آجا</text:p>
      <text:p text:style-name="Standard">مىروید؟‬ </text:p>
      <text:p text:style-name="Standard">be</text:p>
      <text:p text:style-name="Standard">bahreyn</text:p>
      <text:p text:style-name="Standard">dar</text:p>
      <text:p text:style-name="Standard">ānjā</text:p>
      <text:p text:style-name="Standard">‫به</text:p>
      <text:p text:style-name="Standard">بحرین</text:p>
      <text:p text:style-name="Standard">در</text:p>
      <text:p text:style-name="Standard">آنجا</text:p>
      <text:p text:style-name="Standard">نيز‬ </text:p>
      <text:p text:style-name="Standard">niz</text:p>
      <text:p text:style-name="Standard">mardom</text:p>
      <text:p text:style-name="Standard">be</text:p>
      <text:p text:style-name="Standard">zabān</text:p>
      <text:p text:style-name="Standard">‫مردم</text:p>
      <text:p text:style-name="Standard">به</text:p>
      <text:p text:style-name="Standard">زبان</text:p>
      <text:p text:style-name="Standard">فارسى‬ </text:p>
      <text:p text:style-name="Standard">e</text:p>
      <text:p text:style-name="Standard">fārsi</text:p>
      <text:p text:style-name="Standard">soxan</text:p>
      <text:p text:style-name="Standard">‫سخن</text:p>
      <text:p text:style-name="Standard">مىگویند‬ </text:p>
      <text:p text:style-name="Standard">miguyand</text:p>
      <text:p text:style-name="Standard">zabān</text:p>
      <text:p text:style-name="Standard">e</text:p>
      <text:p text:style-name="Standard">fārsi</text:p>
      <text:p text:style-name="Standard">zibā</text:p>
      <text:p text:style-name="Standard">ast</text:p>
      <text:p text:style-name="Standard">‫زبان</text:p>
      <text:p text:style-name="Standard">فارسى</text:p>
      <text:p text:style-name="Standard">زیبا</text:p>
      <text:p text:style-name="Standard">است‬ </text:p>
      <text:p text:style-name="Standard">va</text:p>
      <text:p text:style-name="Standard">bāstāni</text:p>
      <text:p text:style-name="Standard">didār</text:p>
      <text:p text:style-name="Standard">e</text:p>
      <text:p text:style-name="Standard">panjom </text:p>
      <text:p text:style-name="Standard"><text:soft-page-break/>ivān</text:p>
      <text:p text:style-name="Standard">bā</text:p>
      <text:p text:style-name="Standard">kešti</text:p>
      <text:p text:style-name="Standard">be</text:p>
      <text:p text:style-name="Standard">hend </text:p>
      <text:p text:style-name="Standard">miravad</text:p>
      <text:p text:style-name="Standard">‫و</text:p>
      <text:p text:style-name="Standard">باستانى‬ </text:p>
      <text:p text:style-name="Standard">‫دیدار</text:p>
      <text:p text:style-name="Standard">پنجم‬ </text:p>
      <text:p text:style-name="Standard">‫ایوان</text:p>
      <text:p text:style-name="Standard">با</text:p>
      <text:p text:style-name="Standard">آشتى</text:p>
      <text:p text:style-name="Standard">به</text:p>
      <text:p text:style-name="Standard">هند‬ </text:p>
      <text:p text:style-name="Standard">‫مىرود‬ </text:p>
      <text:p text:style-name="Standard">xānom</text:p>
      <text:p text:style-name="Standard">bebaxšid</text:p>
      <text:p text:style-name="Standard">rāh</text:p>
      <text:p text:style-name="Standard">e</text:p>
      <text:p text:style-name="Standard">bandar</text:p>
      <text:p text:style-name="Standard">kojā</text:p>
      <text:p text:style-name="Standard">ast</text:p>
      <text:p text:style-name="Standard">‫خانم</text:p>
      <text:p text:style-name="Standard">ببخشيد‬ </text:p>
      <text:p text:style-name="Standard">‫راه</text:p>
      <text:p text:style-name="Standard">بندر</text:p>
      <text:p text:style-name="Standard">آجا</text:p>
      <text:p text:style-name="Standard">است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1 </text:p>
      <text:p text:style-name="Standard">где</text:p>
      <text:p text:style-name="Standard">женщина</text:p>
      <text:p text:style-name="Standard">извините</text:p>
      <text:p text:style-name="Standard">не</text:p>
      <text:p text:style-name="Standard">знаю</text:p>
      <text:p text:style-name="Standard">иван</text:p>
      <text:p text:style-name="Standard">мужчина</text:p>
      <text:p text:style-name="Standard">скажите</text:p>
      <text:p text:style-name="Standard">просьбу</text:p>
      <text:p text:style-name="Standard">пожелание</text:p>
      <text:p text:style-name="Standard">делаю</text:p>
      <text:p text:style-name="Standard">пожалуйста</text:p>
      <text:p text:style-name="Standard">как </text:p>
      <text:p text:style-name="Standard">попасть</text:p>
      <text:p text:style-name="Standard">в</text:p>
      <text:p text:style-name="Standard">порт </text:p>
      <text:p text:style-name="Standard">дорога</text:p>
      <text:p text:style-name="Standard"><text:soft-page-break/>в</text:p>
      <text:p text:style-name="Standard">порт </text:p>
      <text:p text:style-name="Standard">где</text:p>
      <text:p text:style-name="Standard">мужчина</text:p>
      <text:p text:style-name="Standard">какой </text:p>
      <text:p text:style-name="Standard">который</text:p>
      <text:p text:style-name="Standard">порт</text:p>
      <text:p text:style-name="Standard">иван</text:p>
      <text:p text:style-name="Standard">мне</text:p>
      <text:p text:style-name="Standard">надо </text:p>
      <text:p text:style-name="Standard">плыть</text:p>
      <text:p text:style-name="Standard">в</text:p>
      <text:p text:style-name="Standard">индию</text:p>
      <text:p text:style-name="Standard">мужчина</text:p>
      <text:p text:style-name="Standard">идите</text:p>
      <text:p text:style-name="Standard">со </text:p>
      <text:p text:style-name="Standard">мной</text:p>
      <text:p text:style-name="Standard">вы</text:p>
      <text:p text:style-name="Standard">из</text:p>
      <text:p text:style-name="Standard">англии</text:p>
      <text:p text:style-name="Standard">иван</text:p>
      <text:p text:style-name="Standard">нет</text:p>
      <text:p text:style-name="Standard">я</text:p>
      <text:p text:style-name="Standard">из </text:p>
      <text:p text:style-name="Standard">россии</text:p>
      <text:p text:style-name="Standard">мужчина</text:p>
      <text:p text:style-name="Standard">ой</text:p>
      <text:p text:style-name="Standard">холодная</text:p>
      <text:p text:style-name="Standard">страна </text:p>
      <text:p text:style-name="Standard">россия</text:p>
      <text:p text:style-name="Standard">иван</text:p>
      <text:p text:style-name="Standard">меня</text:p>
      <text:p text:style-name="Standard">зовут </text:p>
      <text:p text:style-name="Standard">иван</text:p>
      <text:p text:style-name="Standard">как</text:p>
      <text:p text:style-name="Standard">вас</text:p>
      <text:p text:style-name="Standard">зовут</text:p>
      <text:p text:style-name="Standard">мужчина</text:p>
      <text:p text:style-name="Standard">меня </text:p>
      <text:p text:style-name="Standard">зовут</text:p>
      <text:p text:style-name="Standard">араш</text:p>
      <text:p text:style-name="Standard">иван</text:p>
      <text:p text:style-name="Standard">чем</text:p>
      <text:p text:style-name="Standard">вы </text:p>
      <text:p text:style-name="Standard">занимаетесь</text:p>
      <text:p text:style-name="Standard">араш</text:p>
      <text:p text:style-name="Standard">я</text:p>
      <text:p text:style-name="Standard">эксперт </text:p>
      <text:p text:style-name="Standard">дело</text:p>
      <text:p text:style-name="Standard">знающий</text:p>
      <text:p text:style-name="Standard">дела</text:p>
      <text:p text:style-name="Standard">знаток</text:p>
      <text:p text:style-name="Standard">в </text:p>
      <text:p text:style-name="Standard">нефтяной</text:p>
      <text:p text:style-name="Standard"><text:soft-page-break/>области</text:p>
      <text:p text:style-name="Standard">в </text:p>
      <text:p text:style-name="Standard">нефти</text:p>
      <text:p text:style-name="Standard">иван</text:p>
      <text:p text:style-name="Standard">где</text:p>
      <text:p text:style-name="Standard">вы </text:p>
      <text:p text:style-name="Standard">работаете</text:p>
      <text:p text:style-name="Standard">араш</text:p>
      <text:p text:style-name="Standard">на </text:p>
      <text:p text:style-name="Standard">каспийском</text:p>
      <text:p text:style-name="Standard">море</text:p>
      <text:p text:style-name="Standard">bebaxšid</text:p>
      <text:p text:style-name="Standard">namidānam</text:p>
      <text:p text:style-name="Standard">āqā</text:p>
      <text:p text:style-name="Standard">xāheš</text:p>
      <text:p text:style-name="Standard">mikonam </text:p>
      <text:p text:style-name="Standard">befarmāid</text:p>
      <text:p text:style-name="Standard">rāh</text:p>
      <text:p text:style-name="Standard">e </text:p>
      <text:p text:style-name="Standard">bandar</text:p>
      <text:p text:style-name="Standard">kojā</text:p>
      <text:p text:style-name="Standard">ast</text:p>
      <text:p text:style-name="Standard">‫ببخشيد،</text:p>
      <text:p text:style-name="Standard">نمىدانم‬ </text:p>
      <text:p text:style-name="Standard">‫آقا،</text:p>
      <text:p text:style-name="Standard">خواهش</text:p>
      <text:p text:style-name="Standard">مىآنم‬ </text:p>
      <text:p text:style-name="Standard">‫بفرمایيد</text:p>
      <text:p text:style-name="Standard">راه</text:p>
      <text:p text:style-name="Standard">بندر</text:p>
      <text:p text:style-name="Standard">آجا‬ </text:p>
      <text:p text:style-name="Standard">‫است؟‬ </text:p>
      <text:p text:style-name="Standard">kodām</text:p>
      <text:p text:style-name="Standard">bandar</text:p>
      <text:p text:style-name="Standard">man</text:p>
      <text:p text:style-name="Standard">mixāham</text:p>
      <text:p text:style-name="Standard">be </text:p>
      <text:p text:style-name="Standard">hend</text:p>
      <text:p text:style-name="Standard">beravam</text:p>
      <text:p text:style-name="Standard">biyā</text:p>
      <text:p text:style-name="Standard">hamrāh</text:p>
      <text:p text:style-name="Standard">e</text:p>
      <text:p text:style-name="Standard">man</text:p>
      <text:p text:style-name="Standard">šomā</text:p>
      <text:p text:style-name="Standard">az</text:p>
      <text:p text:style-name="Standard">engelestān </text:p>
      <text:p text:style-name="Standard">hastid</text:p>
      <text:p text:style-name="Standard">na</text:p>
      <text:p text:style-name="Standard">man</text:p>
      <text:p text:style-name="Standard">az</text:p>
      <text:p text:style-name="Standard">rusiye </text:p>
      <text:p text:style-name="Standard">hastam</text:p>
      <text:p text:style-name="Standard">vāy</text:p>
      <text:p text:style-name="Standard">sarzamin</text:p>
      <text:p text:style-name="Standard"><text:soft-page-break/>e</text:p>
      <text:p text:style-name="Standard">sard</text:p>
      <text:p text:style-name="Standard">e</text:p>
      <text:p text:style-name="Standard">rusiye</text:p>
      <text:p text:style-name="Standard">nām</text:p>
      <text:p text:style-name="Standard">e</text:p>
      <text:p text:style-name="Standard">man</text:p>
      <text:p text:style-name="Standard">ivān</text:p>
      <text:p text:style-name="Standard">ast</text:p>
      <text:p text:style-name="Standard">nām</text:p>
      <text:p text:style-name="Standard">e</text:p>
      <text:p text:style-name="Standard">šomā</text:p>
      <text:p text:style-name="Standard">čist</text:p>
      <text:p text:style-name="Standard">nām</text:p>
      <text:p text:style-name="Standard">e</text:p>
      <text:p text:style-name="Standard">man</text:p>
      <text:p text:style-name="Standard">āraš</text:p>
      <text:p text:style-name="Standard">ast</text:p>
      <text:p text:style-name="Standard">‫آدام</text:p>
      <text:p text:style-name="Standard">بندر؟‬ </text:p>
      <text:p text:style-name="Standard">‫من</text:p>
      <text:p text:style-name="Standard">مىخواهم</text:p>
      <text:p text:style-name="Standard">به</text:p>
      <text:p text:style-name="Standard">هند‬ </text:p>
      <text:p text:style-name="Standard">‫بروم‬ </text:p>
      <text:p text:style-name="Standard">‫بيا</text:p>
      <text:p text:style-name="Standard">همراه</text:p>
      <text:p text:style-name="Standard">من‬ </text:p>
      <text:p text:style-name="Standard">‫شما</text:p>
      <text:p text:style-name="Standard">از</text:p>
      <text:p text:style-name="Standard">انگلستان</text:p>
      <text:p text:style-name="Standard">هستيد؟‬ </text:p>
      <text:p text:style-name="Standard">‫نه</text:p>
      <text:p text:style-name="Standard">من</text:p>
      <text:p text:style-name="Standard">از</text:p>
      <text:p text:style-name="Standard">روسيه</text:p>
      <text:p text:style-name="Standard">هستم‬ </text:p>
      <text:p text:style-name="Standard">‫واى</text:p>
      <text:p text:style-name="Standard">سرزمين</text:p>
      <text:p text:style-name="Standard">سرد‬ </text:p>
      <text:p text:style-name="Standard">‫روسيه‬ </text:p>
      <text:p text:style-name="Standard">‫نام</text:p>
      <text:p text:style-name="Standard">من</text:p>
      <text:p text:style-name="Standard">ایوان</text:p>
      <text:p text:style-name="Standard">است،</text:p>
      <text:p text:style-name="Standard">نام‬ </text:p>
      <text:p text:style-name="Standard">‫شما</text:p>
      <text:p text:style-name="Standard">چيست؟‬ </text:p>
      <text:p text:style-name="Standard">‫نام</text:p>
      <text:p text:style-name="Standard">من</text:p>
      <text:p text:style-name="Standard">آرش</text:p>
      <text:p text:style-name="Standard">است‬ </text:p>
      <text:p text:style-name="Standard">kār</text:p>
      <text:p text:style-name="Standard">e</text:p>
      <text:p text:style-name="Standard"><text:soft-page-break/>šomā</text:p>
      <text:p text:style-name="Standard">čist</text:p>
      <text:p text:style-name="Standard">man</text:p>
      <text:p text:style-name="Standard">kār</text:p>
      <text:p text:style-name="Standard">šenās</text:p>
      <text:p text:style-name="Standard">e</text:p>
      <text:p text:style-name="Standard">naft </text:p>
      <text:p text:style-name="Standard">hastam</text:p>
      <text:p text:style-name="Standard">šomā</text:p>
      <text:p text:style-name="Standard">kojā</text:p>
      <text:p text:style-name="Standard">kār </text:p>
      <text:p text:style-name="Standard">mikonid</text:p>
      <text:p text:style-name="Standard">dar</text:p>
      <text:p text:style-name="Standard">daryā</text:p>
      <text:p text:style-name="Standard">ye </text:p>
      <text:p text:style-name="Standard">māzanderān</text:p>
      <text:p text:style-name="Standard">‫آار</text:p>
      <text:p text:style-name="Standard">شما</text:p>
      <text:p text:style-name="Standard">چيست؟‬ </text:p>
      <text:p text:style-name="Standard">‫من</text:p>
      <text:p text:style-name="Standard">آارشناس</text:p>
      <text:p text:style-name="Standard">نفت</text:p>
      <text:p text:style-name="Standard">هستم‬ </text:p>
      <text:p text:style-name="Standard">‫شما</text:p>
      <text:p text:style-name="Standard">آجا</text:p>
      <text:p text:style-name="Standard">آار</text:p>
      <text:p text:style-name="Standard">مىآنيد؟‬ </text:p>
      <text:p text:style-name="Standard">‫در</text:p>
      <text:p text:style-name="Standard">دریاى</text:p>
      <text:p text:style-name="Standard">مازندرا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2 </text:p>
      <text:p text:style-name="Standard">иван</text:p>
      <text:p text:style-name="Standard">ой</text:p>
      <text:p text:style-name="Standard">а</text:p>
      <text:p text:style-name="Standard">что</text:p>
      <text:p text:style-name="Standard">вы </text:p>
      <text:p text:style-name="Standard">делаете</text:p>
      <text:p text:style-name="Standard">в </text:p>
      <text:p text:style-name="Standard">персидском</text:p>
      <text:p text:style-name="Standard">заливе</text:p>
      <text:p text:style-name="Standard">араш</text:p>
      <text:p text:style-name="Standard">приехал </text:p>
      <text:p text:style-name="Standard">учиться</text:p>
      <text:p text:style-name="Standard">для </text:p>
      <text:p text:style-name="Standard">учебы</text:p>
      <text:p text:style-name="Standard">иван</text:p>
      <text:p text:style-name="Standard">удачи</text:p>
      <text:p text:style-name="Standard"><text:soft-page-break/>вам </text:p>
      <text:p text:style-name="Standard">победоносным</text:p>
      <text:p text:style-name="Standard">удачливым</text:p>
      <text:p text:style-name="Standard">да </text:p>
      <text:p text:style-name="Standard">будете</text:p>
      <text:p text:style-name="Standard">араш</text:p>
      <text:p text:style-name="Standard">пожалуйста</text:p>
      <text:p text:style-name="Standard">вот</text:p>
      <text:p text:style-name="Standard">порт</text:p>
      <text:p text:style-name="Standard">этот</text:p>
      <text:p text:style-name="Standard">порт </text:p>
      <text:p text:style-name="Standard">есть</text:p>
      <text:p text:style-name="Standard">иван</text:p>
      <text:p text:style-name="Standard">спасибо</text:p>
      <text:p text:style-name="Standard">до </text:p>
      <text:p text:style-name="Standard">свидания</text:p>
      <text:p text:style-name="Standard">vāy</text:p>
      <text:p text:style-name="Standard">pas</text:p>
      <text:p text:style-name="Standard">dar</text:p>
      <text:p text:style-name="Standard">xalij</text:p>
      <text:p text:style-name="Standard">e </text:p>
      <text:p text:style-name="Standard">fārs</text:p>
      <text:p text:style-name="Standard">če</text:p>
      <text:p text:style-name="Standard">mikonid</text:p>
      <text:p text:style-name="Standard">barāye</text:p>
      <text:p text:style-name="Standard">āmuzeš </text:p>
      <text:p text:style-name="Standard">āmadam</text:p>
      <text:p text:style-name="Standard">‫واى</text:p>
      <text:p text:style-name="Standard">پس</text:p>
      <text:p text:style-name="Standard">در</text:p>
      <text:p text:style-name="Standard">خليج</text:p>
      <text:p text:style-name="Standard">فارس‬ </text:p>
      <text:p text:style-name="Standard">‫چه</text:p>
      <text:p text:style-name="Standard">مىآنيد؟‬ </text:p>
      <text:p text:style-name="Standard">‫براى</text:p>
      <text:p text:style-name="Standard">آموزش</text:p>
      <text:p text:style-name="Standard">آمدم‬ </text:p>
      <text:p text:style-name="Standard">piruz</text:p>
      <text:p text:style-name="Standard">bāšid</text:p>
      <text:p text:style-name="Standard">‫پيروز</text:p>
      <text:p text:style-name="Standard">باشيد‬ </text:p>
      <text:p text:style-name="Standard">befarmāid</text:p>
      <text:p text:style-name="Standard">in</text:p>
      <text:p text:style-name="Standard">bandar</text:p>
      <text:p text:style-name="Standard">‫بفرمایيد،</text:p>
      <text:p text:style-name="Standard">این</text:p>
      <text:p text:style-name="Standard">بندر</text:p>
      <text:p text:style-name="Standard">است‬ </text:p>
      <text:p text:style-name="Standard">ast</text:p>
      <text:p text:style-name="Standard">sepāsgozāram</text:p>
      <text:p text:style-name="Standard">xodā</text:p>
      <text:p text:style-name="Standard">‫سپاسگزارم،</text:p>
      <text:p text:style-name="Standard">خدا</text:p>
      <text:p text:style-name="Standard">نگهدار‬ </text:p>
      <text:p text:style-name="Standard"><text:soft-page-break/>negahdār</text:p>
      <text:p text:style-name="Standard">пограничник</text:p>
      <text:p text:style-name="Standard">marzbān</text:p>
      <text:p text:style-name="Standard">gozār</text:p>
      <text:p text:style-name="Standard">nāme</text:p>
      <text:p text:style-name="Standard">،‫مرزبان</text:p>
      <text:p text:style-name="Standard">گذرنامه</text:p>
      <text:p text:style-name="Standard">شما‬ </text:p>
      <text:p text:style-name="Standard">хранитель</text:p>
      <text:p text:style-name="Standard">ye</text:p>
      <text:p text:style-name="Standard">šomā</text:p>
      <text:p text:style-name="Standard">xāheš</text:p>
      <text:p text:style-name="Standard">‫خواهش</text:p>
      <text:p text:style-name="Standard">مىآنم‬ </text:p>
      <text:p text:style-name="Standard">границы;</text:p>
      <text:p text:style-name="Standard">marz</text:p>
      <text:p text:style-name="Standard">—</text:p>
      <text:p text:style-name="Standard">mikonam</text:p>
      <text:p text:style-name="Standard">граница</text:p>
      <text:p text:style-name="Standard">ваш</text:p>
      <text:p text:style-name="Standard">паспорт</text:p>
      <text:p text:style-name="Standard">пожалуйста</text:p>
      <text:p text:style-name="Standard">иван</text:p>
      <text:p text:style-name="Standard">пожалуйста</text:p>
      <text:p text:style-name="Standard">пограничник</text:p>
      <text:p text:style-name="Standard">у</text:p>
      <text:p text:style-name="Standard">вас</text:p>
      <text:p text:style-name="Standard">есть</text:p>
      <text:p text:style-name="Standard">виза</text:p>
      <text:p text:style-name="Standard">в</text:p>
      <text:p text:style-name="Standard">индию</text:p>
      <text:p text:style-name="Standard">иван</text:p>
      <text:p text:style-name="Standard">да</text:p>
      <text:p text:style-name="Standard">из</text:p>
      <text:p text:style-name="Standard">консульства</text:p>
      <text:p text:style-name="Standard">индии</text:p>
      <text:p text:style-name="Standard">в</text:p>
      <text:p text:style-name="Standard">москве</text:p>
      <text:p text:style-name="Standard">пограничник</text:p>
      <text:p text:style-name="Standard">корабль</text:p>
      <text:p text:style-name="Standard">в</text:p>
      <text:p text:style-name="Standard">сторону</text:p>
      <text:p text:style-name="Standard">бомбея</text:p>
      <text:p text:style-name="Standard">справа</text:p>
      <text:p text:style-name="Standard">по</text:p>
      <text:p text:style-name="Standard">правую</text:p>
      <text:p text:style-name="Standard">руку</text:p>
      <text:p text:style-name="Standard">befarmāid</text:p>
      <text:p text:style-name="Standard">‫بفرمایيد‬ </text:p>
      <text:p text:style-name="Standard">šomā</text:p>
      <text:p text:style-name="Standard">vizā</text:p>
      <text:p text:style-name="Standard">ye</text:p>
      <text:p text:style-name="Standard">hend</text:p>
      <text:p text:style-name="Standard">‫شما</text:p>
      <text:p text:style-name="Standard"><text:soft-page-break/>ویزاى</text:p>
      <text:p text:style-name="Standard">هند</text:p>
      <text:p text:style-name="Standard">دارید؟‬ </text:p>
      <text:p text:style-name="Standard">dārid</text:p>
      <text:p text:style-name="Standard">āri</text:p>
      <text:p text:style-name="Standard">az</text:p>
      <text:p text:style-name="Standard">konsolgari</text:p>
      <text:p text:style-name="Standard">e</text:p>
      <text:p text:style-name="Standard">hend</text:p>
      <text:p text:style-name="Standard">dar</text:p>
      <text:p text:style-name="Standard">mosko</text:p>
      <text:p text:style-name="Standard">‫آرى</text:p>
      <text:p text:style-name="Standard">از</text:p>
      <text:p text:style-name="Standard">آنسولگرى</text:p>
      <text:p text:style-name="Standard">هند‬ </text:p>
      <text:p text:style-name="Standard">‫در</text:p>
      <text:p text:style-name="Standard">مسكو‬ </text:p>
      <text:p text:style-name="Standard">kešti</text:p>
      <text:p text:style-name="Standard">be</text:p>
      <text:p text:style-name="Standard">su</text:p>
      <text:p text:style-name="Standard">ye</text:p>
      <text:p text:style-name="Standard">،‫آشتى</text:p>
      <text:p text:style-name="Standard">به</text:p>
      <text:p text:style-name="Standard">سوى</text:p>
      <text:p text:style-name="Standard">بمبى‬ </text:p>
      <text:p text:style-name="Standard">bambey</text:p>
      <text:p text:style-name="Standard">dast</text:p>
      <text:p text:style-name="Standard">e</text:p>
      <text:p text:style-name="Standard">rāst</text:p>
      <text:p text:style-name="Standard">‫دست</text:p>
      <text:p text:style-name="Standard">راست‬ </text:p>
      <text:p text:style-name="Standard">на</text:p>
      <text:p text:style-name="Standard">корабле</text:p>
      <text:p text:style-name="Standard">dar</text:p>
      <text:p text:style-name="Standard">kešti</text:p>
      <text:p text:style-name="Standard">иван</text:p>
      <text:p text:style-name="Standard">добрый</text:p>
      <text:p text:style-name="Standard">вечер</text:p>
      <text:p text:style-name="Standard">šab</text:p>
      <text:p text:style-name="Standard">e</text:p>
      <text:p text:style-name="Standard">šomā</text:p>
      <text:p text:style-name="Standard">xoš</text:p>
      <text:p text:style-name="Standard">капитан</text:p>
      <text:p text:style-name="Standard">корабля</text:p>
      <text:p text:style-name="Standard">keštirān</text:p>
      <text:p text:style-name="Standard">šab</text:p>
      <text:p text:style-name="Standard">e</text:p>
      <text:p text:style-name="Standard">šomā</text:p>
      <text:p text:style-name="Standard">всем</text:p>
      <text:p text:style-name="Standard">добрый</text:p>
      <text:p text:style-name="Standard">вечер</text:p>
      <text:p text:style-name="Standard">hamčenin</text:p>
      <text:p text:style-name="Standard">‫در</text:p>
      <text:p text:style-name="Standard">آشتى‬ </text:p>
      <text:p text:style-name="Standard"><text:soft-page-break/>‫شب</text:p>
      <text:p text:style-name="Standard">شما</text:p>
      <text:p text:style-name="Standard">خوش‬ </text:p>
      <text:p text:style-name="Standard">‫آشتيران</text:p>
      <text:p text:style-name="Standard">شب</text:p>
      <text:p text:style-name="Standard">شما‬ </text:p>
      <text:p text:style-name="Standard">‫همچني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3 </text:p>
      <text:p text:style-name="Standard">hamčenin</text:p>
      <text:p text:style-name="Standard">—</text:p>
      <text:p text:style-name="Standard">так</text:p>
      <text:p text:style-name="Standard">же</text:p>
      <text:p text:style-name="Standard">таким</text:p>
      <text:p text:style-name="Standard">же </text:p>
      <text:p text:style-name="Standard">образом</text:p>
      <text:p text:style-name="Standard">иван</text:p>
      <text:p text:style-name="Standard">скажите</text:p>
      <text:p text:style-name="Standard">пожалуйста</text:p>
      <text:p text:style-name="Standard">когда </text:p>
      <text:p text:style-name="Standard">прибудем</text:p>
      <text:p text:style-name="Standard">в</text:p>
      <text:p text:style-name="Standard">бoмбей</text:p>
      <text:p text:style-name="Standard">капитан</text:p>
      <text:p text:style-name="Standard">корабля</text:p>
      <text:p text:style-name="Standard">послезавтра</text:p>
      <text:p text:style-name="Standard">иван</text:p>
      <text:p text:style-name="Standard">этой</text:p>
      <text:p text:style-name="Standard">ночью</text:p>
      <text:p text:style-name="Standard">на </text:p>
      <text:p text:style-name="Standard">небе</text:p>
      <text:p text:style-name="Standard">много</text:p>
      <text:p text:style-name="Standard">звезд </text:p>
      <text:p text:style-name="Standard">небо</text:p>
      <text:p text:style-name="Standard">этой</text:p>
      <text:p text:style-name="Standard">ночью </text:p>
      <text:p text:style-name="Standard">полно</text:p>
      <text:p text:style-name="Standard">звезд</text:p>
      <text:p text:style-name="Standard">капитан</text:p>
      <text:p text:style-name="Standard">корабля</text:p>
      <text:p text:style-name="Standard">эти</text:p>
      <text:p text:style-name="Standard">звезды</text:p>
      <text:p text:style-name="Standard">укажут </text:p>
      <text:p text:style-name="Standard">нам</text:p>
      <text:p text:style-name="Standard">путь</text:p>
      <text:p text:style-name="Standard">будут </text:p>
      <text:p text:style-name="Standard">нашим </text:p>
      <text:p text:style-name="Standard">проводником</text:p>
      <text:p text:style-name="Standard"><text:soft-page-break/>иван</text:p>
      <text:p text:style-name="Standard">в</text:p>
      <text:p text:style-name="Standard">какую </text:p>
      <text:p text:style-name="Standard">сторону</text:p>
      <text:p text:style-name="Standard">плывет</text:p>
      <text:p text:style-name="Standard">наш </text:p>
      <text:p text:style-name="Standard">корабль</text:p>
      <text:p text:style-name="Standard">капитан</text:p>
      <text:p text:style-name="Standard">к</text:p>
      <text:p text:style-name="Standard">востоку</text:p>
      <text:p text:style-name="Standard">иван</text:p>
      <text:p text:style-name="Standard">все </text:p>
      <text:p text:style-name="Standard">путешественники</text:p>
      <text:p text:style-name="Standard">на </text:p>
      <text:p text:style-name="Standard">этом</text:p>
      <text:p text:style-name="Standard">корабле </text:p>
      <text:p text:style-name="Standard">иранцы</text:p>
      <text:p text:style-name="Standard">капитан</text:p>
      <text:p text:style-name="Standard">нет</text:p>
      <text:p text:style-name="Standard">есть </text:p>
      <text:p text:style-name="Standard">индусы</text:p>
      <text:p text:style-name="Standard">и</text:p>
      <text:p text:style-name="Standard">арабы </text:p>
      <text:p text:style-name="Standard">тоже</text:p>
      <text:p text:style-name="Standard">иван</text:p>
      <text:p text:style-name="Standard">пойду</text:p>
      <text:p text:style-name="Standard">с</text:p>
      <text:p text:style-name="Standard">ними </text:p>
      <text:p text:style-name="Standard">познакомлюсь </text:p>
      <text:p text:style-name="Standard">стану</text:p>
      <text:p text:style-name="Standard">знакомым</text:p>
      <text:p text:style-name="Standard">иван</text:p>
      <text:p text:style-name="Standard">вы</text:p>
      <text:p text:style-name="Standard">говорите </text:p>
      <text:p text:style-name="Standard">по</text:p>
      <text:p text:style-name="Standard">персидски </text:p>
      <text:p text:style-name="Standard">знаете </text:p>
      <text:p text:style-name="Standard">персидский</text:p>
      <text:p text:style-name="Standard">индус</text:p>
      <text:p text:style-name="Standard">да</text:p>
      <text:p text:style-name="Standard">говорю</text:p>
      <text:p text:style-name="Standard">иван</text:p>
      <text:p text:style-name="Standard">как</text:p>
      <text:p text:style-name="Standard">вас</text:p>
      <text:p text:style-name="Standard">зовут</text:p>
      <text:p text:style-name="Standard">индус</text:p>
      <text:p text:style-name="Standard">меня</text:p>
      <text:p text:style-name="Standard">зовут </text:p>
      <text:p text:style-name="Standard">befarmāid</text:p>
      <text:p text:style-name="Standard">xāheš </text:p>
      <text:p text:style-name="Standard">mikonam</text:p>
      <text:p text:style-name="Standard">key</text:p>
      <text:p text:style-name="Standard">be </text:p>
      <text:p text:style-name="Standard">bambey</text:p>
      <text:p text:style-name="Standard"><text:soft-page-break/>mirasim</text:p>
      <text:p text:style-name="Standard">pas</text:p>
      <text:p text:style-name="Standard">fardā</text:p>
      <text:p text:style-name="Standard">āsmān</text:p>
      <text:p text:style-name="Standard">e</text:p>
      <text:p text:style-name="Standard">emšab</text:p>
      <text:p text:style-name="Standard">por </text:p>
      <text:p text:style-name="Standard">setāre</text:p>
      <text:p text:style-name="Standard">ast</text:p>
      <text:p text:style-name="Standard">‫بفرمایيد</text:p>
      <text:p text:style-name="Standard">خواهش</text:p>
      <text:p text:style-name="Standard">مىآنم‬ </text:p>
      <text:p text:style-name="Standard">‫آى</text:p>
      <text:p text:style-name="Standard">به</text:p>
      <text:p text:style-name="Standard">بمبى</text:p>
      <text:p text:style-name="Standard">مىرسيم؟‬ </text:p>
      <text:p text:style-name="Standard">‫پس</text:p>
      <text:p text:style-name="Standard">فردا‬ </text:p>
      <text:p text:style-name="Standard">‫آسمان</text:p>
      <text:p text:style-name="Standard">امشب</text:p>
      <text:p text:style-name="Standard">پر</text:p>
      <text:p text:style-name="Standard">ستاره‬ </text:p>
      <text:p text:style-name="Standard">‫است‬ </text:p>
      <text:p text:style-name="Standard">setāre</text:p>
      <text:p text:style-name="Standard">hā</text:p>
      <text:p text:style-name="Standard">rāhnamā</text:p>
      <text:p text:style-name="Standard">ye</text:p>
      <text:p text:style-name="Standard">‫ستارهها</text:p>
      <text:p text:style-name="Standard">راهنماى</text:p>
      <text:p text:style-name="Standard">ما‬ </text:p>
      <text:p text:style-name="Standard">mā</text:p>
      <text:p text:style-name="Standard">hastand</text:p>
      <text:p text:style-name="Standard">‫هستند‬ </text:p>
      <text:p text:style-name="Standard">kešti</text:p>
      <text:p text:style-name="Standard">ye</text:p>
      <text:p text:style-name="Standard">mā</text:p>
      <text:p text:style-name="Standard">be</text:p>
      <text:p text:style-name="Standard">kodām</text:p>
      <text:p text:style-name="Standard">‫آشتى</text:p>
      <text:p text:style-name="Standard">ما</text:p>
      <text:p text:style-name="Standard">به</text:p>
      <text:p text:style-name="Standard">آدام</text:p>
      <text:p text:style-name="Standard">سو‬ </text:p>
      <text:p text:style-name="Standard">su</text:p>
      <text:p text:style-name="Standard">miravad</text:p>
      <text:p text:style-name="Standard">‫مىرود؟‬ </text:p>
      <text:p text:style-name="Standard">be</text:p>
      <text:p text:style-name="Standard">su</text:p>
      <text:p text:style-name="Standard">ye</text:p>
      <text:p text:style-name="Standard">xāvar</text:p>
      <text:p text:style-name="Standard">‫به</text:p>
      <text:p text:style-name="Standard">سوى</text:p>
      <text:p text:style-name="Standard">خاور‬ </text:p>
      <text:p text:style-name="Standard">āyā</text:p>
      <text:p text:style-name="Standard"><text:soft-page-break/>hame</text:p>
      <text:p text:style-name="Standard">ye</text:p>
      <text:p text:style-name="Standard">‫آیا</text:p>
      <text:p text:style-name="Standard">همه</text:p>
      <text:p text:style-name="Standard">جهانگردان</text:p>
      <text:p text:style-name="Standard">این‬ </text:p>
      <text:p text:style-name="Standard">jehāngardān</text:p>
      <text:p text:style-name="Standard">e</text:p>
      <text:p text:style-name="Standard">in</text:p>
      <text:p text:style-name="Standard">kešti</text:p>
      <text:p text:style-name="Standard">‫آشتى</text:p>
      <text:p text:style-name="Standard">ایرانى</text:p>
      <text:p text:style-name="Standard">هستند؟‬ </text:p>
      <text:p text:style-name="Standard">irāni</text:p>
      <text:p text:style-name="Standard">hastand</text:p>
      <text:p text:style-name="Standard">na</text:p>
      <text:p text:style-name="Standard">hendi</text:p>
      <text:p text:style-name="Standard">va</text:p>
      <text:p text:style-name="Standard">arab</text:p>
      <text:p text:style-name="Standard">niz</text:p>
      <text:p text:style-name="Standard">‫نه</text:p>
      <text:p text:style-name="Standard">هندى</text:p>
      <text:p text:style-name="Standard">و</text:p>
      <text:p text:style-name="Standard">عرب</text:p>
      <text:p text:style-name="Standard">نيز‬ </text:p>
      <text:p text:style-name="Standard">hastand</text:p>
      <text:p text:style-name="Standard">‫هستند‬ </text:p>
      <text:p text:style-name="Standard">beravam</text:p>
      <text:p text:style-name="Standard">bā</text:p>
      <text:p text:style-name="Standard">ānhā</text:p>
      <text:p text:style-name="Standard">āšnā</text:p>
      <text:p text:style-name="Standard">‫بروم</text:p>
      <text:p text:style-name="Standard">با</text:p>
      <text:p text:style-name="Standard">آنها</text:p>
      <text:p text:style-name="Standard">آشنا</text:p>
      <text:p text:style-name="Standard">شوم‬ </text:p>
      <text:p text:style-name="Standard">šavam</text:p>
      <text:p text:style-name="Standard">šomā</text:p>
      <text:p text:style-name="Standard">fārsi</text:p>
      <text:p text:style-name="Standard">midānid</text:p>
      <text:p text:style-name="Standard">‫شما</text:p>
      <text:p text:style-name="Standard">فارسى</text:p>
      <text:p text:style-name="Standard">مىدانيد؟‬ </text:p>
      <text:p text:style-name="Standard">hendi</text:p>
      <text:p text:style-name="Standard">āri</text:p>
      <text:p text:style-name="Standard">midānam</text:p>
      <text:p text:style-name="Standard">‫هندى</text:p>
      <text:p text:style-name="Standard">آرى</text:p>
      <text:p text:style-name="Standard">مىدانم‬ </text:p>
      <text:p text:style-name="Standard">nām</text:p>
      <text:p text:style-name="Standard">e</text:p>
      <text:p text:style-name="Standard">šomā</text:p>
      <text:p text:style-name="Standard">čist</text:p>
      <text:p text:style-name="Standard">‫نام</text:p>
      <text:p text:style-name="Standard"><text:soft-page-break/>شما</text:p>
      <text:p text:style-name="Standard">چيست؟‬ </text:p>
      <text:p text:style-name="Standard">nām</text:p>
      <text:p text:style-name="Standard">e</text:p>
      <text:p text:style-name="Standard">man</text:p>
      <text:p text:style-name="Standard">rāji</text:p>
      <text:p text:style-name="Standard">ast</text:p>
      <text:p text:style-name="Standard">‫نام</text:p>
      <text:p text:style-name="Standard">من</text:p>
      <text:p text:style-name="Standard">راجى</text:p>
      <text:p text:style-name="Standard">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4 </text:p>
      <text:p text:style-name="Standard">раджи</text:p>
      <text:p text:style-name="Standard">иван</text:p>
      <text:p text:style-name="Standard">чем</text:p>
      <text:p text:style-name="Standard">вы </text:p>
      <text:p text:style-name="Standard">занимаетесь</text:p>
      <text:p text:style-name="Standard">раджи</text:p>
      <text:p text:style-name="Standard">я</text:p>
      <text:p text:style-name="Standard">торговец</text:p>
      <text:p text:style-name="Standard">иван</text:p>
      <text:p text:style-name="Standard">чем</text:p>
      <text:p text:style-name="Standard">вы </text:p>
      <text:p text:style-name="Standard">торгуете</text:p>
      <text:p text:style-name="Standard">товар</text:p>
      <text:p text:style-name="Standard">ваш </text:p>
      <text:p text:style-name="Standard">какой</text:p>
      <text:p text:style-name="Standard">раджи</text:p>
      <text:p text:style-name="Standard">слонами </text:p>
      <text:p text:style-name="Standard">слонов</text:p>
      <text:p text:style-name="Standard">продажа</text:p>
      <text:p text:style-name="Standard">иван</text:p>
      <text:p text:style-name="Standard">вы</text:p>
      <text:p text:style-name="Standard">шутите </text:p>
      <text:p text:style-name="Standard">шутку</text:p>
      <text:p text:style-name="Standard">делаете</text:p>
      <text:p text:style-name="Standard">араб</text:p>
      <text:p text:style-name="Standard">а</text:p>
      <text:p text:style-name="Standard">я</text:p>
      <text:p text:style-name="Standard">продаю </text:p>
      <text:p text:style-name="Standard">верблюдов</text:p>
      <text:p text:style-name="Standard">иван</text:p>
      <text:p text:style-name="Standard">как</text:p>
      <text:p text:style-name="Standard">вас</text:p>
      <text:p text:style-name="Standard">зовут</text:p>
      <text:p text:style-name="Standard">араб</text:p>
      <text:p text:style-name="Standard">меня</text:p>
      <text:p text:style-name="Standard"><text:soft-page-break/>зовут </text:p>
      <text:p text:style-name="Standard">саид</text:p>
      <text:p text:style-name="Standard">иван</text:p>
      <text:p text:style-name="Standard">где</text:p>
      <text:p text:style-name="Standard">вы</text:p>
      <text:p text:style-name="Standard">изучали </text:p>
      <text:p text:style-name="Standard">персидский</text:p>
      <text:p text:style-name="Standard">саид</text:p>
      <text:p text:style-name="Standard">я</text:p>
      <text:p text:style-name="Standard">работаю</text:p>
      <text:p text:style-name="Standard">на </text:p>
      <text:p text:style-name="Standard">иранском</text:p>
      <text:p text:style-name="Standard">ковровом </text:p>
      <text:p text:style-name="Standard">рынке</text:p>
      <text:p text:style-name="Standard">иван</text:p>
      <text:p text:style-name="Standard">вы</text:p>
      <text:p text:style-name="Standard">из</text:p>
      <text:p text:style-name="Standard">дубайя</text:p>
      <text:p text:style-name="Standard">саид</text:p>
      <text:p text:style-name="Standard">нет</text:p>
      <text:p text:style-name="Standard">я</text:p>
      <text:p text:style-name="Standard">из </text:p>
      <text:p text:style-name="Standard">кувейта</text:p>
      <text:p text:style-name="Standard">иван</text:p>
      <text:p text:style-name="Standard">в</text:p>
      <text:p text:style-name="Standard">бомбее</text:p>
      <text:p text:style-name="Standard">иван</text:p>
      <text:p text:style-name="Standard">друзья</text:p>
      <text:p text:style-name="Standard">в </text:p>
      <text:p text:style-name="Standard">какую</text:p>
      <text:p text:style-name="Standard">гостиницу </text:p>
      <text:p text:style-name="Standard">поедем</text:p>
      <text:p text:style-name="Standard">саид</text:p>
      <text:p text:style-name="Standard">лучше </text:p>
      <text:p text:style-name="Standard">спросим</text:p>
      <text:p text:style-name="Standard">раджи</text:p>
      <text:p text:style-name="Standard">раджи</text:p>
      <text:p text:style-name="Standard">хорошая</text:p>
      <text:p text:style-name="Standard">и </text:p>
      <text:p text:style-name="Standard">дешевая</text:p>
      <text:p text:style-name="Standard">гостиница </text:p>
      <text:p text:style-name="Standard">находится</text:p>
      <text:p text:style-name="Standard">на</text:p>
      <text:p text:style-name="Standard">улице </text:p>
      <text:p text:style-name="Standard">ганди</text:p>
      <text:p text:style-name="Standard">kār</text:p>
      <text:p text:style-name="Standard">e</text:p>
      <text:p text:style-name="Standard">šomā</text:p>
      <text:p text:style-name="Standard">čist</text:p>
      <text:p text:style-name="Standard">man</text:p>
      <text:p text:style-name="Standard">bāzargān</text:p>
      <text:p text:style-name="Standard">hastam</text:p>
      <text:p text:style-name="Standard">kālā</text:p>
      <text:p text:style-name="Standard">ye</text:p>
      <text:p text:style-name="Standard"><text:soft-page-break/>šomā</text:p>
      <text:p text:style-name="Standard">čist</text:p>
      <text:p text:style-name="Standard">‫آار</text:p>
      <text:p text:style-name="Standard">شما</text:p>
      <text:p text:style-name="Standard">چيست؟‬ </text:p>
      <text:p text:style-name="Standard">‫من</text:p>
      <text:p text:style-name="Standard">بازرگان</text:p>
      <text:p text:style-name="Standard">هستم‬ </text:p>
      <text:p text:style-name="Standard">‫آالاى</text:p>
      <text:p text:style-name="Standard">شما</text:p>
      <text:p text:style-name="Standard">چيست؟‬ </text:p>
      <text:p text:style-name="Standard">fil</text:p>
      <text:p text:style-name="Standard">foruši</text:p>
      <text:p text:style-name="Standard">‫فيلفروشى‬ </text:p>
      <text:p text:style-name="Standard">šuxi</text:p>
      <text:p text:style-name="Standard">mikonid</text:p>
      <text:p text:style-name="Standard">‫شوخى</text:p>
      <text:p text:style-name="Standard">مىآنيد</text:p>
      <text:p text:style-name="Standard">؟‬ </text:p>
      <text:p text:style-name="Standard">arab</text:p>
      <text:p text:style-name="Standard">kār</text:p>
      <text:p text:style-name="Standard">e</text:p>
      <text:p text:style-name="Standard">man</text:p>
      <text:p text:style-name="Standard">‫عرب</text:p>
      <text:p text:style-name="Standard">آار</text:p>
      <text:p text:style-name="Standard">من‬ </text:p>
      <text:p text:style-name="Standard">šotor</text:p>
      <text:p text:style-name="Standard">foruši</text:p>
      <text:p text:style-name="Standard">ast</text:p>
      <text:p text:style-name="Standard">‫شترفروشى</text:p>
      <text:p text:style-name="Standard">است‬ </text:p>
      <text:p text:style-name="Standard">nām</text:p>
      <text:p text:style-name="Standard">e</text:p>
      <text:p text:style-name="Standard">šomā</text:p>
      <text:p text:style-name="Standard">čist</text:p>
      <text:p text:style-name="Standard">‫نام</text:p>
      <text:p text:style-name="Standard">شما</text:p>
      <text:p text:style-name="Standard">چيست؟‬ </text:p>
      <text:p text:style-name="Standard">nām</text:p>
      <text:p text:style-name="Standard">e</text:p>
      <text:p text:style-name="Standard">man</text:p>
      <text:p text:style-name="Standard">sa’id</text:p>
      <text:p text:style-name="Standard">ast</text:p>
      <text:p text:style-name="Standard">‫نام</text:p>
      <text:p text:style-name="Standard">من</text:p>
      <text:p text:style-name="Standard">سعيد</text:p>
      <text:p text:style-name="Standard">است‬ </text:p>
      <text:p text:style-name="Standard">zabān</text:p>
      <text:p text:style-name="Standard">e</text:p>
      <text:p text:style-name="Standard">fārsi</text:p>
      <text:p text:style-name="Standard">rā</text:p>
      <text:p text:style-name="Standard">kojā</text:p>
      <text:p text:style-name="Standard">‫زبان</text:p>
      <text:p text:style-name="Standard">فارسى</text:p>
      <text:p text:style-name="Standard"><text:soft-page-break/>را</text:p>
      <text:p text:style-name="Standard">آجا</text:p>
      <text:p text:style-name="Standard">یاد‬ </text:p>
      <text:p text:style-name="Standard">yād</text:p>
      <text:p text:style-name="Standard">gereftid</text:p>
      <text:p text:style-name="Standard">‫گرفتيد؟‬ </text:p>
      <text:p text:style-name="Standard">man</text:p>
      <text:p text:style-name="Standard">bā</text:p>
      <text:p text:style-name="Standard">bāzār</text:p>
      <text:p text:style-name="Standard">e</text:p>
      <text:p text:style-name="Standard">farš</text:p>
      <text:p text:style-name="Standard">e</text:p>
      <text:p text:style-name="Standard">‫من</text:p>
      <text:p text:style-name="Standard">با</text:p>
      <text:p text:style-name="Standard">بازار</text:p>
      <text:p text:style-name="Standard">فرش</text:p>
      <text:p text:style-name="Standard">ایران‬ </text:p>
      <text:p text:style-name="Standard">irān</text:p>
      <text:p text:style-name="Standard">kār</text:p>
      <text:p text:style-name="Standard">mikonam</text:p>
      <text:p text:style-name="Standard">‫آار</text:p>
      <text:p text:style-name="Standard">مىآنم‬ </text:p>
      <text:p text:style-name="Standard">šomā</text:p>
      <text:p text:style-name="Standard">az</text:p>
      <text:p text:style-name="Standard">dobay </text:p>
      <text:p text:style-name="Standard">hastid</text:p>
      <text:p text:style-name="Standard">na</text:p>
      <text:p text:style-name="Standard">man</text:p>
      <text:p text:style-name="Standard">az</text:p>
      <text:p text:style-name="Standard">kuweyt </text:p>
      <text:p text:style-name="Standard">hastam</text:p>
      <text:p text:style-name="Standard">ivan</text:p>
      <text:p text:style-name="Standard">dar</text:p>
      <text:p text:style-name="Standard">bambеy</text:p>
      <text:p text:style-name="Standard">dustān</text:p>
      <text:p text:style-name="Standard">be</text:p>
      <text:p text:style-name="Standard">kodām </text:p>
      <text:p text:style-name="Standard">hotel</text:p>
      <text:p text:style-name="Standard">beravim</text:p>
      <text:p text:style-name="Standard">behtar</text:p>
      <text:p text:style-name="Standard">ast</text:p>
      <text:p text:style-name="Standard">az</text:p>
      <text:p text:style-name="Standard">rāji </text:p>
      <text:p text:style-name="Standard">beporsim</text:p>
      <text:p text:style-name="Standard">hotel</text:p>
      <text:p text:style-name="Standard">e</text:p>
      <text:p text:style-name="Standard">xub</text:p>
      <text:p text:style-name="Standard">va</text:p>
      <text:p text:style-name="Standard">arzān </text:p>
      <text:p text:style-name="Standard">dar</text:p>
      <text:p text:style-name="Standard">xiābān</text:p>
      <text:p text:style-name="Standard">e</text:p>
      <text:p text:style-name="Standard">gāndi</text:p>
      <text:p text:style-name="Standard">ast</text:p>
      <text:p text:style-name="Standard"><text:soft-page-break/>‫شما</text:p>
      <text:p text:style-name="Standard">از</text:p>
      <text:p text:style-name="Standard">دبى</text:p>
      <text:p text:style-name="Standard">هستيد؟‬ </text:p>
      <text:p text:style-name="Standard">‫نه</text:p>
      <text:p text:style-name="Standard">من</text:p>
      <text:p text:style-name="Standard">از</text:p>
      <text:p text:style-name="Standard">آویت</text:p>
      <text:p text:style-name="Standard">هستم‬ </text:p>
      <text:p text:style-name="Standard">‫ایوان</text:p>
      <text:p text:style-name="Standard">در</text:p>
      <text:p text:style-name="Standard">بمبى‬ </text:p>
      <text:p text:style-name="Standard">‫دوستان</text:p>
      <text:p text:style-name="Standard">به</text:p>
      <text:p text:style-name="Standard">آدام</text:p>
      <text:p text:style-name="Standard">هتل‬ </text:p>
      <text:p text:style-name="Standard">‫برویم؟‬ </text:p>
      <text:p text:style-name="Standard">‫بهتر</text:p>
      <text:p text:style-name="Standard">است</text:p>
      <text:p text:style-name="Standard">از</text:p>
      <text:p text:style-name="Standard">راجى‬ </text:p>
      <text:p text:style-name="Standard">‫بپرسيم‬ </text:p>
      <text:p text:style-name="Standard">‫هتل</text:p>
      <text:p text:style-name="Standard">خوب</text:p>
      <text:p text:style-name="Standard">و</text:p>
      <text:p text:style-name="Standard">ارزان،</text:p>
      <text:p text:style-name="Standard">در‬ </text:p>
      <text:p text:style-name="Standard">‫خيابان</text:p>
      <text:p text:style-name="Standard">گاندى</text:p>
      <text:p text:style-name="Standard">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5 </text:p>
      <text:p text:style-name="Standard">иван</text:p>
      <text:p text:style-name="Standard">как </text:p>
      <text:p text:style-name="Standard">называется</text:p>
      <text:p text:style-name="Standard">эта </text:p>
      <text:p text:style-name="Standard">гостиница</text:p>
      <text:p text:style-name="Standard">раджи</text:p>
      <text:p text:style-name="Standard">гостиница </text:p>
      <text:p text:style-name="Standard">тадж</text:p>
      <text:p text:style-name="Standard">махал</text:p>
      <text:p text:style-name="Standard">саид</text:p>
      <text:p text:style-name="Standard">сегодня</text:p>
      <text:p text:style-name="Standard">ночью </text:p>
      <text:p text:style-name="Standard">смотрим</text:p>
      <text:p text:style-name="Standard">индийский </text:p>
      <text:p text:style-name="Standard">фильм</text:p>
      <text:p text:style-name="Standard">просмотр </text:p>
      <text:p text:style-name="Standard"><text:soft-page-break/>сделаем</text:p>
      <text:p text:style-name="Standard">иван</text:p>
      <text:p text:style-name="Standard">а</text:p>
      <text:p text:style-name="Standard">вы</text:p>
      <text:p text:style-name="Standard">знаете </text:p>
      <text:p text:style-name="Standard">хинди</text:p>
      <text:p text:style-name="Standard">саид</text:p>
      <text:p text:style-name="Standard">немного</text:p>
      <text:p text:style-name="Standard">хинди</text:p>
      <text:p text:style-name="Standard">близок</text:p>
      <text:p text:style-name="Standard">к </text:p>
      <text:p text:style-name="Standard">персидскому</text:p>
      <text:p text:style-name="Standard">иван</text:p>
      <text:p text:style-name="Standard">да</text:p>
      <text:p text:style-name="Standard">язык </text:p>
      <text:p text:style-name="Standard">хинди</text:p>
      <text:p text:style-name="Standard">относится</text:p>
      <text:p text:style-name="Standard">к </text:p>
      <text:p text:style-name="Standard">семье</text:p>
      <text:p text:style-name="Standard">индо</text:p>
      <text:p text:style-name="Standard">европейских</text:p>
      <text:p text:style-name="Standard">языков</text:p>
      <text:p text:style-name="Standard">раджи</text:p>
      <text:p text:style-name="Standard">хинди</text:p>
      <text:p text:style-name="Standard">персидский</text:p>
      <text:p text:style-name="Standard">английский</text:p>
      <text:p text:style-name="Standard">немецкий</text:p>
      <text:p text:style-name="Standard">—</text:p>
      <text:p text:style-name="Standard">все</text:p>
      <text:p text:style-name="Standard">это </text:p>
      <text:p text:style-name="Standard">индо</text:p>
      <text:p text:style-name="Standard">европейские </text:p>
      <text:p text:style-name="Standard">языки</text:p>
      <text:p text:style-name="Standard">саид</text:p>
      <text:p text:style-name="Standard">дорогой</text:p>
      <text:p text:style-name="Standard">иван</text:p>
      <text:p text:style-name="Standard">вам</text:p>
      <text:p text:style-name="Standard">нравится </text:p>
      <text:p text:style-name="Standard">индийская</text:p>
      <text:p text:style-name="Standard">еда</text:p>
      <text:p text:style-name="Standard">иван</text:p>
      <text:p text:style-name="Standard">индийская</text:p>
      <text:p text:style-name="Standard">еда </text:p>
      <text:p text:style-name="Standard">вкусная</text:p>
      <text:p text:style-name="Standard">но</text:p>
      <text:p text:style-name="Standard">в</text:p>
      <text:p text:style-name="Standard">ней </text:p>
      <text:p text:style-name="Standard">много</text:p>
      <text:p text:style-name="Standard">перца</text:p>
      <text:p text:style-name="Standard">имеет </text:p>
      <text:p text:style-name="Standard">много</text:p>
      <text:p text:style-name="Standard">перца</text:p>
      <text:p text:style-name="Standard">раджи</text:p>
      <text:p text:style-name="Standard">дорогой </text:p>
      <text:p text:style-name="Standard"><text:soft-page-break/>иван</text:p>
      <text:p text:style-name="Standard">после </text:p>
      <text:p text:style-name="Standard">посещения</text:p>
      <text:p text:style-name="Standard">бомбея </text:p>
      <text:p text:style-name="Standard">куда</text:p>
      <text:p text:style-name="Standard">вы</text:p>
      <text:p text:style-name="Standard">поедете</text:p>
      <text:p text:style-name="Standard">иван</text:p>
      <text:p text:style-name="Standard">вернусь</text:p>
      <text:p text:style-name="Standard">в </text:p>
      <text:p text:style-name="Standard">россию</text:p>
      <text:p text:style-name="Standard">саид</text:p>
      <text:p text:style-name="Standard">на</text:p>
      <text:p text:style-name="Standard">самолете</text:p>
      <text:p text:style-name="Standard">nām</text:p>
      <text:p text:style-name="Standard">e</text:p>
      <text:p text:style-name="Standard">hotel</text:p>
      <text:p text:style-name="Standard">čist</text:p>
      <text:p text:style-name="Standard">‫نام</text:p>
      <text:p text:style-name="Standard">هتل</text:p>
      <text:p text:style-name="Standard">چيست؟‬ </text:p>
      <text:p text:style-name="Standard">hotel</text:p>
      <text:p text:style-name="Standard">tājmahal”</text:p>
      <text:p text:style-name="Standard">‫هتل</text:p>
      <text:p text:style-name="Standard">تاج</text:p>
      <text:p text:style-name="Standard">محل‬ </text:p>
      <text:p text:style-name="Standard">emšab</text:p>
      <text:p text:style-name="Standard">film</text:p>
      <text:p text:style-name="Standard">e</text:p>
      <text:p text:style-name="Standard">hendi </text:p>
      <text:p text:style-name="Standard">tamāšā</text:p>
      <text:p text:style-name="Standard">mikonim</text:p>
      <text:p text:style-name="Standard">šomā</text:p>
      <text:p text:style-name="Standard">zabān</text:p>
      <text:p text:style-name="Standard">e</text:p>
      <text:p text:style-name="Standard">hendi </text:p>
      <text:p text:style-name="Standard">midānid</text:p>
      <text:p text:style-name="Standard">kami</text:p>
      <text:p text:style-name="Standard">zabān</text:p>
      <text:p text:style-name="Standard">e</text:p>
      <text:p text:style-name="Standard">hendi </text:p>
      <text:p text:style-name="Standard">be</text:p>
      <text:p text:style-name="Standard">fārsi</text:p>
      <text:p text:style-name="Standard">nazdik</text:p>
      <text:p text:style-name="Standard">ast</text:p>
      <text:p text:style-name="Standard">āri</text:p>
      <text:p text:style-name="Standard">zabān</text:p>
      <text:p text:style-name="Standard">e</text:p>
      <text:p text:style-name="Standard">hendi</text:p>
      <text:p text:style-name="Standard">az </text:p>
      <text:p text:style-name="Standard">xānevāde</text:p>
      <text:p text:style-name="Standard">ye</text:p>
      <text:p text:style-name="Standard">zabān</text:p>
      <text:p text:style-name="Standard">hā</text:p>
      <text:p text:style-name="Standard"><text:soft-page-break/>ye</text:p>
      <text:p text:style-name="Standard">hendo</text:p>
      <text:p text:style-name="Standard">oropāyi</text:p>
      <text:p text:style-name="Standard">ast</text:p>
      <text:p text:style-name="Standard">‫امشب</text:p>
      <text:p text:style-name="Standard">فيلم</text:p>
      <text:p text:style-name="Standard">هندى</text:p>
      <text:p text:style-name="Standard">تماشا‬ </text:p>
      <text:p text:style-name="Standard">‫مىآنيم‬ </text:p>
      <text:p text:style-name="Standard">‫شما</text:p>
      <text:p text:style-name="Standard">زبان</text:p>
      <text:p text:style-name="Standard">هندى</text:p>
      <text:p text:style-name="Standard">مىدانيد؟‬ </text:p>
      <text:p text:style-name="Standard">‫آمى</text:p>
      <text:p text:style-name="Standard">زبان</text:p>
      <text:p text:style-name="Standard">هندى</text:p>
      <text:p text:style-name="Standard">به‬ </text:p>
      <text:p text:style-name="Standard">‫فارسى</text:p>
      <text:p text:style-name="Standard">نزدیک</text:p>
      <text:p text:style-name="Standard">است‬ </text:p>
      <text:p text:style-name="Standard">‫آرى</text:p>
      <text:p text:style-name="Standard">زبان</text:p>
      <text:p text:style-name="Standard">هندى</text:p>
      <text:p text:style-name="Standard">از‬ </text:p>
      <text:p text:style-name="Standard">‫خانواده</text:p>
      <text:p text:style-name="Standard">زبانهاى‬ </text:p>
      <text:p text:style-name="Standard">‫هندواروپایى</text:p>
      <text:p text:style-name="Standard">است‬ </text:p>
      <text:p text:style-name="Standard">hendi</text:p>
      <text:p text:style-name="Standard">fārsi</text:p>
      <text:p text:style-name="Standard">engelisi</text:p>
      <text:p text:style-name="Standard">،‫هندى،</text:p>
      <text:p text:style-name="Standard">فارسى،</text:p>
      <text:p text:style-name="Standard">انگليسى‬ </text:p>
      <text:p text:style-name="Standard">ālmāni</text:p>
      <text:p text:style-name="Standard">hame</text:p>
      <text:p text:style-name="Standard">hendo</text:p>
      <text:p text:style-name="Standard">‫آلمانى</text:p>
      <text:p text:style-name="Standard">همه</text:p>
      <text:p text:style-name="Standard">هندواروپایى‬ </text:p>
      <text:p text:style-name="Standard">oropāyi</text:p>
      <text:p text:style-name="Standard">hastand</text:p>
      <text:p text:style-name="Standard">‫هستند‬ </text:p>
      <text:p text:style-name="Standard">ivān</text:p>
      <text:p text:style-name="Standard">jān</text:p>
      <text:p text:style-name="Standard">šomā</text:p>
      <text:p text:style-name="Standard">xorāk</text:p>
      <text:p text:style-name="Standard">‫ایوان</text:p>
      <text:p text:style-name="Standard">جان</text:p>
      <text:p text:style-name="Standard">شما</text:p>
      <text:p text:style-name="Standard">خوراک‬ </text:p>
      <text:p text:style-name="Standard">e</text:p>
      <text:p text:style-name="Standard">hendi</text:p>
      <text:p text:style-name="Standard">dust</text:p>
      <text:p text:style-name="Standard"><text:soft-page-break/>dārid</text:p>
      <text:p text:style-name="Standard">‫هندى</text:p>
      <text:p text:style-name="Standard">دوست</text:p>
      <text:p text:style-name="Standard">دارید؟‬ </text:p>
      <text:p text:style-name="Standard">xorāk</text:p>
      <text:p text:style-name="Standard">e</text:p>
      <text:p text:style-name="Standard">hendi</text:p>
      <text:p text:style-name="Standard">‫خوراک</text:p>
      <text:p text:style-name="Standard">هندى</text:p>
      <text:p text:style-name="Standard">خوشمزه‬ </text:p>
      <text:p text:style-name="Standard">xoš</text:p>
      <text:p text:style-name="Standard">maze</text:p>
      <text:p text:style-name="Standard">ast</text:p>
      <text:p text:style-name="Standard">vali</text:p>
      <text:p text:style-name="Standard">‫است،</text:p>
      <text:p text:style-name="Standard">ولى</text:p>
      <text:p text:style-name="Standard">خيلى</text:p>
      <text:p text:style-name="Standard">فلفل‬ </text:p>
      <text:p text:style-name="Standard">xeyli</text:p>
      <text:p text:style-name="Standard">felfel</text:p>
      <text:p text:style-name="Standard">dārad</text:p>
      <text:p text:style-name="Standard">‫دارد‬ </text:p>
      <text:p text:style-name="Standard">ivān</text:p>
      <text:p text:style-name="Standard">jān</text:p>
      <text:p text:style-name="Standard">pas</text:p>
      <text:p text:style-name="Standard">az</text:p>
      <text:p text:style-name="Standard">bāzdid</text:p>
      <text:p text:style-name="Standard">‫ایوان</text:p>
      <text:p text:style-name="Standard">جان</text:p>
      <text:p text:style-name="Standard">پس</text:p>
      <text:p text:style-name="Standard">از</text:p>
      <text:p text:style-name="Standard">بازدید‬ </text:p>
      <text:p text:style-name="Standard">az</text:p>
      <text:p text:style-name="Standard">bambey</text:p>
      <text:p text:style-name="Standard">kojā </text:p>
      <text:p text:style-name="Standard">‫از</text:p>
      <text:p text:style-name="Standard">بمبى</text:p>
      <text:p text:style-name="Standard">آجا</text:p>
      <text:p text:style-name="Standard">مىروید؟‬ </text:p>
      <text:p text:style-name="Standard">miravid</text:p>
      <text:p text:style-name="Standard">be</text:p>
      <text:p text:style-name="Standard">rusiye </text:p>
      <text:p text:style-name="Standard">barmigardam</text:p>
      <text:p text:style-name="Standard">bā</text:p>
      <text:p text:style-name="Standard">havā</text:p>
      <text:p text:style-name="Standard">peymā</text:p>
      <text:p text:style-name="Standard">‫به</text:p>
      <text:p text:style-name="Standard">روسيه</text:p>
      <text:p text:style-name="Standard">برمىگرد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<text:soft-page-break/>franklang</text:p>
      <text:p text:style-name="Standard">ru </text:p>
      <text:p text:style-name="Standard">‫با</text:p>
      <text:p text:style-name="Standard">هواپيما؟‬ </text:p>
      <text:p text:style-name="Standard">16 </text:p>
      <text:p text:style-name="Standard">иван</text:p>
      <text:p text:style-name="Standard">не</text:p>
      <text:p text:style-name="Standard">только</text:p>
      <text:p text:style-name="Standard">мой</text:p>
      <text:p text:style-name="Standard">путь</text:p>
      <text:p text:style-name="Standard">будет </text:p>
      <text:p text:style-name="Standard">сухопутным</text:p>
      <text:p text:style-name="Standard">воздушным</text:p>
      <text:p text:style-name="Standard">и </text:p>
      <text:p text:style-name="Standard">морским</text:p>
      <text:p text:style-name="Standard">раджи</text:p>
      <text:p text:style-name="Standard">в</text:p>
      <text:p text:style-name="Standard">какую </text:p>
      <text:p text:style-name="Standard">сторону</text:p>
      <text:p text:style-name="Standard">иван</text:p>
      <text:p text:style-name="Standard">из</text:p>
      <text:p text:style-name="Standard">бомбея</text:p>
      <text:p text:style-name="Standard">в </text:p>
      <text:p text:style-name="Standard">тегеран</text:p>
      <text:p text:style-name="Standard">по</text:p>
      <text:p text:style-name="Standard">воздуху</text:p>
      <text:p text:style-name="Standard">из</text:p>
      <text:p text:style-name="Standard">тегерана</text:p>
      <text:p text:style-name="Standard">до </text:p>
      <text:p text:style-name="Standard">анзали</text:p>
      <text:p text:style-name="Standard">сухопутно</text:p>
      <text:p text:style-name="Standard">из</text:p>
      <text:p text:style-name="Standard">анзали</text:p>
      <text:p text:style-name="Standard">до </text:p>
      <text:p text:style-name="Standard">астрахани</text:p>
      <text:p text:style-name="Standard">морем</text:p>
      <text:p text:style-name="Standard">саид</text:p>
      <text:p text:style-name="Standard">ты </text:p>
      <text:p text:style-name="Standard">знаменитый </text:p>
      <text:p text:style-name="Standard">путешественник</text:p>
      <text:p text:style-name="Standard">шестая</text:p>
      <text:p text:style-name="Standard">встреча </text:p>
      <text:p text:style-name="Standard">возвращение</text:p>
      <text:p text:style-name="Standard">ивана </text:p>
      <text:p text:style-name="Standard">в</text:p>
      <text:p text:style-name="Standard">иран</text:p>
      <text:p text:style-name="Standard">иван</text:p>
      <text:p text:style-name="Standard">извините</text:p>
      <text:p text:style-name="Standard">девушка</text:p>
      <text:p text:style-name="Standard">вы</text:p>
      <text:p text:style-name="Standard">из </text:p>
      <text:p text:style-name="Standard">ирана</text:p>
      <text:p text:style-name="Standard">девушка</text:p>
      <text:p text:style-name="Standard">да</text:p>
      <text:p text:style-name="Standard"><text:soft-page-break/>как </text:p>
      <text:p text:style-name="Standard">откуда</text:p>
      <text:p text:style-name="Standard">вы </text:p>
      <text:p text:style-name="Standard">узнали</text:p>
      <text:p text:style-name="Standard">иван</text:p>
      <text:p text:style-name="Standard">у</text:p>
      <text:p text:style-name="Standard">вас</text:p>
      <text:p text:style-name="Standard">иранское </text:p>
      <text:p text:style-name="Standard">лицо</text:p>
      <text:p text:style-name="Standard">девушка</text:p>
      <text:p text:style-name="Standard">вы </text:p>
      <text:p text:style-name="Standard">антрополог</text:p>
      <text:p text:style-name="Standard">людей </text:p>
      <text:p text:style-name="Standard">знающий</text:p>
      <text:p text:style-name="Standard">знаток</text:p>
      <text:p text:style-name="Standard">иван</text:p>
      <text:p text:style-name="Standard">нет</text:p>
      <text:p text:style-name="Standard">я </text:p>
      <text:p text:style-name="Standard">путешественник</text:p>
      <text:p text:style-name="Standard">девушка</text:p>
      <text:p text:style-name="Standard">меня</text:p>
      <text:p text:style-name="Standard">зовут </text:p>
      <text:p text:style-name="Standard">шахназ</text:p>
      <text:p text:style-name="Standard">иван</text:p>
      <text:p text:style-name="Standard">меня</text:p>
      <text:p text:style-name="Standard">зовут </text:p>
      <text:p text:style-name="Standard">иван</text:p>
      <text:p text:style-name="Standard">я</text:p>
      <text:p text:style-name="Standard">русский</text:p>
      <text:p text:style-name="Standard">na</text:p>
      <text:p text:style-name="Standard">tanhā</text:p>
      <text:p text:style-name="Standard">az</text:p>
      <text:p text:style-name="Standard">rāh</text:p>
      <text:p text:style-name="Standard">e </text:p>
      <text:p text:style-name="Standard">zamini</text:p>
      <text:p text:style-name="Standard">havāyi</text:p>
      <text:p text:style-name="Standard">daryāyi</text:p>
      <text:p text:style-name="Standard">،‫نه</text:p>
      <text:p text:style-name="Standard">تنها</text:p>
      <text:p text:style-name="Standard">از</text:p>
      <text:p text:style-name="Standard">راه</text:p>
      <text:p text:style-name="Standard">زمينى‬ </text:p>
      <text:p text:style-name="Standard">‫هوایى،</text:p>
      <text:p text:style-name="Standard">دریایى‬ </text:p>
      <text:p text:style-name="Standard">be</text:p>
      <text:p text:style-name="Standard">kodām</text:p>
      <text:p text:style-name="Standard">su</text:p>
      <text:p text:style-name="Standard">az</text:p>
      <text:p text:style-name="Standard">bambey</text:p>
      <text:p text:style-name="Standard">be</text:p>
      <text:p text:style-name="Standard">tehrān</text:p>
      <text:p text:style-name="Standard">havāyi</text:p>
      <text:p text:style-name="Standard">az</text:p>
      <text:p text:style-name="Standard">tehrān</text:p>
      <text:p text:style-name="Standard"><text:soft-page-break/>be </text:p>
      <text:p text:style-name="Standard">anzali</text:p>
      <text:p text:style-name="Standard">zamini</text:p>
      <text:p text:style-name="Standard">az </text:p>
      <text:p text:style-name="Standard">anzali</text:p>
      <text:p text:style-name="Standard">be</text:p>
      <text:p text:style-name="Standard">āstrāxān</text:p>
      <text:p text:style-name="Standard">daryāyi</text:p>
      <text:p text:style-name="Standard">to</text:p>
      <text:p text:style-name="Standard">yek</text:p>
      <text:p text:style-name="Standard">jehāngard</text:p>
      <text:p text:style-name="Standard">e </text:p>
      <text:p text:style-name="Standard">sar</text:p>
      <text:p text:style-name="Standard">šenās</text:p>
      <text:p text:style-name="Standard">hasti</text:p>
      <text:p text:style-name="Standard">‫به</text:p>
      <text:p text:style-name="Standard">آدام</text:p>
      <text:p text:style-name="Standard">سو؟‬ </text:p>
      <text:p text:style-name="Standard">،‫از</text:p>
      <text:p text:style-name="Standard">بمبى</text:p>
      <text:p text:style-name="Standard">به</text:p>
      <text:p text:style-name="Standard">تهران‬ </text:p>
      <text:p text:style-name="Standard">‫هوایى</text:p>
      <text:p text:style-name="Standard">از</text:p>
      <text:p text:style-name="Standard">تهران</text:p>
      <text:p text:style-name="Standard">به‬ </text:p>
      <text:p text:style-name="Standard">‫انزلى،</text:p>
      <text:p text:style-name="Standard">زمينى</text:p>
      <text:p text:style-name="Standard">از</text:p>
      <text:p text:style-name="Standard">انزلى‬ </text:p>
      <text:p text:style-name="Standard">‫به</text:p>
      <text:p text:style-name="Standard">استراخان،</text:p>
      <text:p text:style-name="Standard">دریایى‬ </text:p>
      <text:p text:style-name="Standard">‫تو</text:p>
      <text:p text:style-name="Standard">یک</text:p>
      <text:p text:style-name="Standard">جهانگرد‬ </text:p>
      <text:p text:style-name="Standard">‫سرشناس</text:p>
      <text:p text:style-name="Standard">هستى‬ </text:p>
      <text:p text:style-name="Standard">didār</text:p>
      <text:p text:style-name="Standard">e</text:p>
      <text:p text:style-name="Standard">šešom</text:p>
      <text:p text:style-name="Standard">‫دیدار</text:p>
      <text:p text:style-name="Standard">ششم‬ </text:p>
      <text:p text:style-name="Standard">bāzgašt</text:p>
      <text:p text:style-name="Standard">e</text:p>
      <text:p text:style-name="Standard">ivān</text:p>
      <text:p text:style-name="Standard">be</text:p>
      <text:p text:style-name="Standard">irān</text:p>
      <text:p text:style-name="Standard">‫بازگشت</text:p>
      <text:p text:style-name="Standard">ایوان</text:p>
      <text:p text:style-name="Standard">به</text:p>
      <text:p text:style-name="Standard">ایران‬ </text:p>
      <text:p text:style-name="Standard">bebaxšid</text:p>
      <text:p text:style-name="Standard">doxtar</text:p>
      <text:p text:style-name="Standard"><text:soft-page-break/>‫ببخشيد</text:p>
      <text:p text:style-name="Standard">دختر</text:p>
      <text:p text:style-name="Standard">خانم</text:p>
      <text:p text:style-name="Standard">شما‬ </text:p>
      <text:p text:style-name="Standard">xānom</text:p>
      <text:p text:style-name="Standard">šomā</text:p>
      <text:p text:style-name="Standard">irāni</text:p>
      <text:p text:style-name="Standard">‫ایرانى</text:p>
      <text:p text:style-name="Standard">هستيد؟‬ </text:p>
      <text:p text:style-name="Standard">hastid</text:p>
      <text:p text:style-name="Standard">bale</text:p>
      <text:p text:style-name="Standard">az</text:p>
      <text:p text:style-name="Standard">kojā</text:p>
      <text:p text:style-name="Standard">dānestid</text:p>
      <text:p text:style-name="Standard">čehre</text:p>
      <text:p text:style-name="Standard">ye</text:p>
      <text:p text:style-name="Standard">šomā</text:p>
      <text:p text:style-name="Standard">irāni</text:p>
      <text:p text:style-name="Standard">‫چهره</text:p>
      <text:p text:style-name="Standard">شما</text:p>
      <text:p text:style-name="Standard">ایرانى</text:p>
      <text:p text:style-name="Standard">است‬ </text:p>
      <text:p text:style-name="Standard">ast</text:p>
      <text:p text:style-name="Standard">šomā</text:p>
      <text:p text:style-name="Standard">mardom</text:p>
      <text:p text:style-name="Standard">šenās</text:p>
      <text:p text:style-name="Standard">hastid</text:p>
      <text:p text:style-name="Standard">na</text:p>
      <text:p text:style-name="Standard">man</text:p>
      <text:p text:style-name="Standard">jehān</text:p>
      <text:p text:style-name="Standard">gard </text:p>
      <text:p text:style-name="Standard">hastam</text:p>
      <text:p text:style-name="Standard">nām</text:p>
      <text:p text:style-name="Standard">e</text:p>
      <text:p text:style-name="Standard">man</text:p>
      <text:p text:style-name="Standard">šahnāz </text:p>
      <text:p text:style-name="Standard">ast</text:p>
      <text:p text:style-name="Standard">nām</text:p>
      <text:p text:style-name="Standard">e</text:p>
      <text:p text:style-name="Standard">man</text:p>
      <text:p text:style-name="Standard">ivān</text:p>
      <text:p text:style-name="Standard">ast</text:p>
      <text:p text:style-name="Standard">man</text:p>
      <text:p text:style-name="Standard">rus</text:p>
      <text:p text:style-name="Standard">hastam</text:p>
      <text:p text:style-name="Standard">‫بله</text:p>
      <text:p text:style-name="Standard">از</text:p>
      <text:p text:style-name="Standard">آجا</text:p>
      <text:p text:style-name="Standard">دانستيد؟‬ </text:p>
      <text:p text:style-name="Standard">‫شما</text:p>
      <text:p text:style-name="Standard">مردمشناس</text:p>
      <text:p text:style-name="Standard">هستيد؟‬ </text:p>
      <text:p text:style-name="Standard">‫نه</text:p>
      <text:p text:style-name="Standard">من</text:p>
      <text:p text:style-name="Standard"><text:soft-page-break/>جهانگرد</text:p>
      <text:p text:style-name="Standard">هستم‬ </text:p>
      <text:p text:style-name="Standard">‫نام</text:p>
      <text:p text:style-name="Standard">من</text:p>
      <text:p text:style-name="Standard">شهناز</text:p>
      <text:p text:style-name="Standard">است‬ </text:p>
      <text:p text:style-name="Standard">‫نام</text:p>
      <text:p text:style-name="Standard">من</text:p>
      <text:p text:style-name="Standard">ایوان</text:p>
      <text:p text:style-name="Standard">است،</text:p>
      <text:p text:style-name="Standard">من‬ </text:p>
      <text:p text:style-name="Standard">‫روس</text:p>
      <text:p text:style-name="Standard">هست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7 </text:p>
      <text:p text:style-name="Standard">шахназ</text:p>
      <text:p text:style-name="Standard">вы</text:p>
      <text:p text:style-name="Standard">не </text:p>
      <text:p text:style-name="Standard">только </text:p>
      <text:p text:style-name="Standard">путешественник</text:p>
      <text:p text:style-name="Standard">но </text:p>
      <text:p text:style-name="Standard">и</text:p>
      <text:p text:style-name="Standard">лингвист</text:p>
      <text:p text:style-name="Standard">языков </text:p>
      <text:p text:style-name="Standard">знаток</text:p>
      <text:p text:style-name="Standard">иван</text:p>
      <text:p text:style-name="Standard">я </text:p>
      <text:p text:style-name="Standard">разговариваю</text:p>
      <text:p text:style-name="Standard">на </text:p>
      <text:p text:style-name="Standard">четырех</text:p>
      <text:p text:style-name="Standard">языках</text:p>
      <text:p text:style-name="Standard">персидском</text:p>
      <text:p text:style-name="Standard">английском</text:p>
      <text:p text:style-name="Standard">немецком</text:p>
      <text:p text:style-name="Standard">а</text:p>
      <text:p text:style-name="Standard">русский </text:p>
      <text:p text:style-name="Standard">язык</text:p>
      <text:p text:style-name="Standard">—</text:p>
      <text:p text:style-name="Standard">мой</text:p>
      <text:p text:style-name="Standard">родной </text:p>
      <text:p text:style-name="Standard">язык</text:p>
      <text:p text:style-name="Standard">матери</text:p>
      <text:p text:style-name="Standard">шахназ</text:p>
      <text:p text:style-name="Standard">я</text:p>
      <text:p text:style-name="Standard">рада</text:p>
      <text:p text:style-name="Standard">что </text:p>
      <text:p text:style-name="Standard">встретилась</text:p>
      <text:p text:style-name="Standard">с</text:p>
      <text:p text:style-name="Standard"><text:soft-page-break/>вами </text:p>
      <text:p text:style-name="Standard">встреча</text:p>
      <text:p text:style-name="Standard">радость </text:p>
      <text:p text:style-name="Standard">установила</text:p>
      <text:p text:style-name="Standard">иван</text:p>
      <text:p text:style-name="Standard">когда</text:p>
      <text:p text:style-name="Standard">вы </text:p>
      <text:p text:style-name="Standard">вернетесь</text:p>
      <text:p text:style-name="Standard">в</text:p>
      <text:p text:style-name="Standard">иран</text:p>
      <text:p text:style-name="Standard">шахназ</text:p>
      <text:p text:style-name="Standard">может </text:p>
      <text:p text:style-name="Standard">быть</text:p>
      <text:p text:style-name="Standard">завтра</text:p>
      <text:p text:style-name="Standard">или </text:p>
      <text:p text:style-name="Standard">послезавтра</text:p>
      <text:p text:style-name="Standard">иван</text:p>
      <text:p text:style-name="Standard">если</text:p>
      <text:p text:style-name="Standard">хотите</text:p>
      <text:p text:style-name="Standard">поедем</text:p>
      <text:p text:style-name="Standard">вместе</text:p>
      <text:p text:style-name="Standard">шахназ</text:p>
      <text:p text:style-name="Standard">каким </text:p>
      <text:p text:style-name="Standard">путем</text:p>
      <text:p text:style-name="Standard">морем</text:p>
      <text:p text:style-name="Standard">сухопутным</text:p>
      <text:p text:style-name="Standard">или </text:p>
      <text:p text:style-name="Standard">воздушным</text:p>
      <text:p text:style-name="Standard">иван</text:p>
      <text:p text:style-name="Standard">как</text:p>
      <text:p text:style-name="Standard">вы </text:p>
      <text:p text:style-name="Standard">скажете</text:p>
      <text:p text:style-name="Standard">все</text:p>
      <text:p text:style-name="Standard">что </text:p>
      <text:p text:style-name="Standard">вы</text:p>
      <text:p text:style-name="Standard">скажете</text:p>
      <text:p text:style-name="Standard">шахназ</text:p>
      <text:p text:style-name="Standard">лучше</text:p>
      <text:p text:style-name="Standard">на </text:p>
      <text:p text:style-name="Standard">самолете</text:p>
      <text:p text:style-name="Standard">иван</text:p>
      <text:p text:style-name="Standard">рейс</text:p>
      <text:p text:style-name="Standard">полет</text:p>
      <text:p text:style-name="Standard">бомбей</text:p>
      <text:p text:style-name="Standard">тегеран</text:p>
      <text:p text:style-name="Standard">шахназ</text:p>
      <text:p text:style-name="Standard">нет</text:p>
      <text:p text:style-name="Standard">бомбей</text:p>
      <text:p text:style-name="Standard">тегеран</text:p>
      <text:p text:style-name="Standard">йезд</text:p>
      <text:p text:style-name="Standard">šomā</text:p>
      <text:p text:style-name="Standard">ne</text:p>
      <text:p text:style-name="Standard">tanhā </text:p>
      <text:p text:style-name="Standard">jehān</text:p>
      <text:p text:style-name="Standard"><text:soft-page-break/>gard</text:p>
      <text:p text:style-name="Standard">hastid</text:p>
      <text:p text:style-name="Standard">zabān</text:p>
      <text:p text:style-name="Standard">šenās</text:p>
      <text:p text:style-name="Standard">niz</text:p>
      <text:p text:style-name="Standard">hastid</text:p>
      <text:p text:style-name="Standard">‫شما</text:p>
      <text:p text:style-name="Standard">نه</text:p>
      <text:p text:style-name="Standard">تنها</text:p>
      <text:p text:style-name="Standard">جهانگرد‬ </text:p>
      <text:p text:style-name="Standard">‫هستيد،</text:p>
      <text:p text:style-name="Standard">زبانشناس</text:p>
      <text:p text:style-name="Standard">نيز‬ </text:p>
      <text:p text:style-name="Standard">‫هستيد‬ </text:p>
      <text:p text:style-name="Standard">man</text:p>
      <text:p text:style-name="Standard">be</text:p>
      <text:p text:style-name="Standard">čahār</text:p>
      <text:p text:style-name="Standard">zabān </text:p>
      <text:p text:style-name="Standard">‫من</text:p>
      <text:p text:style-name="Standard">به</text:p>
      <text:p text:style-name="Standard">چهار</text:p>
      <text:p text:style-name="Standard">زبان</text:p>
      <text:p text:style-name="Standard">سخن‬ </text:p>
      <text:p text:style-name="Standard">soxan</text:p>
      <text:p text:style-name="Standard">miguyam</text:p>
      <text:p text:style-name="Standard">fārsi</text:p>
      <text:p text:style-name="Standard">،‫مىگویم</text:p>
      <text:p text:style-name="Standard">فارسى‬ </text:p>
      <text:p text:style-name="Standard">engelisi</text:p>
      <text:p text:style-name="Standard">ālmāni</text:p>
      <text:p text:style-name="Standard">va </text:p>
      <text:p text:style-name="Standard">‫انگليسى،</text:p>
      <text:p text:style-name="Standard">آلمانى</text:p>
      <text:p text:style-name="Standard">و</text:p>
      <text:p text:style-name="Standard">روسى‬ </text:p>
      <text:p text:style-name="Standard">rusi</text:p>
      <text:p text:style-name="Standard">zabān</text:p>
      <text:p text:style-name="Standard">e</text:p>
      <text:p text:style-name="Standard">mādari</text:p>
      <text:p text:style-name="Standard">ye </text:p>
      <text:p text:style-name="Standard">‫زبان</text:p>
      <text:p text:style-name="Standard">مادرى</text:p>
      <text:p text:style-name="Standard">من</text:p>
      <text:p text:style-name="Standard">است‬ </text:p>
      <text:p text:style-name="Standard">man</text:p>
      <text:p text:style-name="Standard">ast</text:p>
      <text:p text:style-name="Standard">didār</text:p>
      <text:p text:style-name="Standard">e</text:p>
      <text:p text:style-name="Standard">man</text:p>
      <text:p text:style-name="Standard">bā</text:p>
      <text:p text:style-name="Standard">šomā </text:p>
      <text:p text:style-name="Standard">marā</text:p>
      <text:p text:style-name="Standard">šād</text:p>
      <text:p text:style-name="Standard">sāxt</text:p>
      <text:p text:style-name="Standard"><text:soft-page-break/>‫دیدار</text:p>
      <text:p text:style-name="Standard">من</text:p>
      <text:p text:style-name="Standard">با</text:p>
      <text:p text:style-name="Standard">شما</text:p>
      <text:p text:style-name="Standard">مرا</text:p>
      <text:p text:style-name="Standard">شاد‬ </text:p>
      <text:p text:style-name="Standard">‫ساخت‬ </text:p>
      <text:p text:style-name="Standard">šomā</text:p>
      <text:p text:style-name="Standard">key</text:p>
      <text:p text:style-name="Standard">be</text:p>
      <text:p text:style-name="Standard">iran </text:p>
      <text:p text:style-name="Standard">‫شما</text:p>
      <text:p text:style-name="Standard">آى</text:p>
      <text:p text:style-name="Standard">به</text:p>
      <text:p text:style-name="Standard">ایران‬ </text:p>
      <text:p text:style-name="Standard">barmigardid</text:p>
      <text:p text:style-name="Standard">‫برمىگردید؟‬ </text:p>
      <text:p text:style-name="Standard">šāyed</text:p>
      <text:p text:style-name="Standard">fardā</text:p>
      <text:p text:style-name="Standard">šāyed</text:p>
      <text:p text:style-name="Standard">pas</text:p>
      <text:p text:style-name="Standard">‫شاید</text:p>
      <text:p text:style-name="Standard">فردا،</text:p>
      <text:p text:style-name="Standard">شاید</text:p>
      <text:p text:style-name="Standard">پس</text:p>
      <text:p text:style-name="Standard">فردا‬ </text:p>
      <text:p text:style-name="Standard">fardā</text:p>
      <text:p text:style-name="Standard">agar</text:p>
      <text:p text:style-name="Standard">dust</text:p>
      <text:p text:style-name="Standard">dārid</text:p>
      <text:p text:style-name="Standard">bāham</text:p>
      <text:p text:style-name="Standard">miravim</text:p>
      <text:p text:style-name="Standard">az</text:p>
      <text:p text:style-name="Standard">kodām</text:p>
      <text:p text:style-name="Standard">rāh</text:p>
      <text:p text:style-name="Standard">daryāyi</text:p>
      <text:p text:style-name="Standard">zamini</text:p>
      <text:p text:style-name="Standard">yā </text:p>
      <text:p text:style-name="Standard">havāyi</text:p>
      <text:p text:style-name="Standard">‫اگر</text:p>
      <text:p text:style-name="Standard">دوست</text:p>
      <text:p text:style-name="Standard">دارید،</text:p>
      <text:p text:style-name="Standard">با</text:p>
      <text:p text:style-name="Standard">هم‬ </text:p>
      <text:p text:style-name="Standard">‫مىرویم‬ </text:p>
      <text:p text:style-name="Standard">،‫از</text:p>
      <text:p text:style-name="Standard">آدام</text:p>
      <text:p text:style-name="Standard">راه؟</text:p>
      <text:p text:style-name="Standard">دریایى‬ </text:p>
      <text:p text:style-name="Standard">‫زمينى</text:p>
      <text:p text:style-name="Standard">یا</text:p>
      <text:p text:style-name="Standard">هوایى؟‬ </text:p>
      <text:p text:style-name="Standard">har</text:p>
      <text:p text:style-name="Standard">če</text:p>
      <text:p text:style-name="Standard"><text:soft-page-break/>šomā</text:p>
      <text:p text:style-name="Standard">beguyid</text:p>
      <text:p text:style-name="Standard">‫هر</text:p>
      <text:p text:style-name="Standard">چه</text:p>
      <text:p text:style-name="Standard">شما</text:p>
      <text:p text:style-name="Standard">بگویيد‬ </text:p>
      <text:p text:style-name="Standard">bā</text:p>
      <text:p text:style-name="Standard">havā</text:p>
      <text:p text:style-name="Standard">peymā</text:p>
      <text:p text:style-name="Standard">behtar</text:p>
      <text:p text:style-name="Standard">‫با</text:p>
      <text:p text:style-name="Standard">هواپيما</text:p>
      <text:p text:style-name="Standard">بهتر</text:p>
      <text:p text:style-name="Standard">است‬ </text:p>
      <text:p text:style-name="Standard">ast</text:p>
      <text:p text:style-name="Standard">parvāz</text:p>
      <text:p text:style-name="Standard">e</text:p>
      <text:p text:style-name="Standard">bambey</text:p>
      <text:p text:style-name="Standard">tehrān</text:p>
      <text:p text:style-name="Standard">na</text:p>
      <text:p text:style-name="Standard">bambey</text:p>
      <text:p text:style-name="Standard">tehrān</text:p>
      <text:p text:style-name="Standard">yazd</text:p>
      <text:p text:style-name="Standard">‫پرواز</text:p>
      <text:p text:style-name="Standard">بمبى</text:p>
      <text:p text:style-name="Standard">—</text:p>
      <text:p text:style-name="Standard">تهران‬ </text:p>
      <text:p text:style-name="Standard">—</text:p>
      <text:p text:style-name="Standard">‫نه</text:p>
      <text:p text:style-name="Standard">بمبى</text:p>
      <text:p text:style-name="Standard">—</text:p>
      <text:p text:style-name="Standard">تهران‬ </text:p>
      <text:p text:style-name="Standard">‫یز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8 </text:p>
      <text:p text:style-name="Standard">иван</text:p>
      <text:p text:style-name="Standard">где</text:p>
      <text:p text:style-name="Standard">находится </text:p>
      <text:p text:style-name="Standard">йезд</text:p>
      <text:p text:style-name="Standard">шахназ</text:p>
      <text:p text:style-name="Standard">йезд</text:p>
      <text:p text:style-name="Standard">—</text:p>
      <text:p text:style-name="Standard">это </text:p>
      <text:p text:style-name="Standard">мой</text:p>
      <text:p text:style-name="Standard">город</text:p>
      <text:p text:style-name="Standard">иван</text:p>
      <text:p text:style-name="Standard">ваша</text:p>
      <text:p text:style-name="Standard">семья </text:p>
      <text:p text:style-name="Standard"><text:soft-page-break/>находится</text:p>
      <text:p text:style-name="Standard">в</text:p>
      <text:p text:style-name="Standard">г</text:p>
      <text:p text:style-name="Standard">йезд</text:p>
      <text:p text:style-name="Standard">шахназ</text:p>
      <text:p text:style-name="Standard">мой</text:p>
      <text:p text:style-name="Standard">отец </text:p>
      <text:p text:style-name="Standard">живет</text:p>
      <text:p text:style-name="Standard">в</text:p>
      <text:p text:style-name="Standard">бомбее</text:p>
      <text:p text:style-name="Standard">иван</text:p>
      <text:p text:style-name="Standard">чем </text:p>
      <text:p text:style-name="Standard">занимается</text:p>
      <text:p text:style-name="Standard">ваш </text:p>
      <text:p text:style-name="Standard">отец</text:p>
      <text:p text:style-name="Standard">шахназ</text:p>
      <text:p text:style-name="Standard">он </text:p>
      <text:p text:style-name="Standard">председатель </text:p>
      <text:p text:style-name="Standard">зороастрийского </text:p>
      <text:p text:style-name="Standard">общества</text:p>
      <text:p text:style-name="Standard">иван</text:p>
      <text:p text:style-name="Standard">значит</text:p>
      <text:p text:style-name="Standard">вы </text:p>
      <text:p text:style-name="Standard">зороастрийцы</text:p>
      <text:p text:style-name="Standard">шахназ</text:p>
      <text:p text:style-name="Standard">да</text:p>
      <text:p text:style-name="Standard">иван</text:p>
      <text:p text:style-name="Standard">я</text:p>
      <text:p text:style-name="Standard">читал</text:p>
      <text:p text:style-name="Standard">так </text:p>
      <text:p text:style-name="Standard">говорил</text:p>
      <text:p text:style-name="Standard">заратустра </text:p>
      <text:p text:style-name="Standard">фридриха</text:p>
      <text:p text:style-name="Standard">ницше</text:p>
      <text:p text:style-name="Standard">шахназ</text:p>
      <text:p text:style-name="Standard">иран</text:p>
      <text:p text:style-name="Standard">— </text:p>
      <text:p text:style-name="Standard">страна</text:p>
      <text:p text:style-name="Standard">четырех </text:p>
      <text:p text:style-name="Standard">религий</text:p>
      <text:p text:style-name="Standard">мусульманство</text:p>
      <text:p text:style-name="Standard">зороастризм</text:p>
      <text:p text:style-name="Standard">христианство</text:p>
      <text:p text:style-name="Standard">иудейство</text:p>
      <text:p text:style-name="Standard">yazd</text:p>
      <text:p text:style-name="Standard">kojā</text:p>
      <text:p text:style-name="Standard">ast</text:p>
      <text:p text:style-name="Standard">yazd</text:p>
      <text:p text:style-name="Standard">šahr</text:p>
      <text:p text:style-name="Standard">e</text:p>
      <text:p text:style-name="Standard">man</text:p>
      <text:p text:style-name="Standard">ast</text:p>
      <text:p text:style-name="Standard">‫یزد</text:p>
      <text:p text:style-name="Standard">آجا</text:p>
      <text:p text:style-name="Standard"><text:soft-page-break/>است؟‬ </text:p>
      <text:p text:style-name="Standard">‫یزد</text:p>
      <text:p text:style-name="Standard">شهر</text:p>
      <text:p text:style-name="Standard">من</text:p>
      <text:p text:style-name="Standard">است‬ </text:p>
      <text:p text:style-name="Standard">xānevāde</text:p>
      <text:p text:style-name="Standard">ye</text:p>
      <text:p text:style-name="Standard">šomā</text:p>
      <text:p text:style-name="Standard">dar</text:p>
      <text:p text:style-name="Standard">‫خانواده</text:p>
      <text:p text:style-name="Standard">شما</text:p>
      <text:p text:style-name="Standard">در</text:p>
      <text:p text:style-name="Standard">یزد‬ </text:p>
      <text:p text:style-name="Standard">yazd</text:p>
      <text:p text:style-name="Standard">hastand</text:p>
      <text:p text:style-name="Standard">‫هستند؟‬ </text:p>
      <text:p text:style-name="Standard">pedar</text:p>
      <text:p text:style-name="Standard">e</text:p>
      <text:p text:style-name="Standard">man</text:p>
      <text:p text:style-name="Standard">dar</text:p>
      <text:p text:style-name="Standard">‫پدر</text:p>
      <text:p text:style-name="Standard">من</text:p>
      <text:p text:style-name="Standard">در</text:p>
      <text:p text:style-name="Standard">بمبى</text:p>
      <text:p text:style-name="Standard">زندگى‬ </text:p>
      <text:p text:style-name="Standard">bambey</text:p>
      <text:p text:style-name="Standard">zendegi</text:p>
      <text:p text:style-name="Standard">‫مىآند‬ </text:p>
      <text:p text:style-name="Standard">mikonad</text:p>
      <text:p text:style-name="Standard">kār</text:p>
      <text:p text:style-name="Standard">e</text:p>
      <text:p text:style-name="Standard">pedar</text:p>
      <text:p text:style-name="Standard">e</text:p>
      <text:p text:style-name="Standard">šomā</text:p>
      <text:p text:style-name="Standard">čist</text:p>
      <text:p text:style-name="Standard">sarparast</text:p>
      <text:p text:style-name="Standard">e</text:p>
      <text:p text:style-name="Standard">anjoman</text:p>
      <text:p text:style-name="Standard">e</text:p>
      <text:p text:style-name="Standard">‫سرپرست</text:p>
      <text:p text:style-name="Standard">انجمن‬ </text:p>
      <text:p text:style-name="Standard">zartoštiān</text:p>
      <text:p text:style-name="Standard">ast</text:p>
      <text:p text:style-name="Standard">‫زرتشتيان</text:p>
      <text:p text:style-name="Standard">است‬ </text:p>
      <text:p text:style-name="Standard">pas</text:p>
      <text:p text:style-name="Standard">šomā</text:p>
      <text:p text:style-name="Standard">zartošti</text:p>
      <text:p text:style-name="Standard">‫پس</text:p>
      <text:p text:style-name="Standard">شما</text:p>
      <text:p text:style-name="Standard">زرتشتى</text:p>
      <text:p text:style-name="Standard">هستيد؟‬ </text:p>
      <text:p text:style-name="Standard">hastid</text:p>
      <text:p text:style-name="Standard">āri</text:p>
      <text:p text:style-name="Standard"><text:soft-page-break/>man</text:p>
      <text:p text:style-name="Standard">ketāb</text:p>
      <text:p text:style-name="Standard">e</text:p>
      <text:p text:style-name="Standard">fridrich</text:p>
      <text:p text:style-name="Standard">nietzsche</text:p>
      <text:p text:style-name="Standard">čanin</text:p>
      <text:p text:style-name="Standard">goft</text:p>
      <text:p text:style-name="Standard">zartošt”</text:p>
      <text:p text:style-name="Standard">rā</text:p>
      <text:p text:style-name="Standard">xāndam</text:p>
      <text:p text:style-name="Standard">‫آار</text:p>
      <text:p text:style-name="Standard">پدر</text:p>
      <text:p text:style-name="Standard">شما</text:p>
      <text:p text:style-name="Standard">چيست؟‬ </text:p>
      <text:p text:style-name="Standard">‫آرى‬ </text:p>
      <text:p text:style-name="Standard">‫من</text:p>
      <text:p text:style-name="Standard">آتاب</text:p>
      <text:p text:style-name="Standard">فردریش</text:p>
      <text:p text:style-name="Standard">نيشه‬ </text:p>
      <text:p text:style-name="Standard">‫—</text:p>
      <text:p text:style-name="Standard">چنين</text:p>
      <text:p text:style-name="Standard">گفت</text:p>
      <text:p text:style-name="Standard">زرتشت‬ </text:p>
      <text:p text:style-name="Standard">‫را</text:p>
      <text:p text:style-name="Standard">خواندم‬ </text:p>
      <text:p text:style-name="Standard">irān</text:p>
      <text:p text:style-name="Standard">sarzamin</text:p>
      <text:p text:style-name="Standard">e</text:p>
      <text:p text:style-name="Standard">čahār</text:p>
      <text:p text:style-name="Standard">‫ایران</text:p>
      <text:p text:style-name="Standard">سرزمين</text:p>
      <text:p text:style-name="Standard">چهار</text:p>
      <text:p text:style-name="Standard">آیين‬ </text:p>
      <text:p text:style-name="Standard">āyin</text:p>
      <text:p text:style-name="Standard">ast;</text:p>
      <text:p text:style-name="Standard">mosalmānān</text:p>
      <text:p text:style-name="Standard">،‫است</text:p>
      <text:p text:style-name="Standard">مسلمانان‬ </text:p>
      <text:p text:style-name="Standard">zartoštiān</text:p>
      <text:p text:style-name="Standard">masihiān</text:p>
      <text:p text:style-name="Standard">va </text:p>
      <text:p text:style-name="Standard">‫زرتشتيان،</text:p>
      <text:p text:style-name="Standard">مسيحيان</text:p>
      <text:p text:style-name="Standard">و‬ </text:p>
      <text:p text:style-name="Standard">kalimiān</text:p>
      <text:p text:style-name="Standard">ast</text:p>
      <text:p text:style-name="Standard">‫آليميان</text:p>
      <text:p text:style-name="Standard">است‬ </text:p>
      <text:p text:style-name="Standard">в</text:p>
      <text:p text:style-name="Standard">аэропорту </text:p>
      <text:p text:style-name="Standard">dar</text:p>
      <text:p text:style-name="Standard">forudgāh</text:p>
      <text:p text:style-name="Standard">e</text:p>
      <text:p text:style-name="Standard">bambey</text:p>
      <text:p text:style-name="Standard"><text:soft-page-break/>бомбея</text:p>
      <text:p text:style-name="Standard">иван</text:p>
      <text:p text:style-name="Standard">дорогая </text:p>
      <text:p text:style-name="Standard">šahnāz</text:p>
      <text:p text:style-name="Standard">jān</text:p>
      <text:p text:style-name="Standard">behtar</text:p>
      <text:p text:style-name="Standard">ast</text:p>
      <text:p text:style-name="Standard">piš </text:p>
      <text:p text:style-name="Standard">шахназ</text:p>
      <text:p text:style-name="Standard">нам</text:p>
      <text:p text:style-name="Standard">лучше</text:p>
      <text:p text:style-name="Standard">az</text:p>
      <text:p text:style-name="Standard">parvāz</text:p>
      <text:p text:style-name="Standard">šām</text:p>
      <text:p text:style-name="Standard">bexorim</text:p>
      <text:p text:style-name="Standard">поужинать</text:p>
      <text:p text:style-name="Standard">до </text:p>
      <text:p text:style-name="Standard">вылета</text:p>
      <text:p text:style-name="Standard">‫در</text:p>
      <text:p text:style-name="Standard">فرودگاه</text:p>
      <text:p text:style-name="Standard">بمبى‬ </text:p>
      <text:p text:style-name="Standard">‫شهناز</text:p>
      <text:p text:style-name="Standard">جان</text:p>
      <text:p text:style-name="Standard">بهتر</text:p>
      <text:p text:style-name="Standard">است‬ </text:p>
      <text:p text:style-name="Standard">‫پيش</text:p>
      <text:p text:style-name="Standard">از</text:p>
      <text:p text:style-name="Standard">پرواز</text:p>
      <text:p text:style-name="Standard">شام‬ </text:p>
      <text:p text:style-name="Standard">‫بخوری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19 </text:p>
      <text:p text:style-name="Standard">шахназ</text:p>
      <text:p text:style-name="Standard">в </text:p>
      <text:p text:style-name="Standard">ресторане </text:p>
      <text:p text:style-name="Standard">махараджа</text:p>
      <text:p text:style-name="Standard">иван</text:p>
      <text:p text:style-name="Standard">завтра</text:p>
      <text:p text:style-name="Standard">утром </text:p>
      <text:p text:style-name="Standard">я</text:p>
      <text:p text:style-name="Standard">буду</text:p>
      <text:p text:style-name="Standard">в</text:p>
      <text:p text:style-name="Standard">тегеране</text:p>
      <text:p text:style-name="Standard">а </text:p>
      <text:p text:style-name="Standard">вы</text:p>
      <text:p text:style-name="Standard">—</text:p>
      <text:p text:style-name="Standard">в</text:p>
      <text:p text:style-name="Standard">йезде</text:p>
      <text:p text:style-name="Standard"><text:soft-page-break/>dar</text:p>
      <text:p text:style-name="Standard">restorān</text:p>
      <text:p text:style-name="Standard">e</text:p>
      <text:p text:style-name="Standard">māhārājā</text:p>
      <text:p text:style-name="Standard">‫در</text:p>
      <text:p text:style-name="Standard">رستوران</text:p>
      <text:p text:style-name="Standard">ماهاراجا‬ </text:p>
      <text:p text:style-name="Standard">bāmdād</text:p>
      <text:p text:style-name="Standard">e</text:p>
      <text:p text:style-name="Standard">fardā</text:p>
      <text:p text:style-name="Standard">man</text:p>
      <text:p text:style-name="Standard">dar</text:p>
      <text:p text:style-name="Standard">‫بامداد</text:p>
      <text:p text:style-name="Standard">فردا</text:p>
      <text:p text:style-name="Standard">من</text:p>
      <text:p text:style-name="Standard">در‬ </text:p>
      <text:p text:style-name="Standard">tehrān</text:p>
      <text:p text:style-name="Standard">va</text:p>
      <text:p text:style-name="Standard">šomā</text:p>
      <text:p text:style-name="Standard">dar</text:p>
      <text:p text:style-name="Standard">yazd</text:p>
      <text:p text:style-name="Standard">‫تهران</text:p>
      <text:p text:style-name="Standard">و</text:p>
      <text:p text:style-name="Standard">شما</text:p>
      <text:p text:style-name="Standard">در</text:p>
      <text:p text:style-name="Standard">یزد‬ </text:p>
      <text:p text:style-name="Standard">xāhim</text:p>
      <text:p text:style-name="Standard">bud</text:p>
      <text:p text:style-name="Standard">‫خواهيم</text:p>
      <text:p text:style-name="Standard">بود‬ </text:p>
      <text:p text:style-name="Standard">‫بيا</text:p>
      <text:p text:style-name="Standard">نشانى</text:p>
      <text:p text:style-name="Standard">همدیگر</text:p>
      <text:p text:style-name="Standard">را‬ </text:p>
      <text:p text:style-name="Standard">‫بنویسيم</text:p>
      <text:p text:style-name="Standard">تا</text:p>
      <text:p text:style-name="Standard">با</text:p>
      <text:p text:style-name="Standard">هم</text:p>
      <text:p text:style-name="Standard">نامه‬ </text:p>
      <text:p text:style-name="Standard">‫نگارى</text:p>
      <text:p text:style-name="Standard">آنيم‬ </text:p>
      <text:p text:style-name="Standard">шахназ</text:p>
      <text:p text:style-name="Standard">давайте</text:p>
      <text:p text:style-name="Standard">biyā</text:p>
      <text:p text:style-name="Standard">nešāni</text:p>
      <text:p text:style-name="Standard">ye</text:p>
      <text:p text:style-name="Standard">hamdigar </text:p>
      <text:p text:style-name="Standard">обменяемся</text:p>
      <text:p text:style-name="Standard">rā</text:p>
      <text:p text:style-name="Standard">benevisim</text:p>
      <text:p text:style-name="Standard">tā</text:p>
      <text:p text:style-name="Standard">bāham </text:p>
      <text:p text:style-name="Standard">адресами</text:p>
      <text:p text:style-name="Standard">nāme</text:p>
      <text:p text:style-name="Standard"><text:soft-page-break/>negāri</text:p>
      <text:p text:style-name="Standard">konim</text:p>
      <text:p text:style-name="Standard">напишем</text:p>
      <text:p text:style-name="Standard">адреса</text:p>
      <text:p text:style-name="Standard">друг</text:p>
      <text:p text:style-name="Standard">друга</text:p>
      <text:p text:style-name="Standard">для</text:p>
      <text:p text:style-name="Standard">нашей</text:p>
      <text:p text:style-name="Standard">дальнейшей</text:p>
      <text:p text:style-name="Standard">переписки</text:p>
      <text:p text:style-name="Standard">nāme</text:p>
      <text:p text:style-name="Standard">negāri</text:p>
      <text:p text:style-name="Standard">—</text:p>
      <text:p text:style-name="Standard">писем</text:p>
      <text:p text:style-name="Standard">писание;</text:p>
      <text:p text:style-name="Standard">negāštan/negār</text:p>
      <text:p text:style-name="Standard">—</text:p>
      <text:p text:style-name="Standard">писать;</text:p>
      <text:p text:style-name="Standard">изображать</text:p>
      <text:p text:style-name="Standard">иван</text:p>
      <text:p text:style-name="Standard">мой</text:p>
      <text:p text:style-name="Standard">адрес</text:p>
      <text:p text:style-name="Standard">129500</text:p>
      <text:p text:style-name="Standard">г</text:p>
      <text:p text:style-name="Standard">москва</text:p>
      <text:p text:style-name="Standard">ул</text:p>
      <text:p text:style-name="Standard">проспект</text:p>
      <text:p text:style-name="Standard">мира</text:p>
      <text:p text:style-name="Standard">д</text:p>
      <text:p text:style-name="Standard">20</text:p>
      <text:p text:style-name="Standard">кв</text:p>
      <text:p text:style-name="Standard">5</text:p>
      <text:p text:style-name="Standard">pelāk</text:p>
      <text:p text:style-name="Standard">—</text:p>
      <text:p text:style-name="Standard">табличка</text:p>
      <text:p text:style-name="Standard">вывеска</text:p>
      <text:p text:style-name="Standard">/франц</text:p>
      <text:p text:style-name="Standard">plaque</text:p>
      <text:p text:style-name="Standard">—</text:p>
      <text:p text:style-name="Standard">пластинка</text:p>
      <text:p text:style-name="Standard">вывеска/</text:p>
      <text:p text:style-name="Standard">шахназ</text:p>
      <text:p text:style-name="Standard">иран</text:p>
      <text:p text:style-name="Standard">г</text:p>
      <text:p text:style-name="Standard">йезд</text:p>
      <text:p text:style-name="Standard">ул</text:p>
      <text:p text:style-name="Standard">аташгах</text:p>
      <text:p text:style-name="Standard">дом</text:p>
      <text:p text:style-name="Standard">табличка</text:p>
      <text:p text:style-name="Standard">7</text:p>
      <text:p text:style-name="Standard">шахназ</text:p>
      <text:p text:style-name="Standard">джамшиди</text:p>
      <text:p text:style-name="Standard">иван</text:p>
      <text:p text:style-name="Standard">в</text:p>
      <text:p text:style-name="Standard"><text:soft-page-break/>man</text:p>
      <text:p text:style-name="Standard">zemestān</text:p>
      <text:p text:style-name="Standard">e</text:p>
      <text:p text:style-name="Standard">āyande </text:p>
      <text:p text:style-name="Standard">следующую</text:p>
      <text:p text:style-name="Standard">зиму</text:p>
      <text:p text:style-name="Standard">я</text:p>
      <text:p text:style-name="Standard">bār</text:p>
      <text:p text:style-name="Standard">e</text:p>
      <text:p text:style-name="Standard">digar</text:p>
      <text:p text:style-name="Standard">be</text:p>
      <text:p text:style-name="Standard">irān </text:p>
      <text:p text:style-name="Standard">вернусь</text:p>
      <text:p text:style-name="Standard">в</text:p>
      <text:p text:style-name="Standard">иран</text:p>
      <text:p text:style-name="Standard">в</text:p>
      <text:p text:style-name="Standard">miāyam</text:p>
      <text:p text:style-name="Standard">другой</text:p>
      <text:p text:style-name="Standard">раз</text:p>
      <text:p text:style-name="Standard">приеду</text:p>
      <text:p text:style-name="Standard">шахназ</text:p>
      <text:p text:style-name="Standard">я</text:p>
      <text:p text:style-name="Standard">буду</text:p>
      <text:p text:style-name="Standard">вас</text:p>
      <text:p text:style-name="Standard">встречать</text:p>
      <text:p text:style-name="Standard">adres</text:p>
      <text:p text:style-name="Standard">e</text:p>
      <text:p text:style-name="Standard">man</text:p>
      <text:p text:style-name="Standard">sad</text:p>
      <text:p text:style-name="Standard">o</text:p>
      <text:p text:style-name="Standard">bist</text:p>
      <text:p text:style-name="Standard">o</text:p>
      <text:p text:style-name="Standard">noh</text:p>
      <text:p text:style-name="Standard">pānsad</text:p>
      <text:p text:style-name="Standard">mosko</text:p>
      <text:p text:style-name="Standard">xiābān</text:p>
      <text:p text:style-name="Standard">e</text:p>
      <text:p text:style-name="Standard">propekt</text:p>
      <text:p text:style-name="Standard">mirā</text:p>
      <text:p text:style-name="Standard">sāxtamān</text:p>
      <text:p text:style-name="Standard">e</text:p>
      <text:p text:style-name="Standard">šomāre</text:p>
      <text:p text:style-name="Standard">ye </text:p>
      <text:p text:style-name="Standard">bist</text:p>
      <text:p text:style-name="Standard">pelāk</text:p>
      <text:p text:style-name="Standard">e</text:p>
      <text:p text:style-name="Standard">panj</text:p>
      <text:p text:style-name="Standard">šahnāz</text:p>
      <text:p text:style-name="Standard">irān</text:p>
      <text:p text:style-name="Standard">yazd</text:p>
      <text:p text:style-name="Standard">xiābān</text:p>
      <text:p text:style-name="Standard">e</text:p>
      <text:p text:style-name="Standard">ātašgāh</text:p>
      <text:p text:style-name="Standard">pelāk</text:p>
      <text:p text:style-name="Standard"><text:soft-page-break/>e </text:p>
      <text:p text:style-name="Standard">haft</text:p>
      <text:p text:style-name="Standard">šahnāz</text:p>
      <text:p text:style-name="Standard">e</text:p>
      <text:p text:style-name="Standard">jamšidi</text:p>
      <text:p text:style-name="Standard">‫آدرس</text:p>
      <text:p text:style-name="Standard">من</text:p>
      <text:p text:style-name="Standard">صد</text:p>
      <text:p text:style-name="Standard">و‬ </text:p>
      <text:p text:style-name="Standard">‫بيست</text:p>
      <text:p text:style-name="Standard">و</text:p>
      <text:p text:style-name="Standard">نه،</text:p>
      <text:p text:style-name="Standard">پانصد‬ </text:p>
      <text:p text:style-name="Standard">‫مسكو،</text:p>
      <text:p text:style-name="Standard">خيابان‬ </text:p>
      <text:p text:style-name="Standard">،‫پروسپكت</text:p>
      <text:p text:style-name="Standard">ميرا‬ </text:p>
      <text:p text:style-name="Standard">‫ساختمان</text:p>
      <text:p text:style-name="Standard">شماره‬ </text:p>
      <text:p text:style-name="Standard">‫بيست،</text:p>
      <text:p text:style-name="Standard">پلاک</text:p>
      <text:p text:style-name="Standard">پنج‬ </text:p>
      <text:p text:style-name="Standard">—</text:p>
      <text:p text:style-name="Standard">‫شهناز</text:p>
      <text:p text:style-name="Standard">ایران‬ </text:p>
      <text:p text:style-name="Standard">‫یزد</text:p>
      <text:p text:style-name="Standard">—</text:p>
      <text:p text:style-name="Standard">خيابان</text:p>
      <text:p text:style-name="Standard">آتشگاه‬ </text:p>
      <text:p text:style-name="Standard">—</text:p>
      <text:p text:style-name="Standard">‫—</text:p>
      <text:p text:style-name="Standard">پلاک</text:p>
      <text:p text:style-name="Standard">هفت‬ </text:p>
      <text:p text:style-name="Standard">‫شهناز</text:p>
      <text:p text:style-name="Standard">جمشيدى‬ </text:p>
      <text:p text:style-name="Standard">‫من</text:p>
      <text:p text:style-name="Standard">زمستان</text:p>
      <text:p text:style-name="Standard">آینده</text:p>
      <text:p text:style-name="Standard">بار‬ </text:p>
      <text:p text:style-name="Standard">‫دیگر</text:p>
      <text:p text:style-name="Standard">به</text:p>
      <text:p text:style-name="Standard">ایران</text:p>
      <text:p text:style-name="Standard">مىآیم‬ </text:p>
      <text:p text:style-name="Standard">man</text:p>
      <text:p text:style-name="Standard">be</text:p>
      <text:p text:style-name="Standard">didār</text:p>
      <text:p text:style-name="Standard">e</text:p>
      <text:p text:style-name="Standard">šomā </text:p>
      <text:p text:style-name="Standard">xāham</text:p>
      <text:p text:style-name="Standard">āmad</text:p>
      <text:p text:style-name="Standard">на</text:p>
      <text:p text:style-name="Standard">встречу </text:p>
      <text:p text:style-name="Standard">с</text:p>
      <text:p text:style-name="Standard">вами</text:p>
      <text:p text:style-name="Standard"><text:soft-page-break/>приду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من</text:p>
      <text:p text:style-name="Standard">به</text:p>
      <text:p text:style-name="Standard">دیدار</text:p>
      <text:p text:style-name="Standard">شما‬ </text:p>
      <text:p text:style-name="Standard">‫خواهم</text:p>
      <text:p text:style-name="Standard">آمد‬ </text:p>
      <text:p text:style-name="Standard">20 </text:p>
      <text:p text:style-name="Standard">седьмая</text:p>
      <text:p text:style-name="Standard">встреча </text:p>
      <text:p text:style-name="Standard">иван</text:p>
      <text:p text:style-name="Standard">между</text:p>
      <text:p text:style-name="Standard">горами</text:p>
      <text:p text:style-name="Standard">и </text:p>
      <text:p text:style-name="Standard">морем</text:p>
      <text:p text:style-name="Standard">иван</text:p>
      <text:p text:style-name="Standard">извините</text:p>
      <text:p text:style-name="Standard">это </text:p>
      <text:p text:style-name="Standard">агентство</text:p>
      <text:p text:style-name="Standard">иран</text:p>
      <text:p text:style-name="Standard">пейма</text:p>
      <text:p text:style-name="Standard">сотрудник</text:p>
      <text:p text:style-name="Standard">да</text:p>
      <text:p text:style-name="Standard">пожалуйста</text:p>
      <text:p text:style-name="Standard">иван</text:p>
      <text:p text:style-name="Standard">пожалуйста </text:p>
      <text:p text:style-name="Standard">один</text:p>
      <text:p text:style-name="Standard">билет</text:p>
      <text:p text:style-name="Standard">в</text:p>
      <text:p text:style-name="Standard">порт </text:p>
      <text:p text:style-name="Standard">анзали</text:p>
      <text:p text:style-name="Standard">сотрудник</text:p>
      <text:p text:style-name="Standard">ваше </text:p>
      <text:p text:style-name="Standard">место</text:p>
      <text:p text:style-name="Standard">no1</text:p>
      <text:p text:style-name="Standard">рядом</text:p>
      <text:p text:style-name="Standard">с </text:p>
      <text:p text:style-name="Standard">водителем</text:p>
      <text:p text:style-name="Standard">иван</text:p>
      <text:p text:style-name="Standard">спасибо</text:p>
      <text:p text:style-name="Standard">сколько</text:p>
      <text:p text:style-name="Standard">стоит</text:p>
      <text:p text:style-name="Standard">билет </text:p>
      <text:p text:style-name="Standard">цена</text:p>
      <text:p text:style-name="Standard">билета </text:p>
      <text:p text:style-name="Standard">сколько</text:p>
      <text:p text:style-name="Standard">сотрудник</text:p>
      <text:p text:style-name="Standard"><text:soft-page-break/>2000 </text:p>
      <text:p text:style-name="Standard">томанов</text:p>
      <text:p text:style-name="Standard">1</text:p>
      <text:p text:style-name="Standard">томан</text:p>
      <text:p text:style-name="Standard">= </text:p>
      <text:p text:style-name="Standard">10</text:p>
      <text:p text:style-name="Standard">риалов</text:p>
      <text:p text:style-name="Standard">в</text:p>
      <text:p text:style-name="Standard">автобусе</text:p>
      <text:p text:style-name="Standard">иван</text:p>
      <text:p text:style-name="Standard">как </text:p>
      <text:p text:style-name="Standard">называется</text:p>
      <text:p text:style-name="Standard">эта</text:p>
      <text:p text:style-name="Standard">гора</text:p>
      <text:p text:style-name="Standard">водитель</text:p>
      <text:p text:style-name="Standard">дамаванд</text:p>
      <text:p text:style-name="Standard">это</text:p>
      <text:p text:style-name="Standard">самая</text:p>
      <text:p text:style-name="Standard">высокая </text:p>
      <text:p text:style-name="Standard">гора</text:p>
      <text:p text:style-name="Standard">в</text:p>
      <text:p text:style-name="Standard">иране</text:p>
      <text:p text:style-name="Standard">иван</text:p>
      <text:p text:style-name="Standard">какая</text:p>
      <text:p text:style-name="Standard">у</text:p>
      <text:p text:style-name="Standard">нее </text:p>
      <text:p text:style-name="Standard">высота</text:p>
      <text:p text:style-name="Standard">водитель</text:p>
      <text:p text:style-name="Standard">5671 </text:p>
      <text:p text:style-name="Standard">метров</text:p>
      <text:p text:style-name="Standard">над</text:p>
      <text:p text:style-name="Standard">уровнем </text:p>
      <text:p text:style-name="Standard">моря</text:p>
      <text:p text:style-name="Standard">didār</text:p>
      <text:p text:style-name="Standard">e</text:p>
      <text:p text:style-name="Standard">haftom </text:p>
      <text:p text:style-name="Standard">ivān</text:p>
      <text:p text:style-name="Standard">miān</text:p>
      <text:p text:style-name="Standard">e</text:p>
      <text:p text:style-name="Standard">kuh</text:p>
      <text:p text:style-name="Standard">va </text:p>
      <text:p text:style-name="Standard">daryā</text:p>
      <text:p text:style-name="Standard">bebaxšid</text:p>
      <text:p text:style-name="Standard">injā</text:p>
      <text:p text:style-name="Standard">daftar</text:p>
      <text:p text:style-name="Standard">e </text:p>
      <text:p text:style-name="Standard">irān</text:p>
      <text:p text:style-name="Standard">peymā</text:p>
      <text:p text:style-name="Standard">ast</text:p>
      <text:p text:style-name="Standard">‫دیدار</text:p>
      <text:p text:style-name="Standard">هفتم‬ </text:p>
      <text:p text:style-name="Standard">‫ایوان</text:p>
      <text:p text:style-name="Standard">ميان</text:p>
      <text:p text:style-name="Standard">آوه</text:p>
      <text:p text:style-name="Standard"><text:soft-page-break/>ودریا‬ </text:p>
      <text:p text:style-name="Standard">‫ببخشيد،</text:p>
      <text:p text:style-name="Standard">اینجا</text:p>
      <text:p text:style-name="Standard">دفتر‬ </text:p>
      <text:p text:style-name="Standard">‫</text:p>
      <text:p text:style-name="Standard">ایرانپيما</text:p>
      <text:p text:style-name="Standard">است؟‬ </text:p>
      <text:p text:style-name="Standard">kārmand</text:p>
      <text:p text:style-name="Standard">bale</text:p>
      <text:p text:style-name="Standard">‫آارمند</text:p>
      <text:p text:style-name="Standard">بله،</text:p>
      <text:p text:style-name="Standard">بفرمایيد‬ </text:p>
      <text:p text:style-name="Standard">befarmāid</text:p>
      <text:p text:style-name="Standard">xāhes</text:p>
      <text:p text:style-name="Standard">mikonam</text:p>
      <text:p text:style-name="Standard">yek </text:p>
      <text:p text:style-name="Standard">‫خواهش</text:p>
      <text:p text:style-name="Standard">مىآنم،</text:p>
      <text:p text:style-name="Standard">یک</text:p>
      <text:p text:style-name="Standard">بليت‬ </text:p>
      <text:p text:style-name="Standard">belit</text:p>
      <text:p text:style-name="Standard">be</text:p>
      <text:p text:style-name="Standard">bandar</text:p>
      <text:p text:style-name="Standard">anzali</text:p>
      <text:p text:style-name="Standard">‫به</text:p>
      <text:p text:style-name="Standard">بندر</text:p>
      <text:p text:style-name="Standard">انزلى‬ </text:p>
      <text:p text:style-name="Standard">sandali</text:p>
      <text:p text:style-name="Standard">ye</text:p>
      <text:p text:style-name="Standard">šomāre</text:p>
      <text:p text:style-name="Standard">ye</text:p>
      <text:p text:style-name="Standard">‫صندلى</text:p>
      <text:p text:style-name="Standard">شماره</text:p>
      <text:p text:style-name="Standard">یک،</text:p>
      <text:p text:style-name="Standard">آنار‬ </text:p>
      <text:p text:style-name="Standard">yek</text:p>
      <text:p text:style-name="Standard">kenār</text:p>
      <text:p text:style-name="Standard">e</text:p>
      <text:p text:style-name="Standard">rānande</text:p>
      <text:p text:style-name="Standard">‫راننده‬ </text:p>
      <text:p text:style-name="Standard">sepāsgozāram</text:p>
      <text:p text:style-name="Standard">nerx</text:p>
      <text:p text:style-name="Standard">e</text:p>
      <text:p text:style-name="Standard">‫سپاسگزارم،</text:p>
      <text:p text:style-name="Standard">نرخ</text:p>
      <text:p text:style-name="Standard">بليت‬ </text:p>
      <text:p text:style-name="Standard">belit</text:p>
      <text:p text:style-name="Standard">čand</text:p>
      <text:p text:style-name="Standard">ast</text:p>
      <text:p text:style-name="Standard">‫چند</text:p>
      <text:p text:style-name="Standard">است؟‬ </text:p>
      <text:p text:style-name="Standard">do</text:p>
      <text:p text:style-name="Standard">hezār</text:p>
      <text:p text:style-name="Standard">tomān</text:p>
      <text:p text:style-name="Standard"><text:soft-page-break/>‫دو</text:p>
      <text:p text:style-name="Standard">هزار</text:p>
      <text:p text:style-name="Standard">تومان‬ </text:p>
      <text:p text:style-name="Standard">dar</text:p>
      <text:p text:style-name="Standard">otobus</text:p>
      <text:p text:style-name="Standard">‫در</text:p>
      <text:p text:style-name="Standard">اتوبوس‬ </text:p>
      <text:p text:style-name="Standard">nām</text:p>
      <text:p text:style-name="Standard">e</text:p>
      <text:p text:style-name="Standard">in</text:p>
      <text:p text:style-name="Standard">kuh</text:p>
      <text:p text:style-name="Standard">čist</text:p>
      <text:p text:style-name="Standard">‫نام</text:p>
      <text:p text:style-name="Standard">این</text:p>
      <text:p text:style-name="Standard">آوه</text:p>
      <text:p text:style-name="Standard">چيست؟‬ </text:p>
      <text:p text:style-name="Standard">rānande</text:p>
      <text:p text:style-name="Standard">damāvand</text:p>
      <text:p text:style-name="Standard">—</text:p>
      <text:p text:style-name="Standard">‫راننده</text:p>
      <text:p text:style-name="Standard">دماوند‬ </text:p>
      <text:p text:style-name="Standard">bolandtarin</text:p>
      <text:p text:style-name="Standard">kuh</text:p>
      <text:p text:style-name="Standard">e</text:p>
      <text:p text:style-name="Standard">irān</text:p>
      <text:p text:style-name="Standard">‫بلندترین</text:p>
      <text:p text:style-name="Standard">آوه</text:p>
      <text:p text:style-name="Standard">ایران‬ </text:p>
      <text:p text:style-name="Standard">bolandi</text:p>
      <text:p text:style-name="Standard">ān</text:p>
      <text:p text:style-name="Standard">čand</text:p>
      <text:p text:style-name="Standard">metr</text:p>
      <text:p text:style-name="Standard">‫بلندى</text:p>
      <text:p text:style-name="Standard">آن</text:p>
      <text:p text:style-name="Standard">چند</text:p>
      <text:p text:style-name="Standard">متر</text:p>
      <text:p text:style-name="Standard">است؟‬ </text:p>
      <text:p text:style-name="Standard">ast</text:p>
      <text:p text:style-name="Standard">panj</text:p>
      <text:p text:style-name="Standard">hezār</text:p>
      <text:p text:style-name="Standard">o</text:p>
      <text:p text:style-name="Standard">šešsad</text:p>
      <text:p text:style-name="Standard">o</text:p>
      <text:p text:style-name="Standard">haftād</text:p>
      <text:p text:style-name="Standard">o</text:p>
      <text:p text:style-name="Standard">yek</text:p>
      <text:p text:style-name="Standard">metr</text:p>
      <text:p text:style-name="Standard">bālātar</text:p>
      <text:p text:style-name="Standard">az</text:p>
      <text:p text:style-name="Standard">tarāz</text:p>
      <text:p text:style-name="Standard">e</text:p>
      <text:p text:style-name="Standard">daryā</text:p>
      <text:p text:style-name="Standard">‫پنج</text:p>
      <text:p text:style-name="Standard">هزار</text:p>
      <text:p text:style-name="Standard"><text:soft-page-break/>و</text:p>
      <text:p text:style-name="Standard">ششصد</text:p>
      <text:p text:style-name="Standard">و‬ </text:p>
      <text:p text:style-name="Standard">‫هفتاد</text:p>
      <text:p text:style-name="Standard">و</text:p>
      <text:p text:style-name="Standard">یک</text:p>
      <text:p text:style-name="Standard">متر</text:p>
      <text:p text:style-name="Standard">بالاتر</text:p>
      <text:p text:style-name="Standard">از‬ </text:p>
      <text:p text:style-name="Standard">‫تراز</text:p>
      <text:p text:style-name="Standard">دریا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1 </text:p>
      <text:p text:style-name="Standard">иван</text:p>
      <text:p text:style-name="Standard">близко</text:p>
      <text:p text:style-name="Standard">ли </text:p>
      <text:p text:style-name="Standard">каспийское</text:p>
      <text:p text:style-name="Standard">море</text:p>
      <text:p text:style-name="Standard">водитель</text:p>
      <text:p text:style-name="Standard">да</text:p>
      <text:p text:style-name="Standard">море </text:p>
      <text:p text:style-name="Standard">отсюда</text:p>
      <text:p text:style-name="Standard">можно </text:p>
      <text:p text:style-name="Standard">увидеть</text:p>
      <text:p text:style-name="Standard">в</text:p>
      <text:p text:style-name="Standard">бинокль </text:p>
      <text:p text:style-name="Standard">durbin</text:p>
      <text:p text:style-name="Standard">—</text:p>
      <text:p text:style-name="Standard">далеко </text:p>
      <text:p text:style-name="Standard">видящий</text:p>
      <text:p text:style-name="Standard">иван</text:p>
      <text:p text:style-name="Standard">сколько </text:p>
      <text:p text:style-name="Standard">областей</text:p>
      <text:p text:style-name="Standard">находится </text:p>
      <text:p text:style-name="Standard">место</text:p>
      <text:p text:style-name="Standard">имеют</text:p>
      <text:p text:style-name="Standard">между</text:p>
      <text:p text:style-name="Standard">горами</text:p>
      <text:p text:style-name="Standard">и </text:p>
      <text:p text:style-name="Standard">каспийским</text:p>
      <text:p text:style-name="Standard">морем</text:p>
      <text:p text:style-name="Standard">водитель</text:p>
      <text:p text:style-name="Standard">три </text:p>
      <text:p text:style-name="Standard">области</text:p>
      <text:p text:style-name="Standard">гилан</text:p>
      <text:p text:style-name="Standard">мазандеран</text:p>
      <text:p text:style-name="Standard">голестан</text:p>
      <text:p text:style-name="Standard">восьмая</text:p>
      <text:p text:style-name="Standard"><text:soft-page-break/>встреча </text:p>
      <text:p text:style-name="Standard">иван</text:p>
      <text:p text:style-name="Standard">на</text:p>
      <text:p text:style-name="Standard">берегу</text:p>
      <text:p text:style-name="Standard">моря</text:p>
      <text:p text:style-name="Standard">иван</text:p>
      <text:p text:style-name="Standard">извините</text:p>
      <text:p text:style-name="Standard">где </text:p>
      <text:p text:style-name="Standard">находится</text:p>
      <text:p text:style-name="Standard">отель </text:p>
      <text:p text:style-name="Standard">дарья</text:p>
      <text:p text:style-name="Standard">киоскер</text:p>
      <text:p text:style-name="Standard">газеты </text:p>
      <text:p text:style-name="Standard">продающий</text:p>
      <text:p text:style-name="Standard">через </text:p>
      <text:p text:style-name="Standard">два</text:p>
      <text:p text:style-name="Standard">переулка</text:p>
      <text:p text:style-name="Standard">два </text:p>
      <text:p text:style-name="Standard">переулка</text:p>
      <text:p text:style-name="Standard">выше</text:p>
      <text:p text:style-name="Standard">налево</text:p>
      <text:p text:style-name="Standard">по</text:p>
      <text:p text:style-name="Standard">левую </text:p>
      <text:p text:style-name="Standard">руку</text:p>
      <text:p text:style-name="Standard">иван</text:p>
      <text:p text:style-name="Standard">добрый</text:p>
      <text:p text:style-name="Standard">день</text:p>
      <text:p text:style-name="Standard">мне</text:p>
      <text:p text:style-name="Standard">нужен</text:p>
      <text:p text:style-name="Standard">номер</text:p>
      <text:p text:style-name="Standard">в </text:p>
      <text:p text:style-name="Standard">одном</text:p>
      <text:p text:style-name="Standard">номере</text:p>
      <text:p text:style-name="Standard">нужду </text:p>
      <text:p text:style-name="Standard">имею</text:p>
      <text:p text:style-name="Standard">aдминистратор </text:p>
      <text:p text:style-name="Standard">служащий </text:p>
      <text:p text:style-name="Standard">приема</text:p>
      <text:p text:style-name="Standard">добро </text:p>
      <text:p text:style-name="Standard">пожаловать</text:p>
      <text:p text:style-name="Standard">вам </text:p>
      <text:p text:style-name="Standard">daryā</text:p>
      <text:p text:style-name="Standard">ye</text:p>
      <text:p text:style-name="Standard">māzanderān </text:p>
      <text:p text:style-name="Standard">nazdik</text:p>
      <text:p text:style-name="Standard">ast</text:p>
      <text:p text:style-name="Standard">āri</text:p>
      <text:p text:style-name="Standard">bā</text:p>
      <text:p text:style-name="Standard">durbin</text:p>
      <text:p text:style-name="Standard">mitavān </text:p>
      <text:p text:style-name="Standard">daryā</text:p>
      <text:p text:style-name="Standard">rā</text:p>
      <text:p text:style-name="Standard">did</text:p>
      <text:p text:style-name="Standard">čand</text:p>
      <text:p text:style-name="Standard"><text:soft-page-break/>ostān</text:p>
      <text:p text:style-name="Standard">miān</text:p>
      <text:p text:style-name="Standard">e </text:p>
      <text:p text:style-name="Standard">kuh</text:p>
      <text:p text:style-name="Standard">o</text:p>
      <text:p text:style-name="Standard">daryā</text:p>
      <text:p text:style-name="Standard">jāy </text:p>
      <text:p text:style-name="Standard">dārand</text:p>
      <text:p text:style-name="Standard">se</text:p>
      <text:p text:style-name="Standard">ostān</text:p>
      <text:p text:style-name="Standard">gilān</text:p>
      <text:p text:style-name="Standard">māzanderān</text:p>
      <text:p text:style-name="Standard">va </text:p>
      <text:p text:style-name="Standard">golestān</text:p>
      <text:p text:style-name="Standard">didār</text:p>
      <text:p text:style-name="Standard">e</text:p>
      <text:p text:style-name="Standard">hastom </text:p>
      <text:p text:style-name="Standard">ivān</text:p>
      <text:p text:style-name="Standard">dar</text:p>
      <text:p text:style-name="Standard">kenār</text:p>
      <text:p text:style-name="Standard">e</text:p>
      <text:p text:style-name="Standard">daryā</text:p>
      <text:p text:style-name="Standard">bebaxšid</text:p>
      <text:p text:style-name="Standard">hotel</text:p>
      <text:p text:style-name="Standard">daryā </text:p>
      <text:p text:style-name="Standard">kojā</text:p>
      <text:p text:style-name="Standard">ast</text:p>
      <text:p text:style-name="Standard">ruznāme</text:p>
      <text:p text:style-name="Standard">foruš</text:p>
      <text:p text:style-name="Standard">do </text:p>
      <text:p text:style-name="Standard">kuče</text:p>
      <text:p text:style-name="Standard">bālātar</text:p>
      <text:p text:style-name="Standard">dast</text:p>
      <text:p text:style-name="Standard">e </text:p>
      <text:p text:style-name="Standard">čap</text:p>
      <text:p text:style-name="Standard">‫دریاى</text:p>
      <text:p text:style-name="Standard">مازندران</text:p>
      <text:p text:style-name="Standard">نزدیک‬ </text:p>
      <text:p text:style-name="Standard">‫است؟‬ </text:p>
      <text:p text:style-name="Standard">‫آرى</text:p>
      <text:p text:style-name="Standard">با</text:p>
      <text:p text:style-name="Standard">دوربين</text:p>
      <text:p text:style-name="Standard">مىتوان‬ </text:p>
      <text:p text:style-name="Standard">‫دریا</text:p>
      <text:p text:style-name="Standard">را</text:p>
      <text:p text:style-name="Standard">دید‬ </text:p>
      <text:p text:style-name="Standard">‫چند</text:p>
      <text:p text:style-name="Standard">استان</text:p>
      <text:p text:style-name="Standard">ميان</text:p>
      <text:p text:style-name="Standard">آوه</text:p>
      <text:p text:style-name="Standard">و‬ </text:p>
      <text:p text:style-name="Standard">‫دریا</text:p>
      <text:p text:style-name="Standard">جاى</text:p>
      <text:p text:style-name="Standard">دارند؟‬ </text:p>
      <text:p text:style-name="Standard"><text:soft-page-break/>،‫سه</text:p>
      <text:p text:style-name="Standard">استان</text:p>
      <text:p text:style-name="Standard">گيلان‬ </text:p>
      <text:p text:style-name="Standard">‫مازندران</text:p>
      <text:p text:style-name="Standard">و</text:p>
      <text:p text:style-name="Standard">گلستان‬ </text:p>
      <text:p text:style-name="Standard">‫دیدار</text:p>
      <text:p text:style-name="Standard">هشتم‬ </text:p>
      <text:p text:style-name="Standard">‫ایوان</text:p>
      <text:p text:style-name="Standard">در</text:p>
      <text:p text:style-name="Standard">آنار</text:p>
      <text:p text:style-name="Standard">دریا‬ </text:p>
      <text:p text:style-name="Standard">‫ببخشيد،</text:p>
      <text:p text:style-name="Standard">هتل</text:p>
      <text:p text:style-name="Standard">دریا</text:p>
      <text:p text:style-name="Standard">آجا‬ </text:p>
      <text:p text:style-name="Standard">‫است؟‬ </text:p>
      <text:p text:style-name="Standard">‫روزنامهفروش</text:p>
      <text:p text:style-name="Standard">دو</text:p>
      <text:p text:style-name="Standard">آوچه‬ </text:p>
      <text:p text:style-name="Standard">‫بالاتر،</text:p>
      <text:p text:style-name="Standard">دست</text:p>
      <text:p text:style-name="Standard">چپ‬ </text:p>
      <text:p text:style-name="Standard">ruz</text:p>
      <text:p text:style-name="Standard">xoš</text:p>
      <text:p text:style-name="Standard">man</text:p>
      <text:p text:style-name="Standard">be</text:p>
      <text:p text:style-name="Standard">yek</text:p>
      <text:p text:style-name="Standard">‫روز</text:p>
      <text:p text:style-name="Standard">خوش</text:p>
      <text:p text:style-name="Standard">من</text:p>
      <text:p text:style-name="Standard">به</text:p>
      <text:p text:style-name="Standard">یک‬ </text:p>
      <text:p text:style-name="Standard">otāq</text:p>
      <text:p text:style-name="Standard">niāz</text:p>
      <text:p text:style-name="Standard">dāram</text:p>
      <text:p text:style-name="Standard">‫اتاق</text:p>
      <text:p text:style-name="Standard">نياز</text:p>
      <text:p text:style-name="Standard">دارم‬ </text:p>
      <text:p text:style-name="Standard">kārmand</text:p>
      <text:p text:style-name="Standard">e</text:p>
      <text:p text:style-name="Standard">pazireš</text:p>
      <text:p text:style-name="Standard">‫آارمند</text:p>
      <text:p text:style-name="Standard">پذیرش</text:p>
      <text:p text:style-name="Standard">خوش‬ </text:p>
      <text:p text:style-name="Standard">xoš</text:p>
      <text:p text:style-name="Standard">āmadid</text:p>
      <text:p text:style-name="Standard">yek</text:p>
      <text:p text:style-name="Standard">taxte</text:p>
      <text:p text:style-name="Standard">‫آمدید</text:p>
      <text:p text:style-name="Standard">یک</text:p>
      <text:p text:style-name="Standard">تخته</text:p>
      <text:p text:style-name="Standard">یا</text:p>
      <text:p text:style-name="Standard">دو‬ </text:p>
      <text:p text:style-name="Standard"><text:soft-page-break/>yā</text:p>
      <text:p text:style-name="Standard">do</text:p>
      <text:p text:style-name="Standard">taxte</text:p>
      <text:p text:style-name="Standard">‫تخته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2 </text:p>
      <text:p text:style-name="Standard">одноместный</text:p>
      <text:p text:style-name="Standard">или </text:p>
      <text:p text:style-name="Standard">двухместный</text:p>
      <text:p text:style-name="Standard">номер </text:p>
      <text:p text:style-name="Standard">taxt</text:p>
      <text:p text:style-name="Standard">—</text:p>
      <text:p text:style-name="Standard">кровать</text:p>
      <text:p text:style-name="Standard">иван</text:p>
      <text:p text:style-name="Standard">одноместный</text:p>
      <text:p text:style-name="Standard">администратор</text:p>
      <text:p text:style-name="Standard">на </text:p>
      <text:p text:style-name="Standard">сколько</text:p>
      <text:p text:style-name="Standard">ночей</text:p>
      <text:p text:style-name="Standard">иван</text:p>
      <text:p text:style-name="Standard">на</text:p>
      <text:p text:style-name="Standard">одну</text:p>
      <text:p text:style-name="Standard">администратор</text:p>
      <text:p text:style-name="Standard">возьмите</text:p>
      <text:p text:style-name="Standard">пожалуйста</text:p>
      <text:p text:style-name="Standard">ключи </text:p>
      <text:p text:style-name="Standard">от</text:p>
      <text:p text:style-name="Standard">вашего</text:p>
      <text:p text:style-name="Standard">номера</text:p>
      <text:p text:style-name="Standard">иван</text:p>
      <text:p text:style-name="Standard">у</text:p>
      <text:p text:style-name="Standard">вас</text:p>
      <text:p text:style-name="Standard">имеется </text:p>
      <text:p text:style-name="Standard">расписание</text:p>
      <text:p text:style-name="Standard">движения </text:p>
      <text:p text:style-name="Standard">теплохода</text:p>
      <text:p text:style-name="Standard">до </text:p>
      <text:p text:style-name="Standard">астрахани</text:p>
      <text:p text:style-name="Standard">rāndan</text:p>
      <text:p text:style-name="Standard">— </text:p>
      <text:p text:style-name="Standard">водить</text:p>
      <text:p text:style-name="Standard">управлять </text:p>
      <text:p text:style-name="Standard">/например</text:p>
      <text:p text:style-name="Standard">машиной/</text:p>
      <text:p text:style-name="Standard">администратор</text:p>
      <text:p text:style-name="Standard">теплоход</text:p>
      <text:p text:style-name="Standard">отплывает </text:p>
      <text:p text:style-name="Standard">в</text:p>
      <text:p text:style-name="Standard"><text:soft-page-break/>путь </text:p>
      <text:p text:style-name="Standard">отправляется</text:p>
      <text:p text:style-name="Standard">завтра</text:p>
      <text:p text:style-name="Standard">в</text:p>
      <text:p text:style-name="Standard">9</text:p>
      <text:p text:style-name="Standard">00</text:p>
      <text:p text:style-name="Standard">oftādan </text:p>
      <text:p text:style-name="Standard">—</text:p>
      <text:p text:style-name="Standard">падать</text:p>
      <text:p text:style-name="Standard">иван</text:p>
      <text:p text:style-name="Standard">разбудите </text:p>
      <text:p text:style-name="Standard">меня</text:p>
      <text:p text:style-name="Standard">bidār</text:p>
      <text:p text:style-name="Standard">— </text:p>
      <text:p text:style-name="Standard">бодрствующий</text:p>
      <text:p text:style-name="Standard">пожалуйста</text:p>
      <text:p text:style-name="Standard">в</text:p>
      <text:p text:style-name="Standard">6</text:p>
      <text:p text:style-name="Standard">00</text:p>
      <text:p text:style-name="Standard">иван</text:p>
      <text:p text:style-name="Standard">на</text:p>
      <text:p text:style-name="Standard">городском </text:p>
      <text:p text:style-name="Standard">рынке</text:p>
      <text:p text:style-name="Standard">продавец</text:p>
      <text:p text:style-name="Standard">фруктов</text:p>
      <text:p text:style-name="Standard">подходите</text:p>
      <text:p text:style-name="Standard">яблоки</text:p>
      <text:p text:style-name="Standard">мандарины</text:p>
      <text:p text:style-name="Standard">гранаты</text:p>
      <text:p text:style-name="Standard">чернослив</text:p>
      <text:p text:style-name="Standard">ālu</text:p>
      <text:p text:style-name="Standard">— </text:p>
      <text:p text:style-name="Standard">слива</text:p>
      <text:p text:style-name="Standard">продавец</text:p>
      <text:p text:style-name="Standard">рыбы</text:p>
      <text:p text:style-name="Standard">yek</text:p>
      <text:p text:style-name="Standard">taxte</text:p>
      <text:p text:style-name="Standard">barāye</text:p>
      <text:p text:style-name="Standard">čand</text:p>
      <text:p text:style-name="Standard">šab</text:p>
      <text:p text:style-name="Standard">yek</text:p>
      <text:p text:style-name="Standard">šab</text:p>
      <text:p text:style-name="Standard">xāheš</text:p>
      <text:p text:style-name="Standard">mikonam</text:p>
      <text:p text:style-name="Standard">kelid</text:p>
      <text:p text:style-name="Standard">e</text:p>
      <text:p text:style-name="Standard">otāq</text:p>
      <text:p text:style-name="Standard">e</text:p>
      <text:p text:style-name="Standard">xod</text:p>
      <text:p text:style-name="Standard">rā </text:p>
      <text:p text:style-name="Standard">begirid</text:p>
      <text:p text:style-name="Standard">‫یک</text:p>
      <text:p text:style-name="Standard">تخته‬ </text:p>
      <text:p text:style-name="Standard">‫براى</text:p>
      <text:p text:style-name="Standard"><text:soft-page-break/>چند</text:p>
      <text:p text:style-name="Standard">شب؟‬ </text:p>
      <text:p text:style-name="Standard">‫یک</text:p>
      <text:p text:style-name="Standard">شب‬ </text:p>
      <text:p text:style-name="Standard">‫خواهش</text:p>
      <text:p text:style-name="Standard">مىآنم</text:p>
      <text:p text:style-name="Standard">آليد</text:p>
      <text:p text:style-name="Standard">اتاق‬ </text:p>
      <text:p text:style-name="Standard">‫خود</text:p>
      <text:p text:style-name="Standard">را</text:p>
      <text:p text:style-name="Standard">بگيرید‬ </text:p>
      <text:p text:style-name="Standard">šomā</text:p>
      <text:p text:style-name="Standard">barnāme</text:p>
      <text:p text:style-name="Standard">ye</text:p>
      <text:p text:style-name="Standard">‫شما</text:p>
      <text:p text:style-name="Standard">برنامه</text:p>
      <text:p text:style-name="Standard">آشتىرانى‬ </text:p>
      <text:p text:style-name="Standard">keštirāni</text:p>
      <text:p text:style-name="Standard">ye</text:p>
      <text:p text:style-name="Standard">anzali</text:p>
      <text:p text:style-name="Standard">‫انزلى</text:p>
      <text:p text:style-name="Standard">—</text:p>
      <text:p text:style-name="Standard">استراخان</text:p>
      <text:p text:style-name="Standard">را‬ </text:p>
      <text:p text:style-name="Standard">āstrāxān</text:p>
      <text:p text:style-name="Standard">rā</text:p>
      <text:p text:style-name="Standard">dārid</text:p>
      <text:p text:style-name="Standard">‫دارید؟‬ </text:p>
      <text:p text:style-name="Standard">kešti</text:p>
      <text:p text:style-name="Standard">fardā</text:p>
      <text:p text:style-name="Standard">noh</text:p>
      <text:p text:style-name="Standard">e</text:p>
      <text:p text:style-name="Standard">‫آشتى</text:p>
      <text:p text:style-name="Standard">فردا</text:p>
      <text:p text:style-name="Standard">نه</text:p>
      <text:p text:style-name="Standard">بامداد</text:p>
      <text:p text:style-name="Standard">راه‬ </text:p>
      <text:p text:style-name="Standard">bāmdād</text:p>
      <text:p text:style-name="Standard">rāh</text:p>
      <text:p text:style-name="Standard">miоftad</text:p>
      <text:p text:style-name="Standard">‫مىافتد‬ </text:p>
      <text:p text:style-name="Standard">xāheš</text:p>
      <text:p text:style-name="Standard">mikonam</text:p>
      <text:p text:style-name="Standard">šeš</text:p>
      <text:p text:style-name="Standard">e</text:p>
      <text:p text:style-name="Standard">‫خواهش</text:p>
      <text:p text:style-name="Standard">مىآنم،</text:p>
      <text:p text:style-name="Standard">شش‬ </text:p>
      <text:p text:style-name="Standard">bāmdād</text:p>
      <text:p text:style-name="Standard">marā</text:p>
      <text:p text:style-name="Standard">bidār</text:p>
      <text:p text:style-name="Standard">‫بامداد</text:p>
      <text:p text:style-name="Standard">مرا</text:p>
      <text:p text:style-name="Standard">بيدار</text:p>
      <text:p text:style-name="Standard"><text:soft-page-break/>آنيد‬ </text:p>
      <text:p text:style-name="Standard">konid</text:p>
      <text:p text:style-name="Standard">ivān</text:p>
      <text:p text:style-name="Standard">dar</text:p>
      <text:p text:style-name="Standard">bāzār</text:p>
      <text:p text:style-name="Standard">e</text:p>
      <text:p text:style-name="Standard">šahr</text:p>
      <text:p text:style-name="Standard">‫ایوان</text:p>
      <text:p text:style-name="Standard">در</text:p>
      <text:p text:style-name="Standard">بازار</text:p>
      <text:p text:style-name="Standard">شهر‬ </text:p>
      <text:p text:style-name="Standard">mive</text:p>
      <text:p text:style-name="Standard">foruš</text:p>
      <text:p text:style-name="Standard">‫ميوهفروش</text:p>
      <text:p text:style-name="Standard">بفرمایيد‬ </text:p>
      <text:p text:style-name="Standard">befarmāid</text:p>
      <text:p text:style-name="Standard">sib</text:p>
      <text:p text:style-name="Standard">،‫سيب،</text:p>
      <text:p text:style-name="Standard">نارنگى،</text:p>
      <text:p text:style-name="Standard">انار‬ </text:p>
      <text:p text:style-name="Standard">nārengi</text:p>
      <text:p text:style-name="Standard">anār</text:p>
      <text:p text:style-name="Standard">ālu</text:p>
      <text:p text:style-name="Standard">siāh</text:p>
      <text:p text:style-name="Standard">‫آلوسياه‬ </text:p>
      <text:p text:style-name="Standard">māhi</text:p>
      <text:p text:style-name="Standard">foruš</text:p>
      <text:p text:style-name="Standard">māhi</text:p>
      <text:p text:style-name="Standard">ye </text:p>
      <text:p text:style-name="Standard">‫ماهىفروش</text:p>
      <text:p text:style-name="Standard">ماهى</text:p>
      <text:p text:style-name="Standard">تازه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3 </text:p>
      <text:p text:style-name="Standard">свежая</text:p>
      <text:p text:style-name="Standard">рыба</text:p>
      <text:p text:style-name="Standard">икра</text:p>
      <text:p text:style-name="Standard">креветки</text:p>
      <text:p text:style-name="Standard">продавец</text:p>
      <text:p text:style-name="Standard">овощей</text:p>
      <text:p text:style-name="Standard">молодой</text:p>
      <text:p text:style-name="Standard">человек</text:p>
      <text:p text:style-name="Standard">подходите</text:p>
      <text:p text:style-name="Standard">редиска</text:p>
      <text:p text:style-name="Standard">лук</text:p>
      <text:p text:style-name="Standard">картофель </text:p>
      <text:p text:style-name="Standard">земляные </text:p>
      <text:p text:style-name="Standard">яблоки</text:p>
      <text:p text:style-name="Standard"><text:soft-page-break/>иван</text:p>
      <text:p text:style-name="Standard">один </text:p>
      <text:p text:style-name="Standard">килограмм</text:p>
      <text:p text:style-name="Standard">гранат</text:p>
      <text:p text:style-name="Standard">пожалуйста</text:p>
      <text:p text:style-name="Standard">продавец</text:p>
      <text:p text:style-name="Standard">фруктов</text:p>
      <text:p text:style-name="Standard">гранаты</text:p>
      <text:p text:style-name="Standard">сладкие</text:p>
      <text:p text:style-name="Standard">и </text:p>
      <text:p text:style-name="Standard">спелые</text:p>
      <text:p text:style-name="Standard">пожалуйста</text:p>
      <text:p text:style-name="Standard">1</text:p>
      <text:p text:style-name="Standard">кг</text:p>
      <text:p text:style-name="Standard">иван</text:p>
      <text:p text:style-name="Standard">большое </text:p>
      <text:p text:style-name="Standard">спасибо</text:p>
      <text:p text:style-name="Standard">вы</text:p>
      <text:p text:style-name="Standard">не </text:p>
      <text:p text:style-name="Standard">подскажите</text:p>
      <text:p text:style-name="Standard">где </text:p>
      <text:p text:style-name="Standard">находится</text:p>
      <text:p text:style-name="Standard">здесь </text:p>
      <text:p text:style-name="Standard">аптека</text:p>
      <text:p text:style-name="Standard">продавец</text:p>
      <text:p text:style-name="Standard">фруктов</text:p>
      <text:p text:style-name="Standard">за</text:p>
      <text:p text:style-name="Standard">рынком</text:p>
      <text:p text:style-name="Standard">налево </text:p>
      <text:p text:style-name="Standard">за</text:p>
      <text:p text:style-name="Standard">спиной </text:p>
      <text:p text:style-name="Standard">рынка</text:p>
      <text:p text:style-name="Standard">иван</text:p>
      <text:p text:style-name="Standard">есть</text:p>
      <text:p text:style-name="Standard">ли</text:p>
      <text:p text:style-name="Standard">у</text:p>
      <text:p text:style-name="Standard">вас </text:p>
      <text:p text:style-name="Standard">лекарство</text:p>
      <text:p text:style-name="Standard">от </text:p>
      <text:p text:style-name="Standard">головной</text:p>
      <text:p text:style-name="Standard">боли</text:p>
      <text:p text:style-name="Standard">и</text:p>
      <text:p text:style-name="Standard">от </text:p>
      <text:p text:style-name="Standard">горла</text:p>
      <text:p text:style-name="Standard">аптекарь</text:p>
      <text:p text:style-name="Standard">есть</text:p>
      <text:p text:style-name="Standard">иван</text:p>
      <text:p text:style-name="Standard">такси</text:p>
      <text:p text:style-name="Standard">морской</text:p>
      <text:p text:style-name="Standard">вокзал</text:p>
      <text:p text:style-name="Standard">таксист</text:p>
      <text:p text:style-name="Standard">вы</text:p>
      <text:p text:style-name="Standard">едете</text:p>
      <text:p text:style-name="Standard">в </text:p>
      <text:p text:style-name="Standard"><text:soft-page-break/>астрахань</text:p>
      <text:p text:style-name="Standard">rāndan</text:p>
      <text:p text:style-name="Standard">— </text:p>
      <text:p text:style-name="Standard">гнать;</text:p>
      <text:p text:style-name="Standard">водить </text:p>
      <text:p text:style-name="Standard">/машину/</text:p>
      <text:p text:style-name="Standard">иван</text:p>
      <text:p text:style-name="Standard">да</text:p>
      <text:p text:style-name="Standard">можно </text:p>
      <text:p text:style-name="Standard">tāze</text:p>
      <text:p text:style-name="Standard">xāvyār</text:p>
      <text:p text:style-name="Standard">meygu</text:p>
      <text:p text:style-name="Standard">‫خاویار،</text:p>
      <text:p text:style-name="Standard">ميگو‬ </text:p>
      <text:p text:style-name="Standard">sabzi</text:p>
      <text:p text:style-name="Standard">foruš</text:p>
      <text:p text:style-name="Standard">javān</text:p>
      <text:p text:style-name="Standard">‫سبزىفروش</text:p>
      <text:p text:style-name="Standard">جوان‬ </text:p>
      <text:p text:style-name="Standard">befarmāid</text:p>
      <text:p text:style-name="Standard">torob</text:p>
      <text:p text:style-name="Standard">،‫بفرمایيد</text:p>
      <text:p text:style-name="Standard">ترب،</text:p>
      <text:p text:style-name="Standard">پياز‬ </text:p>
      <text:p text:style-name="Standard">piāz</text:p>
      <text:p text:style-name="Standard">sib</text:p>
      <text:p text:style-name="Standard">zamini</text:p>
      <text:p text:style-name="Standard">‫سيبزمينى‬ </text:p>
      <text:p text:style-name="Standard">yek</text:p>
      <text:p text:style-name="Standard">kilu</text:p>
      <text:p text:style-name="Standard">anār</text:p>
      <text:p text:style-name="Standard">xāheš</text:p>
      <text:p text:style-name="Standard">‫یک</text:p>
      <text:p text:style-name="Standard">آيلو</text:p>
      <text:p text:style-name="Standard">انار،</text:p>
      <text:p text:style-name="Standard">خواهش‬ </text:p>
      <text:p text:style-name="Standard">mikonam</text:p>
      <text:p text:style-name="Standard">‫مىآنم‬ </text:p>
      <text:p text:style-name="Standard">mive</text:p>
      <text:p text:style-name="Standard">foruš</text:p>
      <text:p text:style-name="Standard">anār</text:p>
      <text:p text:style-name="Standard">širin</text:p>
      <text:p text:style-name="Standard">‫ميوهفروش</text:p>
      <text:p text:style-name="Standard">انار</text:p>
      <text:p text:style-name="Standard">شيرین‬ </text:p>
      <text:p text:style-name="Standard">ast</text:p>
      <text:p text:style-name="Standard">va</text:p>
      <text:p text:style-name="Standard">raside</text:p>
      <text:p text:style-name="Standard">،‫است</text:p>
      <text:p text:style-name="Standard">و</text:p>
      <text:p text:style-name="Standard">رسيده</text:p>
      <text:p text:style-name="Standard">بفرمایيد‬ </text:p>
      <text:p text:style-name="Standard">befarmāid</text:p>
      <text:p text:style-name="Standard">yek</text:p>
      <text:p text:style-name="Standard"><text:soft-page-break/>kilu</text:p>
      <text:p text:style-name="Standard">‫یک</text:p>
      <text:p text:style-name="Standard">آيلو‬ </text:p>
      <text:p text:style-name="Standard">sepāsgozāram</text:p>
      <text:p text:style-name="Standard">‫سپاسگزارم</text:p>
      <text:p text:style-name="Standard">بفرمایيد</text:p>
      <text:p text:style-name="Standard">این‬ </text:p>
      <text:p text:style-name="Standard">befarmāid</text:p>
      <text:p text:style-name="Standard">injā</text:p>
      <text:p text:style-name="Standard">‫جا</text:p>
      <text:p text:style-name="Standard">داروخانه</text:p>
      <text:p text:style-name="Standard">آجا</text:p>
      <text:p text:style-name="Standard">است؟‬ </text:p>
      <text:p text:style-name="Standard">dāru</text:p>
      <text:p text:style-name="Standard">xāne</text:p>
      <text:p text:style-name="Standard">kojā</text:p>
      <text:p text:style-name="Standard">ast</text:p>
      <text:p text:style-name="Standard">pošt</text:p>
      <text:p text:style-name="Standard">e</text:p>
      <text:p text:style-name="Standard">bāzār</text:p>
      <text:p text:style-name="Standard">dast</text:p>
      <text:p text:style-name="Standard">e</text:p>
      <text:p text:style-name="Standard">‫پشت</text:p>
      <text:p text:style-name="Standard">بازار،</text:p>
      <text:p text:style-name="Standard">دست</text:p>
      <text:p text:style-name="Standard">چپ‬ </text:p>
      <text:p text:style-name="Standard">čap</text:p>
      <text:p text:style-name="Standard">az</text:p>
      <text:p text:style-name="Standard">sar</text:p>
      <text:p text:style-name="Standard">dard</text:p>
      <text:p text:style-name="Standard">va </text:p>
      <text:p text:style-name="Standard">golu</text:p>
      <text:p text:style-name="Standard">dard</text:p>
      <text:p text:style-name="Standard">dāru</text:p>
      <text:p text:style-name="Standard">hast</text:p>
      <text:p text:style-name="Standard">‫از</text:p>
      <text:p text:style-name="Standard">سردرد</text:p>
      <text:p text:style-name="Standard">و</text:p>
      <text:p text:style-name="Standard">گلودرد</text:p>
      <text:p text:style-name="Standard">دارو‬ </text:p>
      <text:p text:style-name="Standard">‫هست؟‬ </text:p>
      <text:p text:style-name="Standard">dāru</text:p>
      <text:p text:style-name="Standard">sāz</text:p>
      <text:p text:style-name="Standard">hast</text:p>
      <text:p text:style-name="Standard">‫داروساز</text:p>
      <text:p text:style-name="Standard">هست‬ </text:p>
      <text:p text:style-name="Standard">tāksi</text:p>
      <text:p text:style-name="Standard">termināl</text:p>
      <text:p text:style-name="Standard">e</text:p>
      <text:p text:style-name="Standard">‫تاكسیران</text:p>
      <text:p text:style-name="Standard">به</text:p>
      <text:p text:style-name="Standard">آستراخان‬ </text:p>
      <text:p text:style-name="Standard">daryāyi</text:p>
      <text:p text:style-name="Standard">‫مىروید؟‬ </text:p>
      <text:p text:style-name="Standard"><text:soft-page-break/>taksi</text:p>
      <text:p text:style-name="Standard">rān</text:p>
      <text:p text:style-name="Standard">be</text:p>
      <text:p text:style-name="Standard">āstrāxān</text:p>
      <text:p text:style-name="Standard">miravid</text:p>
      <text:p text:style-name="Standard">āri</text:p>
      <text:p text:style-name="Standard">agar</text:p>
      <text:p text:style-name="Standard">mišavad</text:p>
      <text:p text:style-name="Standard">‫آرى</text:p>
      <text:p text:style-name="Standard">اگر</text:p>
      <text:p text:style-name="Standard">مىشود</text:p>
      <text:p text:style-name="Standard">تندتر‬ </text:p>
      <text:p text:style-name="Standard">‫تاآسى</text:p>
      <text:p text:style-name="Standard">ترمينال</text:p>
      <text:p text:style-name="Standard">دریایى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4 </text:p>
      <text:p text:style-name="Standard">побыстрее</text:p>
      <text:p text:style-name="Standard">если </text:p>
      <text:p text:style-name="Standard">можно</text:p>
      <text:p text:style-name="Standard">поедем </text:p>
      <text:p text:style-name="Standard">быстрее</text:p>
      <text:p text:style-name="Standard">таксист</text:p>
      <text:p text:style-name="Standard">да</text:p>
      <text:p text:style-name="Standard">теплоход</text:p>
      <text:p text:style-name="Standard">скоро </text:p>
      <text:p text:style-name="Standard">отплывает</text:p>
      <text:p text:style-name="Standard">в</text:p>
      <text:p text:style-name="Standard">путь </text:p>
      <text:p text:style-name="Standard">отправляется</text:p>
      <text:p text:style-name="Standard">девятая</text:p>
      <text:p text:style-name="Standard">встреча </text:p>
      <text:p text:style-name="Standard">иван</text:p>
      <text:p text:style-name="Standard">между</text:p>
      <text:p text:style-name="Standard">двумя </text:p>
      <text:p text:style-name="Standard">портами</text:p>
      <text:p text:style-name="Standard">иван</text:p>
      <text:p text:style-name="Standard">извините</text:p>
      <text:p text:style-name="Standard">вы </text:p>
      <text:p text:style-name="Standard">русский</text:p>
      <text:p text:style-name="Standard">попутчик</text:p>
      <text:p text:style-name="Standard">нет</text:p>
      <text:p text:style-name="Standard">я</text:p>
      <text:p text:style-name="Standard">из </text:p>
      <text:p text:style-name="Standard">франции</text:p>
      <text:p text:style-name="Standard">иван</text:p>
      <text:p text:style-name="Standard">меня</text:p>
      <text:p text:style-name="Standard">зовут </text:p>
      <text:p text:style-name="Standard"><text:soft-page-break/>иван</text:p>
      <text:p text:style-name="Standard">попутчик</text:p>
      <text:p text:style-name="Standard">а</text:p>
      <text:p text:style-name="Standard">меня</text:p>
      <text:p text:style-name="Standard">— </text:p>
      <text:p text:style-name="Standard">доминик</text:p>
      <text:p text:style-name="Standard">я </text:p>
      <text:p text:style-name="Standard">археолог</text:p>
      <text:p text:style-name="Standard">пограничник</text:p>
      <text:p text:style-name="Standard">приготовьте</text:p>
      <text:p text:style-name="Standard">пожалуйста</text:p>
      <text:p text:style-name="Standard">ваши </text:p>
      <text:p text:style-name="Standard">паспорта</text:p>
      <text:p text:style-name="Standard">иван</text:p>
      <text:p text:style-name="Standard">вы</text:p>
      <text:p text:style-name="Standard">впервые</text:p>
      <text:p text:style-name="Standard">в </text:p>
      <text:p text:style-name="Standard">иране</text:p>
      <text:p text:style-name="Standard">доминик</text:p>
      <text:p text:style-name="Standard">нет</text:p>
      <text:p text:style-name="Standard">я </text:p>
      <text:p text:style-name="Standard">люблю </text:p>
      <text:p text:style-name="Standard">путешествовать</text:p>
      <text:p text:style-name="Standard">по </text:p>
      <text:p text:style-name="Standard">ирану</text:p>
      <text:p text:style-name="Standard">иван</text:p>
      <text:p text:style-name="Standard">тогда</text:p>
      <text:p text:style-name="Standard">вы </text:p>
      <text:p text:style-name="Standard">должны</text:p>
      <text:p text:style-name="Standard">знать </text:p>
      <text:p text:style-name="Standard">персидский</text:p>
      <text:p text:style-name="Standard">лучше </text:p>
      <text:p text:style-name="Standard">меня</text:p>
      <text:p text:style-name="Standard">доминик</text:p>
      <text:p text:style-name="Standard">да</text:p>
      <text:p text:style-name="Standard">персидский</text:p>
      <text:p text:style-name="Standard">язык</text:p>
      <text:p text:style-name="Standard">так </text:p>
      <text:p text:style-name="Standard">же</text:p>
      <text:p text:style-name="Standard">мелодичен</text:p>
      <text:p text:style-name="Standard">как </text:p>
      <text:p text:style-name="Standard">tondtar</text:p>
      <text:p text:style-name="Standard">beravim</text:p>
      <text:p text:style-name="Standard">āri</text:p>
      <text:p text:style-name="Standard">kešti</text:p>
      <text:p text:style-name="Standard">bezudi</text:p>
      <text:p text:style-name="Standard">rāh </text:p>
      <text:p text:style-name="Standard">miоftad</text:p>
      <text:p text:style-name="Standard">‫برویم؟‬ </text:p>
      <text:p text:style-name="Standard">‫آرى</text:p>
      <text:p text:style-name="Standard">آشتى</text:p>
      <text:p text:style-name="Standard">بزودى</text:p>
      <text:p text:style-name="Standard">راه‬ </text:p>
      <text:p text:style-name="Standard">‫مىافتد‬ </text:p>
      <text:p text:style-name="Standard"><text:soft-page-break/>didār</text:p>
      <text:p text:style-name="Standard">e</text:p>
      <text:p text:style-name="Standard">nohom</text:p>
      <text:p text:style-name="Standard">‫دیدار</text:p>
      <text:p text:style-name="Standard">نهم‬ </text:p>
      <text:p text:style-name="Standard">ivān</text:p>
      <text:p text:style-name="Standard">miān</text:p>
      <text:p text:style-name="Standard">e</text:p>
      <text:p text:style-name="Standard">do</text:p>
      <text:p text:style-name="Standard">bandar</text:p>
      <text:p text:style-name="Standard">‫ایوان</text:p>
      <text:p text:style-name="Standard">ميان</text:p>
      <text:p text:style-name="Standard">دو</text:p>
      <text:p text:style-name="Standard">بندر‬ </text:p>
      <text:p text:style-name="Standard">bebaxšid</text:p>
      <text:p text:style-name="Standard">šomā</text:p>
      <text:p text:style-name="Standard">rus</text:p>
      <text:p text:style-name="Standard">‫ببخشيد</text:p>
      <text:p text:style-name="Standard">شما</text:p>
      <text:p text:style-name="Standard">روس‬ </text:p>
      <text:p text:style-name="Standard">hastid</text:p>
      <text:p text:style-name="Standard">‫هستيد؟‬ </text:p>
      <text:p text:style-name="Standard">ham</text:p>
      <text:p text:style-name="Standard">safar</text:p>
      <text:p text:style-name="Standard">na</text:p>
      <text:p text:style-name="Standard">man</text:p>
      <text:p text:style-name="Standard">‫همسفر</text:p>
      <text:p text:style-name="Standard">نه</text:p>
      <text:p text:style-name="Standard">من</text:p>
      <text:p text:style-name="Standard">از‬ </text:p>
      <text:p text:style-name="Standard">az</text:p>
      <text:p text:style-name="Standard">farānse</text:p>
      <text:p text:style-name="Standard">hastam</text:p>
      <text:p text:style-name="Standard">‫فرانسه</text:p>
      <text:p text:style-name="Standard">هستم‬ </text:p>
      <text:p text:style-name="Standard">nām</text:p>
      <text:p text:style-name="Standard">e</text:p>
      <text:p text:style-name="Standard">man</text:p>
      <text:p text:style-name="Standard">ivān</text:p>
      <text:p text:style-name="Standard">ast</text:p>
      <text:p text:style-name="Standard">‫نام</text:p>
      <text:p text:style-name="Standard">من</text:p>
      <text:p text:style-name="Standard">ایوان</text:p>
      <text:p text:style-name="Standard">است‬ </text:p>
      <text:p text:style-name="Standard">nām</text:p>
      <text:p text:style-name="Standard">e</text:p>
      <text:p text:style-name="Standard">man</text:p>
      <text:p text:style-name="Standard">dominik </text:p>
      <text:p text:style-name="Standard">ast</text:p>
      <text:p text:style-name="Standard">man</text:p>
      <text:p text:style-name="Standard">bāstān</text:p>
      <text:p text:style-name="Standard">šenās </text:p>
      <text:p text:style-name="Standard">hastam</text:p>
      <text:p text:style-name="Standard">marz</text:p>
      <text:p text:style-name="Standard"><text:soft-page-break/>bān</text:p>
      <text:p text:style-name="Standard">xāhes </text:p>
      <text:p text:style-name="Standard">mikonam</text:p>
      <text:p text:style-name="Standard">gozarnāme</text:p>
      <text:p text:style-name="Standard">hā</text:p>
      <text:p text:style-name="Standard">ye</text:p>
      <text:p text:style-name="Standard">xod</text:p>
      <text:p text:style-name="Standard">rā</text:p>
      <text:p text:style-name="Standard">āmāde </text:p>
      <text:p text:style-name="Standard">konid</text:p>
      <text:p text:style-name="Standard">ivān</text:p>
      <text:p text:style-name="Standard">šomā</text:p>
      <text:p text:style-name="Standard">naxostin </text:p>
      <text:p text:style-name="Standard">bār</text:p>
      <text:p text:style-name="Standard">be</text:p>
      <text:p text:style-name="Standard">irān</text:p>
      <text:p text:style-name="Standard">miāyid</text:p>
      <text:p text:style-name="Standard">dominik</text:p>
      <text:p text:style-name="Standard">na</text:p>
      <text:p text:style-name="Standard">man </text:p>
      <text:p text:style-name="Standard">irān</text:p>
      <text:p text:style-name="Standard">gardi</text:p>
      <text:p text:style-name="Standard">rā</text:p>
      <text:p text:style-name="Standard">dust </text:p>
      <text:p text:style-name="Standard">dāram</text:p>
      <text:p text:style-name="Standard">ivān</text:p>
      <text:p text:style-name="Standard">pas</text:p>
      <text:p text:style-name="Standard">zabān</text:p>
      <text:p text:style-name="Standard">e </text:p>
      <text:p text:style-name="Standard">fārsi</text:p>
      <text:p text:style-name="Standard">rā</text:p>
      <text:p text:style-name="Standard">behtar</text:p>
      <text:p text:style-name="Standard">az</text:p>
      <text:p text:style-name="Standard">man </text:p>
      <text:p text:style-name="Standard">midānid</text:p>
      <text:p text:style-name="Standard">‫نام</text:p>
      <text:p text:style-name="Standard">من</text:p>
      <text:p text:style-name="Standard">دومينيک</text:p>
      <text:p text:style-name="Standard">است‬ </text:p>
      <text:p text:style-name="Standard">‫من</text:p>
      <text:p text:style-name="Standard">باستانشناس</text:p>
      <text:p text:style-name="Standard">هستم‬ </text:p>
      <text:p text:style-name="Standard">‫مرزبان</text:p>
      <text:p text:style-name="Standard">خواهش</text:p>
      <text:p text:style-name="Standard">مىآنم‬ </text:p>
      <text:p text:style-name="Standard">‫گذرنامههاى</text:p>
      <text:p text:style-name="Standard">خود</text:p>
      <text:p text:style-name="Standard">را</text:p>
      <text:p text:style-name="Standard">آماده‬ </text:p>
      <text:p text:style-name="Standard">‫آنيد‬ </text:p>
      <text:p text:style-name="Standard">‫شما</text:p>
      <text:p text:style-name="Standard">نخستين</text:p>
      <text:p text:style-name="Standard">بار</text:p>
      <text:p text:style-name="Standard">به</text:p>
      <text:p text:style-name="Standard"><text:soft-page-break/>ایران‬ </text:p>
      <text:p text:style-name="Standard">‫مىآیيد؟‬ </text:p>
      <text:p text:style-name="Standard">‫نه</text:p>
      <text:p text:style-name="Standard">من</text:p>
      <text:p text:style-name="Standard">ایرانگردى</text:p>
      <text:p text:style-name="Standard">را‬ </text:p>
      <text:p text:style-name="Standard">‫دوست</text:p>
      <text:p text:style-name="Standard">دارم‬ </text:p>
      <text:p text:style-name="Standard">‫پس،</text:p>
      <text:p text:style-name="Standard">زبان</text:p>
      <text:p text:style-name="Standard">فارسى</text:p>
      <text:p text:style-name="Standard">را</text:p>
      <text:p text:style-name="Standard">بهتر‬ </text:p>
      <text:p text:style-name="Standard">‫از</text:p>
      <text:p text:style-name="Standard">من</text:p>
      <text:p text:style-name="Standard">مىدانيد‬ </text:p>
      <text:p text:style-name="Standard">dominik</text:p>
      <text:p text:style-name="Standard">zabān</text:p>
      <text:p text:style-name="Standard">e </text:p>
      <text:p text:style-name="Standard">‫زبان</text:p>
      <text:p text:style-name="Standard">فارسى</text:p>
      <text:p text:style-name="Standard">مانند</text:p>
      <text:p text:style-name="Standard">فرانسه‬ </text:p>
      <text:p text:style-name="Standard">fārsi</text:p>
      <text:p text:style-name="Standard">mānand</text:p>
      <text:p text:style-name="Standard">e</text:p>
      <text:p text:style-name="Standard">farānse </text:p>
      <text:p text:style-name="Standard">‫خوشاهنگ</text:p>
      <text:p text:style-name="Standard">است‬ </text:p>
      <text:p text:style-name="Standard">xoš</text:p>
      <text:p text:style-name="Standard">āhang</text:p>
      <text:p text:style-name="Standard">ast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5 </text:p>
      <text:p text:style-name="Standard">французский</text:p>
      <text:p text:style-name="Standard">иван</text:p>
      <text:p text:style-name="Standard">с</text:p>
      <text:p text:style-name="Standard">вашей</text:p>
      <text:p text:style-name="Standard">точки </text:p>
      <text:p text:style-name="Standard">зрения</text:p>
      <text:p text:style-name="Standard">в</text:p>
      <text:p text:style-name="Standard">иране </text:p>
      <text:p text:style-name="Standard">какой</text:p>
      <text:p text:style-name="Standard">город </text:p>
      <text:p text:style-name="Standard">красивее</text:p>
      <text:p text:style-name="Standard">доминик</text:p>
      <text:p text:style-name="Standard">лично</text:p>
      <text:p text:style-name="Standard">мне </text:p>
      <text:p text:style-name="Standard"><text:soft-page-break/>больше</text:p>
      <text:p text:style-name="Standard">всего </text:p>
      <text:p text:style-name="Standard">нравится</text:p>
      <text:p text:style-name="Standard">город </text:p>
      <text:p text:style-name="Standard">исфахан</text:p>
      <text:p text:style-name="Standard">иван</text:p>
      <text:p text:style-name="Standard">а</text:p>
      <text:p text:style-name="Standard">мне</text:p>
      <text:p text:style-name="Standard">нравятся </text:p>
      <text:p text:style-name="Standard">города</text:p>
      <text:p text:style-name="Standard">шираз</text:p>
      <text:p text:style-name="Standard">и</text:p>
      <text:p text:style-name="Standard">порт </text:p>
      <text:p text:style-name="Standard">анзали</text:p>
      <text:p text:style-name="Standard">доминик</text:p>
      <text:p text:style-name="Standard">анзали</text:p>
      <text:p text:style-name="Standard">— </text:p>
      <text:p text:style-name="Standard">это</text:p>
      <text:p text:style-name="Standard">венеция </text:p>
      <text:p text:style-name="Standard">востока</text:p>
      <text:p text:style-name="Standard">ivān</text:p>
      <text:p text:style-name="Standard">az</text:p>
      <text:p text:style-name="Standard">didgāh</text:p>
      <text:p text:style-name="Standard">e </text:p>
      <text:p text:style-name="Standard">šomā</text:p>
      <text:p text:style-name="Standard">kodām</text:p>
      <text:p text:style-name="Standard">šahr</text:p>
      <text:p text:style-name="Standard">e </text:p>
      <text:p text:style-name="Standard">irān</text:p>
      <text:p text:style-name="Standard">zibātar</text:p>
      <text:p text:style-name="Standard">ast</text:p>
      <text:p text:style-name="Standard">‫از</text:p>
      <text:p text:style-name="Standard">دیدگاه</text:p>
      <text:p text:style-name="Standard">شما</text:p>
      <text:p text:style-name="Standard">آدام</text:p>
      <text:p text:style-name="Standard">شهر‬ </text:p>
      <text:p text:style-name="Standard">‫ایران</text:p>
      <text:p text:style-name="Standard">زیباتر</text:p>
      <text:p text:style-name="Standard">است؟‬ </text:p>
      <text:p text:style-name="Standard">dominik</text:p>
      <text:p text:style-name="Standard">man</text:p>
      <text:p text:style-name="Standard">šahr</text:p>
      <text:p text:style-name="Standard">e</text:p>
      <text:p text:style-name="Standard">‫دومينيک</text:p>
      <text:p text:style-name="Standard">من</text:p>
      <text:p text:style-name="Standard">شهر‬ </text:p>
      <text:p text:style-name="Standard">esfahān</text:p>
      <text:p text:style-name="Standard">rā</text:p>
      <text:p text:style-name="Standard">bištar</text:p>
      <text:p text:style-name="Standard">‫اصفهان</text:p>
      <text:p text:style-name="Standard">را</text:p>
      <text:p text:style-name="Standard">بيشتر‬ </text:p>
      <text:p text:style-name="Standard">mipasandam</text:p>
      <text:p text:style-name="Standard">‫مىپسندم‬ </text:p>
      <text:p text:style-name="Standard"><text:soft-page-break/>ivān</text:p>
      <text:p text:style-name="Standard">va</text:p>
      <text:p text:style-name="Standard">man</text:p>
      <text:p text:style-name="Standard">az</text:p>
      <text:p text:style-name="Standard">širāz</text:p>
      <text:p text:style-name="Standard">‫ایوان</text:p>
      <text:p text:style-name="Standard">و</text:p>
      <text:p text:style-name="Standard">من</text:p>
      <text:p text:style-name="Standard">از</text:p>
      <text:p text:style-name="Standard">شيراز</text:p>
      <text:p text:style-name="Standard">و‬ </text:p>
      <text:p text:style-name="Standard">va</text:p>
      <text:p text:style-name="Standard">bandar</text:p>
      <text:p text:style-name="Standard">anzali</text:p>
      <text:p text:style-name="Standard">‫بندر</text:p>
      <text:p text:style-name="Standard">انزلى‬ </text:p>
      <text:p text:style-name="Standard">dominik</text:p>
      <text:p text:style-name="Standard">anzali</text:p>
      <text:p text:style-name="Standard">‫دومينيک</text:p>
      <text:p text:style-name="Standard">انزلى</text:p>
      <text:p text:style-name="Standard">ونيز‬ </text:p>
      <text:p text:style-name="Standard">veniz”</text:p>
      <text:p text:style-name="Standard">e</text:p>
      <text:p text:style-name="Standard">‫خاورزمين</text:p>
      <text:p text:style-name="Standard">است‬ </text:p>
      <text:p text:style-name="Standard">xāvar</text:p>
      <text:p text:style-name="Standard">zamin</text:p>
      <text:p text:style-name="Standard">ast</text:p>
      <text:p text:style-name="Standard">девушка</text:p>
      <text:p text:style-name="Standard">извините</text:p>
      <text:p text:style-name="Standard">мое</text:p>
      <text:p text:style-name="Standard">место</text:p>
      <text:p text:style-name="Standard">рядом</text:p>
      <text:p text:style-name="Standard">с </text:p>
      <text:p text:style-name="Standard">вами</text:p>
      <text:p text:style-name="Standard">иван</text:p>
      <text:p text:style-name="Standard">какой</text:p>
      <text:p text:style-name="Standard">номер </text:p>
      <text:p text:style-name="Standard">вашего</text:p>
      <text:p text:style-name="Standard">места</text:p>
      <text:p text:style-name="Standard">doxtar</text:p>
      <text:p text:style-name="Standard">xānom</text:p>
      <text:p text:style-name="Standard">‫دختر</text:p>
      <text:p text:style-name="Standard">خانم</text:p>
      <text:p text:style-name="Standard">ببخشيد،</text:p>
      <text:p text:style-name="Standard">جاى‬ </text:p>
      <text:p text:style-name="Standard">bebaxšid</text:p>
      <text:p text:style-name="Standard">jā</text:p>
      <text:p text:style-name="Standard">ye</text:p>
      <text:p text:style-name="Standard">man </text:p>
      <text:p text:style-name="Standard">‫من</text:p>
      <text:p text:style-name="Standard">آنار</text:p>
      <text:p text:style-name="Standard">شما</text:p>
      <text:p text:style-name="Standard">است‬ </text:p>
      <text:p text:style-name="Standard"><text:soft-page-break/>kenār</text:p>
      <text:p text:style-name="Standard">e</text:p>
      <text:p text:style-name="Standard">šomā</text:p>
      <text:p text:style-name="Standard">ast</text:p>
      <text:p text:style-name="Standard">ivān</text:p>
      <text:p text:style-name="Standard">šomāre</text:p>
      <text:p text:style-name="Standard">ye </text:p>
      <text:p text:style-name="Standard">‫ایوان</text:p>
      <text:p text:style-name="Standard">شماره</text:p>
      <text:p text:style-name="Standard">جایگاه</text:p>
      <text:p text:style-name="Standard">شما‬ </text:p>
      <text:p text:style-name="Standard">jāygāh</text:p>
      <text:p text:style-name="Standard">e</text:p>
      <text:p text:style-name="Standard">šomā</text:p>
      <text:p text:style-name="Standard">čand </text:p>
      <text:p text:style-name="Standard">‫چند</text:p>
      <text:p text:style-name="Standard">است؟‬ </text:p>
      <text:p text:style-name="Standard">ast</text:p>
      <text:p text:style-name="Standard">девушка</text:p>
      <text:p text:style-name="Standard">14</text:p>
      <text:p text:style-name="Standard">ое</text:p>
      <text:p text:style-name="Standard">doxtar</text:p>
      <text:p text:style-name="Standard">xānom</text:p>
      <text:p text:style-name="Standard">‫دختر</text:p>
      <text:p text:style-name="Standard">خانم</text:p>
      <text:p text:style-name="Standard">چهاردهم‬ </text:p>
      <text:p text:style-name="Standard">čahārdahom</text:p>
      <text:p text:style-name="Standard">доминик</text:p>
      <text:p text:style-name="Standard">да</text:p>
      <text:p text:style-name="Standard">ваши</text:p>
      <text:p text:style-name="Standard">dominik</text:p>
      <text:p text:style-name="Standard">āri</text:p>
      <text:p text:style-name="Standard">jā</text:p>
      <text:p text:style-name="Standard">ye </text:p>
      <text:p text:style-name="Standard">‫دومينيک</text:p>
      <text:p text:style-name="Standard">آرى</text:p>
      <text:p text:style-name="Standard">جاى</text:p>
      <text:p text:style-name="Standard">شما‬ </text:p>
      <text:p text:style-name="Standard">места</text:p>
      <text:p text:style-name="Standard">рядом</text:p>
      <text:p text:style-name="Standard">šomā</text:p>
      <text:p text:style-name="Standard">injā</text:p>
      <text:p text:style-name="Standard">ast</text:p>
      <text:p text:style-name="Standard">‫اینجا</text:p>
      <text:p text:style-name="Standard">است‬ </text:p>
      <text:p text:style-name="Standard">иван</text:p>
      <text:p text:style-name="Standard">вы</text:p>
      <text:p text:style-name="Standard">из</text:p>
      <text:p text:style-name="Standard">ирана</text:p>
      <text:p text:style-name="Standard">ivān</text:p>
      <text:p text:style-name="Standard">šomā</text:p>
      <text:p text:style-name="Standard">irāni </text:p>
      <text:p text:style-name="Standard">‫ایوان</text:p>
      <text:p text:style-name="Standard">شما</text:p>
      <text:p text:style-name="Standard"><text:soft-page-break/>ایرانى‬ </text:p>
      <text:p text:style-name="Standard">hastid</text:p>
      <text:p text:style-name="Standard">‫هستيد؟‬ </text:p>
      <text:p text:style-name="Standard">девушка</text:p>
      <text:p text:style-name="Standard">да</text:p>
      <text:p text:style-name="Standard">doxtar</text:p>
      <text:p text:style-name="Standard">xānom</text:p>
      <text:p text:style-name="Standard">āri</text:p>
      <text:p text:style-name="Standard">‫دختر</text:p>
      <text:p text:style-name="Standard">خانم</text:p>
      <text:p text:style-name="Standard">آرى‬ </text:p>
      <text:p text:style-name="Standard">иван</text:p>
      <text:p text:style-name="Standard">как</text:p>
      <text:p text:style-name="Standard">вас</text:p>
      <text:p text:style-name="Standard">зовут</text:p>
      <text:p text:style-name="Standard">ivān</text:p>
      <text:p text:style-name="Standard">nām</text:p>
      <text:p text:style-name="Standard">e</text:p>
      <text:p text:style-name="Standard">šomā </text:p>
      <text:p text:style-name="Standard">‫ایوان</text:p>
      <text:p text:style-name="Standard">نام</text:p>
      <text:p text:style-name="Standard">شما</text:p>
      <text:p text:style-name="Standard">چيست؟‬ </text:p>
      <text:p text:style-name="Standard">čist</text:p>
      <text:p text:style-name="Standard">девушка</text:p>
      <text:p text:style-name="Standard">ширин</text:p>
      <text:p text:style-name="Standard">doxtar</text:p>
      <text:p text:style-name="Standard">xānom</text:p>
      <text:p text:style-name="Standard">širin</text:p>
      <text:p text:style-name="Standard">‫دختر</text:p>
      <text:p text:style-name="Standard">خانم</text:p>
      <text:p text:style-name="Standard">شيرین‬ </text:p>
      <text:p text:style-name="Standard">иван</text:p>
      <text:p text:style-name="Standard">меня</text:p>
      <text:p text:style-name="Standard">—</text:p>
      <text:p text:style-name="Standard">иван</text:p>
      <text:p text:style-name="Standard">ivān</text:p>
      <text:p text:style-name="Standard">nām</text:p>
      <text:p text:style-name="Standard">e</text:p>
      <text:p text:style-name="Standard">man</text:p>
      <text:p text:style-name="Standard">ivan</text:p>
      <text:p text:style-name="Standard">‫ایوان</text:p>
      <text:p text:style-name="Standard">نام</text:p>
      <text:p text:style-name="Standard">من</text:p>
      <text:p text:style-name="Standard">ایوان</text:p>
      <text:p text:style-name="Standard">و</text:p>
      <text:p text:style-name="Standard">نام‬ </text:p>
      <text:p text:style-name="Standard">а</text:p>
      <text:p text:style-name="Standard">нашего</text:p>
      <text:p text:style-name="Standard">попутчика</text:p>
      <text:p text:style-name="Standard">va</text:p>
      <text:p text:style-name="Standard">nām</text:p>
      <text:p text:style-name="Standard">e</text:p>
      <text:p text:style-name="Standard">ham</text:p>
      <text:p text:style-name="Standard"><text:soft-page-break/>safar</text:p>
      <text:p text:style-name="Standard">e</text:p>
      <text:p text:style-name="Standard">‫همسفر</text:p>
      <text:p text:style-name="Standard">ما</text:p>
      <text:p text:style-name="Standard">دومينيک</text:p>
      <text:p text:style-name="Standard">است‬ </text:p>
      <text:p text:style-name="Standard">—</text:p>
      <text:p text:style-name="Standard">доминик</text:p>
      <text:p text:style-name="Standard">mā</text:p>
      <text:p text:style-name="Standard">dominik</text:p>
      <text:p text:style-name="Standard">ast</text:p>
      <text:p text:style-name="Standard">иван</text:p>
      <text:p text:style-name="Standard">вы</text:p>
      <text:p text:style-name="Standard">студентка</text:p>
      <text:p text:style-name="Standard">ivān</text:p>
      <text:p text:style-name="Standard">šomā</text:p>
      <text:p text:style-name="Standard">dānešju </text:p>
      <text:p text:style-name="Standard">‫ایوان</text:p>
      <text:p text:style-name="Standard">شما</text:p>
      <text:p text:style-name="Standard">دانشجو‬ </text:p>
      <text:p text:style-name="Standard">hastid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6 </text:p>
      <text:p text:style-name="Standard">ширин</text:p>
      <text:p text:style-name="Standard">да</text:p>
      <text:p text:style-name="Standard">я</text:p>
      <text:p text:style-name="Standard">širin</text:p>
      <text:p text:style-name="Standard">bale</text:p>
      <text:p text:style-name="Standard">man </text:p>
      <text:p text:style-name="Standard">студентка</text:p>
      <text:p text:style-name="Standard">dānešju</text:p>
      <text:p text:style-name="Standard">ye</text:p>
      <text:p text:style-name="Standard">dānešgāh</text:p>
      <text:p text:style-name="Standard">e </text:p>
      <text:p text:style-name="Standard">астраханского</text:p>
      <text:p text:style-name="Standard">āstrāxān</text:p>
      <text:p text:style-name="Standard">hastam</text:p>
      <text:p text:style-name="Standard">университета</text:p>
      <text:p text:style-name="Standard">доминик</text:p>
      <text:p text:style-name="Standard">на</text:p>
      <text:p text:style-name="Standard">каком</text:p>
      <text:p text:style-name="Standard">факультете</text:p>
      <text:p text:style-name="Standard">ширин</text:p>
      <text:p text:style-name="Standard">факультет</text:p>
      <text:p text:style-name="Standard">геологии</text:p>
      <text:p text:style-name="Standard">землезнания</text:p>
      <text:p text:style-name="Standard">иван</text:p>
      <text:p text:style-name="Standard">вы</text:p>
      <text:p text:style-name="Standard"><text:soft-page-break/>из</text:p>
      <text:p text:style-name="Standard">какого</text:p>
      <text:p text:style-name="Standard">города</text:p>
      <text:p text:style-name="Standard">ширин</text:p>
      <text:p text:style-name="Standard">город</text:p>
      <text:p text:style-name="Standard">казвин</text:p>
      <text:p text:style-name="Standard">доминик</text:p>
      <text:p text:style-name="Standard">казвин</text:p>
      <text:p text:style-name="Standard">также</text:p>
      <text:p text:style-name="Standard">называется</text:p>
      <text:p text:style-name="Standard">каспианом</text:p>
      <text:p text:style-name="Standard">иван</text:p>
      <text:p text:style-name="Standard">так</text:p>
      <text:p text:style-name="Standard">значит</text:p>
      <text:p text:style-name="Standard">название</text:p>
      <text:p text:style-name="Standard">каспийского</text:p>
      <text:p text:style-name="Standard">моря</text:p>
      <text:p text:style-name="Standard">произошло</text:p>
      <text:p text:style-name="Standard">было</text:p>
      <text:p text:style-name="Standard">взято</text:p>
      <text:p text:style-name="Standard">от</text:p>
      <text:p text:style-name="Standard">названия</text:p>
      <text:p text:style-name="Standard">города</text:p>
      <text:p text:style-name="Standard">доминик</text:p>
      <text:p text:style-name="Standard">да</text:p>
      <text:p text:style-name="Standard">у</text:p>
      <text:p text:style-name="Standard">этого</text:p>
      <text:p text:style-name="Standard">моря</text:p>
      <text:p text:style-name="Standard">много</text:p>
      <text:p text:style-name="Standard">названий</text:p>
      <text:p text:style-name="Standard">мазандран</text:p>
      <text:p text:style-name="Standard">каспиан</text:p>
      <text:p text:style-name="Standard">хазар</text:p>
      <text:p text:style-name="Standard">и</text:p>
      <text:p text:style-name="Standard">т</text:p>
      <text:p text:style-name="Standard">д</text:p>
      <text:p text:style-name="Standard">иван</text:p>
      <text:p text:style-name="Standard">друзья</text:p>
      <text:p text:style-name="Standard">давайте</text:p>
      <text:p text:style-name="Standard">после</text:p>
      <text:p text:style-name="Standard">обеда</text:p>
      <text:p text:style-name="Standard">продолжим</text:p>
      <text:p text:style-name="Standard">наш</text:p>
      <text:p text:style-name="Standard">разговор</text:p>
      <text:p text:style-name="Standard">официант</text:p>
      <text:p text:style-name="Standard">piš</text:p>
      <text:p text:style-name="Standard">—</text:p>
      <text:p text:style-name="Standard">передний</text:p>
      <text:p text:style-name="Standard">вперед;</text:p>
      <text:p text:style-name="Standard">xedmat</text:p>
      <text:p text:style-name="Standard">—</text:p>
      <text:p text:style-name="Standard">служба</text:p>
      <text:p text:style-name="Standard">добро</text:p>
      <text:p text:style-name="Standard">пожаловать</text:p>
      <text:p text:style-name="Standard"><text:soft-page-break/>‫هستيد؟‬ </text:p>
      <text:p text:style-name="Standard">‫شيرین</text:p>
      <text:p text:style-name="Standard">بله</text:p>
      <text:p text:style-name="Standard">من‬ </text:p>
      <text:p text:style-name="Standard">‫دانشجوى</text:p>
      <text:p text:style-name="Standard">دانشگاه‬ </text:p>
      <text:p text:style-name="Standard">‫آستراخان</text:p>
      <text:p text:style-name="Standard">هستم‬ </text:p>
      <text:p text:style-name="Standard">dominik</text:p>
      <text:p text:style-name="Standard">dar</text:p>
      <text:p text:style-name="Standard">kodām</text:p>
      <text:p text:style-name="Standard">‫دومينيک</text:p>
      <text:p text:style-name="Standard">در</text:p>
      <text:p text:style-name="Standard">آدام</text:p>
      <text:p text:style-name="Standard">رشته؟‬ </text:p>
      <text:p text:style-name="Standard">rešte</text:p>
      <text:p text:style-name="Standard">dar</text:p>
      <text:p text:style-name="Standard">rešte</text:p>
      <text:p text:style-name="Standard">ye</text:p>
      <text:p text:style-name="Standard">zaminšenāsi</text:p>
      <text:p text:style-name="Standard">ivān</text:p>
      <text:p text:style-name="Standard">šomā</text:p>
      <text:p text:style-name="Standard">az</text:p>
      <text:p text:style-name="Standard">kodām</text:p>
      <text:p text:style-name="Standard">‫ایوان</text:p>
      <text:p text:style-name="Standard">شما</text:p>
      <text:p text:style-name="Standard">از</text:p>
      <text:p text:style-name="Standard">آدام</text:p>
      <text:p text:style-name="Standard">شهر‬ </text:p>
      <text:p text:style-name="Standard">šahr</text:p>
      <text:p text:style-name="Standard">hastid</text:p>
      <text:p text:style-name="Standard">‫هستيد؟‬ </text:p>
      <text:p text:style-name="Standard">širin</text:p>
      <text:p text:style-name="Standard">šahr</text:p>
      <text:p text:style-name="Standard">e</text:p>
      <text:p text:style-name="Standard">qazvin</text:p>
      <text:p text:style-name="Standard">‫شيرین</text:p>
      <text:p text:style-name="Standard">شهر</text:p>
      <text:p text:style-name="Standard">قزوین‬ </text:p>
      <text:p text:style-name="Standard">dominik</text:p>
      <text:p text:style-name="Standard">qazvin </text:p>
      <text:p text:style-name="Standard">hamān</text:p>
      <text:p text:style-name="Standard">kāspin</text:p>
      <text:p text:style-name="Standard">ast</text:p>
      <text:p text:style-name="Standard">‫شيرین</text:p>
      <text:p text:style-name="Standard">در</text:p>
      <text:p text:style-name="Standard">رشته</text:p>
      <text:p text:style-name="Standard">زمين‬ </text:p>
      <text:p text:style-name="Standard">‫شناسى‬ </text:p>
      <text:p text:style-name="Standard">‫دومينيک</text:p>
      <text:p text:style-name="Standard">قزوین</text:p>
      <text:p text:style-name="Standard">همان‬ </text:p>
      <text:p text:style-name="Standard">‫آاسپين</text:p>
      <text:p text:style-name="Standard">است‬ </text:p>
      <text:p text:style-name="Standard"><text:soft-page-break/>ivān</text:p>
      <text:p text:style-name="Standard">pas</text:p>
      <text:p text:style-name="Standard">nām</text:p>
      <text:p text:style-name="Standard">e</text:p>
      <text:p text:style-name="Standard">daryā</text:p>
      <text:p text:style-name="Standard">‫ایوان</text:p>
      <text:p text:style-name="Standard">پس</text:p>
      <text:p text:style-name="Standard">نام</text:p>
      <text:p text:style-name="Standard">دریا</text:p>
      <text:p text:style-name="Standard">از</text:p>
      <text:p text:style-name="Standard">نام‬ </text:p>
      <text:p text:style-name="Standard">az</text:p>
      <text:p text:style-name="Standard">nām</text:p>
      <text:p text:style-name="Standard">e</text:p>
      <text:p text:style-name="Standard">in</text:p>
      <text:p text:style-name="Standard">šahr </text:p>
      <text:p text:style-name="Standard">‫این</text:p>
      <text:p text:style-name="Standard">شهر</text:p>
      <text:p text:style-name="Standard">گرفته</text:p>
      <text:p text:style-name="Standard">شد؟‬ </text:p>
      <text:p text:style-name="Standard">gerefte</text:p>
      <text:p text:style-name="Standard">šod</text:p>
      <text:p text:style-name="Standard">dominik</text:p>
      <text:p text:style-name="Standard">āri</text:p>
      <text:p text:style-name="Standard">in</text:p>
      <text:p text:style-name="Standard">daryā</text:p>
      <text:p text:style-name="Standard">‫دومينيک</text:p>
      <text:p text:style-name="Standard">آرى</text:p>
      <text:p text:style-name="Standard">این</text:p>
      <text:p text:style-name="Standard">دریا‬ </text:p>
      <text:p text:style-name="Standard">nām</text:p>
      <text:p text:style-name="Standard">hā</text:p>
      <text:p text:style-name="Standard">ye</text:p>
      <text:p text:style-name="Standard">gunāgun</text:p>
      <text:p text:style-name="Standard">‫نامهاى</text:p>
      <text:p text:style-name="Standard">گوناگون</text:p>
      <text:p text:style-name="Standard">دارد‬ </text:p>
      <text:p text:style-name="Standard">dārad</text:p>
      <text:p text:style-name="Standard">māzanderān</text:p>
      <text:p text:style-name="Standard">،‫مازندران،</text:p>
      <text:p text:style-name="Standard">قزوین‬ </text:p>
      <text:p text:style-name="Standard">qazvin</text:p>
      <text:p text:style-name="Standard">xazar</text:p>
      <text:p text:style-name="Standard">‫خزر‬ </text:p>
      <text:p text:style-name="Standard">ivān</text:p>
      <text:p text:style-name="Standard">dustān</text:p>
      <text:p text:style-name="Standard">pas</text:p>
      <text:p text:style-name="Standard">az</text:p>
      <text:p text:style-name="Standard">‫ایوان</text:p>
      <text:p text:style-name="Standard">دوستان</text:p>
      <text:p text:style-name="Standard">پس</text:p>
      <text:p text:style-name="Standard">از‬ </text:p>
      <text:p text:style-name="Standard">nāhār</text:p>
      <text:p text:style-name="Standard">goftegu</text:p>
      <text:p text:style-name="Standard"><text:soft-page-break/>ye</text:p>
      <text:p text:style-name="Standard">xod</text:p>
      <text:p text:style-name="Standard">‫ناهار</text:p>
      <text:p text:style-name="Standard">گفت</text:p>
      <text:p text:style-name="Standard">و</text:p>
      <text:p text:style-name="Standard">گوى</text:p>
      <text:p text:style-name="Standard">خود</text:p>
      <text:p text:style-name="Standard">را‬ </text:p>
      <text:p text:style-name="Standard">rā</text:p>
      <text:p text:style-name="Standard">donbāl</text:p>
      <text:p text:style-name="Standard">mikonim</text:p>
      <text:p text:style-name="Standard">‫دنبال</text:p>
      <text:p text:style-name="Standard">مىآنيم‬ </text:p>
      <text:p text:style-name="Standard">piš</text:p>
      <text:p text:style-name="Standard">xedmat</text:p>
      <text:p text:style-name="Standard">xoš</text:p>
      <text:p text:style-name="Standard">‫پيشخدمت</text:p>
      <text:p text:style-name="Standard">خوش</text:p>
      <text:p text:style-name="Standard">آمدید‬ </text:p>
      <text:p text:style-name="Standard">āmadid</text:p>
      <text:p text:style-name="Standard">emruz</text:p>
      <text:p text:style-name="Standard">nāhār</text:p>
      <text:p text:style-name="Standard">‫امروز،</text:p>
      <text:p text:style-name="Standard">ناهار،</text:p>
      <text:p text:style-name="Standard">ماهى</text:p>
      <text:p text:style-name="Standard">و‬ </text:p>
      <text:p text:style-name="Standard">māhi</text:p>
      <text:p text:style-name="Standard">va</text:p>
      <text:p text:style-name="Standard">morğ</text:p>
      <text:p text:style-name="Standard">ast</text:p>
      <text:p text:style-name="Standard">‫مرغ</text:p>
      <text:p text:style-name="Standard">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7 </text:p>
      <text:p text:style-name="Standard">сегодня</text:p>
      <text:p text:style-name="Standard">на</text:p>
      <text:p text:style-name="Standard">обед</text:p>
      <text:p text:style-name="Standard">— </text:p>
      <text:p text:style-name="Standard">рыба</text:p>
      <text:p text:style-name="Standard">и</text:p>
      <text:p text:style-name="Standard">курица</text:p>
      <text:p text:style-name="Standard">иван</text:p>
      <text:p text:style-name="Standard">мне</text:p>
      <text:p text:style-name="Standard">пожалуйста</text:p>
      <text:p text:style-name="Standard">курицу</text:p>
      <text:p text:style-name="Standard">с </text:p>
      <text:p text:style-name="Standard">салатом</text:p>
      <text:p text:style-name="Standard">ширин</text:p>
      <text:p text:style-name="Standard"><text:soft-page-break/>а</text:p>
      <text:p text:style-name="Standard">мне</text:p>
      <text:p text:style-name="Standard">— </text:p>
      <text:p text:style-name="Standard">копченую</text:p>
      <text:p text:style-name="Standard">рыбу</text:p>
      <text:p text:style-name="Standard">dud </text:p>
      <text:p text:style-name="Standard">—</text:p>
      <text:p text:style-name="Standard">дым</text:p>
      <text:p text:style-name="Standard">доминик</text:p>
      <text:p text:style-name="Standard">салат</text:p>
      <text:p text:style-name="Standard">и </text:p>
      <text:p text:style-name="Standard">креветки</text:p>
      <text:p text:style-name="Standard">иван</text:p>
      <text:p text:style-name="Standard">после</text:p>
      <text:p text:style-name="Standard">обедa </text:p>
      <text:p text:style-name="Standard">принесите</text:p>
      <text:p text:style-name="Standard">нам</text:p>
      <text:p text:style-name="Standard">пожалуйста</text:p>
      <text:p text:style-name="Standard">чай</text:p>
      <text:p text:style-name="Standard">ширин</text:p>
      <text:p text:style-name="Standard">что</text:p>
      <text:p text:style-name="Standard">это</text:p>
      <text:p text:style-name="Standard">за </text:p>
      <text:p text:style-name="Standard">город</text:p>
      <text:p text:style-name="Standard">который</text:p>
      <text:p text:style-name="Standard">мы </text:p>
      <text:p text:style-name="Standard">видим</text:p>
      <text:p text:style-name="Standard">доминик</text:p>
      <text:p text:style-name="Standard">это</text:p>
      <text:p text:style-name="Standard">баку </text:p>
      <text:p text:style-name="Standard">или</text:p>
      <text:p text:style-name="Standard">бад</text:p>
      <text:p text:style-name="Standard">куб</text:p>
      <text:p text:style-name="Standard">иван</text:p>
      <text:p text:style-name="Standard">что</text:p>
      <text:p text:style-name="Standard">означает </text:p>
      <text:p text:style-name="Standard">название</text:p>
      <text:p text:style-name="Standard">бад</text:p>
      <text:p text:style-name="Standard">куб</text:p>
      <text:p text:style-name="Standard">доминик</text:p>
      <text:p text:style-name="Standard">город</text:p>
      <text:p text:style-name="Standard">в </text:p>
      <text:p text:style-name="Standard">котором</text:p>
      <text:p text:style-name="Standard">ветер</text:p>
      <text:p text:style-name="Standard">всегда </text:p>
      <text:p text:style-name="Standard">его</text:p>
      <text:p text:style-name="Standard">/город/</text:p>
      <text:p text:style-name="Standard">бьет</text:p>
      <text:p text:style-name="Standard">= </text:p>
      <text:p text:style-name="Standard">город</text:p>
      <text:p text:style-name="Standard">где</text:p>
      <text:p text:style-name="Standard">бывают </text:p>
      <text:p text:style-name="Standard">сильные</text:p>
      <text:p text:style-name="Standard">ветра</text:p>
      <text:p text:style-name="Standard"><text:soft-page-break/>bād </text:p>
      <text:p text:style-name="Standard">—</text:p>
      <text:p text:style-name="Standard">ветер</text:p>
      <text:p text:style-name="Standard">kub</text:p>
      <text:p text:style-name="Standard">— </text:p>
      <text:p text:style-name="Standard">удар</text:p>
      <text:p text:style-name="Standard">ширин</text:p>
      <text:p text:style-name="Standard">скоро </text:p>
      <text:p text:style-name="Standard">пересекаем</text:p>
      <text:p text:style-name="Standard">границу </text:p>
      <text:p text:style-name="Standard">россии</text:p>
      <text:p text:style-name="Standard">иван</text:p>
      <text:p text:style-name="Standard">дорогая </text:p>
      <text:p text:style-name="Standard">ширин</text:p>
      <text:p text:style-name="Standard">какой</text:p>
      <text:p text:style-name="Standard">язык </text:p>
      <text:p text:style-name="Standard">легче</text:p>
      <text:p text:style-name="Standard">—</text:p>
      <text:p text:style-name="Standard">персидский </text:p>
      <text:p text:style-name="Standard">или</text:p>
      <text:p text:style-name="Standard">русский</text:p>
      <text:p text:style-name="Standard">ширин</text:p>
      <text:p text:style-name="Standard">с</text:p>
      <text:p text:style-name="Standard">моей </text:p>
      <text:p text:style-name="Standard">точки</text:p>
      <text:p text:style-name="Standard">зрения</text:p>
      <text:p text:style-name="Standard">ivān</text:p>
      <text:p text:style-name="Standard">barāye</text:p>
      <text:p text:style-name="Standard">man</text:p>
      <text:p text:style-name="Standard">‫ایوان</text:p>
      <text:p text:style-name="Standard">براى</text:p>
      <text:p text:style-name="Standard">من،</text:p>
      <text:p text:style-name="Standard">خواهش‬ </text:p>
      <text:p text:style-name="Standard">xāheš</text:p>
      <text:p text:style-name="Standard">mikonam</text:p>
      <text:p text:style-name="Standard">morğ</text:p>
      <text:p text:style-name="Standard">‫مىآنم،</text:p>
      <text:p text:style-name="Standard">مرغ</text:p>
      <text:p text:style-name="Standard">و</text:p>
      <text:p text:style-name="Standard">سالاد‬ </text:p>
      <text:p text:style-name="Standard">va</text:p>
      <text:p text:style-name="Standard">sālād</text:p>
      <text:p text:style-name="Standard">širin</text:p>
      <text:p text:style-name="Standard">barāye</text:p>
      <text:p text:style-name="Standard">man</text:p>
      <text:p text:style-name="Standard">māhi</text:p>
      <text:p text:style-name="Standard">ye</text:p>
      <text:p text:style-name="Standard">dudi</text:p>
      <text:p text:style-name="Standard">dominik</text:p>
      <text:p text:style-name="Standard">sālād</text:p>
      <text:p text:style-name="Standard">va</text:p>
      <text:p text:style-name="Standard">‫دومينيک</text:p>
      <text:p text:style-name="Standard">سالاد</text:p>
      <text:p text:style-name="Standard">و</text:p>
      <text:p text:style-name="Standard"><text:soft-page-break/>ميگو‬ </text:p>
      <text:p text:style-name="Standard">meygu</text:p>
      <text:p text:style-name="Standard">ivān</text:p>
      <text:p text:style-name="Standard">xāhes</text:p>
      <text:p text:style-name="Standard">mikonam</text:p>
      <text:p text:style-name="Standard">pas</text:p>
      <text:p text:style-name="Standard">az</text:p>
      <text:p text:style-name="Standard">nāhār</text:p>
      <text:p text:style-name="Standard">barāye</text:p>
      <text:p text:style-name="Standard">mā</text:p>
      <text:p text:style-name="Standard">čāy</text:p>
      <text:p text:style-name="Standard">biāvarid</text:p>
      <text:p text:style-name="Standard">širin</text:p>
      <text:p text:style-name="Standard">in</text:p>
      <text:p text:style-name="Standard">če</text:p>
      <text:p text:style-name="Standard">šahri</text:p>
      <text:p text:style-name="Standard">ast</text:p>
      <text:p text:style-name="Standard">ke</text:p>
      <text:p text:style-name="Standard">‫شيرین</text:p>
      <text:p text:style-name="Standard">این</text:p>
      <text:p text:style-name="Standard">چه</text:p>
      <text:p text:style-name="Standard">شهرى‬ </text:p>
      <text:p text:style-name="Standard">mibinim</text:p>
      <text:p text:style-name="Standard">‫است</text:p>
      <text:p text:style-name="Standard">آه</text:p>
      <text:p text:style-name="Standard">مىبينيم؟‬ </text:p>
      <text:p text:style-name="Standard">dominik</text:p>
      <text:p text:style-name="Standard">in</text:p>
      <text:p text:style-name="Standard">bāku</text:p>
      <text:p text:style-name="Standard">yā</text:p>
      <text:p text:style-name="Standard">‫دومينيک</text:p>
      <text:p text:style-name="Standard">این</text:p>
      <text:p text:style-name="Standard">باآو</text:p>
      <text:p text:style-name="Standard">یا‬ </text:p>
      <text:p text:style-name="Standard">‘bād</text:p>
      <text:p text:style-name="Standard">kub’</text:p>
      <text:p text:style-name="Standard">‫</text:p>
      <text:p text:style-name="Standard">بادآوب</text:p>
      <text:p text:style-name="Standard">است‬ </text:p>
      <text:p text:style-name="Standard">ivān</text:p>
      <text:p text:style-name="Standard">bād</text:p>
      <text:p text:style-name="Standard">kub</text:p>
      <text:p text:style-name="Standard">čist</text:p>
      <text:p text:style-name="Standard">‫ایوان</text:p>
      <text:p text:style-name="Standard">بادآوب</text:p>
      <text:p text:style-name="Standard">چيست؟‬ </text:p>
      <text:p text:style-name="Standard">‫شيرین</text:p>
      <text:p text:style-name="Standard">براى</text:p>
      <text:p text:style-name="Standard">من،</text:p>
      <text:p text:style-name="Standard">ماهى‬ </text:p>
      <text:p text:style-name="Standard">‫دودى‬ </text:p>
      <text:p text:style-name="Standard">،‫ایوان</text:p>
      <text:p text:style-name="Standard">خواهش</text:p>
      <text:p text:style-name="Standard">مىآنم‬ </text:p>
      <text:p text:style-name="Standard"><text:soft-page-break/>‫پس</text:p>
      <text:p text:style-name="Standard">از</text:p>
      <text:p text:style-name="Standard">ناهار</text:p>
      <text:p text:style-name="Standard">براى</text:p>
      <text:p text:style-name="Standard">ما‬ </text:p>
      <text:p text:style-name="Standard">‫چاى</text:p>
      <text:p text:style-name="Standard">بياورید‬ </text:p>
      <text:p text:style-name="Standard">dominik</text:p>
      <text:p text:style-name="Standard">šahri</text:p>
      <text:p text:style-name="Standard">ke</text:p>
      <text:p text:style-name="Standard">bād</text:p>
      <text:p text:style-name="Standard">‫دومينيک</text:p>
      <text:p text:style-name="Standard">شهرى</text:p>
      <text:p text:style-name="Standard">آه</text:p>
      <text:p text:style-name="Standard">باد‬ </text:p>
      <text:p text:style-name="Standard">hamiše</text:p>
      <text:p text:style-name="Standard">ān</text:p>
      <text:p text:style-name="Standard">rā</text:p>
      <text:p text:style-name="Standard">mikubad</text:p>
      <text:p text:style-name="Standard">‫هميشه</text:p>
      <text:p text:style-name="Standard">آنرا</text:p>
      <text:p text:style-name="Standard">مىآوبد‬ </text:p>
      <text:p text:style-name="Standard">širin</text:p>
      <text:p text:style-name="Standard">bezudi</text:p>
      <text:p text:style-name="Standard">be</text:p>
      <text:p text:style-name="Standard">marz</text:p>
      <text:p text:style-name="Standard">‫شيرین</text:p>
      <text:p text:style-name="Standard">بزودى</text:p>
      <text:p text:style-name="Standard">به</text:p>
      <text:p text:style-name="Standard">مرز‬ </text:p>
      <text:p text:style-name="Standard">e</text:p>
      <text:p text:style-name="Standard">rusiye</text:p>
      <text:p text:style-name="Standard">mirasim</text:p>
      <text:p text:style-name="Standard">‫روسيه</text:p>
      <text:p text:style-name="Standard">مىرسيم‬ </text:p>
      <text:p text:style-name="Standard">ivān</text:p>
      <text:p text:style-name="Standard">širin</text:p>
      <text:p text:style-name="Standard">jān</text:p>
      <text:p text:style-name="Standard">kodām</text:p>
      <text:p text:style-name="Standard">‫ایوان</text:p>
      <text:p text:style-name="Standard">شيرین</text:p>
      <text:p text:style-name="Standard">جان</text:p>
      <text:p text:style-name="Standard">آدام‬ </text:p>
      <text:p text:style-name="Standard">zabān</text:p>
      <text:p text:style-name="Standard">āsāntar</text:p>
      <text:p text:style-name="Standard">ast</text:p>
      <text:p text:style-name="Standard">fārsi</text:p>
      <text:p text:style-name="Standard">‫زبان</text:p>
      <text:p text:style-name="Standard">آسانتر</text:p>
      <text:p text:style-name="Standard">است،</text:p>
      <text:p text:style-name="Standard">فارسى‬ </text:p>
      <text:p text:style-name="Standard">yā</text:p>
      <text:p text:style-name="Standard">rusi</text:p>
      <text:p text:style-name="Standard">‫یا</text:p>
      <text:p text:style-name="Standard"><text:soft-page-break/>روسى؟‬ </text:p>
      <text:p text:style-name="Standard">širin</text:p>
      <text:p text:style-name="Standard">az</text:p>
      <text:p text:style-name="Standard">didgāh</text:p>
      <text:p text:style-name="Standard">e </text:p>
      <text:p text:style-name="Standard">man</text:p>
      <text:p text:style-name="Standard">fārsi</text:p>
      <text:p text:style-name="Standard">āsāntarin </text:p>
      <text:p text:style-name="Standard">،‫شيرین</text:p>
      <text:p text:style-name="Standard">از</text:p>
      <text:p text:style-name="Standard">دیدگاه</text:p>
      <text:p text:style-name="Standard">من‬ </text:p>
      <text:p text:style-name="Standard">‫فارسى</text:p>
      <text:p text:style-name="Standard">آسانترین</text:p>
      <text:p text:style-name="Standard">زبا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8 </text:p>
      <text:p text:style-name="Standard">персидский</text:p>
      <text:p text:style-name="Standard">—</text:p>
      <text:p text:style-name="Standard">самый </text:p>
      <text:p text:style-name="Standard">легкий</text:p>
      <text:p text:style-name="Standard">из</text:p>
      <text:p text:style-name="Standard">всех </text:p>
      <text:p text:style-name="Standard">языков</text:p>
      <text:p text:style-name="Standard">в</text:p>
      <text:p text:style-name="Standard">мире</text:p>
      <text:p text:style-name="Standard">доминик</text:p>
      <text:p text:style-name="Standard">вы</text:p>
      <text:p text:style-name="Standard">правы </text:p>
      <text:p text:style-name="Standard">речь</text:p>
      <text:p text:style-name="Standard">ваша</text:p>
      <text:p text:style-name="Standard">верна</text:p>
      <text:p text:style-name="Standard">иван</text:p>
      <text:p text:style-name="Standard">а</text:p>
      <text:p text:style-name="Standard">русский </text:p>
      <text:p text:style-name="Standard">язык</text:p>
      <text:p text:style-name="Standard">—</text:p>
      <text:p text:style-name="Standard">один</text:p>
      <text:p text:style-name="Standard">из </text:p>
      <text:p text:style-name="Standard">самых</text:p>
      <text:p text:style-name="Standard">сложных </text:p>
      <text:p text:style-name="Standard">языков</text:p>
      <text:p text:style-name="Standard">ширин</text:p>
      <text:p text:style-name="Standard">друзья</text:p>
      <text:p text:style-name="Standard">мне </text:p>
      <text:p text:style-name="Standard">было</text:p>
      <text:p text:style-name="Standard">очень</text:p>
      <text:p text:style-name="Standard">приятно </text:p>
      <text:p text:style-name="Standard"><text:soft-page-break/>с</text:p>
      <text:p text:style-name="Standard">вами</text:p>
      <text:p text:style-name="Standard">побеседовать </text:p>
      <text:p text:style-name="Standard">hamnešin</text:p>
      <text:p text:style-name="Standard">— </text:p>
      <text:p text:style-name="Standard">собеседник</text:p>
      <text:p text:style-name="Standard">спутник; </text:p>
      <text:p text:style-name="Standard">hamnešini</text:p>
      <text:p text:style-name="Standard">—</text:p>
      <text:p text:style-name="Standard">/чье</text:p>
      <text:p text:style-name="Standard">то/ </text:p>
      <text:p text:style-name="Standard">общество</text:p>
      <text:p text:style-name="Standard">спокойной</text:p>
      <text:p text:style-name="Standard">ночи</text:p>
      <text:p text:style-name="Standard">иван</text:p>
      <text:p text:style-name="Standard">и</text:p>
      <text:p text:style-name="Standard">доминик</text:p>
      <text:p text:style-name="Standard">доброй</text:p>
      <text:p text:style-name="Standard">ночи</text:p>
      <text:p text:style-name="Standard">завтра </text:p>
      <text:p text:style-name="Standard">будем</text:p>
      <text:p text:style-name="Standard">в</text:p>
      <text:p text:style-name="Standard">астрахани</text:p>
      <text:p text:style-name="Standard">десятая</text:p>
      <text:p text:style-name="Standard">встреча </text:p>
      <text:p text:style-name="Standard">в</text:p>
      <text:p text:style-name="Standard">астраханском </text:p>
      <text:p text:style-name="Standard">порту</text:p>
      <text:p text:style-name="Standard">иван</text:p>
      <text:p text:style-name="Standard">господин </text:p>
      <text:p text:style-name="Standard">доминик</text:p>
      <text:p text:style-name="Standard">сколько </text:p>
      <text:p text:style-name="Standard">дней</text:p>
      <text:p text:style-name="Standard">вы</text:p>
      <text:p text:style-name="Standard">проведете</text:p>
      <text:p text:style-name="Standard">в </text:p>
      <text:p text:style-name="Standard">россии</text:p>
      <text:p text:style-name="Standard">доминик</text:p>
      <text:p text:style-name="Standard">пять</text:p>
      <text:p text:style-name="Standard">дней </text:p>
      <text:p text:style-name="Standard">в</text:p>
      <text:p text:style-name="Standard">москве</text:p>
      <text:p text:style-name="Standard">и</text:p>
      <text:p text:style-name="Standard">пять</text:p>
      <text:p text:style-name="Standard">дней </text:p>
      <text:p text:style-name="Standard">в</text:p>
      <text:p text:style-name="Standard">петербурге</text:p>
      <text:p text:style-name="Standard">иван</text:p>
      <text:p text:style-name="Standard">если</text:p>
      <text:p text:style-name="Standard">вы </text:p>
      <text:p text:style-name="Standard">хотите</text:p>
      <text:p text:style-name="Standard">я</text:p>
      <text:p text:style-name="Standard">могу</text:p>
      <text:p text:style-name="Standard">быть </text:p>
      <text:p text:style-name="Standard"><text:soft-page-break/>вашим</text:p>
      <text:p text:style-name="Standard">гидом</text:p>
      <text:p text:style-name="Standard">доминик</text:p>
      <text:p text:style-name="Standard">спасибо</text:p>
      <text:p text:style-name="Standard">за </text:p>
      <text:p text:style-name="Standard">предложение</text:p>
      <text:p text:style-name="Standard">вы </text:p>
      <text:p text:style-name="Standard">zabān</text:p>
      <text:p text:style-name="Standard">e</text:p>
      <text:p text:style-name="Standard">jehān</text:p>
      <text:p text:style-name="Standard">ast</text:p>
      <text:p text:style-name="Standard">‫جهان</text:p>
      <text:p text:style-name="Standard">است‬ </text:p>
      <text:p text:style-name="Standard">dominik</text:p>
      <text:p text:style-name="Standard">soxan</text:p>
      <text:p text:style-name="Standard">e</text:p>
      <text:p text:style-name="Standard">‫دومينيک</text:p>
      <text:p text:style-name="Standard">سخن</text:p>
      <text:p text:style-name="Standard">شما‬ </text:p>
      <text:p text:style-name="Standard">šomā</text:p>
      <text:p text:style-name="Standard">dorost</text:p>
      <text:p text:style-name="Standard">ast</text:p>
      <text:p text:style-name="Standard">‫درست</text:p>
      <text:p text:style-name="Standard">است‬ </text:p>
      <text:p text:style-name="Standard">ivān</text:p>
      <text:p text:style-name="Standard">zabān</text:p>
      <text:p text:style-name="Standard">e</text:p>
      <text:p text:style-name="Standard">rusi</text:p>
      <text:p text:style-name="Standard">‫ایوان</text:p>
      <text:p text:style-name="Standard">زبان</text:p>
      <text:p text:style-name="Standard">روسى</text:p>
      <text:p text:style-name="Standard">یكى‬ </text:p>
      <text:p text:style-name="Standard">yeki</text:p>
      <text:p text:style-name="Standard">az</text:p>
      <text:p text:style-name="Standard">saxttarin</text:p>
      <text:p text:style-name="Standard">‫از</text:p>
      <text:p text:style-name="Standard">سختترین</text:p>
      <text:p text:style-name="Standard">زبانها</text:p>
      <text:p text:style-name="Standard">است‬ </text:p>
      <text:p text:style-name="Standard">zabān</text:p>
      <text:p text:style-name="Standard">hā</text:p>
      <text:p text:style-name="Standard">ast</text:p>
      <text:p text:style-name="Standard">širin</text:p>
      <text:p text:style-name="Standard">dustān</text:p>
      <text:p text:style-name="Standard">hamnešini</text:p>
      <text:p text:style-name="Standard">bā</text:p>
      <text:p text:style-name="Standard">šomā </text:p>
      <text:p text:style-name="Standard">xub</text:p>
      <text:p text:style-name="Standard">bud</text:p>
      <text:p text:style-name="Standard">šab</text:p>
      <text:p text:style-name="Standard">e</text:p>
      <text:p text:style-name="Standard">šomā </text:p>
      <text:p text:style-name="Standard">xoš</text:p>
      <text:p text:style-name="Standard">‫شيرین</text:p>
      <text:p text:style-name="Standard"><text:soft-page-break/>دوستان‬ </text:p>
      <text:p text:style-name="Standard">‫همنشينى</text:p>
      <text:p text:style-name="Standard">با</text:p>
      <text:p text:style-name="Standard">شما</text:p>
      <text:p text:style-name="Standard">خوب‬ </text:p>
      <text:p text:style-name="Standard">‫بود</text:p>
      <text:p text:style-name="Standard">شب</text:p>
      <text:p text:style-name="Standard">شما</text:p>
      <text:p text:style-name="Standard">خوش‬ </text:p>
      <text:p text:style-name="Standard">ivān</text:p>
      <text:p text:style-name="Standard">va</text:p>
      <text:p text:style-name="Standard">dominik</text:p>
      <text:p text:style-name="Standard">šab</text:p>
      <text:p text:style-name="Standard">‫ایوان</text:p>
      <text:p text:style-name="Standard">و</text:p>
      <text:p text:style-name="Standard">دومينيک</text:p>
      <text:p text:style-name="Standard">شب‬ </text:p>
      <text:p text:style-name="Standard">e</text:p>
      <text:p text:style-name="Standard">šomā</text:p>
      <text:p text:style-name="Standard">hamčanin</text:p>
      <text:p text:style-name="Standard">‫شما</text:p>
      <text:p text:style-name="Standard">همچنين</text:p>
      <text:p text:style-name="Standard">فردا</text:p>
      <text:p text:style-name="Standard">همه‬ </text:p>
      <text:p text:style-name="Standard">fardā</text:p>
      <text:p text:style-name="Standard">hame</text:p>
      <text:p text:style-name="Standard">dar </text:p>
      <text:p text:style-name="Standard">‫در</text:p>
      <text:p text:style-name="Standard">آستراخان</text:p>
      <text:p text:style-name="Standard">خواهيم</text:p>
      <text:p text:style-name="Standard">بود‬ </text:p>
      <text:p text:style-name="Standard">āstrāxān</text:p>
      <text:p text:style-name="Standard">xāhim</text:p>
      <text:p text:style-name="Standard">bud</text:p>
      <text:p text:style-name="Standard">didār</text:p>
      <text:p text:style-name="Standard">e</text:p>
      <text:p text:style-name="Standard">dahom </text:p>
      <text:p text:style-name="Standard">dar</text:p>
      <text:p text:style-name="Standard">bandar</text:p>
      <text:p text:style-name="Standard">e </text:p>
      <text:p text:style-name="Standard">āstrāxān</text:p>
      <text:p text:style-name="Standard">ivān</text:p>
      <text:p text:style-name="Standard">āqā</text:p>
      <text:p text:style-name="Standard">ye </text:p>
      <text:p text:style-name="Standard">dominik</text:p>
      <text:p text:style-name="Standard">šoma</text:p>
      <text:p text:style-name="Standard">čand </text:p>
      <text:p text:style-name="Standard">ruz</text:p>
      <text:p text:style-name="Standard">dar</text:p>
      <text:p text:style-name="Standard">rusiye </text:p>
      <text:p text:style-name="Standard">mimānid</text:p>
      <text:p text:style-name="Standard">dominik</text:p>
      <text:p text:style-name="Standard">panj</text:p>
      <text:p text:style-name="Standard">ruz</text:p>
      <text:p text:style-name="Standard"><text:soft-page-break/>dar </text:p>
      <text:p text:style-name="Standard">mosko</text:p>
      <text:p text:style-name="Standard">va</text:p>
      <text:p text:style-name="Standard">panj</text:p>
      <text:p text:style-name="Standard">ruz</text:p>
      <text:p text:style-name="Standard">dar </text:p>
      <text:p text:style-name="Standard">peterburg</text:p>
      <text:p text:style-name="Standard">ivān</text:p>
      <text:p text:style-name="Standard">agar</text:p>
      <text:p text:style-name="Standard">xāstid</text:p>
      <text:p text:style-name="Standard">man </text:p>
      <text:p text:style-name="Standard">rāhnamā</text:p>
      <text:p text:style-name="Standard">ye</text:p>
      <text:p text:style-name="Standard">šomā </text:p>
      <text:p text:style-name="Standard">xāham</text:p>
      <text:p text:style-name="Standard">bud</text:p>
      <text:p text:style-name="Standard">dominik</text:p>
      <text:p text:style-name="Standard">sepāsgozāram</text:p>
      <text:p text:style-name="Standard">šomā </text:p>
      <text:p text:style-name="Standard">‫دیدار</text:p>
      <text:p text:style-name="Standard">دهم‬ </text:p>
      <text:p text:style-name="Standard">‫در</text:p>
      <text:p text:style-name="Standard">بندر</text:p>
      <text:p text:style-name="Standard">آستراخان‬ </text:p>
      <text:p text:style-name="Standard">‫آقاى</text:p>
      <text:p text:style-name="Standard">دومينيک</text:p>
      <text:p text:style-name="Standard">شما</text:p>
      <text:p text:style-name="Standard">چند‬ </text:p>
      <text:p text:style-name="Standard">‫روز</text:p>
      <text:p text:style-name="Standard">در</text:p>
      <text:p text:style-name="Standard">روسيه</text:p>
      <text:p text:style-name="Standard">مىمانيد؟‬ </text:p>
      <text:p text:style-name="Standard">‫پنج</text:p>
      <text:p text:style-name="Standard">روز</text:p>
      <text:p text:style-name="Standard">در</text:p>
      <text:p text:style-name="Standard">مسكو</text:p>
      <text:p text:style-name="Standard">و</text:p>
      <text:p text:style-name="Standard">پنج‬ </text:p>
      <text:p text:style-name="Standard">‫روز</text:p>
      <text:p text:style-name="Standard">در</text:p>
      <text:p text:style-name="Standard">پتربورگ‬ </text:p>
      <text:p text:style-name="Standard">‫ایوان</text:p>
      <text:p text:style-name="Standard">اگر</text:p>
      <text:p text:style-name="Standard">خواستيد،</text:p>
      <text:p text:style-name="Standard">من‬ </text:p>
      <text:p text:style-name="Standard">‫راهنماى</text:p>
      <text:p text:style-name="Standard">شما</text:p>
      <text:p text:style-name="Standard">خواهم</text:p>
      <text:p text:style-name="Standard">بود‬ </text:p>
      <text:p text:style-name="Standard">‫دومينيک</text:p>
      <text:p text:style-name="Standard">سپاسگزارم‬ </text:p>
      <text:p text:style-name="Standard">‫شما</text:p>
      <text:p text:style-name="Standard">مىتوانيد</text:p>
      <text:p text:style-name="Standard">راهنماى‬ </text:p>
      <text:p text:style-name="Standard"><text:soft-page-break/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29 </text:p>
      <text:p text:style-name="Standard">сможете</text:p>
      <text:p text:style-name="Standard">быть </text:p>
      <text:p text:style-name="Standard">хорошим</text:p>
      <text:p text:style-name="Standard">гидом</text:p>
      <text:p text:style-name="Standard">и</text:p>
      <text:p text:style-name="Standard">для </text:p>
      <text:p text:style-name="Standard">персоязычных </text:p>
      <text:p text:style-name="Standard">туристов</text:p>
      <text:p text:style-name="Standard">иван</text:p>
      <text:p text:style-name="Standard">да</text:p>
      <text:p text:style-name="Standard">я</text:p>
      <text:p text:style-name="Standard">хочу </text:p>
      <text:p text:style-name="Standard">открыть</text:p>
      <text:p text:style-name="Standard">легкий</text:p>
      <text:p text:style-name="Standard">и </text:p>
      <text:p text:style-name="Standard">красивый</text:p>
      <text:p text:style-name="Standard">маршрут </text:p>
      <text:p text:style-name="Standard">для</text:p>
      <text:p text:style-name="Standard">туристов</text:p>
      <text:p text:style-name="Standard">торговцев</text:p>
      <text:p text:style-name="Standard">и </text:p>
      <text:p text:style-name="Standard">исследователей</text:p>
      <text:p text:style-name="Standard">bāz </text:p>
      <text:p text:style-name="Standard">—</text:p>
      <text:p text:style-name="Standard">открытый;</text:p>
      <text:p text:style-name="Standard">pažuheš </text:p>
      <text:p text:style-name="Standard">—</text:p>
      <text:p text:style-name="Standard">исследование</text:p>
      <text:p text:style-name="Standard">доминик</text:p>
      <text:p text:style-name="Standard">наподобие </text:p>
      <text:p text:style-name="Standard">шелкового</text:p>
      <text:p text:style-name="Standard">пути</text:p>
      <text:p text:style-name="Standard">иван</text:p>
      <text:p text:style-name="Standard">да</text:p>
      <text:p text:style-name="Standard">из</text:p>
      <text:p text:style-name="Standard">европы </text:p>
      <text:p text:style-name="Standard">в</text:p>
      <text:p text:style-name="Standard">китай</text:p>
      <text:p text:style-name="Standard">доминик</text:p>
      <text:p text:style-name="Standard">c</text:p>
      <text:p text:style-name="Standard">моей </text:p>
      <text:p text:style-name="Standard">точки</text:p>
      <text:p text:style-name="Standard">зрения</text:p>
      <text:p text:style-name="Standard">вы </text:p>
      <text:p text:style-name="Standard">уже</text:p>
      <text:p text:style-name="Standard">сделали</text:p>
      <text:p text:style-name="Standard"><text:soft-page-break/>первый </text:p>
      <text:p text:style-name="Standard">шаг</text:p>
      <text:p text:style-name="Standard">bardāštan</text:p>
      <text:p text:style-name="Standard">— </text:p>
      <text:p text:style-name="Standard">поднимать</text:p>
      <text:p text:style-name="Standard">иван</text:p>
      <text:p text:style-name="Standard">тогда</text:p>
      <text:p text:style-name="Standard">давайте </text:p>
      <text:p text:style-name="Standard">сегодня</text:p>
      <text:p text:style-name="Standard">останемся </text:p>
      <text:p text:style-name="Standard">вастрахани</text:p>
      <text:p text:style-name="Standard">и</text:p>
      <text:p text:style-name="Standard">все </text:p>
      <text:p text:style-name="Standard">обсудим</text:p>
      <text:p text:style-name="Standard">разговор </text:p>
      <text:p text:style-name="Standard">сделаем</text:p>
      <text:p text:style-name="Standard">bāre</text:p>
      <text:p text:style-name="Standard">— </text:p>
      <text:p text:style-name="Standard">раз;</text:p>
      <text:p text:style-name="Standard">вид</text:p>
      <text:p text:style-name="Standard">способ;</text:p>
      <text:p text:style-name="Standard">dar </text:p>
      <text:p text:style-name="Standard">in</text:p>
      <text:p text:style-name="Standard">bāre</text:p>
      <text:p text:style-name="Standard">—</text:p>
      <text:p text:style-name="Standard">об</text:p>
      <text:p text:style-name="Standard">этом</text:p>
      <text:p text:style-name="Standard">доминик</text:p>
      <text:p text:style-name="Standard">я</text:p>
      <text:p text:style-name="Standard">готов</text:p>
      <text:p text:style-name="Standard">иван</text:p>
      <text:p text:style-name="Standard">господин </text:p>
      <text:p text:style-name="Standard">доминик</text:p>
      <text:p text:style-name="Standard">слово </text:p>
      <text:p text:style-name="Standard">астрахань</text:p>
      <text:p text:style-name="Standard">имеет </text:p>
      <text:p text:style-name="Standard">персидское </text:p>
      <text:p text:style-name="Standard">происхождение</text:p>
      <text:p text:style-name="Standard">доминик</text:p>
      <text:p text:style-name="Standard">да</text:p>
      <text:p text:style-name="Standard">астар </text:p>
      <text:p text:style-name="Standard">означает</text:p>
      <text:p text:style-name="Standard">лошадь</text:p>
      <text:p text:style-name="Standard">а </text:p>
      <text:p text:style-name="Standard">хан</text:p>
      <text:p text:style-name="Standard">—</text:p>
      <text:p text:style-name="Standard">это</text:p>
      <text:p text:style-name="Standard">дом</text:p>
      <text:p text:style-name="Standard">mitavānid</text:p>
      <text:p text:style-name="Standard">rāhnamā</text:p>
      <text:p text:style-name="Standard">ye </text:p>
      <text:p text:style-name="Standard">xubi</text:p>
      <text:p text:style-name="Standard">barāye </text:p>
      <text:p text:style-name="Standard">jehān</text:p>
      <text:p text:style-name="Standard"><text:soft-page-break/>gardān</text:p>
      <text:p text:style-name="Standard">e</text:p>
      <text:p text:style-name="Standard">fārsi</text:p>
      <text:p text:style-name="Standard">zabān</text:p>
      <text:p text:style-name="Standard">bašid</text:p>
      <text:p text:style-name="Standard">ivān</text:p>
      <text:p text:style-name="Standard">āri</text:p>
      <text:p text:style-name="Standard">man </text:p>
      <text:p text:style-name="Standard">mixāham</text:p>
      <text:p text:style-name="Standard">yek</text:p>
      <text:p text:style-name="Standard">rāh</text:p>
      <text:p text:style-name="Standard">e </text:p>
      <text:p text:style-name="Standard">sāde</text:p>
      <text:p text:style-name="Standard">va</text:p>
      <text:p text:style-name="Standard">zibā</text:p>
      <text:p text:style-name="Standard">barāye </text:p>
      <text:p text:style-name="Standard">jehān</text:p>
      <text:p text:style-name="Standard">gardān</text:p>
      <text:p text:style-name="Standard">bāzargānān</text:p>
      <text:p text:style-name="Standard">va </text:p>
      <text:p text:style-name="Standard">pažuhešgarān</text:p>
      <text:p text:style-name="Standard">bāz </text:p>
      <text:p text:style-name="Standard">konam</text:p>
      <text:p text:style-name="Standard">dominik</text:p>
      <text:p text:style-name="Standard">mānand</text:p>
      <text:p text:style-name="Standard">e </text:p>
      <text:p text:style-name="Standard">rāh</text:p>
      <text:p text:style-name="Standard">e</text:p>
      <text:p text:style-name="Standard">abrišam</text:p>
      <text:p text:style-name="Standard">ivān</text:p>
      <text:p text:style-name="Standard">āri</text:p>
      <text:p text:style-name="Standard">az</text:p>
      <text:p text:style-name="Standard">oropa</text:p>
      <text:p text:style-name="Standard">be </text:p>
      <text:p text:style-name="Standard">čin</text:p>
      <text:p text:style-name="Standard">dominik</text:p>
      <text:p text:style-name="Standard">az</text:p>
      <text:p text:style-name="Standard">didgāh</text:p>
      <text:p text:style-name="Standard">e </text:p>
      <text:p text:style-name="Standard">man</text:p>
      <text:p text:style-name="Standard">šomā</text:p>
      <text:p text:style-name="Standard">naxostin </text:p>
      <text:p text:style-name="Standard">gām</text:p>
      <text:p text:style-name="Standard">rā</text:p>
      <text:p text:style-name="Standard">bardāštid</text:p>
      <text:p text:style-name="Standard">ivān</text:p>
      <text:p text:style-name="Standard">pas</text:p>
      <text:p text:style-name="Standard">biyāyid </text:p>
      <text:p text:style-name="Standard">emšab</text:p>
      <text:p text:style-name="Standard">dar</text:p>
      <text:p text:style-name="Standard">āstrāxān </text:p>
      <text:p text:style-name="Standard">bemānim</text:p>
      <text:p text:style-name="Standard">va</text:p>
      <text:p text:style-name="Standard">dar</text:p>
      <text:p text:style-name="Standard"><text:soft-page-break/>in </text:p>
      <text:p text:style-name="Standard">bāre</text:p>
      <text:p text:style-name="Standard">goftegu</text:p>
      <text:p text:style-name="Standard">konim</text:p>
      <text:p text:style-name="Standard">dominik</text:p>
      <text:p text:style-name="Standard">man</text:p>
      <text:p text:style-name="Standard">āmāde </text:p>
      <text:p text:style-name="Standard">hastam</text:p>
      <text:p text:style-name="Standard">ivān</text:p>
      <text:p text:style-name="Standard">āqā</text:p>
      <text:p text:style-name="Standard">ye </text:p>
      <text:p text:style-name="Standard">dominik</text:p>
      <text:p text:style-name="Standard">āyā</text:p>
      <text:p text:style-name="Standard">vāže</text:p>
      <text:p text:style-name="Standard">ye </text:p>
      <text:p text:style-name="Standard">āstrāxān”</text:p>
      <text:p text:style-name="Standard">fārsi</text:p>
      <text:p text:style-name="Standard">ast</text:p>
      <text:p text:style-name="Standard">dominik</text:p>
      <text:p text:style-name="Standard">āri</text:p>
      <text:p text:style-name="Standard">astar</text:p>
      <text:p text:style-name="Standard">xān</text:p>
      <text:p text:style-name="Standard">xāne</text:p>
      <text:p text:style-name="Standard">ye</text:p>
      <text:p text:style-name="Standard">astar</text:p>
      <text:p text:style-name="Standard">‫خوبى</text:p>
      <text:p text:style-name="Standard">براى</text:p>
      <text:p text:style-name="Standard">جهانگردان‬ </text:p>
      <text:p text:style-name="Standard">‫فارسیزبان</text:p>
      <text:p text:style-name="Standard">باشيد‬ </text:p>
      <text:p text:style-name="Standard">‫ایوان</text:p>
      <text:p text:style-name="Standard">آرى</text:p>
      <text:p text:style-name="Standard">من‬ </text:p>
      <text:p text:style-name="Standard">‫مىخواهم</text:p>
      <text:p text:style-name="Standard">یک</text:p>
      <text:p text:style-name="Standard">راه</text:p>
      <text:p text:style-name="Standard">ساده</text:p>
      <text:p text:style-name="Standard">و‬ </text:p>
      <text:p text:style-name="Standard">،‫زیبا</text:p>
      <text:p text:style-name="Standard">براى</text:p>
      <text:p text:style-name="Standard">جهانگردان‬ </text:p>
      <text:p text:style-name="Standard">‫بازرگانان</text:p>
      <text:p text:style-name="Standard">و</text:p>
      <text:p text:style-name="Standard">پژوهشگران‬ </text:p>
      <text:p text:style-name="Standard">‫باز</text:p>
      <text:p text:style-name="Standard">آنم‬ </text:p>
      <text:p text:style-name="Standard">‫دومينيک</text:p>
      <text:p text:style-name="Standard">مانند</text:p>
      <text:p text:style-name="Standard">راه‬ </text:p>
      <text:p text:style-name="Standard">‫ابریشم‬ </text:p>
      <text:p text:style-name="Standard">‫ایوان</text:p>
      <text:p text:style-name="Standard">آرى</text:p>
      <text:p text:style-name="Standard">از</text:p>
      <text:p text:style-name="Standard">اروپا</text:p>
      <text:p text:style-name="Standard"><text:soft-page-break/>به‬ </text:p>
      <text:p text:style-name="Standard">‫چين‬ </text:p>
      <text:p text:style-name="Standard">‫دومينيک</text:p>
      <text:p text:style-name="Standard">از</text:p>
      <text:p text:style-name="Standard">دیدگاه</text:p>
      <text:p text:style-name="Standard">من‬ </text:p>
      <text:p text:style-name="Standard">‫شما</text:p>
      <text:p text:style-name="Standard">نخستين</text:p>
      <text:p text:style-name="Standard">گام</text:p>
      <text:p text:style-name="Standard">را‬ </text:p>
      <text:p text:style-name="Standard">‫برداشتيد‬ </text:p>
      <text:p text:style-name="Standard">‫ایوان</text:p>
      <text:p text:style-name="Standard">پس،</text:p>
      <text:p text:style-name="Standard">بيایيد</text:p>
      <text:p text:style-name="Standard">امشب‬ </text:p>
      <text:p text:style-name="Standard">‫در</text:p>
      <text:p text:style-name="Standard">استراخان</text:p>
      <text:p text:style-name="Standard">بمانيم</text:p>
      <text:p text:style-name="Standard">و</text:p>
      <text:p text:style-name="Standard">در‬ </text:p>
      <text:p text:style-name="Standard">‫این</text:p>
      <text:p text:style-name="Standard">باره</text:p>
      <text:p text:style-name="Standard">گفت</text:p>
      <text:p text:style-name="Standard">وگو</text:p>
      <text:p text:style-name="Standard">آنيم‬ </text:p>
      <text:p text:style-name="Standard">‫دومينيک</text:p>
      <text:p text:style-name="Standard">من</text:p>
      <text:p text:style-name="Standard">آماده‬ </text:p>
      <text:p text:style-name="Standard">‫هستم‬ </text:p>
      <text:p text:style-name="Standard">،‫ایوان</text:p>
      <text:p text:style-name="Standard">آقاى</text:p>
      <text:p text:style-name="Standard">دومينيک‬ </text:p>
      <text:p text:style-name="Standard">‫آیا</text:p>
      <text:p text:style-name="Standard">واژه</text:p>
      <text:p text:style-name="Standard">آستراخان‬ </text:p>
      <text:p text:style-name="Standard">‫فارسى</text:p>
      <text:p text:style-name="Standard">است؟‬ </text:p>
      <text:p text:style-name="Standard">—</text:p>
      <text:p text:style-name="Standard">‫دومينيک</text:p>
      <text:p text:style-name="Standard">آرى</text:p>
      <text:p text:style-name="Standard">استر‬ </text:p>
      <text:p text:style-name="Standard">‫خان</text:p>
      <text:p text:style-name="Standard">خانه</text:p>
      <text:p text:style-name="Standard">استر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0 </text:p>
      <text:p text:style-name="Standard">одним</text:p>
      <text:p text:style-name="Standard">словом</text:p>
      <text:p text:style-name="Standard"><text:soft-page-break/>конюшня</text:p>
      <text:p text:style-name="Standard">иван</text:p>
      <text:p text:style-name="Standard">господин </text:p>
      <text:p text:style-name="Standard">доминик</text:p>
      <text:p text:style-name="Standard">давайте </text:p>
      <text:p text:style-name="Standard">сейчас</text:p>
      <text:p text:style-name="Standard">поужинаем</text:p>
      <text:p text:style-name="Standard">а </text:p>
      <text:p text:style-name="Standard">затем</text:p>
      <text:p text:style-name="Standard">поедем</text:p>
      <text:p text:style-name="Standard">в </text:p>
      <text:p text:style-name="Standard">гостиницу</text:p>
      <text:p text:style-name="Standard">доминик</text:p>
      <text:p text:style-name="Standard">иван</text:p>
      <text:p text:style-name="Standard">вы </text:p>
      <text:p text:style-name="Standard">будете</text:p>
      <text:p text:style-name="Standard">моим</text:p>
      <text:p text:style-name="Standard">гидом</text:p>
      <text:p text:style-name="Standard">я </text:p>
      <text:p text:style-name="Standard">по</text:p>
      <text:p text:style-name="Standard">русски</text:p>
      <text:p text:style-name="Standard">не</text:p>
      <text:p text:style-name="Standard">говорю</text:p>
      <text:p text:style-name="Standard">ivān</text:p>
      <text:p text:style-name="Standard">āqā</text:p>
      <text:p text:style-name="Standard">ye </text:p>
      <text:p text:style-name="Standard">،‫ایوان</text:p>
      <text:p text:style-name="Standard">آقاى</text:p>
      <text:p text:style-name="Standard">دومينيک‬ </text:p>
      <text:p text:style-name="Standard">dominik</text:p>
      <text:p text:style-name="Standard">aknun </text:p>
      <text:p text:style-name="Standard">‫اآنون</text:p>
      <text:p text:style-name="Standard">بفرمایيد</text:p>
      <text:p text:style-name="Standard">شام‬ </text:p>
      <text:p text:style-name="Standard">befarmāid</text:p>
      <text:p text:style-name="Standard">šām </text:p>
      <text:p text:style-name="Standard">‫بخوریم</text:p>
      <text:p text:style-name="Standard">سپس</text:p>
      <text:p text:style-name="Standard">به</text:p>
      <text:p text:style-name="Standard">هتل‬ </text:p>
      <text:p text:style-name="Standard">bexorim</text:p>
      <text:p text:style-name="Standard">sepas</text:p>
      <text:p text:style-name="Standard">be </text:p>
      <text:p text:style-name="Standard">‫مىرویم‬ </text:p>
      <text:p text:style-name="Standard">hotel</text:p>
      <text:p text:style-name="Standard">miravim</text:p>
      <text:p text:style-name="Standard">dominik</text:p>
      <text:p text:style-name="Standard">ivān</text:p>
      <text:p text:style-name="Standard">šomā </text:p>
      <text:p text:style-name="Standard">‫دومينيک</text:p>
      <text:p text:style-name="Standard">ایوان،</text:p>
      <text:p text:style-name="Standard">شما‬ </text:p>
      <text:p text:style-name="Standard">rāhnamā</text:p>
      <text:p text:style-name="Standard">ye</text:p>
      <text:p text:style-name="Standard"><text:soft-page-break/>man </text:p>
      <text:p text:style-name="Standard">،‫راهنماى</text:p>
      <text:p text:style-name="Standard">من</text:p>
      <text:p text:style-name="Standard">مىشوید‬ </text:p>
      <text:p text:style-name="Standard">mišavid</text:p>
      <text:p text:style-name="Standard">man</text:p>
      <text:p text:style-name="Standard">zabān</text:p>
      <text:p text:style-name="Standard">e </text:p>
      <text:p text:style-name="Standard">‫من</text:p>
      <text:p text:style-name="Standard">زبان</text:p>
      <text:p text:style-name="Standard">روسى</text:p>
      <text:p text:style-name="Standard">نمىدانم‬ </text:p>
      <text:p text:style-name="Standard">rusi</text:p>
      <text:p text:style-name="Standard">nemidānam</text:p>
      <text:p text:style-name="Standard">иван</text:p>
      <text:p text:style-name="Standard">в</text:p>
      <text:p text:style-name="Standard">языкознании</text:p>
      <text:p text:style-name="Standard">ivān</text:p>
      <text:p text:style-name="Standard">dar</text:p>
      <text:p text:style-name="Standard">zabān</text:p>
      <text:p text:style-name="Standard">šenāsi</text:p>
      <text:p text:style-name="Standard">‫ایوان</text:p>
      <text:p text:style-name="Standard">در</text:p>
      <text:p text:style-name="Standard">زبانشناسى</text:p>
      <text:p text:style-name="Standard">و‬ </text:p>
      <text:p text:style-name="Standard">и</text:p>
      <text:p text:style-name="Standard">археологии</text:p>
      <text:p text:style-name="Standard">—</text:p>
      <text:p text:style-name="Standard">вы</text:p>
      <text:p text:style-name="Standard">va</text:p>
      <text:p text:style-name="Standard">bāstān</text:p>
      <text:p text:style-name="Standard">šenāsi</text:p>
      <text:p text:style-name="Standard">šomā </text:p>
      <text:p text:style-name="Standard">‫باستانشناسى</text:p>
      <text:p text:style-name="Standard">شما‬ </text:p>
      <text:p text:style-name="Standard">лучший</text:p>
      <text:p text:style-name="Standard">гид</text:p>
      <text:p text:style-name="Standard">behtarin</text:p>
      <text:p text:style-name="Standard">rāhnamā </text:p>
      <text:p text:style-name="Standard">‫بهترین</text:p>
      <text:p text:style-name="Standard">راهنما</text:p>
      <text:p text:style-name="Standard">هستيد‬ </text:p>
      <text:p text:style-name="Standard">hastid</text:p>
      <text:p text:style-name="Standard">доминик</text:p>
      <text:p text:style-name="Standard">буду</text:p>
      <text:p text:style-name="Standard">рад </text:p>
      <text:p text:style-name="Standard">dominik</text:p>
      <text:p text:style-name="Standard">barāye </text:p>
      <text:p text:style-name="Standard">‫دومينيک</text:p>
      <text:p text:style-name="Standard">براى</text:p>
      <text:p text:style-name="Standard">همكارى‬ </text:p>
      <text:p text:style-name="Standard">сотрудничать</text:p>
      <text:p text:style-name="Standard">к </text:p>
      <text:p text:style-name="Standard">hamkāri</text:p>
      <text:p text:style-name="Standard"><text:soft-page-break/>āmāde </text:p>
      <text:p text:style-name="Standard">‫آماده</text:p>
      <text:p text:style-name="Standard">هستم‬ </text:p>
      <text:p text:style-name="Standard">сотрудничеству </text:p>
      <text:p text:style-name="Standard">hastam</text:p>
      <text:p text:style-name="Standard">готов</text:p>
      <text:p text:style-name="Standard">иван</text:p>
      <text:p text:style-name="Standard">в</text:p>
      <text:p text:style-name="Standard">следующем</text:p>
      <text:p text:style-name="Standard">ivān</text:p>
      <text:p text:style-name="Standard">sāl</text:p>
      <text:p text:style-name="Standard">e</text:p>
      <text:p text:style-name="Standard">āyande </text:p>
      <text:p text:style-name="Standard">‫ایوان</text:p>
      <text:p text:style-name="Standard">سال</text:p>
      <text:p text:style-name="Standard">آینده</text:p>
      <text:p text:style-name="Standard">با</text:p>
      <text:p text:style-name="Standard">هم‬ </text:p>
      <text:p text:style-name="Standard">году</text:p>
      <text:p text:style-name="Standard">мы</text:p>
      <text:p text:style-name="Standard">будем </text:p>
      <text:p text:style-name="Standard">bāham</text:p>
      <text:p text:style-name="Standard">irāngardi</text:p>
      <text:p text:style-name="Standard">xāhim</text:p>
      <text:p text:style-name="Standard">‫ایرانگردى</text:p>
      <text:p text:style-name="Standard">خواهيم</text:p>
      <text:p text:style-name="Standard">آرد‬ </text:p>
      <text:p text:style-name="Standard">вместе </text:p>
      <text:p text:style-name="Standard">kard</text:p>
      <text:p text:style-name="Standard">путешествовать</text:p>
      <text:p text:style-name="Standard">по </text:p>
      <text:p text:style-name="Standard">ирану</text:p>
      <text:p text:style-name="Standard">путешествие </text:p>
      <text:p text:style-name="Standard">по</text:p>
      <text:p text:style-name="Standard">ирану</text:p>
      <text:p text:style-name="Standard">будем </text:p>
      <text:p text:style-name="Standard">делать</text:p>
      <text:p text:style-name="Standard">доминик</text:p>
      <text:p text:style-name="Standard">в</text:p>
      <text:p text:style-name="Standard">таком </text:p>
      <text:p text:style-name="Standard">dominik</text:p>
      <text:p text:style-name="Standard">pas</text:p>
      <text:p text:style-name="Standard">ivān </text:p>
      <text:p text:style-name="Standard">‫دومينيک</text:p>
      <text:p text:style-name="Standard">پس،</text:p>
      <text:p text:style-name="Standard">ایوان‬ </text:p>
      <text:p text:style-name="Standard">случае</text:p>
      <text:p text:style-name="Standard">дорогой </text:p>
      <text:p text:style-name="Standard">jān</text:p>
      <text:p text:style-name="Standard">tā</text:p>
      <text:p text:style-name="Standard">sāl</text:p>
      <text:p text:style-name="Standard">e</text:p>
      <text:p text:style-name="Standard">āyande </text:p>
      <text:p text:style-name="Standard">‫جان،</text:p>
      <text:p text:style-name="Standard"><text:soft-page-break/>تا</text:p>
      <text:p text:style-name="Standard">سال</text:p>
      <text:p text:style-name="Standard">آینده</text:p>
      <text:p text:style-name="Standard">باید‬ </text:p>
      <text:p text:style-name="Standard">иван</text:p>
      <text:p text:style-name="Standard">вам</text:p>
      <text:p text:style-name="Standard">весь </text:p>
      <text:p text:style-name="Standard">bāyad</text:p>
      <text:p text:style-name="Standard">zabān</text:p>
      <text:p text:style-name="Standard">e</text:p>
      <text:p text:style-name="Standard">fārsi</text:p>
      <text:p text:style-name="Standard">e</text:p>
      <text:p text:style-name="Standard">‫زبان</text:p>
      <text:p text:style-name="Standard">فارسى</text:p>
      <text:p text:style-name="Standard">خود</text:p>
      <text:p text:style-name="Standard">را</text:p>
      <text:p text:style-name="Standard">بهتر‬ </text:p>
      <text:p text:style-name="Standard">предстоящий</text:p>
      <text:p text:style-name="Standard">год </text:p>
      <text:p text:style-name="Standard">xod</text:p>
      <text:p text:style-name="Standard">rā</text:p>
      <text:p text:style-name="Standard">behtar</text:p>
      <text:p text:style-name="Standard">konid</text:p>
      <text:p text:style-name="Standard">‫آنيم‬ </text:p>
      <text:p text:style-name="Standard">придется </text:p>
      <text:p text:style-name="Standard">совершенствовать </text:p>
      <text:p text:style-name="Standard">делать</text:p>
      <text:p text:style-name="Standard">лучше</text:p>
      <text:p text:style-name="Standard">персидский</text:p>
      <text:p text:style-name="Standard">иван</text:p>
      <text:p text:style-name="Standard">язык</text:p>
      <text:p text:style-name="Standard">омара </text:p>
      <text:p text:style-name="Standard">ivān</text:p>
      <text:p text:style-name="Standard">zabān</text:p>
      <text:p text:style-name="Standard">e</text:p>
      <text:p text:style-name="Standard">omar </text:p>
      <text:p text:style-name="Standard">،‫ایوان</text:p>
      <text:p text:style-name="Standard">زبان</text:p>
      <text:p text:style-name="Standard">عمر</text:p>
      <text:p text:style-name="Standard">خيام‬ </text:p>
      <text:p text:style-name="Standard">хайяма</text:p>
      <text:p text:style-name="Standard">фирдоуси</text:p>
      <text:p text:style-name="Standard">xayyām</text:p>
      <text:p text:style-name="Standard">ferdousi</text:p>
      <text:p text:style-name="Standard">‫فردوسى،</text:p>
      <text:p text:style-name="Standard">سعدى‬ </text:p>
      <text:p text:style-name="Standard">саади</text:p>
      <text:p text:style-name="Standard">sa’adi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<text:soft-page-break/>ru </text:p>
      <text:p text:style-name="Standard">31 </text:p>
      <text:p text:style-name="Standard">одиннадцатая </text:p>
      <text:p text:style-name="Standard">встреча </text:p>
      <text:p text:style-name="Standard">письмо</text:p>
      <text:p text:style-name="Standard">из</text:p>
      <text:p text:style-name="Standard">россии</text:p>
      <text:p text:style-name="Standard">почтальон</text:p>
      <text:p text:style-name="Standard">письма </text:p>
      <text:p text:style-name="Standard">доставщик</text:p>
      <text:p text:style-name="Standard">госпожа</text:p>
      <text:p text:style-name="Standard">шахназ </text:p>
      <text:p text:style-name="Standard">джамшиди</text:p>
      <text:p text:style-name="Standard">шахназ</text:p>
      <text:p text:style-name="Standard">да</text:p>
      <text:p text:style-name="Standard">это</text:p>
      <text:p text:style-name="Standard">я</text:p>
      <text:p text:style-name="Standard">didār</text:p>
      <text:p text:style-name="Standard">e</text:p>
      <text:p text:style-name="Standard">yāzdahom </text:p>
      <text:p text:style-name="Standard">nāme</text:p>
      <text:p text:style-name="Standard">az</text:p>
      <text:p text:style-name="Standard">rusiye</text:p>
      <text:p text:style-name="Standard">nāme</text:p>
      <text:p text:style-name="Standard">rasān</text:p>
      <text:p text:style-name="Standard">xānom</text:p>
      <text:p text:style-name="Standard">e </text:p>
      <text:p text:style-name="Standard">šahnāz</text:p>
      <text:p text:style-name="Standard">e</text:p>
      <text:p text:style-name="Standard">jamšidi</text:p>
      <text:p text:style-name="Standard">‫دیدار</text:p>
      <text:p text:style-name="Standard">یازدهم‬ </text:p>
      <text:p text:style-name="Standard">‫نامه</text:p>
      <text:p text:style-name="Standard">از</text:p>
      <text:p text:style-name="Standard">روسيه‬ </text:p>
      <text:p text:style-name="Standard">‫نامهرسان</text:p>
      <text:p text:style-name="Standard">خانم</text:p>
      <text:p text:style-name="Standard">شهناز‬ </text:p>
      <text:p text:style-name="Standard">‫جمشيدى؟‬ </text:p>
      <text:p text:style-name="Standard">šahnāz</text:p>
      <text:p text:style-name="Standard">bale</text:p>
      <text:p text:style-name="Standard">man </text:p>
      <text:p text:style-name="Standard">‫شهناز</text:p>
      <text:p text:style-name="Standard">بله</text:p>
      <text:p text:style-name="Standard">من</text:p>
      <text:p text:style-name="Standard">هستم‬ </text:p>
      <text:p text:style-name="Standard">hastam</text:p>
      <text:p text:style-name="Standard">почтальон</text:p>
      <text:p text:style-name="Standard">для</text:p>
      <text:p text:style-name="Standard">вас</text:p>
      <text:p text:style-name="Standard">nāme</text:p>
      <text:p text:style-name="Standard">rasān</text:p>
      <text:p text:style-name="Standard">nāme</text:p>
      <text:p text:style-name="Standard">az </text:p>
      <text:p text:style-name="Standard"><text:soft-page-break/>‫نامهرسان</text:p>
      <text:p text:style-name="Standard">نامه</text:p>
      <text:p text:style-name="Standard">از‬ </text:p>
      <text:p text:style-name="Standard">письмо</text:p>
      <text:p text:style-name="Standard">из</text:p>
      <text:p text:style-name="Standard">россии</text:p>
      <text:p text:style-name="Standard">rusiye</text:p>
      <text:p text:style-name="Standard">barāye</text:p>
      <text:p text:style-name="Standard">šomā</text:p>
      <text:p text:style-name="Standard">‫روسيه</text:p>
      <text:p text:style-name="Standard">براى</text:p>
      <text:p text:style-name="Standard">شما‬ </text:p>
      <text:p text:style-name="Standard">шахназ</text:p>
      <text:p text:style-name="Standard">вскрывает </text:p>
      <text:p text:style-name="Standard">šahnāz</text:p>
      <text:p text:style-name="Standard">nāme</text:p>
      <text:p text:style-name="Standard">rā</text:p>
      <text:p text:style-name="Standard">bāz </text:p>
      <text:p text:style-name="Standard">‫</text:p>
      <text:p text:style-name="Standard">شهناز</text:p>
      <text:p text:style-name="Standard">نامه</text:p>
      <text:p text:style-name="Standard">را</text:p>
      <text:p text:style-name="Standard">باز</text:p>
      <text:p text:style-name="Standard">مىآند‬ </text:p>
      <text:p text:style-name="Standard">письмо</text:p>
      <text:p text:style-name="Standard">и</text:p>
      <text:p text:style-name="Standard">читает</text:p>
      <text:p text:style-name="Standard">его</text:p>
      <text:p text:style-name="Standard">mikonad</text:p>
      <text:p text:style-name="Standard">va</text:p>
      <text:p text:style-name="Standard">ānrā </text:p>
      <text:p text:style-name="Standard">‫و</text:p>
      <text:p text:style-name="Standard">آنرا</text:p>
      <text:p text:style-name="Standard">مىخواند‬ </text:p>
      <text:p text:style-name="Standard">mixānad</text:p>
      <text:p text:style-name="Standard">дорогая</text:p>
      <text:p text:style-name="Standard">шахназ</text:p>
      <text:p text:style-name="Standard">šahnāz</text:p>
      <text:p text:style-name="Standard">jān</text:p>
      <text:p text:style-name="Standard">‫شهناز</text:p>
      <text:p text:style-name="Standard">جان‬ </text:p>
      <text:p text:style-name="Standard">поздравляю </text:p>
      <text:p text:style-name="Standard">jašn</text:p>
      <text:p text:style-name="Standard">e</text:p>
      <text:p text:style-name="Standard">bāstāni</text:p>
      <text:p text:style-name="Standard">nowruz </text:p>
      <text:p text:style-name="Standard">‫جشن</text:p>
      <text:p text:style-name="Standard">باستانى</text:p>
      <text:p text:style-name="Standard">نوروز</text:p>
      <text:p text:style-name="Standard">و‬ </text:p>
      <text:p text:style-name="Standard">говорю</text:p>
      <text:p text:style-name="Standard">счастливы</text:p>
      <text:p text:style-name="Standard">va</text:p>
      <text:p text:style-name="Standard">sāl</text:p>
      <text:p text:style-name="Standard"><text:soft-page-break/>e</text:p>
      <text:p text:style-name="Standard">no</text:p>
      <text:p text:style-name="Standard">rā</text:p>
      <text:p text:style-name="Standard">be</text:p>
      <text:p text:style-name="Standard">šomā </text:p>
      <text:p text:style-name="Standard">‫سال</text:p>
      <text:p text:style-name="Standard">نو</text:p>
      <text:p text:style-name="Standard">را</text:p>
      <text:p text:style-name="Standard">به</text:p>
      <text:p text:style-name="Standard">شما</text:p>
      <text:p text:style-name="Standard">و‬ </text:p>
      <text:p text:style-name="Standard">будьте</text:p>
      <text:p text:style-name="Standard">вас</text:p>
      <text:p text:style-name="Standard">и</text:p>
      <text:p text:style-name="Standard">вашу</text:p>
      <text:p text:style-name="Standard">va</text:p>
      <text:p text:style-name="Standard">xānevāde</text:p>
      <text:p text:style-name="Standard">šād</text:p>
      <text:p text:style-name="Standard">bāš </text:p>
      <text:p text:style-name="Standard">‫خانواده</text:p>
      <text:p text:style-name="Standard">شاد</text:p>
      <text:p text:style-name="Standard">باش</text:p>
      <text:p text:style-name="Standard">مىگویم‬ </text:p>
      <text:p text:style-name="Standard">семью</text:p>
      <text:p text:style-name="Standard">с</text:p>
      <text:p text:style-name="Standard">древним </text:p>
      <text:p text:style-name="Standard">miguyam</text:p>
      <text:p text:style-name="Standard">va</text:p>
      <text:p text:style-name="Standard">ārzu </text:p>
      <text:p text:style-name="Standard">праздником </text:p>
      <text:p text:style-name="Standard">dāram</text:p>
      <text:p text:style-name="Standard">sāl</text:p>
      <text:p text:style-name="Standard">e</text:p>
      <text:p text:style-name="Standard">āyande</text:p>
      <text:p text:style-name="Standard">dar</text:p>
      <text:p text:style-name="Standard">‫و</text:p>
      <text:p text:style-name="Standard">آرزو</text:p>
      <text:p text:style-name="Standard">دارم</text:p>
      <text:p text:style-name="Standard">سال</text:p>
      <text:p text:style-name="Standard">آینده</text:p>
      <text:p text:style-name="Standard">در‬ </text:p>
      <text:p text:style-name="Standard">‫زندگى</text:p>
      <text:p text:style-name="Standard">خود</text:p>
      <text:p text:style-name="Standard">پيروز</text:p>
      <text:p text:style-name="Standard">باشيد‬ </text:p>
      <text:p text:style-name="Standard">ноуруз</text:p>
      <text:p text:style-name="Standard">и</text:p>
      <text:p text:style-name="Standard">новым </text:p>
      <text:p text:style-name="Standard">zendegi</text:p>
      <text:p text:style-name="Standard">e</text:p>
      <text:p text:style-name="Standard">xod</text:p>
      <text:p text:style-name="Standard">piruz </text:p>
      <text:p text:style-name="Standard">‫ایوان‬ </text:p>
      <text:p text:style-name="Standard">годом</text:p>
      <text:p text:style-name="Standard"><text:soft-page-break/>желаю </text:p>
      <text:p text:style-name="Standard">bāšid</text:p>
      <text:p text:style-name="Standard">пожелание</text:p>
      <text:p text:style-name="Standard">имею</text:p>
      <text:p text:style-name="Standard">ivān </text:p>
      <text:p text:style-name="Standard">чтобы</text:p>
      <text:p text:style-name="Standard">в</text:p>
      <text:p text:style-name="Standard">следующем </text:p>
      <text:p text:style-name="Standard">‫بيست</text:p>
      <text:p text:style-name="Standard">ویكم</text:p>
      <text:p text:style-name="Standard">ماه</text:p>
      <text:p text:style-name="Standard">مارس‬ </text:p>
      <text:p text:style-name="Standard">году</text:p>
      <text:p text:style-name="Standard">в</text:p>
      <text:p text:style-name="Standard">вашей</text:p>
      <text:p text:style-name="Standard">жизни</text:p>
      <text:p text:style-name="Standard">bist</text:p>
      <text:p text:style-name="Standard">o</text:p>
      <text:p text:style-name="Standard">yekom</text:p>
      <text:p text:style-name="Standard">e</text:p>
      <text:p text:style-name="Standard">māh</text:p>
      <text:p text:style-name="Standard">e </text:p>
      <text:p text:style-name="Standard">‫سال</text:p>
      <text:p text:style-name="Standard">دو</text:p>
      <text:p text:style-name="Standard">هزار</text:p>
      <text:p text:style-name="Standard">و</text:p>
      <text:p text:style-name="Standard">پنج‬ </text:p>
      <text:p text:style-name="Standard">вы</text:p>
      <text:p text:style-name="Standard">были</text:p>
      <text:p text:style-name="Standard">удачливы</text:p>
      <text:p text:style-name="Standard">mārs</text:p>
      <text:p text:style-name="Standard">e</text:p>
      <text:p text:style-name="Standard">sāl</text:p>
      <text:p text:style-name="Standard">e</text:p>
      <text:p text:style-name="Standard">do</text:p>
      <text:p text:style-name="Standard">hezār</text:p>
      <text:p text:style-name="Standard">иван </text:p>
      <text:p text:style-name="Standard">o</text:p>
      <text:p text:style-name="Standard">panj</text:p>
      <text:p text:style-name="Standard">21</text:p>
      <text:p text:style-name="Standard">03</text:p>
      <text:p text:style-name="Standard">2005 </text:p>
      <text:p text:style-name="Standard">мать</text:p>
      <text:p text:style-name="Standard">шахназ</text:p>
      <text:p text:style-name="Standard">дочь</text:p>
      <text:p text:style-name="Standard">mādar</text:p>
      <text:p text:style-name="Standard">e</text:p>
      <text:p text:style-name="Standard">šahnāz</text:p>
      <text:p text:style-name="Standard">‫مادر</text:p>
      <text:p text:style-name="Standard">شهناز</text:p>
      <text:p text:style-name="Standard">دخترم</text:p>
      <text:p text:style-name="Standard">نامه‬ </text:p>
      <text:p text:style-name="Standard">моя</text:p>
      <text:p text:style-name="Standard">откуда</text:p>
      <text:p text:style-name="Standard"><text:soft-page-break/>письмо</text:p>
      <text:p text:style-name="Standard">doxtaram</text:p>
      <text:p text:style-name="Standard">nāme</text:p>
      <text:p text:style-name="Standard">az </text:p>
      <text:p text:style-name="Standard">‫از</text:p>
      <text:p text:style-name="Standard">آجا</text:p>
      <text:p text:style-name="Standard">است؟‬ </text:p>
      <text:p text:style-name="Standard">kojā</text:p>
      <text:p text:style-name="Standard">ast</text:p>
      <text:p text:style-name="Standard">шахназ</text:p>
      <text:p text:style-name="Standard">из</text:p>
      <text:p text:style-name="Standard">россии</text:p>
      <text:p text:style-name="Standard">šahnāz</text:p>
      <text:p text:style-name="Standard">az</text:p>
      <text:p text:style-name="Standard">rusiye</text:p>
      <text:p text:style-name="Standard">az </text:p>
      <text:p text:style-name="Standard">‫شهناز</text:p>
      <text:p text:style-name="Standard">از</text:p>
      <text:p text:style-name="Standard">روسيه</text:p>
      <text:p text:style-name="Standard">از‬ </text:p>
      <text:p text:style-name="Standard">от</text:p>
      <text:p text:style-name="Standard">моего</text:p>
      <text:p text:style-name="Standard">друга </text:p>
      <text:p text:style-name="Standard">dust</text:p>
      <text:p text:style-name="Standard">e</text:p>
      <text:p text:style-name="Standard">man</text:p>
      <text:p text:style-name="Standard">ivān</text:p>
      <text:p text:style-name="Standard">‫دوست</text:p>
      <text:p text:style-name="Standard">من،</text:p>
      <text:p text:style-name="Standard">ایوان‬ </text:p>
      <text:p text:style-name="Standard">ивана</text:p>
      <text:p text:style-name="Standard">сестра</text:p>
      <text:p text:style-name="Standard">шахназ</text:p>
      <text:p text:style-name="Standard">xāxar</text:p>
      <text:p text:style-name="Standard">e</text:p>
      <text:p text:style-name="Standard">šahnāz</text:p>
      <text:p text:style-name="Standard">‫خواهر</text:p>
      <text:p text:style-name="Standard">شهناز</text:p>
      <text:p text:style-name="Standard">مگر</text:p>
      <text:p text:style-name="Standard">تو‬ </text:p>
      <text:p text:style-name="Standard">разве</text:p>
      <text:p text:style-name="Standard">ты</text:p>
      <text:p text:style-name="Standard">знаешь </text:p>
      <text:p text:style-name="Standard">magar</text:p>
      <text:p text:style-name="Standard">to</text:p>
      <text:p text:style-name="Standard">zabān</text:p>
      <text:p text:style-name="Standard">e</text:p>
      <text:p text:style-name="Standard">rusi </text:p>
      <text:p text:style-name="Standard">‫زبان</text:p>
      <text:p text:style-name="Standard">روسى</text:p>
      <text:p text:style-name="Standard">مىدانى؟‬ </text:p>
      <text:p text:style-name="Standard">мультиязыковой</text:p>
      <text:p text:style-name="Standard">проект</text:p>
      <text:p text:style-name="Standard">ильи</text:p>
      <text:p text:style-name="Standard"><text:soft-page-break/>франка</text:p>
      <text:p text:style-name="Standard">www</text:p>
      <text:p text:style-name="Standard">franklang</text:p>
      <text:p text:style-name="Standard">ru </text:p>
      <text:p text:style-name="Standard">32 </text:p>
      <text:p text:style-name="Standard">русский</text:p>
      <text:p text:style-name="Standard">язык</text:p>
      <text:p text:style-name="Standard">шахназ</text:p>
      <text:p text:style-name="Standard">нет</text:p>
      <text:p text:style-name="Standard">он </text:p>
      <text:p text:style-name="Standard">знает</text:p>
      <text:p text:style-name="Standard">персидский</text:p>
      <text:p text:style-name="Standard">брат</text:p>
      <text:p text:style-name="Standard">шахназ</text:p>
      <text:p text:style-name="Standard">когда </text:p>
      <text:p text:style-name="Standard">ты</text:p>
      <text:p text:style-name="Standard">напишешь</text:p>
      <text:p text:style-name="Standard">ответ</text:p>
      <text:p text:style-name="Standard">шахназ</text:p>
      <text:p text:style-name="Standard">сегодня</text:p>
      <text:p text:style-name="Standard">midāni</text:p>
      <text:p text:style-name="Standard">письмо</text:p>
      <text:p text:style-name="Standard">из</text:p>
      <text:p text:style-name="Standard">ирана</text:p>
      <text:p text:style-name="Standard">nāme</text:p>
      <text:p text:style-name="Standard">az</text:p>
      <text:p text:style-name="Standard">irān</text:p>
      <text:p text:style-name="Standard">двенадцатая</text:p>
      <text:p text:style-name="Standard">didār</text:p>
      <text:p text:style-name="Standard">e</text:p>
      <text:p text:style-name="Standard">davāzdahom</text:p>
      <text:p text:style-name="Standard">‫دیدار</text:p>
      <text:p text:style-name="Standard">دوازدهم‬ </text:p>
      <text:p text:style-name="Standard">напишу</text:p>
      <text:p text:style-name="Standard">и</text:p>
      <text:p text:style-name="Standard">завтра</text:p>
      <text:p text:style-name="Standard">šahnāz</text:p>
      <text:p text:style-name="Standard">na</text:p>
      <text:p text:style-name="Standard">u</text:p>
      <text:p text:style-name="Standard">zabān</text:p>
      <text:p text:style-name="Standard">e</text:p>
      <text:p text:style-name="Standard">дорогой</text:p>
      <text:p text:style-name="Standard">иван</text:p>
      <text:p text:style-name="Standard">ivān</text:p>
      <text:p text:style-name="Standard">jān</text:p>
      <text:p text:style-name="Standard">встреча</text:p>
      <text:p text:style-name="Standard">отправлю</text:p>
      <text:p text:style-name="Standard">по</text:p>
      <text:p text:style-name="Standard">почте</text:p>
      <text:p text:style-name="Standard">fārsi</text:p>
      <text:p text:style-name="Standard">midānad</text:p>
      <text:p text:style-name="Standard">я</text:p>
      <text:p text:style-name="Standard">получила</text:p>
      <text:p text:style-name="Standard">твое</text:p>
      <text:p text:style-name="Standard"><text:soft-page-break/>nāme</text:p>
      <text:p text:style-name="Standard">ye</text:p>
      <text:p text:style-name="Standard">to</text:p>
      <text:p text:style-name="Standard">be</text:p>
      <text:p text:style-name="Standard">dastam</text:p>
      <text:p text:style-name="Standard">телефонный</text:p>
      <text:p text:style-name="Standard">barādar</text:p>
      <text:p text:style-name="Standard">e</text:p>
      <text:p text:style-name="Standard">šahnāz</text:p>
      <text:p text:style-name="Standard">to</text:p>
      <text:p text:style-name="Standard">письмо</text:p>
      <text:p text:style-name="Standard">в</text:p>
      <text:p text:style-name="Standard">мои</text:p>
      <text:p text:style-name="Standard">руки</text:p>
      <text:p text:style-name="Standard">rasid</text:p>
      <text:p text:style-name="Standard">hargāh</text:p>
      <text:p text:style-name="Standard">irān</text:p>
      <text:p text:style-name="Standard">разговор</text:p>
      <text:p text:style-name="Standard">между</text:p>
      <text:p text:style-name="Standard">pāsox</text:p>
      <text:p text:style-name="Standard">e</text:p>
      <text:p text:style-name="Standard">nāme</text:p>
      <text:p text:style-name="Standard">rā</text:p>
      <text:p text:style-name="Standard">key</text:p>
      <text:p text:style-name="Standard">пришло</text:p>
      <text:p text:style-name="Standard">когда</text:p>
      <text:p text:style-name="Standard">āmadi</text:p>
      <text:p text:style-name="Standard">mehmān</text:p>
      <text:p text:style-name="Standard">e</text:p>
      <text:p text:style-name="Standard">mā</text:p>
      <text:p text:style-name="Standard">ширин</text:p>
      <text:p text:style-name="Standard">и</text:p>
      <text:p text:style-name="Standard">иваном</text:p>
      <text:p text:style-name="Standard">minevisi</text:p>
      <text:p text:style-name="Standard">приедешь</text:p>
      <text:p text:style-name="Standard">в</text:p>
      <text:p text:style-name="Standard">иран</text:p>
      <text:p text:style-name="Standard">bāš</text:p>
      <text:p text:style-name="Standard">xāneye</text:p>
      <text:p text:style-name="Standard">mā</text:p>
      <text:p text:style-name="Standard">ширин</text:p>
      <text:p text:style-name="Standard">дорогой</text:p>
      <text:p text:style-name="Standard">šahnāz</text:p>
      <text:p text:style-name="Standard">emruz</text:p>
      <text:p text:style-name="Standard">будь</text:p>
      <text:p text:style-name="Standard">нашим</text:p>
      <text:p text:style-name="Standard">гостем</text:p>
      <text:p text:style-name="Standard">xāneye</text:p>
      <text:p text:style-name="Standard">to</text:p>
      <text:p text:style-name="Standard">ast</text:p>
      <text:p text:style-name="Standard">mā</text:p>
      <text:p text:style-name="Standard">to</text:p>
      <text:p text:style-name="Standard">rā</text:p>
      <text:p text:style-name="Standard">иван</text:p>
      <text:p text:style-name="Standard"><text:soft-page-break/>это</text:p>
      <text:p text:style-name="Standard">я</text:p>
      <text:p text:style-name="Standard">ширин</text:p>
      <text:p text:style-name="Standard">minevisam</text:p>
      <text:p text:style-name="Standard">va</text:p>
      <text:p text:style-name="Standard">fardā</text:p>
      <text:p text:style-name="Standard">bā</text:p>
      <text:p text:style-name="Standard">наш</text:p>
      <text:p text:style-name="Standard">дом</text:p>
      <text:p text:style-name="Standard">—</text:p>
      <text:p text:style-name="Standard">твой</text:p>
      <text:p text:style-name="Standard">dust</text:p>
      <text:p text:style-name="Standard">dārim</text:p>
      <text:p text:style-name="Standard">как</text:p>
      <text:p text:style-name="Standard">вы</text:p>
      <text:p text:style-name="Standard">поживаете</text:p>
      <text:p text:style-name="Standard">post</text:p>
      <text:p text:style-name="Standard">miferestam</text:p>
      <text:p text:style-name="Standard">дом</text:p>
      <text:p text:style-name="Standard">мы</text:p>
      <text:p text:style-name="Standard">тебя</text:p>
      <text:p text:style-name="Standard">любим</text:p>
      <text:p text:style-name="Standard">šahnāz</text:p>
      <text:p text:style-name="Standard">иван</text:p>
      <text:p text:style-name="Standard">какая</text:p>
      <text:p text:style-name="Standard">радость</text:p>
      <text:p text:style-name="Standard">шахназ</text:p>
      <text:p text:style-name="Standard">dahom</text:p>
      <text:p text:style-name="Standard">farvardin</text:p>
      <text:p text:style-name="Standard">e</text:p>
      <text:p text:style-name="Standard">дорогая</text:p>
      <text:p text:style-name="Standard">ширин</text:p>
      <text:p text:style-name="Standard">10</text:p>
      <text:p text:style-name="Standard">01</text:p>
      <text:p text:style-name="Standard">84</text:p>
      <text:p text:style-name="Standard">sāl</text:p>
      <text:p text:style-name="Standard">e</text:p>
      <text:p text:style-name="Standard">haštād</text:p>
      <text:p text:style-name="Standard">o</text:p>
      <text:p text:style-name="Standard">čahār</text:p>
      <text:p text:style-name="Standard">до</text:p>
      <text:p text:style-name="Standard">сих</text:p>
      <text:p text:style-name="Standard">пор</text:p>
      <text:p text:style-name="Standard">учитесь</text:p>
      <text:p text:style-name="Standard">в</text:p>
      <text:p text:style-name="Standard">университете</text:p>
      <text:p text:style-name="Standard">ширин</text:p>
      <text:p text:style-name="Standard">да</text:p>
      <text:p text:style-name="Standard">скоро</text:p>
      <text:p text:style-name="Standard">лето</text:p>
      <text:p text:style-name="Standard">какие</text:p>
      <text:p text:style-name="Standard">у</text:p>
      <text:p text:style-name="Standard">вас</text:p>
      <text:p text:style-name="Standard">tamās</text:p>
      <text:p text:style-name="Standard"><text:soft-page-break/>e</text:p>
      <text:p text:style-name="Standard">telefoni</text:p>
      <text:p text:style-name="Standard">‫تماس</text:p>
      <text:p text:style-name="Standard">تلفنى</text:p>
      <text:p text:style-name="Standard">ميان</text:p>
      <text:p text:style-name="Standard">شيرین‬ </text:p>
      <text:p text:style-name="Standard">miān</text:p>
      <text:p text:style-name="Standard">e</text:p>
      <text:p text:style-name="Standard">širin</text:p>
      <text:p text:style-name="Standard">va</text:p>
      <text:p text:style-name="Standard">ivān</text:p>
      <text:p text:style-name="Standard">‫و</text:p>
      <text:p text:style-name="Standard">ایوان‬ </text:p>
      <text:p text:style-name="Standard">ivān</text:p>
      <text:p text:style-name="Standard">jān</text:p>
      <text:p text:style-name="Standard">man</text:p>
      <text:p text:style-name="Standard">širin</text:p>
      <text:p text:style-name="Standard">‫ایوان</text:p>
      <text:p text:style-name="Standard">جان</text:p>
      <text:p text:style-name="Standard">من</text:p>
      <text:p text:style-name="Standard">شيرین‬ </text:p>
      <text:p text:style-name="Standard">hastam</text:p>
      <text:p text:style-name="Standard">šomā</text:p>
      <text:p text:style-name="Standard">xub</text:p>
      <text:p text:style-name="Standard">‫هستم</text:p>
      <text:p text:style-name="Standard">شما</text:p>
      <text:p text:style-name="Standard">خوب</text:p>
      <text:p text:style-name="Standard">هستيد؟‬ </text:p>
      <text:p text:style-name="Standard">hastid</text:p>
      <text:p text:style-name="Standard">bah</text:p>
      <text:p text:style-name="Standard">bah</text:p>
      <text:p text:style-name="Standard">širin</text:p>
      <text:p text:style-name="Standard">jān</text:p>
      <text:p text:style-name="Standard">hanuz</text:p>
      <text:p text:style-name="Standard">dar</text:p>
      <text:p text:style-name="Standard">dānešgāh</text:p>
      <text:p text:style-name="Standard">dars</text:p>
      <text:p text:style-name="Standard">mixānid</text:p>
      <text:p text:style-name="Standard">āri</text:p>
      <text:p text:style-name="Standard">bezudi</text:p>
      <text:p text:style-name="Standard">tābestān </text:p>
      <text:p text:style-name="Standard">ast</text:p>
      <text:p text:style-name="Standard">barnāme</text:p>
      <text:p text:style-name="Standard">ye</text:p>
      <text:p text:style-name="Standard">šomā </text:p>
      <text:p text:style-name="Standard">‫شهناز</text:p>
      <text:p text:style-name="Standard">نه</text:p>
      <text:p text:style-name="Standard">او</text:p>
      <text:p text:style-name="Standard">زبان‬ </text:p>
      <text:p text:style-name="Standard">‫فارسى</text:p>
      <text:p text:style-name="Standard">مىداند‬ </text:p>
      <text:p text:style-name="Standard">‫برادر</text:p>
      <text:p text:style-name="Standard">شهناز</text:p>
      <text:p text:style-name="Standard">تو</text:p>
      <text:p text:style-name="Standard"><text:soft-page-break/>پاسخ‬ </text:p>
      <text:p text:style-name="Standard">‫نامه</text:p>
      <text:p text:style-name="Standard">را</text:p>
      <text:p text:style-name="Standard">آى</text:p>
      <text:p text:style-name="Standard">مىنویسى؟‬ </text:p>
      <text:p text:style-name="Standard">‫شهناز</text:p>
      <text:p text:style-name="Standard">امروز</text:p>
      <text:p text:style-name="Standard">مىنویسم‬ </text:p>
      <text:p text:style-name="Standard">‫و</text:p>
      <text:p text:style-name="Standard">فردا</text:p>
      <text:p text:style-name="Standard">با</text:p>
      <text:p text:style-name="Standard">پست</text:p>
      <text:p text:style-name="Standard">مىفرستم‬ </text:p>
      <text:p text:style-name="Standard">‫نامه</text:p>
      <text:p text:style-name="Standard">از</text:p>
      <text:p text:style-name="Standard">ایران‬ </text:p>
      <text:p text:style-name="Standard">‫ایوان</text:p>
      <text:p text:style-name="Standard">جان‬ </text:p>
      <text:p text:style-name="Standard">‫نامه</text:p>
      <text:p text:style-name="Standard">تو</text:p>
      <text:p text:style-name="Standard">به</text:p>
      <text:p text:style-name="Standard">دستم</text:p>
      <text:p text:style-name="Standard">رسيد‬ </text:p>
      <text:p text:style-name="Standard">،‫هر</text:p>
      <text:p text:style-name="Standard">گاه</text:p>
      <text:p text:style-name="Standard">ایران</text:p>
      <text:p text:style-name="Standard">آمدى‬ </text:p>
      <text:p text:style-name="Standard">،‫مهمان</text:p>
      <text:p text:style-name="Standard">ما</text:p>
      <text:p text:style-name="Standard">باش</text:p>
      <text:p text:style-name="Standard">خانه</text:p>
      <text:p text:style-name="Standard">ما‬ </text:p>
      <text:p text:style-name="Standard">‫خانه</text:p>
      <text:p text:style-name="Standard">تو</text:p>
      <text:p text:style-name="Standard">است</text:p>
      <text:p text:style-name="Standard">ما</text:p>
      <text:p text:style-name="Standard">تو</text:p>
      <text:p text:style-name="Standard">را‬ </text:p>
      <text:p text:style-name="Standard">‫دوست</text:p>
      <text:p text:style-name="Standard">داریم‬ </text:p>
      <text:p text:style-name="Standard">‫شهناز‬ </text:p>
      <text:p text:style-name="Standard">‫دهم</text:p>
      <text:p text:style-name="Standard">فروردین</text:p>
      <text:p text:style-name="Standard">سال</text:p>
      <text:p text:style-name="Standard">هشتاد‬ </text:p>
      <text:p text:style-name="Standard">‫و</text:p>
      <text:p text:style-name="Standard">چهار‬ </text:p>
      <text:p text:style-name="Standard">‫به</text:p>
      <text:p text:style-name="Standard">—</text:p>
      <text:p text:style-name="Standard">به</text:p>
      <text:p text:style-name="Standard">شيرین</text:p>
      <text:p text:style-name="Standard">جان‬ </text:p>
      <text:p text:style-name="Standard">‫هنوز</text:p>
      <text:p text:style-name="Standard">در</text:p>
      <text:p text:style-name="Standard"><text:soft-page-break/>دانشگاه</text:p>
      <text:p text:style-name="Standard">درس‬ </text:p>
      <text:p text:style-name="Standard">‫مىخوانيد؟‬ </text:p>
      <text:p text:style-name="Standard">‫آرى</text:p>
      <text:p text:style-name="Standard">بزودى</text:p>
      <text:p text:style-name="Standard">تابستا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3 </text:p>
      <text:p text:style-name="Standard">планы</text:p>
      <text:p text:style-name="Standard">иван</text:p>
      <text:p text:style-name="Standard">в</text:p>
      <text:p text:style-name="Standard">этом</text:p>
      <text:p text:style-name="Standard">году </text:p>
      <text:p text:style-name="Standard">снова</text:p>
      <text:p text:style-name="Standard">хочу </text:p>
      <text:p text:style-name="Standard">путешествовать</text:p>
      <text:p text:style-name="Standard">по </text:p>
      <text:p text:style-name="Standard">ирану</text:p>
      <text:p text:style-name="Standard">ширин</text:p>
      <text:p text:style-name="Standard">вы</text:p>
      <text:p text:style-name="Standard">говорите </text:p>
      <text:p text:style-name="Standard">по</text:p>
      <text:p text:style-name="Standard">персидски</text:p>
      <text:p text:style-name="Standard">лучше</text:p>
      <text:p text:style-name="Standard">чем</text:p>
      <text:p text:style-name="Standard">год</text:p>
      <text:p text:style-name="Standard">назад</text:p>
      <text:p text:style-name="Standard">год </text:p>
      <text:p text:style-name="Standard">предыдущий</text:p>
      <text:p text:style-name="Standard">иван</text:p>
      <text:p text:style-name="Standard">я</text:p>
      <text:p text:style-name="Standard">сейчас</text:p>
      <text:p text:style-name="Standard">могу </text:p>
      <text:p text:style-name="Standard">читать</text:p>
      <text:p text:style-name="Standard">и</text:p>
      <text:p text:style-name="Standard">писать</text:p>
      <text:p text:style-name="Standard">по</text:p>
      <text:p text:style-name="Standard">персидски</text:p>
      <text:p text:style-name="Standard">ширин</text:p>
      <text:p text:style-name="Standard">вы</text:p>
      <text:p text:style-name="Standard">умный </text:p>
      <text:p text:style-name="Standard">с</text:p>
      <text:p text:style-name="Standard">разумом</text:p>
      <text:p text:style-name="Standard">молодой</text:p>
      <text:p text:style-name="Standard">человек</text:p>
      <text:p text:style-name="Standard">huš </text:p>
      <text:p text:style-name="Standard">—</text:p>
      <text:p text:style-name="Standard">разум</text:p>
      <text:p text:style-name="Standard"><text:soft-page-break/>иван</text:p>
      <text:p text:style-name="Standard">извините</text:p>
      <text:p text:style-name="Standard">я </text:p>
      <text:p text:style-name="Standard">забыл</text:p>
      <text:p text:style-name="Standard">как</text:p>
      <text:p text:style-name="Standard">ваша </text:p>
      <text:p text:style-name="Standard">фамилия</text:p>
      <text:p text:style-name="Standard">ширин</text:p>
      <text:p text:style-name="Standard">сасани</text:p>
      <text:p text:style-name="Standard">иван</text:p>
      <text:p text:style-name="Standard">в</text:p>
      <text:p text:style-name="Standard">каком </text:p>
      <text:p text:style-name="Standard">летнем</text:p>
      <text:p text:style-name="Standard">месяце</text:p>
      <text:p text:style-name="Standard">вы </text:p>
      <text:p text:style-name="Standard">поедете</text:p>
      <text:p text:style-name="Standard">в</text:p>
      <text:p text:style-name="Standard">иран</text:p>
      <text:p text:style-name="Standard">ширин</text:p>
      <text:p text:style-name="Standard">в</text:p>
      <text:p text:style-name="Standard">месяце </text:p>
      <text:p text:style-name="Standard">тир</text:p>
      <text:p text:style-name="Standard">иван</text:p>
      <text:p text:style-name="Standard">месяц</text:p>
      <text:p text:style-name="Standard">тир </text:p>
      <text:p text:style-name="Standard">соответствует</text:p>
      <text:p text:style-name="Standard">какому </text:p>
      <text:p text:style-name="Standard">христианскому </text:p>
      <text:p text:style-name="Standard">месяцу</text:p>
      <text:p text:style-name="Standard">ширин</text:p>
      <text:p text:style-name="Standard">с</text:p>
      <text:p text:style-name="Standard">22</text:p>
      <text:p text:style-name="Standard">06</text:p>
      <text:p text:style-name="Standard">по </text:p>
      <text:p text:style-name="Standard">22</text:p>
      <text:p text:style-name="Standard">07</text:p>
      <text:p text:style-name="Standard">иван</text:p>
      <text:p text:style-name="Standard">спасибо</text:p>
      <text:p text:style-name="Standard">что </text:p>
      <text:p text:style-name="Standard">мне</text:p>
      <text:p text:style-name="Standard">позвонили</text:p>
      <text:p text:style-name="Standard">связь</text:p>
      <text:p text:style-name="Standard">взяли</text:p>
      <text:p text:style-name="Standard">ширин</text:p>
      <text:p text:style-name="Standard">до</text:p>
      <text:p text:style-name="Standard">скорой </text:p>
      <text:p text:style-name="Standard">встречи</text:p>
      <text:p text:style-name="Standard">в</text:p>
      <text:p text:style-name="Standard">надежде </text:p>
      <text:p text:style-name="Standard">čist</text:p>
      <text:p text:style-name="Standard">‫است</text:p>
      <text:p text:style-name="Standard">برنامه</text:p>
      <text:p text:style-name="Standard">شما</text:p>
      <text:p text:style-name="Standard">چيست؟‬ </text:p>
      <text:p text:style-name="Standard"><text:soft-page-break/>emsāl</text:p>
      <text:p text:style-name="Standard">bāz</text:p>
      <text:p text:style-name="Standard">ham</text:p>
      <text:p text:style-name="Standard">‫امسال</text:p>
      <text:p text:style-name="Standard">باز</text:p>
      <text:p text:style-name="Standard">هم</text:p>
      <text:p text:style-name="Standard">مىخواهم‬ </text:p>
      <text:p text:style-name="Standard">mixāham</text:p>
      <text:p text:style-name="Standard">irāngardi</text:p>
      <text:p text:style-name="Standard">‫ایرانگردى</text:p>
      <text:p text:style-name="Standard">آنم‬ </text:p>
      <text:p text:style-name="Standard">konam</text:p>
      <text:p text:style-name="Standard">zabān</text:p>
      <text:p text:style-name="Standard">e</text:p>
      <text:p text:style-name="Standard">fārsi</text:p>
      <text:p text:style-name="Standard">ye</text:p>
      <text:p text:style-name="Standard">šomā</text:p>
      <text:p text:style-name="Standard">‫زبان</text:p>
      <text:p text:style-name="Standard">فارسى</text:p>
      <text:p text:style-name="Standard">شما</text:p>
      <text:p text:style-name="Standard">بهتر</text:p>
      <text:p text:style-name="Standard">از‬ </text:p>
      <text:p text:style-name="Standard">behtar</text:p>
      <text:p text:style-name="Standard">az</text:p>
      <text:p text:style-name="Standard">sāl</text:p>
      <text:p text:style-name="Standard">e</text:p>
      <text:p text:style-name="Standard">piš</text:p>
      <text:p text:style-name="Standard">ast</text:p>
      <text:p text:style-name="Standard">‫سال</text:p>
      <text:p text:style-name="Standard">پيش</text:p>
      <text:p text:style-name="Standard">است‬ </text:p>
      <text:p text:style-name="Standard">man</text:p>
      <text:p text:style-name="Standard">aknun</text:p>
      <text:p text:style-name="Standard">mitavānam</text:p>
      <text:p text:style-name="Standard">‫من</text:p>
      <text:p text:style-name="Standard">اآنون</text:p>
      <text:p text:style-name="Standard">مىتوانم</text:p>
      <text:p text:style-name="Standard">به‬ </text:p>
      <text:p text:style-name="Standard">be</text:p>
      <text:p text:style-name="Standard">fārsi</text:p>
      <text:p text:style-name="Standard">benevisam</text:p>
      <text:p text:style-name="Standard">va</text:p>
      <text:p text:style-name="Standard">‫فارسى</text:p>
      <text:p text:style-name="Standard">بنویسم</text:p>
      <text:p text:style-name="Standard">و</text:p>
      <text:p text:style-name="Standard">بخوانم‬ </text:p>
      <text:p text:style-name="Standard">bexānam</text:p>
      <text:p text:style-name="Standard">šomā</text:p>
      <text:p text:style-name="Standard">javān</text:p>
      <text:p text:style-name="Standard">e</text:p>
      <text:p text:style-name="Standard">bā</text:p>
      <text:p text:style-name="Standard">huši</text:p>
      <text:p text:style-name="Standard">hastid</text:p>
      <text:p text:style-name="Standard">bebaxšid</text:p>
      <text:p text:style-name="Standard"><text:soft-page-break/>man</text:p>
      <text:p text:style-name="Standard">nām</text:p>
      <text:p text:style-name="Standard">e</text:p>
      <text:p text:style-name="Standard">‫ببخشيد،</text:p>
      <text:p text:style-name="Standard">من</text:p>
      <text:p text:style-name="Standard">نام</text:p>
      <text:p text:style-name="Standard">خانوادگى‬ </text:p>
      <text:p text:style-name="Standard">xānevādegi</text:p>
      <text:p text:style-name="Standard">ye</text:p>
      <text:p text:style-name="Standard">šomā</text:p>
      <text:p text:style-name="Standard">‫شما</text:p>
      <text:p text:style-name="Standard">را</text:p>
      <text:p text:style-name="Standard">فراموش</text:p>
      <text:p text:style-name="Standard">آردم‬ </text:p>
      <text:p text:style-name="Standard">rā</text:p>
      <text:p text:style-name="Standard">farāmuš</text:p>
      <text:p text:style-name="Standard">kardam</text:p>
      <text:p text:style-name="Standard">sāsāni</text:p>
      <text:p text:style-name="Standard">dar</text:p>
      <text:p text:style-name="Standard">kodām</text:p>
      <text:p text:style-name="Standard">māh</text:p>
      <text:p text:style-name="Standard">e</text:p>
      <text:p text:style-name="Standard">tābestān</text:p>
      <text:p text:style-name="Standard">be</text:p>
      <text:p text:style-name="Standard">irān</text:p>
      <text:p text:style-name="Standard">miravid</text:p>
      <text:p text:style-name="Standard">dar</text:p>
      <text:p text:style-name="Standard">tir</text:p>
      <text:p text:style-name="Standard">māh</text:p>
      <text:p text:style-name="Standard">tir</text:p>
      <text:p text:style-name="Standard">barābar</text:p>
      <text:p text:style-name="Standard">bā</text:p>
      <text:p text:style-name="Standard">kodām</text:p>
      <text:p text:style-name="Standard">‫تير</text:p>
      <text:p text:style-name="Standard">برابر</text:p>
      <text:p text:style-name="Standard">با</text:p>
      <text:p text:style-name="Standard">آدام</text:p>
      <text:p text:style-name="Standard">ماه‬ </text:p>
      <text:p text:style-name="Standard">māh</text:p>
      <text:p text:style-name="Standard">e</text:p>
      <text:p text:style-name="Standard">milādi</text:p>
      <text:p text:style-name="Standard">ast</text:p>
      <text:p text:style-name="Standard">‫ميلادى</text:p>
      <text:p text:style-name="Standard">است؟‬ </text:p>
      <text:p text:style-name="Standard">az</text:p>
      <text:p text:style-name="Standard">bist</text:p>
      <text:p text:style-name="Standard">o</text:p>
      <text:p text:style-name="Standard">dovvom</text:p>
      <text:p text:style-name="Standard">e </text:p>
      <text:p text:style-name="Standard">māh</text:p>
      <text:p text:style-name="Standard">e</text:p>
      <text:p text:style-name="Standard">šešom</text:p>
      <text:p text:style-name="Standard">tā</text:p>
      <text:p text:style-name="Standard">bist</text:p>
      <text:p text:style-name="Standard"><text:soft-page-break/>o</text:p>
      <text:p text:style-name="Standard">dovvom</text:p>
      <text:p text:style-name="Standard">e</text:p>
      <text:p text:style-name="Standard">māh</text:p>
      <text:p text:style-name="Standard">e </text:p>
      <text:p text:style-name="Standard">haftom</text:p>
      <text:p text:style-name="Standard">e</text:p>
      <text:p text:style-name="Standard">milādi</text:p>
      <text:p text:style-name="Standard">az</text:p>
      <text:p text:style-name="Standard">in</text:p>
      <text:p text:style-name="Standard">ke</text:p>
      <text:p text:style-name="Standard">bā</text:p>
      <text:p text:style-name="Standard">man</text:p>
      <text:p text:style-name="Standard">tamās </text:p>
      <text:p text:style-name="Standard">gereftid</text:p>
      <text:p text:style-name="Standard">sepāsgozāram</text:p>
      <text:p text:style-name="Standard">be</text:p>
      <text:p text:style-name="Standard">omid</text:p>
      <text:p text:style-name="Standard">e</text:p>
      <text:p text:style-name="Standard">didār</text:p>
      <text:p text:style-name="Standard">‫شما</text:p>
      <text:p text:style-name="Standard">جوان</text:p>
      <text:p text:style-name="Standard">با</text:p>
      <text:p text:style-name="Standard">هوشى‬ </text:p>
      <text:p text:style-name="Standard">‫هستيد‬ </text:p>
      <text:p text:style-name="Standard">‫ساسانى‬ </text:p>
      <text:p text:style-name="Standard">‫در</text:p>
      <text:p text:style-name="Standard">آدام</text:p>
      <text:p text:style-name="Standard">ماه</text:p>
      <text:p text:style-name="Standard">تابستان</text:p>
      <text:p text:style-name="Standard">به‬ </text:p>
      <text:p text:style-name="Standard">‫ایران</text:p>
      <text:p text:style-name="Standard">مىروید؟‬ </text:p>
      <text:p text:style-name="Standard">‫در</text:p>
      <text:p text:style-name="Standard">تير</text:p>
      <text:p text:style-name="Standard">ماه‬ </text:p>
      <text:p text:style-name="Standard">‫از</text:p>
      <text:p text:style-name="Standard">بيست</text:p>
      <text:p text:style-name="Standard">و</text:p>
      <text:p text:style-name="Standard">دوم</text:p>
      <text:p text:style-name="Standard">ماه</text:p>
      <text:p text:style-name="Standard">ششم‬ </text:p>
      <text:p text:style-name="Standard">‫تا</text:p>
      <text:p text:style-name="Standard">بيست</text:p>
      <text:p text:style-name="Standard">و</text:p>
      <text:p text:style-name="Standard">دوم</text:p>
      <text:p text:style-name="Standard">ماه</text:p>
      <text:p text:style-name="Standard">هفتم‬ </text:p>
      <text:p text:style-name="Standard">‫ميلادى‬ </text:p>
      <text:p text:style-name="Standard">‫از</text:p>
      <text:p text:style-name="Standard">این</text:p>
      <text:p text:style-name="Standard">آه</text:p>
      <text:p text:style-name="Standard">با</text:p>
      <text:p text:style-name="Standard">من</text:p>
      <text:p text:style-name="Standard"><text:soft-page-break/>تماس‬ </text:p>
      <text:p text:style-name="Standard">‫گرفتيد،</text:p>
      <text:p text:style-name="Standard">سپاسگزار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به</text:p>
      <text:p text:style-name="Standard">اميد</text:p>
      <text:p text:style-name="Standard">دیدار‬ </text:p>
      <text:p text:style-name="Standard">34 </text:p>
      <text:p text:style-name="Standard">на</text:p>
      <text:p text:style-name="Standard">встречу</text:p>
      <text:p text:style-name="Standard">omid</text:p>
      <text:p text:style-name="Standard">— </text:p>
      <text:p text:style-name="Standard">надежда</text:p>
      <text:p text:style-name="Standard">конец</text:p>
      <text:p text:style-name="Standard">связи</text:p>
      <text:p text:style-name="Standard">тринадцатая </text:p>
      <text:p text:style-name="Standard">встреча </text:p>
      <text:p text:style-name="Standard">письмо</text:p>
      <text:p text:style-name="Standard">из</text:p>
      <text:p text:style-name="Standard">германии</text:p>
      <text:p text:style-name="Standard">господин</text:p>
      <text:p text:style-name="Standard">иван</text:p>
      <text:p text:style-name="Standard">я</text:p>
      <text:p text:style-name="Standard">и</text:p>
      <text:p text:style-name="Standard">моя</text:p>
      <text:p text:style-name="Standard">подруга </text:p>
      <text:p text:style-name="Standard">катрина</text:p>
      <text:p text:style-name="Standard">скоро </text:p>
      <text:p text:style-name="Standard">поедем</text:p>
      <text:p text:style-name="Standard">в</text:p>
      <text:p text:style-name="Standard">иран</text:p>
      <text:p text:style-name="Standard">на </text:p>
      <text:p text:style-name="Standard">своем</text:p>
      <text:p text:style-name="Standard">автомобиле</text:p>
      <text:p text:style-name="Standard">сначала</text:p>
      <text:p text:style-name="Standard">мы </text:p>
      <text:p text:style-name="Standard">пересечем</text:p>
      <text:p text:style-name="Standard">австрию</text:p>
      <text:p text:style-name="Standard">венгрию</text:p>
      <text:p text:style-name="Standard">болгарию</text:p>
      <text:p text:style-name="Standard">турцию</text:p>
      <text:p text:style-name="Standard">затем </text:p>
      <text:p text:style-name="Standard">поедем</text:p>
      <text:p text:style-name="Standard">в</text:p>
      <text:p text:style-name="Standard">иран</text:p>
      <text:p text:style-name="Standard">vāred </text:p>
      <text:p text:style-name="Standard">—</text:p>
      <text:p text:style-name="Standard">прибывающий</text:p>
      <text:p text:style-name="Standard"><text:soft-page-break/>наша</text:p>
      <text:p text:style-name="Standard">программа</text:p>
      <text:p text:style-name="Standard">в </text:p>
      <text:p text:style-name="Standard">этом</text:p>
      <text:p text:style-name="Standard">году</text:p>
      <text:p text:style-name="Standard">посетить </text:p>
      <text:p text:style-name="Standard">города</text:p>
      <text:p text:style-name="Standard">тебриз</text:p>
      <text:p text:style-name="Standard">керманшах</text:p>
      <text:p text:style-name="Standard">и</text:p>
      <text:p text:style-name="Standard">шуш</text:p>
      <text:p text:style-name="Standard">pāyān</text:p>
      <text:p text:style-name="Standard">e</text:p>
      <text:p text:style-name="Standard">tamās</text:p>
      <text:p text:style-name="Standard">‫پایان</text:p>
      <text:p text:style-name="Standard">تماس‬ </text:p>
      <text:p text:style-name="Standard">didāre</text:p>
      <text:p text:style-name="Standard">e</text:p>
      <text:p text:style-name="Standard">sizdahom </text:p>
      <text:p text:style-name="Standard">‫دیدار</text:p>
      <text:p text:style-name="Standard">سيزدهم‬ </text:p>
      <text:p text:style-name="Standard">nāme</text:p>
      <text:p text:style-name="Standard">az</text:p>
      <text:p text:style-name="Standard">ālmān</text:p>
      <text:p text:style-name="Standard">‫نامه</text:p>
      <text:p text:style-name="Standard">از</text:p>
      <text:p text:style-name="Standard">آلمان‬ </text:p>
      <text:p text:style-name="Standard">āqā</text:p>
      <text:p text:style-name="Standard">ye</text:p>
      <text:p text:style-name="Standard">ivān</text:p>
      <text:p text:style-name="Standard">،‫آقاى</text:p>
      <text:p text:style-name="Standard">ایوان‬ </text:p>
      <text:p text:style-name="Standard">man</text:p>
      <text:p text:style-name="Standard">va</text:p>
      <text:p text:style-name="Standard">dustam</text:p>
      <text:p text:style-name="Standard">‫من</text:p>
      <text:p text:style-name="Standard">و</text:p>
      <text:p text:style-name="Standard">دوستم</text:p>
      <text:p text:style-name="Standard">آاترینا‬ </text:p>
      <text:p text:style-name="Standard">kātrinā</text:p>
      <text:p text:style-name="Standard">bezudi</text:p>
      <text:p text:style-name="Standard">bā</text:p>
      <text:p text:style-name="Standard">‫بزودى</text:p>
      <text:p text:style-name="Standard">با</text:p>
      <text:p text:style-name="Standard">خودرو</text:p>
      <text:p text:style-name="Standard">خودمان‬ </text:p>
      <text:p text:style-name="Standard">xodrow</text:p>
      <text:p text:style-name="Standard">ye</text:p>
      <text:p text:style-name="Standard">xodemān</text:p>
      <text:p text:style-name="Standard">‫به</text:p>
      <text:p text:style-name="Standard">ایران</text:p>
      <text:p text:style-name="Standard">مىرویم‬ </text:p>
      <text:p text:style-name="Standard">be</text:p>
      <text:p text:style-name="Standard">irān</text:p>
      <text:p text:style-name="Standard"><text:soft-page-break/>miravim</text:p>
      <text:p text:style-name="Standard">mā</text:p>
      <text:p text:style-name="Standard">pas</text:p>
      <text:p text:style-name="Standard">az</text:p>
      <text:p text:style-name="Standard">gozaštan</text:p>
      <text:p text:style-name="Standard">az</text:p>
      <text:p text:style-name="Standard">kešvar</text:p>
      <text:p text:style-name="Standard">hā</text:p>
      <text:p text:style-name="Standard">ye</text:p>
      <text:p text:style-name="Standard">otriš</text:p>
      <text:p text:style-name="Standard">majārestān</text:p>
      <text:p text:style-name="Standard">bolğārestān</text:p>
      <text:p text:style-name="Standard">turkiye</text:p>
      <text:p text:style-name="Standard">vāred</text:p>
      <text:p text:style-name="Standard">e</text:p>
      <text:p text:style-name="Standard">irān</text:p>
      <text:p text:style-name="Standard">mišavim</text:p>
      <text:p text:style-name="Standard">barnāme</text:p>
      <text:p text:style-name="Standard">ye</text:p>
      <text:p text:style-name="Standard">emsāl</text:p>
      <text:p text:style-name="Standard">e</text:p>
      <text:p text:style-name="Standard">‫برنامه</text:p>
      <text:p text:style-name="Standard">امسال</text:p>
      <text:p text:style-name="Standard">ما</text:p>
      <text:p text:style-name="Standard">بازدید‬ </text:p>
      <text:p text:style-name="Standard">mā</text:p>
      <text:p text:style-name="Standard">bāzdid</text:p>
      <text:p text:style-name="Standard">az</text:p>
      <text:p text:style-name="Standard">šahr</text:p>
      <text:p text:style-name="Standard">hā</text:p>
      <text:p text:style-name="Standard">،‫از</text:p>
      <text:p text:style-name="Standard">شهرهاى</text:p>
      <text:p text:style-name="Standard">تبریز‬ </text:p>
      <text:p text:style-name="Standard">ye</text:p>
      <text:p text:style-name="Standard">tabriz</text:p>
      <text:p text:style-name="Standard">kermānšāh</text:p>
      <text:p text:style-name="Standard">‫آرمانشاه</text:p>
      <text:p text:style-name="Standard">و</text:p>
      <text:p text:style-name="Standard">شوش</text:p>
      <text:p text:style-name="Standard">خواهد‬ </text:p>
      <text:p text:style-name="Standard">va</text:p>
      <text:p text:style-name="Standard">šuš</text:p>
      <text:p text:style-name="Standard">xāhad</text:p>
      <text:p text:style-name="Standard">bud</text:p>
      <text:p text:style-name="Standard">‫بود‬ </text:p>
      <text:p text:style-name="Standard">‫اگر</text:p>
      <text:p text:style-name="Standard">مىخواهيد</text:p>
      <text:p text:style-name="Standard">با</text:p>
      <text:p text:style-name="Standard">ما‬ </text:p>
      <text:p text:style-name="Standard">‫ایرانگردى</text:p>
      <text:p text:style-name="Standard">آنيد،</text:p>
      <text:p text:style-name="Standard">خواهش‬ </text:p>
      <text:p text:style-name="Standard">‫مىآنم</text:p>
      <text:p text:style-name="Standard">ما</text:p>
      <text:p text:style-name="Standard"><text:soft-page-break/>را</text:p>
      <text:p text:style-name="Standard">آگاه</text:p>
      <text:p text:style-name="Standard">آنيد‬ </text:p>
      <text:p text:style-name="Standard">если</text:p>
      <text:p text:style-name="Standard">вы</text:p>
      <text:p text:style-name="Standard">хотите</text:p>
      <text:p text:style-name="Standard">agar</text:p>
      <text:p text:style-name="Standard">mixāhid</text:p>
      <text:p text:style-name="Standard">bā</text:p>
      <text:p text:style-name="Standard">mā </text:p>
      <text:p text:style-name="Standard">путешествовать</text:p>
      <text:p text:style-name="Standard">с</text:p>
      <text:p text:style-name="Standard">irāngardi</text:p>
      <text:p text:style-name="Standard">konid</text:p>
      <text:p text:style-name="Standard">xāheš </text:p>
      <text:p text:style-name="Standard">нами</text:p>
      <text:p text:style-name="Standard">по</text:p>
      <text:p text:style-name="Standard">ирану</text:p>
      <text:p text:style-name="Standard">mikonam</text:p>
      <text:p text:style-name="Standard">mā</text:p>
      <text:p text:style-name="Standard">rā</text:p>
      <text:p text:style-name="Standard">āgāh </text:p>
      <text:p text:style-name="Standard">сообщите</text:p>
      <text:p text:style-name="Standard">нам</text:p>
      <text:p text:style-name="Standard">konid</text:p>
      <text:p text:style-name="Standard">сделайте</text:p>
      <text:p text:style-name="Standard">нас</text:p>
      <text:p text:style-name="Standard">dust</text:p>
      <text:p text:style-name="Standard">e</text:p>
      <text:p text:style-name="Standard">šomā</text:p>
      <text:p text:style-name="Standard">helmot </text:p>
      <text:p text:style-name="Standard">сведущими</text:p>
      <text:p text:style-name="Standard">ālmān</text:p>
      <text:p text:style-name="Standard">koln </text:p>
      <text:p text:style-name="Standard">пожалуйста</text:p>
      <text:p text:style-name="Standard">ваш</text:p>
      <text:p text:style-name="Standard">друг</text:p>
      <text:p text:style-name="Standard">гельмут</text:p>
      <text:p text:style-name="Standard">германия</text:p>
      <text:p text:style-name="Standard">кельн</text:p>
      <text:p text:style-name="Standard">ответ</text:p>
      <text:p text:style-name="Standard">ивана</text:p>
      <text:p text:style-name="Standard">‫ما</text:p>
      <text:p text:style-name="Standard">پس</text:p>
      <text:p text:style-name="Standard">از</text:p>
      <text:p text:style-name="Standard">گذشتن</text:p>
      <text:p text:style-name="Standard">از‬ </text:p>
      <text:p text:style-name="Standard">،‫آشورهاى</text:p>
      <text:p text:style-name="Standard">اتریش‬ </text:p>
      <text:p text:style-name="Standard">،‫مجارستان</text:p>
      <text:p text:style-name="Standard">بلغارستان‬ </text:p>
      <text:p text:style-name="Standard">‫ترآيه</text:p>
      <text:p text:style-name="Standard">وارد</text:p>
      <text:p text:style-name="Standard">ایران‬ </text:p>
      <text:p text:style-name="Standard"><text:soft-page-break/>‫مىشویم‬ </text:p>
      <text:p text:style-name="Standard">pāsox</text:p>
      <text:p text:style-name="Standard">e</text:p>
      <text:p text:style-name="Standard">ivān</text:p>
      <text:p text:style-name="Standard">‫دوست</text:p>
      <text:p text:style-name="Standard">شما</text:p>
      <text:p text:style-name="Standard">هلمت‬ </text:p>
      <text:p text:style-name="Standard">‫آلمان</text:p>
      <text:p text:style-name="Standard">آل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پاسخ</text:p>
      <text:p text:style-name="Standard">ایوان‬ </text:p>
      <text:p text:style-name="Standard">35 </text:p>
      <text:p text:style-name="Standard">господин</text:p>
      <text:p text:style-name="Standard">гельмут</text:p>
      <text:p text:style-name="Standard">благодарю</text:p>
      <text:p text:style-name="Standard">вас</text:p>
      <text:p text:style-name="Standard">за </text:p>
      <text:p text:style-name="Standard">письмо</text:p>
      <text:p text:style-name="Standard">и </text:p>
      <text:p text:style-name="Standard">приглашение</text:p>
      <text:p text:style-name="Standard">я</text:p>
      <text:p text:style-name="Standard">слышал</text:p>
      <text:p text:style-name="Standard">ваш </text:p>
      <text:p text:style-name="Standard">репортаж</text:p>
      <text:p text:style-name="Standard">на</text:p>
      <text:p text:style-name="Standard">dw </text:p>
      <text:p text:style-name="Standard">немецкой</text:p>
      <text:p text:style-name="Standard">волне</text:p>
      <text:p text:style-name="Standard">на </text:p>
      <text:p text:style-name="Standard">персидском</text:p>
      <text:p text:style-name="Standard">языке</text:p>
      <text:p text:style-name="Standard">о </text:p>
      <text:p text:style-name="Standard">персеполе</text:p>
      <text:p text:style-name="Standard">для</text:p>
      <text:p text:style-name="Standard">меня</text:p>
      <text:p text:style-name="Standard">это</text:p>
      <text:p text:style-name="Standard">было </text:p>
      <text:p text:style-name="Standard">очень</text:p>
      <text:p text:style-name="Standard">полезно</text:p>
      <text:p text:style-name="Standard">пожалуйста</text:p>
      <text:p text:style-name="Standard">когда </text:p>
      <text:p text:style-name="Standard">вы</text:p>
      <text:p text:style-name="Standard">приедете</text:p>
      <text:p text:style-name="Standard">в </text:p>
      <text:p text:style-name="Standard">турцию</text:p>
      <text:p text:style-name="Standard">сообщите </text:p>
      <text:p text:style-name="Standard">мне</text:p>
      <text:p text:style-name="Standard"><text:soft-page-break/>—</text:p>
      <text:p text:style-name="Standard">и</text:p>
      <text:p text:style-name="Standard">я</text:p>
      <text:p text:style-name="Standard">буду</text:p>
      <text:p text:style-name="Standard">готов </text:p>
      <text:p text:style-name="Standard">себя</text:p>
      <text:p text:style-name="Standard">готовым </text:p>
      <text:p text:style-name="Standard">сделаю</text:p>
      <text:p text:style-name="Standard">ваш</text:p>
      <text:p text:style-name="Standard">друг</text:p>
      <text:p text:style-name="Standard">иван </text:p>
      <text:p text:style-name="Standard">россия</text:p>
      <text:p text:style-name="Standard">москва </text:p>
      <text:p text:style-name="Standard">четырнадцатая </text:p>
      <text:p text:style-name="Standard">встреча </text:p>
      <text:p text:style-name="Standard">в</text:p>
      <text:p text:style-name="Standard">сторону</text:p>
      <text:p text:style-name="Standard">тебриза</text:p>
      <text:p text:style-name="Standard">иван</text:p>
      <text:p text:style-name="Standard">господин </text:p>
      <text:p text:style-name="Standard">гельмут</text:p>
      <text:p text:style-name="Standard">госпожа </text:p>
      <text:p text:style-name="Standard">катрина</text:p>
      <text:p text:style-name="Standard">здравствуйте </text:p>
      <text:p text:style-name="Standard">благословение</text:p>
      <text:p text:style-name="Standard">приветствие</text:p>
      <text:p text:style-name="Standard">вам</text:p>
      <text:p text:style-name="Standard">вы</text:p>
      <text:p text:style-name="Standard">хороший </text:p>
      <text:p text:style-name="Standard">собеседник/товарищ </text:p>
      <text:p text:style-name="Standard">вместе</text:p>
      <text:p text:style-name="Standard">сидящий</text:p>
      <text:p text:style-name="Standard">и</text:p>
      <text:p text:style-name="Standard">хороший</text:p>
      <text:p text:style-name="Standard">попутчик</text:p>
      <text:p text:style-name="Standard">когда</text:p>
      <text:p text:style-name="Standard">приедет</text:p>
      <text:p text:style-name="Standard">ваш </text:p>
      <text:p text:style-name="Standard">друг</text:p>
      <text:p text:style-name="Standard">доминик</text:p>
      <text:p text:style-name="Standard">āqā</text:p>
      <text:p text:style-name="Standard">ye</text:p>
      <text:p text:style-name="Standard">helmot</text:p>
      <text:p text:style-name="Standard">،‫آقاى</text:p>
      <text:p text:style-name="Standard">هلمت‬ </text:p>
      <text:p text:style-name="Standard">az</text:p>
      <text:p text:style-name="Standard">nāme</text:p>
      <text:p text:style-name="Standard">va</text:p>
      <text:p text:style-name="Standard">farāxān</text:p>
      <text:p text:style-name="Standard">e</text:p>
      <text:p text:style-name="Standard">،‫از</text:p>
      <text:p text:style-name="Standard">نامه</text:p>
      <text:p text:style-name="Standard">و</text:p>
      <text:p text:style-name="Standard">فراخوان</text:p>
      <text:p text:style-name="Standard"><text:soft-page-break/>شما‬ </text:p>
      <text:p text:style-name="Standard">šomā</text:p>
      <text:p text:style-name="Standard">sepāsgozāram</text:p>
      <text:p text:style-name="Standard">‫سپاسگزارم‬ </text:p>
      <text:p text:style-name="Standard">man</text:p>
      <text:p text:style-name="Standard">gozāreš</text:p>
      <text:p text:style-name="Standard">e</text:p>
      <text:p text:style-name="Standard">šomā</text:p>
      <text:p text:style-name="Standard">‫من</text:p>
      <text:p text:style-name="Standard">گزارش</text:p>
      <text:p text:style-name="Standard">شما</text:p>
      <text:p text:style-name="Standard">در</text:p>
      <text:p text:style-name="Standard">باره‬ </text:p>
      <text:p text:style-name="Standard">dar</text:p>
      <text:p text:style-name="Standard">bāre</text:p>
      <text:p text:style-name="Standard">ye</text:p>
      <text:p text:style-name="Standard">taxt</text:p>
      <text:p text:style-name="Standard">e</text:p>
      <text:p text:style-name="Standard">‫تخت</text:p>
      <text:p text:style-name="Standard">جمشيد</text:p>
      <text:p text:style-name="Standard">از</text:p>
      <text:p text:style-name="Standard">رادیو</text:p>
      <text:p text:style-name="Standard">د‬ </text:p>
      <text:p text:style-name="Standard">jamšid</text:p>
      <text:p text:style-name="Standard">az</text:p>
      <text:p text:style-name="Standard">rādio</text:p>
      <text:p text:style-name="Standard">dw</text:p>
      <text:p text:style-name="Standard">‫و</text:p>
      <text:p text:style-name="Standard">به</text:p>
      <text:p text:style-name="Standard">زبان</text:p>
      <text:p text:style-name="Standard">فارسى</text:p>
      <text:p text:style-name="Standard">را‬ </text:p>
      <text:p text:style-name="Standard">be</text:p>
      <text:p text:style-name="Standard">zabān</text:p>
      <text:p text:style-name="Standard">e</text:p>
      <text:p text:style-name="Standard">fārsi</text:p>
      <text:p text:style-name="Standard">rā</text:p>
      <text:p text:style-name="Standard">‫شنيدم‬ </text:p>
      <text:p text:style-name="Standard">šanidam</text:p>
      <text:p text:style-name="Standard">barāye</text:p>
      <text:p text:style-name="Standard">man</text:p>
      <text:p text:style-name="Standard">besyār</text:p>
      <text:p text:style-name="Standard">sudmand</text:p>
      <text:p text:style-name="Standard">bud</text:p>
      <text:p text:style-name="Standard">xāheš</text:p>
      <text:p text:style-name="Standard">mikonam</text:p>
      <text:p text:style-name="Standard">hargāh</text:p>
      <text:p text:style-name="Standard">be</text:p>
      <text:p text:style-name="Standard">turkiye</text:p>
      <text:p text:style-name="Standard">rasidid</text:p>
      <text:p text:style-name="Standard">marā</text:p>
      <text:p text:style-name="Standard">āgāh</text:p>
      <text:p text:style-name="Standard">konid</text:p>
      <text:p text:style-name="Standard">ke</text:p>
      <text:p text:style-name="Standard"><text:soft-page-break/>xod</text:p>
      <text:p text:style-name="Standard">rā</text:p>
      <text:p text:style-name="Standard">āmāde</text:p>
      <text:p text:style-name="Standard">konam</text:p>
      <text:p text:style-name="Standard">dust</text:p>
      <text:p text:style-name="Standard">e</text:p>
      <text:p text:style-name="Standard">šomā</text:p>
      <text:p text:style-name="Standard">ivān </text:p>
      <text:p text:style-name="Standard">rusiye</text:p>
      <text:p text:style-name="Standard">mosko </text:p>
      <text:p text:style-name="Standard">‫براى</text:p>
      <text:p text:style-name="Standard">من</text:p>
      <text:p text:style-name="Standard">بسيار</text:p>
      <text:p text:style-name="Standard">سودمند‬ </text:p>
      <text:p text:style-name="Standard">‫بود‬ </text:p>
      <text:p text:style-name="Standard">‫خواهش</text:p>
      <text:p text:style-name="Standard">مىآنم</text:p>
      <text:p text:style-name="Standard">هرگاه</text:p>
      <text:p text:style-name="Standard">به‬ </text:p>
      <text:p text:style-name="Standard">‫ترآيه</text:p>
      <text:p text:style-name="Standard">رسيدید</text:p>
      <text:p text:style-name="Standard">مرا</text:p>
      <text:p text:style-name="Standard">آگاه‬ </text:p>
      <text:p text:style-name="Standard">‫آنيد</text:p>
      <text:p text:style-name="Standard">آه</text:p>
      <text:p text:style-name="Standard">خود</text:p>
      <text:p text:style-name="Standard">را</text:p>
      <text:p text:style-name="Standard">آماده</text:p>
      <text:p text:style-name="Standard">آنم‬ </text:p>
      <text:p text:style-name="Standard">‫دوست</text:p>
      <text:p text:style-name="Standard">شما</text:p>
      <text:p text:style-name="Standard">ایوان‬ </text:p>
      <text:p text:style-name="Standard">‫روسيه</text:p>
      <text:p text:style-name="Standard">—</text:p>
      <text:p text:style-name="Standard">مسكو‬ </text:p>
      <text:p text:style-name="Standard">didāre</text:p>
      <text:p text:style-name="Standard">čahārdahom </text:p>
      <text:p text:style-name="Standard">be</text:p>
      <text:p text:style-name="Standard">su</text:p>
      <text:p text:style-name="Standard">ye</text:p>
      <text:p text:style-name="Standard">tabriz</text:p>
      <text:p text:style-name="Standard">āqā</text:p>
      <text:p text:style-name="Standard">ye</text:p>
      <text:p text:style-name="Standard">helmot</text:p>
      <text:p text:style-name="Standard">xānom</text:p>
      <text:p text:style-name="Standard">e</text:p>
      <text:p text:style-name="Standard">kātrinā</text:p>
      <text:p text:style-name="Standard">dorud</text:p>
      <text:p text:style-name="Standard">bar</text:p>
      <text:p text:style-name="Standard">šomā</text:p>
      <text:p text:style-name="Standard">‫دیدار</text:p>
      <text:p text:style-name="Standard">چهاردهم‬ </text:p>
      <text:p text:style-name="Standard">‫به</text:p>
      <text:p text:style-name="Standard">سوى</text:p>
      <text:p text:style-name="Standard"><text:soft-page-break/>تبریز‬ </text:p>
      <text:p text:style-name="Standard">،‫آقاى</text:p>
      <text:p text:style-name="Standard">هلمت،</text:p>
      <text:p text:style-name="Standard">خانم</text:p>
      <text:p text:style-name="Standard">آاترینا‬ </text:p>
      <text:p text:style-name="Standard">‫درود</text:p>
      <text:p text:style-name="Standard">بر</text:p>
      <text:p text:style-name="Standard">شما‬ </text:p>
      <text:p text:style-name="Standard">šomā</text:p>
      <text:p text:style-name="Standard">hamnešin</text:p>
      <text:p text:style-name="Standard">va</text:p>
      <text:p text:style-name="Standard">‫شما</text:p>
      <text:p text:style-name="Standard">همنشين</text:p>
      <text:p text:style-name="Standard">و</text:p>
      <text:p text:style-name="Standard">همراه‬ </text:p>
      <text:p text:style-name="Standard">hamrāh</text:p>
      <text:p text:style-name="Standard">e</text:p>
      <text:p text:style-name="Standard">xubi</text:p>
      <text:p text:style-name="Standard">hastid</text:p>
      <text:p text:style-name="Standard">‫خوبى</text:p>
      <text:p text:style-name="Standard">هستيد‬ </text:p>
      <text:p text:style-name="Standard">dust</text:p>
      <text:p text:style-name="Standard">e</text:p>
      <text:p text:style-name="Standard">šomā</text:p>
      <text:p text:style-name="Standard">dominik</text:p>
      <text:p text:style-name="Standard">‫دوست</text:p>
      <text:p text:style-name="Standard">شما</text:p>
      <text:p text:style-name="Standard">دومينيک</text:p>
      <text:p text:style-name="Standard">آى‬ </text:p>
      <text:p text:style-name="Standard">key</text:p>
      <text:p text:style-name="Standard">mirasad</text:p>
      <text:p text:style-name="Standard">‫مىرسد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6 </text:p>
      <text:p text:style-name="Standard">иван</text:p>
      <text:p text:style-name="Standard">сегодня </text:p>
      <text:p text:style-name="Standard">ночью</text:p>
      <text:p text:style-name="Standard">гельмут</text:p>
      <text:p text:style-name="Standard">чем</text:p>
      <text:p text:style-name="Standard">он </text:p>
      <text:p text:style-name="Standard">занимается</text:p>
      <text:p text:style-name="Standard">и</text:p>
      <text:p text:style-name="Standard">где </text:p>
      <text:p text:style-name="Standard">живет</text:p>
      <text:p text:style-name="Standard">иван</text:p>
      <text:p text:style-name="Standard">он</text:p>
      <text:p text:style-name="Standard">археолог</text:p>
      <text:p text:style-name="Standard">из </text:p>
      <text:p text:style-name="Standard"><text:soft-page-break/>франции</text:p>
      <text:p text:style-name="Standard">катрина</text:p>
      <text:p text:style-name="Standard">тогда</text:p>
      <text:p text:style-name="Standard">скоро </text:p>
      <text:p text:style-name="Standard">с</text:p>
      <text:p text:style-name="Standard">ним</text:p>
      <text:p text:style-name="Standard">встретимся</text:p>
      <text:p text:style-name="Standard">доминик</text:p>
      <text:p text:style-name="Standard">господин </text:p>
      <text:p text:style-name="Standard">иван</text:p>
      <text:p text:style-name="Standard">вы</text:p>
      <text:p text:style-name="Standard">создали </text:p>
      <text:p text:style-name="Standard">хорошую</text:p>
      <text:p text:style-name="Standard">группу</text:p>
      <text:p text:style-name="Standard">иван</text:p>
      <text:p text:style-name="Standard">давайте </text:p>
      <text:p text:style-name="Standard">познакомимся</text:p>
      <text:p text:style-name="Standard">—</text:p>
      <text:p text:style-name="Standard">господин</text:p>
      <text:p text:style-name="Standard">гельмут </text:p>
      <text:p text:style-name="Standard">и</text:p>
      <text:p text:style-name="Standard">госпожа</text:p>
      <text:p text:style-name="Standard">катрина </text:p>
      <text:p text:style-name="Standard">из</text:p>
      <text:p text:style-name="Standard">германии</text:p>
      <text:p text:style-name="Standard">доминик</text:p>
      <text:p text:style-name="Standard">добро </text:p>
      <text:p text:style-name="Standard">пожаловать</text:p>
      <text:p text:style-name="Standard">иван</text:p>
      <text:p text:style-name="Standard">друзья</text:p>
      <text:p text:style-name="Standard">думаю </text:p>
      <text:p text:style-name="Standard">мысль</text:p>
      <text:p text:style-name="Standard">подозрение </text:p>
      <text:p text:style-name="Standard">делаю</text:p>
      <text:p text:style-name="Standard">что</text:p>
      <text:p text:style-name="Standard">у</text:p>
      <text:p text:style-name="Standard">меня </text:p>
      <text:p text:style-name="Standard">температура</text:p>
      <text:p text:style-name="Standard">доминик</text:p>
      <text:p text:style-name="Standard">температура</text:p>
      <text:p text:style-name="Standard">тогда </text:p>
      <text:p text:style-name="Standard">ваше</text:p>
      <text:p text:style-name="Standard">место</text:p>
      <text:p text:style-name="Standard">в </text:p>
      <text:p text:style-name="Standard">тебризе</text:p>
      <text:p text:style-name="Standard">катрина</text:p>
      <text:p text:style-name="Standard">почему</text:p>
      <text:p text:style-name="Standard">доминик</text:p>
      <text:p text:style-name="Standard">тебриз</text:p>
      <text:p text:style-name="Standard">— </text:p>
      <text:p text:style-name="Standard">город</text:p>
      <text:p text:style-name="Standard">в</text:p>
      <text:p text:style-name="Standard">котором </text:p>
      <text:p text:style-name="Standard">падает</text:p>
      <text:p text:style-name="Standard"><text:soft-page-break/>температура</text:p>
      <text:p text:style-name="Standard">жар</text:p>
      <text:p text:style-name="Standard">—</text:p>
      <text:p text:style-name="Standard">падай</text:p>
      <text:p text:style-name="Standard">друзья</text:p>
      <text:p text:style-name="Standard">в</text:p>
      <text:p text:style-name="Standard">г</text:p>
      <text:p text:style-name="Standard">тебризе</text:p>
      <text:p text:style-name="Standard">emšab</text:p>
      <text:p text:style-name="Standard">‫امشب‬ </text:p>
      <text:p text:style-name="Standard">kār</text:p>
      <text:p text:style-name="Standard">e</text:p>
      <text:p text:style-name="Standard">u</text:p>
      <text:p text:style-name="Standard">čist</text:p>
      <text:p text:style-name="Standard">va</text:p>
      <text:p text:style-name="Standard">dar</text:p>
      <text:p text:style-name="Standard">‫آار</text:p>
      <text:p text:style-name="Standard">او</text:p>
      <text:p text:style-name="Standard">چيست</text:p>
      <text:p text:style-name="Standard">و</text:p>
      <text:p text:style-name="Standard">در</text:p>
      <text:p text:style-name="Standard">آجا‬ </text:p>
      <text:p text:style-name="Standard">kojā</text:p>
      <text:p text:style-name="Standard">zendegi</text:p>
      <text:p text:style-name="Standard">mikonad</text:p>
      <text:p text:style-name="Standard">‫زندگى</text:p>
      <text:p text:style-name="Standard">مىآند؟‬ </text:p>
      <text:p text:style-name="Standard">u</text:p>
      <text:p text:style-name="Standard">bāstānšenās</text:p>
      <text:p text:style-name="Standard">az</text:p>
      <text:p text:style-name="Standard">‫او</text:p>
      <text:p text:style-name="Standard">باستانشناس</text:p>
      <text:p text:style-name="Standard">از‬ </text:p>
      <text:p text:style-name="Standard">farānse</text:p>
      <text:p text:style-name="Standard">ast</text:p>
      <text:p text:style-name="Standard">‫فرانسه</text:p>
      <text:p text:style-name="Standard">است‬ </text:p>
      <text:p text:style-name="Standard">pas</text:p>
      <text:p text:style-name="Standard">bezudi</text:p>
      <text:p text:style-name="Standard">bā</text:p>
      <text:p text:style-name="Standard">u</text:p>
      <text:p text:style-name="Standard">didār</text:p>
      <text:p text:style-name="Standard">‫پس،</text:p>
      <text:p text:style-name="Standard">بزودى</text:p>
      <text:p text:style-name="Standard">با</text:p>
      <text:p text:style-name="Standard">او</text:p>
      <text:p text:style-name="Standard">دیدار‬ </text:p>
      <text:p text:style-name="Standard">mikonim</text:p>
      <text:p text:style-name="Standard">‫مىآنيم‬ </text:p>
      <text:p text:style-name="Standard">āqā</text:p>
      <text:p text:style-name="Standard">ye</text:p>
      <text:p text:style-name="Standard">ivān</text:p>
      <text:p text:style-name="Standard">šomā</text:p>
      <text:p text:style-name="Standard">‫آقاى</text:p>
      <text:p text:style-name="Standard"><text:soft-page-break/>ایوان</text:p>
      <text:p text:style-name="Standard">شما</text:p>
      <text:p text:style-name="Standard">گروه‬ </text:p>
      <text:p text:style-name="Standard">goruh</text:p>
      <text:p text:style-name="Standard">e</text:p>
      <text:p text:style-name="Standard">xubi</text:p>
      <text:p text:style-name="Standard">sāxtid</text:p>
      <text:p text:style-name="Standard">‫خوبى</text:p>
      <text:p text:style-name="Standard">ساختيد‬ </text:p>
      <text:p text:style-name="Standard">biyāyid</text:p>
      <text:p text:style-name="Standard">bā</text:p>
      <text:p text:style-name="Standard">ham</text:p>
      <text:p text:style-name="Standard">āšnā</text:p>
      <text:p text:style-name="Standard">‫بيایيد</text:p>
      <text:p text:style-name="Standard">باهم</text:p>
      <text:p text:style-name="Standard">آشنا</text:p>
      <text:p text:style-name="Standard">شوید‬ </text:p>
      <text:p text:style-name="Standard">šavid</text:p>
      <text:p text:style-name="Standard">āqā</text:p>
      <text:p text:style-name="Standard">ye</text:p>
      <text:p text:style-name="Standard">helmot</text:p>
      <text:p text:style-name="Standard">va</text:p>
      <text:p text:style-name="Standard">xānom</text:p>
      <text:p text:style-name="Standard">e</text:p>
      <text:p text:style-name="Standard">kātrinā</text:p>
      <text:p text:style-name="Standard">az</text:p>
      <text:p text:style-name="Standard">ālmān</text:p>
      <text:p text:style-name="Standard">xoš</text:p>
      <text:p text:style-name="Standard">āmadid</text:p>
      <text:p text:style-name="Standard">‫آقاى</text:p>
      <text:p text:style-name="Standard">هلمت</text:p>
      <text:p text:style-name="Standard">و</text:p>
      <text:p text:style-name="Standard">خانم</text:p>
      <text:p text:style-name="Standard">آاترینا‬ </text:p>
      <text:p text:style-name="Standard">‫از</text:p>
      <text:p text:style-name="Standard">آلمان‬ </text:p>
      <text:p text:style-name="Standard">dustān</text:p>
      <text:p text:style-name="Standard">gomān</text:p>
      <text:p text:style-name="Standard">‫دوستان</text:p>
      <text:p text:style-name="Standard">گمان</text:p>
      <text:p text:style-name="Standard">مىآنم</text:p>
      <text:p text:style-name="Standard">آه‬ </text:p>
      <text:p text:style-name="Standard">mikonam</text:p>
      <text:p text:style-name="Standard">ke</text:p>
      <text:p text:style-name="Standard">man</text:p>
      <text:p text:style-name="Standard">tab</text:p>
      <text:p text:style-name="Standard">‫من</text:p>
      <text:p text:style-name="Standard">تب</text:p>
      <text:p text:style-name="Standard">دارم‬ </text:p>
      <text:p text:style-name="Standard">dāram</text:p>
      <text:p text:style-name="Standard">tab</text:p>
      <text:p text:style-name="Standard">pas</text:p>
      <text:p text:style-name="Standard">jā</text:p>
      <text:p text:style-name="Standard">ye</text:p>
      <text:p text:style-name="Standard"><text:soft-page-break/>šomā</text:p>
      <text:p text:style-name="Standard">‫تب</text:p>
      <text:p text:style-name="Standard">پس</text:p>
      <text:p text:style-name="Standard">جاى</text:p>
      <text:p text:style-name="Standard">شما</text:p>
      <text:p text:style-name="Standard">تبریز‬ </text:p>
      <text:p text:style-name="Standard">tabriz</text:p>
      <text:p text:style-name="Standard">ast</text:p>
      <text:p text:style-name="Standard">‫است‬ </text:p>
      <text:p text:style-name="Standard">čerā</text:p>
      <text:p text:style-name="Standard">tabriz</text:p>
      <text:p text:style-name="Standard">šahri</text:p>
      <text:p text:style-name="Standard">ast</text:p>
      <text:p text:style-name="Standard">ke</text:p>
      <text:p text:style-name="Standard">tab </text:p>
      <text:p text:style-name="Standard">dar</text:p>
      <text:p text:style-name="Standard">ān</text:p>
      <text:p text:style-name="Standard">mirizad</text:p>
      <text:p text:style-name="Standard">‫خوش</text:p>
      <text:p text:style-name="Standard">آمدید‬ </text:p>
      <text:p text:style-name="Standard">‫چرا؟‬ </text:p>
      <text:p text:style-name="Standard">‫تبریز،</text:p>
      <text:p text:style-name="Standard">شهرى</text:p>
      <text:p text:style-name="Standard">است</text:p>
      <text:p text:style-name="Standard">آه‬ </text:p>
      <text:p text:style-name="Standard">‫تب</text:p>
      <text:p text:style-name="Standard">در</text:p>
      <text:p text:style-name="Standard">آن</text:p>
      <text:p text:style-name="Standard">مىریزد‬ </text:p>
      <text:p text:style-name="Standard">tab</text:p>
      <text:p text:style-name="Standard">—</text:p>
      <text:p text:style-name="Standard">riz</text:p>
      <text:p text:style-name="Standard">dustān</text:p>
      <text:p text:style-name="Standard">dar</text:p>
      <text:p text:style-name="Standard">šahr</text:p>
      <text:p text:style-name="Standard">e </text:p>
      <text:p text:style-name="Standard">‫</text:p>
      <text:p text:style-name="Standard">تب</text:p>
      <text:p text:style-name="Standard">ریز‬ </text:p>
      <text:p text:style-name="Standard">‫دوستان</text:p>
      <text:p text:style-name="Standard">در</text:p>
      <text:p text:style-name="Standard">شهر</text:p>
      <text:p text:style-name="Standard">تبریز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7 </text:p>
      <text:p text:style-name="Standard">гельмут</text:p>
      <text:p text:style-name="Standard">нам</text:p>
      <text:p text:style-name="Standard">нужна </text:p>
      <text:p text:style-name="Standard"><text:soft-page-break/>карта</text:p>
      <text:p text:style-name="Standard">города</text:p>
      <text:p text:style-name="Standard">нужду </text:p>
      <text:p text:style-name="Standard">имеем</text:p>
      <text:p text:style-name="Standard">катрина</text:p>
      <text:p text:style-name="Standard">самые </text:p>
      <text:p text:style-name="Standard">хорошие</text:p>
      <text:p text:style-name="Standard">гиды</text:p>
      <text:p text:style-name="Standard">— </text:p>
      <text:p text:style-name="Standard">местные</text:p>
      <text:p text:style-name="Standard">люди</text:p>
      <text:p text:style-name="Standard">иван</text:p>
      <text:p text:style-name="Standard">мальчик </text:p>
      <text:p text:style-name="Standard">молодой</text:p>
      <text:p text:style-name="Standard">человек</text:p>
      <text:p text:style-name="Standard">извините</text:p>
      <text:p text:style-name="Standard">вы</text:p>
      <text:p text:style-name="Standard">студент</text:p>
      <text:p text:style-name="Standard">мальчик</text:p>
      <text:p text:style-name="Standard">нет</text:p>
      <text:p text:style-name="Standard">я </text:p>
      <text:p text:style-name="Standard">школьник</text:p>
      <text:p text:style-name="Standard">иван</text:p>
      <text:p text:style-name="Standard">как</text:p>
      <text:p text:style-name="Standard">вас</text:p>
      <text:p text:style-name="Standard">зовут</text:p>
      <text:p text:style-name="Standard">мальчик</text:p>
      <text:p text:style-name="Standard">меня</text:p>
      <text:p text:style-name="Standard">зовут </text:p>
      <text:p text:style-name="Standard">джехангир</text:p>
      <text:p text:style-name="Standard">катрина</text:p>
      <text:p text:style-name="Standard">джехангир</text:p>
      <text:p text:style-name="Standard">вы</text:p>
      <text:p text:style-name="Standard">знаете</text:p>
      <text:p text:style-name="Standard">где </text:p>
      <text:p text:style-name="Standard">находятся</text:p>
      <text:p text:style-name="Standard">городские </text:p>
      <text:p text:style-name="Standard">достопримечательности</text:p>
      <text:p text:style-name="Standard">места</text:p>
      <text:p text:style-name="Standard">которые</text:p>
      <text:p text:style-name="Standard">стоит </text:p>
      <text:p text:style-name="Standard">посмотреть</text:p>
      <text:p text:style-name="Standard">джехангир</text:p>
      <text:p text:style-name="Standard">да</text:p>
      <text:p text:style-name="Standard">я </text:p>
      <text:p text:style-name="Standard">родился</text:p>
      <text:p text:style-name="Standard">рожденным </text:p>
      <text:p text:style-name="Standard">стал</text:p>
      <text:p text:style-name="Standard">в</text:p>
      <text:p text:style-name="Standard">этом</text:p>
      <text:p text:style-name="Standard">городе</text:p>
      <text:p text:style-name="Standard">иван</text:p>
      <text:p text:style-name="Standard">тогда</text:p>
      <text:p text:style-name="Standard">вы </text:p>
      <text:p text:style-name="Standard"><text:soft-page-break/>сможете</text:p>
      <text:p text:style-name="Standard">показать</text:p>
      <text:p text:style-name="Standard">нам </text:p>
      <text:p text:style-name="Standard">дорогу</text:p>
      <text:p text:style-name="Standard">знак</text:p>
      <text:p text:style-name="Standard">указание </text:p>
      <text:p text:style-name="Standard">дать</text:p>
      <text:p text:style-name="Standard">джехангир</text:p>
      <text:p text:style-name="Standard">вам</text:p>
      <text:p text:style-name="Standard">нужно </text:p>
      <text:p text:style-name="Standard">ехать</text:p>
      <text:p text:style-name="Standard">в</text:p>
      <text:p text:style-name="Standard">сторону </text:p>
      <text:p text:style-name="Standard">площади</text:p>
      <text:p text:style-name="Standard">мэрии</text:p>
      <text:p text:style-name="Standard">катрина</text:p>
      <text:p text:style-name="Standard">дорогой </text:p>
      <text:p text:style-name="Standard">джехангир</text:p>
      <text:p text:style-name="Standard">где </text:p>
      <text:p text:style-name="Standard">находится</text:p>
      <text:p text:style-name="Standard">самая</text:p>
      <text:p text:style-name="Standard">лучшая </text:p>
      <text:p text:style-name="Standard">гостиница</text:p>
      <text:p text:style-name="Standard">города</text:p>
      <text:p text:style-name="Standard">джехангир</text:p>
      <text:p text:style-name="Standard">самая </text:p>
      <text:p text:style-name="Standard">лучшая</text:p>
      <text:p text:style-name="Standard">гостиница</text:p>
      <text:p text:style-name="Standard">— </text:p>
      <text:p text:style-name="Standard">самая</text:p>
      <text:p text:style-name="Standard">дорогая</text:p>
      <text:p text:style-name="Standard">tabriz</text:p>
      <text:p text:style-name="Standard">mā</text:p>
      <text:p text:style-name="Standard">be</text:p>
      <text:p text:style-name="Standard">naqše</text:p>
      <text:p text:style-name="Standard">ye</text:p>
      <text:p text:style-name="Standard">šahr </text:p>
      <text:p text:style-name="Standard">niyāz</text:p>
      <text:p text:style-name="Standard">dārim</text:p>
      <text:p text:style-name="Standard">‫ما</text:p>
      <text:p text:style-name="Standard">به</text:p>
      <text:p text:style-name="Standard">نقشه</text:p>
      <text:p text:style-name="Standard">شهر</text:p>
      <text:p text:style-name="Standard">نياز‬ </text:p>
      <text:p text:style-name="Standard">‫داریم‬ </text:p>
      <text:p text:style-name="Standard">behtarin</text:p>
      <text:p text:style-name="Standard">rāhnamā</text:p>
      <text:p text:style-name="Standard">‫بهترین</text:p>
      <text:p text:style-name="Standard">راهنما،</text:p>
      <text:p text:style-name="Standard">مردم‬ </text:p>
      <text:p text:style-name="Standard">mardom</text:p>
      <text:p text:style-name="Standard">e</text:p>
      <text:p text:style-name="Standard">šahr </text:p>
      <text:p text:style-name="Standard">‫شهر</text:p>
      <text:p text:style-name="Standard"><text:soft-page-break/>هستند‬ </text:p>
      <text:p text:style-name="Standard">hastand</text:p>
      <text:p text:style-name="Standard">pesar</text:p>
      <text:p text:style-name="Standard">jān</text:p>
      <text:p text:style-name="Standard">bebaxšid</text:p>
      <text:p text:style-name="Standard">‫پسر</text:p>
      <text:p text:style-name="Standard">جان</text:p>
      <text:p text:style-name="Standard">ببخشيد،</text:p>
      <text:p text:style-name="Standard">شما‬ </text:p>
      <text:p text:style-name="Standard">šomā</text:p>
      <text:p text:style-name="Standard">dānešju</text:p>
      <text:p text:style-name="Standard">hastid</text:p>
      <text:p text:style-name="Standard">‫دانشجو</text:p>
      <text:p text:style-name="Standard">هستيد؟‬ </text:p>
      <text:p text:style-name="Standard">pesar</text:p>
      <text:p text:style-name="Standard">na</text:p>
      <text:p text:style-name="Standard">man</text:p>
      <text:p text:style-name="Standard">‫پسر</text:p>
      <text:p text:style-name="Standard">نه</text:p>
      <text:p text:style-name="Standard">من</text:p>
      <text:p text:style-name="Standard">دانشآموز‬ </text:p>
      <text:p text:style-name="Standard">dāneš</text:p>
      <text:p text:style-name="Standard">āmuz</text:p>
      <text:p text:style-name="Standard">hastam</text:p>
      <text:p text:style-name="Standard">‫هستم‬ </text:p>
      <text:p text:style-name="Standard">nām</text:p>
      <text:p text:style-name="Standard">e</text:p>
      <text:p text:style-name="Standard">šomā</text:p>
      <text:p text:style-name="Standard">čist</text:p>
      <text:p text:style-name="Standard">‫نام</text:p>
      <text:p text:style-name="Standard">شما</text:p>
      <text:p text:style-name="Standard">چيست؟‬ </text:p>
      <text:p text:style-name="Standard">nām</text:p>
      <text:p text:style-name="Standard">e</text:p>
      <text:p text:style-name="Standard">man</text:p>
      <text:p text:style-name="Standard">jehāngir</text:p>
      <text:p text:style-name="Standard">‫نام</text:p>
      <text:p text:style-name="Standard">من</text:p>
      <text:p text:style-name="Standard">جهانگير</text:p>
      <text:p text:style-name="Standard">است‬ </text:p>
      <text:p text:style-name="Standard">ast</text:p>
      <text:p text:style-name="Standard">jehāngir</text:p>
      <text:p text:style-name="Standard">šomā</text:p>
      <text:p text:style-name="Standard">midānid</text:p>
      <text:p text:style-name="Standard">jā</text:p>
      <text:p text:style-name="Standard">hā</text:p>
      <text:p text:style-name="Standard">ye</text:p>
      <text:p text:style-name="Standard">didani</text:p>
      <text:p text:style-name="Standard">ye</text:p>
      <text:p text:style-name="Standard">šahr</text:p>
      <text:p text:style-name="Standard">kojā</text:p>
      <text:p text:style-name="Standard">ast</text:p>
      <text:p text:style-name="Standard">bale</text:p>
      <text:p text:style-name="Standard">man</text:p>
      <text:p text:style-name="Standard"><text:soft-page-break/>dar</text:p>
      <text:p text:style-name="Standard">in</text:p>
      <text:p text:style-name="Standard">šahr</text:p>
      <text:p text:style-name="Standard">‫بله</text:p>
      <text:p text:style-name="Standard">من</text:p>
      <text:p text:style-name="Standard">در</text:p>
      <text:p text:style-name="Standard">این</text:p>
      <text:p text:style-name="Standard">شهر‬ </text:p>
      <text:p text:style-name="Standard">zāde</text:p>
      <text:p text:style-name="Standard">šodam</text:p>
      <text:p text:style-name="Standard">‫زاده</text:p>
      <text:p text:style-name="Standard">شدم‬ </text:p>
      <text:p text:style-name="Standard">pas</text:p>
      <text:p text:style-name="Standard">šomā</text:p>
      <text:p text:style-name="Standard">mitavānid </text:p>
      <text:p text:style-name="Standard">rāh</text:p>
      <text:p text:style-name="Standard">rā</text:p>
      <text:p text:style-name="Standard">be</text:p>
      <text:p text:style-name="Standard">mā</text:p>
      <text:p text:style-name="Standard">nešān </text:p>
      <text:p text:style-name="Standard">dahid</text:p>
      <text:p text:style-name="Standard">‫جهانگير</text:p>
      <text:p text:style-name="Standard">شما</text:p>
      <text:p text:style-name="Standard">مىدانيد‬ </text:p>
      <text:p text:style-name="Standard">‫جاهاى</text:p>
      <text:p text:style-name="Standard">دیدنى</text:p>
      <text:p text:style-name="Standard">شهر</text:p>
      <text:p text:style-name="Standard">آجا‬ </text:p>
      <text:p text:style-name="Standard">‫است؟‬ </text:p>
      <text:p text:style-name="Standard">‫پس</text:p>
      <text:p text:style-name="Standard">شما</text:p>
      <text:p text:style-name="Standard">مىتوانيد</text:p>
      <text:p text:style-name="Standard">راه‬ </text:p>
      <text:p text:style-name="Standard">‫را</text:p>
      <text:p text:style-name="Standard">به</text:p>
      <text:p text:style-name="Standard">ما</text:p>
      <text:p text:style-name="Standard">نشان</text:p>
      <text:p text:style-name="Standard">دهيد‬ </text:p>
      <text:p text:style-name="Standard">šomā</text:p>
      <text:p text:style-name="Standard">bāyad</text:p>
      <text:p text:style-name="Standard">be</text:p>
      <text:p text:style-name="Standard">su</text:p>
      <text:p text:style-name="Standard">ye</text:p>
      <text:p text:style-name="Standard">‫شما</text:p>
      <text:p text:style-name="Standard">باید</text:p>
      <text:p text:style-name="Standard">به</text:p>
      <text:p text:style-name="Standard">سوى</text:p>
      <text:p text:style-name="Standard">ميدان‬ </text:p>
      <text:p text:style-name="Standard">midān</text:p>
      <text:p text:style-name="Standard">e</text:p>
      <text:p text:style-name="Standard">šahrdāri </text:p>
      <text:p text:style-name="Standard">‫شهردارى</text:p>
      <text:p text:style-name="Standard">بروید‬ </text:p>
      <text:p text:style-name="Standard">beravid</text:p>
      <text:p text:style-name="Standard"><text:soft-page-break/>jehāngir</text:p>
      <text:p text:style-name="Standard">jān</text:p>
      <text:p text:style-name="Standard">‫جهانگير</text:p>
      <text:p text:style-name="Standard">جان</text:p>
      <text:p text:style-name="Standard">بهترین‬ </text:p>
      <text:p text:style-name="Standard">behtarin</text:p>
      <text:p text:style-name="Standard">hotel</text:p>
      <text:p text:style-name="Standard">e</text:p>
      <text:p text:style-name="Standard">šahr </text:p>
      <text:p text:style-name="Standard">‫هتل</text:p>
      <text:p text:style-name="Standard">شهر</text:p>
      <text:p text:style-name="Standard">آجا</text:p>
      <text:p text:style-name="Standard">است؟‬ </text:p>
      <text:p text:style-name="Standard">kojā</text:p>
      <text:p text:style-name="Standard">ast</text:p>
      <text:p text:style-name="Standard">behtarin</text:p>
      <text:p text:style-name="Standard">hotel</text:p>
      <text:p text:style-name="Standard">gerāntarin</text:p>
      <text:p text:style-name="Standard">hotel</text:p>
      <text:p text:style-name="Standard">ast</text:p>
      <text:p text:style-name="Standard">‫بهترین</text:p>
      <text:p text:style-name="Standard">هتل</text:p>
      <text:p text:style-name="Standard">گرانترین‬ </text:p>
      <text:p text:style-name="Standard">‫هتل</text:p>
      <text:p text:style-name="Standard">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8 </text:p>
      <text:p text:style-name="Standard">иван</text:p>
      <text:p text:style-name="Standard">средняя </text:p>
      <text:p text:style-name="Standard">стоимость</text:p>
      <text:p text:style-name="Standard">не</text:p>
      <text:p text:style-name="Standard">очень </text:p>
      <text:p text:style-name="Standard">дорого</text:p>
      <text:p text:style-name="Standard">не</text:p>
      <text:p text:style-name="Standard">очень </text:p>
      <text:p text:style-name="Standard">дешево</text:p>
      <text:p text:style-name="Standard">джехангир</text:p>
      <text:p text:style-name="Standard">за</text:p>
      <text:p text:style-name="Standard">городом </text:p>
      <text:p text:style-name="Standard">дешевле</text:p>
      <text:p text:style-name="Standard">и</text:p>
      <text:p text:style-name="Standard">спокойнее </text:p>
      <text:p text:style-name="Standard">чем</text:p>
      <text:p text:style-name="Standard">в</text:p>
      <text:p text:style-name="Standard">городе</text:p>
      <text:p text:style-name="Standard">пятнадцатая </text:p>
      <text:p text:style-name="Standard">встреча </text:p>
      <text:p text:style-name="Standard">иван</text:p>
      <text:p text:style-name="Standard"><text:soft-page-break/>друзья</text:p>
      <text:p text:style-name="Standard">прежде</text:p>
      <text:p text:style-name="Standard">чем</text:p>
      <text:p text:style-name="Standard">ехать</text:p>
      <text:p text:style-name="Standard">в </text:p>
      <text:p text:style-name="Standard">город</text:p>
      <text:p text:style-name="Standard">керманшах</text:p>
      <text:p text:style-name="Standard">давайте</text:p>
      <text:p text:style-name="Standard">посетим </text:p>
      <text:p text:style-name="Standard">мавзолей</text:p>
      <text:p text:style-name="Standard">авиценны </text:p>
      <text:p text:style-name="Standard">в</text:p>
      <text:p text:style-name="Standard">городе</text:p>
      <text:p text:style-name="Standard">хамадан</text:p>
      <text:p text:style-name="Standard">гельмут</text:p>
      <text:p text:style-name="Standard">да</text:p>
      <text:p text:style-name="Standard">ученый</text:p>
      <text:p text:style-name="Standard">врач</text:p>
      <text:p text:style-name="Standard">и </text:p>
      <text:p text:style-name="Standard">философ</text:p>
      <text:p text:style-name="Standard">востока</text:p>
      <text:p text:style-name="Standard">доминик</text:p>
      <text:p text:style-name="Standard">тогда </text:p>
      <text:p text:style-name="Standard">наша</text:p>
      <text:p text:style-name="Standard">программа </text:p>
      <text:p text:style-name="Standard">поездки</text:p>
      <text:p text:style-name="Standard">по</text:p>
      <text:p text:style-name="Standard">ирану </text:p>
      <text:p text:style-name="Standard">будет</text:p>
      <text:p text:style-name="Standard">такой</text:p>
      <text:p text:style-name="Standard">суббота</text:p>
      <text:p text:style-name="Standard">—</text:p>
      <text:p text:style-name="Standard">посетить </text:p>
      <text:p text:style-name="Standard">мавзолей</text:p>
      <text:p text:style-name="Standard">авиценны </text:p>
      <text:p text:style-name="Standard">в</text:p>
      <text:p text:style-name="Standard">хамадане</text:p>
      <text:p text:style-name="Standard">nerx</text:p>
      <text:p text:style-name="Standard">e</text:p>
      <text:p text:style-name="Standard">miāne</text:p>
      <text:p text:style-name="Standard">na</text:p>
      <text:p text:style-name="Standard">‫نرخ</text:p>
      <text:p text:style-name="Standard">ميانه،</text:p>
      <text:p text:style-name="Standard">نه</text:p>
      <text:p text:style-name="Standard">خيلى‬ </text:p>
      <text:p text:style-name="Standard">xeyli</text:p>
      <text:p text:style-name="Standard">gerān</text:p>
      <text:p text:style-name="Standard">na</text:p>
      <text:p text:style-name="Standard">xeyli</text:p>
      <text:p text:style-name="Standard">‫گران،</text:p>
      <text:p text:style-name="Standard">نه</text:p>
      <text:p text:style-name="Standard">خيلى</text:p>
      <text:p text:style-name="Standard">ارزان‬ </text:p>
      <text:p text:style-name="Standard">arzān</text:p>
      <text:p text:style-name="Standard"><text:soft-page-break/>birun</text:p>
      <text:p text:style-name="Standard">e</text:p>
      <text:p text:style-name="Standard">šahr</text:p>
      <text:p text:style-name="Standard">arzāntar</text:p>
      <text:p text:style-name="Standard">‫بيرون</text:p>
      <text:p text:style-name="Standard">شهر</text:p>
      <text:p text:style-name="Standard">ارزانتر</text:p>
      <text:p text:style-name="Standard">و‬ </text:p>
      <text:p text:style-name="Standard">va</text:p>
      <text:p text:style-name="Standard">ārāmtar</text:p>
      <text:p text:style-name="Standard">ast</text:p>
      <text:p text:style-name="Standard">‫آرامتر</text:p>
      <text:p text:style-name="Standard">است‬ </text:p>
      <text:p text:style-name="Standard">didār</text:p>
      <text:p text:style-name="Standard">e</text:p>
      <text:p text:style-name="Standard">pānzdahom </text:p>
      <text:p text:style-name="Standard">dustān</text:p>
      <text:p text:style-name="Standard">piš</text:p>
      <text:p text:style-name="Standard">az</text:p>
      <text:p text:style-name="Standard">raftan </text:p>
      <text:p text:style-name="Standard">be</text:p>
      <text:p text:style-name="Standard">šahr</text:p>
      <text:p text:style-name="Standard">e</text:p>
      <text:p text:style-name="Standard">kermānšāh</text:p>
      <text:p text:style-name="Standard">biyāyid</text:p>
      <text:p text:style-name="Standard">az</text:p>
      <text:p text:style-name="Standard">ārāmgāh</text:p>
      <text:p text:style-name="Standard">e </text:p>
      <text:p text:style-name="Standard">sinā</text:p>
      <text:p text:style-name="Standard">dar</text:p>
      <text:p text:style-name="Standard">šahr</text:p>
      <text:p text:style-name="Standard">e </text:p>
      <text:p text:style-name="Standard">hamadān</text:p>
      <text:p text:style-name="Standard">bāzdid </text:p>
      <text:p text:style-name="Standard">konim</text:p>
      <text:p text:style-name="Standard">āri</text:p>
      <text:p text:style-name="Standard">dānešmand</text:p>
      <text:p text:style-name="Standard">pezešk</text:p>
      <text:p text:style-name="Standard">va</text:p>
      <text:p text:style-name="Standard">feylasuf</text:p>
      <text:p text:style-name="Standard">e </text:p>
      <text:p text:style-name="Standard">xāvarzamin</text:p>
      <text:p text:style-name="Standard">pas</text:p>
      <text:p text:style-name="Standard">barnāme</text:p>
      <text:p text:style-name="Standard">ye </text:p>
      <text:p text:style-name="Standard">irāngardi</text:p>
      <text:p text:style-name="Standard">ye</text:p>
      <text:p text:style-name="Standard">mā</text:p>
      <text:p text:style-name="Standard">čanin </text:p>
      <text:p text:style-name="Standard">xāhad</text:p>
      <text:p text:style-name="Standard">bud</text:p>
      <text:p text:style-name="Standard">ruz</text:p>
      <text:p text:style-name="Standard">e</text:p>
      <text:p text:style-name="Standard">šanbe</text:p>
      <text:p text:style-name="Standard"><text:soft-page-break/>bāzdid</text:p>
      <text:p text:style-name="Standard">az</text:p>
      <text:p text:style-name="Standard">ārāmgāh</text:p>
      <text:p text:style-name="Standard">e </text:p>
      <text:p text:style-name="Standard">sinā</text:p>
      <text:p text:style-name="Standard">dar</text:p>
      <text:p text:style-name="Standard">šahr</text:p>
      <text:p text:style-name="Standard">e </text:p>
      <text:p text:style-name="Standard">hamadān</text:p>
      <text:p text:style-name="Standard">воскресенье</text:p>
      <text:p text:style-name="Standard">— </text:p>
      <text:p text:style-name="Standard">ruz</text:p>
      <text:p text:style-name="Standard">e</text:p>
      <text:p text:style-name="Standard">yekšanbe</text:p>
      <text:p text:style-name="Standard">посетить</text:p>
      <text:p text:style-name="Standard">гору </text:p>
      <text:p text:style-name="Standard">bāzdid</text:p>
      <text:p text:style-name="Standard">az</text:p>
      <text:p text:style-name="Standard">kuh</text:p>
      <text:p text:style-name="Standard">e </text:p>
      <text:p text:style-name="Standard">бисетун</text:p>
      <text:p text:style-name="Standard">в </text:p>
      <text:p text:style-name="Standard">bisetun</text:p>
      <text:p text:style-name="Standard">dar</text:p>
      <text:p text:style-name="Standard">šahr</text:p>
      <text:p text:style-name="Standard">e </text:p>
      <text:p text:style-name="Standard">керманшахе</text:p>
      <text:p text:style-name="Standard">kermānšāh</text:p>
      <text:p text:style-name="Standard">понедельник</text:p>
      <text:p text:style-name="Standard">горная</text:p>
      <text:p text:style-name="Standard">ruz</text:p>
      <text:p text:style-name="Standard">e</text:p>
      <text:p text:style-name="Standard">došanbe</text:p>
      <text:p text:style-name="Standard">прогулка</text:p>
      <text:p text:style-name="Standard">на</text:p>
      <text:p text:style-name="Standard">загрос</text:p>
      <text:p text:style-name="Standard">kuhnavardi</text:p>
      <text:p text:style-name="Standard">dar </text:p>
      <text:p text:style-name="Standard">kuhestān</text:p>
      <text:p text:style-name="Standard">e</text:p>
      <text:p text:style-name="Standard">zāgros</text:p>
      <text:p text:style-name="Standard">вторник</text:p>
      <text:p text:style-name="Standard">поездка</text:p>
      <text:p text:style-name="Standard">к</text:p>
      <text:p text:style-name="Standard">ruz</text:p>
      <text:p text:style-name="Standard">e</text:p>
      <text:p text:style-name="Standard">sešanbe</text:p>
      <text:p text:style-name="Standard">древнему</text:p>
      <text:p text:style-name="Standard">городу </text:p>
      <text:p text:style-name="Standard">be</text:p>
      <text:p text:style-name="Standard">su</text:p>
      <text:p text:style-name="Standard">ye</text:p>
      <text:p text:style-name="Standard">šahr</text:p>
      <text:p text:style-name="Standard">e </text:p>
      <text:p text:style-name="Standard"><text:soft-page-break/>шуш</text:p>
      <text:p text:style-name="Standard">bāstāni</text:p>
      <text:p text:style-name="Standard">ye</text:p>
      <text:p text:style-name="Standard">šuš</text:p>
      <text:p text:style-name="Standard">‫دیدار</text:p>
      <text:p text:style-name="Standard">پانزدهم‬ </text:p>
      <text:p text:style-name="Standard">‫دوستان</text:p>
      <text:p text:style-name="Standard">پيش</text:p>
      <text:p text:style-name="Standard">از</text:p>
      <text:p text:style-name="Standard">رفتن</text:p>
      <text:p text:style-name="Standard">به‬ </text:p>
      <text:p text:style-name="Standard">‫شهر</text:p>
      <text:p text:style-name="Standard">آرمانشاه،</text:p>
      <text:p text:style-name="Standard">بيآیيد</text:p>
      <text:p text:style-name="Standard">از‬ </text:p>
      <text:p text:style-name="Standard">‫آرامگاه</text:p>
      <text:p text:style-name="Standard">سينا</text:p>
      <text:p text:style-name="Standard">در</text:p>
      <text:p text:style-name="Standard">شهر‬ </text:p>
      <text:p text:style-name="Standard">‫همدان</text:p>
      <text:p text:style-name="Standard">بازدید</text:p>
      <text:p text:style-name="Standard">آنيم‬ </text:p>
      <text:p text:style-name="Standard">‫آرى</text:p>
      <text:p text:style-name="Standard">دانشمند،</text:p>
      <text:p text:style-name="Standard">پزشک</text:p>
      <text:p text:style-name="Standard">و‬ </text:p>
      <text:p text:style-name="Standard">‫فيلسوف</text:p>
      <text:p text:style-name="Standard">خاورزمين‬ </text:p>
      <text:p text:style-name="Standard">‫پس،</text:p>
      <text:p text:style-name="Standard">برنامه</text:p>
      <text:p text:style-name="Standard">ایرانگردى‬ </text:p>
      <text:p text:style-name="Standard">‫ما</text:p>
      <text:p text:style-name="Standard">چنين</text:p>
      <text:p text:style-name="Standard">خواهد</text:p>
      <text:p text:style-name="Standard">بود‬ </text:p>
      <text:p text:style-name="Standard">‫روز</text:p>
      <text:p text:style-name="Standard">شنبه‬ </text:p>
      <text:p text:style-name="Standard">‫بازدید</text:p>
      <text:p text:style-name="Standard">از</text:p>
      <text:p text:style-name="Standard">آرامگاه</text:p>
      <text:p text:style-name="Standard">سينا</text:p>
      <text:p text:style-name="Standard">در‬ </text:p>
      <text:p text:style-name="Standard">‫شهر</text:p>
      <text:p text:style-name="Standard">همدان‬ </text:p>
      <text:p text:style-name="Standard">‫روز</text:p>
      <text:p text:style-name="Standard">یكشنبه‬ </text:p>
      <text:p text:style-name="Standard">‫بازدید</text:p>
      <text:p text:style-name="Standard">از</text:p>
      <text:p text:style-name="Standard">آوه</text:p>
      <text:p text:style-name="Standard">بيستون</text:p>
      <text:p text:style-name="Standard">در‬ </text:p>
      <text:p text:style-name="Standard">‫شهر</text:p>
      <text:p text:style-name="Standard">آرمانشاه‬ </text:p>
      <text:p text:style-name="Standard">‫روز</text:p>
      <text:p text:style-name="Standard"><text:soft-page-break/>دوشنبه‬ </text:p>
      <text:p text:style-name="Standard">‫آوهنوردى</text:p>
      <text:p text:style-name="Standard">در</text:p>
      <text:p text:style-name="Standard">آوهستان‬ </text:p>
      <text:p text:style-name="Standard">‫زاگرس‬ </text:p>
      <text:p text:style-name="Standard">‫روز</text:p>
      <text:p text:style-name="Standard">سهشنبه‬ </text:p>
      <text:p text:style-name="Standard">‫به</text:p>
      <text:p text:style-name="Standard">سوى</text:p>
      <text:p text:style-name="Standard">شهر</text:p>
      <text:p text:style-name="Standard">باستانى‬ </text:p>
      <text:p text:style-name="Standard">‫شوش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39 </text:p>
      <text:p text:style-name="Standard">среда</text:p>
      <text:p text:style-name="Standard">посещение</text:p>
      <text:p text:style-name="Standard">ruz</text:p>
      <text:p text:style-name="Standard">e</text:p>
      <text:p text:style-name="Standard">čahāršanbe</text:p>
      <text:p text:style-name="Standard">мавзолея</text:p>
      <text:p text:style-name="Standard">пророка</text:p>
      <text:p text:style-name="Standard">bāzdid</text:p>
      <text:p text:style-name="Standard">az</text:p>
      <text:p text:style-name="Standard">ārāmgāh</text:p>
      <text:p text:style-name="Standard">e </text:p>
      <text:p text:style-name="Standard">даниила</text:p>
      <text:p text:style-name="Standard">dāniāl</text:p>
      <text:p text:style-name="Standard">e</text:p>
      <text:p text:style-name="Standard">payāmbar</text:p>
      <text:p text:style-name="Standard">четверг</text:p>
      <text:p text:style-name="Standard">прогулка</text:p>
      <text:p text:style-name="Standard">в</text:p>
      <text:p text:style-name="Standard">ruz</text:p>
      <text:p text:style-name="Standard">e</text:p>
      <text:p text:style-name="Standard">panjšanbe</text:p>
      <text:p text:style-name="Standard">саду</text:p>
      <text:p text:style-name="Standard">финиковых</text:p>
      <text:p text:style-name="Standard">gardeš</text:p>
      <text:p text:style-name="Standard">dar</text:p>
      <text:p text:style-name="Standard">bāğ</text:p>
      <text:p text:style-name="Standard">e </text:p>
      <text:p text:style-name="Standard">пальм</text:p>
      <text:p text:style-name="Standard">xormā</text:p>
      <text:p text:style-name="Standard">пятница</text:p>
      <text:p text:style-name="Standard">ехать</text:p>
      <text:p text:style-name="Standard">в</text:p>
      <text:p text:style-name="Standard">ruz</text:p>
      <text:p text:style-name="Standard">e</text:p>
      <text:p text:style-name="Standard"><text:soft-page-break/>ādine</text:p>
      <text:p text:style-name="Standard">сторону</text:p>
      <text:p text:style-name="Standard">тегерана</text:p>
      <text:p text:style-name="Standard">be</text:p>
      <text:p text:style-name="Standard">su</text:p>
      <text:p text:style-name="Standard">ye</text:p>
      <text:p text:style-name="Standard">tehrān</text:p>
      <text:p text:style-name="Standard">столицы</text:p>
      <text:p text:style-name="Standard">ирана</text:p>
      <text:p text:style-name="Standard">pāytaxt</text:p>
      <text:p text:style-name="Standard">e</text:p>
      <text:p text:style-name="Standard">irān</text:p>
      <text:p text:style-name="Standard">иван</text:p>
      <text:p text:style-name="Standard">госпожа</text:p>
      <text:p text:style-name="Standard">xānom</text:p>
      <text:p text:style-name="Standard">e</text:p>
      <text:p text:style-name="Standard">kātrinā</text:p>
      <text:p text:style-name="Standard">катрина</text:p>
      <text:p text:style-name="Standard">вы</text:p>
      <text:p text:style-name="Standard">šomā</text:p>
      <text:p text:style-name="Standard">hazine</text:p>
      <text:p text:style-name="Standard">ye</text:p>
      <text:p text:style-name="Standard">rāh</text:p>
      <text:p text:style-name="Standard">rā </text:p>
      <text:p text:style-name="Standard">записывайте</text:p>
      <text:p text:style-name="Standard">расход</text:p>
      <text:p text:style-name="Standard">yāddāšt</text:p>
      <text:p text:style-name="Standard">konid</text:p>
      <text:p text:style-name="Standard">группы</text:p>
      <text:p text:style-name="Standard">на</text:p>
      <text:p text:style-name="Standard">поездку</text:p>
      <text:p text:style-name="Standard">yād</text:p>
      <text:p text:style-name="Standard">—</text:p>
      <text:p text:style-name="Standard">память;</text:p>
      <text:p text:style-name="Standard">yāddāšt</text:p>
      <text:p text:style-name="Standard">—</text:p>
      <text:p text:style-name="Standard">запись</text:p>
      <text:p text:style-name="Standard">заметка</text:p>
      <text:p text:style-name="Standard">гельмут</text:p>
      <text:p text:style-name="Standard">да</text:p>
      <text:p text:style-name="Standard">расход</text:p>
      <text:p text:style-name="Standard">на</text:p>
      <text:p text:style-name="Standard">топливо</text:p>
      <text:p text:style-name="Standard">питание</text:p>
      <text:p text:style-name="Standard">проживание</text:p>
      <text:p text:style-name="Standard">доминик</text:p>
      <text:p text:style-name="Standard">не</text:p>
      <text:p text:style-name="Standard">беспокойтесь</text:p>
      <text:p text:style-name="Standard">беспокойными</text:p>
      <text:p text:style-name="Standard">не</text:p>
      <text:p text:style-name="Standard">будьте</text:p>
      <text:p text:style-name="Standard">иран</text:p>
      <text:p text:style-name="Standard">—</text:p>
      <text:p text:style-name="Standard">самая</text:p>
      <text:p text:style-name="Standard"><text:soft-page-break/>дешевая</text:p>
      <text:p text:style-name="Standard">страна</text:p>
      <text:p text:style-name="Standard">мира</text:p>
      <text:p text:style-name="Standard">катрина</text:p>
      <text:p text:style-name="Standard">сегодня</text:p>
      <text:p text:style-name="Standard">на</text:p>
      <text:p text:style-name="Standard">рынке</text:p>
      <text:p text:style-name="Standard">тебриза</text:p>
      <text:p text:style-name="Standard">сделаем</text:p>
      <text:p text:style-name="Standard">покупки</text:p>
      <text:p text:style-name="Standard">иван</text:p>
      <text:p text:style-name="Standard">сегодня</text:p>
      <text:p text:style-name="Standard">рынок</text:p>
      <text:p text:style-name="Standard">не</text:p>
      <text:p text:style-name="Standard">работает</text:p>
      <text:p text:style-name="Standard">катрина</text:p>
      <text:p text:style-name="Standard">почему</text:p>
      <text:p text:style-name="Standard">не</text:p>
      <text:p text:style-name="Standard">работает</text:p>
      <text:p text:style-name="Standard">иван</text:p>
      <text:p text:style-name="Standard">сегодня</text:p>
      <text:p text:style-name="Standard">пятница</text:p>
      <text:p text:style-name="Standard">гельмут</text:p>
      <text:p text:style-name="Standard">хочу</text:p>
      <text:p text:style-name="Standard">купить</text:p>
      <text:p text:style-name="Standard">несколько</text:p>
      <text:p text:style-name="Standard">книг</text:p>
      <text:p text:style-name="Standard">на</text:p>
      <text:p text:style-name="Standard">персидском</text:p>
      <text:p text:style-name="Standard">языке</text:p>
      <text:p text:style-name="Standard">и</text:p>
      <text:p text:style-name="Standard">читать</text:p>
      <text:p text:style-name="Standard">их</text:p>
      <text:p text:style-name="Standard">в</text:p>
      <text:p text:style-name="Standard">āri</text:p>
      <text:p text:style-name="Standard">hazine</text:p>
      <text:p text:style-name="Standard">ye</text:p>
      <text:p text:style-name="Standard">suxt</text:p>
      <text:p text:style-name="Standard">xorāk</text:p>
      <text:p text:style-name="Standard">hotel</text:p>
      <text:p text:style-name="Standard">va</text:p>
      <text:p text:style-name="Standard">‫روز</text:p>
      <text:p text:style-name="Standard">چهارشنبه‬ </text:p>
      <text:p text:style-name="Standard">‫بازدید</text:p>
      <text:p text:style-name="Standard">از</text:p>
      <text:p text:style-name="Standard">آرامگاه</text:p>
      <text:p text:style-name="Standard">دانيال‬ </text:p>
      <text:p text:style-name="Standard">‫پيامبر‬ </text:p>
      <text:p text:style-name="Standard">‫روز</text:p>
      <text:p text:style-name="Standard">پنجشنبه‬ </text:p>
      <text:p text:style-name="Standard">‫گردش</text:p>
      <text:p text:style-name="Standard">در</text:p>
      <text:p text:style-name="Standard">باغ</text:p>
      <text:p text:style-name="Standard">خرما‬ </text:p>
      <text:p text:style-name="Standard"><text:soft-page-break/>‫روز</text:p>
      <text:p text:style-name="Standard">آدینه‬ </text:p>
      <text:p text:style-name="Standard">‫به</text:p>
      <text:p text:style-name="Standard">سوى</text:p>
      <text:p text:style-name="Standard">تهران</text:p>
      <text:p text:style-name="Standard">پایتخت‬ </text:p>
      <text:p text:style-name="Standard">‫ایران‬ </text:p>
      <text:p text:style-name="Standard">‫خانم</text:p>
      <text:p text:style-name="Standard">آاترینا،</text:p>
      <text:p text:style-name="Standard">شما</text:p>
      <text:p text:style-name="Standard">هزینه‬ </text:p>
      <text:p text:style-name="Standard">‫راه</text:p>
      <text:p text:style-name="Standard">را</text:p>
      <text:p text:style-name="Standard">یادداشت</text:p>
      <text:p text:style-name="Standard">آنيد‬ </text:p>
      <text:p text:style-name="Standard">،‫آرى</text:p>
      <text:p text:style-name="Standard">هزینه</text:p>
      <text:p text:style-name="Standard">سوخت‬ </text:p>
      <text:p text:style-name="Standard">‫خوراک،</text:p>
      <text:p text:style-name="Standard">هتل</text:p>
      <text:p text:style-name="Standard">و‬ </text:p>
      <text:p text:style-name="Standard">nagarān</text:p>
      <text:p text:style-name="Standard">nabāšid</text:p>
      <text:p text:style-name="Standard">irān</text:p>
      <text:p text:style-name="Standard">‫نگران</text:p>
      <text:p text:style-name="Standard">نباشيد،</text:p>
      <text:p text:style-name="Standard">ایران‬ </text:p>
      <text:p text:style-name="Standard">arzāntarin</text:p>
      <text:p text:style-name="Standard">kešvar</text:p>
      <text:p text:style-name="Standard">e</text:p>
      <text:p text:style-name="Standard">‫ارزانترین</text:p>
      <text:p text:style-name="Standard">آشور</text:p>
      <text:p text:style-name="Standard">جهان‬ </text:p>
      <text:p text:style-name="Standard">jehān</text:p>
      <text:p text:style-name="Standard">ast</text:p>
      <text:p text:style-name="Standard">‫است‬ </text:p>
      <text:p text:style-name="Standard">emruz</text:p>
      <text:p text:style-name="Standard">az</text:p>
      <text:p text:style-name="Standard">bāzār</text:p>
      <text:p text:style-name="Standard">e</text:p>
      <text:p text:style-name="Standard">‫امروز</text:p>
      <text:p text:style-name="Standard">از</text:p>
      <text:p text:style-name="Standard">بازار</text:p>
      <text:p text:style-name="Standard">تبریز‬ </text:p>
      <text:p text:style-name="Standard">tabriz</text:p>
      <text:p text:style-name="Standard">xarid</text:p>
      <text:p text:style-name="Standard">mikonim</text:p>
      <text:p text:style-name="Standard">‫خرید</text:p>
      <text:p text:style-name="Standard">مىآنيم‬ </text:p>
      <text:p text:style-name="Standard">emruz</text:p>
      <text:p text:style-name="Standard">bāzār</text:p>
      <text:p text:style-name="Standard">kār </text:p>
      <text:p text:style-name="Standard">namikonad</text:p>
      <text:p text:style-name="Standard">čerā</text:p>
      <text:p text:style-name="Standard"><text:soft-page-break/>kār</text:p>
      <text:p text:style-name="Standard">namikonad</text:p>
      <text:p text:style-name="Standard">emruz</text:p>
      <text:p text:style-name="Standard">ādine</text:p>
      <text:p text:style-name="Standard">ast</text:p>
      <text:p text:style-name="Standard">mixāxam</text:p>
      <text:p text:style-name="Standard">čand</text:p>
      <text:p text:style-name="Standard">ketāb </text:p>
      <text:p text:style-name="Standard">be</text:p>
      <text:p text:style-name="Standard">zabān</text:p>
      <text:p text:style-name="Standard">e</text:p>
      <text:p text:style-name="Standard">fārsi </text:p>
      <text:p text:style-name="Standard">bexaram</text:p>
      <text:p text:style-name="Standard">va</text:p>
      <text:p text:style-name="Standard">dar</text:p>
      <text:p text:style-name="Standard">rāh </text:p>
      <text:p text:style-name="Standard">ānhā</text:p>
      <text:p text:style-name="Standard">rā</text:p>
      <text:p text:style-name="Standard">bexānam</text:p>
      <text:p text:style-name="Standard">‫امروز</text:p>
      <text:p text:style-name="Standard">بازار</text:p>
      <text:p text:style-name="Standard">آار</text:p>
      <text:p text:style-name="Standard">نمىآند‬ </text:p>
      <text:p text:style-name="Standard">‫چرا</text:p>
      <text:p text:style-name="Standard">آار</text:p>
      <text:p text:style-name="Standard">نمىآند؟‬ </text:p>
      <text:p text:style-name="Standard">‫امروز</text:p>
      <text:p text:style-name="Standard">آدینه</text:p>
      <text:p text:style-name="Standard">است‬ </text:p>
      <text:p text:style-name="Standard">‫مىخواهم</text:p>
      <text:p text:style-name="Standard">چند</text:p>
      <text:p text:style-name="Standard">آتاب</text:p>
      <text:p text:style-name="Standard">به‬ </text:p>
      <text:p text:style-name="Standard">‫زبان</text:p>
      <text:p text:style-name="Standard">فارسى</text:p>
      <text:p text:style-name="Standard">بخرم</text:p>
      <text:p text:style-name="Standard">و</text:p>
      <text:p text:style-name="Standard">در‬ </text:p>
      <text:p text:style-name="Standard">‫راه</text:p>
      <text:p text:style-name="Standard">آنها</text:p>
      <text:p text:style-name="Standard">را</text:p>
      <text:p text:style-name="Standard">بخوان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0 </text:p>
      <text:p text:style-name="Standard">дороге</text:p>
      <text:p text:style-name="Standard">иван</text:p>
      <text:p text:style-name="Standard">я</text:p>
      <text:p text:style-name="Standard">буду </text:p>
      <text:p text:style-name="Standard"><text:soft-page-break/>покупать</text:p>
      <text:p text:style-name="Standard">книги</text:p>
      <text:p text:style-name="Standard">в </text:p>
      <text:p text:style-name="Standard">тегеране</text:p>
      <text:p text:style-name="Standard">шестнадцатая </text:p>
      <text:p text:style-name="Standard">встреча </text:p>
      <text:p text:style-name="Standard">в</text:p>
      <text:p text:style-name="Standard">банке</text:p>
      <text:p text:style-name="Standard">иван</text:p>
      <text:p text:style-name="Standard">друзья</text:p>
      <text:p text:style-name="Standard">нам </text:p>
      <text:p text:style-name="Standard">надо</text:p>
      <text:p text:style-name="Standard">пойти</text:p>
      <text:p text:style-name="Standard">в</text:p>
      <text:p text:style-name="Standard">банк</text:p>
      <text:p text:style-name="Standard">и </text:p>
      <text:p text:style-name="Standard">купить</text:p>
      <text:p text:style-name="Standard">томаны</text:p>
      <text:p text:style-name="Standard">гельмут</text:p>
      <text:p text:style-name="Standard">почему</text:p>
      <text:p text:style-name="Standard">в </text:p>
      <text:p text:style-name="Standard">банке</text:p>
      <text:p text:style-name="Standard">мы</text:p>
      <text:p text:style-name="Standard">можем </text:p>
      <text:p text:style-name="Standard">купить</text:p>
      <text:p text:style-name="Standard">на</text:p>
      <text:p text:style-name="Standard">свободном </text:p>
      <text:p text:style-name="Standard">рынке</text:p>
      <text:p text:style-name="Standard">катрина</text:p>
      <text:p text:style-name="Standard">да</text:p>
      <text:p text:style-name="Standard">стоимость</text:p>
      <text:p text:style-name="Standard">покупки</text:p>
      <text:p text:style-name="Standard">и </text:p>
      <text:p text:style-name="Standard">продажи</text:p>
      <text:p text:style-name="Standard">валюты</text:p>
      <text:p text:style-name="Standard">в </text:p>
      <text:p text:style-name="Standard">банке</text:p>
      <text:p text:style-name="Standard">и</text:p>
      <text:p text:style-name="Standard">на</text:p>
      <text:p text:style-name="Standard">свободном </text:p>
      <text:p text:style-name="Standard">рынке</text:p>
      <text:p text:style-name="Standard">одинакова</text:p>
      <text:p text:style-name="Standard">иван</text:p>
      <text:p text:style-name="Standard">будет</text:p>
      <text:p text:style-name="Standard">не</text:p>
      <text:p text:style-name="Standard">плохо </text:p>
      <text:p text:style-name="Standard">=</text:p>
      <text:p text:style-name="Standard">ничего</text:p>
      <text:p text:style-name="Standard">плохого</text:p>
      <text:p text:style-name="Standard">если</text:p>
      <text:p text:style-name="Standard">сегодня</text:p>
      <text:p text:style-name="Standard">купим</text:p>
      <text:p text:style-name="Standard">в </text:p>
      <text:p text:style-name="Standard">банке</text:p>
      <text:p text:style-name="Standard"><text:soft-page-break/>банк</text:p>
      <text:p text:style-name="Standard">саман</text:p>
      <text:p text:style-name="Standard">сотрудник</text:p>
      <text:p text:style-name="Standard">банка</text:p>
      <text:p text:style-name="Standard">что</text:p>
      <text:p text:style-name="Standard">угодно</text:p>
      <text:p text:style-name="Standard">пожалуйста</text:p>
      <text:p text:style-name="Standard">иван</text:p>
      <text:p text:style-name="Standard">извините</text:p>
      <text:p text:style-name="Standard">где </text:p>
      <text:p text:style-name="Standard">здесь</text:p>
      <text:p text:style-name="Standard">валютный </text:p>
      <text:p text:style-name="Standard">отдел</text:p>
      <text:p text:style-name="Standard">отдел</text:p>
      <text:p text:style-name="Standard">покупки</text:p>
      <text:p text:style-name="Standard">и </text:p>
      <text:p text:style-name="Standard">продажи</text:p>
      <text:p text:style-name="Standard">валюты </text:p>
      <text:p text:style-name="Standard">здесь</text:p>
      <text:p text:style-name="Standard">вы</text:p>
      <text:p text:style-name="Standard">можете</text:p>
      <text:p text:style-name="Standard">взглянуть </text:p>
      <text:p text:style-name="Standard">man</text:p>
      <text:p text:style-name="Standard">dar</text:p>
      <text:p text:style-name="Standard">tehrān</text:p>
      <text:p text:style-name="Standard">ketāb </text:p>
      <text:p text:style-name="Standard">xāham</text:p>
      <text:p text:style-name="Standard">xarid</text:p>
      <text:p text:style-name="Standard">‫من</text:p>
      <text:p text:style-name="Standard">در</text:p>
      <text:p text:style-name="Standard">تهران</text:p>
      <text:p text:style-name="Standard">آتاب</text:p>
      <text:p text:style-name="Standard">خواهم‬ </text:p>
      <text:p text:style-name="Standard">‫خرید‬ </text:p>
      <text:p text:style-name="Standard">didār</text:p>
      <text:p text:style-name="Standard">e</text:p>
      <text:p text:style-name="Standard">šānzdahom </text:p>
      <text:p text:style-name="Standard">dar</text:p>
      <text:p text:style-name="Standard">bānk</text:p>
      <text:p text:style-name="Standard">dustān</text:p>
      <text:p text:style-name="Standard">mā</text:p>
      <text:p text:style-name="Standard">bāyad</text:p>
      <text:p text:style-name="Standard">be </text:p>
      <text:p text:style-name="Standard">bānk</text:p>
      <text:p text:style-name="Standard">beravim</text:p>
      <text:p text:style-name="Standard">va </text:p>
      <text:p text:style-name="Standard">tomān</text:p>
      <text:p text:style-name="Standard">bexarim</text:p>
      <text:p text:style-name="Standard">čerā</text:p>
      <text:p text:style-name="Standard">be</text:p>
      <text:p text:style-name="Standard">bānk</text:p>
      <text:p text:style-name="Standard">mā </text:p>
      <text:p text:style-name="Standard">mitavānim</text:p>
      <text:p text:style-name="Standard">az</text:p>
      <text:p text:style-name="Standard"><text:soft-page-break/>bāzār</text:p>
      <text:p text:style-name="Standard">e </text:p>
      <text:p text:style-name="Standard">āzād</text:p>
      <text:p text:style-name="Standard">bexarim</text:p>
      <text:p text:style-name="Standard">‫دیدار</text:p>
      <text:p text:style-name="Standard">شانزدهم‬ </text:p>
      <text:p text:style-name="Standard">‫در</text:p>
      <text:p text:style-name="Standard">بانک‬ </text:p>
      <text:p text:style-name="Standard">‫دوستان</text:p>
      <text:p text:style-name="Standard">ما</text:p>
      <text:p text:style-name="Standard">باید</text:p>
      <text:p text:style-name="Standard">به</text:p>
      <text:p text:style-name="Standard">بانک‬ </text:p>
      <text:p text:style-name="Standard">‫برویم</text:p>
      <text:p text:style-name="Standard">و</text:p>
      <text:p text:style-name="Standard">تومان</text:p>
      <text:p text:style-name="Standard">بخریم‬ </text:p>
      <text:p text:style-name="Standard">‫چرا</text:p>
      <text:p text:style-name="Standard">به</text:p>
      <text:p text:style-name="Standard">بانک،</text:p>
      <text:p text:style-name="Standard">ما‬ </text:p>
      <text:p text:style-name="Standard">‫مىتوانيم</text:p>
      <text:p text:style-name="Standard">از</text:p>
      <text:p text:style-name="Standard">بازار</text:p>
      <text:p text:style-name="Standard">آزاد‬ </text:p>
      <text:p text:style-name="Standard">‫بخریم‬ </text:p>
      <text:p text:style-name="Standard">bale</text:p>
      <text:p text:style-name="Standard">nerx</text:p>
      <text:p text:style-name="Standard">e</text:p>
      <text:p text:style-name="Standard">xarid</text:p>
      <text:p text:style-name="Standard">o</text:p>
      <text:p text:style-name="Standard">‫بله</text:p>
      <text:p text:style-name="Standard">نرخ</text:p>
      <text:p text:style-name="Standard">خرید</text:p>
      <text:p text:style-name="Standard">و</text:p>
      <text:p text:style-name="Standard">فروش‬ </text:p>
      <text:p text:style-name="Standard">foruš</text:p>
      <text:p text:style-name="Standard">e</text:p>
      <text:p text:style-name="Standard">ārz</text:p>
      <text:p text:style-name="Standard">dar</text:p>
      <text:p text:style-name="Standard">bāzār</text:p>
      <text:p text:style-name="Standard">e</text:p>
      <text:p text:style-name="Standard">‫آرز</text:p>
      <text:p text:style-name="Standard">در</text:p>
      <text:p text:style-name="Standard">بازار</text:p>
      <text:p text:style-name="Standard">آزاد</text:p>
      <text:p text:style-name="Standard">و</text:p>
      <text:p text:style-name="Standard">در‬ </text:p>
      <text:p text:style-name="Standard">āzād</text:p>
      <text:p text:style-name="Standard">va</text:p>
      <text:p text:style-name="Standard">dar</text:p>
      <text:p text:style-name="Standard">bānk</text:p>
      <text:p text:style-name="Standard">‫بانک</text:p>
      <text:p text:style-name="Standard">یكسان</text:p>
      <text:p text:style-name="Standard"><text:soft-page-break/>است‬ </text:p>
      <text:p text:style-name="Standard">yeksān</text:p>
      <text:p text:style-name="Standard">ast</text:p>
      <text:p text:style-name="Standard">bad</text:p>
      <text:p text:style-name="Standard">nist</text:p>
      <text:p text:style-name="Standard">agar</text:p>
      <text:p text:style-name="Standard">emruz</text:p>
      <text:p text:style-name="Standard">az</text:p>
      <text:p text:style-name="Standard">‫بد</text:p>
      <text:p text:style-name="Standard">نيست</text:p>
      <text:p text:style-name="Standard">اگر</text:p>
      <text:p text:style-name="Standard">امروز</text:p>
      <text:p text:style-name="Standard">از‬ </text:p>
      <text:p text:style-name="Standard">bānk</text:p>
      <text:p text:style-name="Standard">bexarim</text:p>
      <text:p text:style-name="Standard">‫بانک</text:p>
      <text:p text:style-name="Standard">بخریم‬ </text:p>
      <text:p text:style-name="Standard">bānk</text:p>
      <text:p text:style-name="Standard">e</text:p>
      <text:p text:style-name="Standard">sāmān</text:p>
      <text:p text:style-name="Standard">‫بانک</text:p>
      <text:p text:style-name="Standard">سامان‬ </text:p>
      <text:p text:style-name="Standard">kārmand</text:p>
      <text:p text:style-name="Standard">e</text:p>
      <text:p text:style-name="Standard">bānk</text:p>
      <text:p text:style-name="Standard">،‫آارمند</text:p>
      <text:p text:style-name="Standard">بانک</text:p>
      <text:p text:style-name="Standard">بفرمایيد‬ </text:p>
      <text:p text:style-name="Standard">befarmāyid</text:p>
      <text:p text:style-name="Standard">xāheš</text:p>
      <text:p text:style-name="Standard">‫خواهش</text:p>
      <text:p text:style-name="Standard">مىآنم‬ </text:p>
      <text:p text:style-name="Standard">mikonam</text:p>
      <text:p text:style-name="Standard">bebaxšid</text:p>
      <text:p text:style-name="Standard">baxš</text:p>
      <text:p text:style-name="Standard">e</text:p>
      <text:p text:style-name="Standard">ārzi</text:p>
      <text:p text:style-name="Standard">kojā</text:p>
      <text:p text:style-name="Standard">ast</text:p>
      <text:p text:style-name="Standard">baxš</text:p>
      <text:p text:style-name="Standard">e</text:p>
      <text:p text:style-name="Standard">xarid</text:p>
      <text:p text:style-name="Standard">o</text:p>
      <text:p text:style-name="Standard">foruš</text:p>
      <text:p text:style-name="Standard">e </text:p>
      <text:p text:style-name="Standard">ārz</text:p>
      <text:p text:style-name="Standard">injā</text:p>
      <text:p text:style-name="Standard">ast</text:p>
      <text:p text:style-name="Standard">šomā</text:p>
      <text:p text:style-name="Standard">mitavānid</text:p>
      <text:p text:style-name="Standard">hame</text:p>
      <text:p text:style-name="Standard">ye</text:p>
      <text:p text:style-name="Standard">ārz</text:p>
      <text:p text:style-name="Standard">hā</text:p>
      <text:p text:style-name="Standard"><text:soft-page-break/>ye</text:p>
      <text:p text:style-name="Standard">jehān</text:p>
      <text:p text:style-name="Standard">rā </text:p>
      <text:p text:style-name="Standard">‫ببخشيد،</text:p>
      <text:p text:style-name="Standard">بخش</text:p>
      <text:p text:style-name="Standard">آرزى</text:p>
      <text:p text:style-name="Standard">آجا‬ </text:p>
      <text:p text:style-name="Standard">‫است؟‬ </text:p>
      <text:p text:style-name="Standard">‫بخش</text:p>
      <text:p text:style-name="Standard">خرید</text:p>
      <text:p text:style-name="Standard">و</text:p>
      <text:p text:style-name="Standard">فروش</text:p>
      <text:p text:style-name="Standard">آرز‬ </text:p>
      <text:p text:style-name="Standard">‫این</text:p>
      <text:p text:style-name="Standard">جا</text:p>
      <text:p text:style-name="Standard">است</text:p>
      <text:p text:style-name="Standard">شما‬ </text:p>
      <text:p text:style-name="Standard">‫مىتوانيد</text:p>
      <text:p text:style-name="Standard">همه</text:p>
      <text:p text:style-name="Standard">آرزهاى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1 </text:p>
      <text:p text:style-name="Standard">на</text:p>
      <text:p text:style-name="Standard">табло</text:p>
      <text:p text:style-name="Standard">что </text:p>
      <text:p text:style-name="Standard">напротив</text:p>
      <text:p text:style-name="Standard">на</text:p>
      <text:p text:style-name="Standard">котором </text:p>
      <text:p text:style-name="Standard">показаны</text:p>
      <text:p text:style-name="Standard">все</text:p>
      <text:p text:style-name="Standard">курсы </text:p>
      <text:p text:style-name="Standard">мировых</text:p>
      <text:p text:style-name="Standard">валют</text:p>
      <text:p text:style-name="Standard">гельмут</text:p>
      <text:p text:style-name="Standard">читает</text:p>
      <text:p text:style-name="Standard">один</text:p>
      <text:p text:style-name="Standard">доллар</text:p>
      <text:p text:style-name="Standard">равен </text:p>
      <text:p text:style-name="Standard">800</text:p>
      <text:p text:style-name="Standard">томанам</text:p>
      <text:p text:style-name="Standard">доминик</text:p>
      <text:p text:style-name="Standard">скажите</text:p>
      <text:p text:style-name="Standard">пожалуйста</text:p>
      <text:p text:style-name="Standard">3520 </text:p>
      <text:p text:style-name="Standard">евро</text:p>
      <text:p text:style-name="Standard">равны</text:p>
      <text:p text:style-name="Standard">скольким </text:p>
      <text:p text:style-name="Standard">томанам</text:p>
      <text:p text:style-name="Standard"><text:soft-page-break/>в</text:p>
      <text:p text:style-name="Standard">дороге</text:p>
      <text:p text:style-name="Standard">дорожная</text:p>
      <text:p text:style-name="Standard">милиция</text:p>
      <text:p text:style-name="Standard">стой</text:p>
      <text:p text:style-name="Standard">ваши</text:p>
      <text:p text:style-name="Standard">водительские </text:p>
      <text:p text:style-name="Standard">права</text:p>
      <text:p text:style-name="Standard">пожалуйста </text:p>
      <text:p text:style-name="Standard">gavāhi</text:p>
      <text:p text:style-name="Standard">— </text:p>
      <text:p text:style-name="Standard">свидетельство</text:p>
      <text:p text:style-name="Standard">машина</text:p>
      <text:p text:style-name="Standard">на</text:p>
      <text:p text:style-name="Standard">ваше </text:p>
      <text:p text:style-name="Standard">имя</text:p>
      <text:p text:style-name="Standard">гельмут</text:p>
      <text:p text:style-name="Standard">да</text:p>
      <text:p text:style-name="Standard">через</text:p>
      <text:p text:style-name="Standard">какую</text:p>
      <text:p text:style-name="Standard">границу </text:p>
      <text:p text:style-name="Standard">заезжали</text:p>
      <text:p text:style-name="Standard">в</text:p>
      <text:p text:style-name="Standard">иран</text:p>
      <text:p text:style-name="Standard">через</text:p>
      <text:p text:style-name="Standard">границу</text:p>
      <text:p text:style-name="Standard">между </text:p>
      <text:p text:style-name="Standard">ираном</text:p>
      <text:p text:style-name="Standard">и</text:p>
      <text:p text:style-name="Standard">турцией</text:p>
      <text:p text:style-name="Standard">куда</text:p>
      <text:p text:style-name="Standard">едете</text:p>
      <text:p text:style-name="Standard">в</text:p>
      <text:p text:style-name="Standard">город</text:p>
      <text:p text:style-name="Standard">хамадан</text:p>
      <text:p text:style-name="Standard">если</text:p>
      <text:p text:style-name="Standard">вам</text:p>
      <text:p text:style-name="Standard">нужна </text:p>
      <text:p text:style-name="Standard">будет</text:p>
      <text:p text:style-name="Standard">помощь</text:p>
      <text:p text:style-name="Standard">свяжитесь</text:p>
      <text:p text:style-name="Standard">с </text:p>
      <text:p text:style-name="Standard">дорожной</text:p>
      <text:p text:style-name="Standard">милицией</text:p>
      <text:p text:style-name="Standard">наш</text:p>
      <text:p text:style-name="Standard">номер</text:p>
      <text:p text:style-name="Standard">40</text:p>
      <text:p text:style-name="Standard">21</text:p>
      <text:p text:style-name="Standard">пожалуйста</text:p>
      <text:p text:style-name="Standard">до </text:p>
      <text:p text:style-name="Standard">свидания</text:p>
      <text:p text:style-name="Standard">dar</text:p>
      <text:p text:style-name="Standard">tāblo</text:p>
      <text:p text:style-name="Standard">ye</text:p>
      <text:p text:style-name="Standard"><text:soft-page-break/>ruberu </text:p>
      <text:p text:style-name="Standard">negāh</text:p>
      <text:p text:style-name="Standard">konid</text:p>
      <text:p text:style-name="Standard">‫جهان</text:p>
      <text:p text:style-name="Standard">را</text:p>
      <text:p text:style-name="Standard">در</text:p>
      <text:p text:style-name="Standard">تابلوى‬ </text:p>
      <text:p text:style-name="Standard">‫روبرو</text:p>
      <text:p text:style-name="Standard">نگاه</text:p>
      <text:p text:style-name="Standard">آنيد‬ </text:p>
      <text:p text:style-name="Standard">helmot</text:p>
      <text:p text:style-name="Standard">mixānad</text:p>
      <text:p text:style-name="Standard">‫هلمت</text:p>
      <text:p text:style-name="Standard">مىخواند</text:p>
      <text:p text:style-name="Standard">یک‬ </text:p>
      <text:p text:style-name="Standard">yek</text:p>
      <text:p text:style-name="Standard">dolar</text:p>
      <text:p text:style-name="Standard">barābar</text:p>
      <text:p text:style-name="Standard">e</text:p>
      <text:p text:style-name="Standard">‫دلار</text:p>
      <text:p text:style-name="Standard">برابرهشتصد</text:p>
      <text:p text:style-name="Standard">تومان‬ </text:p>
      <text:p text:style-name="Standard">haštsad</text:p>
      <text:p text:style-name="Standard">tomān</text:p>
      <text:p text:style-name="Standard">xāheš</text:p>
      <text:p text:style-name="Standard">mikonam</text:p>
      <text:p text:style-name="Standard">befarmāid</text:p>
      <text:p text:style-name="Standard">se</text:p>
      <text:p text:style-name="Standard">hezār</text:p>
      <text:p text:style-name="Standard">o</text:p>
      <text:p text:style-name="Standard">pansad</text:p>
      <text:p text:style-name="Standard">o</text:p>
      <text:p text:style-name="Standard">bist</text:p>
      <text:p text:style-name="Standard">yuro</text:p>
      <text:p text:style-name="Standard">barābar</text:p>
      <text:p text:style-name="Standard">e</text:p>
      <text:p text:style-name="Standard">čand</text:p>
      <text:p text:style-name="Standard">tomān</text:p>
      <text:p text:style-name="Standard">ast</text:p>
      <text:p text:style-name="Standard">dar</text:p>
      <text:p text:style-name="Standard">rāh</text:p>
      <text:p text:style-name="Standard">‫در</text:p>
      <text:p text:style-name="Standard">راه‬ </text:p>
      <text:p text:style-name="Standard">polis</text:p>
      <text:p text:style-name="Standard">e</text:p>
      <text:p text:style-name="Standard">rāhnamāyi</text:p>
      <text:p text:style-name="Standard">ist</text:p>
      <text:p text:style-name="Standard">‫پليس</text:p>
      <text:p text:style-name="Standard">راهنمایى</text:p>
      <text:p text:style-name="Standard">ایست‬ </text:p>
      <text:p text:style-name="Standard">gavāhināme</text:p>
      <text:p text:style-name="Standard">ye</text:p>
      <text:p text:style-name="Standard">،‫گواهىنامه</text:p>
      <text:p text:style-name="Standard">رانندگى‬ </text:p>
      <text:p text:style-name="Standard"><text:soft-page-break/>rānandagi</text:p>
      <text:p text:style-name="Standard">xāheš</text:p>
      <text:p text:style-name="Standard">‫خواهش</text:p>
      <text:p text:style-name="Standard">مىآنم‬ </text:p>
      <text:p text:style-name="Standard">mikonam</text:p>
      <text:p text:style-name="Standard">xodrow</text:p>
      <text:p text:style-name="Standard">be</text:p>
      <text:p text:style-name="Standard">‫خودرو</text:p>
      <text:p text:style-name="Standard">به</text:p>
      <text:p text:style-name="Standard">نام</text:p>
      <text:p text:style-name="Standard">شما</text:p>
      <text:p text:style-name="Standard">است؟‬ </text:p>
      <text:p text:style-name="Standard">nām</text:p>
      <text:p text:style-name="Standard">e</text:p>
      <text:p text:style-name="Standard">šomā</text:p>
      <text:p text:style-name="Standard">ast</text:p>
      <text:p text:style-name="Standard">bale</text:p>
      <text:p text:style-name="Standard">‫بله‬ </text:p>
      <text:p text:style-name="Standard">az</text:p>
      <text:p text:style-name="Standard">kodām</text:p>
      <text:p text:style-name="Standard">marz</text:p>
      <text:p text:style-name="Standard">vāred</text:p>
      <text:p text:style-name="Standard">‫از</text:p>
      <text:p text:style-name="Standard">آدام</text:p>
      <text:p text:style-name="Standard">مرز</text:p>
      <text:p text:style-name="Standard">وارد</text:p>
      <text:p text:style-name="Standard">ایران‬ </text:p>
      <text:p text:style-name="Standard">e</text:p>
      <text:p text:style-name="Standard">irān</text:p>
      <text:p text:style-name="Standard">šodid</text:p>
      <text:p text:style-name="Standard">‫شدید؟‬ </text:p>
      <text:p text:style-name="Standard">az</text:p>
      <text:p text:style-name="Standard">marz</text:p>
      <text:p text:style-name="Standard">e</text:p>
      <text:p text:style-name="Standard">miān</text:p>
      <text:p text:style-name="Standard">e</text:p>
      <text:p text:style-name="Standard">irān</text:p>
      <text:p text:style-name="Standard">‫از</text:p>
      <text:p text:style-name="Standard">مرز</text:p>
      <text:p text:style-name="Standard">ميان</text:p>
      <text:p text:style-name="Standard">ایران</text:p>
      <text:p text:style-name="Standard">و‬ </text:p>
      <text:p text:style-name="Standard">va</text:p>
      <text:p text:style-name="Standard">turkiye</text:p>
      <text:p text:style-name="Standard">‫ترآيه‬ </text:p>
      <text:p text:style-name="Standard">be</text:p>
      <text:p text:style-name="Standard">kojā</text:p>
      <text:p text:style-name="Standard">miravid</text:p>
      <text:p text:style-name="Standard">‫به</text:p>
      <text:p text:style-name="Standard">آجا</text:p>
      <text:p text:style-name="Standard">مىروید؟‬ </text:p>
      <text:p text:style-name="Standard">be</text:p>
      <text:p text:style-name="Standard">šahr</text:p>
      <text:p text:style-name="Standard">e</text:p>
      <text:p text:style-name="Standard"><text:soft-page-break/>hamadān</text:p>
      <text:p text:style-name="Standard">‫به</text:p>
      <text:p text:style-name="Standard">شهر</text:p>
      <text:p text:style-name="Standard">همدان‬ </text:p>
      <text:p text:style-name="Standard">agar</text:p>
      <text:p text:style-name="Standard">komak</text:p>
      <text:p text:style-name="Standard">niāz</text:p>
      <text:p text:style-name="Standard">bud</text:p>
      <text:p text:style-name="Standard">‫اگر</text:p>
      <text:p text:style-name="Standard">آمک</text:p>
      <text:p text:style-name="Standard">نياز</text:p>
      <text:p text:style-name="Standard">بود،</text:p>
      <text:p text:style-name="Standard">با‬ </text:p>
      <text:p text:style-name="Standard">bā</text:p>
      <text:p text:style-name="Standard">polis</text:p>
      <text:p text:style-name="Standard">e</text:p>
      <text:p text:style-name="Standard">rāhnamāyi</text:p>
      <text:p text:style-name="Standard">‫پليس</text:p>
      <text:p text:style-name="Standard">راهنمایى</text:p>
      <text:p text:style-name="Standard">تماس‬ </text:p>
      <text:p text:style-name="Standard">tamās</text:p>
      <text:p text:style-name="Standard">begirid</text:p>
      <text:p text:style-name="Standard">šomāre</text:p>
      <text:p text:style-name="Standard">‫بگيرید،</text:p>
      <text:p text:style-name="Standard">شماره</text:p>
      <text:p text:style-name="Standard">ما</text:p>
      <text:p text:style-name="Standard">چهل‬ </text:p>
      <text:p text:style-name="Standard">ye</text:p>
      <text:p text:style-name="Standard">mā</text:p>
      <text:p text:style-name="Standard">čehel</text:p>
      <text:p text:style-name="Standard">bist</text:p>
      <text:p text:style-name="Standard">o</text:p>
      <text:p text:style-name="Standard">،‫بيست</text:p>
      <text:p text:style-name="Standard">و</text:p>
      <text:p text:style-name="Standard">یک</text:p>
      <text:p text:style-name="Standard">بفرمایيد‬ </text:p>
      <text:p text:style-name="Standard">yek</text:p>
      <text:p text:style-name="Standard">befarmāid</text:p>
      <text:p text:style-name="Standard">xodā</text:p>
      <text:p text:style-name="Standard">‫خدا</text:p>
      <text:p text:style-name="Standard">نگهدار‬ </text:p>
      <text:p text:style-name="Standard">negahdār</text:p>
      <text:p text:style-name="Standard">‫خواهش</text:p>
      <text:p text:style-name="Standard">مىآنم</text:p>
      <text:p text:style-name="Standard">بفرمایيد‬ </text:p>
      <text:p text:style-name="Standard">‫سه</text:p>
      <text:p text:style-name="Standard">هزار</text:p>
      <text:p text:style-name="Standard">و</text:p>
      <text:p text:style-name="Standard">پانصد</text:p>
      <text:p text:style-name="Standard">و‬ </text:p>
      <text:p text:style-name="Standard">‫بيست</text:p>
      <text:p text:style-name="Standard">يورو</text:p>
      <text:p text:style-name="Standard">برابر</text:p>
      <text:p text:style-name="Standard">چند‬ </text:p>
      <text:p text:style-name="Standard"><text:soft-page-break/>‫تومان</text:p>
      <text:p text:style-name="Standard">است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2 </text:p>
      <text:p text:style-name="Standard">у</text:p>
      <text:p text:style-name="Standard">врача</text:p>
      <text:p text:style-name="Standard">nazd</text:p>
      <text:p text:style-name="Standard">e</text:p>
      <text:p text:style-name="Standard">pezešk</text:p>
      <text:p text:style-name="Standard">‫نزد</text:p>
      <text:p text:style-name="Standard">پزشك‬ </text:p>
      <text:p text:style-name="Standard">гельмут</text:p>
      <text:p text:style-name="Standard">друзья</text:p>
      <text:p text:style-name="Standard">у</text:p>
      <text:p text:style-name="Standard">dustān</text:p>
      <text:p text:style-name="Standard">guš</text:p>
      <text:p text:style-name="Standard">e</text:p>
      <text:p text:style-name="Standard">rāstam</text:p>
      <text:p text:style-name="Standard">‫دوستان</text:p>
      <text:p text:style-name="Standard">گوش</text:p>
      <text:p text:style-name="Standard">راستم‬ </text:p>
      <text:p text:style-name="Standard">меня</text:p>
      <text:p text:style-name="Standard">немного</text:p>
      <text:p text:style-name="Standard">болит</text:p>
      <text:p text:style-name="Standard">kami</text:p>
      <text:p text:style-name="Standard">dard</text:p>
      <text:p text:style-name="Standard">mikonad</text:p>
      <text:p text:style-name="Standard">‫آمى</text:p>
      <text:p text:style-name="Standard">درد</text:p>
      <text:p text:style-name="Standard">مىآند‬ </text:p>
      <text:p text:style-name="Standard">делает</text:p>
      <text:p text:style-name="Standard">боль</text:p>
      <text:p text:style-name="Standard">правое</text:p>
      <text:p text:style-name="Standard">ухо</text:p>
      <text:p text:style-name="Standard">катрина</text:p>
      <text:p text:style-name="Standard">когда</text:p>
      <text:p text:style-name="Standard">приедем</text:p>
      <text:p text:style-name="Standard">а</text:p>
      <text:p text:style-name="Standard">город</text:p>
      <text:p text:style-name="Standard">после</text:p>
      <text:p text:style-name="Standard">приезда</text:p>
      <text:p text:style-name="Standard">в</text:p>
      <text:p text:style-name="Standard">город</text:p>
      <text:p text:style-name="Standard">пойдем</text:p>
      <text:p text:style-name="Standard">в</text:p>
      <text:p text:style-name="Standard">больницу</text:p>
      <text:p text:style-name="Standard">доминик</text:p>
      <text:p text:style-name="Standard">ненужно</text:p>
      <text:p text:style-name="Standard"><text:soft-page-break/>в</text:p>
      <text:p text:style-name="Standard">больницу</text:p>
      <text:p text:style-name="Standard">нужно</text:p>
      <text:p text:style-name="Standard">искать</text:p>
      <text:p text:style-name="Standard">нос</text:p>
      <text:p text:style-name="Standard">поворачивать</text:p>
      <text:p text:style-name="Standard">врача</text:p>
      <text:p text:style-name="Standard">ухо</text:p>
      <text:p text:style-name="Standard">горло</text:p>
      <text:p text:style-name="Standard">нос</text:p>
      <text:p text:style-name="Standard">donbāl</text:p>
      <text:p text:style-name="Standard">—</text:p>
      <text:p text:style-name="Standard">задняя</text:p>
      <text:p text:style-name="Standard">часть</text:p>
      <text:p text:style-name="Standard">позади</text:p>
      <text:p text:style-name="Standard">вслед</text:p>
      <text:p text:style-name="Standard">иван</text:p>
      <text:p text:style-name="Standard">где</text:p>
      <text:p text:style-name="Standard">доминик</text:p>
      <text:p text:style-name="Standard">в</text:p>
      <text:p text:style-name="Standard">городе</text:p>
      <text:p text:style-name="Standard">везде</text:p>
      <text:p text:style-name="Standard">pas</text:p>
      <text:p text:style-name="Standard">az</text:p>
      <text:p text:style-name="Standard">rasidan</text:p>
      <text:p text:style-name="Standard">be</text:p>
      <text:p text:style-name="Standard">šahr</text:p>
      <text:p text:style-name="Standard">‫پس</text:p>
      <text:p text:style-name="Standard">از</text:p>
      <text:p text:style-name="Standard">رسيدن</text:p>
      <text:p text:style-name="Standard">به</text:p>
      <text:p text:style-name="Standard">شهر</text:p>
      <text:p text:style-name="Standard">به‬ </text:p>
      <text:p text:style-name="Standard">be</text:p>
      <text:p text:style-name="Standard">bimārestān</text:p>
      <text:p text:style-name="Standard">‫بيمارستان</text:p>
      <text:p text:style-name="Standard">مىرویم‬ </text:p>
      <text:p text:style-name="Standard">miravim</text:p>
      <text:p text:style-name="Standard">niāz</text:p>
      <text:p text:style-name="Standard">be</text:p>
      <text:p text:style-name="Standard">bimārestān</text:p>
      <text:p text:style-name="Standard">،‫نياز</text:p>
      <text:p text:style-name="Standard">به</text:p>
      <text:p text:style-name="Standard">بيمارستان</text:p>
      <text:p text:style-name="Standard">نيست‬ </text:p>
      <text:p text:style-name="Standard">nist</text:p>
      <text:p text:style-name="Standard">bāyad</text:p>
      <text:p text:style-name="Standard">donbāl</text:p>
      <text:p text:style-name="Standard">e</text:p>
      <text:p text:style-name="Standard">،‫باید</text:p>
      <text:p text:style-name="Standard">دنبال</text:p>
      <text:p text:style-name="Standard">پزشک</text:p>
      <text:p text:style-name="Standard">گوش‬ </text:p>
      <text:p text:style-name="Standard">pezešk</text:p>
      <text:p text:style-name="Standard"><text:soft-page-break/>e</text:p>
      <text:p text:style-name="Standard">guš</text:p>
      <text:p text:style-name="Standard">galu</text:p>
      <text:p text:style-name="Standard">‫گلو،</text:p>
      <text:p text:style-name="Standard">بينى</text:p>
      <text:p text:style-name="Standard">بگردیم‬ </text:p>
      <text:p text:style-name="Standard">bini</text:p>
      <text:p text:style-name="Standard">begardim</text:p>
      <text:p text:style-name="Standard">катрин</text:p>
      <text:p text:style-name="Standard">читает</text:p>
      <text:p text:style-name="Standard">kātrinā</text:p>
      <text:p text:style-name="Standard">mixānad</text:p>
      <text:p text:style-name="Standard">гельмут</text:p>
      <text:p text:style-name="Standard">добрый</text:p>
      <text:p text:style-name="Standard">helmot</text:p>
      <text:p text:style-name="Standard">ruz</text:p>
      <text:p text:style-name="Standard">xoš</text:p>
      <text:p text:style-name="Standard">доктор</text:p>
      <text:p text:style-name="Standard">язди</text:p>
      <text:p text:style-name="Standard">врач</text:p>
      <text:p text:style-name="Standard">doktor</text:p>
      <text:p text:style-name="Standard">yazdi</text:p>
      <text:p text:style-name="Standard">pezešk</text:p>
      <text:p text:style-name="Standard">e</text:p>
      <text:p text:style-name="Standard">день</text:p>
      <text:p text:style-name="Standard">доктор</text:p>
      <text:p text:style-name="Standard">у</text:p>
      <text:p text:style-name="Standard">меня</text:p>
      <text:p text:style-name="Standard">doktor</text:p>
      <text:p text:style-name="Standard">man</text:p>
      <text:p text:style-name="Standard">guš</text:p>
      <text:p text:style-name="Standard">dard</text:p>
      <text:p text:style-name="Standard">ухо</text:p>
      <text:p text:style-name="Standard">горло</text:p>
      <text:p text:style-name="Standard">нос</text:p>
      <text:p text:style-name="Standard">guš</text:p>
      <text:p text:style-name="Standard">galu</text:p>
      <text:p text:style-name="Standard">bini</text:p>
      <text:p text:style-name="Standard">болит</text:p>
      <text:p text:style-name="Standard">ухо</text:p>
      <text:p text:style-name="Standard">имею</text:p>
      <text:p text:style-name="Standard">dāram</text:p>
      <text:p text:style-name="Standard">боль</text:p>
      <text:p text:style-name="Standard">в</text:p>
      <text:p text:style-name="Standard">ухе</text:p>
      <text:p text:style-name="Standard">врач</text:p>
      <text:p text:style-name="Standard">когда</text:p>
      <text:p text:style-name="Standard">заболело</text:p>
      <text:p text:style-name="Standard">ваше</text:p>
      <text:p text:style-name="Standard">ухо</text:p>
      <text:p text:style-name="Standard">гельмут</text:p>
      <text:p text:style-name="Standard">со</text:p>
      <text:p text:style-name="Standard">вчерашнего</text:p>
      <text:p text:style-name="Standard">дня</text:p>
      <text:p text:style-name="Standard"><text:soft-page-break/>врач</text:p>
      <text:p text:style-name="Standard">не</text:p>
      <text:p text:style-name="Standard">беспокойтесь</text:p>
      <text:p text:style-name="Standard">я</text:p>
      <text:p text:style-name="Standard">вам</text:p>
      <text:p text:style-name="Standard">для</text:p>
      <text:p text:style-name="Standard">вас</text:p>
      <text:p text:style-name="Standard">выпишу</text:p>
      <text:p text:style-name="Standard">kojā</text:p>
      <text:p text:style-name="Standard">dar</text:p>
      <text:p text:style-name="Standard">šahr</text:p>
      <text:p text:style-name="Standard">hame</text:p>
      <text:p text:style-name="Standard">jā</text:p>
      <text:p text:style-name="Standard">‫آجا؟‬ </text:p>
      <text:p text:style-name="Standard">‫در</text:p>
      <text:p text:style-name="Standard">شهر،</text:p>
      <text:p text:style-name="Standard">همه</text:p>
      <text:p text:style-name="Standard">جا‬ </text:p>
      <text:p text:style-name="Standard">‫آاترینا</text:p>
      <text:p text:style-name="Standard">مىخواند</text:p>
      <text:p text:style-name="Standard">دآتر‬ </text:p>
      <text:p text:style-name="Standard">،‫یزدى،</text:p>
      <text:p text:style-name="Standard">پزشک</text:p>
      <text:p text:style-name="Standard">گوش‬ </text:p>
      <text:p text:style-name="Standard">‫گلو،</text:p>
      <text:p text:style-name="Standard">بينى‬ </text:p>
      <text:p text:style-name="Standard">،‫هلمت</text:p>
      <text:p text:style-name="Standard">روز</text:p>
      <text:p text:style-name="Standard">خوش</text:p>
      <text:p text:style-name="Standard">دآتر‬ </text:p>
      <text:p text:style-name="Standard">‫من</text:p>
      <text:p text:style-name="Standard">گوشدرد</text:p>
      <text:p text:style-name="Standard">دارم‬ </text:p>
      <text:p text:style-name="Standard">pezešk</text:p>
      <text:p text:style-name="Standard">guš</text:p>
      <text:p text:style-name="Standard">e</text:p>
      <text:p text:style-name="Standard">šomā</text:p>
      <text:p text:style-name="Standard">az</text:p>
      <text:p text:style-name="Standard">‫پزشک</text:p>
      <text:p text:style-name="Standard">گوش</text:p>
      <text:p text:style-name="Standard">شما</text:p>
      <text:p text:style-name="Standard">از</text:p>
      <text:p text:style-name="Standard">آى‬ </text:p>
      <text:p text:style-name="Standard">key</text:p>
      <text:p text:style-name="Standard">dard</text:p>
      <text:p text:style-name="Standard">mikonad</text:p>
      <text:p text:style-name="Standard">‫درد</text:p>
      <text:p text:style-name="Standard">مىآند؟‬ </text:p>
      <text:p text:style-name="Standard">az</text:p>
      <text:p text:style-name="Standard">diruz</text:p>
      <text:p text:style-name="Standard">‫از</text:p>
      <text:p text:style-name="Standard">دیروز‬ </text:p>
      <text:p text:style-name="Standard">negarān</text:p>
      <text:p text:style-name="Standard">nabāšid</text:p>
      <text:p text:style-name="Standard"><text:soft-page-break/>man</text:p>
      <text:p text:style-name="Standard">‫نگران</text:p>
      <text:p text:style-name="Standard">نباشيد</text:p>
      <text:p text:style-name="Standard">من‬ </text:p>
      <text:p text:style-name="Standard">barāyetān</text:p>
      <text:p text:style-name="Standard">dāru</text:p>
      <text:p text:style-name="Standard">‫براىتان</text:p>
      <text:p text:style-name="Standard">دارو</text:p>
      <text:p text:style-name="Standard">مىنویسم‬ </text:p>
      <text:p text:style-name="Standard">minevisam</text:p>
      <text:p text:style-name="Standard">dar</text:p>
      <text:p text:style-name="Standard">har</text:p>
      <text:p text:style-name="Standard">‫در</text:p>
      <text:p text:style-name="Standard">هر</text:p>
      <text:p text:style-name="Standard">داروخانه</text:p>
      <text:p text:style-name="Standard">پيدا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3 </text:p>
      <text:p text:style-name="Standard">лекарство</text:p>
      <text:p text:style-name="Standard">оно </text:p>
      <text:p text:style-name="Standard">найдется</text:p>
      <text:p text:style-name="Standard">будет</text:p>
      <text:p text:style-name="Standard">в </text:p>
      <text:p text:style-name="Standard">наличии</text:p>
      <text:p text:style-name="Standard">в</text:p>
      <text:p text:style-name="Standard">любой </text:p>
      <text:p text:style-name="Standard">аптеке</text:p>
      <text:p text:style-name="Standard">гельмут</text:p>
      <text:p text:style-name="Standard">спасибо</text:p>
      <text:p text:style-name="Standard">семнадцатая </text:p>
      <text:p text:style-name="Standard">встреча </text:p>
      <text:p text:style-name="Standard">ширин</text:p>
      <text:p text:style-name="Standard">в</text:p>
      <text:p text:style-name="Standard">бюро </text:p>
      <text:p text:style-name="Standard">трудоустройства</text:p>
      <text:p text:style-name="Standard">kār </text:p>
      <text:p text:style-name="Standard">+</text:p>
      <text:p text:style-name="Standard">yāftan</text:p>
      <text:p text:style-name="Standard">—</text:p>
      <text:p text:style-name="Standard">искать</text:p>
      <text:p text:style-name="Standard">сотрудник</text:p>
      <text:p text:style-name="Standard">в</text:p>
      <text:p text:style-name="Standard">каком </text:p>
      <text:p text:style-name="Standard">университете</text:p>
      <text:p text:style-name="Standard">вы </text:p>
      <text:p text:style-name="Standard">получили</text:p>
      <text:p text:style-name="Standard">диплом</text:p>
      <text:p text:style-name="Standard">ш</text:p>
      <text:p text:style-name="Standard"><text:soft-page-break/>в</text:p>
      <text:p text:style-name="Standard">астраханском </text:p>
      <text:p text:style-name="Standard">университете</text:p>
      <text:p text:style-name="Standard">в </text:p>
      <text:p text:style-name="Standard">россии</text:p>
      <text:p text:style-name="Standard">с</text:p>
      <text:p text:style-name="Standard">на</text:p>
      <text:p text:style-name="Standard">каком </text:p>
      <text:p text:style-name="Standard">факультете</text:p>
      <text:p text:style-name="Standard">ш</text:p>
      <text:p text:style-name="Standard">на</text:p>
      <text:p text:style-name="Standard">факультете </text:p>
      <text:p text:style-name="Standard">геологии</text:p>
      <text:p text:style-name="Standard">с</text:p>
      <text:p text:style-name="Standard">сколько</text:p>
      <text:p text:style-name="Standard">вам</text:p>
      <text:p text:style-name="Standard">лет</text:p>
      <text:p text:style-name="Standard">ш</text:p>
      <text:p text:style-name="Standard">25</text:p>
      <text:p text:style-name="Standard">лет</text:p>
      <text:p text:style-name="Standard">с</text:p>
      <text:p text:style-name="Standard">сколько</text:p>
      <text:p text:style-name="Standard">языков </text:p>
      <text:p text:style-name="Standard">вы</text:p>
      <text:p text:style-name="Standard">знаете</text:p>
      <text:p text:style-name="Standard">ш</text:p>
      <text:p text:style-name="Standard">два</text:p>
      <text:p text:style-name="Standard">языка</text:p>
      <text:p text:style-name="Standard">русский</text:p>
      <text:p text:style-name="Standard">и </text:p>
      <text:p text:style-name="Standard">персидский</text:p>
      <text:p text:style-name="Standard">с</text:p>
      <text:p text:style-name="Standard">вы</text:p>
      <text:p text:style-name="Standard">замужем </text:p>
      <text:p text:style-name="Standard">имеете</text:p>
      <text:p text:style-name="Standard">супругу</text:p>
      <text:p text:style-name="Standard">у </text:p>
      <text:p text:style-name="Standard">вас</text:p>
      <text:p text:style-name="Standard">есть</text:p>
      <text:p text:style-name="Standard">дети</text:p>
      <text:p text:style-name="Standard">ш</text:p>
      <text:p text:style-name="Standard">нет</text:p>
      <text:p text:style-name="Standard">нету</text:p>
      <text:p text:style-name="Standard">не </text:p>
      <text:p text:style-name="Standard">имею</text:p>
      <text:p text:style-name="Standard">с</text:p>
      <text:p text:style-name="Standard">где</text:p>
      <text:p text:style-name="Standard">проживает </text:p>
      <text:p text:style-name="Standard">ваша</text:p>
      <text:p text:style-name="Standard">семья</text:p>
      <text:p text:style-name="Standard">ш</text:p>
      <text:p text:style-name="Standard">в</text:p>
      <text:p text:style-name="Standard">городе </text:p>
      <text:p text:style-name="Standard">dāruxāne</text:p>
      <text:p text:style-name="Standard"><text:soft-page-break/>peydā</text:p>
      <text:p text:style-name="Standard">‫مىشود‬ </text:p>
      <text:p text:style-name="Standard">mišavad</text:p>
      <text:p text:style-name="Standard">sepāsgozāram</text:p>
      <text:p text:style-name="Standard">‫سپاسگزارم‬ </text:p>
      <text:p text:style-name="Standard">didār</text:p>
      <text:p text:style-name="Standard">e</text:p>
      <text:p text:style-name="Standard">hefdahom</text:p>
      <text:p text:style-name="Standard">‫دیدار</text:p>
      <text:p text:style-name="Standard">هفدهم‬ </text:p>
      <text:p text:style-name="Standard">širin</text:p>
      <text:p text:style-name="Standard">dar</text:p>
      <text:p text:style-name="Standard">daftar</text:p>
      <text:p text:style-name="Standard">e</text:p>
      <text:p text:style-name="Standard">‫شيرین</text:p>
      <text:p text:style-name="Standard">در</text:p>
      <text:p text:style-name="Standard">دفتر</text:p>
      <text:p text:style-name="Standard">آاریابى‬ </text:p>
      <text:p text:style-name="Standard">kāryābi</text:p>
      <text:p text:style-name="Standard">kār</text:p>
      <text:p text:style-name="Standard">mand</text:p>
      <text:p text:style-name="Standard">šomā</text:p>
      <text:p text:style-name="Standard">az</text:p>
      <text:p text:style-name="Standard">‫آارمند</text:p>
      <text:p text:style-name="Standard">شما</text:p>
      <text:p text:style-name="Standard">از</text:p>
      <text:p text:style-name="Standard">آدام‬ </text:p>
      <text:p text:style-name="Standard">kodām</text:p>
      <text:p text:style-name="Standard">dānešgāh</text:p>
      <text:p text:style-name="Standard">kār</text:p>
      <text:p text:style-name="Standard">‫دانشگاه</text:p>
      <text:p text:style-name="Standard">آارشناسى‬ </text:p>
      <text:p text:style-name="Standard">šenāsi</text:p>
      <text:p text:style-name="Standard">gereftid</text:p>
      <text:p text:style-name="Standard">‫گرفتيد؟‬ </text:p>
      <text:p text:style-name="Standard">‫از</text:p>
      <text:p text:style-name="Standard">دانشگاه</text:p>
      <text:p text:style-name="Standard">استراخان</text:p>
      <text:p text:style-name="Standard">در‬ </text:p>
      <text:p text:style-name="Standard">‫روسيه‬ </text:p>
      <text:p text:style-name="Standard">az</text:p>
      <text:p text:style-name="Standard">dānešgāh</text:p>
      <text:p text:style-name="Standard">e </text:p>
      <text:p text:style-name="Standard">āstrāxān</text:p>
      <text:p text:style-name="Standard">dar</text:p>
      <text:p text:style-name="Standard">rusiye</text:p>
      <text:p text:style-name="Standard">dar</text:p>
      <text:p text:style-name="Standard">če</text:p>
      <text:p text:style-name="Standard">rešte</text:p>
      <text:p text:style-name="Standard">yi</text:p>
      <text:p text:style-name="Standard">dar</text:p>
      <text:p text:style-name="Standard">rešte</text:p>
      <text:p text:style-name="Standard">ye </text:p>
      <text:p text:style-name="Standard">zeminšenāsi</text:p>
      <text:p text:style-name="Standard"><text:soft-page-break/>šomā</text:p>
      <text:p text:style-name="Standard">čand</text:p>
      <text:p text:style-name="Standard">sāl</text:p>
      <text:p text:style-name="Standard">dārid</text:p>
      <text:p text:style-name="Standard">bist</text:p>
      <text:p text:style-name="Standard">o</text:p>
      <text:p text:style-name="Standard">panj</text:p>
      <text:p text:style-name="Standard">sāl</text:p>
      <text:p text:style-name="Standard">šomā</text:p>
      <text:p text:style-name="Standard">be</text:p>
      <text:p text:style-name="Standard">čand</text:p>
      <text:p text:style-name="Standard">zabān </text:p>
      <text:p text:style-name="Standard">āšnā</text:p>
      <text:p text:style-name="Standard">hastid</text:p>
      <text:p text:style-name="Standard">be</text:p>
      <text:p text:style-name="Standard">do</text:p>
      <text:p text:style-name="Standard">zabān</text:p>
      <text:p text:style-name="Standard">fārsi</text:p>
      <text:p text:style-name="Standard">va </text:p>
      <text:p text:style-name="Standard">rusi</text:p>
      <text:p text:style-name="Standard">šomā</text:p>
      <text:p text:style-name="Standard">ham</text:p>
      <text:p text:style-name="Standard">sar</text:p>
      <text:p text:style-name="Standard">va </text:p>
      <text:p text:style-name="Standard">farzand</text:p>
      <text:p text:style-name="Standard">dārid</text:p>
      <text:p text:style-name="Standard">‫در</text:p>
      <text:p text:style-name="Standard">چه</text:p>
      <text:p text:style-name="Standard">رشتهای؟‬ </text:p>
      <text:p text:style-name="Standard">‫در</text:p>
      <text:p text:style-name="Standard">رشته</text:p>
      <text:p text:style-name="Standard">زمينشناسى‬ </text:p>
      <text:p text:style-name="Standard">‫شما</text:p>
      <text:p text:style-name="Standard">چند</text:p>
      <text:p text:style-name="Standard">سال</text:p>
      <text:p text:style-name="Standard">دارید؟‬ </text:p>
      <text:p text:style-name="Standard">‫بيست</text:p>
      <text:p text:style-name="Standard">و</text:p>
      <text:p text:style-name="Standard">پنج</text:p>
      <text:p text:style-name="Standard">سال‬ </text:p>
      <text:p text:style-name="Standard">‫شما</text:p>
      <text:p text:style-name="Standard">به</text:p>
      <text:p text:style-name="Standard">چند</text:p>
      <text:p text:style-name="Standard">زبان</text:p>
      <text:p text:style-name="Standard">آشنا‬ </text:p>
      <text:p text:style-name="Standard">‫هستيد؟‬ </text:p>
      <text:p text:style-name="Standard">‫به</text:p>
      <text:p text:style-name="Standard">دو</text:p>
      <text:p text:style-name="Standard">زبان</text:p>
      <text:p text:style-name="Standard">فارسى</text:p>
      <text:p text:style-name="Standard">و‬ </text:p>
      <text:p text:style-name="Standard">‫روسى‬ </text:p>
      <text:p text:style-name="Standard">‫شما</text:p>
      <text:p text:style-name="Standard">همسر</text:p>
      <text:p text:style-name="Standard"><text:soft-page-break/>و</text:p>
      <text:p text:style-name="Standard">فرزند‬ </text:p>
      <text:p text:style-name="Standard">‫دارید؟‬ </text:p>
      <text:p text:style-name="Standard">na</text:p>
      <text:p text:style-name="Standard">nadāram</text:p>
      <text:p text:style-name="Standard">xānevāde</text:p>
      <text:p text:style-name="Standard">ye</text:p>
      <text:p text:style-name="Standard">šomā </text:p>
      <text:p text:style-name="Standard">kojā</text:p>
      <text:p text:style-name="Standard">zendegi</text:p>
      <text:p text:style-name="Standard">mikonad</text:p>
      <text:p text:style-name="Standard">dar</text:p>
      <text:p text:style-name="Standard">šahr</text:p>
      <text:p text:style-name="Standard">e</text:p>
      <text:p text:style-name="Standard">qazvin</text:p>
      <text:p text:style-name="Standard">‫نه</text:p>
      <text:p text:style-name="Standard">ندارم‬ </text:p>
      <text:p text:style-name="Standard">‫خانواده</text:p>
      <text:p text:style-name="Standard">شما</text:p>
      <text:p text:style-name="Standard">آجا</text:p>
      <text:p text:style-name="Standard">زندگى‬ </text:p>
      <text:p text:style-name="Standard">‫مىآند؟‬ </text:p>
      <text:p text:style-name="Standard">‫در</text:p>
      <text:p text:style-name="Standard">شهر</text:p>
      <text:p text:style-name="Standard">قزوی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4 </text:p>
      <text:p text:style-name="Standard">казвине</text:p>
      <text:p text:style-name="Standard">с</text:p>
      <text:p text:style-name="Standard">кем</text:p>
      <text:p text:style-name="Standard">работают </text:p>
      <text:p text:style-name="Standard">ваши</text:p>
      <text:p text:style-name="Standard">родители</text:p>
      <text:p text:style-name="Standard">мой</text:p>
      <text:p text:style-name="Standard">отец</text:p>
      <text:p text:style-name="Standard">—</text:p>
      <text:p text:style-name="Standard">врач</text:p>
      <text:p text:style-name="Standard">моя</text:p>
      <text:p text:style-name="Standard">мать</text:p>
      <text:p text:style-name="Standard">— </text:p>
      <text:p text:style-name="Standard">домохозяйка</text:p>
      <text:p text:style-name="Standard">с</text:p>
      <text:p text:style-name="Standard">у</text:p>
      <text:p text:style-name="Standard">вас</text:p>
      <text:p text:style-name="Standard">есть</text:p>
      <text:p text:style-name="Standard">братья </text:p>
      <text:p text:style-name="Standard">и</text:p>
      <text:p text:style-name="Standard">сестры</text:p>
      <text:p text:style-name="Standard"><text:soft-page-break/>ш</text:p>
      <text:p text:style-name="Standard">да</text:p>
      <text:p text:style-name="Standard">два</text:p>
      <text:p text:style-name="Standard">брата</text:p>
      <text:p text:style-name="Standard">и </text:p>
      <text:p text:style-name="Standard">одна</text:p>
      <text:p text:style-name="Standard">сестра</text:p>
      <text:p text:style-name="Standard">с</text:p>
      <text:p text:style-name="Standard">они</text:p>
      <text:p text:style-name="Standard">старше</text:p>
      <text:p text:style-name="Standard">или </text:p>
      <text:p text:style-name="Standard">младше</text:p>
      <text:p text:style-name="Standard">вас</text:p>
      <text:p text:style-name="Standard">ш</text:p>
      <text:p text:style-name="Standard">младше</text:p>
      <text:p text:style-name="Standard">с</text:p>
      <text:p text:style-name="Standard">сколько</text:p>
      <text:p text:style-name="Standard">дней</text:p>
      <text:p text:style-name="Standard">в </text:p>
      <text:p text:style-name="Standard">неделю</text:p>
      <text:p text:style-name="Standard">вы</text:p>
      <text:p text:style-name="Standard">можете </text:p>
      <text:p text:style-name="Standard">работать</text:p>
      <text:p text:style-name="Standard">ш</text:p>
      <text:p text:style-name="Standard">пять</text:p>
      <text:p text:style-name="Standard">дней</text:p>
      <text:p text:style-name="Standard">в </text:p>
      <text:p text:style-name="Standard">неделю</text:p>
      <text:p text:style-name="Standard">с</text:p>
      <text:p text:style-name="Standard">до</text:p>
      <text:p text:style-name="Standard">сих</text:p>
      <text:p text:style-name="Standard">пор</text:p>
      <text:p text:style-name="Standard">где</text:p>
      <text:p text:style-name="Standard">вы </text:p>
      <text:p text:style-name="Standard">работали</text:p>
      <text:p text:style-name="Standard">ш</text:p>
      <text:p text:style-name="Standard">нигде</text:p>
      <text:p text:style-name="Standard">с</text:p>
      <text:p text:style-name="Standard">кроме</text:p>
      <text:p text:style-name="Standard">ирана</text:p>
      <text:p text:style-name="Standard">и </text:p>
      <text:p text:style-name="Standard">россии</text:p>
      <text:p text:style-name="Standard">вы</text:p>
      <text:p text:style-name="Standard">где</text:p>
      <text:p text:style-name="Standard">то </text:p>
      <text:p text:style-name="Standard">были</text:p>
      <text:p text:style-name="Standard">ш</text:p>
      <text:p text:style-name="Standard">нет</text:p>
      <text:p text:style-name="Standard">нигде</text:p>
      <text:p text:style-name="Standard">kār</text:p>
      <text:p text:style-name="Standard">e</text:p>
      <text:p text:style-name="Standard">pedar</text:p>
      <text:p text:style-name="Standard">o</text:p>
      <text:p text:style-name="Standard">mādar</text:p>
      <text:p text:style-name="Standard"><text:soft-page-break/>e</text:p>
      <text:p text:style-name="Standard">‫آار</text:p>
      <text:p text:style-name="Standard">پدر</text:p>
      <text:p text:style-name="Standard">و</text:p>
      <text:p text:style-name="Standard">مادر</text:p>
      <text:p text:style-name="Standard">شما‬ </text:p>
      <text:p text:style-name="Standard">šomā</text:p>
      <text:p text:style-name="Standard">čist</text:p>
      <text:p text:style-name="Standard">‫چيست؟‬ </text:p>
      <text:p text:style-name="Standard">pedaram</text:p>
      <text:p text:style-name="Standard">pezešk</text:p>
      <text:p text:style-name="Standard">va</text:p>
      <text:p text:style-name="Standard">‫پدرم</text:p>
      <text:p text:style-name="Standard">پزشک</text:p>
      <text:p text:style-name="Standard">و</text:p>
      <text:p text:style-name="Standard">مادرم‬ </text:p>
      <text:p text:style-name="Standard">mādaram</text:p>
      <text:p text:style-name="Standard">xāne</text:p>
      <text:p text:style-name="Standard">dār</text:p>
      <text:p text:style-name="Standard">ast</text:p>
      <text:p text:style-name="Standard">‫خانهدار</text:p>
      <text:p text:style-name="Standard">است‬ </text:p>
      <text:p text:style-name="Standard">šomā</text:p>
      <text:p text:style-name="Standard">bāradar</text:p>
      <text:p text:style-name="Standard">va</text:p>
      <text:p text:style-name="Standard">xāhar</text:p>
      <text:p text:style-name="Standard">‫شما</text:p>
      <text:p text:style-name="Standard">برادر</text:p>
      <text:p text:style-name="Standard">و</text:p>
      <text:p text:style-name="Standard">خواهر‬ </text:p>
      <text:p text:style-name="Standard">dārid</text:p>
      <text:p text:style-name="Standard">‫دارید؟‬ </text:p>
      <text:p text:style-name="Standard">āri</text:p>
      <text:p text:style-name="Standard">do</text:p>
      <text:p text:style-name="Standard">bāradar</text:p>
      <text:p text:style-name="Standard">va</text:p>
      <text:p text:style-name="Standard">yek</text:p>
      <text:p text:style-name="Standard">‫آرى</text:p>
      <text:p text:style-name="Standard">دو</text:p>
      <text:p text:style-name="Standard">برادر</text:p>
      <text:p text:style-name="Standard">و</text:p>
      <text:p text:style-name="Standard">یک‬ </text:p>
      <text:p text:style-name="Standard">xāhar</text:p>
      <text:p text:style-name="Standard">‫خواهر‬ </text:p>
      <text:p text:style-name="Standard">az</text:p>
      <text:p text:style-name="Standard">šomā</text:p>
      <text:p text:style-name="Standard">bozorgtárand</text:p>
      <text:p text:style-name="Standard">‫از</text:p>
      <text:p text:style-name="Standard">شما</text:p>
      <text:p text:style-name="Standard">بزرگترند</text:p>
      <text:p text:style-name="Standard">یا‬ </text:p>
      <text:p text:style-name="Standard">yā</text:p>
      <text:p text:style-name="Standard">kučektar</text:p>
      <text:p text:style-name="Standard">‫آوچكتر؟‬ </text:p>
      <text:p text:style-name="Standard"><text:soft-page-break/>kučektar</text:p>
      <text:p text:style-name="Standard">‫آوچكتر‬ </text:p>
      <text:p text:style-name="Standard">čand</text:p>
      <text:p text:style-name="Standard">ruz</text:p>
      <text:p text:style-name="Standard">dar</text:p>
      <text:p text:style-name="Standard">hafte</text:p>
      <text:p text:style-name="Standard">‫چند</text:p>
      <text:p text:style-name="Standard">روز</text:p>
      <text:p text:style-name="Standard">در</text:p>
      <text:p text:style-name="Standard">هفته‬ </text:p>
      <text:p text:style-name="Standard">mitavānid</text:p>
      <text:p text:style-name="Standard">kār</text:p>
      <text:p text:style-name="Standard">konid</text:p>
      <text:p text:style-name="Standard">‫مىتوانيد</text:p>
      <text:p text:style-name="Standard">آار</text:p>
      <text:p text:style-name="Standard">آنيد؟‬ </text:p>
      <text:p text:style-name="Standard">panj</text:p>
      <text:p text:style-name="Standard">ruz</text:p>
      <text:p text:style-name="Standard">dar</text:p>
      <text:p text:style-name="Standard">hafte</text:p>
      <text:p text:style-name="Standard">‫پنج</text:p>
      <text:p text:style-name="Standard">روز</text:p>
      <text:p text:style-name="Standard">در</text:p>
      <text:p text:style-name="Standard">هفته‬ </text:p>
      <text:p text:style-name="Standard">piš</text:p>
      <text:p text:style-name="Standard">az</text:p>
      <text:p text:style-name="Standard">in</text:p>
      <text:p text:style-name="Standard">šomā</text:p>
      <text:p text:style-name="Standard">kojā</text:p>
      <text:p text:style-name="Standard">kār</text:p>
      <text:p text:style-name="Standard">‫پيش</text:p>
      <text:p text:style-name="Standard">از</text:p>
      <text:p text:style-name="Standard">این</text:p>
      <text:p text:style-name="Standard">شما</text:p>
      <text:p text:style-name="Standard">آجا</text:p>
      <text:p text:style-name="Standard">آار‬ </text:p>
      <text:p text:style-name="Standard">kardid</text:p>
      <text:p text:style-name="Standard">‫آردید؟‬ </text:p>
      <text:p text:style-name="Standard">hič</text:p>
      <text:p text:style-name="Standard">jā</text:p>
      <text:p text:style-name="Standard">‫هيچ</text:p>
      <text:p text:style-name="Standard">جا‬ </text:p>
      <text:p text:style-name="Standard">bejoz</text:p>
      <text:p text:style-name="Standard">irān</text:p>
      <text:p text:style-name="Standard">va</text:p>
      <text:p text:style-name="Standard">rusiye</text:p>
      <text:p text:style-name="Standard">‫بجز</text:p>
      <text:p text:style-name="Standard">ایران</text:p>
      <text:p text:style-name="Standard">و</text:p>
      <text:p text:style-name="Standard">روسيه،</text:p>
      <text:p text:style-name="Standard">جاى‬ </text:p>
      <text:p text:style-name="Standard">jā</text:p>
      <text:p text:style-name="Standard">ye</text:p>
      <text:p text:style-name="Standard">digari</text:p>
      <text:p text:style-name="Standard"><text:soft-page-break/>budid</text:p>
      <text:p text:style-name="Standard">‫دیگرى</text:p>
      <text:p text:style-name="Standard">بودید؟‬ </text:p>
      <text:p text:style-name="Standard">na</text:p>
      <text:p text:style-name="Standard">jā</text:p>
      <text:p text:style-name="Standard">ye</text:p>
      <text:p text:style-name="Standard">digari </text:p>
      <text:p text:style-name="Standard">nabudam</text:p>
      <text:p text:style-name="Standard">с</text:p>
      <text:p text:style-name="Standard">у</text:p>
      <text:p text:style-name="Standard">вас</text:p>
      <text:p text:style-name="Standard">есть </text:p>
      <text:p text:style-name="Standard">šomā</text:p>
      <text:p text:style-name="Standard">daftar</text:p>
      <text:p text:style-name="Standard">če</text:p>
      <text:p text:style-name="Standard">ye </text:p>
      <text:p text:style-name="Standard">медицинская</text:p>
      <text:p text:style-name="Standard">книжка</text:p>
      <text:p text:style-name="Standard">behdāšt</text:p>
      <text:p text:style-name="Standard">dārid</text:p>
      <text:p text:style-name="Standard">книжечка</text:p>
      <text:p text:style-name="Standard">здоровья</text:p>
      <text:p text:style-name="Standard">лучше</text:p>
      <text:p text:style-name="Standard">+</text:p>
      <text:p text:style-name="Standard">иметь</text:p>
      <text:p text:style-name="Standard">= </text:p>
      <text:p text:style-name="Standard">иметь</text:p>
      <text:p text:style-name="Standard">улучшение</text:p>
      <text:p text:style-name="Standard">ш</text:p>
      <text:p text:style-name="Standard">нет</text:p>
      <text:p text:style-name="Standard">но</text:p>
      <text:p text:style-name="Standard">скоро </text:p>
      <text:p text:style-name="Standard">na</text:p>
      <text:p text:style-name="Standard">vali</text:p>
      <text:p text:style-name="Standard">bezudi</text:p>
      <text:p text:style-name="Standard">āmāde </text:p>
      <text:p text:style-name="Standard">будет</text:p>
      <text:p text:style-name="Standard">готова</text:p>
      <text:p text:style-name="Standard">mišavad</text:p>
      <text:p text:style-name="Standard">с</text:p>
      <text:p text:style-name="Standard">вы</text:p>
      <text:p text:style-name="Standard">застрахованы</text:p>
      <text:p text:style-name="Standard">šomā</text:p>
      <text:p text:style-name="Standard">bime</text:p>
      <text:p text:style-name="Standard">hastid</text:p>
      <text:p text:style-name="Standard">ш</text:p>
      <text:p text:style-name="Standard">нет</text:p>
      <text:p text:style-name="Standard">na</text:p>
      <text:p text:style-name="Standard">с</text:p>
      <text:p text:style-name="Standard">вы</text:p>
      <text:p text:style-name="Standard">знакомы</text:p>
      <text:p text:style-name="Standard">с </text:p>
      <text:p text:style-name="Standard">šomā</text:p>
      <text:p text:style-name="Standard">bā</text:p>
      <text:p text:style-name="Standard"><text:soft-page-break/>barnāme</text:p>
      <text:p text:style-name="Standard">написанием </text:p>
      <text:p text:style-name="Standard">nevisi</text:p>
      <text:p text:style-name="Standard">ye</text:p>
      <text:p text:style-name="Standard">kāmpyuter </text:p>
      <text:p text:style-name="Standard">‫نه</text:p>
      <text:p text:style-name="Standard">جاى</text:p>
      <text:p text:style-name="Standard">دیگرى</text:p>
      <text:p text:style-name="Standard">نبودم‬ </text:p>
      <text:p text:style-name="Standard">‫شما</text:p>
      <text:p text:style-name="Standard">دفترچه</text:p>
      <text:p text:style-name="Standard">بهداشت‬ </text:p>
      <text:p text:style-name="Standard">‫دارید؟‬ </text:p>
      <text:p text:style-name="Standard">‫نه</text:p>
      <text:p text:style-name="Standard">ولى</text:p>
      <text:p text:style-name="Standard">بزودى</text:p>
      <text:p text:style-name="Standard">آماده‬ </text:p>
      <text:p text:style-name="Standard">‫مىشود‬ </text:p>
      <text:p text:style-name="Standard">‫شما</text:p>
      <text:p text:style-name="Standard">بيمه</text:p>
      <text:p text:style-name="Standard">هستيد؟‬ </text:p>
      <text:p text:style-name="Standard">‫نه‬ </text:p>
      <text:p text:style-name="Standard">‫شما</text:p>
      <text:p text:style-name="Standard">با</text:p>
      <text:p text:style-name="Standard">برنامهنویسى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5 </text:p>
      <text:p text:style-name="Standard">компьюторных </text:p>
      <text:p text:style-name="Standard">программ</text:p>
      <text:p text:style-name="Standard">ш</text:p>
      <text:p text:style-name="Standard">да</text:p>
      <text:p text:style-name="Standard">с</text:p>
      <text:p text:style-name="Standard">ваши</text:p>
      <text:p text:style-name="Standard">увлечения</text:p>
      <text:p text:style-name="Standard">āšnāyi</text:p>
      <text:p text:style-name="Standard">dārid</text:p>
      <text:p text:style-name="Standard">bale</text:p>
      <text:p text:style-name="Standard">sar</text:p>
      <text:p text:style-name="Standard">garmi</text:p>
      <text:p text:style-name="Standard">ye</text:p>
      <text:p text:style-name="Standard">šomā </text:p>
      <text:p text:style-name="Standard">čist</text:p>
      <text:p text:style-name="Standard">ш</text:p>
      <text:p text:style-name="Standard">чтение</text:p>
      <text:p text:style-name="Standard">книг</text:p>
      <text:p text:style-name="Standard">ketāb</text:p>
      <text:p text:style-name="Standard">xāni</text:p>
      <text:p text:style-name="Standard">nāme</text:p>
      <text:p text:style-name="Standard"><text:soft-page-break/>переписка</text:p>
      <text:p text:style-name="Standard">съемка</text:p>
      <text:p text:style-name="Standard">на</text:p>
      <text:p text:style-name="Standard">negāri</text:p>
      <text:p text:style-name="Standard">film</text:p>
      <text:p text:style-name="Standard">bardāri</text:p>
      <text:p text:style-name="Standard">камеру</text:p>
      <text:p text:style-name="Standard">gerdāvari</text:p>
      <text:p text:style-name="Standard">ye</text:p>
      <text:p text:style-name="Standard">sang</text:p>
      <text:p text:style-name="Standard">hā</text:p>
      <text:p text:style-name="Standard">коллекционирование</text:p>
      <text:p text:style-name="Standard">ye</text:p>
      <text:p text:style-name="Standard">kamyāb</text:p>
      <text:p text:style-name="Standard">редких</text:p>
      <text:p text:style-name="Standard">мало</text:p>
      <text:p text:style-name="Standard">находящихся</text:p>
      <text:p text:style-name="Standard">камней</text:p>
      <text:p text:style-name="Standard">с</text:p>
      <text:p text:style-name="Standard">номер</text:p>
      <text:p text:style-name="Standard">вашего </text:p>
      <text:p text:style-name="Standard">šomāre</text:p>
      <text:p text:style-name="Standard">ye</text:p>
      <text:p text:style-name="Standard">telefon</text:p>
      <text:p text:style-name="Standard">e </text:p>
      <text:p text:style-name="Standard">мобильного </text:p>
      <text:p text:style-name="Standard">hamrāh</text:p>
      <text:p text:style-name="Standard">šomā</text:p>
      <text:p text:style-name="Standard">čand </text:p>
      <text:p text:style-name="Standard">телефона</text:p>
      <text:p text:style-name="Standard">ast</text:p>
      <text:p text:style-name="Standard">ш</text:p>
      <text:p text:style-name="Standard">95</text:p>
      <text:p text:style-name="Standard">77</text:p>
      <text:p text:style-name="Standard">60</text:p>
      <text:p text:style-name="Standard">navad</text:p>
      <text:p text:style-name="Standard">o</text:p>
      <text:p text:style-name="Standard">panj</text:p>
      <text:p text:style-name="Standard">haftad</text:p>
      <text:p text:style-name="Standard">o</text:p>
      <text:p text:style-name="Standard">haft</text:p>
      <text:p text:style-name="Standard">šast</text:p>
      <text:p text:style-name="Standard">с</text:p>
      <text:p text:style-name="Standard">номер</text:p>
      <text:p text:style-name="Standard">вашего </text:p>
      <text:p text:style-name="Standard">домашнего </text:p>
      <text:p text:style-name="Standard">телефона</text:p>
      <text:p text:style-name="Standard">ш</text:p>
      <text:p text:style-name="Standard">65</text:p>
      <text:p text:style-name="Standard">44</text:p>
      <text:p text:style-name="Standard">21</text:p>
      <text:p text:style-name="Standard">с</text:p>
      <text:p text:style-name="Standard">домашний</text:p>
      <text:p text:style-name="Standard">адрес</text:p>
      <text:p text:style-name="Standard"><text:soft-page-break/>ш</text:p>
      <text:p text:style-name="Standard">г</text:p>
      <text:p text:style-name="Standard">казвин</text:p>
      <text:p text:style-name="Standard">ул</text:p>
      <text:p text:style-name="Standard">джами</text:p>
      <text:p text:style-name="Standard">кв</text:p>
      <text:p text:style-name="Standard">40</text:p>
      <text:p text:style-name="Standard">ширин</text:p>
      <text:p text:style-name="Standard">сасани</text:p>
      <text:p text:style-name="Standard">šomāre</text:p>
      <text:p text:style-name="Standard">ye</text:p>
      <text:p text:style-name="Standard">telefon</text:p>
      <text:p text:style-name="Standard">e </text:p>
      <text:p text:style-name="Standard">xāne</text:p>
      <text:p text:style-name="Standard">šast</text:p>
      <text:p text:style-name="Standard">o</text:p>
      <text:p text:style-name="Standard">panj</text:p>
      <text:p text:style-name="Standard">čehel</text:p>
      <text:p text:style-name="Standard">o</text:p>
      <text:p text:style-name="Standard">čahār</text:p>
      <text:p text:style-name="Standard">bist</text:p>
      <text:p text:style-name="Standard">o</text:p>
      <text:p text:style-name="Standard">yek</text:p>
      <text:p text:style-name="Standard">nešāni</text:p>
      <text:p text:style-name="Standard">ye</text:p>
      <text:p text:style-name="Standard">xāne</text:p>
      <text:p text:style-name="Standard">qazvin</text:p>
      <text:p text:style-name="Standard">xiābān</text:p>
      <text:p text:style-name="Standard">e</text:p>
      <text:p text:style-name="Standard">jāmi</text:p>
      <text:p text:style-name="Standard">pelāk</text:p>
      <text:p text:style-name="Standard">e</text:p>
      <text:p text:style-name="Standard">čehel</text:p>
      <text:p text:style-name="Standard">širin</text:p>
      <text:p text:style-name="Standard">e </text:p>
      <text:p text:style-name="Standard">sāsāni</text:p>
      <text:p text:style-name="Standard">‫آامپيوتر</text:p>
      <text:p text:style-name="Standard">آشنایى</text:p>
      <text:p text:style-name="Standard">دارید؟‬ </text:p>
      <text:p text:style-name="Standard">‫بله‬ </text:p>
      <text:p text:style-name="Standard">‫سرگرمى</text:p>
      <text:p text:style-name="Standard">شما</text:p>
      <text:p text:style-name="Standard">چيست؟‬ </text:p>
      <text:p text:style-name="Standard">،‫آتابخوانى،</text:p>
      <text:p text:style-name="Standard">نامهنگارى‬ </text:p>
      <text:p text:style-name="Standard">‫فيلم</text:p>
      <text:p text:style-name="Standard">بردارى،</text:p>
      <text:p text:style-name="Standard">گردآورى‬ </text:p>
      <text:p text:style-name="Standard">‫سنگهاى</text:p>
      <text:p text:style-name="Standard">آمياب‬ </text:p>
      <text:p text:style-name="Standard">‫شماره</text:p>
      <text:p text:style-name="Standard">تلفن</text:p>
      <text:p text:style-name="Standard">همراه</text:p>
      <text:p text:style-name="Standard">شما‬ </text:p>
      <text:p text:style-name="Standard"><text:soft-page-break/>‫چند</text:p>
      <text:p text:style-name="Standard">است؟‬ </text:p>
      <text:p text:style-name="Standard">‫نود</text:p>
      <text:p text:style-name="Standard">و</text:p>
      <text:p text:style-name="Standard">پنج</text:p>
      <text:p text:style-name="Standard">—</text:p>
      <text:p text:style-name="Standard">هفتاد</text:p>
      <text:p text:style-name="Standard">و‬ </text:p>
      <text:p text:style-name="Standard">‫هفت</text:p>
      <text:p text:style-name="Standard">—</text:p>
      <text:p text:style-name="Standard">شصت‬ </text:p>
      <text:p text:style-name="Standard">‫شماره</text:p>
      <text:p text:style-name="Standard">تلفن</text:p>
      <text:p text:style-name="Standard">خانه؟‬ </text:p>
      <text:p text:style-name="Standard">‫شصت</text:p>
      <text:p text:style-name="Standard">و</text:p>
      <text:p text:style-name="Standard">پنج</text:p>
      <text:p text:style-name="Standard">—</text:p>
      <text:p text:style-name="Standard">چهل</text:p>
      <text:p text:style-name="Standard">و‬ </text:p>
      <text:p text:style-name="Standard">‫چهار</text:p>
      <text:p text:style-name="Standard">—</text:p>
      <text:p text:style-name="Standard">بيست</text:p>
      <text:p text:style-name="Standard">و</text:p>
      <text:p text:style-name="Standard">یک‬ </text:p>
      <text:p text:style-name="Standard">‫نشانى</text:p>
      <text:p text:style-name="Standard">خانه؟‬ </text:p>
      <text:p text:style-name="Standard">‫قزوین،</text:p>
      <text:p text:style-name="Standard">خيابان</text:p>
      <text:p text:style-name="Standard">جامى‬ </text:p>
      <text:p text:style-name="Standard">‫پلاک</text:p>
      <text:p text:style-name="Standard">چهل،</text:p>
      <text:p text:style-name="Standard">شيرین‬ </text:p>
      <text:p text:style-name="Standard">‫ساسانى‬ </text:p>
      <text:p text:style-name="Standard">‫ما</text:p>
      <text:p text:style-name="Standard">بزودى</text:p>
      <text:p text:style-name="Standard">با</text:p>
      <text:p text:style-name="Standard">شما</text:p>
      <text:p text:style-name="Standard">تماس‬ </text:p>
      <text:p text:style-name="Standard">‫خواهيم</text:p>
      <text:p text:style-name="Standard">گرفت‬ </text:p>
      <text:p text:style-name="Standard">‫به</text:p>
      <text:p text:style-name="Standard">اميد</text:p>
      <text:p text:style-name="Standard">دیدار‬ </text:p>
      <text:p text:style-name="Standard">с</text:p>
      <text:p text:style-name="Standard">мы</text:p>
      <text:p text:style-name="Standard">скоро</text:p>
      <text:p text:style-name="Standard">с</text:p>
      <text:p text:style-name="Standard">вами</text:p>
      <text:p text:style-name="Standard">mā</text:p>
      <text:p text:style-name="Standard">bezudi</text:p>
      <text:p text:style-name="Standard">bā</text:p>
      <text:p text:style-name="Standard">šomā</text:p>
      <text:p text:style-name="Standard">восемнадцатая</text:p>
      <text:p text:style-name="Standard"><text:soft-page-break/>didār</text:p>
      <text:p text:style-name="Standard">e</text:p>
      <text:p text:style-name="Standard">hijdahom</text:p>
      <text:p text:style-name="Standard">‫دیدار</text:p>
      <text:p text:style-name="Standard">هيجدهم‬ </text:p>
      <text:p text:style-name="Standard">свяжемся</text:p>
      <text:p text:style-name="Standard">tamās</text:p>
      <text:p text:style-name="Standard">xāhim</text:p>
      <text:p text:style-name="Standard">gereft</text:p>
      <text:p text:style-name="Standard">встреча</text:p>
      <text:p text:style-name="Standard">ш</text:p>
      <text:p text:style-name="Standard">до</text:p>
      <text:p text:style-name="Standard">свидания</text:p>
      <text:p text:style-name="Standard">в</text:p>
      <text:p text:style-name="Standard">be</text:p>
      <text:p text:style-name="Standard">omid</text:p>
      <text:p text:style-name="Standard">e</text:p>
      <text:p text:style-name="Standard">didār</text:p>
      <text:p text:style-name="Standard">друзья</text:p>
      <text:p text:style-name="Standard">в</text:p>
      <text:p text:style-name="Standard">городе</text:p>
      <text:p text:style-name="Standard">надежде</text:p>
      <text:p text:style-name="Standard">на</text:p>
      <text:p text:style-name="Standard">хамадане</text:p>
      <text:p text:style-name="Standard">встречу</text:p>
      <text:p text:style-name="Standard">dustān</text:p>
      <text:p text:style-name="Standard">dar</text:p>
      <text:p text:style-name="Standard">šahr</text:p>
      <text:p text:style-name="Standard">e</text:p>
      <text:p text:style-name="Standard">‫دوستان</text:p>
      <text:p text:style-name="Standard">در</text:p>
      <text:p text:style-name="Standard">شهر</text:p>
      <text:p text:style-name="Standard">همدان‬ </text:p>
      <text:p text:style-name="Standard">hamadān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6 </text:p>
      <text:p text:style-name="Standard">и</text:p>
      <text:p text:style-name="Standard">в</text:p>
      <text:p text:style-name="Standard">какую </text:p>
      <text:p text:style-name="Standard">гостиницу</text:p>
      <text:p text:style-name="Standard">поедем</text:p>
      <text:p text:style-name="Standard">сина</text:p>
      <text:p text:style-name="Standard">азади</text:p>
      <text:p text:style-name="Standard">экбатан</text:p>
      <text:p text:style-name="Standard">к</text:p>
      <text:p text:style-name="Standard">сколько</text:p>
      <text:p text:style-name="Standard">звезд</text:p>
      <text:p text:style-name="Standard">у </text:p>
      <text:p text:style-name="Standard"><text:soft-page-break/>этих</text:p>
      <text:p text:style-name="Standard">гостиниц</text:p>
      <text:p text:style-name="Standard">и</text:p>
      <text:p text:style-name="Standard">сина</text:p>
      <text:p text:style-name="Standard">—</text:p>
      <text:p text:style-name="Standard">пять </text:p>
      <text:p text:style-name="Standard">звезд</text:p>
      <text:p text:style-name="Standard">азади</text:p>
      <text:p text:style-name="Standard">и </text:p>
      <text:p text:style-name="Standard">экбатан</text:p>
      <text:p text:style-name="Standard">—</text:p>
      <text:p text:style-name="Standard">четыре </text:p>
      <text:p text:style-name="Standard">звезды</text:p>
      <text:p text:style-name="Standard">к</text:p>
      <text:p text:style-name="Standard">лучше</text:p>
      <text:p text:style-name="Standard">взглянуть </text:p>
      <text:p text:style-name="Standard">на</text:p>
      <text:p text:style-name="Standard">все</text:p>
      <text:p text:style-name="Standard">эти</text:p>
      <text:p text:style-name="Standard">гостиницы </text:p>
      <text:p text:style-name="Standard">поближе</text:p>
      <text:p text:style-name="Standard">из</text:p>
      <text:p text:style-name="Standard">близи</text:p>
      <text:p text:style-name="Standard">г</text:p>
      <text:p text:style-name="Standard">гостиница</text:p>
      <text:p text:style-name="Standard">сина </text:p>
      <text:p text:style-name="Standard">находится</text:p>
      <text:p text:style-name="Standard">напротив </text:p>
      <text:p text:style-name="Standard">мавзолея</text:p>
      <text:p text:style-name="Standard">ибн</text:p>
      <text:p text:style-name="Standard">сины</text:p>
      <text:p text:style-name="Standard">к</text:p>
      <text:p text:style-name="Standard">гостиница</text:p>
      <text:p text:style-name="Standard">азади </text:p>
      <text:p text:style-name="Standard">дальше</text:p>
      <text:p text:style-name="Standard">и</text:p>
      <text:p text:style-name="Standard">ее</text:p>
      <text:p text:style-name="Standard">комнаты </text:p>
      <text:p text:style-name="Standard">меньше</text:p>
      <text:p text:style-name="Standard">д</text:p>
      <text:p text:style-name="Standard">гостиница </text:p>
      <text:p text:style-name="Standard">экбатан</text:p>
      <text:p text:style-name="Standard">неплохая</text:p>
      <text:p text:style-name="Standard">но</text:p>
      <text:p text:style-name="Standard">сейчас</text:p>
      <text:p text:style-name="Standard">в</text:p>
      <text:p text:style-name="Standard">ней</text:p>
      <text:p text:style-name="Standard">нет </text:p>
      <text:p text:style-name="Standard">мест</text:p>
      <text:p text:style-name="Standard">и</text:p>
      <text:p text:style-name="Standard">в</text:p>
      <text:p text:style-name="Standard">гостинице</text:p>
      <text:p text:style-name="Standard">сина </text:p>
      <text:p text:style-name="Standard">также</text:p>
      <text:p text:style-name="Standard"><text:soft-page-break/>есть</text:p>
      <text:p text:style-name="Standard">магазин</text:p>
      <text:p text:style-name="Standard">бассейн</text:p>
      <text:p text:style-name="Standard">кинозал</text:p>
      <text:p text:style-name="Standard">книжный</text:p>
      <text:p text:style-name="Standard">магазин </text:p>
      <text:p text:style-name="Standard">darun</text:p>
      <text:p text:style-name="Standard">—</text:p>
      <text:p text:style-name="Standard">внутренняя </text:p>
      <text:p text:style-name="Standard">часть</text:p>
      <text:p text:style-name="Standard">г</text:p>
      <text:p text:style-name="Standard">тогда</text:p>
      <text:p text:style-name="Standard">сегодня </text:p>
      <text:p text:style-name="Standard">ночью</text:p>
      <text:p text:style-name="Standard">мы</text:p>
      <text:p text:style-name="Standard">можем </text:p>
      <text:p text:style-name="Standard">посмотреть</text:p>
      <text:p text:style-name="Standard">иранский </text:p>
      <text:p text:style-name="Standard">фильм</text:p>
      <text:p text:style-name="Standard">д</text:p>
      <text:p text:style-name="Standard">и</text:p>
      <text:p text:style-name="Standard">поплавать</text:p>
      <text:p text:style-name="Standard">в </text:p>
      <text:p text:style-name="Standard">бассейне</text:p>
      <text:p text:style-name="Standard">плавание </text:p>
      <text:p text:style-name="Standard">сделаем</text:p>
      <text:p text:style-name="Standard">к</text:p>
      <text:p text:style-name="Standard">и</text:p>
      <text:p text:style-name="Standard">покупки </text:p>
      <text:p text:style-name="Standard">сделаем</text:p>
      <text:p text:style-name="Standard">в</text:p>
      <text:p text:style-name="Standard">магазине</text:p>
      <text:p text:style-name="Standard">be</text:p>
      <text:p text:style-name="Standard">kodām</text:p>
      <text:p text:style-name="Standard">hotel </text:p>
      <text:p text:style-name="Standard">beravim</text:p>
      <text:p text:style-name="Standard">sinā</text:p>
      <text:p text:style-name="Standard">āzādi</text:p>
      <text:p text:style-name="Standard">ekbātān</text:p>
      <text:p text:style-name="Standard">in</text:p>
      <text:p text:style-name="Standard">hotel</text:p>
      <text:p text:style-name="Standard">hā</text:p>
      <text:p text:style-name="Standard">čand</text:p>
      <text:p text:style-name="Standard">setāre </text:p>
      <text:p text:style-name="Standard">hastand</text:p>
      <text:p text:style-name="Standard">sinā</text:p>
      <text:p text:style-name="Standard">panj</text:p>
      <text:p text:style-name="Standard">setāre</text:p>
      <text:p text:style-name="Standard">āzādi </text:p>
      <text:p text:style-name="Standard">va</text:p>
      <text:p text:style-name="Standard">ekbātān</text:p>
      <text:p text:style-name="Standard">čahār </text:p>
      <text:p text:style-name="Standard">setāre</text:p>
      <text:p text:style-name="Standard">hastand</text:p>
      <text:p text:style-name="Standard"><text:soft-page-break/>behtar</text:p>
      <text:p text:style-name="Standard">ast</text:p>
      <text:p text:style-name="Standard">hame</text:p>
      <text:p text:style-name="Standard">ye </text:p>
      <text:p text:style-name="Standard">hotel</text:p>
      <text:p text:style-name="Standard">hā</text:p>
      <text:p text:style-name="Standard">rā</text:p>
      <text:p text:style-name="Standard">az</text:p>
      <text:p text:style-name="Standard">nazdik </text:p>
      <text:p text:style-name="Standard">bebinim</text:p>
      <text:p text:style-name="Standard">hotel</text:p>
      <text:p text:style-name="Standard">sinā</text:p>
      <text:p text:style-name="Standard">ruberu</text:p>
      <text:p text:style-name="Standard">ye </text:p>
      <text:p text:style-name="Standard">ārāmgāh</text:p>
      <text:p text:style-name="Standard">e</text:p>
      <text:p text:style-name="Standard">sinā</text:p>
      <text:p text:style-name="Standard">ast</text:p>
      <text:p text:style-name="Standard">hotel</text:p>
      <text:p text:style-name="Standard">āzādi</text:p>
      <text:p text:style-name="Standard">durtar</text:p>
      <text:p text:style-name="Standard">va </text:p>
      <text:p text:style-name="Standard">otāq</text:p>
      <text:p text:style-name="Standard">hā</text:p>
      <text:p text:style-name="Standard">yeš</text:p>
      <text:p text:style-name="Standard">kučektar </text:p>
      <text:p text:style-name="Standard">ast</text:p>
      <text:p text:style-name="Standard">hotel</text:p>
      <text:p text:style-name="Standard">ekbātān</text:p>
      <text:p text:style-name="Standard">bad</text:p>
      <text:p text:style-name="Standard">nist </text:p>
      <text:p text:style-name="Standard">vali</text:p>
      <text:p text:style-name="Standard">emruz</text:p>
      <text:p text:style-name="Standard">jā</text:p>
      <text:p text:style-name="Standard">nadārad</text:p>
      <text:p text:style-name="Standard">‫به</text:p>
      <text:p text:style-name="Standard">آدام</text:p>
      <text:p text:style-name="Standard">هتل</text:p>
      <text:p text:style-name="Standard">برویم؟‬ </text:p>
      <text:p text:style-name="Standard">،</text:p>
      <text:p text:style-name="Standard">‫</text:p>
      <text:p text:style-name="Standard">سينا</text:p>
      <text:p text:style-name="Standard">،</text:p>
      <text:p text:style-name="Standard">آزادى‬ </text:p>
      <text:p text:style-name="Standard">‫</text:p>
      <text:p text:style-name="Standard">اآباتان</text:p>
      <text:p text:style-name="Standard">؟‬ </text:p>
      <text:p text:style-name="Standard">‫این</text:p>
      <text:p text:style-name="Standard">هتلها</text:p>
      <text:p text:style-name="Standard">چند</text:p>
      <text:p text:style-name="Standard">ستاره‬ </text:p>
      <text:p text:style-name="Standard">‫هستند؟‬ </text:p>
      <text:p text:style-name="Standard">،‫</text:p>
      <text:p text:style-name="Standard">سينا</text:p>
      <text:p text:style-name="Standard"><text:soft-page-break/>پنج</text:p>
      <text:p text:style-name="Standard">ستاره‬ </text:p>
      <text:p text:style-name="Standard">‫</text:p>
      <text:p text:style-name="Standard">آزادى</text:p>
      <text:p text:style-name="Standard">و</text:p>
      <text:p text:style-name="Standard">اآباتان‬ </text:p>
      <text:p text:style-name="Standard">‫چهار</text:p>
      <text:p text:style-name="Standard">ستاره</text:p>
      <text:p text:style-name="Standard">هستند‬ </text:p>
      <text:p text:style-name="Standard">‫بهتر</text:p>
      <text:p text:style-name="Standard">است</text:p>
      <text:p text:style-name="Standard">همه</text:p>
      <text:p text:style-name="Standard">هتلها</text:p>
      <text:p text:style-name="Standard">را‬ </text:p>
      <text:p text:style-name="Standard">‫از</text:p>
      <text:p text:style-name="Standard">نزدیک</text:p>
      <text:p text:style-name="Standard">ببينيم‬ </text:p>
      <text:p text:style-name="Standard">‫هتل</text:p>
      <text:p text:style-name="Standard">سينا</text:p>
      <text:p text:style-name="Standard">روبهروى‬ </text:p>
      <text:p text:style-name="Standard">‫آرامگاه</text:p>
      <text:p text:style-name="Standard">سينا</text:p>
      <text:p text:style-name="Standard">است‬ </text:p>
      <text:p text:style-name="Standard">‫هتل</text:p>
      <text:p text:style-name="Standard">آزادى</text:p>
      <text:p text:style-name="Standard">دورتر</text:p>
      <text:p text:style-name="Standard">و‬ </text:p>
      <text:p text:style-name="Standard">‫اتاقهایش</text:p>
      <text:p text:style-name="Standard">آوچكتر</text:p>
      <text:p text:style-name="Standard">است‬ </text:p>
      <text:p text:style-name="Standard">‫هتل</text:p>
      <text:p text:style-name="Standard">اآباتان</text:p>
      <text:p text:style-name="Standard">بد</text:p>
      <text:p text:style-name="Standard">نيست</text:p>
      <text:p text:style-name="Standard">ولى‬ </text:p>
      <text:p text:style-name="Standard">‫امروز</text:p>
      <text:p text:style-name="Standard">جا</text:p>
      <text:p text:style-name="Standard">ندارد‬ </text:p>
      <text:p text:style-name="Standard">dar</text:p>
      <text:p text:style-name="Standard">darun</text:p>
      <text:p text:style-name="Standard">e</text:p>
      <text:p text:style-name="Standard">hotel</text:p>
      <text:p text:style-name="Standard">‫در</text:p>
      <text:p text:style-name="Standard">درون</text:p>
      <text:p text:style-name="Standard">هتل</text:p>
      <text:p text:style-name="Standard">سينا‬ </text:p>
      <text:p text:style-name="Standard">sinā</text:p>
      <text:p text:style-name="Standard">forušgāh</text:p>
      <text:p text:style-name="Standard">estaxr</text:p>
      <text:p text:style-name="Standard">،‫فروشگاه،</text:p>
      <text:p text:style-name="Standard">استخر،</text:p>
      <text:p text:style-name="Standard">سينما‬ </text:p>
      <text:p text:style-name="Standard">sinemā</text:p>
      <text:p text:style-name="Standard">ketāb</text:p>
      <text:p text:style-name="Standard"><text:soft-page-break/>foruši</text:p>
      <text:p text:style-name="Standard">‫آتابفروشى</text:p>
      <text:p text:style-name="Standard">نيز</text:p>
      <text:p text:style-name="Standard">هست‬ </text:p>
      <text:p text:style-name="Standard">niz</text:p>
      <text:p text:style-name="Standard">hast</text:p>
      <text:p text:style-name="Standard">pas</text:p>
      <text:p text:style-name="Standard">emšab</text:p>
      <text:p text:style-name="Standard">mitavānim</text:p>
      <text:p text:style-name="Standard">‫پس،</text:p>
      <text:p text:style-name="Standard">امشب</text:p>
      <text:p text:style-name="Standard">مىتوانيم</text:p>
      <text:p text:style-name="Standard">فيلم‬ </text:p>
      <text:p text:style-name="Standard">film</text:p>
      <text:p text:style-name="Standard">e</text:p>
      <text:p text:style-name="Standard">irāni</text:p>
      <text:p text:style-name="Standard">dar</text:p>
      <text:p text:style-name="Standard">sinemā</text:p>
      <text:p text:style-name="Standard">‫ایرانى</text:p>
      <text:p text:style-name="Standard">در</text:p>
      <text:p text:style-name="Standard">سينما</text:p>
      <text:p text:style-name="Standard">ببينيم‬ </text:p>
      <text:p text:style-name="Standard">bebinim</text:p>
      <text:p text:style-name="Standard">va</text:p>
      <text:p text:style-name="Standard">dar</text:p>
      <text:p text:style-name="Standard">estaxr</text:p>
      <text:p text:style-name="Standard">šenā </text:p>
      <text:p text:style-name="Standard">konim</text:p>
      <text:p text:style-name="Standard">va</text:p>
      <text:p text:style-name="Standard">az</text:p>
      <text:p text:style-name="Standard">forušgāh</text:p>
      <text:p text:style-name="Standard">xarid </text:p>
      <text:p text:style-name="Standard">konim</text:p>
      <text:p text:style-name="Standard">‫و</text:p>
      <text:p text:style-name="Standard">در</text:p>
      <text:p text:style-name="Standard">استخر</text:p>
      <text:p text:style-name="Standard">شنا</text:p>
      <text:p text:style-name="Standard">آنيم‬ </text:p>
      <text:p text:style-name="Standard">‫و</text:p>
      <text:p text:style-name="Standard">از</text:p>
      <text:p text:style-name="Standard">فروشگاه</text:p>
      <text:p text:style-name="Standard">خرید</text:p>
      <text:p text:style-name="Standard">آني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7 </text:p>
      <text:p text:style-name="Standard">и</text:p>
      <text:p text:style-name="Standard">и</text:p>
      <text:p text:style-name="Standard">купим</text:p>
      <text:p text:style-name="Standard"><text:soft-page-break/>va</text:p>
      <text:p text:style-name="Standard">čand</text:p>
      <text:p text:style-name="Standard">ketāb</text:p>
      <text:p text:style-name="Standard">be</text:p>
      <text:p text:style-name="Standard">‫و</text:p>
      <text:p text:style-name="Standard">چند</text:p>
      <text:p text:style-name="Standard">آتاب</text:p>
      <text:p text:style-name="Standard">به</text:p>
      <text:p text:style-name="Standard">زبان‬ </text:p>
      <text:p text:style-name="Standard">несколько</text:p>
      <text:p text:style-name="Standard">книг</text:p>
      <text:p text:style-name="Standard">на</text:p>
      <text:p text:style-name="Standard">zabān</text:p>
      <text:p text:style-name="Standard">e</text:p>
      <text:p text:style-name="Standard">fārsi</text:p>
      <text:p text:style-name="Standard">bexarim</text:p>
      <text:p text:style-name="Standard">‫فارسى</text:p>
      <text:p text:style-name="Standard">بخریم‬ </text:p>
      <text:p text:style-name="Standard">персидском</text:p>
      <text:p text:style-name="Standard">языке</text:p>
      <text:p text:style-name="Standard">путь</text:p>
      <text:p text:style-name="Standard">к</text:p>
      <text:p text:style-name="Standard">керманшаху</text:p>
      <text:p text:style-name="Standard">dar</text:p>
      <text:p text:style-name="Standard">rāh</text:p>
      <text:p text:style-name="Standard">e</text:p>
      <text:p text:style-name="Standard">kermānšāh</text:p>
      <text:p text:style-name="Standard">‫در</text:p>
      <text:p text:style-name="Standard">راه</text:p>
      <text:p text:style-name="Standard">آرمانشاه‬ </text:p>
      <text:p text:style-name="Standard">иван</text:p>
      <text:p text:style-name="Standard">взгляните</text:p>
      <text:p text:style-name="Standard">negāh</text:p>
      <text:p text:style-name="Standard">konid</text:p>
      <text:p text:style-name="Standard">bālāye</text:p>
      <text:p text:style-name="Standard">‫نگاه</text:p>
      <text:p text:style-name="Standard">آنيد</text:p>
      <text:p text:style-name="Standard">بالاى</text:p>
      <text:p text:style-name="Standard">آوه‬ </text:p>
      <text:p text:style-name="Standard">взгляд</text:p>
      <text:p text:style-name="Standard">сделайте</text:p>
      <text:p text:style-name="Standard">kuh</text:p>
      <text:p text:style-name="Standard">на</text:p>
      <text:p text:style-name="Standard">вершину</text:p>
      <text:p text:style-name="Standard">горы</text:p>
      <text:p text:style-name="Standard">доминик</text:p>
      <text:p text:style-name="Standard">эта</text:p>
      <text:p text:style-name="Standard">гора</text:p>
      <text:p text:style-name="Standard">называется</text:p>
      <text:p text:style-name="Standard">альвенд</text:p>
      <text:p text:style-name="Standard">это</text:p>
      <text:p text:style-name="Standard">сообщение</text:p>
      <text:p text:style-name="Standard">дария</text:p>
      <text:p text:style-name="Standard">на</text:p>
      <text:p text:style-name="Standard"><text:soft-page-break/>древнем</text:p>
      <text:p text:style-name="Standard">персидском</text:p>
      <text:p text:style-name="Standard">языке</text:p>
      <text:p text:style-name="Standard">и</text:p>
      <text:p text:style-name="Standard">как</text:p>
      <text:p text:style-name="Standard">называется</text:p>
      <text:p text:style-name="Standard">это</text:p>
      <text:p text:style-name="Standard">сообщение</text:p>
      <text:p text:style-name="Standard">гельмут</text:p>
      <text:p text:style-name="Standard">ганджнаме</text:p>
      <text:p text:style-name="Standard">ценная</text:p>
      <text:p text:style-name="Standard">книга/ценное</text:p>
      <text:p text:style-name="Standard">письмо;</text:p>
      <text:p text:style-name="Standard">ganj</text:p>
      <text:p text:style-name="Standard">—</text:p>
      <text:p text:style-name="Standard">сокровище</text:p>
      <text:p text:style-name="Standard">и</text:p>
      <text:p text:style-name="Standard">от</text:p>
      <text:p text:style-name="Standard">хамадана</text:p>
      <text:p text:style-name="Standard">до</text:p>
      <text:p text:style-name="Standard">керманшаха</text:p>
      <text:p text:style-name="Standard">сколько</text:p>
      <text:p text:style-name="Standard">километров</text:p>
      <text:p text:style-name="Standard">г</text:p>
      <text:p text:style-name="Standard">150</text:p>
      <text:p text:style-name="Standard">км</text:p>
      <text:p text:style-name="Standard">nām</text:p>
      <text:p text:style-name="Standard">e</text:p>
      <text:p text:style-name="Standard">in</text:p>
      <text:p text:style-name="Standard">kuh</text:p>
      <text:p text:style-name="Standard">alvand</text:p>
      <text:p text:style-name="Standard">‫نام</text:p>
      <text:p text:style-name="Standard">این</text:p>
      <text:p text:style-name="Standard">آوه</text:p>
      <text:p text:style-name="Standard">الوند</text:p>
      <text:p text:style-name="Standard">است‬ </text:p>
      <text:p text:style-name="Standard">ast</text:p>
      <text:p text:style-name="Standard">in</text:p>
      <text:p text:style-name="Standard">payām</text:p>
      <text:p text:style-name="Standard">e</text:p>
      <text:p text:style-name="Standard">dāryuš</text:p>
      <text:p text:style-name="Standard">ast</text:p>
      <text:p text:style-name="Standard">be</text:p>
      <text:p text:style-name="Standard">zabān</text:p>
      <text:p text:style-name="Standard">e</text:p>
      <text:p text:style-name="Standard">fārsi</text:p>
      <text:p text:style-name="Standard">bāstān</text:p>
      <text:p text:style-name="Standard">nām</text:p>
      <text:p text:style-name="Standard">e</text:p>
      <text:p text:style-name="Standard">in</text:p>
      <text:p text:style-name="Standard">payām</text:p>
      <text:p text:style-name="Standard">čist</text:p>
      <text:p text:style-name="Standard">‫این</text:p>
      <text:p text:style-name="Standard">پيام</text:p>
      <text:p text:style-name="Standard"><text:soft-page-break/>داریوش</text:p>
      <text:p text:style-name="Standard">است</text:p>
      <text:p text:style-name="Standard">به‬ </text:p>
      <text:p text:style-name="Standard">‫زبان</text:p>
      <text:p text:style-name="Standard">فارسى</text:p>
      <text:p text:style-name="Standard">باستان‬ </text:p>
      <text:p text:style-name="Standard">‫نام</text:p>
      <text:p text:style-name="Standard">این</text:p>
      <text:p text:style-name="Standard">پيام</text:p>
      <text:p text:style-name="Standard">چيست؟‬ </text:p>
      <text:p text:style-name="Standard">ganjnāme</text:p>
      <text:p text:style-name="Standard">‫گنجنامه‬ </text:p>
      <text:p text:style-name="Standard">az</text:p>
      <text:p text:style-name="Standard">hamadān</text:p>
      <text:p text:style-name="Standard">tā </text:p>
      <text:p text:style-name="Standard">‫از</text:p>
      <text:p text:style-name="Standard">همدان</text:p>
      <text:p text:style-name="Standard">تا</text:p>
      <text:p text:style-name="Standard">آرمانشاه</text:p>
      <text:p text:style-name="Standard">چند‬ </text:p>
      <text:p text:style-name="Standard">kermānšāh</text:p>
      <text:p text:style-name="Standard">čand </text:p>
      <text:p text:style-name="Standard">‫آيلومتر</text:p>
      <text:p text:style-name="Standard">است؟‬ </text:p>
      <text:p text:style-name="Standard">kilometr</text:p>
      <text:p text:style-name="Standard">ast</text:p>
      <text:p text:style-name="Standard">sad</text:p>
      <text:p text:style-name="Standard">o</text:p>
      <text:p text:style-name="Standard">panjah</text:p>
      <text:p text:style-name="Standard">kilometr </text:p>
      <text:p text:style-name="Standard">‫صد</text:p>
      <text:p text:style-name="Standard">و</text:p>
      <text:p text:style-name="Standard">پنجاه</text:p>
      <text:p text:style-name="Standard">آيلومتر‬ </text:p>
      <text:p text:style-name="Standard">ast</text:p>
      <text:p text:style-name="Standard">‫است‬ </text:p>
      <text:p text:style-name="Standard">д</text:p>
      <text:p text:style-name="Standard">второе</text:p>
      <text:p text:style-name="Standard">сообщение</text:p>
      <text:p text:style-name="Standard">payām</text:p>
      <text:p text:style-name="Standard">e</text:p>
      <text:p text:style-name="Standard">dov’vom</text:p>
      <text:p text:style-name="Standard">e </text:p>
      <text:p text:style-name="Standard">‫پيام</text:p>
      <text:p text:style-name="Standard">دوم</text:p>
      <text:p text:style-name="Standard">داریوش</text:p>
      <text:p text:style-name="Standard">در‬ </text:p>
      <text:p text:style-name="Standard">дария</text:p>
      <text:p text:style-name="Standard">находится</text:p>
      <text:p text:style-name="Standard">на </text:p>
      <text:p text:style-name="Standard">dāryuš</text:p>
      <text:p text:style-name="Standard">dar</text:p>
      <text:p text:style-name="Standard">bālā</text:p>
      <text:p text:style-name="Standard">ye </text:p>
      <text:p text:style-name="Standard"><text:soft-page-break/>‫بالاى</text:p>
      <text:p text:style-name="Standard">آوه</text:p>
      <text:p text:style-name="Standard">بيستون</text:p>
      <text:p text:style-name="Standard">در‬ </text:p>
      <text:p text:style-name="Standard">вершине</text:p>
      <text:p text:style-name="Standard">горы </text:p>
      <text:p text:style-name="Standard">kuh</text:p>
      <text:p text:style-name="Standard">e</text:p>
      <text:p text:style-name="Standard">bisetun</text:p>
      <text:p text:style-name="Standard">dar </text:p>
      <text:p text:style-name="Standard">‫شهر</text:p>
      <text:p text:style-name="Standard">آرمانشاه</text:p>
      <text:p text:style-name="Standard">است‬ </text:p>
      <text:p text:style-name="Standard">бисетун</text:p>
      <text:p text:style-name="Standard">в</text:p>
      <text:p text:style-name="Standard">городе </text:p>
      <text:p text:style-name="Standard">šahr</text:p>
      <text:p text:style-name="Standard">e</text:p>
      <text:p text:style-name="Standard">kermānšāh</text:p>
      <text:p text:style-name="Standard">ast</text:p>
      <text:p text:style-name="Standard">керманшахе</text:p>
      <text:p text:style-name="Standard">и</text:p>
      <text:p text:style-name="Standard">я</text:p>
      <text:p text:style-name="Standard">слышал</text:p>
      <text:p text:style-name="Standard">что </text:p>
      <text:p text:style-name="Standard">man</text:p>
      <text:p text:style-name="Standard">šenidam</text:p>
      <text:p text:style-name="Standard">ke</text:p>
      <text:p text:style-name="Standard">širini</text:p>
      <text:p text:style-name="Standard">‫من</text:p>
      <text:p text:style-name="Standard">شنيدم</text:p>
      <text:p text:style-name="Standard">آه</text:p>
      <text:p text:style-name="Standard">شيرینى‬ </text:p>
      <text:p text:style-name="Standard">сладости</text:p>
      <text:p text:style-name="Standard">города </text:p>
      <text:p text:style-name="Standard">ye</text:p>
      <text:p text:style-name="Standard">šahr</text:p>
      <text:p text:style-name="Standard">e</text:p>
      <text:p text:style-name="Standard">kermānšāh </text:p>
      <text:p text:style-name="Standard">‫شهر</text:p>
      <text:p text:style-name="Standard">آرمانشاه</text:p>
      <text:p text:style-name="Standard">خوشمزه‬ </text:p>
      <text:p text:style-name="Standard">керманшаха</text:p>
      <text:p text:style-name="Standard">— </text:p>
      <text:p text:style-name="Standard">xoš</text:p>
      <text:p text:style-name="Standard">maze</text:p>
      <text:p text:style-name="Standard">ast</text:p>
      <text:p text:style-name="Standard">‫است‬ </text:p>
      <text:p text:style-name="Standard">вкусные</text:p>
      <text:p text:style-name="Standard">г</text:p>
      <text:p text:style-name="Standard">когда</text:p>
      <text:p text:style-name="Standard">мы</text:p>
      <text:p text:style-name="Standard">увидим</text:p>
      <text:p text:style-name="Standard">hargāh</text:p>
      <text:p text:style-name="Standard"><text:soft-page-break/>širini</text:p>
      <text:p text:style-name="Standard">foruši </text:p>
      <text:p text:style-name="Standard">‫هرگاه</text:p>
      <text:p text:style-name="Standard">شيرینى</text:p>
      <text:p text:style-name="Standard">فروشى‬ </text:p>
      <text:p text:style-name="Standard">кондитерский </text:p>
      <text:p text:style-name="Standard">didim</text:p>
      <text:p text:style-name="Standard">mi’istim</text:p>
      <text:p text:style-name="Standard">‫دیدیم</text:p>
      <text:p text:style-name="Standard">مىایستيم‬ </text:p>
      <text:p text:style-name="Standard">магазин</text:p>
      <text:p text:style-name="Standard">— </text:p>
      <text:p text:style-name="Standard">остановимся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48 </text:p>
      <text:p text:style-name="Standard">иван</text:p>
      <text:p text:style-name="Standard">читает</text:p>
      <text:p text:style-name="Standard">добро</text:p>
      <text:p text:style-name="Standard">ivān</text:p>
      <text:p text:style-name="Standard">mixānad</text:p>
      <text:p text:style-name="Standard">be </text:p>
      <text:p text:style-name="Standard">пожаловать</text:p>
      <text:p text:style-name="Standard">в</text:p>
      <text:p text:style-name="Standard">город </text:p>
      <text:p text:style-name="Standard">šahr</text:p>
      <text:p text:style-name="Standard">e</text:p>
      <text:p text:style-name="Standard">kermānšāh</text:p>
      <text:p text:style-name="Standard">xoš </text:p>
      <text:p text:style-name="Standard">керманшах</text:p>
      <text:p text:style-name="Standard">āmadid</text:p>
      <text:p text:style-name="Standard">‫ایوان</text:p>
      <text:p text:style-name="Standard">مىخواند</text:p>
      <text:p text:style-name="Standard">به‬ </text:p>
      <text:p text:style-name="Standard">‫شهر</text:p>
      <text:p text:style-name="Standard">آرمانشاه</text:p>
      <text:p text:style-name="Standard">خوش‬ </text:p>
      <text:p text:style-name="Standard">‫آمدید‬ </text:p>
      <text:p text:style-name="Standard">четыре</text:p>
      <text:p text:style-name="Standard">альпиниста</text:p>
      <text:p text:style-name="Standard">и</text:p>
      <text:p text:style-name="Standard">иранские</text:p>
      <text:p text:style-name="Standard">горы </text:p>
      <text:p text:style-name="Standard">высокие</text:p>
      <text:p text:style-name="Standard">и</text:p>
      <text:p text:style-name="Standard">красивые</text:p>
      <text:p text:style-name="Standard">г</text:p>
      <text:p text:style-name="Standard">одна</text:p>
      <text:p text:style-name="Standard">вторая</text:p>
      <text:p text:style-name="Standard"><text:soft-page-break/>часть </text:p>
      <text:p text:style-name="Standard">ирана</text:p>
      <text:p text:style-name="Standard">горная</text:p>
      <text:p text:style-name="Standard">čahār</text:p>
      <text:p text:style-name="Standard">kuhnavard</text:p>
      <text:p text:style-name="Standard">‫چهار</text:p>
      <text:p text:style-name="Standard">آوهنورد‬ </text:p>
      <text:p text:style-name="Standard">kuh</text:p>
      <text:p text:style-name="Standard">hā</text:p>
      <text:p text:style-name="Standard">ye</text:p>
      <text:p text:style-name="Standard">irān</text:p>
      <text:p text:style-name="Standard">boland</text:p>
      <text:p text:style-name="Standard">‫آوههاى</text:p>
      <text:p text:style-name="Standard">ایران</text:p>
      <text:p text:style-name="Standard">بلند</text:p>
      <text:p text:style-name="Standard">و</text:p>
      <text:p text:style-name="Standard">زیبا‬ </text:p>
      <text:p text:style-name="Standard">va</text:p>
      <text:p text:style-name="Standard">zibā</text:p>
      <text:p text:style-name="Standard">hastand</text:p>
      <text:p text:style-name="Standard">‫هستند‬ </text:p>
      <text:p text:style-name="Standard">yek</text:p>
      <text:p text:style-name="Standard">dov’vom</text:p>
      <text:p text:style-name="Standard">e </text:p>
      <text:p text:style-name="Standard">‫یک</text:p>
      <text:p text:style-name="Standard">دوم</text:p>
      <text:p text:style-name="Standard">سرزمين</text:p>
      <text:p text:style-name="Standard">ایران‬ </text:p>
      <text:p text:style-name="Standard">sarzamin</text:p>
      <text:p text:style-name="Standard">e</text:p>
      <text:p text:style-name="Standard">irān</text:p>
      <text:p text:style-name="Standard">‫آوهستانى</text:p>
      <text:p text:style-name="Standard">است‬ </text:p>
      <text:p text:style-name="Standard">kuhestāni</text:p>
      <text:p text:style-name="Standard">ast</text:p>
      <text:p text:style-name="Standard">д</text:p>
      <text:p text:style-name="Standard">да</text:p>
      <text:p text:style-name="Standard">две</text:p>
      <text:p text:style-name="Standard">цепи</text:p>
      <text:p text:style-name="Standard">āri</text:p>
      <text:p text:style-name="Standard">do</text:p>
      <text:p text:style-name="Standard">rešte</text:p>
      <text:p text:style-name="Standard">kuh</text:p>
      <text:p text:style-name="Standard">e </text:p>
      <text:p text:style-name="Standard">‫آرى</text:p>
      <text:p text:style-name="Standard">دو</text:p>
      <text:p text:style-name="Standard">رشته</text:p>
      <text:p text:style-name="Standard">آوه</text:p>
      <text:p text:style-name="Standard">البرز‬ </text:p>
      <text:p text:style-name="Standard">альборз</text:p>
      <text:p text:style-name="Standard">и</text:p>
      <text:p text:style-name="Standard">загрос</text:p>
      <text:p text:style-name="Standard">alborz</text:p>
      <text:p text:style-name="Standard">va</text:p>
      <text:p text:style-name="Standard"><text:soft-page-break/>zāgros</text:p>
      <text:p text:style-name="Standard">‫و</text:p>
      <text:p text:style-name="Standard">زاگرس‬ </text:p>
      <text:p text:style-name="Standard">и</text:p>
      <text:p text:style-name="Standard">друзья</text:p>
      <text:p text:style-name="Standard">где</text:p>
      <text:p text:style-name="Standard">будем</text:p>
      <text:p text:style-name="Standard">dustān</text:p>
      <text:p text:style-name="Standard">kojā</text:p>
      <text:p text:style-name="Standard">nāhār </text:p>
      <text:p text:style-name="Standard">‫دوستان</text:p>
      <text:p text:style-name="Standard">آجا</text:p>
      <text:p text:style-name="Standard">ناهار‬ </text:p>
      <text:p text:style-name="Standard">обедать</text:p>
      <text:p text:style-name="Standard">bexorim</text:p>
      <text:p text:style-name="Standard">‫بخوریم؟‬ </text:p>
      <text:p text:style-name="Standard">г</text:p>
      <text:p text:style-name="Standard">высоко</text:p>
      <text:p text:style-name="Standard">в</text:p>
      <text:p text:style-name="Standard">горах </text:p>
      <text:p text:style-name="Standard">bālā</text:p>
      <text:p text:style-name="Standard">ye</text:p>
      <text:p text:style-name="Standard">kuh</text:p>
      <text:p text:style-name="Standard">restorān </text:p>
      <text:p text:style-name="Standard">‫بالاى</text:p>
      <text:p text:style-name="Standard">آوه</text:p>
      <text:p text:style-name="Standard">رستوران‬ </text:p>
      <text:p text:style-name="Standard">есть</text:p>
      <text:p text:style-name="Standard">ресторан</text:p>
      <text:p text:style-name="Standard">там </text:p>
      <text:p text:style-name="Standard">hast</text:p>
      <text:p text:style-name="Standard">dar</text:p>
      <text:p text:style-name="Standard">ānjā</text:p>
      <text:p text:style-name="Standard">ham </text:p>
      <text:p text:style-name="Standard">‫هست</text:p>
      <text:p text:style-name="Standard">در</text:p>
      <text:p text:style-name="Standard">آنجا</text:p>
      <text:p text:style-name="Standard">هم</text:p>
      <text:p text:style-name="Standard">هوا‬ </text:p>
      <text:p text:style-name="Standard">воздух</text:p>
      <text:p text:style-name="Standard">чище</text:p>
      <text:p text:style-name="Standard">и</text:p>
      <text:p text:style-name="Standard">вид </text:p>
      <text:p text:style-name="Standard">havā</text:p>
      <text:p text:style-name="Standard">tamiztar</text:p>
      <text:p text:style-name="Standard">ast</text:p>
      <text:p text:style-name="Standard">va </text:p>
      <text:p text:style-name="Standard">‫تميزتر</text:p>
      <text:p text:style-name="Standard">است</text:p>
      <text:p text:style-name="Standard">و</text:p>
      <text:p text:style-name="Standard">هم</text:p>
      <text:p text:style-name="Standard">دیدگاه‬ </text:p>
      <text:p text:style-name="Standard">красивее</text:p>
      <text:p text:style-name="Standard">ham</text:p>
      <text:p text:style-name="Standard"><text:soft-page-break/>didgāh</text:p>
      <text:p text:style-name="Standard">zibātar</text:p>
      <text:p text:style-name="Standard">ast</text:p>
      <text:p text:style-name="Standard">и</text:p>
      <text:p text:style-name="Standard">альпинизм</text:p>
      <text:p text:style-name="Standard">делает </text:p>
      <text:p text:style-name="Standard">человека</text:p>
      <text:p text:style-name="Standard">сильным </text:p>
      <text:p text:style-name="Standard">niru</text:p>
      <text:p text:style-name="Standard">—</text:p>
      <text:p text:style-name="Standard">сила</text:p>
      <text:p text:style-name="Standard">д</text:p>
      <text:p text:style-name="Standard">у</text:p>
      <text:p text:style-name="Standard">всех</text:p>
      <text:p text:style-name="Standard">есть </text:p>
      <text:p text:style-name="Standard">горные</text:p>
      <text:p text:style-name="Standard">ботинки </text:p>
      <text:p text:style-name="Standard">navardidan</text:p>
      <text:p text:style-name="Standard">— </text:p>
      <text:p text:style-name="Standard">путешествовать</text:p>
      <text:p text:style-name="Standard">проходить</text:p>
      <text:p text:style-name="Standard">гулять</text:p>
      <text:p text:style-name="Standard">друзья</text:p>
      <text:p text:style-name="Standard">да</text:p>
      <text:p text:style-name="Standard">у</text:p>
      <text:p text:style-name="Standard">всех </text:p>
      <text:p text:style-name="Standard">есть</text:p>
      <text:p text:style-name="Standard">г</text:p>
      <text:p text:style-name="Standard">лучше</text:p>
      <text:p text:style-name="Standard">купить </text:p>
      <text:p text:style-name="Standard">немного</text:p>
      <text:p text:style-name="Standard">орехов</text:p>
      <text:p text:style-name="Standard">и </text:p>
      <text:p text:style-name="Standard">взять</text:p>
      <text:p text:style-name="Standard">с</text:p>
      <text:p text:style-name="Standard">собой</text:p>
      <text:p text:style-name="Standard">с </text:p>
      <text:p text:style-name="Standard">собой</text:p>
      <text:p text:style-name="Standard">понесем</text:p>
      <text:p text:style-name="Standard">ājil </text:p>
      <text:p text:style-name="Standard">—</text:p>
      <text:p text:style-name="Standard">сухофрукты</text:p>
      <text:p text:style-name="Standard">лакомства</text:p>
      <text:p text:style-name="Standard">и</text:p>
      <text:p text:style-name="Standard">каких</text:p>
      <text:p text:style-name="Standard">подобных </text:p>
      <text:p text:style-name="Standard">чему</text:p>
      <text:p text:style-name="Standard">varzeš</text:p>
      <text:p text:style-name="Standard">e</text:p>
      <text:p text:style-name="Standard">kuhnavardi </text:p>
      <text:p text:style-name="Standard">ādam</text:p>
      <text:p text:style-name="Standard">rā</text:p>
      <text:p text:style-name="Standard">nirumand </text:p>
      <text:p text:style-name="Standard">misāzad</text:p>
      <text:p text:style-name="Standard"><text:soft-page-break/>hame</text:p>
      <text:p text:style-name="Standard">kafš</text:p>
      <text:p text:style-name="Standard">e </text:p>
      <text:p text:style-name="Standard">kuhnavardi</text:p>
      <text:p text:style-name="Standard">dārand</text:p>
      <text:p text:style-name="Standard">dustān</text:p>
      <text:p text:style-name="Standard">āri</text:p>
      <text:p text:style-name="Standard">hame </text:p>
      <text:p text:style-name="Standard">dārand</text:p>
      <text:p text:style-name="Standard">behtar</text:p>
      <text:p text:style-name="Standard">ast</text:p>
      <text:p text:style-name="Standard">kami</text:p>
      <text:p text:style-name="Standard">ājil </text:p>
      <text:p text:style-name="Standard">bexārim</text:p>
      <text:p text:style-name="Standard">va</text:p>
      <text:p text:style-name="Standard">bā</text:p>
      <text:p text:style-name="Standard">xod </text:p>
      <text:p text:style-name="Standard">bebarim</text:p>
      <text:p text:style-name="Standard">‫زیباتر</text:p>
      <text:p text:style-name="Standard">است‬ </text:p>
      <text:p text:style-name="Standard">‫ورزش</text:p>
      <text:p text:style-name="Standard">آوهنوردى</text:p>
      <text:p text:style-name="Standard">آدم</text:p>
      <text:p text:style-name="Standard">را‬ </text:p>
      <text:p text:style-name="Standard">‫نيرومند</text:p>
      <text:p text:style-name="Standard">مىسازد‬ </text:p>
      <text:p text:style-name="Standard">‫همه</text:p>
      <text:p text:style-name="Standard">آفش</text:p>
      <text:p text:style-name="Standard">آوهنوردى‬ </text:p>
      <text:p text:style-name="Standard">‫دارند؟‬ </text:p>
      <text:p text:style-name="Standard">‫دوستان</text:p>
      <text:p text:style-name="Standard">آرى</text:p>
      <text:p text:style-name="Standard">همه</text:p>
      <text:p text:style-name="Standard">دارند‬ </text:p>
      <text:p text:style-name="Standard">‫بهتر</text:p>
      <text:p text:style-name="Standard">است</text:p>
      <text:p text:style-name="Standard">آمى</text:p>
      <text:p text:style-name="Standard">آجيل‬ </text:p>
      <text:p text:style-name="Standard">‫بخریم</text:p>
      <text:p text:style-name="Standard">و</text:p>
      <text:p text:style-name="Standard">با</text:p>
      <text:p text:style-name="Standard">خود</text:p>
      <text:p text:style-name="Standard">ببریم‬ </text:p>
      <text:p text:style-name="Standard">mānand</text:p>
      <text:p text:style-name="Standard">e</text:p>
      <text:p text:style-name="Standard">če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‫مانند</text:p>
      <text:p text:style-name="Standard"><text:soft-page-break/>چه؟‬ </text:p>
      <text:p text:style-name="Standard">49 </text:p>
      <text:p text:style-name="Standard">г</text:p>
      <text:p text:style-name="Standard">фисташки</text:p>
      <text:p text:style-name="Standard">миндаль</text:p>
      <text:p text:style-name="Standard">грецкие </text:p>
      <text:p text:style-name="Standard">орехи</text:p>
      <text:p text:style-name="Standard">катрина</text:p>
      <text:p text:style-name="Standard">тогда </text:p>
      <text:p text:style-name="Standard">вперед</text:p>
      <text:p text:style-name="Standard">в</text:p>
      <text:p text:style-name="Standard">сторону </text:p>
      <text:p text:style-name="Standard">гор</text:p>
      <text:p text:style-name="Standard">девятнадцатая </text:p>
      <text:p text:style-name="Standard">встреча </text:p>
      <text:p text:style-name="Standard">на</text:p>
      <text:p text:style-name="Standard">почте</text:p>
      <text:p text:style-name="Standard">иван</text:p>
      <text:p text:style-name="Standard">извините</text:p>
      <text:p text:style-name="Standard">где </text:p>
      <text:p text:style-name="Standard">находится</text:p>
      <text:p text:style-name="Standard">почта</text:p>
      <text:p text:style-name="Standard">киоскер</text:p>
      <text:p text:style-name="Standard">не</text:p>
      <text:p text:style-name="Standard">доходя </text:p>
      <text:p text:style-name="Standard">до</text:p>
      <text:p text:style-name="Standard">здания</text:p>
      <text:p text:style-name="Standard">увд </text:p>
      <text:p text:style-name="Standard">городской </text:p>
      <text:p text:style-name="Standard">охраны</text:p>
      <text:p text:style-name="Standard">повернуть </text:p>
      <text:p text:style-name="Standard">налево</text:p>
      <text:p text:style-name="Standard">и</text:p>
      <text:p text:style-name="Standard">бог</text:p>
      <text:p text:style-name="Standard">помощь</text:p>
      <text:p text:style-name="Standard">да </text:p>
      <text:p text:style-name="Standard">не</text:p>
      <text:p text:style-name="Standard">устанете</text:p>
      <text:p text:style-name="Standard">вы</text:p>
      <text:p text:style-name="Standard">я </text:p>
      <text:p text:style-name="Standard">хочу</text:p>
      <text:p text:style-name="Standard">отправить</text:p>
      <text:p text:style-name="Standard">это </text:p>
      <text:p text:style-name="Standard">письмо</text:p>
      <text:p text:style-name="Standard">в</text:p>
      <text:p text:style-name="Standard">город</text:p>
      <text:p text:style-name="Standard">йезд</text:p>
      <text:p text:style-name="Standard">сотрудник</text:p>
      <text:p text:style-name="Standard">почты</text:p>
      <text:p text:style-name="Standard">напишите</text:p>
      <text:p text:style-name="Standard">пожалуйста</text:p>
      <text:p text:style-name="Standard">адрес </text:p>
      <text:p text:style-name="Standard">получателя</text:p>
      <text:p text:style-name="Standard">и </text:p>
      <text:p text:style-name="Standard"><text:soft-page-break/>отправителя</text:p>
      <text:p text:style-name="Standard">и</text:p>
      <text:p text:style-name="Standard">когда</text:p>
      <text:p text:style-name="Standard">он</text:p>
      <text:p text:style-name="Standard">получит </text:p>
      <text:p text:style-name="Standard">это</text:p>
      <text:p text:style-name="Standard">письмо</text:p>
      <text:p text:style-name="Standard">это </text:p>
      <text:p text:style-name="Standard">письмо</text:p>
      <text:p text:style-name="Standard">в</text:p>
      <text:p text:style-name="Standard">руки </text:p>
      <text:p text:style-name="Standard">получателя</text:p>
      <text:p text:style-name="Standard">когда </text:p>
      <text:p text:style-name="Standard">дойдет</text:p>
      <text:p text:style-name="Standard">сотрудник</text:p>
      <text:p text:style-name="Standard">почты</text:p>
      <text:p text:style-name="Standard">сухопутно</text:p>
      <text:p text:style-name="Standard">—</text:p>
      <text:p text:style-name="Standard">10 </text:p>
      <text:p text:style-name="Standard">дней</text:p>
      <text:p text:style-name="Standard">воздушным </text:p>
      <text:p text:style-name="Standard">путем</text:p>
      <text:p text:style-name="Standard">—</text:p>
      <text:p text:style-name="Standard">через</text:p>
      <text:p text:style-name="Standard">5 </text:p>
      <text:p text:style-name="Standard">дней</text:p>
      <text:p text:style-name="Standard">и</text:p>
      <text:p text:style-name="Standard">тогда</text:p>
      <text:p text:style-name="Standard">peste</text:p>
      <text:p text:style-name="Standard">bādām</text:p>
      <text:p text:style-name="Standard">gerdu</text:p>
      <text:p text:style-name="Standard">pas</text:p>
      <text:p text:style-name="Standard">piš</text:p>
      <text:p text:style-name="Standard">be</text:p>
      <text:p text:style-name="Standard">su</text:p>
      <text:p text:style-name="Standard">ye </text:p>
      <text:p text:style-name="Standard">kuhestān</text:p>
      <text:p text:style-name="Standard">‫پسته،</text:p>
      <text:p text:style-name="Standard">بادام،</text:p>
      <text:p text:style-name="Standard">گردو‬ </text:p>
      <text:p text:style-name="Standard">‫پس،</text:p>
      <text:p text:style-name="Standard">پيش</text:p>
      <text:p text:style-name="Standard">به</text:p>
      <text:p text:style-name="Standard">سوى‬ </text:p>
      <text:p text:style-name="Standard">‫آوهستان‬ </text:p>
      <text:p text:style-name="Standard">didār</text:p>
      <text:p text:style-name="Standard">e</text:p>
      <text:p text:style-name="Standard">nuzdahom </text:p>
      <text:p text:style-name="Standard">‫دیدار</text:p>
      <text:p text:style-name="Standard">نوزدهم‬ </text:p>
      <text:p text:style-name="Standard">dar</text:p>
      <text:p text:style-name="Standard">post</text:p>
      <text:p text:style-name="Standard">xāne</text:p>
      <text:p text:style-name="Standard">‫در</text:p>
      <text:p text:style-name="Standard"><text:soft-page-break/>پستخانه‬ </text:p>
      <text:p text:style-name="Standard">bebaxšid</text:p>
      <text:p text:style-name="Standard">post</text:p>
      <text:p text:style-name="Standard">xāne</text:p>
      <text:p text:style-name="Standard">‫ببخشيد،</text:p>
      <text:p text:style-name="Standard">پستخانه</text:p>
      <text:p text:style-name="Standard">آجا‬ </text:p>
      <text:p text:style-name="Standard">kojā</text:p>
      <text:p text:style-name="Standard">ast</text:p>
      <text:p text:style-name="Standard">‫است؟‬ </text:p>
      <text:p text:style-name="Standard">ruz</text:p>
      <text:p text:style-name="Standard">nāme</text:p>
      <text:p text:style-name="Standard">foruš</text:p>
      <text:p text:style-name="Standard">‫روزنامهفروش</text:p>
      <text:p text:style-name="Standard">نرسيده‬ </text:p>
      <text:p text:style-name="Standard">naraside</text:p>
      <text:p text:style-name="Standard">be</text:p>
      <text:p text:style-name="Standard">sāxtemān</text:p>
      <text:p text:style-name="Standard">،‫به</text:p>
      <text:p text:style-name="Standard">ساختمان</text:p>
      <text:p text:style-name="Standard">شهربانى‬ </text:p>
      <text:p text:style-name="Standard">e</text:p>
      <text:p text:style-name="Standard">šahrbāni</text:p>
      <text:p text:style-name="Standard">dast</text:p>
      <text:p text:style-name="Standard">e</text:p>
      <text:p text:style-name="Standard">čap</text:p>
      <text:p text:style-name="Standard">‫دست</text:p>
      <text:p text:style-name="Standard">چپ‬ </text:p>
      <text:p text:style-name="Standard">xaste</text:p>
      <text:p text:style-name="Standard">nabāšid</text:p>
      <text:p text:style-name="Standard">man</text:p>
      <text:p text:style-name="Standard">‫خسته</text:p>
      <text:p text:style-name="Standard">نباشيد</text:p>
      <text:p text:style-name="Standard">من‬ </text:p>
      <text:p text:style-name="Standard">mixāham</text:p>
      <text:p text:style-name="Standard">in</text:p>
      <text:p text:style-name="Standard">nāme</text:p>
      <text:p text:style-name="Standard">rā</text:p>
      <text:p text:style-name="Standard">‫مىخواهم</text:p>
      <text:p text:style-name="Standard">این</text:p>
      <text:p text:style-name="Standard">نامه</text:p>
      <text:p text:style-name="Standard">را</text:p>
      <text:p text:style-name="Standard">به‬ </text:p>
      <text:p text:style-name="Standard">be</text:p>
      <text:p text:style-name="Standard">yazd</text:p>
      <text:p text:style-name="Standard">post</text:p>
      <text:p text:style-name="Standard">konam</text:p>
      <text:p text:style-name="Standard">‫یزد</text:p>
      <text:p text:style-name="Standard">پست</text:p>
      <text:p text:style-name="Standard">آنم‬ </text:p>
      <text:p text:style-name="Standard">kārmand</text:p>
      <text:p text:style-name="Standard">e</text:p>
      <text:p text:style-name="Standard">post</text:p>
      <text:p text:style-name="Standard">‫آارمند</text:p>
      <text:p text:style-name="Standard"><text:soft-page-break/>پست</text:p>
      <text:p text:style-name="Standard">خواهش‬ </text:p>
      <text:p text:style-name="Standard">xāheš</text:p>
      <text:p text:style-name="Standard">mikonam</text:p>
      <text:p text:style-name="Standard">‫مىآنم،</text:p>
      <text:p text:style-name="Standard">نشانى</text:p>
      <text:p text:style-name="Standard">گيرنده</text:p>
      <text:p text:style-name="Standard">و‬ </text:p>
      <text:p text:style-name="Standard">nešāni</text:p>
      <text:p text:style-name="Standard">e</text:p>
      <text:p text:style-name="Standard">girande</text:p>
      <text:p text:style-name="Standard">va</text:p>
      <text:p text:style-name="Standard">‫فرستنده</text:p>
      <text:p text:style-name="Standard">را</text:p>
      <text:p text:style-name="Standard">بنویسيد‬ </text:p>
      <text:p text:style-name="Standard">ferestande</text:p>
      <text:p text:style-name="Standard">rā</text:p>
      <text:p text:style-name="Standard">benevisid</text:p>
      <text:p text:style-name="Standard">in</text:p>
      <text:p text:style-name="Standard">nāme</text:p>
      <text:p text:style-name="Standard">key</text:p>
      <text:p text:style-name="Standard">be</text:p>
      <text:p text:style-name="Standard">dast</text:p>
      <text:p text:style-name="Standard">e</text:p>
      <text:p text:style-name="Standard">girande</text:p>
      <text:p text:style-name="Standard">mirasad</text:p>
      <text:p text:style-name="Standard">kārmand</text:p>
      <text:p text:style-name="Standard">e</text:p>
      <text:p text:style-name="Standard">post</text:p>
      <text:p text:style-name="Standard">‫آارمند</text:p>
      <text:p text:style-name="Standard">پست</text:p>
      <text:p text:style-name="Standard">زمينى،</text:p>
      <text:p text:style-name="Standard">ده‬ </text:p>
      <text:p text:style-name="Standard">zamini</text:p>
      <text:p text:style-name="Standard">dah</text:p>
      <text:p text:style-name="Standard">ruze</text:p>
      <text:p text:style-name="Standard">‫روزه،</text:p>
      <text:p text:style-name="Standard">هوایى</text:p>
      <text:p text:style-name="Standard">پنج</text:p>
      <text:p text:style-name="Standard">روزه‬ </text:p>
      <text:p text:style-name="Standard">havāyi</text:p>
      <text:p text:style-name="Standard">panj</text:p>
      <text:p text:style-name="Standard">ruze</text:p>
      <text:p text:style-name="Standard">‫مىرسد‬ </text:p>
      <text:p text:style-name="Standard">mirasad</text:p>
      <text:p text:style-name="Standard">pas</text:p>
      <text:p text:style-name="Standard">xāheš</text:p>
      <text:p text:style-name="Standard">mikonam</text:p>
      <text:p text:style-name="Standard">‫این</text:p>
      <text:p text:style-name="Standard">نامه</text:p>
      <text:p text:style-name="Standard">آى</text:p>
      <text:p text:style-name="Standard">به</text:p>
      <text:p text:style-name="Standard">دست‬ </text:p>
      <text:p text:style-name="Standard">‫گيرنده</text:p>
      <text:p text:style-name="Standard"><text:soft-page-break/>مىرسد؟‬ </text:p>
      <text:p text:style-name="Standard">،‫پس،</text:p>
      <text:p text:style-name="Standard">خواهش</text:p>
      <text:p text:style-name="Standard">مىآن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0 </text:p>
      <text:p text:style-name="Standard">пожалуйста</text:p>
      <text:p text:style-name="Standard">авиапочтой</text:p>
      <text:p text:style-name="Standard">сотрудник</text:p>
      <text:p text:style-name="Standard">почты</text:p>
      <text:p text:style-name="Standard">200</text:p>
      <text:p text:style-name="Standard">томанов</text:p>
      <text:p text:style-name="Standard">пожалуйста</text:p>
      <text:p text:style-name="Standard">в</text:p>
      <text:p text:style-name="Standard">сторону</text:p>
      <text:p text:style-name="Standard">шуша</text:p>
      <text:p text:style-name="Standard">иван</text:p>
      <text:p text:style-name="Standard">друзья</text:p>
      <text:p text:style-name="Standard">включте</text:p>
      <text:p text:style-name="Standard">радио</text:p>
      <text:p text:style-name="Standard">чтобы</text:p>
      <text:p text:style-name="Standard">послушать </text:p>
      <text:p text:style-name="Standard">метеосводку</text:p>
      <text:p text:style-name="Standard">диктор</text:p>
      <text:p text:style-name="Standard">гидромедцентр </text:p>
      <text:p text:style-name="Standard">передал</text:p>
      <text:p text:style-name="Standard">прогноз </text:p>
      <text:p text:style-name="Standard">погоды</text:p>
      <text:p text:style-name="Standard">в </text:p>
      <text:p text:style-name="Standard">хузестанской </text:p>
      <text:p text:style-name="Standard">области</text:p>
      <text:p text:style-name="Standard">температура </text:p>
      <text:p text:style-name="Standard">сегодня</text:p>
      <text:p text:style-name="Standard">+</text:p>
      <text:p text:style-name="Standard">30</text:p>
      <text:p text:style-name="Standard">облачно</text:p>
      <text:p text:style-name="Standard">временами </text:p>
      <text:p text:style-name="Standard">осадки</text:p>
      <text:p text:style-name="Standard">дождливо </text:p>
      <text:p text:style-name="Standard">sāzmān</text:p>
      <text:p text:style-name="Standard">— </text:p>
      <text:p text:style-name="Standard">учреждение</text:p>
      <text:p text:style-name="Standard">daraje </text:p>
      <text:p text:style-name="Standard">—</text:p>
      <text:p text:style-name="Standard">степень</text:p>
      <text:p text:style-name="Standard">градус; </text:p>
      <text:p text:style-name="Standard">abr</text:p>
      <text:p text:style-name="Standard">—</text:p>
      <text:p text:style-name="Standard"><text:soft-page-break/>облако;</text:p>
      <text:p text:style-name="Standard">bārān </text:p>
      <text:p text:style-name="Standard">—</text:p>
      <text:p text:style-name="Standard">дождь</text:p>
      <text:p text:style-name="Standard">катрина</text:p>
      <text:p text:style-name="Standard">дорогой </text:p>
      <text:p text:style-name="Standard">гельмут</text:p>
      <text:p text:style-name="Standard">вы</text:p>
      <text:p text:style-name="Standard">можете </text:p>
      <text:p text:style-name="Standard">водить</text:p>
      <text:p text:style-name="Standard">под</text:p>
      <text:p text:style-name="Standard">дождем </text:p>
      <text:p text:style-name="Standard">hangām</text:p>
      <text:p text:style-name="Standard">—</text:p>
      <text:p text:style-name="Standard">время</text:p>
      <text:p text:style-name="Standard">момент</text:p>
      <text:p text:style-name="Standard">времени; </text:p>
      <text:p text:style-name="Standard">bāreš</text:p>
      <text:p text:style-name="Standard">—</text:p>
      <text:p text:style-name="Standard">осадки</text:p>
      <text:p text:style-name="Standard">дождь;</text:p>
      <text:p text:style-name="Standard">bāreš</text:p>
      <text:p text:style-name="Standard">e</text:p>
      <text:p text:style-name="Standard">bārān </text:p>
      <text:p text:style-name="Standard">—</text:p>
      <text:p text:style-name="Standard">выпадение </text:p>
      <text:p text:style-name="Standard">дождя</text:p>
      <text:p text:style-name="Standard">гельмут</text:p>
      <text:p text:style-name="Standard">а</text:p>
      <text:p text:style-name="Standard">почему </text:p>
      <text:p text:style-name="Standard">нет</text:p>
      <text:p text:style-name="Standard">и</text:p>
      <text:p text:style-name="Standard">хузестанская </text:p>
      <text:p text:style-name="Standard">havāyi</text:p>
      <text:p text:style-name="Standard">kārmand</text:p>
      <text:p text:style-name="Standard">e</text:p>
      <text:p text:style-name="Standard">post</text:p>
      <text:p text:style-name="Standard">devist</text:p>
      <text:p text:style-name="Standard">tomān</text:p>
      <text:p text:style-name="Standard">xāheš </text:p>
      <text:p text:style-name="Standard">mikonam</text:p>
      <text:p text:style-name="Standard">‫هوایى‬ </text:p>
      <text:p text:style-name="Standard">‫آارمند</text:p>
      <text:p text:style-name="Standard">پست</text:p>
      <text:p text:style-name="Standard">دویست‬ </text:p>
      <text:p text:style-name="Standard">‫تومان،</text:p>
      <text:p text:style-name="Standard">خواهش</text:p>
      <text:p text:style-name="Standard">مىآنم‬ </text:p>
      <text:p text:style-name="Standard">be</text:p>
      <text:p text:style-name="Standard">su</text:p>
      <text:p text:style-name="Standard">ye</text:p>
      <text:p text:style-name="Standard">šahr</text:p>
      <text:p text:style-name="Standard">e</text:p>
      <text:p text:style-name="Standard">šuš</text:p>
      <text:p text:style-name="Standard"><text:soft-page-break/>‫به</text:p>
      <text:p text:style-name="Standard">سوى</text:p>
      <text:p text:style-name="Standard">شهر</text:p>
      <text:p text:style-name="Standard">شوش‬ </text:p>
      <text:p text:style-name="Standard">dustān</text:p>
      <text:p text:style-name="Standard">radio</text:p>
      <text:p text:style-name="Standard">rā </text:p>
      <text:p text:style-name="Standard">‫دوستان</text:p>
      <text:p text:style-name="Standard">رادیو</text:p>
      <text:p text:style-name="Standard">را</text:p>
      <text:p text:style-name="Standard">روشن‬ </text:p>
      <text:p text:style-name="Standard">rowšan</text:p>
      <text:p text:style-name="Standard">konid</text:p>
      <text:p text:style-name="Standard">tā </text:p>
      <text:p text:style-name="Standard">‫آنيد،</text:p>
      <text:p text:style-name="Standard">تا</text:p>
      <text:p text:style-name="Standard">گزارش‬ </text:p>
      <text:p text:style-name="Standard">gozāreš</text:p>
      <text:p text:style-name="Standard">e</text:p>
      <text:p text:style-name="Standard">havā</text:p>
      <text:p text:style-name="Standard">šenāsi</text:p>
      <text:p text:style-name="Standard">‫هواشناسى</text:p>
      <text:p text:style-name="Standard">را</text:p>
      <text:p text:style-name="Standard">بشنویم‬ </text:p>
      <text:p text:style-name="Standard">rā</text:p>
      <text:p text:style-name="Standard">bešenavim</text:p>
      <text:p text:style-name="Standard">guyande</text:p>
      <text:p text:style-name="Standard">be</text:p>
      <text:p text:style-name="Standard">piš</text:p>
      <text:p text:style-name="Standard">bini</text:p>
      <text:p text:style-name="Standard">‫گوینده</text:p>
      <text:p text:style-name="Standard">به</text:p>
      <text:p text:style-name="Standard">پيشبينى‬ </text:p>
      <text:p text:style-name="Standard">ye</text:p>
      <text:p text:style-name="Standard">sāzmān</text:p>
      <text:p text:style-name="Standard">e </text:p>
      <text:p text:style-name="Standard">‫سازمان</text:p>
      <text:p text:style-name="Standard">هواشناسى</text:p>
      <text:p text:style-name="Standard">استان‬ </text:p>
      <text:p text:style-name="Standard">havā</text:p>
      <text:p text:style-name="Standard">šenāsi</text:p>
      <text:p text:style-name="Standard">ye</text:p>
      <text:p text:style-name="Standard">ostān</text:p>
      <text:p text:style-name="Standard">e </text:p>
      <text:p text:style-name="Standard">،‫خوزستان،</text:p>
      <text:p text:style-name="Standard">دماى</text:p>
      <text:p text:style-name="Standard">هوا‬ </text:p>
      <text:p text:style-name="Standard">xuzestān</text:p>
      <text:p text:style-name="Standard">damā</text:p>
      <text:p text:style-name="Standard">ye </text:p>
      <text:p text:style-name="Standard">‫امروز</text:p>
      <text:p text:style-name="Standard">به</text:p>
      <text:p text:style-name="Standard">سى</text:p>
      <text:p text:style-name="Standard">درجه</text:p>
      <text:p text:style-name="Standard"><text:soft-page-break/>بالاى‬ </text:p>
      <text:p text:style-name="Standard">havā</text:p>
      <text:p text:style-name="Standard">emruz</text:p>
      <text:p text:style-name="Standard">be</text:p>
      <text:p text:style-name="Standard">si </text:p>
      <text:p text:style-name="Standard">،‫صفر</text:p>
      <text:p text:style-name="Standard">مىرسد</text:p>
      <text:p text:style-name="Standard">هوا</text:p>
      <text:p text:style-name="Standard">ابرى‬ </text:p>
      <text:p text:style-name="Standard">daraje</text:p>
      <text:p text:style-name="Standard">bālā</text:p>
      <text:p text:style-name="Standard">ye</text:p>
      <text:p text:style-name="Standard">sefr </text:p>
      <text:p text:style-name="Standard">‫گاهى</text:p>
      <text:p text:style-name="Standard">بارانى</text:p>
      <text:p text:style-name="Standard">است‬ </text:p>
      <text:p text:style-name="Standard">mirasad</text:p>
      <text:p text:style-name="Standard">havā</text:p>
      <text:p text:style-name="Standard">abri</text:p>
      <text:p text:style-name="Standard">gāhi</text:p>
      <text:p text:style-name="Standard">bārāni</text:p>
      <text:p text:style-name="Standard">ast</text:p>
      <text:p text:style-name="Standard">helmot</text:p>
      <text:p text:style-name="Standard">jān</text:p>
      <text:p text:style-name="Standard">šomā </text:p>
      <text:p text:style-name="Standard">‫هلمت</text:p>
      <text:p text:style-name="Standard">جان</text:p>
      <text:p text:style-name="Standard">شما</text:p>
      <text:p text:style-name="Standard">مىتوانيد‬ </text:p>
      <text:p text:style-name="Standard">mitavānid</text:p>
      <text:p text:style-name="Standard">dar</text:p>
      <text:p text:style-name="Standard">hangām</text:p>
      <text:p text:style-name="Standard">‫در</text:p>
      <text:p text:style-name="Standard">هنگام</text:p>
      <text:p text:style-name="Standard">بارش</text:p>
      <text:p text:style-name="Standard">باران‬ </text:p>
      <text:p text:style-name="Standard">e</text:p>
      <text:p text:style-name="Standard">bāreš</text:p>
      <text:p text:style-name="Standard">e</text:p>
      <text:p text:style-name="Standard">bārān </text:p>
      <text:p text:style-name="Standard">‫رانندگى</text:p>
      <text:p text:style-name="Standard">آنيد؟‬ </text:p>
      <text:p text:style-name="Standard">rānandegi</text:p>
      <text:p text:style-name="Standard">konid</text:p>
      <text:p text:style-name="Standard">čerā</text:p>
      <text:p text:style-name="Standard">ke</text:p>
      <text:p text:style-name="Standard">na</text:p>
      <text:p text:style-name="Standard">ostān</text:p>
      <text:p text:style-name="Standard">e</text:p>
      <text:p text:style-name="Standard">xuzestān</text:p>
      <text:p text:style-name="Standard">‫چرا</text:p>
      <text:p text:style-name="Standard">آه</text:p>
      <text:p text:style-name="Standard">نه‬ </text:p>
      <text:p text:style-name="Standard">‫استان</text:p>
      <text:p text:style-name="Standard"><text:soft-page-break/>خوزستان،</text:p>
      <text:p text:style-name="Standard">یكى</text:p>
      <text:p text:style-name="Standard">از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1 </text:p>
      <text:p text:style-name="Standard">область</text:p>
      <text:p text:style-name="Standard">—</text:p>
      <text:p text:style-name="Standard">одна</text:p>
      <text:p text:style-name="Standard">из</text:p>
      <text:p text:style-name="Standard">yeki</text:p>
      <text:p text:style-name="Standard">az</text:p>
      <text:p text:style-name="Standard">sarsabztarin</text:p>
      <text:p text:style-name="Standard">‫سرسبزترین</text:p>
      <text:p text:style-name="Standard">استانهاى‬ </text:p>
      <text:p text:style-name="Standard">самых</text:p>
      <text:p text:style-name="Standard">зеленых</text:p>
      <text:p text:style-name="Standard">ostān</text:p>
      <text:p text:style-name="Standard">hā</text:p>
      <text:p text:style-name="Standard">ye</text:p>
      <text:p text:style-name="Standard">irān</text:p>
      <text:p text:style-name="Standard">ast</text:p>
      <text:p text:style-name="Standard">‫ایران</text:p>
      <text:p text:style-name="Standard">است‬ </text:p>
      <text:p text:style-name="Standard">иранских</text:p>
      <text:p text:style-name="Standard">областей</text:p>
      <text:p text:style-name="Standard">к</text:p>
      <text:p text:style-name="Standard">до</text:p>
      <text:p text:style-name="Standard">древнего</text:p>
      <text:p text:style-name="Standard">города</text:p>
      <text:p text:style-name="Standard">шуша</text:p>
      <text:p text:style-name="Standard">сколько</text:p>
      <text:p text:style-name="Standard">километров</text:p>
      <text:p text:style-name="Standard">осталось</text:p>
      <text:p text:style-name="Standard">г</text:p>
      <text:p text:style-name="Standard">осталось</text:p>
      <text:p text:style-name="Standard">250</text:p>
      <text:p text:style-name="Standard">километров</text:p>
      <text:p text:style-name="Standard">tā</text:p>
      <text:p text:style-name="Standard">šahr</text:p>
      <text:p text:style-name="Standard">e</text:p>
      <text:p text:style-name="Standard">bāstāni</text:p>
      <text:p text:style-name="Standard">ye</text:p>
      <text:p text:style-name="Standard">،‫تا</text:p>
      <text:p text:style-name="Standard">شهر</text:p>
      <text:p text:style-name="Standard">باستانى</text:p>
      <text:p text:style-name="Standard">شوش‬ </text:p>
      <text:p text:style-name="Standard">šuš</text:p>
      <text:p text:style-name="Standard">čand</text:p>
      <text:p text:style-name="Standard"><text:soft-page-break/>kilumetr</text:p>
      <text:p text:style-name="Standard">‫چند</text:p>
      <text:p text:style-name="Standard">آيلومتر</text:p>
      <text:p text:style-name="Standard">مانده</text:p>
      <text:p text:style-name="Standard">است؟‬ </text:p>
      <text:p text:style-name="Standard">mānde</text:p>
      <text:p text:style-name="Standard">ast</text:p>
      <text:p text:style-name="Standard">devist</text:p>
      <text:p text:style-name="Standard">o</text:p>
      <text:p text:style-name="Standard">panjāh</text:p>
      <text:p text:style-name="Standard">‫دویست</text:p>
      <text:p text:style-name="Standard">و</text:p>
      <text:p text:style-name="Standard">پنجاه</text:p>
      <text:p text:style-name="Standard">آيلومتر‬ </text:p>
      <text:p text:style-name="Standard">kilumetr</text:p>
      <text:p text:style-name="Standard">mānde</text:p>
      <text:p text:style-name="Standard">ast</text:p>
      <text:p text:style-name="Standard">‫مانده</text:p>
      <text:p text:style-name="Standard">است‬ </text:p>
      <text:p text:style-name="Standard">разговор</text:p>
      <text:p text:style-name="Standard">о</text:p>
      <text:p text:style-name="Standard">войне</text:p>
      <text:p text:style-name="Standard">soxani</text:p>
      <text:p text:style-name="Standard">az</text:p>
      <text:p text:style-name="Standard">jang</text:p>
      <text:p text:style-name="Standard">xoš</text:p>
      <text:p text:style-name="Standard">baxtāne</text:p>
      <text:p text:style-name="Standard">inak</text:p>
      <text:p text:style-name="Standard">،‫خوشبختانه،</text:p>
      <text:p text:style-name="Standard">اینک‬ </text:p>
      <text:p text:style-name="Standard">г</text:p>
      <text:p text:style-name="Standard">друзья</text:p>
      <text:p text:style-name="Standard">знаете</text:p>
      <text:p text:style-name="Standard">ли</text:p>
      <text:p text:style-name="Standard">dustān</text:p>
      <text:p text:style-name="Standard">āyā</text:p>
      <text:p text:style-name="Standard">šomā</text:p>
      <text:p text:style-name="Standard">ārāmi</text:p>
      <text:p text:style-name="Standard">va</text:p>
      <text:p text:style-name="Standard">šādābi</text:p>
      <text:p text:style-name="Standard">be</text:p>
      <text:p text:style-name="Standard">in</text:p>
      <text:p text:style-name="Standard">‫آرامى</text:p>
      <text:p text:style-name="Standard">و</text:p>
      <text:p text:style-name="Standard">شادابى</text:p>
      <text:p text:style-name="Standard">به</text:p>
      <text:p text:style-name="Standard">این‬ </text:p>
      <text:p text:style-name="Standard">вы</text:p>
      <text:p text:style-name="Standard">что</text:p>
      <text:p text:style-name="Standard">с</text:p>
      <text:p text:style-name="Standard">1980</text:p>
      <text:p text:style-name="Standard">по</text:p>
      <text:p text:style-name="Standard">midānid</text:p>
      <text:p text:style-name="Standard">ke</text:p>
      <text:p text:style-name="Standard"><text:soft-page-break/>az</text:p>
      <text:p text:style-name="Standard">sāl</text:p>
      <text:p text:style-name="Standard">e</text:p>
      <text:p text:style-name="Standard">sarzamin</text:p>
      <text:p text:style-name="Standard">bāzgašt</text:p>
      <text:p text:style-name="Standard">‫سرزمين</text:p>
      <text:p text:style-name="Standard">بازگشت‬ </text:p>
      <text:p text:style-name="Standard">1988</text:p>
      <text:p text:style-name="Standard">на</text:p>
      <text:p text:style-name="Standard">этой</text:p>
      <text:p text:style-name="Standard">yek</text:p>
      <text:p text:style-name="Standard">hezār</text:p>
      <text:p text:style-name="Standard">o</text:p>
      <text:p text:style-name="Standard">nohsad</text:p>
      <text:p text:style-name="Standard">территории</text:p>
      <text:p text:style-name="Standard">была</text:p>
      <text:p text:style-name="Standard">o</text:p>
      <text:p text:style-name="Standard">haštād</text:p>
      <text:p text:style-name="Standard">tā</text:p>
      <text:p text:style-name="Standard">sāl</text:p>
      <text:p text:style-name="Standard">e</text:p>
      <text:p text:style-name="Standard">yek</text:p>
      <text:p text:style-name="Standard">война</text:p>
      <text:p text:style-name="Standard">rox</text:p>
      <text:p text:style-name="Standard">dādan</text:p>
      <text:p text:style-name="Standard">—</text:p>
      <text:p text:style-name="Standard">hezar</text:p>
      <text:p text:style-name="Standard">o</text:p>
      <text:p text:style-name="Standard">nohsad</text:p>
      <text:p text:style-name="Standard">o</text:p>
      <text:p text:style-name="Standard">случаться</text:p>
      <text:p text:style-name="Standard">haštad</text:p>
      <text:p text:style-name="Standard">o</text:p>
      <text:p text:style-name="Standard">hašt</text:p>
      <text:p text:style-name="Standard">dar</text:p>
      <text:p text:style-name="Standard">in</text:p>
      <text:p text:style-name="Standard">происходить</text:p>
      <text:p text:style-name="Standard">rox</text:p>
      <text:p text:style-name="Standard">—</text:p>
      <text:p text:style-name="Standard">sarzamin</text:p>
      <text:p text:style-name="Standard">jang</text:p>
      <text:p text:style-name="Standard">rox</text:p>
      <text:p text:style-name="Standard">лицо</text:p>
      <text:p text:style-name="Standard">dād</text:p>
      <text:p text:style-name="Standard">д</text:p>
      <text:p text:style-name="Standard">да</text:p>
      <text:p text:style-name="Standard">один</text:p>
      <text:p text:style-name="Standard">āri</text:p>
      <text:p text:style-name="Standard">yek</text:p>
      <text:p text:style-name="Standard">ādam</text:p>
      <text:p text:style-name="Standard">e</text:p>
      <text:p text:style-name="Standard">сумасшедший</text:p>
      <text:p text:style-name="Standard">по</text:p>
      <text:p text:style-name="Standard">divāne</text:p>
      <text:p text:style-name="Standard"><text:soft-page-break/>be</text:p>
      <text:p text:style-name="Standard">nām</text:p>
      <text:p text:style-name="Standard">e</text:p>
      <text:p text:style-name="Standard">имени</text:p>
      <text:p text:style-name="Standard">саддам</text:p>
      <text:p text:style-name="Standard">сжег</text:p>
      <text:p text:style-name="Standard">saddām</text:p>
      <text:p text:style-name="Standard">hame</text:p>
      <text:p text:style-name="Standard">ye</text:p>
      <text:p text:style-name="Standard">in</text:p>
      <text:p text:style-name="Standard">всю</text:p>
      <text:p text:style-name="Standard">эту</text:p>
      <text:p text:style-name="Standard">область</text:p>
      <text:p text:style-name="Standard">в</text:p>
      <text:p text:style-name="Standard">ostān</text:p>
      <text:p text:style-name="Standard">rā</text:p>
      <text:p text:style-name="Standard">be</text:p>
      <text:p text:style-name="Standard">ātaš</text:p>
      <text:p text:style-name="Standard">kešid</text:p>
      <text:p text:style-name="Standard">огонь</text:p>
      <text:p text:style-name="Standard">втянул</text:p>
      <text:p text:style-name="Standard">к</text:p>
      <text:p text:style-name="Standard">к</text:p>
      <text:p text:style-name="Standard">счастью</text:p>
      <text:p text:style-name="Standard">что</text:p>
      <text:p text:style-name="Standard">сейчас</text:p>
      <text:p text:style-name="Standard">спокойствие</text:p>
      <text:p text:style-name="Standard">и</text:p>
      <text:p text:style-name="Standard">радость</text:p>
      <text:p text:style-name="Standard">вернулись</text:p>
      <text:p text:style-name="Standard">на</text:p>
      <text:p text:style-name="Standard">эту</text:p>
      <text:p text:style-name="Standard">землю</text:p>
      <text:p text:style-name="Standard">baxt</text:p>
      <text:p text:style-name="Standard">—</text:p>
      <text:p text:style-name="Standard">счастье;</text:p>
      <text:p text:style-name="Standard">судьба</text:p>
      <text:p text:style-name="Standard">двадцатая</text:p>
      <text:p text:style-name="Standard">встреча</text:p>
      <text:p text:style-name="Standard">didār</text:p>
      <text:p text:style-name="Standard">e</text:p>
      <text:p text:style-name="Standard">bistom</text:p>
      <text:p text:style-name="Standard">‫دیدار</text:p>
      <text:p text:style-name="Standard">بيستم‬ </text:p>
      <text:p text:style-name="Standard">друзья</text:p>
      <text:p text:style-name="Standard">в</text:p>
      <text:p text:style-name="Standard">ресторане</text:p>
      <text:p text:style-name="Standard">dustān</text:p>
      <text:p text:style-name="Standard">dar</text:p>
      <text:p text:style-name="Standard">restorān</text:p>
      <text:p text:style-name="Standard">‫دوستان</text:p>
      <text:p text:style-name="Standard">در</text:p>
      <text:p text:style-name="Standard">رستوران‬ </text:p>
      <text:p text:style-name="Standard">официант</text:p>
      <text:p text:style-name="Standard"><text:soft-page-break/>дорогие</text:p>
      <text:p text:style-name="Standard">piš</text:p>
      <text:p text:style-name="Standard">xedmat</text:p>
      <text:p text:style-name="Standard">‫پيشخدمت</text:p>
      <text:p text:style-name="Standard">مهمانان‬ </text:p>
      <text:p text:style-name="Standard">гости</text:p>
      <text:p text:style-name="Standard">подходите</text:p>
      <text:p text:style-name="Standard">mehmānān</text:p>
      <text:p text:style-name="Standard">e</text:p>
      <text:p text:style-name="Standard">gerāmi</text:p>
      <text:p text:style-name="Standard">‫گرامى،</text:p>
      <text:p text:style-name="Standard">بفرمایيد،</text:p>
      <text:p text:style-name="Standard">خواهش‬ </text:p>
      <text:p text:style-name="Standard">пожалуйста</text:p>
      <text:p text:style-name="Standard">это</text:p>
      <text:p text:style-name="Standard">ваш</text:p>
      <text:p text:style-name="Standard">befarmāid</text:p>
      <text:p text:style-name="Standard">xāheš</text:p>
      <text:p text:style-name="Standard">‫مىآنم</text:p>
      <text:p text:style-name="Standard">این</text:p>
      <text:p text:style-name="Standard">ميز</text:p>
      <text:p text:style-name="Standard">شما‬ </text:p>
      <text:p text:style-name="Standard">столик</text:p>
      <text:p text:style-name="Standard">что</text:p>
      <text:p text:style-name="Standard">будете</text:p>
      <text:p text:style-name="Standard">mikonam</text:p>
      <text:p text:style-name="Standard">in</text:p>
      <text:p text:style-name="Standard">miz</text:p>
      <text:p text:style-name="Standard">e</text:p>
      <text:p text:style-name="Standard">‫سخنى</text:p>
      <text:p text:style-name="Standard">از</text:p>
      <text:p text:style-name="Standard">جنگ‬ </text:p>
      <text:p text:style-name="Standard">‫دوستان</text:p>
      <text:p text:style-name="Standard">آیا</text:p>
      <text:p text:style-name="Standard">شما</text:p>
      <text:p text:style-name="Standard">مىدانيد‬ </text:p>
      <text:p text:style-name="Standard">‫آه</text:p>
      <text:p text:style-name="Standard">از</text:p>
      <text:p text:style-name="Standard">سال</text:p>
      <text:p text:style-name="Standard">يک</text:p>
      <text:p text:style-name="Standard">هزار</text:p>
      <text:p text:style-name="Standard">و‬ </text:p>
      <text:p text:style-name="Standard">‫نهصد</text:p>
      <text:p text:style-name="Standard">و</text:p>
      <text:p text:style-name="Standard">هشتاد</text:p>
      <text:p text:style-name="Standard">تا</text:p>
      <text:p text:style-name="Standard">سال‬ </text:p>
      <text:p text:style-name="Standard">‫</text:p>
      <text:p text:style-name="Standard">یكهزار</text:p>
      <text:p text:style-name="Standard">و</text:p>
      <text:p text:style-name="Standard">نهصد</text:p>
      <text:p text:style-name="Standard">و</text:p>
      <text:p text:style-name="Standard">هشتاد‬ </text:p>
      <text:p text:style-name="Standard">‫و</text:p>
      <text:p text:style-name="Standard"><text:soft-page-break/>هشت</text:p>
      <text:p text:style-name="Standard">در</text:p>
      <text:p text:style-name="Standard">این</text:p>
      <text:p text:style-name="Standard">سرزمين‬ </text:p>
      <text:p text:style-name="Standard">‫جنگ</text:p>
      <text:p text:style-name="Standard">رخ</text:p>
      <text:p text:style-name="Standard">داد؟‬ </text:p>
      <text:p text:style-name="Standard">‫آرى</text:p>
      <text:p text:style-name="Standard">یک</text:p>
      <text:p text:style-name="Standard">آدم</text:p>
      <text:p text:style-name="Standard">دیوانه</text:p>
      <text:p text:style-name="Standard">به‬ </text:p>
      <text:p text:style-name="Standard">‫نام</text:p>
      <text:p text:style-name="Standard">صدام</text:p>
      <text:p text:style-name="Standard">،</text:p>
      <text:p text:style-name="Standard">همه</text:p>
      <text:p text:style-name="Standard">این‬ </text:p>
      <text:p text:style-name="Standard">‫استان</text:p>
      <text:p text:style-name="Standard">را</text:p>
      <text:p text:style-name="Standard">به</text:p>
      <text:p text:style-name="Standard">آتش</text:p>
      <text:p text:style-name="Standard">آشي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2 </text:p>
      <text:p text:style-name="Standard">заказывать</text:p>
      <text:p text:style-name="Standard">xedmat </text:p>
      <text:p text:style-name="Standard">—</text:p>
      <text:p text:style-name="Standard">служба;</text:p>
      <text:p text:style-name="Standard">safāreš</text:p>
      <text:p text:style-name="Standard">— </text:p>
      <text:p text:style-name="Standard">заказ</text:p>
      <text:p text:style-name="Standard">друзья</text:p>
      <text:p text:style-name="Standard">пожалуйста</text:p>
      <text:p text:style-name="Standard">принесите</text:p>
      <text:p text:style-name="Standard">четыре </text:p>
      <text:p text:style-name="Standard">кружки</text:p>
      <text:p text:style-name="Standard">супа</text:p>
      <text:p text:style-name="Standard">официант</text:p>
      <text:p text:style-name="Standard">салат </text:p>
      <text:p text:style-name="Standard">будете</text:p>
      <text:p text:style-name="Standard">друзья</text:p>
      <text:p text:style-name="Standard">салат</text:p>
      <text:p text:style-name="Standard">— </text:p>
      <text:p text:style-name="Standard">огурцы</text:p>
      <text:p text:style-name="Standard">с </text:p>
      <text:p text:style-name="Standard">помидорами</text:p>
      <text:p text:style-name="Standard">официант</text:p>
      <text:p text:style-name="Standard">сок </text:p>
      <text:p text:style-name="Standard"><text:soft-page-break/>желаете</text:p>
      <text:p text:style-name="Standard">яблочный</text:p>
      <text:p text:style-name="Standard">гранатовый</text:p>
      <text:p text:style-name="Standard">виноградный</text:p>
      <text:p text:style-name="Standard">мoрковный</text:p>
      <text:p text:style-name="Standard">друзья</text:p>
      <text:p text:style-name="Standard">для</text:p>
      <text:p text:style-name="Standard">всех </text:p>
      <text:p text:style-name="Standard">яблочный</text:p>
      <text:p text:style-name="Standard">официант</text:p>
      <text:p text:style-name="Standard">что </text:p>
      <text:p text:style-name="Standard">будете</text:p>
      <text:p text:style-name="Standard">из</text:p>
      <text:p text:style-name="Standard">горячего</text:p>
      <text:p text:style-name="Standard">джудже</text:p>
      <text:p text:style-name="Standard">кебаб</text:p>
      <text:p text:style-name="Standard">juje </text:p>
      <text:p text:style-name="Standard">—</text:p>
      <text:p text:style-name="Standard">цыпленок</text:p>
      <text:p text:style-name="Standard">чело</text:p>
      <text:p text:style-name="Standard">кебаб</text:p>
      <text:p text:style-name="Standard">čelo</text:p>
      <text:p text:style-name="Standard">— </text:p>
      <text:p text:style-name="Standard">вареный</text:p>
      <text:p text:style-name="Standard">рис</text:p>
      <text:p text:style-name="Standard">рис</text:p>
      <text:p text:style-name="Standard">и </text:p>
      <text:p text:style-name="Standard">паста</text:p>
      <text:p text:style-name="Standard">курица</text:p>
      <text:p text:style-name="Standard">рыба </text:p>
      <text:p text:style-name="Standard">xoreš</text:p>
      <text:p text:style-name="Standard">—</text:p>
      <text:p text:style-name="Standard">соус; </text:p>
      <text:p text:style-name="Standard">овощной</text:p>
      <text:p text:style-name="Standard">гарнир</text:p>
      <text:p text:style-name="Standard">к </text:p>
      <text:p text:style-name="Standard">плову</text:p>
      <text:p text:style-name="Standard">друзья</text:p>
      <text:p text:style-name="Standard">две</text:p>
      <text:p text:style-name="Standard">порции </text:p>
      <text:p text:style-name="Standard">джудже</text:p>
      <text:p text:style-name="Standard">кебаба</text:p>
      <text:p text:style-name="Standard">две </text:p>
      <text:p text:style-name="Standard">порции</text:p>
      <text:p text:style-name="Standard">плова</text:p>
      <text:p text:style-name="Standard">с </text:p>
      <text:p text:style-name="Standard">рыбой</text:p>
      <text:p text:style-name="Standard">официант</text:p>
      <text:p text:style-name="Standard">ваш</text:p>
      <text:p text:style-name="Standard">заказ </text:p>
      <text:p text:style-name="Standard">скоро</text:p>
      <text:p text:style-name="Standard">будет</text:p>
      <text:p text:style-name="Standard">готов</text:p>
      <text:p text:style-name="Standard">šomā</text:p>
      <text:p text:style-name="Standard"><text:soft-page-break/>ast</text:p>
      <text:p text:style-name="Standard">čizi</text:p>
      <text:p text:style-name="Standard">safāreš </text:p>
      <text:p text:style-name="Standard">mikonid</text:p>
      <text:p text:style-name="Standard">dustān</text:p>
      <text:p text:style-name="Standard">xāheš </text:p>
      <text:p text:style-name="Standard">mikonim</text:p>
      <text:p text:style-name="Standard">barāye</text:p>
      <text:p text:style-name="Standard">mā </text:p>
      <text:p text:style-name="Standard">čahār</text:p>
      <text:p text:style-name="Standard">kāse</text:p>
      <text:p text:style-name="Standard">ye</text:p>
      <text:p text:style-name="Standard">āš </text:p>
      <text:p text:style-name="Standard">biāvarid</text:p>
      <text:p text:style-name="Standard">piš</text:p>
      <text:p text:style-name="Standard">xedmat</text:p>
      <text:p text:style-name="Standard">sālād</text:p>
      <text:p text:style-name="Standard">‫است</text:p>
      <text:p text:style-name="Standard">چيزى</text:p>
      <text:p text:style-name="Standard">سفارش‬ </text:p>
      <text:p text:style-name="Standard">‫مىآنيد؟‬ </text:p>
      <text:p text:style-name="Standard">‫دوستان</text:p>
      <text:p text:style-name="Standard">خواهش</text:p>
      <text:p text:style-name="Standard">مىآنيم‬ </text:p>
      <text:p text:style-name="Standard">‫براى</text:p>
      <text:p text:style-name="Standard">ما</text:p>
      <text:p text:style-name="Standard">چهار</text:p>
      <text:p text:style-name="Standard">آاسه</text:p>
      <text:p text:style-name="Standard">آش‬ </text:p>
      <text:p text:style-name="Standard">‫بياورید‬ </text:p>
      <text:p text:style-name="Standard">‫پيشخدمت</text:p>
      <text:p text:style-name="Standard">سالاد؟‬ </text:p>
      <text:p text:style-name="Standard">dustān</text:p>
      <text:p text:style-name="Standard">sālād</text:p>
      <text:p text:style-name="Standard">e</text:p>
      <text:p text:style-name="Standard">xiār</text:p>
      <text:p text:style-name="Standard">‫دوستان</text:p>
      <text:p text:style-name="Standard">سالاد</text:p>
      <text:p text:style-name="Standard">خيار</text:p>
      <text:p text:style-name="Standard">و‬ </text:p>
      <text:p text:style-name="Standard">o</text:p>
      <text:p text:style-name="Standard">gowje</text:p>
      <text:p text:style-name="Standard">farangi</text:p>
      <text:p text:style-name="Standard">‫گوجه</text:p>
      <text:p text:style-name="Standard">فرنگى‬ </text:p>
      <text:p text:style-name="Standard">piš</text:p>
      <text:p text:style-name="Standard">xedmat</text:p>
      <text:p text:style-name="Standard">āb</text:p>
      <text:p text:style-name="Standard">mive</text:p>
      <text:p text:style-name="Standard">‫پيشخدمت</text:p>
      <text:p text:style-name="Standard">آبميوه‬ </text:p>
      <text:p text:style-name="Standard">dust</text:p>
      <text:p text:style-name="Standard">dārid</text:p>
      <text:p text:style-name="Standard">āb</text:p>
      <text:p text:style-name="Standard"><text:soft-page-break/>e</text:p>
      <text:p text:style-name="Standard">sib</text:p>
      <text:p text:style-name="Standard">،‫دوست</text:p>
      <text:p text:style-name="Standard">دارید؟</text:p>
      <text:p text:style-name="Standard">آب</text:p>
      <text:p text:style-name="Standard">سيب‬ </text:p>
      <text:p text:style-name="Standard">āb</text:p>
      <text:p text:style-name="Standard">e</text:p>
      <text:p text:style-name="Standard">anār</text:p>
      <text:p text:style-name="Standard">āb</text:p>
      <text:p text:style-name="Standard">e</text:p>
      <text:p text:style-name="Standard">angur</text:p>
      <text:p text:style-name="Standard">‫آب</text:p>
      <text:p text:style-name="Standard">انار،</text:p>
      <text:p text:style-name="Standard">آب</text:p>
      <text:p text:style-name="Standard">انگور،</text:p>
      <text:p text:style-name="Standard">آب‬ </text:p>
      <text:p text:style-name="Standard">āb</text:p>
      <text:p text:style-name="Standard">e</text:p>
      <text:p text:style-name="Standard">havij</text:p>
      <text:p text:style-name="Standard">‫هویج‬ </text:p>
      <text:p text:style-name="Standard">dustān</text:p>
      <text:p text:style-name="Standard">barāye</text:p>
      <text:p text:style-name="Standard">hame</text:p>
      <text:p text:style-name="Standard">‫دوستان</text:p>
      <text:p text:style-name="Standard">براى</text:p>
      <text:p text:style-name="Standard">همه</text:p>
      <text:p text:style-name="Standard">آب‬ </text:p>
      <text:p text:style-name="Standard">āb</text:p>
      <text:p text:style-name="Standard">e</text:p>
      <text:p text:style-name="Standard">sib</text:p>
      <text:p text:style-name="Standard">‫سيب‬ </text:p>
      <text:p text:style-name="Standard">piš</text:p>
      <text:p text:style-name="Standard">xedmat</text:p>
      <text:p text:style-name="Standard">xurāk</text:p>
      <text:p text:style-name="Standard">e</text:p>
      <text:p text:style-name="Standard">‫پيشخدمت</text:p>
      <text:p text:style-name="Standard">خوراک</text:p>
      <text:p text:style-name="Standard">گرم‬ </text:p>
      <text:p text:style-name="Standard">garm</text:p>
      <text:p text:style-name="Standard">juje</text:p>
      <text:p text:style-name="Standard">kabāb</text:p>
      <text:p text:style-name="Standard">،‫جوجهآباب،</text:p>
      <text:p text:style-name="Standard">چلوآباب‬ </text:p>
      <text:p text:style-name="Standard">čelo</text:p>
      <text:p text:style-name="Standard">kabāb</text:p>
      <text:p text:style-name="Standard">berenj</text:p>
      <text:p text:style-name="Standard">o</text:p>
      <text:p text:style-name="Standard">،‫برنج</text:p>
      <text:p text:style-name="Standard">و</text:p>
      <text:p text:style-name="Standard">خورشت،</text:p>
      <text:p text:style-name="Standard">مرغ‬ </text:p>
      <text:p text:style-name="Standard">xorešt</text:p>
      <text:p text:style-name="Standard">morğ</text:p>
      <text:p text:style-name="Standard"><text:soft-page-break/>māhi</text:p>
      <text:p text:style-name="Standard">‫ماهى‬ </text:p>
      <text:p text:style-name="Standard">dustān</text:p>
      <text:p text:style-name="Standard">do</text:p>
      <text:p text:style-name="Standard">tā </text:p>
      <text:p text:style-name="Standard">juje</text:p>
      <text:p text:style-name="Standard">kabāb</text:p>
      <text:p text:style-name="Standard">dotā </text:p>
      <text:p text:style-name="Standard">polow</text:p>
      <text:p text:style-name="Standard">māhi</text:p>
      <text:p text:style-name="Standard">piš</text:p>
      <text:p text:style-name="Standard">xedmat</text:p>
      <text:p text:style-name="Standard">safāreš</text:p>
      <text:p text:style-name="Standard">e </text:p>
      <text:p text:style-name="Standard">šomā</text:p>
      <text:p text:style-name="Standard">bezudi</text:p>
      <text:p text:style-name="Standard">āmāde </text:p>
      <text:p text:style-name="Standard">mišavad</text:p>
      <text:p text:style-name="Standard">‫دوستان</text:p>
      <text:p text:style-name="Standard">دوتا‬ </text:p>
      <text:p text:style-name="Standard">‫جوجهآباب،</text:p>
      <text:p text:style-name="Standard">دوتا‬ </text:p>
      <text:p text:style-name="Standard">‫پلوماهى‬ </text:p>
      <text:p text:style-name="Standard">‫پيشخدمت</text:p>
      <text:p text:style-name="Standard">سفارش</text:p>
      <text:p text:style-name="Standard">شما‬ </text:p>
      <text:p text:style-name="Standard">‫بزودى</text:p>
      <text:p text:style-name="Standard">آماده</text:p>
      <text:p text:style-name="Standard">مىشو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3 </text:p>
      <text:p text:style-name="Standard">конец</text:p>
      <text:p text:style-name="Standard">путешествия </text:p>
      <text:p text:style-name="Standard">друзей</text:p>
      <text:p text:style-name="Standard">по</text:p>
      <text:p text:style-name="Standard">ирану</text:p>
      <text:p text:style-name="Standard">и</text:p>
      <text:p text:style-name="Standard">друзья</text:p>
      <text:p text:style-name="Standard">наше </text:p>
      <text:p text:style-name="Standard">путешествие</text:p>
      <text:p text:style-name="Standard">по </text:p>
      <text:p text:style-name="Standard">ирану</text:p>
      <text:p text:style-name="Standard">подходит</text:p>
      <text:p text:style-name="Standard">к </text:p>
      <text:p text:style-name="Standard">концу</text:p>
      <text:p text:style-name="Standard">будущие </text:p>
      <text:p text:style-name="Standard">наши</text:p>
      <text:p text:style-name="Standard">встречи </text:p>
      <text:p text:style-name="Standard"><text:soft-page-break/>произойдут</text:p>
      <text:p text:style-name="Standard">в </text:p>
      <text:p text:style-name="Standard">следующем</text:p>
      <text:p text:style-name="Standard">году</text:p>
      <text:p text:style-name="Standard">к</text:p>
      <text:p text:style-name="Standard">не</text:p>
      <text:p text:style-name="Standard">забудьте </text:p>
      <text:p text:style-name="Standard">изучать</text:p>
      <text:p text:style-name="Standard">персидский </text:p>
      <text:p text:style-name="Standard">язык</text:p>
      <text:p text:style-name="Standard">г</text:p>
      <text:p text:style-name="Standard">не</text:p>
      <text:p text:style-name="Standard">забывайте</text:p>
      <text:p text:style-name="Standard">о </text:p>
      <text:p text:style-name="Standard">переписке</text:p>
      <text:p text:style-name="Standard">pāyān</text:p>
      <text:p text:style-name="Standard">e</text:p>
      <text:p text:style-name="Standard">irān</text:p>
      <text:p text:style-name="Standard">gardi</text:p>
      <text:p text:style-name="Standard">ye</text:p>
      <text:p text:style-name="Standard">‫پایان</text:p>
      <text:p text:style-name="Standard">ایرانگردى</text:p>
      <text:p text:style-name="Standard">دوستان‬ </text:p>
      <text:p text:style-name="Standard">dustān</text:p>
      <text:p text:style-name="Standard">dustān</text:p>
      <text:p text:style-name="Standard">irāngardi</text:p>
      <text:p text:style-name="Standard">ye </text:p>
      <text:p text:style-name="Standard">‫دوستان</text:p>
      <text:p text:style-name="Standard">ایرانگردى</text:p>
      <text:p text:style-name="Standard">ما</text:p>
      <text:p text:style-name="Standard">به‬ </text:p>
      <text:p text:style-name="Standard">mā</text:p>
      <text:p text:style-name="Standard">be</text:p>
      <text:p text:style-name="Standard">pāyān</text:p>
      <text:p text:style-name="Standard">rasid</text:p>
      <text:p text:style-name="Standard">‫پایان</text:p>
      <text:p text:style-name="Standard">رسيد</text:p>
      <text:p text:style-name="Standard">دیدار</text:p>
      <text:p text:style-name="Standard">آینده‬ </text:p>
      <text:p text:style-name="Standard">didār</text:p>
      <text:p text:style-name="Standard">e</text:p>
      <text:p text:style-name="Standard">āyande</text:p>
      <text:p text:style-name="Standard">ye</text:p>
      <text:p text:style-name="Standard">mā</text:p>
      <text:p text:style-name="Standard">‫ما،</text:p>
      <text:p text:style-name="Standard">در</text:p>
      <text:p text:style-name="Standard">سال</text:p>
      <text:p text:style-name="Standard">آینده</text:p>
      <text:p text:style-name="Standard">خواهد‬ </text:p>
      <text:p text:style-name="Standard">dar</text:p>
      <text:p text:style-name="Standard">sāl</text:p>
      <text:p text:style-name="Standard">e</text:p>
      <text:p text:style-name="Standard">āyande</text:p>
      <text:p text:style-name="Standard">xāhad </text:p>
      <text:p text:style-name="Standard"><text:soft-page-break/>‫بود‬ </text:p>
      <text:p text:style-name="Standard">bud</text:p>
      <text:p text:style-name="Standard">āmuxtan</text:p>
      <text:p text:style-name="Standard">e</text:p>
      <text:p text:style-name="Standard">zabān</text:p>
      <text:p text:style-name="Standard">e</text:p>
      <text:p text:style-name="Standard">،‫آموختن</text:p>
      <text:p text:style-name="Standard">زبان</text:p>
      <text:p text:style-name="Standard">فارسى‬ </text:p>
      <text:p text:style-name="Standard">fārsi</text:p>
      <text:p text:style-name="Standard">yādetān</text:p>
      <text:p text:style-name="Standard">naravad</text:p>
      <text:p text:style-name="Standard">‫یادتان</text:p>
      <text:p text:style-name="Standard">نرود‬ </text:p>
      <text:p text:style-name="Standard">nāme</text:p>
      <text:p text:style-name="Standard">negāri</text:p>
      <text:p text:style-name="Standard">bā</text:p>
      <text:p text:style-name="Standard">،‫نامهنگارى</text:p>
      <text:p text:style-name="Standard">با</text:p>
      <text:p text:style-name="Standard">همدیگر‬ </text:p>
      <text:p text:style-name="Standard">hamdigar</text:p>
      <text:p text:style-name="Standard">yādetān</text:p>
      <text:p text:style-name="Standard">‫یادتان</text:p>
      <text:p text:style-name="Standard">نرود‬ </text:p>
      <text:p text:style-name="Standard">naravad</text:p>
      <text:p text:style-name="Standard">nāme</text:p>
      <text:p text:style-name="Standard">hā</text:p>
      <text:p text:style-name="Standard">va</text:p>
      <text:p text:style-name="Standard">payām</text:p>
      <text:p text:style-name="Standard">hā</text:p>
      <text:p text:style-name="Standard">rā</text:p>
      <text:p text:style-name="Standard">be</text:p>
      <text:p text:style-name="Standard">zabān</text:p>
      <text:p text:style-name="Standard">e</text:p>
      <text:p text:style-name="Standard">fārsi</text:p>
      <text:p text:style-name="Standard">benevisid</text:p>
      <text:p text:style-name="Standard">piš</text:p>
      <text:p text:style-name="Standard">az</text:p>
      <text:p text:style-name="Standard">jodā</text:p>
      <text:p text:style-name="Standard">šodan</text:p>
      <text:p text:style-name="Standard">biyāid</text:p>
      <text:p text:style-name="Standard">bā</text:p>
      <text:p text:style-name="Standard">ham</text:p>
      <text:p text:style-name="Standard">aks</text:p>
      <text:p text:style-name="Standard">e</text:p>
      <text:p text:style-name="Standard">yādgāri</text:p>
      <text:p text:style-name="Standard">begirim</text:p>
      <text:p text:style-name="Standard">д</text:p>
      <text:p text:style-name="Standard">пишите</text:p>
      <text:p text:style-name="Standard">письма</text:p>
      <text:p text:style-name="Standard">и </text:p>
      <text:p text:style-name="Standard">сообщения</text:p>
      <text:p text:style-name="Standard">по</text:p>
      <text:p text:style-name="Standard">персидски</text:p>
      <text:p text:style-name="Standard"><text:soft-page-break/>и</text:p>
      <text:p text:style-name="Standard">давайте</text:p>
      <text:p text:style-name="Standard">преждем </text:p>
      <text:p text:style-name="Standard">чем</text:p>
      <text:p text:style-name="Standard">расстанемся </text:p>
      <text:p text:style-name="Standard">разлученными </text:p>
      <text:p text:style-name="Standard">станем</text:p>
      <text:p text:style-name="Standard">сфотографируемся </text:p>
      <text:p text:style-name="Standard">вместе </text:p>
      <text:p text:style-name="Standard">фотографию </text:p>
      <text:p text:style-name="Standard">памятную</text:p>
      <text:p text:style-name="Standard">возьмем</text:p>
      <text:p text:style-name="Standard">храни</text:p>
      <text:p text:style-name="Standard">вас</text:p>
      <text:p text:style-name="Standard">бог</text:p>
      <text:p text:style-name="Standard">xodā</text:p>
      <text:p text:style-name="Standard">negahdār</text:p>
      <text:p text:style-name="Standard">до</text:p>
      <text:p text:style-name="Standard">свидания</text:p>
      <text:p text:style-name="Standard">be</text:p>
      <text:p text:style-name="Standard">omid</text:p>
      <text:p text:style-name="Standard">e</text:p>
      <text:p text:style-name="Standard">didār</text:p>
      <text:p text:style-name="Standard">конец</text:p>
      <text:p text:style-name="Standard">первой</text:p>
      <text:p text:style-name="Standard">части</text:p>
      <text:p text:style-name="Standard">pāyān</text:p>
      <text:p text:style-name="Standard">e</text:p>
      <text:p text:style-name="Standard">naxostin</text:p>
      <text:p text:style-name="Standard">baxš</text:p>
      <text:p text:style-name="Standard">‫نامهها</text:p>
      <text:p text:style-name="Standard">و</text:p>
      <text:p text:style-name="Standard">پيامها</text:p>
      <text:p text:style-name="Standard">را</text:p>
      <text:p text:style-name="Standard">به‬ </text:p>
      <text:p text:style-name="Standard">‫زبان</text:p>
      <text:p text:style-name="Standard">فارسى</text:p>
      <text:p text:style-name="Standard">بنویسيد‬ </text:p>
      <text:p text:style-name="Standard">‫پيش</text:p>
      <text:p text:style-name="Standard">از</text:p>
      <text:p text:style-name="Standard">جدا</text:p>
      <text:p text:style-name="Standard">شدن،</text:p>
      <text:p text:style-name="Standard">بيایيد‬ </text:p>
      <text:p text:style-name="Standard">‫با</text:p>
      <text:p text:style-name="Standard">هم</text:p>
      <text:p text:style-name="Standard">عكس</text:p>
      <text:p text:style-name="Standard">یادگارى‬ </text:p>
      <text:p text:style-name="Standard">‫بگيریم‬ </text:p>
      <text:p text:style-name="Standard">‫خدا</text:p>
      <text:p text:style-name="Standard">نگهدار‬ </text:p>
      <text:p text:style-name="Standard">‫به</text:p>
      <text:p text:style-name="Standard">اميد</text:p>
      <text:p text:style-name="Standard">دیدار‬ </text:p>
      <text:p text:style-name="Standard">‫پایان</text:p>
      <text:p text:style-name="Standard"><text:soft-page-break/>نخستين</text:p>
      <text:p text:style-name="Standard">بخش‬ </text:p>
      <text:p text:style-name="Standard">************************************************************************** </text:p>
      <text:p text:style-name="Standard">1</text:p>
      <text:p text:style-name="Standard">друзья</text:p>
      <text:p text:style-name="Standard">здравствуйте </text:p>
      <text:p text:style-name="Standard">благословение</text:p>
      <text:p text:style-name="Standard">приветствие</text:p>
      <text:p text:style-name="Standard">вам</text:p>
      <text:p text:style-name="Standard">если</text:p>
      <text:p text:style-name="Standard">вы</text:p>
      <text:p text:style-name="Standard">хотите </text:p>
      <text:p text:style-name="Standard">познакомиться</text:p>
      <text:p text:style-name="Standard">со </text:p>
      <text:p text:style-name="Standard">dustān</text:p>
      <text:p text:style-name="Standard">dorud</text:p>
      <text:p text:style-name="Standard">bar </text:p>
      <text:p text:style-name="Standard">šomā</text:p>
      <text:p text:style-name="Standard">agar</text:p>
      <text:p text:style-name="Standard">mixāhid</text:p>
      <text:p text:style-name="Standard">bā</text:p>
      <text:p text:style-name="Standard">man </text:p>
      <text:p text:style-name="Standard">āšnā</text:p>
      <text:p text:style-name="Standard">šavid</text:p>
      <text:p text:style-name="Standard">xāheš </text:p>
      <text:p text:style-name="Standard">‫دوستان</text:p>
      <text:p text:style-name="Standard">درود</text:p>
      <text:p text:style-name="Standard">بر</text:p>
      <text:p text:style-name="Standard">شما‬ </text:p>
      <text:p text:style-name="Standard">‫اگر</text:p>
      <text:p text:style-name="Standard">مىخواهيد</text:p>
      <text:p text:style-name="Standard">با</text:p>
      <text:p text:style-name="Standard">من</text:p>
      <text:p text:style-name="Standard">آشنا‬ </text:p>
      <text:p text:style-name="Standard">‫شوید،</text:p>
      <text:p text:style-name="Standard">خواهش</text:p>
      <text:p text:style-name="Standard">مىکن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4 </text:p>
      <text:p text:style-name="Standard">мной</text:p>
      <text:p text:style-name="Standard">пожалуйста</text:p>
      <text:p text:style-name="Standard">прочитайте</text:p>
      <text:p text:style-name="Standard">мой </text:p>
      <text:p text:style-name="Standard">дневник</text:p>
      <text:p text:style-name="Standard">negār</text:p>
      <text:p text:style-name="Standard">— </text:p>
      <text:p text:style-name="Standard">изображение</text:p>
      <text:p text:style-name="Standard">картина</text:p>
      <text:p text:style-name="Standard"><text:soft-page-break/>меня</text:p>
      <text:p text:style-name="Standard">зовут</text:p>
      <text:p text:style-name="Standard">бабак</text:p>
      <text:p text:style-name="Standard">я</text:p>
      <text:p text:style-name="Standard">живу</text:p>
      <text:p text:style-name="Standard">в</text:p>
      <text:p text:style-name="Standard">городе </text:p>
      <text:p text:style-name="Standard">тегеране</text:p>
      <text:p text:style-name="Standard">столице </text:p>
      <text:p text:style-name="Standard">ирана</text:p>
      <text:p text:style-name="Standard">mikonam</text:p>
      <text:p text:style-name="Standard">ruz</text:p>
      <text:p text:style-name="Standard">negār</text:p>
      <text:p text:style-name="Standard">e </text:p>
      <text:p text:style-name="Standard">marā</text:p>
      <text:p text:style-name="Standard">bexānid</text:p>
      <text:p text:style-name="Standard">nām</text:p>
      <text:p text:style-name="Standard">e</text:p>
      <text:p text:style-name="Standard">man</text:p>
      <text:p text:style-name="Standard">bābak</text:p>
      <text:p text:style-name="Standard">ast</text:p>
      <text:p text:style-name="Standard">man</text:p>
      <text:p text:style-name="Standard">dar</text:p>
      <text:p text:style-name="Standard">šahr</text:p>
      <text:p text:style-name="Standard">e </text:p>
      <text:p text:style-name="Standard">tehrān</text:p>
      <text:p text:style-name="Standard">pāytaxt</text:p>
      <text:p text:style-name="Standard">e</text:p>
      <text:p text:style-name="Standard">irān</text:p>
      <text:p text:style-name="Standard">zendegi</text:p>
      <text:p text:style-name="Standard">mikonam</text:p>
      <text:p text:style-name="Standard">мне</text:p>
      <text:p text:style-name="Standard">двадцать</text:p>
      <text:p text:style-name="Standard">лет</text:p>
      <text:p text:style-name="Standard">и</text:p>
      <text:p text:style-name="Standard">man</text:p>
      <text:p text:style-name="Standard">bist</text:p>
      <text:p text:style-name="Standard">sāl</text:p>
      <text:p text:style-name="Standard">dāram</text:p>
      <text:p text:style-name="Standard">va </text:p>
      <text:p text:style-name="Standard">я</text:p>
      <text:p text:style-name="Standard">студент</text:p>
      <text:p text:style-name="Standard">dānešju</text:p>
      <text:p text:style-name="Standard">hastam</text:p>
      <text:p text:style-name="Standard">студент</text:p>
      <text:p text:style-name="Standard">второго</text:p>
      <text:p text:style-name="Standard">dānešju</text:p>
      <text:p text:style-name="Standard">ye</text:p>
      <text:p text:style-name="Standard">sāl</text:p>
      <text:p text:style-name="Standard">e </text:p>
      <text:p text:style-name="Standard">курса</text:p>
      <text:p text:style-name="Standard">медицинского</text:p>
      <text:p text:style-name="Standard">dov’vom</text:p>
      <text:p text:style-name="Standard">rešte</text:p>
      <text:p text:style-name="Standard"><text:soft-page-break/>ye </text:p>
      <text:p text:style-name="Standard">факультета</text:p>
      <text:p text:style-name="Standard">pezeški</text:p>
      <text:p text:style-name="Standard">dānešgāh</text:p>
      <text:p text:style-name="Standard">e </text:p>
      <text:p text:style-name="Standard">тегеранского</text:p>
      <text:p text:style-name="Standard">tehrān</text:p>
      <text:p text:style-name="Standard">университета</text:p>
      <text:p text:style-name="Standard">2</text:p>
      <text:p text:style-name="Standard">каждый</text:p>
      <text:p text:style-name="Standard">день</text:p>
      <text:p text:style-name="Standard">в</text:p>
      <text:p text:style-name="Standard">восемь</text:p>
      <text:p text:style-name="Standard">утра</text:p>
      <text:p text:style-name="Standard">я</text:p>
      <text:p text:style-name="Standard">просыпаюсь</text:p>
      <text:p text:style-name="Standard">бодрствующим</text:p>
      <text:p text:style-name="Standard">становлюсь</text:p>
      <text:p text:style-name="Standard">сначала</text:p>
      <text:p text:style-name="Standard">я</text:p>
      <text:p text:style-name="Standard">умываюсь</text:p>
      <text:p text:style-name="Standard">затем</text:p>
      <text:p text:style-name="Standard">завтракаю</text:p>
      <text:p text:style-name="Standard">завтрак</text:p>
      <text:p text:style-name="Standard">ем</text:p>
      <text:p text:style-name="Standard">дома</text:p>
      <text:p text:style-name="Standard">я</text:p>
      <text:p text:style-name="Standard">не</text:p>
      <text:p text:style-name="Standard">один</text:p>
      <text:p text:style-name="Standard">со</text:p>
      <text:p text:style-name="Standard">man</text:p>
      <text:p text:style-name="Standard">dar</text:p>
      <text:p text:style-name="Standard">xāne</text:p>
      <text:p text:style-name="Standard">tanhā </text:p>
      <text:p text:style-name="Standard">мной</text:p>
      <text:p text:style-name="Standard">живут</text:p>
      <text:p text:style-name="Standard">мой</text:p>
      <text:p text:style-name="Standard">nistam</text:p>
      <text:p text:style-name="Standard">hamrāh</text:p>
      <text:p text:style-name="Standard">e</text:p>
      <text:p text:style-name="Standard">man </text:p>
      <text:p text:style-name="Standard">отец</text:p>
      <text:p text:style-name="Standard">моя</text:p>
      <text:p text:style-name="Standard">мать</text:p>
      <text:p text:style-name="Standard">и</text:p>
      <text:p text:style-name="Standard">моя</text:p>
      <text:p text:style-name="Standard">pedaram</text:p>
      <text:p text:style-name="Standard">mādaram</text:p>
      <text:p text:style-name="Standard">va </text:p>
      <text:p text:style-name="Standard">сестра</text:p>
      <text:p text:style-name="Standard">xāharam</text:p>
      <text:p text:style-name="Standard">niz</text:p>
      <text:p text:style-name="Standard">zendegi </text:p>
      <text:p text:style-name="Standard">mikonand</text:p>
      <text:p text:style-name="Standard"><text:soft-page-break/>mā</text:p>
      <text:p text:style-name="Standard">hamdigar</text:p>
      <text:p text:style-name="Standard">rā</text:p>
      <text:p text:style-name="Standard">dust </text:p>
      <text:p text:style-name="Standard">dārim</text:p>
      <text:p text:style-name="Standard">pedar</text:p>
      <text:p text:style-name="Standard">e</text:p>
      <text:p text:style-name="Standard">man</text:p>
      <text:p text:style-name="Standard">pezešk </text:p>
      <text:p text:style-name="Standard">ast</text:p>
      <text:p text:style-name="Standard">va</text:p>
      <text:p text:style-name="Standard">dar</text:p>
      <text:p text:style-name="Standard">bimārestān </text:p>
      <text:p text:style-name="Standard">kār</text:p>
      <text:p text:style-name="Standard">mikonad</text:p>
      <text:p text:style-name="Standard">mādar</text:p>
      <text:p text:style-name="Standard">e</text:p>
      <text:p text:style-name="Standard">man</text:p>
      <text:p text:style-name="Standard">duzande </text:p>
      <text:p text:style-name="Standard">ast</text:p>
      <text:p text:style-name="Standard">va</text:p>
      <text:p text:style-name="Standard">dar</text:p>
      <text:p text:style-name="Standard">xāne</text:p>
      <text:p text:style-name="Standard">kār </text:p>
      <text:p text:style-name="Standard">mikonad</text:p>
      <text:p text:style-name="Standard">мы</text:p>
      <text:p text:style-name="Standard">любим</text:p>
      <text:p text:style-name="Standard">друг </text:p>
      <text:p text:style-name="Standard">друга</text:p>
      <text:p text:style-name="Standard">мой</text:p>
      <text:p text:style-name="Standard">отец</text:p>
      <text:p text:style-name="Standard">врач</text:p>
      <text:p text:style-name="Standard">и </text:p>
      <text:p text:style-name="Standard">работает</text:p>
      <text:p text:style-name="Standard">в</text:p>
      <text:p text:style-name="Standard">больнице</text:p>
      <text:p text:style-name="Standard">моя</text:p>
      <text:p text:style-name="Standard">мать</text:p>
      <text:p text:style-name="Standard">— </text:p>
      <text:p text:style-name="Standard">портниха</text:p>
      <text:p text:style-name="Standard">работает </text:p>
      <text:p text:style-name="Standard">дома</text:p>
      <text:p text:style-name="Standard">‫روزنگار</text:p>
      <text:p text:style-name="Standard">مرا</text:p>
      <text:p text:style-name="Standard">بخوانيد‬ </text:p>
      <text:p text:style-name="Standard">‫نام</text:p>
      <text:p text:style-name="Standard">من</text:p>
      <text:p text:style-name="Standard">بابک</text:p>
      <text:p text:style-name="Standard">است‬ </text:p>
      <text:p text:style-name="Standard">،‫من</text:p>
      <text:p text:style-name="Standard">در</text:p>
      <text:p text:style-name="Standard">شهر</text:p>
      <text:p text:style-name="Standard">تهران‬ </text:p>
      <text:p text:style-name="Standard">‫پایتخت</text:p>
      <text:p text:style-name="Standard"><text:soft-page-break/>ایران،</text:p>
      <text:p text:style-name="Standard">زندگی‬ </text:p>
      <text:p text:style-name="Standard">‫مىکنم‬ </text:p>
      <text:p text:style-name="Standard">‫من</text:p>
      <text:p text:style-name="Standard">بيست</text:p>
      <text:p text:style-name="Standard">سال</text:p>
      <text:p text:style-name="Standard">دارم</text:p>
      <text:p text:style-name="Standard">و‬ </text:p>
      <text:p text:style-name="Standard">‫دانشجو</text:p>
      <text:p text:style-name="Standard">هستم‬ </text:p>
      <text:p text:style-name="Standard">،‫دانشجوی</text:p>
      <text:p text:style-name="Standard">سال</text:p>
      <text:p text:style-name="Standard">دوم‬ </text:p>
      <text:p text:style-name="Standard">‫رشته</text:p>
      <text:p text:style-name="Standard">پزشکی،</text:p>
      <text:p text:style-name="Standard">دانشگاه‬ </text:p>
      <text:p text:style-name="Standard">‫تهران‬ </text:p>
      <text:p text:style-name="Standard">man</text:p>
      <text:p text:style-name="Standard">har</text:p>
      <text:p text:style-name="Standard">ruz</text:p>
      <text:p text:style-name="Standard">hašt</text:p>
      <text:p text:style-name="Standard">e</text:p>
      <text:p text:style-name="Standard">‫من</text:p>
      <text:p text:style-name="Standard">هر</text:p>
      <text:p text:style-name="Standard">روز</text:p>
      <text:p text:style-name="Standard">هشت</text:p>
      <text:p text:style-name="Standard">بامداد‬ </text:p>
      <text:p text:style-name="Standard">bāmdād</text:p>
      <text:p text:style-name="Standard">az</text:p>
      <text:p text:style-name="Standard">xāb</text:p>
      <text:p text:style-name="Standard">bidār</text:p>
      <text:p text:style-name="Standard">‫از</text:p>
      <text:p text:style-name="Standard">خواب</text:p>
      <text:p text:style-name="Standard">بيدار</text:p>
      <text:p text:style-name="Standard">می</text:p>
      <text:p text:style-name="Standard">شوم‬ </text:p>
      <text:p text:style-name="Standard">mišavam</text:p>
      <text:p text:style-name="Standard">naxost</text:p>
      <text:p text:style-name="Standard">dast</text:p>
      <text:p text:style-name="Standard">o</text:p>
      <text:p text:style-name="Standard">ru</text:p>
      <text:p text:style-name="Standard">ye</text:p>
      <text:p text:style-name="Standard">‫نخست</text:p>
      <text:p text:style-name="Standard">دست</text:p>
      <text:p text:style-name="Standard">و</text:p>
      <text:p text:style-name="Standard">روی</text:p>
      <text:p text:style-name="Standard">خود‬ </text:p>
      <text:p text:style-name="Standard">xod</text:p>
      <text:p text:style-name="Standard">rā</text:p>
      <text:p text:style-name="Standard">mišuyam</text:p>
      <text:p text:style-name="Standard">‫را</text:p>
      <text:p text:style-name="Standard">مىشویم،</text:p>
      <text:p text:style-name="Standard">سپس</text:p>
      <text:p text:style-name="Standard">ناشتا‬ </text:p>
      <text:p text:style-name="Standard"><text:soft-page-break/>sepas</text:p>
      <text:p text:style-name="Standard">nāštā</text:p>
      <text:p text:style-name="Standard">mixoram</text:p>
      <text:p text:style-name="Standard">‫مىخورم‬ </text:p>
      <text:p text:style-name="Standard">،‫من</text:p>
      <text:p text:style-name="Standard">در</text:p>
      <text:p text:style-name="Standard">خانه</text:p>
      <text:p text:style-name="Standard">تنها</text:p>
      <text:p text:style-name="Standard">نيستم‬ </text:p>
      <text:p text:style-name="Standard">‫همراه</text:p>
      <text:p text:style-name="Standard">من</text:p>
      <text:p text:style-name="Standard">پدرم،</text:p>
      <text:p text:style-name="Standard">مادرم‬ </text:p>
      <text:p text:style-name="Standard">‫و</text:p>
      <text:p text:style-name="Standard">خواهرم</text:p>
      <text:p text:style-name="Standard">نيز</text:p>
      <text:p text:style-name="Standard">زندگی‬ </text:p>
      <text:p text:style-name="Standard">‫مىکنند‬ </text:p>
      <text:p text:style-name="Standard">‫ما</text:p>
      <text:p text:style-name="Standard">همدیگر</text:p>
      <text:p text:style-name="Standard">را</text:p>
      <text:p text:style-name="Standard">دوست‬ </text:p>
      <text:p text:style-name="Standard">‫داریم‬ </text:p>
      <text:p text:style-name="Standard">‫پدر</text:p>
      <text:p text:style-name="Standard">من</text:p>
      <text:p text:style-name="Standard">پزشک</text:p>
      <text:p text:style-name="Standard">است</text:p>
      <text:p text:style-name="Standard">و</text:p>
      <text:p text:style-name="Standard">در‬ </text:p>
      <text:p text:style-name="Standard">‫بيمارستان</text:p>
      <text:p text:style-name="Standard">کار</text:p>
      <text:p text:style-name="Standard">مىکند‬ </text:p>
      <text:p text:style-name="Standard">‫مادر</text:p>
      <text:p text:style-name="Standard">من</text:p>
      <text:p text:style-name="Standard">دوزنده</text:p>
      <text:p text:style-name="Standard">است</text:p>
      <text:p text:style-name="Standard">و‬ </text:p>
      <text:p text:style-name="Standard">‫در</text:p>
      <text:p text:style-name="Standard">خانه</text:p>
      <text:p text:style-name="Standard">کار</text:p>
      <text:p text:style-name="Standard">مىکن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5 </text:p>
      <text:p text:style-name="Standard">моя</text:p>
      <text:p text:style-name="Standard">сестра</text:p>
      <text:p text:style-name="Standard">— </text:p>
      <text:p text:style-name="Standard">школьница</text:p>
      <text:p text:style-name="Standard">ей</text:p>
      <text:p text:style-name="Standard"><text:soft-page-break/>шестнадцать</text:p>
      <text:p text:style-name="Standard">лет</text:p>
      <text:p text:style-name="Standard">она</text:p>
      <text:p text:style-name="Standard">на</text:p>
      <text:p text:style-name="Standard">четыре</text:p>
      <text:p text:style-name="Standard">года </text:p>
      <text:p text:style-name="Standard">младше</text:p>
      <text:p text:style-name="Standard">меня</text:p>
      <text:p text:style-name="Standard">xāhar</text:p>
      <text:p text:style-name="Standard">e</text:p>
      <text:p text:style-name="Standard">man</text:p>
      <text:p text:style-name="Standard">dāneš</text:p>
      <text:p text:style-name="Standard">‫خواهر</text:p>
      <text:p text:style-name="Standard">من</text:p>
      <text:p text:style-name="Standard">دانشآموز‬ </text:p>
      <text:p text:style-name="Standard">āmuz</text:p>
      <text:p text:style-name="Standard">ast</text:p>
      <text:p text:style-name="Standard">‫است‬ </text:p>
      <text:p text:style-name="Standard">u</text:p>
      <text:p text:style-name="Standard">šānzdah</text:p>
      <text:p text:style-name="Standard">sāl</text:p>
      <text:p text:style-name="Standard">dārad</text:p>
      <text:p text:style-name="Standard">va </text:p>
      <text:p text:style-name="Standard">‫او</text:p>
      <text:p text:style-name="Standard">شانزده</text:p>
      <text:p text:style-name="Standard">سال</text:p>
      <text:p text:style-name="Standard">دارد</text:p>
      <text:p text:style-name="Standard">و‬ </text:p>
      <text:p text:style-name="Standard">čahār</text:p>
      <text:p text:style-name="Standard">sāl</text:p>
      <text:p text:style-name="Standard">az</text:p>
      <text:p text:style-name="Standard">man </text:p>
      <text:p text:style-name="Standard">‫چهار</text:p>
      <text:p text:style-name="Standard">سال</text:p>
      <text:p text:style-name="Standard">از</text:p>
      <text:p text:style-name="Standard">من</text:p>
      <text:p text:style-name="Standard">کوچکتر‬ </text:p>
      <text:p text:style-name="Standard">kučektar</text:p>
      <text:p text:style-name="Standard">ast</text:p>
      <text:p text:style-name="Standard">‫است‬ </text:p>
      <text:p text:style-name="Standard">3</text:p>
      <text:p text:style-name="Standard">каждый</text:p>
      <text:p text:style-name="Standard">четверг </text:p>
      <text:p text:style-name="Standard">после</text:p>
      <text:p text:style-name="Standard">ужина</text:p>
      <text:p text:style-name="Standard">мы </text:p>
      <text:p text:style-name="Standard">собираемся</text:p>
      <text:p text:style-name="Standard">вместе</text:p>
      <text:p text:style-name="Standard">и </text:p>
      <text:p text:style-name="Standard">обсуждаем</text:p>
      <text:p text:style-name="Standard">наши </text:p>
      <text:p text:style-name="Standard">планы</text:p>
      <text:p text:style-name="Standard">на</text:p>
      <text:p text:style-name="Standard">пятницу</text:p>
      <text:p text:style-name="Standard"><text:soft-page-break/>куда</text:p>
      <text:p text:style-name="Standard">поедем</text:p>
      <text:p text:style-name="Standard">mā</text:p>
      <text:p text:style-name="Standard">har</text:p>
      <text:p text:style-name="Standard">ruz</text:p>
      <text:p text:style-name="Standard">e </text:p>
      <text:p text:style-name="Standard">‫ما</text:p>
      <text:p text:style-name="Standard">هر</text:p>
      <text:p text:style-name="Standard">روز</text:p>
      <text:p text:style-name="Standard">پنجشنبه،</text:p>
      <text:p text:style-name="Standard">پس‬ </text:p>
      <text:p text:style-name="Standard">panjšanbe</text:p>
      <text:p text:style-name="Standard">pas</text:p>
      <text:p text:style-name="Standard">az</text:p>
      <text:p text:style-name="Standard">šām</text:p>
      <text:p text:style-name="Standard">‫از</text:p>
      <text:p text:style-name="Standard">شام،</text:p>
      <text:p text:style-name="Standard">با</text:p>
      <text:p text:style-name="Standard">هم</text:p>
      <text:p text:style-name="Standard">مىنشينيم</text:p>
      <text:p text:style-name="Standard">و‬ </text:p>
      <text:p text:style-name="Standard">bā</text:p>
      <text:p text:style-name="Standard">ham</text:p>
      <text:p text:style-name="Standard">minešinim</text:p>
      <text:p text:style-name="Standard">va </text:p>
      <text:p text:style-name="Standard">‫در</text:p>
      <text:p text:style-name="Standard">باره</text:p>
      <text:p text:style-name="Standard">برنامه</text:p>
      <text:p text:style-name="Standard">روز</text:p>
      <text:p text:style-name="Standard">آدینه‬ </text:p>
      <text:p text:style-name="Standard">dar</text:p>
      <text:p text:style-name="Standard">bāre</text:p>
      <text:p text:style-name="Standard">ye</text:p>
      <text:p text:style-name="Standard">barnāme</text:p>
      <text:p text:style-name="Standard">‫گفت</text:p>
      <text:p text:style-name="Standard">و</text:p>
      <text:p text:style-name="Standard">گو</text:p>
      <text:p text:style-name="Standard">مىکنيم</text:p>
      <text:p text:style-name="Standard">کجا‬ </text:p>
      <text:p text:style-name="Standard">ye</text:p>
      <text:p text:style-name="Standard">ruz</text:p>
      <text:p text:style-name="Standard">e</text:p>
      <text:p text:style-name="Standard">ādine</text:p>
      <text:p text:style-name="Standard">goft</text:p>
      <text:p text:style-name="Standard">o</text:p>
      <text:p text:style-name="Standard">‫برویم؟‬ </text:p>
      <text:p text:style-name="Standard">gu</text:p>
      <text:p text:style-name="Standard">mikonim</text:p>
      <text:p text:style-name="Standard">kojā </text:p>
      <text:p text:style-name="Standard">beravim</text:p>
      <text:p text:style-name="Standard">на</text:p>
      <text:p text:style-name="Standard">прошлой</text:p>
      <text:p text:style-name="Standard">неделе </text:p>
      <text:p text:style-name="Standard">hafte</text:p>
      <text:p text:style-name="Standard"><text:soft-page-break/>ye</text:p>
      <text:p text:style-name="Standard">gozašte </text:p>
      <text:p text:style-name="Standard">‫هفته</text:p>
      <text:p text:style-name="Standard">گذشته</text:p>
      <text:p text:style-name="Standard">مادر</text:p>
      <text:p text:style-name="Standard">بزرگم‬ </text:p>
      <text:p text:style-name="Standard">моя</text:p>
      <text:p text:style-name="Standard">бабушка </text:p>
      <text:p text:style-name="Standard">mādar</text:p>
      <text:p text:style-name="Standard">bozorgam </text:p>
      <text:p text:style-name="Standard">‫بيمار</text:p>
      <text:p text:style-name="Standard">بود</text:p>
      <text:p text:style-name="Standard">و</text:p>
      <text:p text:style-name="Standard">ما</text:p>
      <text:p text:style-name="Standard">به</text:p>
      <text:p text:style-name="Standard">دیدار</text:p>
      <text:p text:style-name="Standard">او‬ </text:p>
      <text:p text:style-name="Standard">заболела </text:p>
      <text:p text:style-name="Standard">bimār</text:p>
      <text:p text:style-name="Standard">bud</text:p>
      <text:p text:style-name="Standard">va</text:p>
      <text:p text:style-name="Standard">mā</text:p>
      <text:p text:style-name="Standard">be </text:p>
      <text:p text:style-name="Standard">‫رفتيم‬ </text:p>
      <text:p text:style-name="Standard">заболевшей</text:p>
      <text:p text:style-name="Standard">стала</text:p>
      <text:p text:style-name="Standard">didār</text:p>
      <text:p text:style-name="Standard">e</text:p>
      <text:p text:style-name="Standard">u</text:p>
      <text:p text:style-name="Standard">raftim</text:p>
      <text:p text:style-name="Standard">и</text:p>
      <text:p text:style-name="Standard">мы</text:p>
      <text:p text:style-name="Standard">ездили </text:p>
      <text:p text:style-name="Standard">навещать</text:p>
      <text:p text:style-name="Standard">ее</text:p>
      <text:p text:style-name="Standard">на</text:p>
      <text:p text:style-name="Standard">этой</text:p>
      <text:p text:style-name="Standard">неделе </text:p>
      <text:p text:style-name="Standard">in</text:p>
      <text:p text:style-name="Standard">hafte</text:p>
      <text:p text:style-name="Standard">bāz</text:p>
      <text:p text:style-name="Standard">ham</text:p>
      <text:p text:style-name="Standard">hič</text:p>
      <text:p text:style-name="Standard">jā </text:p>
      <text:p text:style-name="Standard">‫این</text:p>
      <text:p text:style-name="Standard">هفته</text:p>
      <text:p text:style-name="Standard">باز</text:p>
      <text:p text:style-name="Standard">هم</text:p>
      <text:p text:style-name="Standard">هيچ</text:p>
      <text:p text:style-name="Standard">جا‬ </text:p>
      <text:p text:style-name="Standard">больше</text:p>
      <text:p text:style-name="Standard">никуда</text:p>
      <text:p text:style-name="Standard">не </text:p>
      <text:p text:style-name="Standard">naraftim</text:p>
      <text:p text:style-name="Standard"><text:soft-page-break/>midānid </text:p>
      <text:p text:style-name="Standard">‫نرفتيم</text:p>
      <text:p text:style-name="Standard">مىدانيد</text:p>
      <text:p text:style-name="Standard">چرا؟‬ </text:p>
      <text:p text:style-name="Standard">ездили</text:p>
      <text:p text:style-name="Standard">знаете </text:p>
      <text:p text:style-name="Standard">čerā</text:p>
      <text:p text:style-name="Standard">почему</text:p>
      <text:p text:style-name="Standard">когда</text:p>
      <text:p text:style-name="Standard">мы</text:p>
      <text:p text:style-name="Standard">готовились</text:p>
      <text:p text:style-name="Standard">pas</text:p>
      <text:p text:style-name="Standard">az</text:p>
      <text:p text:style-name="Standard">inke</text:p>
      <text:p text:style-name="Standard">xod</text:p>
      <text:p text:style-name="Standard">rā </text:p>
      <text:p text:style-name="Standard">‫پس</text:p>
      <text:p text:style-name="Standard">از</text:p>
      <text:p text:style-name="Standard">اینکه</text:p>
      <text:p text:style-name="Standard">خود</text:p>
      <text:p text:style-name="Standard">را‬ </text:p>
      <text:p text:style-name="Standard">к</text:p>
      <text:p text:style-name="Standard">поездке</text:p>
      <text:p text:style-name="Standard">в</text:p>
      <text:p text:style-name="Standard">горы</text:p>
      <text:p text:style-name="Standard">āmāde</text:p>
      <text:p text:style-name="Standard">kardim</text:p>
      <text:p text:style-name="Standard">tā</text:p>
      <text:p text:style-name="Standard">be </text:p>
      <text:p text:style-name="Standard">‫آماده</text:p>
      <text:p text:style-name="Standard">کردیم</text:p>
      <text:p text:style-name="Standard">تا</text:p>
      <text:p text:style-name="Standard">به‬ </text:p>
      <text:p text:style-name="Standard">вдруг</text:p>
      <text:p text:style-name="Standard">зазвонил </text:p>
      <text:p text:style-name="Standard">kuhestān</text:p>
      <text:p text:style-name="Standard">beravim</text:p>
      <text:p text:style-name="Standard">‫کوهستان</text:p>
      <text:p text:style-name="Standard">برویم،</text:p>
      <text:p text:style-name="Standard">ناگهان‬ </text:p>
      <text:p text:style-name="Standard">звон</text:p>
      <text:p text:style-name="Standard">ударил</text:p>
      <text:p text:style-name="Standard">nāgahān</text:p>
      <text:p text:style-name="Standard">telefon</text:p>
      <text:p text:style-name="Standard">e</text:p>
      <text:p text:style-name="Standard">xāne </text:p>
      <text:p text:style-name="Standard">‫تلفن</text:p>
      <text:p text:style-name="Standard">خانه</text:p>
      <text:p text:style-name="Standard">زنگ</text:p>
      <text:p text:style-name="Standard">زد‬ </text:p>
      <text:p text:style-name="Standard">домашний</text:p>
      <text:p text:style-name="Standard">телефон</text:p>
      <text:p text:style-name="Standard">zang</text:p>
      <text:p text:style-name="Standard">zad</text:p>
      <text:p text:style-name="Standard"><text:soft-page-break/>мой</text:p>
      <text:p text:style-name="Standard">отец</text:p>
      <text:p text:style-name="Standard">взял </text:p>
      <text:p text:style-name="Standard">pedaram</text:p>
      <text:p text:style-name="Standard">guši</text:p>
      <text:p text:style-name="Standard">rā </text:p>
      <text:p text:style-name="Standard">‫پدرم</text:p>
      <text:p text:style-name="Standard">گوشی</text:p>
      <text:p text:style-name="Standard">را</text:p>
      <text:p text:style-name="Standard">برداشت‬ </text:p>
      <text:p text:style-name="Standard">поднял</text:p>
      <text:p text:style-name="Standard">трубку</text:p>
      <text:p text:style-name="Standard">bardāšt</text:p>
      <text:p text:style-name="Standard">по</text:p>
      <text:p text:style-name="Standard">телефону </text:p>
      <text:p text:style-name="Standard">yek</text:p>
      <text:p text:style-name="Standard">zan</text:p>
      <text:p text:style-name="Standard">bud</text:p>
      <text:p text:style-name="Standard">‫یک</text:p>
      <text:p text:style-name="Standard">زن</text:p>
      <text:p text:style-name="Standard">بود‬ </text:p>
      <text:p text:style-name="Standard">говорила</text:p>
      <text:p text:style-name="Standard">женщина </text:p>
      <text:p text:style-name="Standard">одна</text:p>
      <text:p text:style-name="Standard">женщина </text:p>
      <text:p text:style-name="Standard">была</text:p>
      <text:p text:style-name="Standard">она</text:p>
      <text:p text:style-name="Standard">заплакала</text:p>
      <text:p text:style-name="Standard">плач</text:p>
      <text:p text:style-name="Standard">u</text:p>
      <text:p text:style-name="Standard">gerye</text:p>
      <text:p text:style-name="Standard">kard</text:p>
      <text:p text:style-name="Standard">va</text:p>
      <text:p text:style-name="Standard">goft</text:p>
      <text:p text:style-name="Standard">‫او</text:p>
      <text:p text:style-name="Standard">گریه</text:p>
      <text:p text:style-name="Standard">کرد</text:p>
      <text:p text:style-name="Standard">و</text:p>
      <text:p text:style-name="Standard">گفت</text:p>
      <text:p text:style-name="Standard">آقای‬ </text:p>
      <text:p text:style-name="Standard">сделала</text:p>
      <text:p text:style-name="Standard">и</text:p>
      <text:p text:style-name="Standard">сказала</text:p>
      <text:p text:style-name="Standard">āqā</text:p>
      <text:p text:style-name="Standard">ye</text:p>
      <text:p text:style-name="Standard">doktor</text:p>
      <text:p text:style-name="Standard">bačče</text:p>
      <text:p text:style-name="Standard">‫دکتر،</text:p>
      <text:p text:style-name="Standard">بچه</text:p>
      <text:p text:style-name="Standard">دو</text:p>
      <text:p text:style-name="Standard">ساله</text:p>
      <text:p text:style-name="Standard">من‬ </text:p>
      <text:p text:style-name="Standard">доктор</text:p>
      <text:p text:style-name="Standard">у</text:p>
      <text:p text:style-name="Standard"><text:soft-page-break/>моего </text:p>
      <text:p text:style-name="Standard">ye</text:p>
      <text:p text:style-name="Standard">do</text:p>
      <text:p text:style-name="Standard">sāle</text:p>
      <text:p text:style-name="Standard">ye</text:p>
      <text:p text:style-name="Standard">man</text:p>
      <text:p text:style-name="Standard">tab </text:p>
      <text:p text:style-name="Standard">‫تب</text:p>
      <text:p text:style-name="Standard">دارد‬ </text:p>
      <text:p text:style-name="Standard">двухлетнего</text:p>
      <text:p text:style-name="Standard">ребенка</text:p>
      <text:p text:style-name="Standard">dārad</text:p>
      <text:p text:style-name="Standard">температура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6 </text:p>
      <text:p text:style-name="Standard">помогите</text:p>
      <text:p text:style-name="Standard">пожалуйста</text:p>
      <text:p text:style-name="Standard">4</text:p>
      <text:p text:style-name="Standard">мой</text:p>
      <text:p text:style-name="Standard">отец</text:p>
      <text:p text:style-name="Standard">добрый</text:p>
      <text:p text:style-name="Standard">он</text:p>
      <text:p text:style-name="Standard">всегда</text:p>
      <text:p text:style-name="Standard">и</text:p>
      <text:p text:style-name="Standard">везде </text:p>
      <text:p text:style-name="Standard">помогает</text:p>
      <text:p text:style-name="Standard">больным</text:p>
      <text:p text:style-name="Standard">в </text:p>
      <text:p text:style-name="Standard">больнице</text:p>
      <text:p text:style-name="Standard">дома</text:p>
      <text:p text:style-name="Standard">на </text:p>
      <text:p text:style-name="Standard">улице</text:p>
      <text:p text:style-name="Standard">все</text:p>
      <text:p text:style-name="Standard">люди</text:p>
      <text:p text:style-name="Standard">любят </text:p>
      <text:p text:style-name="Standard">моего</text:p>
      <text:p text:style-name="Standard">отца</text:p>
      <text:p text:style-name="Standard">я</text:p>
      <text:p text:style-name="Standard">тоже</text:p>
      <text:p text:style-name="Standard">в</text:p>
      <text:p text:style-name="Standard">будущем </text:p>
      <text:p text:style-name="Standard">году</text:p>
      <text:p text:style-name="Standard">хочу</text:p>
      <text:p text:style-name="Standard">стать </text:p>
      <text:p text:style-name="Standard">врачом</text:p>
      <text:p text:style-name="Standard">моя</text:p>
      <text:p text:style-name="Standard">сестра</text:p>
      <text:p text:style-name="Standard">парване </text:p>
      <text:p text:style-name="Standard"><text:soft-page-break/>не</text:p>
      <text:p text:style-name="Standard">любит</text:p>
      <text:p text:style-name="Standard">медицину</text:p>
      <text:p text:style-name="Standard">она</text:p>
      <text:p text:style-name="Standard">хочет</text:p>
      <text:p text:style-name="Standard">стать </text:p>
      <text:p text:style-name="Standard">журналисткой</text:p>
      <text:p text:style-name="Standard">моя</text:p>
      <text:p text:style-name="Standard">сестра </text:p>
      <text:p text:style-name="Standard">ежедневно </text:p>
      <text:p text:style-name="Standard">интересуется </text:p>
      <text:p text:style-name="Standard">сообщениями</text:p>
      <text:p text:style-name="Standard">поступающими</text:p>
      <text:p text:style-name="Standard">из </text:p>
      <text:p text:style-name="Standard">сми</text:p>
      <text:p text:style-name="Standard">и</text:p>
      <text:p text:style-name="Standard">записывает </text:p>
      <text:p text:style-name="Standard">их</text:p>
      <text:p text:style-name="Standard">в</text:p>
      <text:p text:style-name="Standard">свой</text:p>
      <text:p text:style-name="Standard">дневник </text:p>
      <text:p text:style-name="Standard">rasāndan</text:p>
      <text:p text:style-name="Standard">— </text:p>
      <text:p text:style-name="Standard">передавать;</text:p>
      <text:p text:style-name="Standard">goruh</text:p>
      <text:p text:style-name="Standard">— </text:p>
      <text:p text:style-name="Standard">группа;</text:p>
      <text:p text:style-name="Standard">goruhi</text:p>
      <text:p text:style-name="Standard">— </text:p>
      <text:p text:style-name="Standard">массовый</text:p>
      <text:p text:style-name="Standard">иногда</text:p>
      <text:p text:style-name="Standard">она</text:p>
      <text:p text:style-name="Standard">беседует </text:p>
      <text:p text:style-name="Standard">об</text:p>
      <text:p text:style-name="Standard">этих</text:p>
      <text:p text:style-name="Standard">событиях</text:p>
      <text:p text:style-name="Standard">с </text:p>
      <text:p text:style-name="Standard">людьми</text:p>
      <text:p text:style-name="Standard">и</text:p>
      <text:p text:style-name="Standard">друзьями</text:p>
      <text:p text:style-name="Standard">xāheš</text:p>
      <text:p text:style-name="Standard">mikonam</text:p>
      <text:p text:style-name="Standard">‫خواهش</text:p>
      <text:p text:style-name="Standard">مىکنم،</text:p>
      <text:p text:style-name="Standard">کمک‬ </text:p>
      <text:p text:style-name="Standard">komak</text:p>
      <text:p text:style-name="Standard">konid</text:p>
      <text:p text:style-name="Standard">‫کنيد‬ </text:p>
      <text:p text:style-name="Standard">pedar</text:p>
      <text:p text:style-name="Standard">e</text:p>
      <text:p text:style-name="Standard">man</text:p>
      <text:p text:style-name="Standard">mehrabān </text:p>
      <text:p text:style-name="Standard">‫پدر</text:p>
      <text:p text:style-name="Standard">من</text:p>
      <text:p text:style-name="Standard"><text:soft-page-break/>مهربان</text:p>
      <text:p text:style-name="Standard">است‬ </text:p>
      <text:p text:style-name="Standard">ast</text:p>
      <text:p text:style-name="Standard">u</text:p>
      <text:p text:style-name="Standard">hamiše</text:p>
      <text:p text:style-name="Standard">va</text:p>
      <text:p text:style-name="Standard">hame</text:p>
      <text:p text:style-name="Standard">jā </text:p>
      <text:p text:style-name="Standard">‫او</text:p>
      <text:p text:style-name="Standard">هميشه</text:p>
      <text:p text:style-name="Standard">و</text:p>
      <text:p text:style-name="Standard">همه</text:p>
      <text:p text:style-name="Standard">جا</text:p>
      <text:p text:style-name="Standard">به‬ </text:p>
      <text:p text:style-name="Standard">be</text:p>
      <text:p text:style-name="Standard">bimārān</text:p>
      <text:p text:style-name="Standard">komak </text:p>
      <text:p text:style-name="Standard">‫بيماران</text:p>
      <text:p text:style-name="Standard">کمک</text:p>
      <text:p text:style-name="Standard">مىکند</text:p>
      <text:p text:style-name="Standard">در‬ </text:p>
      <text:p text:style-name="Standard">mikonad</text:p>
      <text:p text:style-name="Standard">dar </text:p>
      <text:p text:style-name="Standard">‫بيمارستان،</text:p>
      <text:p text:style-name="Standard">در</text:p>
      <text:p text:style-name="Standard">خانه،</text:p>
      <text:p text:style-name="Standard">در‬ </text:p>
      <text:p text:style-name="Standard">bimārestān</text:p>
      <text:p text:style-name="Standard">dar</text:p>
      <text:p text:style-name="Standard">xāne</text:p>
      <text:p text:style-name="Standard">‫خيابان‬ </text:p>
      <text:p text:style-name="Standard">dar</text:p>
      <text:p text:style-name="Standard">xiābān</text:p>
      <text:p text:style-name="Standard">hame</text:p>
      <text:p text:style-name="Standard">ye</text:p>
      <text:p text:style-name="Standard">mardom </text:p>
      <text:p text:style-name="Standard">‫همه</text:p>
      <text:p text:style-name="Standard">مردم</text:p>
      <text:p text:style-name="Standard">پدرم</text:p>
      <text:p text:style-name="Standard">را</text:p>
      <text:p text:style-name="Standard">دوست‬ </text:p>
      <text:p text:style-name="Standard">pedaram</text:p>
      <text:p text:style-name="Standard">rā</text:p>
      <text:p text:style-name="Standard">dust </text:p>
      <text:p text:style-name="Standard">‫دارند‬ </text:p>
      <text:p text:style-name="Standard">dārand</text:p>
      <text:p text:style-name="Standard">man</text:p>
      <text:p text:style-name="Standard">niz</text:p>
      <text:p text:style-name="Standard">dar</text:p>
      <text:p text:style-name="Standard">āyande </text:p>
      <text:p text:style-name="Standard">‫من</text:p>
      <text:p text:style-name="Standard">نيز</text:p>
      <text:p text:style-name="Standard">در</text:p>
      <text:p text:style-name="Standard">آینده</text:p>
      <text:p text:style-name="Standard"><text:soft-page-break/>مىخواهم‬ </text:p>
      <text:p text:style-name="Standard">mixāham</text:p>
      <text:p text:style-name="Standard">pezešk </text:p>
      <text:p text:style-name="Standard">‫پزشک</text:p>
      <text:p text:style-name="Standard">شوم‬ </text:p>
      <text:p text:style-name="Standard">šavam</text:p>
      <text:p text:style-name="Standard">xāharam</text:p>
      <text:p text:style-name="Standard">parvāne </text:p>
      <text:p text:style-name="Standard">‫خواهرم</text:p>
      <text:p text:style-name="Standard">پروانه‬ </text:p>
      <text:p text:style-name="Standard">pezeški</text:p>
      <text:p text:style-name="Standard">rā</text:p>
      <text:p text:style-name="Standard">dust </text:p>
      <text:p text:style-name="Standard">‫پزشکی</text:p>
      <text:p text:style-name="Standard">را</text:p>
      <text:p text:style-name="Standard">دوست</text:p>
      <text:p text:style-name="Standard">ندارد‬ </text:p>
      <text:p text:style-name="Standard">nadārad</text:p>
      <text:p text:style-name="Standard">u</text:p>
      <text:p text:style-name="Standard">mixāhad</text:p>
      <text:p text:style-name="Standard">ruz</text:p>
      <text:p text:style-name="Standard">nāme</text:p>
      <text:p text:style-name="Standard">‫او</text:p>
      <text:p text:style-name="Standard">مىخواهد</text:p>
      <text:p text:style-name="Standard">روزنامه‬ </text:p>
      <text:p text:style-name="Standard">negār</text:p>
      <text:p text:style-name="Standard">šavad</text:p>
      <text:p text:style-name="Standard">‫نگار</text:p>
      <text:p text:style-name="Standard">شود‬ </text:p>
      <text:p text:style-name="Standard">xāharam</text:p>
      <text:p text:style-name="Standard">ruydād</text:p>
      <text:p text:style-name="Standard">hā</text:p>
      <text:p text:style-name="Standard">ye </text:p>
      <text:p text:style-name="Standard">‫خواهرم</text:p>
      <text:p text:style-name="Standard">رویدادهای</text:p>
      <text:p text:style-name="Standard">هر‬ </text:p>
      <text:p text:style-name="Standard">har</text:p>
      <text:p text:style-name="Standard">ruz</text:p>
      <text:p text:style-name="Standard">e</text:p>
      <text:p text:style-name="Standard">jehān</text:p>
      <text:p text:style-name="Standard">rā</text:p>
      <text:p text:style-name="Standard">az </text:p>
      <text:p text:style-name="Standard">‫روز</text:p>
      <text:p text:style-name="Standard">جهان</text:p>
      <text:p text:style-name="Standard">را</text:p>
      <text:p text:style-name="Standard">از</text:p>
      <text:p text:style-name="Standard">رسانه‬ </text:p>
      <text:p text:style-name="Standard">rasāne</text:p>
      <text:p text:style-name="Standard">hā</text:p>
      <text:p text:style-name="Standard">ye</text:p>
      <text:p text:style-name="Standard">goruhi </text:p>
      <text:p text:style-name="Standard">‫های</text:p>
      <text:p text:style-name="Standard">گروهی</text:p>
      <text:p text:style-name="Standard">دریافت‬ </text:p>
      <text:p text:style-name="Standard"><text:soft-page-break/>daryāft</text:p>
      <text:p text:style-name="Standard">mikonad</text:p>
      <text:p text:style-name="Standard">va </text:p>
      <text:p text:style-name="Standard">‫مىکند</text:p>
      <text:p text:style-name="Standard">و</text:p>
      <text:p text:style-name="Standard">آنها</text:p>
      <text:p text:style-name="Standard">را</text:p>
      <text:p text:style-name="Standard">در‬ </text:p>
      <text:p text:style-name="Standard">ānhā</text:p>
      <text:p text:style-name="Standard">rā</text:p>
      <text:p text:style-name="Standard">dar</text:p>
      <text:p text:style-name="Standard">ruz</text:p>
      <text:p text:style-name="Standard">negār</text:p>
      <text:p text:style-name="Standard">‫روزنگار</text:p>
      <text:p text:style-name="Standard">خود</text:p>
      <text:p text:style-name="Standard">یادداشت‬ </text:p>
      <text:p text:style-name="Standard">e</text:p>
      <text:p text:style-name="Standard">xod</text:p>
      <text:p text:style-name="Standard">yāddāšt </text:p>
      <text:p text:style-name="Standard">‫مىکند‬ </text:p>
      <text:p text:style-name="Standard">mikonad</text:p>
      <text:p text:style-name="Standard">gāhi</text:p>
      <text:p text:style-name="Standard">bā</text:p>
      <text:p text:style-name="Standard">mardom</text:p>
      <text:p text:style-name="Standard">va </text:p>
      <text:p text:style-name="Standard">dustān</text:p>
      <text:p text:style-name="Standard">dar</text:p>
      <text:p text:style-name="Standard">bāre</text:p>
      <text:p text:style-name="Standard">ye</text:p>
      <text:p text:style-name="Standard">in </text:p>
      <text:p text:style-name="Standard">ruydād</text:p>
      <text:p text:style-name="Standard">hā</text:p>
      <text:p text:style-name="Standard">goft</text:p>
      <text:p text:style-name="Standard">o</text:p>
      <text:p text:style-name="Standard">gu </text:p>
      <text:p text:style-name="Standard">mikonad</text:p>
      <text:p text:style-name="Standard">она</text:p>
      <text:p text:style-name="Standard">лучше</text:p>
      <text:p text:style-name="Standard">чем</text:p>
      <text:p text:style-name="Standard">я</text:p>
      <text:p text:style-name="Standard">u</text:p>
      <text:p text:style-name="Standard">zabān</text:p>
      <text:p text:style-name="Standard">e</text:p>
      <text:p text:style-name="Standard">fārsi</text:p>
      <text:p text:style-name="Standard">rā </text:p>
      <text:p text:style-name="Standard">пишет</text:p>
      <text:p text:style-name="Standard">по</text:p>
      <text:p text:style-name="Standard">персидски</text:p>
      <text:p text:style-name="Standard">behtar</text:p>
      <text:p text:style-name="Standard">az</text:p>
      <text:p text:style-name="Standard">man </text:p>
      <text:p text:style-name="Standard">minegārad</text:p>
      <text:p text:style-name="Standard">‫گاهی</text:p>
      <text:p text:style-name="Standard">با</text:p>
      <text:p text:style-name="Standard"><text:soft-page-break/>مردم</text:p>
      <text:p text:style-name="Standard">و</text:p>
      <text:p text:style-name="Standard">دوستان‬ </text:p>
      <text:p text:style-name="Standard">‫در</text:p>
      <text:p text:style-name="Standard">باره</text:p>
      <text:p text:style-name="Standard">این</text:p>
      <text:p text:style-name="Standard">رویدادها</text:p>
      <text:p text:style-name="Standard">گفت‬ </text:p>
      <text:p text:style-name="Standard">‫و</text:p>
      <text:p text:style-name="Standard">گو</text:p>
      <text:p text:style-name="Standard">می</text:p>
      <text:p text:style-name="Standard">کند‬ </text:p>
      <text:p text:style-name="Standard">‫او</text:p>
      <text:p text:style-name="Standard">زبان</text:p>
      <text:p text:style-name="Standard">فارسی</text:p>
      <text:p text:style-name="Standard">را</text:p>
      <text:p text:style-name="Standard">بهتر</text:p>
      <text:p text:style-name="Standard">از‬ </text:p>
      <text:p text:style-name="Standard">‫من</text:p>
      <text:p text:style-name="Standard">مىنگار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7 </text:p>
      <text:p text:style-name="Standard">5</text:p>
      <text:p text:style-name="Standard">мы</text:p>
      <text:p text:style-name="Standard">каждый</text:p>
      <text:p text:style-name="Standard">год </text:p>
      <text:p text:style-name="Standard">летом</text:p>
      <text:p text:style-name="Standard">ездим</text:p>
      <text:p text:style-name="Standard">на</text:p>
      <text:p text:style-name="Standard">берег </text:p>
      <text:p text:style-name="Standard">моря</text:p>
      <text:p text:style-name="Standard">из</text:p>
      <text:p text:style-name="Standard">тегерана</text:p>
      <text:p text:style-name="Standard">до </text:p>
      <text:p text:style-name="Standard">каспийского</text:p>
      <text:p text:style-name="Standard">моря </text:p>
      <text:p text:style-name="Standard">полдня</text:p>
      <text:p text:style-name="Standard">пути</text:p>
      <text:p text:style-name="Standard">после</text:p>
      <text:p text:style-name="Standard">пересечения </text:p>
      <text:p text:style-name="Standard">очень</text:p>
      <text:p text:style-name="Standard">высоких</text:p>
      <text:p text:style-name="Standard">гор </text:p>
      <text:p text:style-name="Standard">альборз</text:p>
      <text:p text:style-name="Standard">спускаемся </text:p>
      <text:p text:style-name="Standard">к</text:p>
      <text:p text:style-name="Standard">равнине</text:p>
      <text:p text:style-name="Standard">рядом</text:p>
      <text:p text:style-name="Standard"><text:soft-page-break/>с </text:p>
      <text:p text:style-name="Standard">морем</text:p>
      <text:p text:style-name="Standard">past</text:p>
      <text:p text:style-name="Standard">— </text:p>
      <text:p text:style-name="Standard">низкий;</text:p>
      <text:p text:style-name="Standard">sarāzir</text:p>
      <text:p text:style-name="Standard">— </text:p>
      <text:p text:style-name="Standard">косой;</text:p>
      <text:p text:style-name="Standard">отвесный; </text:p>
      <text:p text:style-name="Standard">вниз</text:p>
      <text:p text:style-name="Standard">в</text:p>
      <text:p text:style-name="Standard">этом</text:p>
      <text:p text:style-name="Standard">году</text:p>
      <text:p text:style-name="Standard">мой</text:p>
      <text:p text:style-name="Standard">отец </text:p>
      <text:p text:style-name="Standard">купил</text:p>
      <text:p text:style-name="Standard">автомобиль</text:p>
      <text:p text:style-name="Standard">и </text:p>
      <text:p text:style-name="Standard">мы</text:p>
      <text:p text:style-name="Standard">можем</text:p>
      <text:p text:style-name="Standard">поехать</text:p>
      <text:p text:style-name="Standard">на </text:p>
      <text:p text:style-name="Standard">своем</text:p>
      <text:p text:style-name="Standard">автомобиле</text:p>
      <text:p text:style-name="Standard">я</text:p>
      <text:p text:style-name="Standard">тоже</text:p>
      <text:p text:style-name="Standard">хочу </text:p>
      <text:p text:style-name="Standard">получить</text:p>
      <text:p text:style-name="Standard">права</text:p>
      <text:p text:style-name="Standard">чтобы</text:p>
      <text:p text:style-name="Standard">во</text:p>
      <text:p text:style-name="Standard">время </text:p>
      <text:p text:style-name="Standard">вождения</text:p>
      <text:p text:style-name="Standard">помогать </text:p>
      <text:p text:style-name="Standard">отцу</text:p>
      <text:p text:style-name="Standard">mā</text:p>
      <text:p text:style-name="Standard">har</text:p>
      <text:p text:style-name="Standard">sāl</text:p>
      <text:p text:style-name="Standard">tābestān</text:p>
      <text:p text:style-name="Standard">kenār</text:p>
      <text:p text:style-name="Standard">e</text:p>
      <text:p text:style-name="Standard">daryā </text:p>
      <text:p text:style-name="Standard">miravim</text:p>
      <text:p text:style-name="Standard">az</text:p>
      <text:p text:style-name="Standard">tehrān</text:p>
      <text:p text:style-name="Standard">tā</text:p>
      <text:p text:style-name="Standard">daryā</text:p>
      <text:p text:style-name="Standard">ye </text:p>
      <text:p text:style-name="Standard">māzanderān</text:p>
      <text:p text:style-name="Standard">nim</text:p>
      <text:p text:style-name="Standard">ruz </text:p>
      <text:p text:style-name="Standard">rāh</text:p>
      <text:p text:style-name="Standard">ast</text:p>
      <text:p text:style-name="Standard">‫ما</text:p>
      <text:p text:style-name="Standard"><text:soft-page-break/>هر</text:p>
      <text:p text:style-name="Standard">سال،</text:p>
      <text:p text:style-name="Standard">تابستان،</text:p>
      <text:p text:style-name="Standard">کنار‬ </text:p>
      <text:p text:style-name="Standard">‫دریا</text:p>
      <text:p text:style-name="Standard">می</text:p>
      <text:p text:style-name="Standard">رویم‬ </text:p>
      <text:p text:style-name="Standard">‫از</text:p>
      <text:p text:style-name="Standard">تهران</text:p>
      <text:p text:style-name="Standard">تا</text:p>
      <text:p text:style-name="Standard">دریای‬ </text:p>
      <text:p text:style-name="Standard">‫مازندران،</text:p>
      <text:p text:style-name="Standard">نيم</text:p>
      <text:p text:style-name="Standard">روز</text:p>
      <text:p text:style-name="Standard">راه‬ </text:p>
      <text:p text:style-name="Standard">‫است‬ </text:p>
      <text:p text:style-name="Standard">mā</text:p>
      <text:p text:style-name="Standard">pas</text:p>
      <text:p text:style-name="Standard">az</text:p>
      <text:p text:style-name="Standard">gozaštan</text:p>
      <text:p text:style-name="Standard">az </text:p>
      <text:p text:style-name="Standard">‫ما</text:p>
      <text:p text:style-name="Standard">پس</text:p>
      <text:p text:style-name="Standard">از</text:p>
      <text:p text:style-name="Standard">گذشتن</text:p>
      <text:p text:style-name="Standard">از‬ </text:p>
      <text:p text:style-name="Standard">kuh</text:p>
      <text:p text:style-name="Standard">hā</text:p>
      <text:p text:style-name="Standard">ye</text:p>
      <text:p text:style-name="Standard">besyār </text:p>
      <text:p text:style-name="Standard">،‫کوههای</text:p>
      <text:p text:style-name="Standard">بسيار</text:p>
      <text:p text:style-name="Standard">بلند</text:p>
      <text:p text:style-name="Standard">البرز‬ </text:p>
      <text:p text:style-name="Standard">boland</text:p>
      <text:p text:style-name="Standard">e</text:p>
      <text:p text:style-name="Standard">alborz</text:p>
      <text:p text:style-name="Standard">be </text:p>
      <text:p text:style-name="Standard">‫به</text:p>
      <text:p text:style-name="Standard">سوی</text:p>
      <text:p text:style-name="Standard">سرزمين</text:p>
      <text:p text:style-name="Standard">پست‬ </text:p>
      <text:p text:style-name="Standard">su</text:p>
      <text:p text:style-name="Standard">ye</text:p>
      <text:p text:style-name="Standard">sarzamin</text:p>
      <text:p text:style-name="Standard">e</text:p>
      <text:p text:style-name="Standard">past</text:p>
      <text:p text:style-name="Standard">‫کنار</text:p>
      <text:p text:style-name="Standard">دریا</text:p>
      <text:p text:style-name="Standard">سرازیر‬ </text:p>
      <text:p text:style-name="Standard">e</text:p>
      <text:p text:style-name="Standard">kenār</text:p>
      <text:p text:style-name="Standard">e</text:p>
      <text:p text:style-name="Standard">daryā</text:p>
      <text:p text:style-name="Standard"><text:soft-page-break/>sarāzir </text:p>
      <text:p text:style-name="Standard">‫مىشویم‬ </text:p>
      <text:p text:style-name="Standard">mišavim</text:p>
      <text:p text:style-name="Standard">emsāl</text:p>
      <text:p text:style-name="Standard">pedaram </text:p>
      <text:p text:style-name="Standard">‫امسال</text:p>
      <text:p text:style-name="Standard">پدرم</text:p>
      <text:p text:style-name="Standard">خودرو</text:p>
      <text:p text:style-name="Standard">خرید‬ </text:p>
      <text:p text:style-name="Standard">xodrow</text:p>
      <text:p text:style-name="Standard">xarid</text:p>
      <text:p text:style-name="Standard">va</text:p>
      <text:p text:style-name="Standard">mā </text:p>
      <text:p text:style-name="Standard">‫و</text:p>
      <text:p text:style-name="Standard">ما</text:p>
      <text:p text:style-name="Standard">مىتوانيم</text:p>
      <text:p text:style-name="Standard">با‬ </text:p>
      <text:p text:style-name="Standard">mitavānim</text:p>
      <text:p text:style-name="Standard">bā</text:p>
      <text:p text:style-name="Standard">xodrow</text:p>
      <text:p text:style-name="Standard">‫خودروى</text:p>
      <text:p text:style-name="Standard">خودمان</text:p>
      <text:p text:style-name="Standard">برویم‬ </text:p>
      <text:p text:style-name="Standard">ye</text:p>
      <text:p text:style-name="Standard">xodemān</text:p>
      <text:p text:style-name="Standard">beravim</text:p>
      <text:p text:style-name="Standard">man</text:p>
      <text:p text:style-name="Standard">niz</text:p>
      <text:p text:style-name="Standard">mixāham </text:p>
      <text:p text:style-name="Standard">‫من</text:p>
      <text:p text:style-name="Standard">نيز</text:p>
      <text:p text:style-name="Standard">مىخواهم‬ </text:p>
      <text:p text:style-name="Standard">gavāhi</text:p>
      <text:p text:style-name="Standard">nāme</text:p>
      <text:p text:style-name="Standard">ye </text:p>
      <text:p text:style-name="Standard">‫گواهینامه</text:p>
      <text:p text:style-name="Standard">رانندگی</text:p>
      <text:p text:style-name="Standard">بگيرم‬ </text:p>
      <text:p text:style-name="Standard">rānandegi</text:p>
      <text:p text:style-name="Standard">begiram</text:p>
      <text:p text:style-name="Standard">tā </text:p>
      <text:p text:style-name="Standard">‫تا</text:p>
      <text:p text:style-name="Standard">در</text:p>
      <text:p text:style-name="Standard">هنگام</text:p>
      <text:p text:style-name="Standard">رانندگی</text:p>
      <text:p text:style-name="Standard">به‬ </text:p>
      <text:p text:style-name="Standard">dar</text:p>
      <text:p text:style-name="Standard">hengām</text:p>
      <text:p text:style-name="Standard">e </text:p>
      <text:p text:style-name="Standard">‫پدرم</text:p>
      <text:p text:style-name="Standard">کمک</text:p>
      <text:p text:style-name="Standard">کنم‬ </text:p>
      <text:p text:style-name="Standard">rānandegi</text:p>
      <text:p text:style-name="Standard">be</text:p>
      <text:p text:style-name="Standard"><text:soft-page-break/>pedaram </text:p>
      <text:p text:style-name="Standard">komak</text:p>
      <text:p text:style-name="Standard">konam</text:p>
      <text:p text:style-name="Standard">во</text:p>
      <text:p text:style-name="Standard">время</text:p>
      <text:p text:style-name="Standard">вождения</text:p>
      <text:p text:style-name="Standard">я</text:p>
      <text:p text:style-name="Standard">man</text:p>
      <text:p text:style-name="Standard">dar</text:p>
      <text:p text:style-name="Standard">hengām</text:p>
      <text:p text:style-name="Standard">e </text:p>
      <text:p text:style-name="Standard">‫من</text:p>
      <text:p text:style-name="Standard">در</text:p>
      <text:p text:style-name="Standard">هنگام</text:p>
      <text:p text:style-name="Standard">رانندگی‬ </text:p>
      <text:p text:style-name="Standard">люблю</text:p>
      <text:p text:style-name="Standard">слушать </text:p>
      <text:p text:style-name="Standard">rānandegi</text:p>
      <text:p text:style-name="Standard">dust</text:p>
      <text:p text:style-name="Standard">dāram</text:p>
      <text:p text:style-name="Standard">‫دوست</text:p>
      <text:p text:style-name="Standard">دارم</text:p>
      <text:p text:style-name="Standard">آواز</text:p>
      <text:p text:style-name="Standard">بشنوم</text:p>
      <text:p text:style-name="Standard">و‬ </text:p>
      <text:p text:style-name="Standard">песни</text:p>
      <text:p text:style-name="Standard">и</text:p>
      <text:p text:style-name="Standard">сам</text:p>
      <text:p text:style-name="Standard">тоже </text:p>
      <text:p text:style-name="Standard">āvāz</text:p>
      <text:p text:style-name="Standard">bešenavam</text:p>
      <text:p text:style-name="Standard">va </text:p>
      <text:p text:style-name="Standard">‫خودم</text:p>
      <text:p text:style-name="Standard">نيز</text:p>
      <text:p text:style-name="Standard">آواز</text:p>
      <text:p text:style-name="Standard">بخوانم‬ </text:p>
      <text:p text:style-name="Standard">пою</text:p>
      <text:p text:style-name="Standard">xodam</text:p>
      <text:p text:style-name="Standard">niz</text:p>
      <text:p text:style-name="Standard">āvāz </text:p>
      <text:p text:style-name="Standard">bexānam</text:p>
      <text:p text:style-name="Standard">man</text:p>
      <text:p text:style-name="Standard">āvaz</text:p>
      <text:p text:style-name="Standard">hā</text:p>
      <text:p text:style-name="Standard">ye</text:p>
      <text:p text:style-name="Standard">irāni</text:p>
      <text:p text:style-name="Standard">я</text:p>
      <text:p text:style-name="Standard">иранские</text:p>
      <text:p text:style-name="Standard">песни </text:p>
      <text:p text:style-name="Standard">‫من</text:p>
      <text:p text:style-name="Standard">آوازهای</text:p>
      <text:p text:style-name="Standard">ایرانی</text:p>
      <text:p text:style-name="Standard">را‬ </text:p>
      <text:p text:style-name="Standard">люблю</text:p>
      <text:p text:style-name="Standard"><text:soft-page-break/>больше</text:p>
      <text:p text:style-name="Standard">чем</text:p>
      <text:p text:style-name="Standard">rā</text:p>
      <text:p text:style-name="Standard">bištar</text:p>
      <text:p text:style-name="Standard">az</text:p>
      <text:p text:style-name="Standard">āvaz</text:p>
      <text:p text:style-name="Standard">hā</text:p>
      <text:p text:style-name="Standard">ye</text:p>
      <text:p text:style-name="Standard">‫بيشتر</text:p>
      <text:p text:style-name="Standard">از</text:p>
      <text:p text:style-name="Standard">آوازهای</text:p>
      <text:p text:style-name="Standard">بيگانه‬ </text:p>
      <text:p text:style-name="Standard">песни</text:p>
      <text:p text:style-name="Standard">других </text:p>
      <text:p text:style-name="Standard">bigāne</text:p>
      <text:p text:style-name="Standard">dust</text:p>
      <text:p text:style-name="Standard">dāram</text:p>
      <text:p text:style-name="Standard">‫دوست</text:p>
      <text:p text:style-name="Standard">دارم‬ </text:p>
      <text:p text:style-name="Standard">народов</text:p>
      <text:p text:style-name="Standard">bigāne</text:p>
      <text:p text:style-name="Standard">— </text:p>
      <text:p text:style-name="Standard">чужой</text:p>
      <text:p text:style-name="Standard">иностранный</text:p>
      <text:p text:style-name="Standard">6</text:p>
      <text:p text:style-name="Standard">наша</text:p>
      <text:p text:style-name="Standard">семья</text:p>
      <text:p text:style-name="Standard">живет</text:p>
      <text:p text:style-name="Standard">xānevāde</text:p>
      <text:p text:style-name="Standard">ye</text:p>
      <text:p text:style-name="Standard">mā</text:p>
      <text:p text:style-name="Standard">na </text:p>
      <text:p text:style-name="Standard">‫خانواده</text:p>
      <text:p text:style-name="Standard">ما</text:p>
      <text:p text:style-name="Standard">نه</text:p>
      <text:p text:style-name="Standard">تنها</text:p>
      <text:p text:style-name="Standard">در‬ </text:p>
      <text:p text:style-name="Standard">не</text:p>
      <text:p text:style-name="Standard">только</text:p>
      <text:p text:style-name="Standard">в</text:p>
      <text:p text:style-name="Standard">иране</text:p>
      <text:p text:style-name="Standard">но</text:p>
      <text:p text:style-name="Standard">tanhā</text:p>
      <text:p text:style-name="Standard">dar</text:p>
      <text:p text:style-name="Standard">irān</text:p>
      <text:p text:style-name="Standard">balke </text:p>
      <text:p text:style-name="Standard">‫ایران</text:p>
      <text:p text:style-name="Standard">بلکه</text:p>
      <text:p text:style-name="Standard">در</text:p>
      <text:p text:style-name="Standard">کشورهای‬ </text:p>
      <text:p text:style-name="Standard">и</text:p>
      <text:p text:style-name="Standard">в</text:p>
      <text:p text:style-name="Standard">других</text:p>
      <text:p text:style-name="Standard">странах </text:p>
      <text:p text:style-name="Standard"><text:soft-page-break/>dar</text:p>
      <text:p text:style-name="Standard">kešvar</text:p>
      <text:p text:style-name="Standard">hā</text:p>
      <text:p text:style-name="Standard">ye </text:p>
      <text:p text:style-name="Standard">‫دیگر</text:p>
      <text:p text:style-name="Standard">جهان</text:p>
      <text:p text:style-name="Standard">نيز</text:p>
      <text:p text:style-name="Standard">زندگی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8 </text:p>
      <text:p text:style-name="Standard">мира</text:p>
      <text:p text:style-name="Standard">мой</text:p>
      <text:p text:style-name="Standard">дядя</text:p>
      <text:p text:style-name="Standard">брат </text:p>
      <text:p text:style-name="Standard">матери</text:p>
      <text:p text:style-name="Standard">живет</text:p>
      <text:p text:style-name="Standard">в </text:p>
      <text:p text:style-name="Standard">германии</text:p>
      <text:p text:style-name="Standard">семь</text:p>
      <text:p text:style-name="Standard">лет</text:p>
      <text:p text:style-name="Standard">назад</text:p>
      <text:p text:style-name="Standard">он </text:p>
      <text:p text:style-name="Standard">уехал</text:p>
      <text:p text:style-name="Standard">туда</text:p>
      <text:p text:style-name="Standard">вместе</text:p>
      <text:p text:style-name="Standard">с </text:p>
      <text:p text:style-name="Standard">женой</text:p>
      <text:p text:style-name="Standard">и</text:p>
      <text:p text:style-name="Standard">ребенком</text:p>
      <text:p text:style-name="Standard">мой</text:p>
      <text:p text:style-name="Standard">дядя</text:p>
      <text:p text:style-name="Standard">художник </text:p>
      <text:p text:style-name="Standard">honar</text:p>
      <text:p text:style-name="Standard">—</text:p>
      <text:p text:style-name="Standard">искусство</text:p>
      <text:p text:style-name="Standard">он</text:p>
      <text:p text:style-name="Standard">скульптор</text:p>
      <text:p text:style-name="Standard">тел </text:p>
      <text:p text:style-name="Standard">вырезатель; </text:p>
      <text:p text:style-name="Standard">tarāšidan</text:p>
      <text:p text:style-name="Standard">—</text:p>
      <text:p text:style-name="Standard">вырезать </text:p>
      <text:p text:style-name="Standard">/например</text:p>
      <text:p text:style-name="Standard">по </text:p>
      <text:p text:style-name="Standard">дереву/</text:p>
      <text:p text:style-name="Standard">моему</text:p>
      <text:p text:style-name="Standard">дяде</text:p>
      <text:p text:style-name="Standard">42</text:p>
      <text:p text:style-name="Standard"><text:soft-page-break/>года</text:p>
      <text:p text:style-name="Standard">он</text:p>
      <text:p text:style-name="Standard">на</text:p>
      <text:p text:style-name="Standard">два</text:p>
      <text:p text:style-name="Standard">года </text:p>
      <text:p text:style-name="Standard">старше</text:p>
      <text:p text:style-name="Standard">моей</text:p>
      <text:p text:style-name="Standard">матери</text:p>
      <text:p text:style-name="Standard">digār</text:p>
      <text:p text:style-name="Standard">e</text:p>
      <text:p text:style-name="Standard">jehān</text:p>
      <text:p text:style-name="Standard">niz </text:p>
      <text:p text:style-name="Standard">zendegi</text:p>
      <text:p text:style-name="Standard">mikonad</text:p>
      <text:p text:style-name="Standard">dāyi</text:p>
      <text:p text:style-name="Standard">ye</text:p>
      <text:p text:style-name="Standard">man</text:p>
      <text:p text:style-name="Standard">dar </text:p>
      <text:p text:style-name="Standard">ālmān</text:p>
      <text:p text:style-name="Standard">zendegi </text:p>
      <text:p text:style-name="Standard">mikonad</text:p>
      <text:p text:style-name="Standard">u</text:p>
      <text:p text:style-name="Standard">haft</text:p>
      <text:p text:style-name="Standard">sāl</text:p>
      <text:p text:style-name="Standard">piš</text:p>
      <text:p text:style-name="Standard">hamrāh </text:p>
      <text:p text:style-name="Standard">bā</text:p>
      <text:p text:style-name="Standard">zan</text:p>
      <text:p text:style-name="Standard">o</text:p>
      <text:p text:style-name="Standard">farzandaš</text:p>
      <text:p text:style-name="Standard">be </text:p>
      <text:p text:style-name="Standard">ānjā</text:p>
      <text:p text:style-name="Standard">raft</text:p>
      <text:p text:style-name="Standard">dāyi</text:p>
      <text:p text:style-name="Standard">ye</text:p>
      <text:p text:style-name="Standard">man </text:p>
      <text:p text:style-name="Standard">honarmand</text:p>
      <text:p text:style-name="Standard">ast</text:p>
      <text:p text:style-name="Standard">u</text:p>
      <text:p text:style-name="Standard">peykar</text:p>
      <text:p text:style-name="Standard">tarāš</text:p>
      <text:p text:style-name="Standard">ast</text:p>
      <text:p text:style-name="Standard">‫مىکند‬ </text:p>
      <text:p text:style-name="Standard">‫دایی</text:p>
      <text:p text:style-name="Standard">من</text:p>
      <text:p text:style-name="Standard">در</text:p>
      <text:p text:style-name="Standard">آلمان</text:p>
      <text:p text:style-name="Standard">زندگی‬ </text:p>
      <text:p text:style-name="Standard">‫مىکند‬ </text:p>
      <text:p text:style-name="Standard">‫او</text:p>
      <text:p text:style-name="Standard">هفت</text:p>
      <text:p text:style-name="Standard">سال</text:p>
      <text:p text:style-name="Standard">پيش</text:p>
      <text:p text:style-name="Standard">همراه‬ </text:p>
      <text:p text:style-name="Standard"><text:soft-page-break/>‫با</text:p>
      <text:p text:style-name="Standard">زن</text:p>
      <text:p text:style-name="Standard">و</text:p>
      <text:p text:style-name="Standard">فرزندش</text:p>
      <text:p text:style-name="Standard">به</text:p>
      <text:p text:style-name="Standard">آنجا‬ </text:p>
      <text:p text:style-name="Standard">‫رفت‬ </text:p>
      <text:p text:style-name="Standard">‫دایی</text:p>
      <text:p text:style-name="Standard">من</text:p>
      <text:p text:style-name="Standard">هنرمند</text:p>
      <text:p text:style-name="Standard">است‬ </text:p>
      <text:p text:style-name="Standard">‫او</text:p>
      <text:p text:style-name="Standard">پيکرتراش</text:p>
      <text:p text:style-name="Standard">است‬ </text:p>
      <text:p text:style-name="Standard">dāyi</text:p>
      <text:p text:style-name="Standard">ye</text:p>
      <text:p text:style-name="Standard">man</text:p>
      <text:p text:style-name="Standard">čehel</text:p>
      <text:p text:style-name="Standard">o</text:p>
      <text:p text:style-name="Standard">‫دایی</text:p>
      <text:p text:style-name="Standard">من</text:p>
      <text:p text:style-name="Standard">چهل</text:p>
      <text:p text:style-name="Standard">و</text:p>
      <text:p text:style-name="Standard">دو</text:p>
      <text:p text:style-name="Standard">سال‬ </text:p>
      <text:p text:style-name="Standard">do</text:p>
      <text:p text:style-name="Standard">sāl</text:p>
      <text:p text:style-name="Standard">dārad</text:p>
      <text:p text:style-name="Standard">va</text:p>
      <text:p text:style-name="Standard">do</text:p>
      <text:p text:style-name="Standard">sāl</text:p>
      <text:p text:style-name="Standard">‫دارد</text:p>
      <text:p text:style-name="Standard">و</text:p>
      <text:p text:style-name="Standard">دو</text:p>
      <text:p text:style-name="Standard">سال</text:p>
      <text:p text:style-name="Standard">از</text:p>
      <text:p text:style-name="Standard">مادرم‬ </text:p>
      <text:p text:style-name="Standard">az</text:p>
      <text:p text:style-name="Standard">mādaram</text:p>
      <text:p text:style-name="Standard">bozorgtar</text:p>
      <text:p text:style-name="Standard">‫بزرگتر</text:p>
      <text:p text:style-name="Standard">است‬ </text:p>
      <text:p text:style-name="Standard">ast</text:p>
      <text:p text:style-name="Standard">pesar</text:p>
      <text:p text:style-name="Standard">dāyi</text:p>
      <text:p text:style-name="Standard">hamsāl</text:p>
      <text:p text:style-name="Standard">e</text:p>
      <text:p text:style-name="Standard">man</text:p>
      <text:p text:style-name="Standard">ast</text:p>
      <text:p text:style-name="Standard">u</text:p>
      <text:p text:style-name="Standard">niz</text:p>
      <text:p text:style-name="Standard">mānand</text:p>
      <text:p text:style-name="Standard">e</text:p>
      <text:p text:style-name="Standard">‫او</text:p>
      <text:p text:style-name="Standard"><text:soft-page-break/>نيز</text:p>
      <text:p text:style-name="Standard">مانند</text:p>
      <text:p text:style-name="Standard">پدرش‬ </text:p>
      <text:p text:style-name="Standard">pedaraš</text:p>
      <text:p text:style-name="Standard">honarmand</text:p>
      <text:p text:style-name="Standard">‫هنرمند</text:p>
      <text:p text:style-name="Standard">است‬ </text:p>
      <text:p text:style-name="Standard">ast</text:p>
      <text:p text:style-name="Standard">он</text:p>
      <text:p text:style-name="Standard">ткач</text:p>
      <text:p text:style-name="Standard">u</text:p>
      <text:p text:style-name="Standard">qāli</text:p>
      <text:p text:style-name="Standard">bāf</text:p>
      <text:p text:style-name="Standard">ast</text:p>
      <text:p text:style-name="Standard">на</text:p>
      <text:p text:style-name="Standard">мировом</text:p>
      <text:p text:style-name="Standard">рынке</text:p>
      <text:p text:style-name="Standard">qāli</text:p>
      <text:p text:style-name="Standard">ye</text:p>
      <text:p text:style-name="Standard">dast</text:p>
      <text:p text:style-name="Standard">bāf</text:p>
      <text:p text:style-name="Standard">dar</text:p>
      <text:p text:style-name="Standard">ковры</text:p>
      <text:p text:style-name="Standard">ручной</text:p>
      <text:p text:style-name="Standard">работы</text:p>
      <text:p text:style-name="Standard">bāzār</text:p>
      <text:p text:style-name="Standard">e</text:p>
      <text:p text:style-name="Standard">jehān</text:p>
      <text:p text:style-name="Standard">arzeš</text:p>
      <text:p text:style-name="Standard">ценятся</text:p>
      <text:p text:style-name="Standard">очень</text:p>
      <text:p text:style-name="Standard">dārad</text:p>
      <text:p text:style-name="Standard">дорого</text:p>
      <text:p text:style-name="Standard">ценность</text:p>
      <text:p text:style-name="Standard">имеют</text:p>
      <text:p text:style-name="Standard">мы</text:p>
      <text:p text:style-name="Standard">всегда</text:p>
      <text:p text:style-name="Standard">mā</text:p>
      <text:p text:style-name="Standard">hamiše</text:p>
      <text:p text:style-name="Standard">bā</text:p>
      <text:p text:style-name="Standard">переписываемся</text:p>
      <text:p text:style-name="Standard">друг</text:p>
      <text:p text:style-name="Standard">hamdigar</text:p>
      <text:p text:style-name="Standard">nāme</text:p>
      <text:p text:style-name="Standard">nagāri</text:p>
      <text:p text:style-name="Standard">с</text:p>
      <text:p text:style-name="Standard">другом</text:p>
      <text:p text:style-name="Standard">переписку</text:p>
      <text:p text:style-name="Standard">mikonim</text:p>
      <text:p text:style-name="Standard">делаем</text:p>
      <text:p text:style-name="Standard">7</text:p>
      <text:p text:style-name="Standard">сегодня</text:p>
      <text:p text:style-name="Standard">первый</text:p>
      <text:p text:style-name="Standard">emruz</text:p>
      <text:p text:style-name="Standard"><text:soft-page-break/>naxostin</text:p>
      <text:p text:style-name="Standard">ruz</text:p>
      <text:p text:style-name="Standard">e</text:p>
      <text:p text:style-name="Standard">день</text:p>
      <text:p text:style-name="Standard">зимы</text:p>
      <text:p text:style-name="Standard">zemestān</text:p>
      <text:p text:style-name="Standard">ast</text:p>
      <text:p text:style-name="Standard">мой</text:p>
      <text:p text:style-name="Standard">двоюродный </text:p>
      <text:p text:style-name="Standard">брат</text:p>
      <text:p text:style-name="Standard">—</text:p>
      <text:p text:style-name="Standard">мой </text:p>
      <text:p text:style-name="Standard">ровесник</text:p>
      <text:p text:style-name="Standard">со</text:p>
      <text:p text:style-name="Standard">мной </text:p>
      <text:p text:style-name="Standard">одного</text:p>
      <text:p text:style-name="Standard">года</text:p>
      <text:p text:style-name="Standard">он</text:p>
      <text:p text:style-name="Standard">тоже</text:p>
      <text:p text:style-name="Standard">художник</text:p>
      <text:p text:style-name="Standard">как</text:p>
      <text:p text:style-name="Standard">и</text:p>
      <text:p text:style-name="Standard">его</text:p>
      <text:p text:style-name="Standard">отец</text:p>
      <text:p text:style-name="Standard">‫پسر</text:p>
      <text:p text:style-name="Standard">دایی،</text:p>
      <text:p text:style-name="Standard">همسال</text:p>
      <text:p text:style-name="Standard">من‬ </text:p>
      <text:p text:style-name="Standard">‫است‬ </text:p>
      <text:p text:style-name="Standard">‫او</text:p>
      <text:p text:style-name="Standard">قالی</text:p>
      <text:p text:style-name="Standard">باف</text:p>
      <text:p text:style-name="Standard">است‬ </text:p>
      <text:p text:style-name="Standard">‫قالی</text:p>
      <text:p text:style-name="Standard">دست</text:p>
      <text:p text:style-name="Standard">باف</text:p>
      <text:p text:style-name="Standard">در</text:p>
      <text:p text:style-name="Standard">بازار‬ </text:p>
      <text:p text:style-name="Standard">‫جهان</text:p>
      <text:p text:style-name="Standard">ارزش</text:p>
      <text:p text:style-name="Standard">دارد‬ </text:p>
      <text:p text:style-name="Standard">‫ما</text:p>
      <text:p text:style-name="Standard">هميشه</text:p>
      <text:p text:style-name="Standard">با</text:p>
      <text:p text:style-name="Standard">همدیگر‬ </text:p>
      <text:p text:style-name="Standard">‫نامهنگاری</text:p>
      <text:p text:style-name="Standard">مىکنيم‬ </text:p>
      <text:p text:style-name="Standard">‫امروز</text:p>
      <text:p text:style-name="Standard">نخستين</text:p>
      <text:p text:style-name="Standard">روز‬ </text:p>
      <text:p text:style-name="Standard">‫زمستان</text:p>
      <text:p text:style-name="Standard">است‬ </text:p>
      <text:p text:style-name="Standard">мультиязыковой</text:p>
      <text:p text:style-name="Standard">проект</text:p>
      <text:p text:style-name="Standard"><text:soft-page-break/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59 </text:p>
      <text:p text:style-name="Standard">в</text:p>
      <text:p text:style-name="Standard">иране</text:p>
      <text:p text:style-name="Standard">короткая </text:p>
      <text:p text:style-name="Standard">зима</text:p>
      <text:p text:style-name="Standard">и</text:p>
      <text:p text:style-name="Standard">не</text:p>
      <text:p text:style-name="Standard">очень </text:p>
      <text:p text:style-name="Standard">холодно</text:p>
      <text:p text:style-name="Standard">вчера</text:p>
      <text:p text:style-name="Standard">ночью</text:p>
      <text:p text:style-name="Standard">был </text:p>
      <text:p text:style-name="Standard">праздник</text:p>
      <text:p text:style-name="Standard">ночи </text:p>
      <text:p text:style-name="Standard">ялда</text:p>
      <text:p text:style-name="Standard">самая </text:p>
      <text:p text:style-name="Standard">продолжительная </text:p>
      <text:p text:style-name="Standard">ночь</text:p>
      <text:p text:style-name="Standard">года</text:p>
      <text:p text:style-name="Standard">вчера</text:p>
      <text:p text:style-name="Standard">после</text:p>
      <text:p text:style-name="Standard">ужина </text:p>
      <text:p text:style-name="Standard">мы</text:p>
      <text:p text:style-name="Standard">сидели</text:p>
      <text:p text:style-name="Standard">вместе</text:p>
      <text:p text:style-name="Standard">dar</text:p>
      <text:p text:style-name="Standard">irān</text:p>
      <text:p text:style-name="Standard">zemestān </text:p>
      <text:p text:style-name="Standard">kutāh</text:p>
      <text:p text:style-name="Standard">ast</text:p>
      <text:p text:style-name="Standard">va</text:p>
      <text:p text:style-name="Standard">xeyli</text:p>
      <text:p text:style-name="Standard">sard </text:p>
      <text:p text:style-name="Standard">nist</text:p>
      <text:p text:style-name="Standard">dišab</text:p>
      <text:p text:style-name="Standard">jašn</text:p>
      <text:p text:style-name="Standard">e</text:p>
      <text:p text:style-name="Standard">šab</text:p>
      <text:p text:style-name="Standard">e </text:p>
      <text:p text:style-name="Standard">yaldā”</text:p>
      <text:p text:style-name="Standard">bud</text:p>
      <text:p text:style-name="Standard">derāztarin</text:p>
      <text:p text:style-name="Standard">šab</text:p>
      <text:p text:style-name="Standard">e</text:p>
      <text:p text:style-name="Standard">sāl</text:p>
      <text:p text:style-name="Standard">‫در</text:p>
      <text:p text:style-name="Standard">ایران</text:p>
      <text:p text:style-name="Standard">زمستان</text:p>
      <text:p text:style-name="Standard">کوتاه‬ </text:p>
      <text:p text:style-name="Standard"><text:soft-page-break/>‫است</text:p>
      <text:p text:style-name="Standard">و</text:p>
      <text:p text:style-name="Standard">خيلی</text:p>
      <text:p text:style-name="Standard">سرد</text:p>
      <text:p text:style-name="Standard">نيست‬ </text:p>
      <text:p text:style-name="Standard">‫دیشب</text:p>
      <text:p text:style-name="Standard">جشن</text:p>
      <text:p text:style-name="Standard">شب</text:p>
      <text:p text:style-name="Standard">یلدا</text:p>
      <text:p text:style-name="Standard">بود‬ </text:p>
      <text:p text:style-name="Standard">‫درازترین</text:p>
      <text:p text:style-name="Standard">شب</text:p>
      <text:p text:style-name="Standard">سال‬ </text:p>
      <text:p text:style-name="Standard">mā</text:p>
      <text:p text:style-name="Standard">dišab</text:p>
      <text:p text:style-name="Standard">pas</text:p>
      <text:p text:style-name="Standard">az </text:p>
      <text:p text:style-name="Standard">‫ما</text:p>
      <text:p text:style-name="Standard">دیشب</text:p>
      <text:p text:style-name="Standard">پس</text:p>
      <text:p text:style-name="Standard">از</text:p>
      <text:p text:style-name="Standard">خوردن‬ </text:p>
      <text:p text:style-name="Standard">xordan</text:p>
      <text:p text:style-name="Standard">e</text:p>
      <text:p text:style-name="Standard">šām</text:p>
      <text:p text:style-name="Standard">kenār</text:p>
      <text:p text:style-name="Standard">e </text:p>
      <text:p text:style-name="Standard">‫شام</text:p>
      <text:p text:style-name="Standard">کنار</text:p>
      <text:p text:style-name="Standard">هم</text:p>
      <text:p text:style-name="Standard">نشستيم‬ </text:p>
      <text:p text:style-name="Standard">ham</text:p>
      <text:p text:style-name="Standard">nešastim</text:p>
      <text:p text:style-name="Standard">моя</text:p>
      <text:p text:style-name="Standard">мать</text:p>
      <text:p text:style-name="Standard">принесла </text:p>
      <text:p text:style-name="Standard">mādaram</text:p>
      <text:p text:style-name="Standard">barā</text:p>
      <text:p text:style-name="Standard">ye</text:p>
      <text:p text:style-name="Standard">mān </text:p>
      <text:p text:style-name="Standard">‫مادرم</text:p>
      <text:p text:style-name="Standard">براىمان</text:p>
      <text:p text:style-name="Standard">آجيل‬ </text:p>
      <text:p text:style-name="Standard">нам</text:p>
      <text:p text:style-name="Standard">аджил </text:p>
      <text:p text:style-name="Standard">ājil”</text:p>
      <text:p text:style-name="Standard">āvard</text:p>
      <text:p text:style-name="Standard">bādām</text:p>
      <text:p text:style-name="Standard">،‫آورد</text:p>
      <text:p text:style-name="Standard">بادام،</text:p>
      <text:p text:style-name="Standard">پسته،</text:p>
      <text:p text:style-name="Standard">گردو‬ </text:p>
      <text:p text:style-name="Standard">фисташки</text:p>
      <text:p text:style-name="Standard">миндаль</text:p>
      <text:p text:style-name="Standard"><text:soft-page-break/>peste</text:p>
      <text:p text:style-name="Standard">gerdu</text:p>
      <text:p text:style-name="Standard">noxod</text:p>
      <text:p text:style-name="Standard">‫نخود،</text:p>
      <text:p text:style-name="Standard">فندق</text:p>
      <text:p text:style-name="Standard">،</text:p>
      <text:p text:style-name="Standard">تخم‬ </text:p>
      <text:p text:style-name="Standard">грецкие</text:p>
      <text:p text:style-name="Standard">орехи</text:p>
      <text:p text:style-name="Standard">горох</text:p>
      <text:p text:style-name="Standard">fondoq</text:p>
      <text:p text:style-name="Standard">toxm</text:p>
      <text:p text:style-name="Standard">e </text:p>
      <text:p text:style-name="Standard">،‫کدو‬ </text:p>
      <text:p text:style-name="Standard">фундук</text:p>
      <text:p text:style-name="Standard">тыквенные </text:p>
      <text:p text:style-name="Standard">kadu</text:p>
      <text:p text:style-name="Standard">семечки</text:p>
      <text:p text:style-name="Standard">отец</text:p>
      <text:p text:style-name="Standard">принес</text:p>
      <text:p text:style-name="Standard">нам </text:p>
      <text:p text:style-name="Standard">pedaram</text:p>
      <text:p text:style-name="Standard">barāye</text:p>
      <text:p text:style-name="Standard">mā </text:p>
      <text:p text:style-name="Standard">‫پدرم</text:p>
      <text:p text:style-name="Standard">برای</text:p>
      <text:p text:style-name="Standard">ما</text:p>
      <text:p text:style-name="Standard">هندوانه‬ </text:p>
      <text:p text:style-name="Standard">арбуз</text:p>
      <text:p text:style-name="Standard">hendovāne</text:p>
      <text:p text:style-name="Standard">āvard</text:p>
      <text:p text:style-name="Standard">‫آورد‬ </text:p>
      <text:p text:style-name="Standard">я</text:p>
      <text:p text:style-name="Standard">и</text:p>
      <text:p text:style-name="Standard">моя</text:p>
      <text:p text:style-name="Standard">сестра </text:p>
      <text:p text:style-name="Standard">man</text:p>
      <text:p text:style-name="Standard">va</text:p>
      <text:p text:style-name="Standard">xāharam</text:p>
      <text:p text:style-name="Standard">az </text:p>
      <text:p text:style-name="Standard">‫من</text:p>
      <text:p text:style-name="Standard">و</text:p>
      <text:p text:style-name="Standard">خواهرم</text:p>
      <text:p text:style-name="Standard">از</text:p>
      <text:p text:style-name="Standard">پدر</text:p>
      <text:p text:style-name="Standard">و‬ </text:p>
      <text:p text:style-name="Standard">поблагодарили </text:p>
      <text:p text:style-name="Standard">pedar</text:p>
      <text:p text:style-name="Standard">o</text:p>
      <text:p text:style-name="Standard">mādaremān </text:p>
      <text:p text:style-name="Standard">‫مادرمان</text:p>
      <text:p text:style-name="Standard">سپاسگزاری‬ </text:p>
      <text:p text:style-name="Standard">родителей</text:p>
      <text:p text:style-name="Standard">и</text:p>
      <text:p text:style-name="Standard"><text:soft-page-break/>просили</text:p>
      <text:p text:style-name="Standard">sepāsgozāri</text:p>
      <text:p text:style-name="Standard">kardim</text:p>
      <text:p text:style-name="Standard">va </text:p>
      <text:p text:style-name="Standard">‫کردیم</text:p>
      <text:p text:style-name="Standard">و</text:p>
      <text:p text:style-name="Standard">از</text:p>
      <text:p text:style-name="Standard">خدا</text:p>
      <text:p text:style-name="Standard">خواستيم‬ </text:p>
      <text:p text:style-name="Standard">бога</text:p>
      <text:p text:style-name="Standard">чтобы</text:p>
      <text:p text:style-name="Standard">он</text:p>
      <text:p text:style-name="Standard">дал </text:p>
      <text:p text:style-name="Standard">az</text:p>
      <text:p text:style-name="Standard">xodā</text:p>
      <text:p text:style-name="Standard">xāstim</text:p>
      <text:p text:style-name="Standard">ke </text:p>
      <text:p text:style-name="Standard">‫که</text:p>
      <text:p text:style-name="Standard">آنها</text:p>
      <text:p text:style-name="Standard">را</text:p>
      <text:p text:style-name="Standard">هميشه‬ </text:p>
      <text:p text:style-name="Standard">им</text:p>
      <text:p text:style-name="Standard">здоровье</text:p>
      <text:p text:style-name="Standard">negāh </text:p>
      <text:p text:style-name="Standard">ānhā</text:p>
      <text:p text:style-name="Standard">rā</text:p>
      <text:p text:style-name="Standard">hamiše</text:p>
      <text:p text:style-name="Standard">tan</text:p>
      <text:p text:style-name="Standard">‫تندرست</text:p>
      <text:p text:style-name="Standard">نگهدارد‬ </text:p>
      <text:p text:style-name="Standard">/negah/</text:p>
      <text:p text:style-name="Standard">—</text:p>
      <text:p text:style-name="Standard">взгляд; </text:p>
      <text:p text:style-name="Standard">dorost</text:p>
      <text:p text:style-name="Standard">negahdārad</text:p>
      <text:p text:style-name="Standard">negāhdār</text:p>
      <text:p text:style-name="Standard">— </text:p>
      <text:p text:style-name="Standard">охраняющий</text:p>
      <text:p text:style-name="Standard">оберегающий</text:p>
      <text:p text:style-name="Standard">8</text:p>
      <text:p text:style-name="Standard">наш</text:p>
      <text:p text:style-name="Standard">дом </text:p>
      <text:p text:style-name="Standard">xāne</text:p>
      <text:p text:style-name="Standard">ye</text:p>
      <text:p text:style-name="Standard">mā</text:p>
      <text:p text:style-name="Standard">dar</text:p>
      <text:p text:style-name="Standard">yeki </text:p>
      <text:p text:style-name="Standard">‫خانهما</text:p>
      <text:p text:style-name="Standard">در</text:p>
      <text:p text:style-name="Standard">یکی</text:p>
      <text:p text:style-name="Standard">از‬ </text:p>
      <text:p text:style-name="Standard">находится</text:p>
      <text:p text:style-name="Standard">на</text:p>
      <text:p text:style-name="Standard">одной </text:p>
      <text:p text:style-name="Standard"><text:soft-page-break/>az</text:p>
      <text:p text:style-name="Standard">xiābān</text:p>
      <text:p text:style-name="Standard">hā</text:p>
      <text:p text:style-name="Standard">ye</text:p>
      <text:p text:style-name="Standard">ārām</text:p>
      <text:p text:style-name="Standard">‫خيابانهای</text:p>
      <text:p text:style-name="Standard">آرام</text:p>
      <text:p text:style-name="Standard">تهران‬ </text:p>
      <text:p text:style-name="Standard">из</text:p>
      <text:p text:style-name="Standard">спокойных</text:p>
      <text:p text:style-name="Standard">улиц</text:p>
      <text:p text:style-name="Standard">в</text:p>
      <text:p text:style-name="Standard">e</text:p>
      <text:p text:style-name="Standard">šahr</text:p>
      <text:p text:style-name="Standard">e</text:p>
      <text:p text:style-name="Standard">tehrān</text:p>
      <text:p text:style-name="Standard">jāy </text:p>
      <text:p text:style-name="Standard">‫جای</text:p>
      <text:p text:style-name="Standard">دارد‬ </text:p>
      <text:p text:style-name="Standard">тегеране</text:p>
      <text:p text:style-name="Standard">dārad</text:p>
      <text:p text:style-name="Standard">десять</text:p>
      <text:p text:style-name="Standard">лет</text:p>
      <text:p text:style-name="Standard">назад</text:p>
      <text:p text:style-name="Standard">мой</text:p>
      <text:p text:style-name="Standard">dah</text:p>
      <text:p text:style-name="Standard">sāl</text:p>
      <text:p text:style-name="Standard">piš</text:p>
      <text:p text:style-name="Standard">pedaram </text:p>
      <text:p text:style-name="Standard">‫ده</text:p>
      <text:p text:style-name="Standard">سال</text:p>
      <text:p text:style-name="Standard">پيش،</text:p>
      <text:p text:style-name="Standard">پدرم</text:p>
      <text:p text:style-name="Standard">در</text:p>
      <text:p text:style-name="Standard">این‬ </text:p>
      <text:p text:style-name="Standard">отец</text:p>
      <text:p text:style-name="Standard">на</text:p>
      <text:p text:style-name="Standard">этой</text:p>
      <text:p text:style-name="Standard">улице </text:p>
      <text:p text:style-name="Standard">dar</text:p>
      <text:p text:style-name="Standard">in</text:p>
      <text:p text:style-name="Standard">xiābān</text:p>
      <text:p text:style-name="Standard">zamin </text:p>
      <text:p text:style-name="Standard">‫خيابان</text:p>
      <text:p text:style-name="Standard">زمين</text:p>
      <text:p text:style-name="Standard">خرید</text:p>
      <text:p text:style-name="Standard">و</text:p>
      <text:p text:style-name="Standard">کم‬ </text:p>
      <text:p text:style-name="Standard">купил</text:p>
      <text:p text:style-name="Standard">землю</text:p>
      <text:p text:style-name="Standard">и </text:p>
      <text:p text:style-name="Standard">xarid</text:p>
      <text:p text:style-name="Standard">va</text:p>
      <text:p text:style-name="Standard">kam</text:p>
      <text:p text:style-name="Standard"><text:soft-page-break/>kam</text:p>
      <text:p text:style-name="Standard">in </text:p>
      <text:p text:style-name="Standard">‫کم</text:p>
      <text:p text:style-name="Standard">این</text:p>
      <text:p text:style-name="Standard">خانه</text:p>
      <text:p text:style-name="Standard">را</text:p>
      <text:p text:style-name="Standard">ساخت‬ </text:p>
      <text:p text:style-name="Standard">постепенно</text:p>
      <text:p text:style-name="Standard">мало</text:p>
      <text:p text:style-name="Standard">xāne</text:p>
      <text:p text:style-name="Standard">rā</text:p>
      <text:p text:style-name="Standard">sāxt</text:p>
      <text:p text:style-name="Standard">мало</text:p>
      <text:p text:style-name="Standard">строил</text:p>
      <text:p text:style-name="Standard">этот </text:p>
      <text:p text:style-name="Standard">дом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0 </text:p>
      <text:p text:style-name="Standard">в</text:p>
      <text:p text:style-name="Standard">нашем</text:p>
      <text:p text:style-name="Standard">доме </text:p>
      <text:p text:style-name="Standard">четыре</text:p>
      <text:p text:style-name="Standard">комнаты</text:p>
      <text:p text:style-name="Standard">гостиная</text:p>
      <text:p text:style-name="Standard">которая </text:p>
      <text:p text:style-name="Standard">предназначена</text:p>
      <text:p text:style-name="Standard">для </text:p>
      <text:p text:style-name="Standard">приема</text:p>
      <text:p text:style-name="Standard">гостей</text:p>
      <text:p text:style-name="Standard">viže </text:p>
      <text:p text:style-name="Standard">—</text:p>
      <text:p text:style-name="Standard">особенно</text:p>
      <text:p text:style-name="Standard">в </text:p>
      <text:p text:style-name="Standard">основном</text:p>
      <text:p text:style-name="Standard">спальная</text:p>
      <text:p text:style-name="Standard">комната </text:p>
      <text:p text:style-name="Standard">наших</text:p>
      <text:p text:style-name="Standard">отца</text:p>
      <text:p text:style-name="Standard">и</text:p>
      <text:p text:style-name="Standard">матери </text:p>
      <text:p text:style-name="Standard">xāb</text:p>
      <text:p text:style-name="Standard">—</text:p>
      <text:p text:style-name="Standard">сон</text:p>
      <text:p text:style-name="Standard">спальная</text:p>
      <text:p text:style-name="Standard">комната </text:p>
      <text:p text:style-name="Standard">для</text:p>
      <text:p text:style-name="Standard">меня</text:p>
      <text:p text:style-name="Standard">и</text:p>
      <text:p text:style-name="Standard"><text:soft-page-break/>моей </text:p>
      <text:p text:style-name="Standard">сестры</text:p>
      <text:p text:style-name="Standard">и</text:p>
      <text:p text:style-name="Standard">общая</text:p>
      <text:p text:style-name="Standard">комната</text:p>
      <text:p text:style-name="Standard">в </text:p>
      <text:p text:style-name="Standard">которой</text:p>
      <text:p text:style-name="Standard">мы</text:p>
      <text:p text:style-name="Standard">все </text:p>
      <text:p text:style-name="Standard">вместе</text:p>
      <text:p text:style-name="Standard">сидим</text:p>
      <text:p text:style-name="Standard">едим </text:p>
      <text:p text:style-name="Standard">или</text:p>
      <text:p text:style-name="Standard">смотрим </text:p>
      <text:p text:style-name="Standard">телевизор</text:p>
      <text:p text:style-name="Standard">gerd</text:p>
      <text:p text:style-name="Standard">e</text:p>
      <text:p text:style-name="Standard">— </text:p>
      <text:p text:style-name="Standard">вокруг;</text:p>
      <text:p text:style-name="Standard">tamāšā</text:p>
      <text:p text:style-name="Standard">— </text:p>
      <text:p text:style-name="Standard">зрелище</text:p>
      <text:p text:style-name="Standard">смотрение</text:p>
      <text:p text:style-name="Standard">есть</text:p>
      <text:p text:style-name="Standard">также</text:p>
      <text:p text:style-name="Standard">кухня</text:p>
      <text:p text:style-name="Standard">и </text:p>
      <text:p text:style-name="Standard">ванная</text:p>
      <text:p text:style-name="Standard">комната</text:p>
      <text:p text:style-name="Standard">наш</text:p>
      <text:p text:style-name="Standard">дом</text:p>
      <text:p text:style-name="Standard">окружает </text:p>
      <text:p text:style-name="Standard">красивый</text:p>
      <text:p text:style-name="Standard">сад </text:p>
      <text:p text:style-name="Standard">pirāmun</text:p>
      <text:p text:style-name="Standard">—</text:p>
      <text:p text:style-name="Standard">вокруг</text:p>
      <text:p text:style-name="Standard">мы</text:p>
      <text:p text:style-name="Standard">посадили</text:p>
      <text:p text:style-name="Standard">в</text:p>
      <text:p text:style-name="Standard">саду </text:p>
      <text:p text:style-name="Standard">четыре</text:p>
      <text:p text:style-name="Standard">дерева</text:p>
      <text:p text:style-name="Standard">яблоню</text:p>
      <text:p text:style-name="Standard">грушу</text:p>
      <text:p text:style-name="Standard">персик</text:p>
      <text:p text:style-name="Standard">и</text:p>
      <text:p text:style-name="Standard">мандарин</text:p>
      <text:p text:style-name="Standard">9</text:p>
      <text:p text:style-name="Standard">дома</text:p>
      <text:p text:style-name="Standard">моя</text:p>
      <text:p text:style-name="Standard">мать </text:p>
      <text:p text:style-name="Standard">работает</text:p>
      <text:p text:style-name="Standard">в</text:p>
      <text:p text:style-name="Standard"><text:soft-page-break/>своей </text:p>
      <text:p text:style-name="Standard">комнате</text:p>
      <text:p text:style-name="Standard">ее</text:p>
      <text:p text:style-name="Standard">рабочие </text:p>
      <text:p text:style-name="Standard">инструменты </text:p>
      <text:p text:style-name="Standard">находятся</text:p>
      <text:p text:style-name="Standard">в</text:p>
      <text:p text:style-name="Standard">углу </text:p>
      <text:p text:style-name="Standard">комнаты</text:p>
      <text:p text:style-name="Standard">швейная </text:p>
      <text:p text:style-name="Standard">машина</text:p>
      <text:p text:style-name="Standard">xāne</text:p>
      <text:p text:style-name="Standard">ye</text:p>
      <text:p text:style-name="Standard">mā</text:p>
      <text:p text:style-name="Standard">čahār</text:p>
      <text:p text:style-name="Standard">otāq </text:p>
      <text:p text:style-name="Standard">‫خانهما</text:p>
      <text:p text:style-name="Standard">چهار</text:p>
      <text:p text:style-name="Standard">اتاق</text:p>
      <text:p text:style-name="Standard">دارد‬ </text:p>
      <text:p text:style-name="Standard">dārad</text:p>
      <text:p text:style-name="Standard">otāq</text:p>
      <text:p text:style-name="Standard">e</text:p>
      <text:p text:style-name="Standard">pazirāyi</text:p>
      <text:p text:style-name="Standard">ke </text:p>
      <text:p text:style-name="Standard">‫اتاق</text:p>
      <text:p text:style-name="Standard">پذیرایی،</text:p>
      <text:p text:style-name="Standard">که</text:p>
      <text:p text:style-name="Standard">ویژه‬ </text:p>
      <text:p text:style-name="Standard">viže</text:p>
      <text:p text:style-name="Standard">ye</text:p>
      <text:p text:style-name="Standard">pazirāyi</text:p>
      <text:p text:style-name="Standard">az </text:p>
      <text:p text:style-name="Standard">‫پذیرایی</text:p>
      <text:p text:style-name="Standard">از</text:p>
      <text:p text:style-name="Standard">مهمانان</text:p>
      <text:p text:style-name="Standard">است‬ </text:p>
      <text:p text:style-name="Standard">mehmānān</text:p>
      <text:p text:style-name="Standard">ast</text:p>
      <text:p text:style-name="Standard">otāq</text:p>
      <text:p text:style-name="Standard">e</text:p>
      <text:p text:style-name="Standard">xāb</text:p>
      <text:p text:style-name="Standard">e</text:p>
      <text:p text:style-name="Standard">pedar</text:p>
      <text:p text:style-name="Standard">o</text:p>
      <text:p text:style-name="Standard">‫اتاق</text:p>
      <text:p text:style-name="Standard">خواب</text:p>
      <text:p text:style-name="Standard">پدر</text:p>
      <text:p text:style-name="Standard">و‬ </text:p>
      <text:p text:style-name="Standard">mādar</text:p>
      <text:p text:style-name="Standard">e</text:p>
      <text:p text:style-name="Standard">mān</text:p>
      <text:p text:style-name="Standard">‫مادرمان‬ </text:p>
      <text:p text:style-name="Standard">otāq</text:p>
      <text:p text:style-name="Standard"><text:soft-page-break/>e</text:p>
      <text:p text:style-name="Standard">xāb</text:p>
      <text:p text:style-name="Standard">e</text:p>
      <text:p text:style-name="Standard">man</text:p>
      <text:p text:style-name="Standard">va</text:p>
      <text:p text:style-name="Standard">‫اتاق</text:p>
      <text:p text:style-name="Standard">خواب</text:p>
      <text:p text:style-name="Standard">من</text:p>
      <text:p text:style-name="Standard">و‬ </text:p>
      <text:p text:style-name="Standard">xāharam</text:p>
      <text:p text:style-name="Standard">‫خواهرم‬ </text:p>
      <text:p text:style-name="Standard">va</text:p>
      <text:p text:style-name="Standard">otāq</text:p>
      <text:p text:style-name="Standard">e</text:p>
      <text:p text:style-name="Standard">nešiman</text:p>
      <text:p text:style-name="Standard">ke </text:p>
      <text:p text:style-name="Standard">dar</text:p>
      <text:p text:style-name="Standard">ān</text:p>
      <text:p text:style-name="Standard">gerd</text:p>
      <text:p text:style-name="Standard">e</text:p>
      <text:p text:style-name="Standard">ham </text:p>
      <text:p text:style-name="Standard">minešinim</text:p>
      <text:p text:style-name="Standard">mixorim </text:p>
      <text:p text:style-name="Standard">yā</text:p>
      <text:p text:style-name="Standard">televizion</text:p>
      <text:p text:style-name="Standard">tamāšā </text:p>
      <text:p text:style-name="Standard">mikonim</text:p>
      <text:p text:style-name="Standard">‫و</text:p>
      <text:p text:style-name="Standard">اتاق</text:p>
      <text:p text:style-name="Standard">نشيمن</text:p>
      <text:p text:style-name="Standard">که</text:p>
      <text:p text:style-name="Standard">در</text:p>
      <text:p text:style-name="Standard">آن‬ </text:p>
      <text:p text:style-name="Standard">،‫گرد</text:p>
      <text:p text:style-name="Standard">هم</text:p>
      <text:p text:style-name="Standard">مىنشينيم‬ </text:p>
      <text:p text:style-name="Standard">‫مىخوریم</text:p>
      <text:p text:style-name="Standard">یا</text:p>
      <text:p text:style-name="Standard">تلویزیون‬ </text:p>
      <text:p text:style-name="Standard">‫تماشا</text:p>
      <text:p text:style-name="Standard">مىکنيم‬ </text:p>
      <text:p text:style-name="Standard">hamčanin</text:p>
      <text:p text:style-name="Standard">āšpaz</text:p>
      <text:p text:style-name="Standard">xāne</text:p>
      <text:p text:style-name="Standard">‫همچنين</text:p>
      <text:p text:style-name="Standard">آشپزخانه</text:p>
      <text:p text:style-name="Standard">و‬ </text:p>
      <text:p text:style-name="Standard">va</text:p>
      <text:p text:style-name="Standard">garm</text:p>
      <text:p text:style-name="Standard">ābe</text:p>
      <text:p text:style-name="Standard">‫گرمابه‬ </text:p>
      <text:p text:style-name="Standard">pirāmun</text:p>
      <text:p text:style-name="Standard">e</text:p>
      <text:p text:style-name="Standard">xāne</text:p>
      <text:p text:style-name="Standard"><text:soft-page-break/>ye</text:p>
      <text:p text:style-name="Standard">mā</text:p>
      <text:p text:style-name="Standard">‫پيرامون</text:p>
      <text:p text:style-name="Standard">خانه</text:p>
      <text:p text:style-name="Standard">ما</text:p>
      <text:p text:style-name="Standard">یک‬ </text:p>
      <text:p text:style-name="Standard">yek</text:p>
      <text:p text:style-name="Standard">bāğče</text:p>
      <text:p text:style-name="Standard">ye</text:p>
      <text:p text:style-name="Standard">zibā</text:p>
      <text:p text:style-name="Standard">ast</text:p>
      <text:p text:style-name="Standard">‫باغچه</text:p>
      <text:p text:style-name="Standard">زیبا</text:p>
      <text:p text:style-name="Standard">است‬ </text:p>
      <text:p text:style-name="Standard">mā</text:p>
      <text:p text:style-name="Standard">dar</text:p>
      <text:p text:style-name="Standard">bāğče</text:p>
      <text:p text:style-name="Standard">ye</text:p>
      <text:p text:style-name="Standard">xod</text:p>
      <text:p text:style-name="Standard">‫ما،</text:p>
      <text:p text:style-name="Standard">در</text:p>
      <text:p text:style-name="Standard">باغچه</text:p>
      <text:p text:style-name="Standard">خودمان‬ </text:p>
      <text:p text:style-name="Standard">emān</text:p>
      <text:p text:style-name="Standard">čahār</text:p>
      <text:p text:style-name="Standard">deraxt</text:p>
      <text:p text:style-name="Standard">‫چهار</text:p>
      <text:p text:style-name="Standard">درخت</text:p>
      <text:p text:style-name="Standard">کاشتيم‬ </text:p>
      <text:p text:style-name="Standard">kāštim</text:p>
      <text:p text:style-name="Standard">deraxt</text:p>
      <text:p text:style-name="Standard">e</text:p>
      <text:p text:style-name="Standard">sib</text:p>
      <text:p text:style-name="Standard">‫درخت</text:p>
      <text:p text:style-name="Standard">سيب،</text:p>
      <text:p text:style-name="Standard">درخت‬ </text:p>
      <text:p text:style-name="Standard">deraxt</text:p>
      <text:p text:style-name="Standard">e</text:p>
      <text:p text:style-name="Standard">golābi</text:p>
      <text:p text:style-name="Standard">‫گلابی،</text:p>
      <text:p text:style-name="Standard">درخت</text:p>
      <text:p text:style-name="Standard">هلو</text:p>
      <text:p text:style-name="Standard">و‬ </text:p>
      <text:p text:style-name="Standard">deraxt</text:p>
      <text:p text:style-name="Standard">e</text:p>
      <text:p text:style-name="Standard">holu</text:p>
      <text:p text:style-name="Standard">va</text:p>
      <text:p text:style-name="Standard">‫درخت</text:p>
      <text:p text:style-name="Standard">نارنگی‬ </text:p>
      <text:p text:style-name="Standard">deraxt</text:p>
      <text:p text:style-name="Standard">e</text:p>
      <text:p text:style-name="Standard">nārangi</text:p>
      <text:p text:style-name="Standard">dar</text:p>
      <text:p text:style-name="Standard">xāne</text:p>
      <text:p text:style-name="Standard"><text:soft-page-break/>mādaram</text:p>
      <text:p text:style-name="Standard">dar</text:p>
      <text:p text:style-name="Standard">otāq</text:p>
      <text:p text:style-name="Standard">e</text:p>
      <text:p text:style-name="Standard">xodaš</text:p>
      <text:p text:style-name="Standard">kār</text:p>
      <text:p text:style-name="Standard">mikonad</text:p>
      <text:p text:style-name="Standard">abzār</text:p>
      <text:p text:style-name="Standard">e</text:p>
      <text:p text:style-name="Standard">kār</text:p>
      <text:p text:style-name="Standard">e</text:p>
      <text:p text:style-name="Standard">mādaram</text:p>
      <text:p text:style-name="Standard">dar</text:p>
      <text:p text:style-name="Standard">yek</text:p>
      <text:p text:style-name="Standard">guše</text:p>
      <text:p text:style-name="Standard">ye</text:p>
      <text:p text:style-name="Standard">otāq</text:p>
      <text:p text:style-name="Standard">jāy</text:p>
      <text:p text:style-name="Standard">dārand</text:p>
      <text:p text:style-name="Standard">māšin</text:p>
      <text:p text:style-name="Standard">e</text:p>
      <text:p text:style-name="Standard">duzandegi</text:p>
      <text:p text:style-name="Standard">pārče</text:p>
      <text:p text:style-name="Standard">hā</text:p>
      <text:p text:style-name="Standard">‫در</text:p>
      <text:p text:style-name="Standard">خانه،</text:p>
      <text:p text:style-name="Standard">مادرم</text:p>
      <text:p text:style-name="Standard">در</text:p>
      <text:p text:style-name="Standard">اتاق‬ </text:p>
      <text:p text:style-name="Standard">‫خودش</text:p>
      <text:p text:style-name="Standard">کار</text:p>
      <text:p text:style-name="Standard">مىکند‬ </text:p>
      <text:p text:style-name="Standard">‫ابزار</text:p>
      <text:p text:style-name="Standard">کار</text:p>
      <text:p text:style-name="Standard">مادرم</text:p>
      <text:p text:style-name="Standard">در</text:p>
      <text:p text:style-name="Standard">یک‬ </text:p>
      <text:p text:style-name="Standard">‫گوشه</text:p>
      <text:p text:style-name="Standard">اتاق</text:p>
      <text:p text:style-name="Standard">جای</text:p>
      <text:p text:style-name="Standard">دارند‬ </text:p>
      <text:p text:style-name="Standard">،‫ماشين</text:p>
      <text:p text:style-name="Standard">دوزندگی‬ </text:p>
      <text:p text:style-name="Standard">‫پارچههای</text:p>
      <text:p text:style-name="Standard">رنگارنگ</text:p>
      <text:p text:style-name="Standard">و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1 </text:p>
      <text:p text:style-name="Standard"><text:soft-page-break/>разноцветные</text:p>
      <text:p text:style-name="Standard">и </text:p>
      <text:p text:style-name="Standard">разные</text:p>
      <text:p text:style-name="Standard">по</text:p>
      <text:p text:style-name="Standard">структуре </text:p>
      <text:p text:style-name="Standard">ткани</text:p>
      <text:p text:style-name="Standard">шелковые</text:p>
      <text:p text:style-name="Standard">шерстяные</text:p>
      <text:p text:style-name="Standard">вельветовые</text:p>
      <text:p text:style-name="Standard">хлопковые</text:p>
      <text:p text:style-name="Standard">rang</text:p>
      <text:p text:style-name="Standard">— </text:p>
      <text:p text:style-name="Standard">цвет;</text:p>
      <text:p text:style-name="Standard">gun</text:p>
      <text:p text:style-name="Standard">—</text:p>
      <text:p text:style-name="Standard">вид</text:p>
      <text:p text:style-name="Standard">род</text:p>
      <text:p text:style-name="Standard">ножницы</text:p>
      <text:p text:style-name="Standard">иголка</text:p>
      <text:p text:style-name="Standard">лезвие</text:p>
      <text:p text:style-name="Standard">пуговица</text:p>
      <text:p text:style-name="Standard">катушка</text:p>
      <text:p text:style-name="Standard">больших</text:p>
      <text:p text:style-name="Standard">и </text:p>
      <text:p text:style-name="Standard">малых</text:p>
      <text:p text:style-name="Standard">размеров</text:p>
      <text:p text:style-name="Standard">раз</text:p>
      <text:p text:style-name="Standard">в</text:p>
      <text:p text:style-name="Standard">неделю</text:p>
      <text:p text:style-name="Standard">она </text:p>
      <text:p text:style-name="Standard">едет</text:p>
      <text:p text:style-name="Standard">на</text:p>
      <text:p text:style-name="Standard">тканевый </text:p>
      <text:p text:style-name="Standard">рынок</text:p>
      <text:p text:style-name="Standard">чтобы</text:p>
      <text:p text:style-name="Standard">купить </text:p>
      <text:p text:style-name="Standard">там</text:p>
      <text:p text:style-name="Standard">необходимое</text:p>
      <text:p text:style-name="Standard">и </text:p>
      <text:p text:style-name="Standard">недостающее</text:p>
      <text:p text:style-name="Standard">для </text:p>
      <text:p text:style-name="Standard">работы</text:p>
      <text:p text:style-name="Standard">моя</text:p>
      <text:p text:style-name="Standard">мать</text:p>
      <text:p text:style-name="Standard">шьет </text:p>
      <text:p text:style-name="Standard">женскую</text:p>
      <text:p text:style-name="Standard">одежду</text:p>
      <text:p text:style-name="Standard">брюки</text:p>
      <text:p text:style-name="Standard">платья</text:p>
      <text:p text:style-name="Standard">рубашки</text:p>
      <text:p text:style-name="Standard">каждую</text:p>
      <text:p text:style-name="Standard">неделю</text:p>
      <text:p text:style-name="Standard">она </text:p>
      <text:p text:style-name="Standard">берет</text:p>
      <text:p text:style-name="Standard"><text:soft-page-break/>новый</text:p>
      <text:p text:style-name="Standard">заказ </text:p>
      <text:p text:style-name="Standard">tāze</text:p>
      <text:p text:style-name="Standard">—</text:p>
      <text:p text:style-name="Standard">свежий; </text:p>
      <text:p text:style-name="Standard">новый</text:p>
      <text:p text:style-name="Standard">моя</text:p>
      <text:p text:style-name="Standard">мать</text:p>
      <text:p text:style-name="Standard">никогда</text:p>
      <text:p text:style-name="Standard">не </text:p>
      <text:p text:style-name="Standard">сидит</text:p>
      <text:p text:style-name="Standard">дома</text:p>
      <text:p text:style-name="Standard">без </text:p>
      <text:p text:style-name="Standard">работы</text:p>
      <text:p text:style-name="Standard">приготовление </text:p>
      <text:p text:style-name="Standard">пищи</text:p>
      <text:p text:style-name="Standard">шитье</text:p>
      <text:p text:style-name="Standard">домашнее</text:p>
      <text:p text:style-name="Standard">хозяйство </text:p>
      <text:p text:style-name="Standard">—</text:p>
      <text:p text:style-name="Standard">ее</text:p>
      <text:p text:style-name="Standard">постоянные </text:p>
      <text:p text:style-name="Standard">занятия</text:p>
      <text:p text:style-name="Standard">10</text:p>
      <text:p text:style-name="Standard">моя</text:p>
      <text:p text:style-name="Standard">семья</text:p>
      <text:p text:style-name="Standard">любит </text:p>
      <text:p text:style-name="Standard">спорт</text:p>
      <text:p text:style-name="Standard">и</text:p>
      <text:p text:style-name="Standard">прогулки</text:p>
      <text:p text:style-name="Standard">ye</text:p>
      <text:p text:style-name="Standard">rangārang</text:p>
      <text:p text:style-name="Standard">va </text:p>
      <text:p text:style-name="Standard">gunāgun</text:p>
      <text:p text:style-name="Standard">abrišami</text:p>
      <text:p text:style-name="Standard">pašmi</text:p>
      <text:p text:style-name="Standard">maxmali</text:p>
      <text:p text:style-name="Standard">naxi</text:p>
      <text:p text:style-name="Standard">،‫گوناکون</text:p>
      <text:p text:style-name="Standard">ابریشمی‬ </text:p>
      <text:p text:style-name="Standard">،‫پشمی،</text:p>
      <text:p text:style-name="Standard">مخملی،</text:p>
      <text:p text:style-name="Standard">نخی‬ </text:p>
      <text:p text:style-name="Standard">qayči</text:p>
      <text:p text:style-name="Standard">suzan</text:p>
      <text:p text:style-name="Standard">tiğ</text:p>
      <text:p text:style-name="Standard">،‫قيچی،</text:p>
      <text:p text:style-name="Standard">سوزن،</text:p>
      <text:p text:style-name="Standard">تيغ،</text:p>
      <text:p text:style-name="Standard">دگمه‬ </text:p>
      <text:p text:style-name="Standard">dogme</text:p>
      <text:p text:style-name="Standard">qerqere</text:p>
      <text:p text:style-name="Standard">ye</text:p>
      <text:p text:style-name="Standard">nax </text:p>
      <text:p text:style-name="Standard"><text:soft-page-break/>‫قرقره</text:p>
      <text:p text:style-name="Standard">نخ</text:p>
      <text:p text:style-name="Standard">و</text:p>
      <text:p text:style-name="Standard">در‬ </text:p>
      <text:p text:style-name="Standard">va</text:p>
      <text:p text:style-name="Standard">dar</text:p>
      <text:p text:style-name="Standard">andāze</text:p>
      <text:p text:style-name="Standard">hā</text:p>
      <text:p text:style-name="Standard">ye </text:p>
      <text:p text:style-name="Standard">‫اندازههای</text:p>
      <text:p text:style-name="Standard">کوچک‬ </text:p>
      <text:p text:style-name="Standard">kučak</text:p>
      <text:p text:style-name="Standard">o</text:p>
      <text:p text:style-name="Standard">bozorg</text:p>
      <text:p text:style-name="Standard">u</text:p>
      <text:p text:style-name="Standard">har</text:p>
      <text:p text:style-name="Standard">hafte</text:p>
      <text:p text:style-name="Standard">yek</text:p>
      <text:p text:style-name="Standard">bār</text:p>
      <text:p text:style-name="Standard">be </text:p>
      <text:p text:style-name="Standard">bāzār</text:p>
      <text:p text:style-name="Standard">e</text:p>
      <text:p text:style-name="Standard">pārče</text:p>
      <text:p text:style-name="Standard">foruši </text:p>
      <text:p text:style-name="Standard">miravad</text:p>
      <text:p text:style-name="Standard">tā</text:p>
      <text:p text:style-name="Standard">niyāz</text:p>
      <text:p text:style-name="Standard">hā</text:p>
      <text:p text:style-name="Standard">va </text:p>
      <text:p text:style-name="Standard">kambud</text:p>
      <text:p text:style-name="Standard">hā</text:p>
      <text:p text:style-name="Standard">ye</text:p>
      <text:p text:style-name="Standard">xodaš</text:p>
      <text:p text:style-name="Standard">rā</text:p>
      <text:p text:style-name="Standard">az</text:p>
      <text:p text:style-name="Standard">ānjā</text:p>
      <text:p text:style-name="Standard">bexarad</text:p>
      <text:p text:style-name="Standard">mādaram</text:p>
      <text:p text:style-name="Standard">jāme</text:p>
      <text:p text:style-name="Standard">hā</text:p>
      <text:p text:style-name="Standard">ye </text:p>
      <text:p text:style-name="Standard">zanāne</text:p>
      <text:p text:style-name="Standard">miduzad</text:p>
      <text:p text:style-name="Standard">mānand</text:p>
      <text:p text:style-name="Standard">e</text:p>
      <text:p text:style-name="Standard">šalvār</text:p>
      <text:p text:style-name="Standard">dāman</text:p>
      <text:p text:style-name="Standard">pirāhan</text:p>
      <text:p text:style-name="Standard">u</text:p>
      <text:p text:style-name="Standard">har</text:p>
      <text:p text:style-name="Standard">hafte</text:p>
      <text:p text:style-name="Standard">yek</text:p>
      <text:p text:style-name="Standard">safāreš </text:p>
      <text:p text:style-name="Standard">tāze</text:p>
      <text:p text:style-name="Standard"><text:soft-page-break/>migirad</text:p>
      <text:p text:style-name="Standard">mādaram</text:p>
      <text:p text:style-name="Standard">dar</text:p>
      <text:p text:style-name="Standard">xāne </text:p>
      <text:p text:style-name="Standard">hičgāh</text:p>
      <text:p text:style-name="Standard">bikār </text:p>
      <text:p text:style-name="Standard">naminešinad</text:p>
      <text:p text:style-name="Standard">āšpazi</text:p>
      <text:p text:style-name="Standard">duzandegi</text:p>
      <text:p text:style-name="Standard">xānedāri</text:p>
      <text:p text:style-name="Standard">—</text:p>
      <text:p text:style-name="Standard">kār</text:p>
      <text:p text:style-name="Standard">e </text:p>
      <text:p text:style-name="Standard">hamišegi</text:p>
      <text:p text:style-name="Standard">ye</text:p>
      <text:p text:style-name="Standard">u</text:p>
      <text:p text:style-name="Standard">ast</text:p>
      <text:p text:style-name="Standard">xānevāde</text:p>
      <text:p text:style-name="Standard">ye</text:p>
      <text:p text:style-name="Standard">man </text:p>
      <text:p text:style-name="Standard">varzeš</text:p>
      <text:p text:style-name="Standard">va</text:p>
      <text:p text:style-name="Standard">gardeš</text:p>
      <text:p text:style-name="Standard">rā </text:p>
      <text:p text:style-name="Standard">dust</text:p>
      <text:p text:style-name="Standard">dārad</text:p>
      <text:p text:style-name="Standard">я</text:p>
      <text:p text:style-name="Standard">люблю</text:p>
      <text:p text:style-name="Standard">кататься</text:p>
      <text:p text:style-name="Standard">на</text:p>
      <text:p text:style-name="Standard">man</text:p>
      <text:p text:style-name="Standard">dočarxe</text:p>
      <text:p text:style-name="Standard">savāri</text:p>
      <text:p text:style-name="Standard">rā </text:p>
      <text:p text:style-name="Standard">велосипеде</text:p>
      <text:p text:style-name="Standard">катание</text:p>
      <text:p text:style-name="Standard">dust</text:p>
      <text:p text:style-name="Standard">dāram</text:p>
      <text:p text:style-name="Standard">‫وبزرگ‬ </text:p>
      <text:p text:style-name="Standard">‫او</text:p>
      <text:p text:style-name="Standard">هر</text:p>
      <text:p text:style-name="Standard">هفته</text:p>
      <text:p text:style-name="Standard">یک</text:p>
      <text:p text:style-name="Standard">بار</text:p>
      <text:p text:style-name="Standard">به‬ </text:p>
      <text:p text:style-name="Standard">‫بازار</text:p>
      <text:p text:style-name="Standard">پارچهفروشی‬ </text:p>
      <text:p text:style-name="Standard">‫مىرود</text:p>
      <text:p text:style-name="Standard">تا</text:p>
      <text:p text:style-name="Standard">نيازها</text:p>
      <text:p text:style-name="Standard">و‬ </text:p>
      <text:p text:style-name="Standard">‫کمبودهای</text:p>
      <text:p text:style-name="Standard">خودش</text:p>
      <text:p text:style-name="Standard">را</text:p>
      <text:p text:style-name="Standard"><text:soft-page-break/>از‬ </text:p>
      <text:p text:style-name="Standard">‫آنجا</text:p>
      <text:p text:style-name="Standard">بخرد‬ </text:p>
      <text:p text:style-name="Standard">‫مادرم</text:p>
      <text:p text:style-name="Standard">جامههای</text:p>
      <text:p text:style-name="Standard">زنانه‬ </text:p>
      <text:p text:style-name="Standard">،‫مىدوزد،</text:p>
      <text:p text:style-name="Standard">ماند</text:p>
      <text:p text:style-name="Standard">شلوار‬ </text:p>
      <text:p text:style-name="Standard">،‫دامن،</text:p>
      <text:p text:style-name="Standard">پيراهن‬ </text:p>
      <text:p text:style-name="Standard">‫او</text:p>
      <text:p text:style-name="Standard">هر</text:p>
      <text:p text:style-name="Standard">هفته</text:p>
      <text:p text:style-name="Standard">یک</text:p>
      <text:p text:style-name="Standard">سفارش‬ </text:p>
      <text:p text:style-name="Standard">‫تازه</text:p>
      <text:p text:style-name="Standard">مىگيرد‬ </text:p>
      <text:p text:style-name="Standard">‫مادرم</text:p>
      <text:p text:style-name="Standard">در</text:p>
      <text:p text:style-name="Standard">خانه</text:p>
      <text:p text:style-name="Standard">هيچ</text:p>
      <text:p text:style-name="Standard">گاه‬ </text:p>
      <text:p text:style-name="Standard">‫بيکار</text:p>
      <text:p text:style-name="Standard">نمىنشيند‬ </text:p>
      <text:p text:style-name="Standard">،‫آشپزی،</text:p>
      <text:p text:style-name="Standard">دوزندگی‬ </text:p>
      <text:p text:style-name="Standard">‫خانهداری،</text:p>
      <text:p text:style-name="Standard">کار</text:p>
      <text:p text:style-name="Standard">هميشگی‬ </text:p>
      <text:p text:style-name="Standard">‫او</text:p>
      <text:p text:style-name="Standard">است‬ </text:p>
      <text:p text:style-name="Standard">‫خانواده</text:p>
      <text:p text:style-name="Standard">من</text:p>
      <text:p text:style-name="Standard">ورزش</text:p>
      <text:p text:style-name="Standard">و‬ </text:p>
      <text:p text:style-name="Standard">‫گردش</text:p>
      <text:p text:style-name="Standard">را</text:p>
      <text:p text:style-name="Standard">دوست</text:p>
      <text:p text:style-name="Standard">دارد‬ </text:p>
      <text:p text:style-name="Standard">‫من</text:p>
      <text:p text:style-name="Standard">دوچرخهسواری</text:p>
      <text:p text:style-name="Standard">را‬ </text:p>
      <text:p text:style-name="Standard">،‫دوست</text:p>
      <text:p text:style-name="Standard">دار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2 </text:p>
      <text:p text:style-name="Standard">на</text:p>
      <text:p text:style-name="Standard"><text:soft-page-break/>велосипеде</text:p>
      <text:p text:style-name="Standard">моя</text:p>
      <text:p text:style-name="Standard">сестра</text:p>
      <text:p text:style-name="Standard">любит </text:p>
      <text:p text:style-name="Standard">скакать</text:p>
      <text:p text:style-name="Standard">на</text:p>
      <text:p text:style-name="Standard">лошади</text:p>
      <text:p text:style-name="Standard">отец</text:p>
      <text:p text:style-name="Standard">любит</text:p>
      <text:p text:style-name="Standard">кататься </text:p>
      <text:p text:style-name="Standard">на</text:p>
      <text:p text:style-name="Standard">лодке</text:p>
      <text:p text:style-name="Standard">a</text:p>
      <text:p text:style-name="Standard">мать </text:p>
      <text:p text:style-name="Standard">любит</text:p>
      <text:p text:style-name="Standard">ходить </text:p>
      <text:p text:style-name="Standard">пешком</text:p>
      <text:p text:style-name="Standard">с</text:p>
      <text:p text:style-name="Standard">детства</text:p>
      <text:p text:style-name="Standard">у</text:p>
      <text:p text:style-name="Standard">меня </text:p>
      <text:p text:style-name="Standard">были</text:p>
      <text:p text:style-name="Standard">велосипеды</text:p>
      <text:p text:style-name="Standard">и </text:p>
      <text:p text:style-name="Standard">до</text:p>
      <text:p text:style-name="Standard">сих</text:p>
      <text:p text:style-name="Standard">пор</text:p>
      <text:p text:style-name="Standard">я</text:p>
      <text:p text:style-name="Standard">катаюсь </text:p>
      <text:p text:style-name="Standard">на</text:p>
      <text:p text:style-name="Standard">велосипедах</text:p>
      <text:p text:style-name="Standard">поэтому</text:p>
      <text:p text:style-name="Standard">я</text:p>
      <text:p text:style-name="Standard">знаю </text:p>
      <text:p text:style-name="Standard">каждый</text:p>
      <text:p text:style-name="Standard">уголок </text:p>
      <text:p text:style-name="Standard">города</text:p>
      <text:p text:style-name="Standard">улицы</text:p>
      <text:p text:style-name="Standard">переулки</text:p>
      <text:p text:style-name="Standard">магазины</text:p>
      <text:p text:style-name="Standard">кинотеатры</text:p>
      <text:p text:style-name="Standard">учебные </text:p>
      <text:p text:style-name="Standard">заведения</text:p>
      <text:p text:style-name="Standard">моя</text:p>
      <text:p text:style-name="Standard">сестра</text:p>
      <text:p text:style-name="Standard">парване </text:p>
      <text:p text:style-name="Standard">раз</text:p>
      <text:p text:style-name="Standard">в</text:p>
      <text:p text:style-name="Standard">неделю</text:p>
      <text:p text:style-name="Standard">ходит</text:p>
      <text:p text:style-name="Standard">в </text:p>
      <text:p text:style-name="Standard">клуб</text:p>
      <text:p text:style-name="Standard">верховой</text:p>
      <text:p text:style-name="Standard">езды</text:p>
      <text:p text:style-name="Standard"><text:soft-page-break/>она</text:p>
      <text:p text:style-name="Standard">всегда</text:p>
      <text:p text:style-name="Standard">мне </text:p>
      <text:p text:style-name="Standard">говорит</text:p>
      <text:p text:style-name="Standard">что</text:p>
      <text:p text:style-name="Standard">скакать </text:p>
      <text:p text:style-name="Standard">на</text:p>
      <text:p text:style-name="Standard">лошади</text:p>
      <text:p text:style-name="Standard">труднее</text:p>
      <text:p text:style-name="Standard">чем</text:p>
      <text:p text:style-name="Standard">кататься</text:p>
      <text:p text:style-name="Standard">на </text:p>
      <text:p text:style-name="Standard">велосипеде</text:p>
      <text:p text:style-name="Standard">парване</text:p>
      <text:p text:style-name="Standard">всегда</text:p>
      <text:p text:style-name="Standard">до </text:p>
      <text:p text:style-name="Standard">того</text:p>
      <text:p text:style-name="Standard">как</text:p>
      <text:p text:style-name="Standard">сесть</text:p>
      <text:p text:style-name="Standard">на </text:p>
      <text:p text:style-name="Standard">лошадь</text:p>
      <text:p text:style-name="Standard">достает</text:p>
      <text:p text:style-name="Standard">из </text:p>
      <text:p text:style-name="Standard">своего</text:p>
      <text:p text:style-name="Standard">кармана </text:p>
      <text:p text:style-name="Standard">немного</text:p>
      <text:p text:style-name="Standard">сладостей</text:p>
      <text:p text:style-name="Standard">и </text:p>
      <text:p text:style-name="Standard">дает</text:p>
      <text:p text:style-name="Standard">лошади</text:p>
      <text:p text:style-name="Standard">11</text:p>
      <text:p text:style-name="Standard">ноуруз</text:p>
      <text:p text:style-name="Standard">наступил</text:p>
      <text:p text:style-name="Standard">завтра</text:p>
      <text:p text:style-name="Standard">первый</text:p>
      <text:p text:style-name="Standard">день </text:p>
      <text:p text:style-name="Standard">весны</text:p>
      <text:p text:style-name="Standard">и</text:p>
      <text:p text:style-name="Standard">первый</text:p>
      <text:p text:style-name="Standard">день </text:p>
      <text:p text:style-name="Standard">нового</text:p>
      <text:p text:style-name="Standard">года</text:p>
      <text:p text:style-name="Standard">после</text:p>
      <text:p text:style-name="Standard">наступления </text:p>
      <text:p text:style-name="Standard">нового</text:p>
      <text:p text:style-name="Standard">года</text:p>
      <text:p text:style-name="Standard">все </text:p>
      <text:p text:style-name="Standard">семьи</text:p>
      <text:p text:style-name="Standard">знакомые</text:p>
      <text:p text:style-name="Standard">xāharam</text:p>
      <text:p text:style-name="Standard">asb</text:p>
      <text:p text:style-name="Standard">savāri</text:p>
      <text:p text:style-name="Standard">rā </text:p>
      <text:p text:style-name="Standard">‫خواهرم</text:p>
      <text:p text:style-name="Standard"><text:soft-page-break/>اسبسواری</text:p>
      <text:p text:style-name="Standard">را‬ </text:p>
      <text:p text:style-name="Standard">dust</text:p>
      <text:p text:style-name="Standard">dārad</text:p>
      <text:p text:style-name="Standard">،‫دوست</text:p>
      <text:p text:style-name="Standard">دارد‬ </text:p>
      <text:p text:style-name="Standard">pedaram</text:p>
      <text:p text:style-name="Standard">qāyeq</text:p>
      <text:p text:style-name="Standard">savāri</text:p>
      <text:p text:style-name="Standard">‫پدرم</text:p>
      <text:p text:style-name="Standard">قايقسواری،</text:p>
      <text:p text:style-name="Standard">و‬ </text:p>
      <text:p text:style-name="Standard">va</text:p>
      <text:p text:style-name="Standard">mādaram</text:p>
      <text:p text:style-name="Standard">piyāde</text:p>
      <text:p text:style-name="Standard">‫مادرم</text:p>
      <text:p text:style-name="Standard">پيادهروی</text:p>
      <text:p text:style-name="Standard">را</text:p>
      <text:p text:style-name="Standard">دوست‬ </text:p>
      <text:p text:style-name="Standard">ravi</text:p>
      <text:p text:style-name="Standard">rā</text:p>
      <text:p text:style-name="Standard">dust</text:p>
      <text:p text:style-name="Standard">dārand</text:p>
      <text:p text:style-name="Standard">‫دارند‬ </text:p>
      <text:p text:style-name="Standard">man</text:p>
      <text:p text:style-name="Standard">az</text:p>
      <text:p text:style-name="Standard">kudaki</text:p>
      <text:p text:style-name="Standard">‫من</text:p>
      <text:p text:style-name="Standard">از</text:p>
      <text:p text:style-name="Standard">کودکی</text:p>
      <text:p text:style-name="Standard">دوچرخه‬ </text:p>
      <text:p text:style-name="Standard">dočarxe</text:p>
      <text:p text:style-name="Standard">dāštam</text:p>
      <text:p text:style-name="Standard">va</text:p>
      <text:p text:style-name="Standard">tā</text:p>
      <text:p text:style-name="Standard">‫داشتم</text:p>
      <text:p text:style-name="Standard">و</text:p>
      <text:p text:style-name="Standard">تا</text:p>
      <text:p text:style-name="Standard">کنون</text:p>
      <text:p text:style-name="Standard">دوچرخه‬ </text:p>
      <text:p text:style-name="Standard">konun</text:p>
      <text:p text:style-name="Standard">dočarxe</text:p>
      <text:p text:style-name="Standard">savāri</text:p>
      <text:p text:style-name="Standard">‫سواری</text:p>
      <text:p text:style-name="Standard">مىکنم‬ </text:p>
      <text:p text:style-name="Standard">mikonam</text:p>
      <text:p text:style-name="Standard">barāye</text:p>
      <text:p text:style-name="Standard">hamin</text:p>
      <text:p text:style-name="Standard">man</text:p>
      <text:p text:style-name="Standard">bā</text:p>
      <text:p text:style-name="Standard">hame</text:p>
      <text:p text:style-name="Standard">jā</text:p>
      <text:p text:style-name="Standard">ye</text:p>
      <text:p text:style-name="Standard">šahr</text:p>
      <text:p text:style-name="Standard"><text:soft-page-break/>āšnā</text:p>
      <text:p text:style-name="Standard">hastam</text:p>
      <text:p text:style-name="Standard">xiābān</text:p>
      <text:p text:style-name="Standard">hā</text:p>
      <text:p text:style-name="Standard">kučehā</text:p>
      <text:p text:style-name="Standard">forušgāh</text:p>
      <text:p text:style-name="Standard">hā</text:p>
      <text:p text:style-name="Standard">sinemā</text:p>
      <text:p text:style-name="Standard">hā</text:p>
      <text:p text:style-name="Standard">āmuzešgāh</text:p>
      <text:p text:style-name="Standard">hā</text:p>
      <text:p text:style-name="Standard">xāharam</text:p>
      <text:p text:style-name="Standard">parvāne</text:p>
      <text:p text:style-name="Standard">har</text:p>
      <text:p text:style-name="Standard">hafte</text:p>
      <text:p text:style-name="Standard">yek</text:p>
      <text:p text:style-name="Standard">bār</text:p>
      <text:p text:style-name="Standard">be</text:p>
      <text:p text:style-name="Standard">bāšgāh</text:p>
      <text:p text:style-name="Standard">e</text:p>
      <text:p text:style-name="Standard">asb</text:p>
      <text:p text:style-name="Standard">savāri</text:p>
      <text:p text:style-name="Standard">miravad</text:p>
      <text:p text:style-name="Standard">u</text:p>
      <text:p text:style-name="Standard">hamiše</text:p>
      <text:p text:style-name="Standard">be</text:p>
      <text:p text:style-name="Standard">man</text:p>
      <text:p text:style-name="Standard">miguyad</text:p>
      <text:p text:style-name="Standard">ke</text:p>
      <text:p text:style-name="Standard">asb</text:p>
      <text:p text:style-name="Standard">savāri</text:p>
      <text:p text:style-name="Standard">az</text:p>
      <text:p text:style-name="Standard">dočarxe</text:p>
      <text:p text:style-name="Standard">savāri</text:p>
      <text:p text:style-name="Standard">saxttar</text:p>
      <text:p text:style-name="Standard">ast</text:p>
      <text:p text:style-name="Standard">parvāne</text:p>
      <text:p text:style-name="Standard">hamiše</text:p>
      <text:p text:style-name="Standard">piš</text:p>
      <text:p text:style-name="Standard">az</text:p>
      <text:p text:style-name="Standard">‫پروانه</text:p>
      <text:p text:style-name="Standard">هميشه</text:p>
      <text:p text:style-name="Standard">پيش</text:p>
      <text:p text:style-name="Standard">از‬ </text:p>
      <text:p text:style-name="Standard">savār</text:p>
      <text:p text:style-name="Standard">šodan</text:p>
      <text:p text:style-name="Standard">ru</text:p>
      <text:p text:style-name="Standard">ye</text:p>
      <text:p text:style-name="Standard">asb</text:p>
      <text:p text:style-name="Standard">‫سوار</text:p>
      <text:p text:style-name="Standard">شدن</text:p>
      <text:p text:style-name="Standard">روی</text:p>
      <text:p text:style-name="Standard">اسب</text:p>
      <text:p text:style-name="Standard">از‬ </text:p>
      <text:p text:style-name="Standard"><text:soft-page-break/>az</text:p>
      <text:p text:style-name="Standard">jib</text:p>
      <text:p text:style-name="Standard">e</text:p>
      <text:p text:style-name="Standard">xodaš</text:p>
      <text:p text:style-name="Standard">kami</text:p>
      <text:p text:style-name="Standard">‫جيب</text:p>
      <text:p text:style-name="Standard">خودش</text:p>
      <text:p text:style-name="Standard">کمی</text:p>
      <text:p text:style-name="Standard">شيرینی‬ </text:p>
      <text:p text:style-name="Standard">širini</text:p>
      <text:p text:style-name="Standard">dar</text:p>
      <text:p text:style-name="Standard">miāvarad</text:p>
      <text:p text:style-name="Standard">va</text:p>
      <text:p text:style-name="Standard">‫در</text:p>
      <text:p text:style-name="Standard">مىآورد</text:p>
      <text:p text:style-name="Standard">و</text:p>
      <text:p text:style-name="Standard">به</text:p>
      <text:p text:style-name="Standard">اسب‬ </text:p>
      <text:p text:style-name="Standard">be</text:p>
      <text:p text:style-name="Standard">asb</text:p>
      <text:p text:style-name="Standard">midahad</text:p>
      <text:p text:style-name="Standard">‫مىدهد‬ </text:p>
      <text:p text:style-name="Standard">nowruz</text:p>
      <text:p text:style-name="Standard">āmad</text:p>
      <text:p text:style-name="Standard">fardā</text:p>
      <text:p text:style-name="Standard">‫نوروز</text:p>
      <text:p text:style-name="Standard">آمد</text:p>
      <text:p text:style-name="Standard">فردا</text:p>
      <text:p text:style-name="Standard">نخستين‬ </text:p>
      <text:p text:style-name="Standard">naxostin</text:p>
      <text:p text:style-name="Standard">ruz</text:p>
      <text:p text:style-name="Standard">e</text:p>
      <text:p text:style-name="Standard">bahār</text:p>
      <text:p text:style-name="Standard">‫روز</text:p>
      <text:p text:style-name="Standard">بهار</text:p>
      <text:p text:style-name="Standard">و</text:p>
      <text:p text:style-name="Standard">نخستين</text:p>
      <text:p text:style-name="Standard">روز‬ </text:p>
      <text:p text:style-name="Standard">va</text:p>
      <text:p text:style-name="Standard">naxostin</text:p>
      <text:p text:style-name="Standard">ruz</text:p>
      <text:p text:style-name="Standard">e</text:p>
      <text:p text:style-name="Standard">sāl</text:p>
      <text:p text:style-name="Standard">‫سال</text:p>
      <text:p text:style-name="Standard">است‬ </text:p>
      <text:p text:style-name="Standard">ast</text:p>
      <text:p text:style-name="Standard">pas</text:p>
      <text:p text:style-name="Standard">az</text:p>
      <text:p text:style-name="Standard">gardān</text:p>
      <text:p text:style-name="Standard">šodan</text:p>
      <text:p text:style-name="Standard">sāl</text:p>
      <text:p text:style-name="Standard">hame</text:p>
      <text:p text:style-name="Standard">ye</text:p>
      <text:p text:style-name="Standard">xānevāde</text:p>
      <text:p text:style-name="Standard"><text:soft-page-break/>hā</text:p>
      <text:p text:style-name="Standard">āšnāyān</text:p>
      <text:p text:style-name="Standard">dustān</text:p>
      <text:p text:style-name="Standard">‫برای</text:p>
      <text:p text:style-name="Standard">همين</text:p>
      <text:p text:style-name="Standard">من</text:p>
      <text:p text:style-name="Standard">با</text:p>
      <text:p text:style-name="Standard">همه‬ </text:p>
      <text:p text:style-name="Standard">‫جای</text:p>
      <text:p text:style-name="Standard">شهر</text:p>
      <text:p text:style-name="Standard">آ</text:p>
      <text:p text:style-name="Standard">شنا</text:p>
      <text:p text:style-name="Standard">هستم‬ </text:p>
      <text:p text:style-name="Standard">،‫خيابانها،</text:p>
      <text:p text:style-name="Standard">کوچهها‬ </text:p>
      <text:p text:style-name="Standard">،‫فروشگاهها،</text:p>
      <text:p text:style-name="Standard">سينماها‬ </text:p>
      <text:p text:style-name="Standard">،‫آموزشگاهها‬ </text:p>
      <text:p text:style-name="Standard">‫خواهرم</text:p>
      <text:p text:style-name="Standard">پروانه</text:p>
      <text:p text:style-name="Standard">هر</text:p>
      <text:p text:style-name="Standard">هفته‬ </text:p>
      <text:p text:style-name="Standard">‫یک</text:p>
      <text:p text:style-name="Standard">بار</text:p>
      <text:p text:style-name="Standard">به</text:p>
      <text:p text:style-name="Standard">باشگاه‬ </text:p>
      <text:p text:style-name="Standard">‫اسبسواری</text:p>
      <text:p text:style-name="Standard">مىرود‬ </text:p>
      <text:p text:style-name="Standard">‫او</text:p>
      <text:p text:style-name="Standard">هميشه</text:p>
      <text:p text:style-name="Standard">به</text:p>
      <text:p text:style-name="Standard">من</text:p>
      <text:p text:style-name="Standard">مىگوید‬ </text:p>
      <text:p text:style-name="Standard">‫که</text:p>
      <text:p text:style-name="Standard">اسبسواری</text:p>
      <text:p text:style-name="Standard">از‬ </text:p>
      <text:p text:style-name="Standard">‫دوچرخهسواری</text:p>
      <text:p text:style-name="Standard">سختتر‬ </text:p>
      <text:p text:style-name="Standard">‫است‬ </text:p>
      <text:p text:style-name="Standard">‫پس</text:p>
      <text:p text:style-name="Standard">از</text:p>
      <text:p text:style-name="Standard">گردان</text:p>
      <text:p text:style-name="Standard">شدن</text:p>
      <text:p text:style-name="Standard">سال‬ </text:p>
      <text:p text:style-name="Standard">،‫همه</text:p>
      <text:p text:style-name="Standard">خانوادهها،</text:p>
      <text:p text:style-name="Standard">آشنایان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<text:soft-page-break/>63 </text:p>
      <text:p text:style-name="Standard">друзья</text:p>
      <text:p text:style-name="Standard">соседи</text:p>
      <text:p text:style-name="Standard">одноклассники </text:p>
      <text:p text:style-name="Standard">звонят</text:p>
      <text:p text:style-name="Standard">друг</text:p>
      <text:p text:style-name="Standard">другу</text:p>
      <text:p text:style-name="Standard">и </text:p>
      <text:p text:style-name="Standard">поздравляют</text:p>
      <text:p text:style-name="Standard">друг </text:p>
      <text:p text:style-name="Standard">друга</text:p>
      <text:p text:style-name="Standard">с</text:p>
      <text:p text:style-name="Standard">началом </text:p>
      <text:p text:style-name="Standard">нового</text:p>
      <text:p text:style-name="Standard">года</text:p>
      <text:p text:style-name="Standard">āğāz</text:p>
      <text:p text:style-name="Standard">— </text:p>
      <text:p text:style-name="Standard">начало;</text:p>
      <text:p text:style-name="Standard">sāye</text:p>
      <text:p text:style-name="Standard">—</text:p>
      <text:p text:style-name="Standard">тень</text:p>
      <text:p text:style-name="Standard">сегодня</text:p>
      <text:p text:style-name="Standard">мой</text:p>
      <text:p text:style-name="Standard">отец </text:p>
      <text:p text:style-name="Standard">звонил</text:p>
      <text:p text:style-name="Standard">мне</text:p>
      <text:p text:style-name="Standard">и</text:p>
      <text:p text:style-name="Standard">сказал</text:p>
      <text:p text:style-name="Standard">ham</text:p>
      <text:p text:style-name="Standard">sāyegān</text:p>
      <text:p text:style-name="Standard">va </text:p>
      <text:p text:style-name="Standard">‫دوستان،</text:p>
      <text:p text:style-name="Standard">همسایگان</text:p>
      <text:p text:style-name="Standard">و‬ </text:p>
      <text:p text:style-name="Standard">ham</text:p>
      <text:p text:style-name="Standard">kelāsān</text:p>
      <text:p text:style-name="Standard">bā </text:p>
      <text:p text:style-name="Standard">‫همکلاسان</text:p>
      <text:p text:style-name="Standard">با</text:p>
      <text:p text:style-name="Standard">همدیگر‬ </text:p>
      <text:p text:style-name="Standard">ham</text:p>
      <text:p text:style-name="Standard">digar</text:p>
      <text:p text:style-name="Standard">tamās </text:p>
      <text:p text:style-name="Standard">‫تماس</text:p>
      <text:p text:style-name="Standard">مىگيرند</text:p>
      <text:p text:style-name="Standard">و</text:p>
      <text:p text:style-name="Standard">آغاز‬ </text:p>
      <text:p text:style-name="Standard">migirand</text:p>
      <text:p text:style-name="Standard">va</text:p>
      <text:p text:style-name="Standard">āğāz</text:p>
      <text:p text:style-name="Standard">e </text:p>
      <text:p text:style-name="Standard">‫سال</text:p>
      <text:p text:style-name="Standard">نو</text:p>
      <text:p text:style-name="Standard">را</text:p>
      <text:p text:style-name="Standard"><text:soft-page-break/>به</text:p>
      <text:p text:style-name="Standard">همدیگر‬ </text:p>
      <text:p text:style-name="Standard">sāl</text:p>
      <text:p text:style-name="Standard">e</text:p>
      <text:p text:style-name="Standard">now</text:p>
      <text:p text:style-name="Standard">rā</text:p>
      <text:p text:style-name="Standard">be </text:p>
      <text:p text:style-name="Standard">‫شادباش</text:p>
      <text:p text:style-name="Standard">مىگویند‬ </text:p>
      <text:p text:style-name="Standard">ham</text:p>
      <text:p text:style-name="Standard">digar</text:p>
      <text:p text:style-name="Standard">šādbāš </text:p>
      <text:p text:style-name="Standard">miguyand</text:p>
      <text:p text:style-name="Standard">emruz</text:p>
      <text:p text:style-name="Standard">pedaram</text:p>
      <text:p text:style-name="Standard">bā </text:p>
      <text:p text:style-name="Standard">‫امروز</text:p>
      <text:p text:style-name="Standard">پدرم</text:p>
      <text:p text:style-name="Standard">با</text:p>
      <text:p text:style-name="Standard">من</text:p>
      <text:p text:style-name="Standard">تماس‬ </text:p>
      <text:p text:style-name="Standard">man</text:p>
      <text:p text:style-name="Standard">tamās</text:p>
      <text:p text:style-name="Standard">gereft</text:p>
      <text:p text:style-name="Standard">va </text:p>
      <text:p text:style-name="Standard">‫گرفت</text:p>
      <text:p text:style-name="Standard">و</text:p>
      <text:p text:style-name="Standard">گفت‬ </text:p>
      <text:p text:style-name="Standard">goft</text:p>
      <text:p text:style-name="Standard">дорогой</text:p>
      <text:p text:style-name="Standard">бабак</text:p>
      <text:p text:style-name="Standard">bābak</text:p>
      <text:p text:style-name="Standard">jān</text:p>
      <text:p text:style-name="Standard">be </text:p>
      <text:p text:style-name="Standard">‫</text:p>
      <text:p text:style-name="Standard">بابک</text:p>
      <text:p text:style-name="Standard">جان،</text:p>
      <text:p text:style-name="Standard">به</text:p>
      <text:p text:style-name="Standard">مادرت</text:p>
      <text:p text:style-name="Standard">و‬ </text:p>
      <text:p text:style-name="Standard">передай</text:p>
      <text:p text:style-name="Standard">своей </text:p>
      <text:p text:style-name="Standard">mādarat</text:p>
      <text:p text:style-name="Standard">va</text:p>
      <text:p text:style-name="Standard">xāharat </text:p>
      <text:p text:style-name="Standard">‫خواهرت</text:p>
      <text:p text:style-name="Standard">بگو</text:p>
      <text:p text:style-name="Standard">که</text:p>
      <text:p text:style-name="Standard">فردا</text:p>
      <text:p text:style-name="Standard">با‬ </text:p>
      <text:p text:style-name="Standard">матери</text:p>
      <text:p text:style-name="Standard">и</text:p>
      <text:p text:style-name="Standard">сестре</text:p>
      <text:p text:style-name="Standard">что</text:p>
      <text:p text:style-name="Standard"><text:soft-page-break/>begu</text:p>
      <text:p text:style-name="Standard">ke</text:p>
      <text:p text:style-name="Standard">fardā</text:p>
      <text:p text:style-name="Standard">bā</text:p>
      <text:p text:style-name="Standard">ham </text:p>
      <text:p text:style-name="Standard">‫هم</text:p>
      <text:p text:style-name="Standard">کنار</text:p>
      <text:p text:style-name="Standard">دریاچه</text:p>
      <text:p text:style-name="Standard">مىرویم‬ </text:p>
      <text:p text:style-name="Standard">завтра</text:p>
      <text:p text:style-name="Standard">вместе</text:p>
      <text:p text:style-name="Standard">поедем</text:p>
      <text:p text:style-name="Standard">kenār</text:p>
      <text:p text:style-name="Standard">e</text:p>
      <text:p text:style-name="Standard">daryāče </text:p>
      <text:p text:style-name="Standard">на</text:p>
      <text:p text:style-name="Standard">берег</text:p>
      <text:p text:style-name="Standard">озера</text:p>
      <text:p text:style-name="Standard">miravim</text:p>
      <text:p text:style-name="Standard">тогда</text:p>
      <text:p text:style-name="Standard">готовьте</text:p>
      <text:p text:style-name="Standard">вещи</text:p>
      <text:p text:style-name="Standard">pas</text:p>
      <text:p text:style-name="Standard">bār</text:p>
      <text:p text:style-name="Standard">e</text:p>
      <text:p text:style-name="Standard">safar</text:p>
      <text:p text:style-name="Standard">rā </text:p>
      <text:p text:style-name="Standard">‫پس،</text:p>
      <text:p text:style-name="Standard">بار</text:p>
      <text:p text:style-name="Standard">سفر</text:p>
      <text:p text:style-name="Standard">را</text:p>
      <text:p text:style-name="Standard">آماده‬ </text:p>
      <text:p text:style-name="Standard">для</text:p>
      <text:p text:style-name="Standard">путешествия</text:p>
      <text:p text:style-name="Standard">āmāde</text:p>
      <text:p text:style-name="Standard">konid</text:p>
      <text:p text:style-name="Standard">čādor</text:p>
      <text:p text:style-name="Standard">،‫کنيد</text:p>
      <text:p text:style-name="Standard">چادر،</text:p>
      <text:p text:style-name="Standard">منقل،</text:p>
      <text:p text:style-name="Standard">سيخ‬ </text:p>
      <text:p text:style-name="Standard">manqal</text:p>
      <text:p text:style-name="Standard">six</text:p>
      <text:p text:style-name="Standard">zoğāl</text:p>
      <text:p text:style-name="Standard">палатку</text:p>
      <text:p text:style-name="Standard">мангал</text:p>
      <text:p text:style-name="Standard">،‫زغال،</text:p>
      <text:p text:style-name="Standard">قاليچه،</text:p>
      <text:p text:style-name="Standard">بشقاب‬ </text:p>
      <text:p text:style-name="Standard">шампура</text:p>
      <text:p text:style-name="Standard">уголь</text:p>
      <text:p text:style-name="Standard">qāliče</text:p>
      <text:p text:style-name="Standard">bošqāb</text:p>
      <text:p text:style-name="Standard">čangāl</text:p>
      <text:p text:style-name="Standard"><text:soft-page-break/>‫چنگال،</text:p>
      <text:p text:style-name="Standard">چاقو‬ </text:p>
      <text:p text:style-name="Standard">коврик</text:p>
      <text:p text:style-name="Standard">тарелки</text:p>
      <text:p text:style-name="Standard">čāqu</text:p>
      <text:p text:style-name="Standard">вилки</text:p>
      <text:p text:style-name="Standard">нож</text:p>
      <text:p text:style-name="Standard">по</text:p>
      <text:p text:style-name="Standard">дороге</text:p>
      <text:p text:style-name="Standard">домой</text:p>
      <text:p text:style-name="Standard">я </text:p>
      <text:p text:style-name="Standard">man</text:p>
      <text:p text:style-name="Standard">az</text:p>
      <text:p text:style-name="Standard">sar</text:p>
      <text:p text:style-name="Standard">e</text:p>
      <text:p text:style-name="Standard">rāham</text:p>
      <text:p text:style-name="Standard">،‫من</text:p>
      <text:p text:style-name="Standard">از</text:p>
      <text:p text:style-name="Standard">سر</text:p>
      <text:p text:style-name="Standard">راهم</text:p>
      <text:p text:style-name="Standard">گوشت‬ </text:p>
      <text:p text:style-name="Standard">куплю</text:p>
      <text:p text:style-name="Standard">мясо</text:p>
      <text:p text:style-name="Standard">хлеб</text:p>
      <text:p text:style-name="Standard">и </text:p>
      <text:p text:style-name="Standard">gušt</text:p>
      <text:p text:style-name="Standard">nān</text:p>
      <text:p text:style-name="Standard">va</text:p>
      <text:p text:style-name="Standard">mive </text:p>
      <text:p text:style-name="Standard">‫نان</text:p>
      <text:p text:style-name="Standard">و</text:p>
      <text:p text:style-name="Standard">ميوه</text:p>
      <text:p text:style-name="Standard">می</text:p>
      <text:p text:style-name="Standard">خرم‬ </text:p>
      <text:p text:style-name="Standard">фрукты</text:p>
      <text:p text:style-name="Standard"><text:s/></text:p>
      <text:p text:style-name="Standard">mixaram</text:p>
      <text:p text:style-name="Standard">” </text:p>
      <text:p text:style-name="Standard">я</text:p>
      <text:p text:style-name="Standard">с</text:p>
      <text:p text:style-name="Standard">радостью</text:p>
      <text:p text:style-name="Standard">ответил</text:p>
      <text:p text:style-name="Standard">man</text:p>
      <text:p text:style-name="Standard">bā</text:p>
      <text:p text:style-name="Standard">šādi</text:p>
      <text:p text:style-name="Standard">pāsox </text:p>
      <text:p text:style-name="Standard">‫من</text:p>
      <text:p text:style-name="Standard">با</text:p>
      <text:p text:style-name="Standard">شادی</text:p>
      <text:p text:style-name="Standard">پاسخ</text:p>
      <text:p text:style-name="Standard">دادم‬ </text:p>
      <text:p text:style-name="Standard">ответ</text:p>
      <text:p text:style-name="Standard">дал</text:p>
      <text:p text:style-name="Standard">да</text:p>
      <text:p text:style-name="Standard"><text:soft-page-break/>dādam</text:p>
      <text:p text:style-name="Standard">āri</text:p>
      <text:p text:style-name="Standard">pedar </text:p>
      <text:p text:style-name="Standard">‫</text:p>
      <text:p text:style-name="Standard">آری</text:p>
      <text:p text:style-name="Standard">پدر</text:p>
      <text:p text:style-name="Standard">جان</text:p>
      <text:p text:style-name="Standard">و</text:p>
      <text:p text:style-name="Standard">با‬ </text:p>
      <text:p text:style-name="Standard">дорогой</text:p>
      <text:p text:style-name="Standard">отец</text:p>
      <text:p text:style-name="Standard"></text:p>
      <text:p text:style-name="Standard">и </text:p>
      <text:p text:style-name="Standard">jān</text:p>
      <text:p text:style-name="Standard">”</text:p>
      <text:p text:style-name="Standard">va</text:p>
      <text:p text:style-name="Standard">bā</text:p>
      <text:p text:style-name="Standard">šetāb</text:p>
      <text:p text:style-name="Standard">be </text:p>
      <text:p text:style-name="Standard">‫شتاب</text:p>
      <text:p text:style-name="Standard">به</text:p>
      <text:p text:style-name="Standard">اتاق</text:p>
      <text:p text:style-name="Standard">مادرم</text:p>
      <text:p text:style-name="Standard">رفتم‬ </text:p>
      <text:p text:style-name="Standard">быстро</text:p>
      <text:p text:style-name="Standard">со </text:p>
      <text:p text:style-name="Standard">otāq</text:p>
      <text:p text:style-name="Standard">e</text:p>
      <text:p text:style-name="Standard">mādaram </text:p>
      <text:p text:style-name="Standard">‫که</text:p>
      <text:p text:style-name="Standard">او</text:p>
      <text:p text:style-name="Standard">را</text:p>
      <text:p text:style-name="Standard">آگاه</text:p>
      <text:p text:style-name="Standard">کنم‬ </text:p>
      <text:p text:style-name="Standard">спешкой</text:p>
      <text:p text:style-name="Standard">пошел</text:p>
      <text:p text:style-name="Standard">в </text:p>
      <text:p text:style-name="Standard">raftam</text:p>
      <text:p text:style-name="Standard">ke</text:p>
      <text:p text:style-name="Standard">u</text:p>
      <text:p text:style-name="Standard">rā</text:p>
      <text:p text:style-name="Standard">āgāh </text:p>
      <text:p text:style-name="Standard">комнату</text:p>
      <text:p text:style-name="Standard">матери</text:p>
      <text:p text:style-name="Standard">konam</text:p>
      <text:p text:style-name="Standard">чтобы</text:p>
      <text:p text:style-name="Standard">сообщить</text:p>
      <text:p text:style-name="Standard">ей</text:p>
      <text:p text:style-name="Standard">12</text:p>
      <text:p text:style-name="Standard">рядом</text:p>
      <text:p text:style-name="Standard">с</text:p>
      <text:p text:style-name="Standard">озером</text:p>
      <text:p text:style-name="Standard">kenār</text:p>
      <text:p text:style-name="Standard">e</text:p>
      <text:p text:style-name="Standard"><text:soft-page-break/>daryāče</text:p>
      <text:p text:style-name="Standard">be </text:p>
      <text:p text:style-name="Standard">‫کنار</text:p>
      <text:p text:style-name="Standard">دریاچه،</text:p>
      <text:p text:style-name="Standard">بجز</text:p>
      <text:p text:style-name="Standard">خانواده‬ </text:p>
      <text:p text:style-name="Standard">кроме</text:p>
      <text:p text:style-name="Standard">нашей</text:p>
      <text:p text:style-name="Standard">семьи</text:p>
      <text:p text:style-name="Standard">joz</text:p>
      <text:p text:style-name="Standard">xānevāde</text:p>
      <text:p text:style-name="Standard">ye</text:p>
      <text:p text:style-name="Standard">mā</text:p>
      <text:p text:style-name="Standard">‫ما،</text:p>
      <text:p text:style-name="Standard">نزدیک</text:p>
      <text:p text:style-name="Standard">به</text:p>
      <text:p text:style-name="Standard">هفت‬ </text:p>
      <text:p text:style-name="Standard">уже</text:p>
      <text:p text:style-name="Standard">разбили</text:p>
      <text:p text:style-name="Standard">палатки</text:p>
      <text:p text:style-name="Standard">nazdik</text:p>
      <text:p text:style-name="Standard">be</text:p>
      <text:p text:style-name="Standard">haft </text:p>
      <text:p text:style-name="Standard">‫خانواده</text:p>
      <text:p text:style-name="Standard">دیگر</text:p>
      <text:p text:style-name="Standard">نيز</text:p>
      <text:p text:style-name="Standard">چادر‬ </text:p>
      <text:p text:style-name="Standard">около</text:p>
      <text:p text:style-name="Standard">семи</text:p>
      <text:p text:style-name="Standard">семей</text:p>
      <text:p text:style-name="Standard">xānevāde</text:p>
      <text:p text:style-name="Standard">ye</text:p>
      <text:p text:style-name="Standard">digar</text:p>
      <text:p text:style-name="Standard">niz </text:p>
      <text:p text:style-name="Standard">‫زده</text:p>
      <text:p text:style-name="Standard">بودند‬ </text:p>
      <text:p text:style-name="Standard">čādor</text:p>
      <text:p text:style-name="Standard">zade</text:p>
      <text:p text:style-name="Standard">budand</text:p>
      <text:p text:style-name="Standard">я</text:p>
      <text:p text:style-name="Standard">и</text:p>
      <text:p text:style-name="Standard">мой</text:p>
      <text:p text:style-name="Standard">отец </text:p>
      <text:p text:style-name="Standard">man</text:p>
      <text:p text:style-name="Standard">va</text:p>
      <text:p text:style-name="Standard">pedaram </text:p>
      <text:p text:style-name="Standard">‫من</text:p>
      <text:p text:style-name="Standard">و</text:p>
      <text:p text:style-name="Standard">پدرم</text:p>
      <text:p text:style-name="Standard">چادر</text:p>
      <text:p text:style-name="Standard">را</text:p>
      <text:p text:style-name="Standard">آماده‬ </text:p>
      <text:p text:style-name="Standard">приготовили </text:p>
      <text:p text:style-name="Standard">čādor</text:p>
      <text:p text:style-name="Standard"><text:soft-page-break/>rā</text:p>
      <text:p text:style-name="Standard">āmāde </text:p>
      <text:p text:style-name="Standard">‫کردیم‬ </text:p>
      <text:p text:style-name="Standard">палатку</text:p>
      <text:p text:style-name="Standard">kardim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4 </text:p>
      <text:p text:style-name="Standard">моя</text:p>
      <text:p text:style-name="Standard">мать</text:p>
      <text:p text:style-name="Standard">и</text:p>
      <text:p text:style-name="Standard">сестра </text:p>
      <text:p text:style-name="Standard">приготовили</text:p>
      <text:p text:style-name="Standard">для</text:p>
      <text:p text:style-name="Standard">всех </text:p>
      <text:p text:style-name="Standard">завтрак</text:p>
      <text:p text:style-name="Standard">хлеб</text:p>
      <text:p text:style-name="Standard">сыр</text:p>
      <text:p text:style-name="Standard">грецкие</text:p>
      <text:p text:style-name="Standard">орехи</text:p>
      <text:p text:style-name="Standard">с </text:p>
      <text:p text:style-name="Standard">чаем</text:p>
      <text:p text:style-name="Standard">было</text:p>
      <text:p text:style-name="Standard">очень</text:p>
      <text:p text:style-name="Standard">вкусно</text:p>
      <text:p text:style-name="Standard">погода</text:p>
      <text:p text:style-name="Standard">была</text:p>
      <text:p text:style-name="Standard">теплая</text:p>
      <text:p text:style-name="Standard">но</text:p>
      <text:p text:style-name="Standard">вода</text:p>
      <text:p text:style-name="Standard">в</text:p>
      <text:p text:style-name="Standard">озере</text:p>
      <text:p text:style-name="Standard">до </text:p>
      <text:p text:style-name="Standard">сих</text:p>
      <text:p text:style-name="Standard">пор</text:p>
      <text:p text:style-name="Standard">была </text:p>
      <text:p text:style-name="Standard">холодна</text:p>
      <text:p text:style-name="Standard">для</text:p>
      <text:p text:style-name="Standard">купания</text:p>
      <text:p text:style-name="Standard">везде</text:p>
      <text:p text:style-name="Standard">играли</text:p>
      <text:p text:style-name="Standard">дети</text:p>
      <text:p text:style-name="Standard">и </text:p>
      <text:p text:style-name="Standard">в</text:p>
      <text:p text:style-name="Standard">их</text:p>
      <text:p text:style-name="Standard">руках</text:p>
      <text:p text:style-name="Standard">были </text:p>
      <text:p text:style-name="Standard">воздушные</text:p>
      <text:p text:style-name="Standard">шарики</text:p>
      <text:p text:style-name="Standard"><text:soft-page-break/>и </text:p>
      <text:p text:style-name="Standard">бумажные</text:p>
      <text:p text:style-name="Standard">змеи </text:p>
      <text:p text:style-name="Standard">разных</text:p>
      <text:p text:style-name="Standard">цветов</text:p>
      <text:p text:style-name="Standard">красные</text:p>
      <text:p text:style-name="Standard">голубые</text:p>
      <text:p text:style-name="Standard">зеленые</text:p>
      <text:p text:style-name="Standard">bād</text:p>
      <text:p text:style-name="Standard">— </text:p>
      <text:p text:style-name="Standard">ветер;</text:p>
      <text:p text:style-name="Standard">kardan</text:p>
      <text:p text:style-name="Standard">/kon/</text:p>
      <text:p text:style-name="Standard">— </text:p>
      <text:p text:style-name="Standard">делать</text:p>
      <text:p text:style-name="Standard">запах</text:p>
      <text:p text:style-name="Standard">молодых </text:p>
      <text:p text:style-name="Standard">цветов</text:p>
      <text:p text:style-name="Standard">на</text:p>
      <text:p text:style-name="Standard">деревьях </text:p>
      <text:p text:style-name="Standard">распространялся </text:p>
      <text:p text:style-name="Standard">везде</text:p>
      <text:p text:style-name="Standard">por</text:p>
      <text:p text:style-name="Standard">— </text:p>
      <text:p text:style-name="Standard">полный</text:p>
      <text:p text:style-name="Standard">на</text:p>
      <text:p text:style-name="Standard">обед</text:p>
      <text:p text:style-name="Standard">у</text:p>
      <text:p text:style-name="Standard">нас</text:p>
      <text:p text:style-name="Standard">был </text:p>
      <text:p text:style-name="Standard">шашлык</text:p>
      <text:p text:style-name="Standard">мы</text:p>
      <text:p text:style-name="Standard">положили </text:p>
      <text:p text:style-name="Standard">коврик</text:p>
      <text:p text:style-name="Standard">сели</text:p>
      <text:p text:style-name="Standard">в</text:p>
      <text:p text:style-name="Standard">круг</text:p>
      <text:p text:style-name="Standard">и </text:p>
      <text:p text:style-name="Standard">обедали</text:p>
      <text:p text:style-name="Standard">pahn</text:p>
      <text:p text:style-name="Standard">— </text:p>
      <text:p text:style-name="Standard">широкий</text:p>
      <text:p text:style-name="Standard">развернутый</text:p>
      <text:p text:style-name="Standard">расстеленный</text:p>
      <text:p text:style-name="Standard">прежде</text:p>
      <text:p text:style-name="Standard">чем </text:p>
      <text:p text:style-name="Standard">стемнело</text:p>
      <text:p text:style-name="Standard">прежде </text:p>
      <text:p text:style-name="Standard">темным</text:p>
      <text:p text:style-name="Standard">становления </text:p>
      <text:p text:style-name="Standard">воздуха</text:p>
      <text:p text:style-name="Standard">мы</text:p>
      <text:p text:style-name="Standard">сели</text:p>
      <text:p text:style-name="Standard">в </text:p>
      <text:p text:style-name="Standard"><text:soft-page-break/>наш</text:p>
      <text:p text:style-name="Standard">автомобиль</text:p>
      <text:p text:style-name="Standard">и </text:p>
      <text:p text:style-name="Standard">уехали</text:p>
      <text:p text:style-name="Standard">домой</text:p>
      <text:p text:style-name="Standard">13</text:p>
      <text:p text:style-name="Standard">до</text:p>
      <text:p text:style-name="Standard">открытия </text:p>
      <text:p text:style-name="Standard">mādaram</text:p>
      <text:p text:style-name="Standard">va</text:p>
      <text:p text:style-name="Standard">xāharam</text:p>
      <text:p text:style-name="Standard">‫مادرم</text:p>
      <text:p text:style-name="Standard">و</text:p>
      <text:p text:style-name="Standard">خواهرم</text:p>
      <text:p text:style-name="Standard">برای‬ </text:p>
      <text:p text:style-name="Standard">barāye</text:p>
      <text:p text:style-name="Standard">hame</text:p>
      <text:p text:style-name="Standard">nāštā</text:p>
      <text:p text:style-name="Standard">‫همه</text:p>
      <text:p text:style-name="Standard">ناشتا</text:p>
      <text:p text:style-name="Standard">آماده</text:p>
      <text:p text:style-name="Standard">کردند‬ </text:p>
      <text:p text:style-name="Standard">āmāde</text:p>
      <text:p text:style-name="Standard">kardand</text:p>
      <text:p text:style-name="Standard">nān</text:p>
      <text:p text:style-name="Standard">‫نان،</text:p>
      <text:p text:style-name="Standard">پنير،</text:p>
      <text:p text:style-name="Standard">گردو</text:p>
      <text:p text:style-name="Standard">و</text:p>
      <text:p text:style-name="Standard">چای‬ </text:p>
      <text:p text:style-name="Standard">panir</text:p>
      <text:p text:style-name="Standard">gerdu</text:p>
      <text:p text:style-name="Standard">va</text:p>
      <text:p text:style-name="Standard">čāy</text:p>
      <text:p text:style-name="Standard">xeyli</text:p>
      <text:p text:style-name="Standard">xoš</text:p>
      <text:p text:style-name="Standard">maze</text:p>
      <text:p text:style-name="Standard">bud</text:p>
      <text:p text:style-name="Standard">‫خيلی</text:p>
      <text:p text:style-name="Standard">خوشمزه</text:p>
      <text:p text:style-name="Standard">بود‬ </text:p>
      <text:p text:style-name="Standard">havā</text:p>
      <text:p text:style-name="Standard">garm</text:p>
      <text:p text:style-name="Standard">bud</text:p>
      <text:p text:style-name="Standard">vali</text:p>
      <text:p text:style-name="Standard">‫هوا</text:p>
      <text:p text:style-name="Standard">گرم</text:p>
      <text:p text:style-name="Standard">بود</text:p>
      <text:p text:style-name="Standard">ولی</text:p>
      <text:p text:style-name="Standard">آب‬ </text:p>
      <text:p text:style-name="Standard">āb</text:p>
      <text:p text:style-name="Standard">e</text:p>
      <text:p text:style-name="Standard">daryāče</text:p>
      <text:p text:style-name="Standard">hanuz</text:p>
      <text:p text:style-name="Standard"><text:soft-page-break/>‫دریاچه</text:p>
      <text:p text:style-name="Standard">هنوز</text:p>
      <text:p text:style-name="Standard">برای</text:p>
      <text:p text:style-name="Standard">شنا‬ </text:p>
      <text:p text:style-name="Standard">barāye</text:p>
      <text:p text:style-name="Standard">šenā</text:p>
      <text:p text:style-name="Standard">kardan</text:p>
      <text:p text:style-name="Standard">‫کردن</text:p>
      <text:p text:style-name="Standard">سرد</text:p>
      <text:p text:style-name="Standard">بود‬ </text:p>
      <text:p text:style-name="Standard">sard</text:p>
      <text:p text:style-name="Standard">bud</text:p>
      <text:p text:style-name="Standard">bačče</text:p>
      <text:p text:style-name="Standard">hā</text:p>
      <text:p text:style-name="Standard">hame</text:p>
      <text:p text:style-name="Standard">jā</text:p>
      <text:p text:style-name="Standard">bāzi</text:p>
      <text:p text:style-name="Standard">mikardand</text:p>
      <text:p text:style-name="Standard">va</text:p>
      <text:p text:style-name="Standard">dar</text:p>
      <text:p text:style-name="Standard">dast</text:p>
      <text:p text:style-name="Standard">ešān</text:p>
      <text:p text:style-name="Standard">bād</text:p>
      <text:p text:style-name="Standard">konak</text:p>
      <text:p text:style-name="Standard">va</text:p>
      <text:p text:style-name="Standard">bād</text:p>
      <text:p text:style-name="Standard">bādak</text:p>
      <text:p text:style-name="Standard">bā</text:p>
      <text:p text:style-name="Standard">rang</text:p>
      <text:p text:style-name="Standard">hā</text:p>
      <text:p text:style-name="Standard">ye</text:p>
      <text:p text:style-name="Standard">sorx</text:p>
      <text:p text:style-name="Standard">ābi</text:p>
      <text:p text:style-name="Standard">va</text:p>
      <text:p text:style-name="Standard">sabz</text:p>
      <text:p text:style-name="Standard">gerefte</text:p>
      <text:p text:style-name="Standard">budand</text:p>
      <text:p text:style-name="Standard">bu</text:p>
      <text:p text:style-name="Standard">ye</text:p>
      <text:p text:style-name="Standard">šekufe</text:p>
      <text:p text:style-name="Standard">hā</text:p>
      <text:p text:style-name="Standard">ye </text:p>
      <text:p text:style-name="Standard">deraxtān</text:p>
      <text:p text:style-name="Standard">hame</text:p>
      <text:p text:style-name="Standard">jā</text:p>
      <text:p text:style-name="Standard">rā </text:p>
      <text:p text:style-name="Standard">por</text:p>
      <text:p text:style-name="Standard">karde</text:p>
      <text:p text:style-name="Standard">bud</text:p>
      <text:p text:style-name="Standard">nahār</text:p>
      <text:p text:style-name="Standard">e</text:p>
      <text:p text:style-name="Standard">mā</text:p>
      <text:p text:style-name="Standard">šašlig</text:p>
      <text:p text:style-name="Standard">bud</text:p>
      <text:p text:style-name="Standard"><text:soft-page-break/>‫بچهها</text:p>
      <text:p text:style-name="Standard">همه</text:p>
      <text:p text:style-name="Standard">جا</text:p>
      <text:p text:style-name="Standard">بازی‬ </text:p>
      <text:p text:style-name="Standard">‫مىکردند</text:p>
      <text:p text:style-name="Standard">و</text:p>
      <text:p text:style-name="Standard">در</text:p>
      <text:p text:style-name="Standard">دستشان‬ </text:p>
      <text:p text:style-name="Standard">‫بادکنک</text:p>
      <text:p text:style-name="Standard">و</text:p>
      <text:p text:style-name="Standard">بادبادک</text:p>
      <text:p text:style-name="Standard">با‬ </text:p>
      <text:p text:style-name="Standard">‫رنگهای</text:p>
      <text:p text:style-name="Standard">سرخ،</text:p>
      <text:p text:style-name="Standard">آبی</text:p>
      <text:p text:style-name="Standard">و‬ </text:p>
      <text:p text:style-name="Standard">‫سبز</text:p>
      <text:p text:style-name="Standard">گرفته</text:p>
      <text:p text:style-name="Standard">بودند‬ </text:p>
      <text:p text:style-name="Standard">‫بوی</text:p>
      <text:p text:style-name="Standard">شکوفههای</text:p>
      <text:p text:style-name="Standard">درختان‬ </text:p>
      <text:p text:style-name="Standard">‫همه</text:p>
      <text:p text:style-name="Standard">جا</text:p>
      <text:p text:style-name="Standard">را</text:p>
      <text:p text:style-name="Standard">پر</text:p>
      <text:p text:style-name="Standard">کرده</text:p>
      <text:p text:style-name="Standard">بود‬ </text:p>
      <text:p text:style-name="Standard">‫نهار</text:p>
      <text:p text:style-name="Standard">ما</text:p>
      <text:p text:style-name="Standard">ششليگ</text:p>
      <text:p text:style-name="Standard">بود‬ </text:p>
      <text:p text:style-name="Standard">mā</text:p>
      <text:p text:style-name="Standard">qāliče</text:p>
      <text:p text:style-name="Standard">rā</text:p>
      <text:p text:style-name="Standard">pahn</text:p>
      <text:p text:style-name="Standard">‫ما</text:p>
      <text:p text:style-name="Standard">قاليچه</text:p>
      <text:p text:style-name="Standard">را</text:p>
      <text:p text:style-name="Standard">پهن</text:p>
      <text:p text:style-name="Standard">کردیم</text:p>
      <text:p text:style-name="Standard">و‬ </text:p>
      <text:p text:style-name="Standard">kardim</text:p>
      <text:p text:style-name="Standard">va</text:p>
      <text:p text:style-name="Standard">gerd</text:p>
      <text:p text:style-name="Standard">e</text:p>
      <text:p text:style-name="Standard">ham</text:p>
      <text:p text:style-name="Standard">‫گرد</text:p>
      <text:p text:style-name="Standard">هم</text:p>
      <text:p text:style-name="Standard">نشستيم</text:p>
      <text:p text:style-name="Standard">و</text:p>
      <text:p text:style-name="Standard">ناهار‬ </text:p>
      <text:p text:style-name="Standard">nešastim</text:p>
      <text:p text:style-name="Standard">va</text:p>
      <text:p text:style-name="Standard"><text:soft-page-break/>nāhār</text:p>
      <text:p text:style-name="Standard">‫خوردیم‬ </text:p>
      <text:p text:style-name="Standard">xordim</text:p>
      <text:p text:style-name="Standard">piš</text:p>
      <text:p text:style-name="Standard">az</text:p>
      <text:p text:style-name="Standard">tārik</text:p>
      <text:p text:style-name="Standard">šodan</text:p>
      <text:p text:style-name="Standard">e</text:p>
      <text:p text:style-name="Standard">،‫پيش</text:p>
      <text:p text:style-name="Standard">از</text:p>
      <text:p text:style-name="Standard">تاریک</text:p>
      <text:p text:style-name="Standard">شدن</text:p>
      <text:p text:style-name="Standard">هوا‬ </text:p>
      <text:p text:style-name="Standard">havā</text:p>
      <text:p text:style-name="Standard">savār</text:p>
      <text:p text:style-name="Standard">e</text:p>
      <text:p text:style-name="Standard">xodrow</text:p>
      <text:p text:style-name="Standard">‫سوار</text:p>
      <text:p text:style-name="Standard">خودروی</text:p>
      <text:p text:style-name="Standard">خودمان‬ </text:p>
      <text:p text:style-name="Standard">ye</text:p>
      <text:p text:style-name="Standard">xod</text:p>
      <text:p text:style-name="Standard">emān</text:p>
      <text:p text:style-name="Standard">šodim</text:p>
      <text:p text:style-name="Standard">va</text:p>
      <text:p text:style-name="Standard">‫شدیم</text:p>
      <text:p text:style-name="Standard">وبه</text:p>
      <text:p text:style-name="Standard">خانه</text:p>
      <text:p text:style-name="Standard">رفتيم‬ </text:p>
      <text:p text:style-name="Standard">be</text:p>
      <text:p text:style-name="Standard">xāne</text:p>
      <text:p text:style-name="Standard">raftim</text:p>
      <text:p text:style-name="Standard">tā</text:p>
      <text:p text:style-name="Standard">bāz</text:p>
      <text:p text:style-name="Standard">šodan</text:p>
      <text:p text:style-name="Standard">dānešgāh</text:p>
      <text:p text:style-name="Standard">‫تا</text:p>
      <text:p text:style-name="Standard">باز</text:p>
      <text:p text:style-name="Standard">شدن</text:p>
      <text:p text:style-name="Standard">دانشگاه</text:p>
      <text:p text:style-name="Standard">پنج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5 </text:p>
      <text:p text:style-name="Standard">университета </text:p>
      <text:p text:style-name="Standard">осталось</text:p>
      <text:p text:style-name="Standard">пять</text:p>
      <text:p text:style-name="Standard">дней</text:p>
      <text:p text:style-name="Standard">сегодня</text:p>
      <text:p text:style-name="Standard"><text:soft-page-break/>я</text:p>
      <text:p text:style-name="Standard">звонил </text:p>
      <text:p text:style-name="Standard">своему</text:p>
      <text:p text:style-name="Standard">другу </text:p>
      <text:p text:style-name="Standard">фархаду</text:p>
      <text:p text:style-name="Standard">он</text:p>
      <text:p text:style-name="Standard">тоже</text:p>
      <text:p text:style-name="Standard">как</text:p>
      <text:p text:style-name="Standard">и</text:p>
      <text:p text:style-name="Standard">я</text:p>
      <text:p text:style-name="Standard">студент</text:p>
      <text:p text:style-name="Standard">студент </text:p>
      <text:p text:style-name="Standard">фармацевтического </text:p>
      <text:p text:style-name="Standard">факультета </text:p>
      <text:p text:style-name="Standard">факультета </text:p>
      <text:p text:style-name="Standard">составления </text:p>
      <text:p text:style-name="Standard">лекарств</text:p>
      <text:p text:style-name="Standard">мы</text:p>
      <text:p text:style-name="Standard">встретились</text:p>
      <text:p text:style-name="Standard">и </text:p>
      <text:p text:style-name="Standard">поехали</text:p>
      <text:p text:style-name="Standard">в</text:p>
      <text:p text:style-name="Standard">кино</text:p>
      <text:p text:style-name="Standard">в</text:p>
      <text:p text:style-name="Standard">кино</text:p>
      <text:p text:style-name="Standard">два</text:p>
      <text:p text:style-name="Standard">раза</text:p>
      <text:p text:style-name="Standard">ели </text:p>
      <text:p text:style-name="Standard">мороженое</text:p>
      <text:p text:style-name="Standard">и</text:p>
      <text:p text:style-name="Standard">нам </text:p>
      <text:p text:style-name="Standard">было</text:p>
      <text:p text:style-name="Standard">очень</text:p>
      <text:p text:style-name="Standard">хорошо </text:p>
      <text:p text:style-name="Standard">gozaštan</text:p>
      <text:p text:style-name="Standard">— </text:p>
      <text:p text:style-name="Standard">переходить</text:p>
      <text:p text:style-name="Standard"><text:s/></text:p>
      <text:p text:style-name="Standard">этой</text:p>
      <text:p text:style-name="Standard">ночью</text:p>
      <text:p text:style-name="Standard">дома</text:p>
      <text:p text:style-name="Standard">у </text:p>
      <text:p text:style-name="Standard">нас</text:p>
      <text:p text:style-name="Standard">были</text:p>
      <text:p text:style-name="Standard">гости</text:p>
      <text:p text:style-name="Standard">мы </text:p>
      <text:p text:style-name="Standard">имели</text:p>
      <text:p text:style-name="Standard">гостей</text:p>
      <text:p text:style-name="Standard">— </text:p>
      <text:p text:style-name="Standard">друг</text:p>
      <text:p text:style-name="Standard">отца</text:p>
      <text:p text:style-name="Standard">со</text:p>
      <text:p text:style-name="Standard">своей </text:p>
      <text:p text:style-name="Standard">семьей</text:p>
      <text:p text:style-name="Standard"><text:soft-page-break/>он</text:p>
      <text:p text:style-name="Standard">ветеринар</text:p>
      <text:p text:style-name="Standard">dām </text:p>
      <text:p text:style-name="Standard">—</text:p>
      <text:p text:style-name="Standard">домашнее </text:p>
      <text:p text:style-name="Standard">животное</text:p>
      <text:p text:style-name="Standard">все</text:p>
      <text:p text:style-name="Standard">мы</text:p>
      <text:p text:style-name="Standard">сидели</text:p>
      <text:p text:style-name="Standard">в </text:p>
      <text:p text:style-name="Standard">гостиной</text:p>
      <text:p text:style-name="Standard">у</text:p>
      <text:p text:style-name="Standard">друга</text:p>
      <text:p text:style-name="Standard">моего</text:p>
      <text:p text:style-name="Standard">отца </text:p>
      <text:p text:style-name="Standard">есть</text:p>
      <text:p text:style-name="Standard">дочь</text:p>
      <text:p text:style-name="Standard">сапиде</text:p>
      <text:p text:style-name="Standard">и </text:p>
      <text:p text:style-name="Standard">сын</text:p>
      <text:p text:style-name="Standard">саман</text:p>
      <text:p text:style-name="Standard">panj</text:p>
      <text:p text:style-name="Standard">ruz</text:p>
      <text:p text:style-name="Standard">mānde</text:p>
      <text:p text:style-name="Standard">ast</text:p>
      <text:p text:style-name="Standard">emruz</text:p>
      <text:p text:style-name="Standard">man</text:p>
      <text:p text:style-name="Standard">be</text:p>
      <text:p text:style-name="Standard">dustam </text:p>
      <text:p text:style-name="Standard">farhād</text:p>
      <text:p text:style-name="Standard">telefon </text:p>
      <text:p text:style-name="Standard">kardam</text:p>
      <text:p text:style-name="Standard">u</text:p>
      <text:p text:style-name="Standard">niz</text:p>
      <text:p text:style-name="Standard">mānand</text:p>
      <text:p text:style-name="Standard">e</text:p>
      <text:p text:style-name="Standard">man </text:p>
      <text:p text:style-name="Standard">dānešju</text:p>
      <text:p text:style-name="Standard">ast</text:p>
      <text:p text:style-name="Standard">dānešju</text:p>
      <text:p text:style-name="Standard">ye</text:p>
      <text:p text:style-name="Standard">rešte</text:p>
      <text:p text:style-name="Standard">ye </text:p>
      <text:p text:style-name="Standard">dāru</text:p>
      <text:p text:style-name="Standard">sāzi</text:p>
      <text:p text:style-name="Standard">mā</text:p>
      <text:p text:style-name="Standard">bā</text:p>
      <text:p text:style-name="Standard">ham</text:p>
      <text:p text:style-name="Standard">didār </text:p>
      <text:p text:style-name="Standard">kardim</text:p>
      <text:p text:style-name="Standard">va</text:p>
      <text:p text:style-name="Standard">be</text:p>
      <text:p text:style-name="Standard">sinemā </text:p>
      <text:p text:style-name="Standard">raftim</text:p>
      <text:p text:style-name="Standard"><text:soft-page-break/>dar</text:p>
      <text:p text:style-name="Standard">sinemā</text:p>
      <text:p text:style-name="Standard">do</text:p>
      <text:p text:style-name="Standard">bār </text:p>
      <text:p text:style-name="Standard">bastani</text:p>
      <text:p text:style-name="Standard">xordim</text:p>
      <text:p text:style-name="Standard">va </text:p>
      <text:p text:style-name="Standard">xeyli</text:p>
      <text:p text:style-name="Standard">be</text:p>
      <text:p text:style-name="Standard">mā</text:p>
      <text:p text:style-name="Standard">xoš </text:p>
      <text:p text:style-name="Standard">gozašt</text:p>
      <text:p text:style-name="Standard">emšab</text:p>
      <text:p text:style-name="Standard">das</text:p>
      <text:p text:style-name="Standard">xāne </text:p>
      <text:p text:style-name="Standard">mehmān</text:p>
      <text:p text:style-name="Standard">dāštim</text:p>
      <text:p text:style-name="Standard">dust</text:p>
      <text:p text:style-name="Standard">e</text:p>
      <text:p text:style-name="Standard">pedaram</text:p>
      <text:p text:style-name="Standard">hamrāh</text:p>
      <text:p text:style-name="Standard">e </text:p>
      <text:p text:style-name="Standard">xānevāde</text:p>
      <text:p text:style-name="Standard">aš</text:p>
      <text:p text:style-name="Standard">u</text:p>
      <text:p text:style-name="Standard">dām</text:p>
      <text:p text:style-name="Standard">pezešk</text:p>
      <text:p text:style-name="Standard">ast</text:p>
      <text:p text:style-name="Standard">hame</text:p>
      <text:p text:style-name="Standard">ye</text:p>
      <text:p text:style-name="Standard">mā</text:p>
      <text:p text:style-name="Standard">dar</text:p>
      <text:p text:style-name="Standard">otāq</text:p>
      <text:p text:style-name="Standard">e</text:p>
      <text:p text:style-name="Standard">pazirāyi</text:p>
      <text:p text:style-name="Standard">nešastim</text:p>
      <text:p text:style-name="Standard">dust</text:p>
      <text:p text:style-name="Standard">e</text:p>
      <text:p text:style-name="Standard">pedaram</text:p>
      <text:p text:style-name="Standard">yek </text:p>
      <text:p text:style-name="Standard">doxtar</text:p>
      <text:p text:style-name="Standard">be</text:p>
      <text:p text:style-name="Standard">nām</text:p>
      <text:p text:style-name="Standard">e </text:p>
      <text:p text:style-name="Standard">sapide</text:p>
      <text:p text:style-name="Standard">va</text:p>
      <text:p text:style-name="Standard">yek</text:p>
      <text:p text:style-name="Standard">pesar</text:p>
      <text:p text:style-name="Standard">be </text:p>
      <text:p text:style-name="Standard">nām</text:p>
      <text:p text:style-name="Standard">e</text:p>
      <text:p text:style-name="Standard">sāmān</text:p>
      <text:p text:style-name="Standard">dārad</text:p>
      <text:p text:style-name="Standard">они</text:p>
      <text:p text:style-name="Standard"><text:soft-page-break/>наши</text:p>
      <text:p text:style-name="Standard">ровесники</text:p>
      <text:p text:style-name="Standard">ānān</text:p>
      <text:p text:style-name="Standard">hamsāl</text:p>
      <text:p text:style-name="Standard">e</text:p>
      <text:p text:style-name="Standard">mā </text:p>
      <text:p text:style-name="Standard">hastand</text:p>
      <text:p text:style-name="Standard">сапиде</text:p>
      <text:p text:style-name="Standard">умная</text:p>
      <text:p text:style-name="Standard">и </text:p>
      <text:p text:style-name="Standard">sapide</text:p>
      <text:p text:style-name="Standard">doxtar</text:p>
      <text:p text:style-name="Standard">e</text:p>
      <text:p text:style-name="Standard">dānā </text:p>
      <text:p text:style-name="Standard">‫روز</text:p>
      <text:p text:style-name="Standard">مانده</text:p>
      <text:p text:style-name="Standard">است‬ </text:p>
      <text:p text:style-name="Standard">‫امروز</text:p>
      <text:p text:style-name="Standard">من</text:p>
      <text:p text:style-name="Standard">به</text:p>
      <text:p text:style-name="Standard">دوستم‬ </text:p>
      <text:p text:style-name="Standard">‫فرهاد</text:p>
      <text:p text:style-name="Standard">تلفن</text:p>
      <text:p text:style-name="Standard">کردم‬ </text:p>
      <text:p text:style-name="Standard">‫او</text:p>
      <text:p text:style-name="Standard">نيز</text:p>
      <text:p text:style-name="Standard">مانند</text:p>
      <text:p text:style-name="Standard">من</text:p>
      <text:p text:style-name="Standard">دانشجو‬ </text:p>
      <text:p text:style-name="Standard">‫است‬ </text:p>
      <text:p text:style-name="Standard">‫دانشجوی</text:p>
      <text:p text:style-name="Standard">رشته‬ </text:p>
      <text:p text:style-name="Standard">‫داروسازی‬ </text:p>
      <text:p text:style-name="Standard">‫ما</text:p>
      <text:p text:style-name="Standard">با</text:p>
      <text:p text:style-name="Standard">هم</text:p>
      <text:p text:style-name="Standard">دیدار</text:p>
      <text:p text:style-name="Standard">کردیم</text:p>
      <text:p text:style-name="Standard">و</text:p>
      <text:p text:style-name="Standard">به‬ </text:p>
      <text:p text:style-name="Standard">‫سينما</text:p>
      <text:p text:style-name="Standard">رفتيم‬ </text:p>
      <text:p text:style-name="Standard">‫در</text:p>
      <text:p text:style-name="Standard">سينما</text:p>
      <text:p text:style-name="Standard">دو</text:p>
      <text:p text:style-name="Standard">بار</text:p>
      <text:p text:style-name="Standard">بستنی‬ </text:p>
      <text:p text:style-name="Standard">‫خوردیم</text:p>
      <text:p text:style-name="Standard">و</text:p>
      <text:p text:style-name="Standard">خيلی</text:p>
      <text:p text:style-name="Standard">به</text:p>
      <text:p text:style-name="Standard">ما‬ </text:p>
      <text:p text:style-name="Standard">‫خوش</text:p>
      <text:p text:style-name="Standard">گذشت‬ </text:p>
      <text:p text:style-name="Standard"><text:soft-page-break/>‫امشب</text:p>
      <text:p text:style-name="Standard">در</text:p>
      <text:p text:style-name="Standard">خانه</text:p>
      <text:p text:style-name="Standard">مهمان‬ </text:p>
      <text:p text:style-name="Standard">‫داشتيم</text:p>
      <text:p text:style-name="Standard">دوست</text:p>
      <text:p text:style-name="Standard">پدرم‬ </text:p>
      <text:p text:style-name="Standard">‫همراه</text:p>
      <text:p text:style-name="Standard">خانوادهاش‬ </text:p>
      <text:p text:style-name="Standard">‫او</text:p>
      <text:p text:style-name="Standard">دامپزشک</text:p>
      <text:p text:style-name="Standard">است‬ </text:p>
      <text:p text:style-name="Standard">‫همه</text:p>
      <text:p text:style-name="Standard">ما</text:p>
      <text:p text:style-name="Standard">در</text:p>
      <text:p text:style-name="Standard">اتاق</text:p>
      <text:p text:style-name="Standard">پذیرایی‬ </text:p>
      <text:p text:style-name="Standard">‫نشستيم‬ </text:p>
      <text:p text:style-name="Standard">‫دوست</text:p>
      <text:p text:style-name="Standard">پدرم</text:p>
      <text:p text:style-name="Standard">یک</text:p>
      <text:p text:style-name="Standard">دختر</text:p>
      <text:p text:style-name="Standard">به‬ </text:p>
      <text:p text:style-name="Standard">‫نام</text:p>
      <text:p text:style-name="Standard">سپيده</text:p>
      <text:p text:style-name="Standard">و</text:p>
      <text:p text:style-name="Standard">یک</text:p>
      <text:p text:style-name="Standard">پسر</text:p>
      <text:p text:style-name="Standard">به‬ </text:p>
      <text:p text:style-name="Standard">‫نام</text:p>
      <text:p text:style-name="Standard">سامان</text:p>
      <text:p text:style-name="Standard">دارد‬ </text:p>
      <text:p text:style-name="Standard">‫آنان</text:p>
      <text:p text:style-name="Standard">همسال</text:p>
      <text:p text:style-name="Standard">ما</text:p>
      <text:p text:style-name="Standard">هستند‬ </text:p>
      <text:p text:style-name="Standard">‫سپيده</text:p>
      <text:p text:style-name="Standard">دختر</text:p>
      <text:p text:style-name="Standard">دانا</text:p>
      <text:p text:style-name="Standard">و</text:p>
      <text:p text:style-name="Standard">زیبایی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6 </text:p>
      <text:p text:style-name="Standard">красивая</text:p>
      <text:p text:style-name="Standard">девушка</text:p>
      <text:p text:style-name="Standard">и </text:p>
      <text:p text:style-name="Standard">она</text:p>
      <text:p text:style-name="Standard">мне</text:p>
      <text:p text:style-name="Standard"><text:soft-page-break/>нравится</text:p>
      <text:p text:style-name="Standard"><text:s/></text:p>
      <text:p text:style-name="Standard">мы</text:p>
      <text:p text:style-name="Standard">хорошо</text:p>
      <text:p text:style-name="Standard">угостили </text:p>
      <text:p text:style-name="Standard">гостей</text:p>
      <text:p text:style-name="Standard">сделали </text:p>
      <text:p text:style-name="Standard">прием</text:p>
      <text:p text:style-name="Standard">—</text:p>
      <text:p text:style-name="Standard">был</text:p>
      <text:p text:style-name="Standard">чай</text:p>
      <text:p text:style-name="Standard">сладости</text:p>
      <text:p text:style-name="Standard">сок</text:p>
      <text:p text:style-name="Standard">фрукты</text:p>
      <text:p text:style-name="Standard">14</text:p>
      <text:p text:style-name="Standard">моя</text:p>
      <text:p text:style-name="Standard">спальня</text:p>
      <text:p text:style-name="Standard">— </text:p>
      <text:p text:style-name="Standard">это</text:p>
      <text:p text:style-name="Standard">и</text:p>
      <text:p text:style-name="Standard">мой</text:p>
      <text:p text:style-name="Standard">кабинет</text:p>
      <text:p text:style-name="Standard">va</text:p>
      <text:p text:style-name="Standard">zibāyi</text:p>
      <text:p text:style-name="Standard">ast</text:p>
      <text:p text:style-name="Standard">va</text:p>
      <text:p text:style-name="Standard">man</text:p>
      <text:p text:style-name="Standard">u</text:p>
      <text:p text:style-name="Standard">‫است</text:p>
      <text:p text:style-name="Standard">ومن</text:p>
      <text:p text:style-name="Standard">او</text:p>
      <text:p text:style-name="Standard">را</text:p>
      <text:p text:style-name="Standard">دوست‬ </text:p>
      <text:p text:style-name="Standard">rā</text:p>
      <text:p text:style-name="Standard">dust</text:p>
      <text:p text:style-name="Standard">dāram</text:p>
      <text:p text:style-name="Standard">‫دارم‬ </text:p>
      <text:p text:style-name="Standard">mā</text:p>
      <text:p text:style-name="Standard">az</text:p>
      <text:p text:style-name="Standard">mehmānān</text:p>
      <text:p text:style-name="Standard">be</text:p>
      <text:p text:style-name="Standard">‫ما</text:p>
      <text:p text:style-name="Standard">از</text:p>
      <text:p text:style-name="Standard">مهمانان</text:p>
      <text:p text:style-name="Standard">به</text:p>
      <text:p text:style-name="Standard">خوبی‬ </text:p>
      <text:p text:style-name="Standard">xubi</text:p>
      <text:p text:style-name="Standard">pazirāyi</text:p>
      <text:p text:style-name="Standard">kardim</text:p>
      <text:p text:style-name="Standard">،‫پذیرایی</text:p>
      <text:p text:style-name="Standard">کردیم</text:p>
      <text:p text:style-name="Standard">چای‬ </text:p>
      <text:p text:style-name="Standard">čāy</text:p>
      <text:p text:style-name="Standard">širini</text:p>
      <text:p text:style-name="Standard"><text:soft-page-break/>āb</text:p>
      <text:p text:style-name="Standard">mive</text:p>
      <text:p text:style-name="Standard">،‫شيرینی،</text:p>
      <text:p text:style-name="Standard">آبميوه‬ </text:p>
      <text:p text:style-name="Standard">mive</text:p>
      <text:p text:style-name="Standard">‫ميوه‬ </text:p>
      <text:p text:style-name="Standard">otāq</text:p>
      <text:p text:style-name="Standard">e</text:p>
      <text:p text:style-name="Standard">xāb</text:p>
      <text:p text:style-name="Standard">e</text:p>
      <text:p text:style-name="Standard">man</text:p>
      <text:p text:style-name="Standard">‫اتاق</text:p>
      <text:p text:style-name="Standard">خواب</text:p>
      <text:p text:style-name="Standard">من،</text:p>
      <text:p text:style-name="Standard">اتاق</text:p>
      <text:p text:style-name="Standard">کار‬ </text:p>
      <text:p text:style-name="Standard">otāq</text:p>
      <text:p text:style-name="Standard">e</text:p>
      <text:p text:style-name="Standard">kār</text:p>
      <text:p text:style-name="Standard">e</text:p>
      <text:p text:style-name="Standard">man</text:p>
      <text:p text:style-name="Standard">niz</text:p>
      <text:p text:style-name="Standard">‫من</text:p>
      <text:p text:style-name="Standard">نيز</text:p>
      <text:p text:style-name="Standard">هست‬ </text:p>
      <text:p text:style-name="Standard">hast</text:p>
      <text:p text:style-name="Standard">мой</text:p>
      <text:p text:style-name="Standard">стол</text:p>
      <text:p text:style-name="Standard">стоит</text:p>
      <text:p text:style-name="Standard">miz</text:p>
      <text:p text:style-name="Standard">e</text:p>
      <text:p text:style-name="Standard">man</text:p>
      <text:p text:style-name="Standard">kenār</text:p>
      <text:p text:style-name="Standard">e</text:p>
      <text:p text:style-name="Standard">рядом</text:p>
      <text:p text:style-name="Standard">с</text:p>
      <text:p text:style-name="Standard">окном</text:p>
      <text:p text:style-name="Standard">panjere</text:p>
      <text:p text:style-name="Standard">ast</text:p>
      <text:p text:style-name="Standard">на</text:p>
      <text:p text:style-name="Standard">столе</text:p>
      <text:p text:style-name="Standard">настольная</text:p>
      <text:p text:style-name="Standard">ru</text:p>
      <text:p text:style-name="Standard">ye</text:p>
      <text:p text:style-name="Standard">miz</text:p>
      <text:p text:style-name="Standard">čerāğ</text:p>
      <text:p text:style-name="Standard">e</text:p>
      <text:p text:style-name="Standard">ru</text:p>
      <text:p text:style-name="Standard"><text:s/></text:p>
      <text:p text:style-name="Standard">лампа</text:p>
      <text:p text:style-name="Standard">несколько</text:p>
      <text:p text:style-name="Standard">mizi</text:p>
      <text:p text:style-name="Standard">čandin</text:p>
      <text:p text:style-name="Standard">xodkār</text:p>
      <text:p text:style-name="Standard"><text:soft-page-break/>ручек</text:p>
      <text:p text:style-name="Standard">карандаш</text:p>
      <text:p text:style-name="Standard">medād</text:p>
      <text:p text:style-name="Standard">tarāš</text:p>
      <text:p text:style-name="Standard">pāk</text:p>
      <text:p text:style-name="Standard">kon</text:p>
      <text:p text:style-name="Standard">точилка</text:p>
      <text:p text:style-name="Standard">ластик</text:p>
      <text:p text:style-name="Standard">va</text:p>
      <text:p text:style-name="Standard">barge</text:p>
      <text:p text:style-name="Standard">hā</text:p>
      <text:p text:style-name="Standard">ye</text:p>
      <text:p text:style-name="Standard">sefid</text:p>
      <text:p text:style-name="Standard">чистым</text:p>
      <text:p text:style-name="Standard">делающий</text:p>
      <text:p text:style-name="Standard">и</text:p>
      <text:p text:style-name="Standard">белые</text:p>
      <text:p text:style-name="Standard">листы</text:p>
      <text:p text:style-name="Standard">бумаги</text:p>
      <text:p text:style-name="Standard">рядом</text:p>
      <text:p text:style-name="Standard">со</text:p>
      <text:p text:style-name="Standard">столом</text:p>
      <text:p text:style-name="Standard">kenār</text:p>
      <text:p text:style-name="Standard">e</text:p>
      <text:p text:style-name="Standard">miz</text:p>
      <text:p text:style-name="Standard">yek</text:p>
      <text:p text:style-name="Standard">tāqče</text:p>
      <text:p text:style-name="Standard">одна</text:p>
      <text:p text:style-name="Standard">полка</text:p>
      <text:p text:style-name="Standard">на</text:p>
      <text:p text:style-name="Standard">por</text:p>
      <text:p text:style-name="Standard">az</text:p>
      <text:p text:style-name="Standard">ketāb</text:p>
      <text:p text:style-name="Standard">ast</text:p>
      <text:p text:style-name="Standard">которой</text:p>
      <text:p text:style-name="Standard">полно</text:p>
      <text:p text:style-name="Standard">книг</text:p>
      <text:p text:style-name="Standard">несколько</text:p>
      <text:p text:style-name="Standard">čandin</text:p>
      <text:p text:style-name="Standard">ketāb</text:p>
      <text:p text:style-name="Standard">e</text:p>
      <text:p text:style-name="Standard">pezeški</text:p>
      <text:p text:style-name="Standard">медицинских</text:p>
      <text:p text:style-name="Standard">книг</text:p>
      <text:p text:style-name="Standard">и</text:p>
      <text:p text:style-name="Standard">va</text:p>
      <text:p text:style-name="Standard">čandin</text:p>
      <text:p text:style-name="Standard">farhang</text:p>
      <text:p text:style-name="Standard">несколько</text:p>
      <text:p text:style-name="Standard">словарей</text:p>
      <text:p text:style-name="Standard">у</text:p>
      <text:p text:style-name="Standard">моего</text:p>
      <text:p text:style-name="Standard">стола</text:p>
      <text:p text:style-name="Standard">четыре</text:p>
      <text:p text:style-name="Standard"><text:soft-page-break/>miz</text:p>
      <text:p text:style-name="Standard">e</text:p>
      <text:p text:style-name="Standard">man</text:p>
      <text:p text:style-name="Standard">čahār</text:p>
      <text:p text:style-name="Standard">tā</text:p>
      <text:p text:style-name="Standard">ящика</text:p>
      <text:p text:style-name="Standard">tā</text:p>
      <text:p text:style-name="Standard">—</text:p>
      <text:p text:style-name="Standard">штука</text:p>
      <text:p text:style-name="Standard">kešu</text:p>
      <text:p text:style-name="Standard">dārad</text:p>
      <text:p text:style-name="Standard">/счетное</text:p>
      <text:p text:style-name="Standard">слово/</text:p>
      <text:p text:style-name="Standard">в</text:p>
      <text:p text:style-name="Standard">них</text:p>
      <text:p text:style-name="Standard">внутри</text:p>
      <text:p text:style-name="Standard">них</text:p>
      <text:p text:style-name="Standard">dar</text:p>
      <text:p text:style-name="Standard">darun</text:p>
      <text:p text:style-name="Standard">e</text:p>
      <text:p text:style-name="Standard">ānhā</text:p>
      <text:p text:style-name="Standard">есть</text:p>
      <text:p text:style-name="Standard">все</text:p>
      <text:p text:style-name="Standard">всякая</text:p>
      <text:p text:style-name="Standard">hame</text:p>
      <text:p text:style-name="Standard">čiz</text:p>
      <text:p text:style-name="Standard">hast</text:p>
      <text:p text:style-name="Standard">māšin</text:p>
      <text:p text:style-name="Standard">e</text:p>
      <text:p text:style-name="Standard">вещь</text:p>
      <text:p text:style-name="Standard">—</text:p>
      <text:p text:style-name="Standard">riš</text:p>
      <text:p text:style-name="Standard">tarāši</text:p>
      <text:p text:style-name="Standard">navārhā</text:p>
      <text:p text:style-name="Standard">ye</text:p>
      <text:p text:style-name="Standard">электробритва</text:p>
      <text:p text:style-name="Standard">āhang</text:p>
      <text:p text:style-name="Standard">va</text:p>
      <text:p text:style-name="Standard">āvāz</text:p>
      <text:p text:style-name="Standard">va</text:p>
      <text:p text:style-name="Standard">кассеты</text:p>
      <text:p text:style-name="Standard">музыка</text:p>
      <text:p text:style-name="Standard">и</text:p>
      <text:p text:style-name="Standard">песни</text:p>
      <text:p text:style-name="Standard">и</text:p>
      <text:p text:style-name="Standard">т</text:p>
      <text:p text:style-name="Standard">д</text:p>
      <text:p text:style-name="Standard">riš</text:p>
      <text:p text:style-name="Standard">—</text:p>
      <text:p text:style-name="Standard">борода</text:p>
      <text:p text:style-name="Standard">я</text:p>
      <text:p text:style-name="Standard">всегда</text:p>
      <text:p text:style-name="Standard">убираю</text:p>
      <text:p text:style-name="Standard">man</text:p>
      <text:p text:style-name="Standard"><text:soft-page-break/>hamiše</text:p>
      <text:p text:style-name="Standard">otāq</text:p>
      <text:p text:style-name="Standard">e</text:p>
      <text:p text:style-name="Standard">свою</text:p>
      <text:p text:style-name="Standard">комнату</text:p>
      <text:p text:style-name="Standard">xod</text:p>
      <text:p text:style-name="Standard">am</text:p>
      <text:p text:style-name="Standard">rā</text:p>
      <text:p text:style-name="Standard">tamiz</text:p>
      <text:p text:style-name="Standard">делаю</text:p>
      <text:p text:style-name="Standard">чистой</text:p>
      <text:p text:style-name="Standard">mikonam</text:p>
      <text:p text:style-name="Standard">‫ميز</text:p>
      <text:p text:style-name="Standard">من</text:p>
      <text:p text:style-name="Standard">کنار</text:p>
      <text:p text:style-name="Standard">پنجره</text:p>
      <text:p text:style-name="Standard">است‬ </text:p>
      <text:p text:style-name="Standard">‫روی</text:p>
      <text:p text:style-name="Standard">ميز</text:p>
      <text:p text:style-name="Standard">چراغ‬ </text:p>
      <text:p text:style-name="Standard">،‫روميزی،</text:p>
      <text:p text:style-name="Standard">چندین</text:p>
      <text:p text:style-name="Standard">خودکار‬ </text:p>
      <text:p text:style-name="Standard">‫مداد،</text:p>
      <text:p text:style-name="Standard">تراش،</text:p>
      <text:p text:style-name="Standard">پاک</text:p>
      <text:p text:style-name="Standard">کن</text:p>
      <text:p text:style-name="Standard">و‬ </text:p>
      <text:p text:style-name="Standard">‫برگههای</text:p>
      <text:p text:style-name="Standard">سفيد‬ </text:p>
      <text:p text:style-name="Standard">‫کنار</text:p>
      <text:p text:style-name="Standard">ميز</text:p>
      <text:p text:style-name="Standard">یک</text:p>
      <text:p text:style-name="Standard">تاقچه</text:p>
      <text:p text:style-name="Standard">پر</text:p>
      <text:p text:style-name="Standard">از‬ </text:p>
      <text:p text:style-name="Standard">‫کتاب</text:p>
      <text:p text:style-name="Standard">است‬ </text:p>
      <text:p text:style-name="Standard">‫چندین</text:p>
      <text:p text:style-name="Standard">کتاب</text:p>
      <text:p text:style-name="Standard">پزشکی</text:p>
      <text:p text:style-name="Standard">و‬ </text:p>
      <text:p text:style-name="Standard">‫چندین</text:p>
      <text:p text:style-name="Standard">فرهنگ‬ </text:p>
      <text:p text:style-name="Standard">‫ميز</text:p>
      <text:p text:style-name="Standard">من</text:p>
      <text:p text:style-name="Standard">چهار</text:p>
      <text:p text:style-name="Standard">تا</text:p>
      <text:p text:style-name="Standard">کشو‬ </text:p>
      <text:p text:style-name="Standard">‫دارد‬ </text:p>
      <text:p text:style-name="Standard">‫در</text:p>
      <text:p text:style-name="Standard">درون</text:p>
      <text:p text:style-name="Standard">آنها</text:p>
      <text:p text:style-name="Standard">همه</text:p>
      <text:p text:style-name="Standard"><text:soft-page-break/>چيز‬ </text:p>
      <text:p text:style-name="Standard">‫هست</text:p>
      <text:p text:style-name="Standard">ماشين‬ </text:p>
      <text:p text:style-name="Standard">‫ريشتراشی،</text:p>
      <text:p text:style-name="Standard">نوارهای‬ </text:p>
      <text:p text:style-name="Standard">‫آهنگ</text:p>
      <text:p text:style-name="Standard">و</text:p>
      <text:p text:style-name="Standard">آواز</text:p>
      <text:p text:style-name="Standard">و‬ </text:p>
      <text:p text:style-name="Standard">‫من</text:p>
      <text:p text:style-name="Standard">هميشه</text:p>
      <text:p text:style-name="Standard">اتاق</text:p>
      <text:p text:style-name="Standard">خودم</text:p>
      <text:p text:style-name="Standard">را‬ </text:p>
      <text:p text:style-name="Standard">‫تميز</text:p>
      <text:p text:style-name="Standard">مىکنم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7 </text:p>
      <text:p text:style-name="Standard">рядом</text:p>
      <text:p text:style-name="Standard">с</text:p>
      <text:p text:style-name="Standard">моей </text:p>
      <text:p text:style-name="Standard">кроватью</text:p>
      <text:p text:style-name="Standard">есть</text:p>
      <text:p text:style-name="Standard">шкаф</text:p>
      <text:p text:style-name="Standard">где</text:p>
      <text:p text:style-name="Standard">находятся </text:p>
      <text:p text:style-name="Standard">имеют</text:p>
      <text:p text:style-name="Standard">место</text:p>
      <text:p text:style-name="Standard">мои </text:p>
      <text:p text:style-name="Standard">брюки</text:p>
      <text:p text:style-name="Standard">рубашки</text:p>
      <text:p text:style-name="Standard">носки</text:p>
      <text:p text:style-name="Standard">шапка</text:p>
      <text:p text:style-name="Standard">белье </text:p>
      <text:p text:style-name="Standard">zir</text:p>
      <text:p text:style-name="Standard">—</text:p>
      <text:p text:style-name="Standard">нижний; </text:p>
      <text:p text:style-name="Standard">pušidan</text:p>
      <text:p text:style-name="Standard">—</text:p>
      <text:p text:style-name="Standard">надевать; </text:p>
      <text:p text:style-name="Standard">jāme</text:p>
      <text:p text:style-name="Standard">dān</text:p>
      <text:p text:style-name="Standard">—</text:p>
      <text:p text:style-name="Standard">платяной </text:p>
      <text:p text:style-name="Standard">шкаф</text:p>
      <text:p text:style-name="Standard">одежду </text:p>
      <text:p text:style-name="Standard">содержащий</text:p>
      <text:p text:style-name="Standard">рядом</text:p>
      <text:p text:style-name="Standard"><text:soft-page-break/>с</text:p>
      <text:p text:style-name="Standard">дверью </text:p>
      <text:p text:style-name="Standard">висит</text:p>
      <text:p text:style-name="Standard">большое </text:p>
      <text:p text:style-name="Standard">зеркало</text:p>
      <text:p text:style-name="Standard">висящее </text:p>
      <text:p text:style-name="Standard">есть</text:p>
      <text:p text:style-name="Standard">висящим </text:p>
      <text:p text:style-name="Standard">является</text:p>
      <text:p text:style-name="Standard">моя</text:p>
      <text:p text:style-name="Standard">одежда</text:p>
      <text:p text:style-name="Standard">всегда </text:p>
      <text:p text:style-name="Standard">чистая</text:p>
      <text:p text:style-name="Standard">и</text:p>
      <text:p text:style-name="Standard">глаженая </text:p>
      <text:p text:style-name="Standard">otu</text:p>
      <text:p text:style-name="Standard">—</text:p>
      <text:p text:style-name="Standard">утюг</text:p>
      <text:p text:style-name="Standard">я</text:p>
      <text:p text:style-name="Standard">не</text:p>
      <text:p text:style-name="Standard">курю</text:p>
      <text:p text:style-name="Standard">сигарету </text:p>
      <text:p text:style-name="Standard">не</text:p>
      <text:p text:style-name="Standard">тяну</text:p>
      <text:p text:style-name="Standard">потому</text:p>
      <text:p text:style-name="Standard">что </text:p>
      <text:p text:style-name="Standard">знаю</text:p>
      <text:p text:style-name="Standard">что</text:p>
      <text:p text:style-name="Standard">курить</text:p>
      <text:p text:style-name="Standard">для </text:p>
      <text:p text:style-name="Standard">человека</text:p>
      <text:p text:style-name="Standard">вредно </text:p>
      <text:p text:style-name="Standard">вред</text:p>
      <text:p text:style-name="Standard">приносяще</text:p>
      <text:p text:style-name="Standard">15</text:p>
      <text:p text:style-name="Standard">иранский</text:p>
      <text:p text:style-name="Standard">народ </text:p>
      <text:p text:style-name="Standard">любит</text:p>
      <text:p text:style-name="Standard">чай</text:p>
      <text:p text:style-name="Standard">у</text:p>
      <text:p text:style-name="Standard">нас</text:p>
      <text:p text:style-name="Standard">дома</text:p>
      <text:p text:style-name="Standard">есть </text:p>
      <text:p text:style-name="Standard">четыре</text:p>
      <text:p text:style-name="Standard">самовара</text:p>
      <text:p text:style-name="Standard">электрический</text:p>
      <text:p text:style-name="Standard">нефтяной</text:p>
      <text:p text:style-name="Standard">газовый</text:p>
      <text:p text:style-name="Standard">и </text:p>
      <text:p text:style-name="Standard">угольный</text:p>
      <text:p text:style-name="Standard">я</text:p>
      <text:p text:style-name="Standard">в</text:p>
      <text:p text:style-name="Standard">день</text:p>
      <text:p text:style-name="Standard">пью</text:p>
      <text:p text:style-name="Standard"><text:soft-page-break/>чай</text:p>
      <text:p text:style-name="Standard">от </text:p>
      <text:p text:style-name="Standard">пяти</text:p>
      <text:p text:style-name="Standard">до</text:p>
      <text:p text:style-name="Standard">десяти</text:p>
      <text:p text:style-name="Standard">раз</text:p>
      <text:p text:style-name="Standard">наши</text:p>
      <text:p text:style-name="Standard">стаканы</text:p>
      <text:p text:style-name="Standard">очень </text:p>
      <text:p text:style-name="Standard">маленькие</text:p>
      <text:p text:style-name="Standard">и</text:p>
      <text:p text:style-name="Standard">легкие</text:p>
      <text:p text:style-name="Standard">я</text:p>
      <text:p text:style-name="Standard">всегда</text:p>
      <text:p text:style-name="Standard">пью </text:p>
      <text:p text:style-name="Standard">некрепкий</text:p>
      <text:p text:style-name="Standard">чай </text:p>
      <text:p text:style-name="Standard">kenār</text:p>
      <text:p text:style-name="Standard">e</text:p>
      <text:p text:style-name="Standard">taxt</text:p>
      <text:p text:style-name="Standard">e</text:p>
      <text:p text:style-name="Standard">xāb</text:p>
      <text:p text:style-name="Standard">e </text:p>
      <text:p text:style-name="Standard">man</text:p>
      <text:p text:style-name="Standard">yek</text:p>
      <text:p text:style-name="Standard">jāme</text:p>
      <text:p text:style-name="Standard">dān </text:p>
      <text:p text:style-name="Standard">hast</text:p>
      <text:p text:style-name="Standard">ke</text:p>
      <text:p text:style-name="Standard">dar</text:p>
      <text:p text:style-name="Standard">ān</text:p>
      <text:p text:style-name="Standard">šalvār</text:p>
      <text:p text:style-name="Standard">pirāhan</text:p>
      <text:p text:style-name="Standard">jurāb</text:p>
      <text:p text:style-name="Standard">kolāh </text:p>
      <text:p text:style-name="Standard">va</text:p>
      <text:p text:style-name="Standard">zir</text:p>
      <text:p text:style-name="Standard">puš</text:p>
      <text:p text:style-name="Standard">e</text:p>
      <text:p text:style-name="Standard">man</text:p>
      <text:p text:style-name="Standard">jāy </text:p>
      <text:p text:style-name="Standard">dārand</text:p>
      <text:p text:style-name="Standard">kenār</text:p>
      <text:p text:style-name="Standard">e</text:p>
      <text:p text:style-name="Standard">dar</text:p>
      <text:p text:style-name="Standard">e</text:p>
      <text:p text:style-name="Standard">otāq</text:p>
      <text:p text:style-name="Standard">yek</text:p>
      <text:p text:style-name="Standard">āyne</text:p>
      <text:p text:style-name="Standard">ye</text:p>
      <text:p text:style-name="Standard">bozorg </text:p>
      <text:p text:style-name="Standard">āvizān</text:p>
      <text:p text:style-name="Standard">ast</text:p>
      <text:p text:style-name="Standard">‫کنار</text:p>
      <text:p text:style-name="Standard"><text:soft-page-break/>تخت</text:p>
      <text:p text:style-name="Standard">خواب</text:p>
      <text:p text:style-name="Standard">من،</text:p>
      <text:p text:style-name="Standard">یک‬ </text:p>
      <text:p text:style-name="Standard">‫جامهدان</text:p>
      <text:p text:style-name="Standard">هست</text:p>
      <text:p text:style-name="Standard">که</text:p>
      <text:p text:style-name="Standard">در</text:p>
      <text:p text:style-name="Standard">آن‬ </text:p>
      <text:p text:style-name="Standard">،‫شلوار،</text:p>
      <text:p text:style-name="Standard">پيراهن،</text:p>
      <text:p text:style-name="Standard">جوراب‬ </text:p>
      <text:p text:style-name="Standard">‫کلاه</text:p>
      <text:p text:style-name="Standard">و</text:p>
      <text:p text:style-name="Standard">زیرپوش</text:p>
      <text:p text:style-name="Standard">من</text:p>
      <text:p text:style-name="Standard">جای‬ </text:p>
      <text:p text:style-name="Standard">‫دارند‬ </text:p>
      <text:p text:style-name="Standard">‫کنار</text:p>
      <text:p text:style-name="Standard">در</text:p>
      <text:p text:style-name="Standard">اتاق،</text:p>
      <text:p text:style-name="Standard">یک</text:p>
      <text:p text:style-name="Standard">آینه‬ </text:p>
      <text:p text:style-name="Standard">‫بزرگ</text:p>
      <text:p text:style-name="Standard">آویزان</text:p>
      <text:p text:style-name="Standard">است‬ </text:p>
      <text:p text:style-name="Standard">jāme</text:p>
      <text:p text:style-name="Standard">hā</text:p>
      <text:p text:style-name="Standard">ye</text:p>
      <text:p text:style-name="Standard">man </text:p>
      <text:p text:style-name="Standard">‫جامههای</text:p>
      <text:p text:style-name="Standard">من</text:p>
      <text:p text:style-name="Standard">هميشه</text:p>
      <text:p text:style-name="Standard">تميز‬ </text:p>
      <text:p text:style-name="Standard">hamiše</text:p>
      <text:p text:style-name="Standard">tamiz</text:p>
      <text:p text:style-name="Standard">va</text:p>
      <text:p text:style-name="Standard">utu</text:p>
      <text:p text:style-name="Standard">‫و</text:p>
      <text:p text:style-name="Standard">اطو</text:p>
      <text:p text:style-name="Standard">زده</text:p>
      <text:p text:style-name="Standard">اند‬ </text:p>
      <text:p text:style-name="Standard">zade</text:p>
      <text:p text:style-name="Standard">and</text:p>
      <text:p text:style-name="Standard">man</text:p>
      <text:p text:style-name="Standard">sigār</text:p>
      <text:p text:style-name="Standard">namikešam</text:p>
      <text:p text:style-name="Standard">‫من</text:p>
      <text:p text:style-name="Standard">سيگار</text:p>
      <text:p text:style-name="Standard">نمیکشم،</text:p>
      <text:p text:style-name="Standard">زیرا‬ </text:p>
      <text:p text:style-name="Standard">zirā</text:p>
      <text:p text:style-name="Standard">midānam</text:p>
      <text:p text:style-name="Standard">ke</text:p>
      <text:p text:style-name="Standard"><text:soft-page-break/>sigār</text:p>
      <text:p text:style-name="Standard">‫مىدانم</text:p>
      <text:p text:style-name="Standard">که</text:p>
      <text:p text:style-name="Standard">سيگار</text:p>
      <text:p text:style-name="Standard">کشيدن‬ </text:p>
      <text:p text:style-name="Standard">kešidan</text:p>
      <text:p text:style-name="Standard">barāye</text:p>
      <text:p text:style-name="Standard">ādam </text:p>
      <text:p text:style-name="Standard">‫برای</text:p>
      <text:p text:style-name="Standard">آدم</text:p>
      <text:p text:style-name="Standard">زیانآور</text:p>
      <text:p text:style-name="Standard">است‬ </text:p>
      <text:p text:style-name="Standard">ziān</text:p>
      <text:p text:style-name="Standard">āvar</text:p>
      <text:p text:style-name="Standard">ast</text:p>
      <text:p text:style-name="Standard">mardom</text:p>
      <text:p text:style-name="Standard">e</text:p>
      <text:p text:style-name="Standard">irān</text:p>
      <text:p text:style-name="Standard">čāy</text:p>
      <text:p text:style-name="Standard">rā</text:p>
      <text:p text:style-name="Standard">‫</text:p>
      <text:p text:style-name="Standard">پانزده</text:p>
      <text:p text:style-name="Standard">مردم</text:p>
      <text:p text:style-name="Standard">ایران،</text:p>
      <text:p text:style-name="Standard">چای‬ </text:p>
      <text:p text:style-name="Standard">dust</text:p>
      <text:p text:style-name="Standard">dārand</text:p>
      <text:p text:style-name="Standard">‫را</text:p>
      <text:p text:style-name="Standard">دوست</text:p>
      <text:p text:style-name="Standard">دارند‬ </text:p>
      <text:p text:style-name="Standard">mā</text:p>
      <text:p text:style-name="Standard">dar</text:p>
      <text:p text:style-name="Standard">xāne</text:p>
      <text:p text:style-name="Standard">čahār</text:p>
      <text:p text:style-name="Standard">tā </text:p>
      <text:p text:style-name="Standard">‫ما</text:p>
      <text:p text:style-name="Standard">در</text:p>
      <text:p text:style-name="Standard">خانه</text:p>
      <text:p text:style-name="Standard">چهار</text:p>
      <text:p text:style-name="Standard">تا‬ </text:p>
      <text:p text:style-name="Standard">samāvar</text:p>
      <text:p text:style-name="Standard">dārim</text:p>
      <text:p text:style-name="Standard">barqi</text:p>
      <text:p text:style-name="Standard"><text:s/></text:p>
      <text:p text:style-name="Standard">،‫سماور</text:p>
      <text:p text:style-name="Standard">داریم</text:p>
      <text:p text:style-name="Standard">برقی‬ </text:p>
      <text:p text:style-name="Standard">nafti</text:p>
      <text:p text:style-name="Standard">gāzi</text:p>
      <text:p text:style-name="Standard">va</text:p>
      <text:p text:style-name="Standard">zoğāli</text:p>
      <text:p text:style-name="Standard">‫نفتی،</text:p>
      <text:p text:style-name="Standard">گازی</text:p>
      <text:p text:style-name="Standard">و</text:p>
      <text:p text:style-name="Standard"><text:soft-page-break/>زغالی‬ </text:p>
      <text:p text:style-name="Standard">man</text:p>
      <text:p text:style-name="Standard">ruzi</text:p>
      <text:p text:style-name="Standard">az</text:p>
      <text:p text:style-name="Standard">panj</text:p>
      <text:p text:style-name="Standard">tā </text:p>
      <text:p text:style-name="Standard">dah</text:p>
      <text:p text:style-name="Standard">bār</text:p>
      <text:p text:style-name="Standard">čāy</text:p>
      <text:p text:style-name="Standard">minušam</text:p>
      <text:p text:style-name="Standard">estakān</text:p>
      <text:p text:style-name="Standard">hā</text:p>
      <text:p text:style-name="Standard">ye</text:p>
      <text:p text:style-name="Standard">mā </text:p>
      <text:p text:style-name="Standard">xeyli</text:p>
      <text:p text:style-name="Standard">kučak</text:p>
      <text:p text:style-name="Standard">va</text:p>
      <text:p text:style-name="Standard">sabok </text:p>
      <text:p text:style-name="Standard">hastand</text:p>
      <text:p text:style-name="Standard">man</text:p>
      <text:p text:style-name="Standard">hamiše</text:p>
      <text:p text:style-name="Standard">čāy</text:p>
      <text:p text:style-name="Standard">ye </text:p>
      <text:p text:style-name="Standard">kam</text:p>
      <text:p text:style-name="Standard">rang</text:p>
      <text:p text:style-name="Standard">minušam</text:p>
      <text:p text:style-name="Standard">‫من</text:p>
      <text:p text:style-name="Standard">روزی</text:p>
      <text:p text:style-name="Standard">از</text:p>
      <text:p text:style-name="Standard">پنج</text:p>
      <text:p text:style-name="Standard">تا</text:p>
      <text:p text:style-name="Standard">ده‬ </text:p>
      <text:p text:style-name="Standard">‫بار</text:p>
      <text:p text:style-name="Standard">چای</text:p>
      <text:p text:style-name="Standard">مىنوشم‬ </text:p>
      <text:p text:style-name="Standard">‫استکانهای</text:p>
      <text:p text:style-name="Standard">ما</text:p>
      <text:p text:style-name="Standard">خيلی‬ </text:p>
      <text:p text:style-name="Standard">‫کوچک</text:p>
      <text:p text:style-name="Standard">و</text:p>
      <text:p text:style-name="Standard">سبک</text:p>
      <text:p text:style-name="Standard">هستند‬ </text:p>
      <text:p text:style-name="Standard">‫من</text:p>
      <text:p text:style-name="Standard">هميشه</text:p>
      <text:p text:style-name="Standard">چای</text:p>
      <text:p text:style-name="Standard">كمرنگ‬ </text:p>
      <text:p text:style-name="Standard">‫مىنوشم،</text:p>
      <text:p text:style-name="Standard">ولی</text:p>
      <text:p text:style-name="Standard">پدرم</text:p>
      <text:p text:style-name="Standard">چای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<text:soft-page-break/>www</text:p>
      <text:p text:style-name="Standard">franklang</text:p>
      <text:p text:style-name="Standard">ru </text:p>
      <text:p text:style-name="Standard">68 </text:p>
      <text:p text:style-name="Standard">малоцветный</text:p>
      <text:p text:style-name="Standard">а </text:p>
      <text:p text:style-name="Standard">но</text:p>
      <text:p text:style-name="Standard">однако</text:p>
      <text:p text:style-name="Standard">мой </text:p>
      <text:p text:style-name="Standard">отец</text:p>
      <text:p text:style-name="Standard">больше</text:p>
      <text:p text:style-name="Standard">любит </text:p>
      <text:p text:style-name="Standard">крепкий</text:p>
      <text:p text:style-name="Standard">мы</text:p>
      <text:p text:style-name="Standard">—</text:p>
      <text:p text:style-name="Standard">иранцы</text:p>
      <text:p text:style-name="Standard">—</text:p>
      <text:p text:style-name="Standard">не </text:p>
      <text:p text:style-name="Standard">кладем</text:p>
      <text:p text:style-name="Standard">сахар</text:p>
      <text:p text:style-name="Standard">в</text:p>
      <text:p text:style-name="Standard">чай</text:p>
      <text:p text:style-name="Standard">а </text:p>
      <text:p text:style-name="Standard">вместо</text:p>
      <text:p text:style-name="Standard">этого</text:p>
      <text:p text:style-name="Standard">кладем </text:p>
      <text:p text:style-name="Standard">кусок</text:p>
      <text:p text:style-name="Standard">сахара</text:p>
      <text:p text:style-name="Standard">в</text:p>
      <text:p text:style-name="Standard">рот</text:p>
      <text:p text:style-name="Standard">vali</text:p>
      <text:p text:style-name="Standard">pedaram</text:p>
      <text:p text:style-name="Standard">čāy</text:p>
      <text:p text:style-name="Standard">ye</text:p>
      <text:p text:style-name="Standard">‫پررنگ</text:p>
      <text:p text:style-name="Standard">را</text:p>
      <text:p text:style-name="Standard">بيشتر</text:p>
      <text:p text:style-name="Standard">دوست‬ </text:p>
      <text:p text:style-name="Standard">por</text:p>
      <text:p text:style-name="Standard">rang</text:p>
      <text:p text:style-name="Standard">rā</text:p>
      <text:p text:style-name="Standard">bištar</text:p>
      <text:p text:style-name="Standard">dust</text:p>
      <text:p text:style-name="Standard">‫دارد‬ </text:p>
      <text:p text:style-name="Standard">dārad</text:p>
      <text:p text:style-name="Standard">mā</text:p>
      <text:p text:style-name="Standard">irāni</text:p>
      <text:p text:style-name="Standard">hā</text:p>
      <text:p text:style-name="Standard">dar</text:p>
      <text:p text:style-name="Standard">čāy</text:p>
      <text:p text:style-name="Standard">‫ما</text:p>
      <text:p text:style-name="Standard">ایرانیها</text:p>
      <text:p text:style-name="Standard">در</text:p>
      <text:p text:style-name="Standard">چای</text:p>
      <text:p text:style-name="Standard"><text:soft-page-break/>شکر‬ </text:p>
      <text:p text:style-name="Standard">šekar</text:p>
      <text:p text:style-name="Standard">namirizim</text:p>
      <text:p text:style-name="Standard">va</text:p>
      <text:p text:style-name="Standard">be</text:p>
      <text:p text:style-name="Standard">‫نمیریزیم</text:p>
      <text:p text:style-name="Standard">و</text:p>
      <text:p text:style-name="Standard">به</text:p>
      <text:p text:style-name="Standard">جایش</text:p>
      <text:p text:style-name="Standard">در‬ </text:p>
      <text:p text:style-name="Standard">jā</text:p>
      <text:p text:style-name="Standard">yeš</text:p>
      <text:p text:style-name="Standard">dar</text:p>
      <text:p text:style-name="Standard">dahān</text:p>
      <text:p text:style-name="Standard">e</text:p>
      <text:p text:style-name="Standard">‫دهان</text:p>
      <text:p text:style-name="Standard">خودمان</text:p>
      <text:p text:style-name="Standard">یک</text:p>
      <text:p text:style-name="Standard">تکه‬ </text:p>
      <text:p text:style-name="Standard">xod</text:p>
      <text:p text:style-name="Standard">emān</text:p>
      <text:p text:style-name="Standard">yek</text:p>
      <text:p text:style-name="Standard">tekke</text:p>
      <text:p text:style-name="Standard">‫قند</text:p>
      <text:p text:style-name="Standard">مىگذاریم‬ </text:p>
      <text:p text:style-name="Standard">qand</text:p>
      <text:p text:style-name="Standard">migozarim</text:p>
      <text:p text:style-name="Standard">несмотря</text:p>
      <text:p text:style-name="Standard">на</text:p>
      <text:p text:style-name="Standard">то</text:p>
      <text:p text:style-name="Standard">что</text:p>
      <text:p text:style-name="Standard">agarče</text:p>
      <text:p text:style-name="Standard">vāže</text:p>
      <text:p text:style-name="Standard">hā</text:p>
      <text:p text:style-name="Standard">ye</text:p>
      <text:p text:style-name="Standard">самовар</text:p>
      <text:p text:style-name="Standard">и</text:p>
      <text:p text:style-name="Standard">стакан</text:p>
      <text:p text:style-name="Standard">samāvar</text:p>
      <text:p text:style-name="Standard">va</text:p>
      <text:p text:style-name="Standard">estakān</text:p>
      <text:p text:style-name="Standard">—</text:p>
      <text:p text:style-name="Standard">русские</text:p>
      <text:p text:style-name="Standard">слова</text:p>
      <text:p text:style-name="Standard">в</text:p>
      <text:p text:style-name="Standard">rusi</text:p>
      <text:p text:style-name="Standard">hastand</text:p>
      <text:p text:style-name="Standard">vali</text:p>
      <text:p text:style-name="Standard">наши</text:p>
      <text:p text:style-name="Standard">дни</text:p>
      <text:p text:style-name="Standard">они</text:p>
      <text:p text:style-name="Standard">emruze</text:p>
      <text:p text:style-name="Standard">dar</text:p>
      <text:p text:style-name="Standard">har</text:p>
      <text:p text:style-name="Standard"><text:soft-page-break/>xāne</text:p>
      <text:p text:style-name="Standard">находятся</text:p>
      <text:p text:style-name="Standard">явными</text:p>
      <text:p text:style-name="Standard">ye</text:p>
      <text:p text:style-name="Standard">irāni</text:p>
      <text:p text:style-name="Standard">peydā</text:p>
      <text:p text:style-name="Standard">появившимися</text:p>
      <text:p text:style-name="Standard">mišavand</text:p>
      <text:p text:style-name="Standard">становятся</text:p>
      <text:p text:style-name="Standard">в</text:p>
      <text:p text:style-name="Standard">каждом</text:p>
      <text:p text:style-name="Standard">иранском</text:p>
      <text:p text:style-name="Standard">доме</text:p>
      <text:p text:style-name="Standard">моя</text:p>
      <text:p text:style-name="Standard">сестра</text:p>
      <text:p text:style-name="Standard">любит</text:p>
      <text:p text:style-name="Standard">xāharam</text:p>
      <text:p text:style-name="Standard">dust</text:p>
      <text:p text:style-name="Standard">dārad</text:p>
      <text:p text:style-name="Standard">класть</text:p>
      <text:p text:style-name="Standard">в</text:p>
      <text:p text:style-name="Standard">чай</text:p>
      <text:p text:style-name="Standard">корицу</text:p>
      <text:p text:style-name="Standard">dar</text:p>
      <text:p text:style-name="Standard">čāy</text:p>
      <text:p text:style-name="Standard">dārčin</text:p>
      <text:p text:style-name="Standard">berizad</text:p>
      <text:p text:style-name="Standard"><text:s/></text:p>
      <text:p text:style-name="Standard">а</text:p>
      <text:p text:style-name="Standard">мать</text:p>
      <text:p text:style-name="Standard">любит</text:p>
      <text:p text:style-name="Standard">va</text:p>
      <text:p text:style-name="Standard">mādaram</text:p>
      <text:p text:style-name="Standard">āb</text:p>
      <text:p text:style-name="Standard">e</text:p>
      <text:p text:style-name="Standard">наливать</text:p>
      <text:p text:style-name="Standard">сок</text:p>
      <text:p text:style-name="Standard">лимона</text:p>
      <text:p text:style-name="Standard">limu</text:p>
      <text:p text:style-name="Standard">torš</text:p>
      <text:p text:style-name="Standard">torš</text:p>
      <text:p text:style-name="Standard">—</text:p>
      <text:p text:style-name="Standard">кислый</text:p>
      <text:p text:style-name="Standard">в</text:p>
      <text:p text:style-name="Standard">некоторых</text:p>
      <text:p text:style-name="Standard">кафе</text:p>
      <text:p text:style-name="Standard">dar</text:p>
      <text:p text:style-name="Standard">čāy</text:p>
      <text:p text:style-name="Standard">xāne</text:p>
      <text:p text:style-name="Standard">hā</text:p>
      <text:p text:style-name="Standard">gāhi</text:p>
      <text:p text:style-name="Standard">иногда</text:p>
      <text:p text:style-name="Standard">можно</text:p>
      <text:p text:style-name="Standard">yek</text:p>
      <text:p text:style-name="Standard"><text:soft-page-break/>samāvar</text:p>
      <text:p text:style-name="Standard">e</text:p>
      <text:p text:style-name="Standard">panjāh</text:p>
      <text:p text:style-name="Standard">взглянуть</text:p>
      <text:p text:style-name="Standard">на</text:p>
      <text:p text:style-name="Standard">50</text:p>
      <text:p text:style-name="Standard">litri</text:p>
      <text:p text:style-name="Standard">niz</text:p>
      <text:p text:style-name="Standard">mitavān</text:p>
      <text:p text:style-name="Standard">did</text:p>
      <text:p text:style-name="Standard">ke</text:p>
      <text:p text:style-name="Standard">литровый</text:p>
      <text:p text:style-name="Standard">самовар</text:p>
      <text:p text:style-name="Standard">bar</text:p>
      <text:p text:style-name="Standard">dahāne</text:p>
      <text:p text:style-name="Standard">ye</text:p>
      <text:p text:style-name="Standard">ān</text:p>
      <text:p text:style-name="Standard"><text:s/></text:p>
      <text:p text:style-name="Standard">на</text:p>
      <text:p text:style-name="Standard">горлышке</text:p>
      <text:p text:style-name="Standard">čandin</text:p>
      <text:p text:style-name="Standard">quri</text:p>
      <text:p text:style-name="Standard">ye</text:p>
      <text:p text:style-name="Standard">bozorg</text:p>
      <text:p text:style-name="Standard">которого</text:p>
      <text:p text:style-name="Standard">va</text:p>
      <text:p text:style-name="Standard">kučak</text:p>
      <text:p text:style-name="Standard">ru</text:p>
      <text:p text:style-name="Standard">ye</text:p>
      <text:p text:style-name="Standard">yek</text:p>
      <text:p text:style-name="Standard">расположены</text:p>
      <text:p text:style-name="Standard">digar</text:p>
      <text:p text:style-name="Standard">jāy</text:p>
      <text:p text:style-name="Standard">dārand</text:p>
      <text:p text:style-name="Standard">имеют</text:p>
      <text:p text:style-name="Standard">место</text:p>
      <text:p text:style-name="Standard">несколько</text:p>
      <text:p text:style-name="Standard">больших</text:p>
      <text:p text:style-name="Standard">и</text:p>
      <text:p text:style-name="Standard">маленьких</text:p>
      <text:p text:style-name="Standard">чайников</text:p>
      <text:p text:style-name="Standard">16</text:p>
      <text:p text:style-name="Standard">завтра</text:p>
      <text:p text:style-name="Standard">—</text:p>
      <text:p text:style-name="Standard">день</text:p>
      <text:p text:style-name="Standard">fardā</text:p>
      <text:p text:style-name="Standard">jašn</text:p>
      <text:p text:style-name="Standard">e</text:p>
      <text:p text:style-name="Standard">zād</text:p>
      <text:p text:style-name="Standard">ruz</text:p>
      <text:p text:style-name="Standard">e</text:p>
      <text:p text:style-name="Standard">рождения</text:p>
      <text:p text:style-name="Standard">моей</text:p>
      <text:p text:style-name="Standard">mādaram</text:p>
      <text:p text:style-name="Standard"><text:soft-page-break/>ast</text:p>
      <text:p text:style-name="Standard">матери</text:p>
      <text:p text:style-name="Standard">сегодня</text:p>
      <text:p text:style-name="Standard">я</text:p>
      <text:p text:style-name="Standard">думал</text:p>
      <text:p text:style-name="Standard">emruz</text:p>
      <text:p text:style-name="Standard">dar</text:p>
      <text:p text:style-name="Standard">in</text:p>
      <text:p text:style-name="Standard">andiše</text:p>
      <text:p text:style-name="Standard">был</text:p>
      <text:p text:style-name="Standard">в</text:p>
      <text:p text:style-name="Standard">этой</text:p>
      <text:p text:style-name="Standard">мысли</text:p>
      <text:p text:style-name="Standard">budam</text:p>
      <text:p text:style-name="Standard">ke</text:p>
      <text:p text:style-name="Standard">barāye</text:p>
      <text:p text:style-name="Standard">u</text:p>
      <text:p text:style-name="Standard">če</text:p>
      <text:p text:style-name="Standard">в</text:p>
      <text:p text:style-name="Standard">этом</text:p>
      <text:p text:style-name="Standard">bexaram</text:p>
      <text:p text:style-name="Standard">‫اگر</text:p>
      <text:p text:style-name="Standard">چه</text:p>
      <text:p text:style-name="Standard">واژههای</text:p>
      <text:p text:style-name="Standard">سماور</text:p>
      <text:p text:style-name="Standard">و‬ </text:p>
      <text:p text:style-name="Standard">‫استکان</text:p>
      <text:p text:style-name="Standard">روسی</text:p>
      <text:p text:style-name="Standard">هستند‬ </text:p>
      <text:p text:style-name="Standard">‫ولی</text:p>
      <text:p text:style-name="Standard">امروزه</text:p>
      <text:p text:style-name="Standard">در</text:p>
      <text:p text:style-name="Standard">هر</text:p>
      <text:p text:style-name="Standard">خانه‬ </text:p>
      <text:p text:style-name="Standard">‫ایرانی</text:p>
      <text:p text:style-name="Standard">پيدا</text:p>
      <text:p text:style-name="Standard">مىشوند‬ </text:p>
      <text:p text:style-name="Standard">‫خواهرم</text:p>
      <text:p text:style-name="Standard">دوست</text:p>
      <text:p text:style-name="Standard">دارد</text:p>
      <text:p text:style-name="Standard">در‬ </text:p>
      <text:p text:style-name="Standard">‫چای</text:p>
      <text:p text:style-name="Standard">دارچين</text:p>
      <text:p text:style-name="Standard">بریزد</text:p>
      <text:p text:style-name="Standard">و‬ </text:p>
      <text:p text:style-name="Standard">‫مادرم</text:p>
      <text:p text:style-name="Standard">آب</text:p>
      <text:p text:style-name="Standard">ليموترش‬ </text:p>
      <text:p text:style-name="Standard">‫در</text:p>
      <text:p text:style-name="Standard">چایخانهها</text:p>
      <text:p text:style-name="Standard">گاهی</text:p>
      <text:p text:style-name="Standard">یک‬ </text:p>
      <text:p text:style-name="Standard">‫سماور</text:p>
      <text:p text:style-name="Standard">پنجاه</text:p>
      <text:p text:style-name="Standard"><text:soft-page-break/>لتری‬ </text:p>
      <text:p text:style-name="Standard">‫مىتوان</text:p>
      <text:p text:style-name="Standard">دید</text:p>
      <text:p text:style-name="Standard">که</text:p>
      <text:p text:style-name="Standard">بر</text:p>
      <text:p text:style-name="Standard">دهانه‬ </text:p>
      <text:p text:style-name="Standard">‫آن</text:p>
      <text:p text:style-name="Standard">چندین</text:p>
      <text:p text:style-name="Standard">قوری</text:p>
      <text:p text:style-name="Standard">بزرگ</text:p>
      <text:p text:style-name="Standard">و‬ </text:p>
      <text:p text:style-name="Standard">‫کوچک</text:p>
      <text:p text:style-name="Standard">روی</text:p>
      <text:p text:style-name="Standard">یکدیگر‬ </text:p>
      <text:p text:style-name="Standard">‫جای</text:p>
      <text:p text:style-name="Standard">دارند‬ </text:p>
      <text:p text:style-name="Standard">‫فردا</text:p>
      <text:p text:style-name="Standard">جشن</text:p>
      <text:p text:style-name="Standard">زادروز</text:p>
      <text:p text:style-name="Standard">مادرم‬ </text:p>
      <text:p text:style-name="Standard">‫است‬ </text:p>
      <text:p text:style-name="Standard">‫امروز</text:p>
      <text:p text:style-name="Standard">در</text:p>
      <text:p text:style-name="Standard">این</text:p>
      <text:p text:style-name="Standard">اندیشه‬ </text:p>
      <text:p text:style-name="Standard">‫بودم</text:p>
      <text:p text:style-name="Standard">که</text:p>
      <text:p text:style-name="Standard">برای</text:p>
      <text:p text:style-name="Standard">او</text:p>
      <text:p text:style-name="Standard">چه‬ </text:p>
      <text:p text:style-name="Standard">‫بخرم؟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69 </text:p>
      <text:p text:style-name="Standard">размышлении</text:p>
      <text:p text:style-name="Standard">что </text:p>
      <text:p text:style-name="Standard">купить</text:p>
      <text:p text:style-name="Standard">ей</text:p>
      <text:p text:style-name="Standard">для </text:p>
      <text:p text:style-name="Standard">нее</text:p>
      <text:p text:style-name="Standard">букет</text:p>
      <text:p text:style-name="Standard">цветов</text:p>
      <text:p text:style-name="Standard">ожерелье</text:p>
      <text:p text:style-name="Standard">gardan</text:p>
      <text:p text:style-name="Standard">— </text:p>
      <text:p text:style-name="Standard">шея;</text:p>
      <text:p text:style-name="Standard">band</text:p>
      <text:p text:style-name="Standard">—</text:p>
      <text:p text:style-name="Standard">связь; </text:p>
      <text:p text:style-name="Standard"><text:soft-page-break/>повязка;</text:p>
      <text:p text:style-name="Standard">связка</text:p>
      <text:p text:style-name="Standard">кольцо</text:p>
      <text:p text:style-name="Standard">я</text:p>
      <text:p text:style-name="Standard">беседовал</text:p>
      <text:p text:style-name="Standard">с </text:p>
      <text:p text:style-name="Standard">сестрой</text:p>
      <text:p text:style-name="Standard">беседу </text:p>
      <text:p text:style-name="Standard">делал</text:p>
      <text:p text:style-name="Standard">она</text:p>
      <text:p text:style-name="Standard">сказала</text:p>
      <text:p text:style-name="Standard">дорогой</text:p>
      <text:p text:style-name="Standard">бабак</text:p>
      <text:p text:style-name="Standard">отец </text:p>
      <text:p text:style-name="Standard">моего</text:p>
      <text:p text:style-name="Standard">друга</text:p>
      <text:p text:style-name="Standard">— </text:p>
      <text:p text:style-name="Standard">ювелир</text:p>
      <text:p text:style-name="Standard">давай </text:p>
      <text:p text:style-name="Standard">сложим</text:p>
      <text:p text:style-name="Standard">наши</text:p>
      <text:p text:style-name="Standard">деньги </text:p>
      <text:p text:style-name="Standard">и</text:p>
      <text:p text:style-name="Standard">купим</text:p>
      <text:p text:style-name="Standard">для</text:p>
      <text:p text:style-name="Standard">матери </text:p>
      <text:p text:style-name="Standard">два</text:p>
      <text:p text:style-name="Standard">золотых </text:p>
      <text:p text:style-name="Standard">браслета</text:p>
      <text:p text:style-name="Standard"><text:s/></text:p>
      <text:p text:style-name="Standard">yek</text:p>
      <text:p text:style-name="Standard">daste</text:p>
      <text:p text:style-name="Standard">gol</text:p>
      <text:p text:style-name="Standard">gardan</text:p>
      <text:p text:style-name="Standard">band</text:p>
      <text:p text:style-name="Standard">angoštar</text:p>
      <text:p text:style-name="Standard"><text:s/></text:p>
      <text:p text:style-name="Standard">bā</text:p>
      <text:p text:style-name="Standard">xāharam</text:p>
      <text:p text:style-name="Standard">goft</text:p>
      <text:p text:style-name="Standard">e</text:p>
      <text:p text:style-name="Standard">gu </text:p>
      <text:p text:style-name="Standard">kardam</text:p>
      <text:p text:style-name="Standard">‫یک</text:p>
      <text:p text:style-name="Standard">دسته</text:p>
      <text:p text:style-name="Standard">گل؟</text:p>
      <text:p text:style-name="Standard">گردنبند؟‬ </text:p>
      <text:p text:style-name="Standard">‫انگشتر؟‬ </text:p>
      <text:p text:style-name="Standard">‫با</text:p>
      <text:p text:style-name="Standard">خواهرم</text:p>
      <text:p text:style-name="Standard">گفت</text:p>
      <text:p text:style-name="Standard">و</text:p>
      <text:p text:style-name="Standard">گو‬ </text:p>
      <text:p text:style-name="Standard">‫کردم‬ </text:p>
      <text:p text:style-name="Standard"><text:soft-page-break/>u</text:p>
      <text:p text:style-name="Standard">goft</text:p>
      <text:p text:style-name="Standard">bābak</text:p>
      <text:p text:style-name="Standard">jān</text:p>
      <text:p text:style-name="Standard">‫او</text:p>
      <text:p text:style-name="Standard">گفت</text:p>
      <text:p text:style-name="Standard">بابک</text:p>
      <text:p text:style-name="Standard">جان،</text:p>
      <text:p text:style-name="Standard">پدر‬ </text:p>
      <text:p text:style-name="Standard">pedar</text:p>
      <text:p text:style-name="Standard">e</text:p>
      <text:p text:style-name="Standard">dustam</text:p>
      <text:p text:style-name="Standard">zargar </text:p>
      <text:p text:style-name="Standard">‫دوستم</text:p>
      <text:p text:style-name="Standard">زرگر</text:p>
      <text:p text:style-name="Standard">است،</text:p>
      <text:p text:style-name="Standard">بيا</text:p>
      <text:p text:style-name="Standard">تا‬ </text:p>
      <text:p text:style-name="Standard">ast</text:p>
      <text:p text:style-name="Standard">biyā</text:p>
      <text:p text:style-name="Standard">tā</text:p>
      <text:p text:style-name="Standard">man</text:p>
      <text:p text:style-name="Standard">o</text:p>
      <text:p text:style-name="Standard">to </text:p>
      <text:p text:style-name="Standard">‫من</text:p>
      <text:p text:style-name="Standard">و</text:p>
      <text:p text:style-name="Standard">تو</text:p>
      <text:p text:style-name="Standard">پولهای</text:p>
      <text:p text:style-name="Standard">خودمان‬ </text:p>
      <text:p text:style-name="Standard">pul</text:p>
      <text:p text:style-name="Standard">hā</text:p>
      <text:p text:style-name="Standard">ye</text:p>
      <text:p text:style-name="Standard">xod</text:p>
      <text:p text:style-name="Standard">emān</text:p>
      <text:p text:style-name="Standard">rā </text:p>
      <text:p text:style-name="Standard">‫را</text:p>
      <text:p text:style-name="Standard">روی</text:p>
      <text:p text:style-name="Standard">هم</text:p>
      <text:p text:style-name="Standard">بگذاریم</text:p>
      <text:p text:style-name="Standard">و‬ </text:p>
      <text:p text:style-name="Standard">ru</text:p>
      <text:p text:style-name="Standard">ye</text:p>
      <text:p text:style-name="Standard">ham</text:p>
      <text:p text:style-name="Standard">begozarim </text:p>
      <text:p text:style-name="Standard">‫برای</text:p>
      <text:p text:style-name="Standard">مادرمان</text:p>
      <text:p text:style-name="Standard">دو</text:p>
      <text:p text:style-name="Standard">دستبند‬ </text:p>
      <text:p text:style-name="Standard">bogzārim</text:p>
      <text:p text:style-name="Standard">va</text:p>
      <text:p text:style-name="Standard">barāye </text:p>
      <text:p text:style-name="Standard">‫زرین</text:p>
      <text:p text:style-name="Standard">بخریم‬ </text:p>
      <text:p text:style-name="Standard">mādar</text:p>
      <text:p text:style-name="Standard"><text:soft-page-break/>mān</text:p>
      <text:p text:style-name="Standard">do</text:p>
      <text:p text:style-name="Standard">dast</text:p>
      <text:p text:style-name="Standard">band</text:p>
      <text:p text:style-name="Standard">e</text:p>
      <text:p text:style-name="Standard">zarrin </text:p>
      <text:p text:style-name="Standard">bexarim</text:p>
      <text:p text:style-name="Standard">” </text:p>
      <text:p text:style-name="Standard">я</text:p>
      <text:p text:style-name="Standard">был</text:p>
      <text:p text:style-name="Standard">рад</text:p>
      <text:p text:style-name="Standard">совету </text:p>
      <text:p text:style-name="Standard">man</text:p>
      <text:p text:style-name="Standard">az</text:p>
      <text:p text:style-name="Standard">pand</text:p>
      <text:p text:style-name="Standard">e </text:p>
      <text:p text:style-name="Standard">‫من</text:p>
      <text:p text:style-name="Standard">از</text:p>
      <text:p text:style-name="Standard">پند</text:p>
      <text:p text:style-name="Standard">خواهرم</text:p>
      <text:p text:style-name="Standard">شاد‬ </text:p>
      <text:p text:style-name="Standard">сестры</text:p>
      <text:p text:style-name="Standard">и</text:p>
      <text:p text:style-name="Standard">быстро</text:p>
      <text:p text:style-name="Standard">взял</text:p>
      <text:p text:style-name="Standard">xāharam</text:p>
      <text:p text:style-name="Standard">šād</text:p>
      <text:p text:style-name="Standard">šodam</text:p>
      <text:p text:style-name="Standard">o</text:p>
      <text:p text:style-name="Standard">‫شدم</text:p>
      <text:p text:style-name="Standard">و</text:p>
      <text:p text:style-name="Standard">با</text:p>
      <text:p text:style-name="Standard">شتاب</text:p>
      <text:p text:style-name="Standard">پول</text:p>
      <text:p text:style-name="Standard">خود‬ </text:p>
      <text:p text:style-name="Standard">свои</text:p>
      <text:p text:style-name="Standard">50</text:p>
      <text:p text:style-name="Standard">тысяч</text:p>
      <text:p text:style-name="Standard">bā</text:p>
      <text:p text:style-name="Standard">šetāb</text:p>
      <text:p text:style-name="Standard">pul</text:p>
      <text:p text:style-name="Standard">e</text:p>
      <text:p text:style-name="Standard">xod</text:p>
      <text:p text:style-name="Standard">rā </text:p>
      <text:p text:style-name="Standard">‫را</text:p>
      <text:p text:style-name="Standard">که</text:p>
      <text:p text:style-name="Standard">پنجاه</text:p>
      <text:p text:style-name="Standard">هزار</text:p>
      <text:p text:style-name="Standard">تومان‬ </text:p>
      <text:p text:style-name="Standard">ke</text:p>
      <text:p text:style-name="Standard">panjāh</text:p>
      <text:p text:style-name="Standard">hezār</text:p>
      <text:p text:style-name="Standard">tomān </text:p>
      <text:p text:style-name="Standard">‫بود</text:p>
      <text:p text:style-name="Standard"><text:soft-page-break/>برداشتم‬ </text:p>
      <text:p text:style-name="Standard">bud</text:p>
      <text:p text:style-name="Standard">bardāštam </text:p>
      <text:p text:style-name="Standard">и</text:p>
      <text:p text:style-name="Standard">вместе</text:p>
      <text:p text:style-name="Standard">с</text:p>
      <text:p text:style-name="Standard">сестрой </text:p>
      <text:p text:style-name="Standard">va</text:p>
      <text:p text:style-name="Standard">hamrāh</text:p>
      <text:p text:style-name="Standard">e</text:p>
      <text:p text:style-name="Standard">xāharam</text:p>
      <text:p text:style-name="Standard">‫و</text:p>
      <text:p text:style-name="Standard">همراه</text:p>
      <text:p text:style-name="Standard">خواهرم</text:p>
      <text:p text:style-name="Standard">به</text:p>
      <text:p text:style-name="Standard">مغازه‬ </text:p>
      <text:p text:style-name="Standard">мы</text:p>
      <text:p text:style-name="Standard">поехали</text:p>
      <text:p text:style-name="Standard">в</text:p>
      <text:p text:style-name="Standard">лавку </text:p>
      <text:p text:style-name="Standard">be</text:p>
      <text:p text:style-name="Standard">mağāze</text:p>
      <text:p text:style-name="Standard">ye</text:p>
      <text:p text:style-name="Standard">zargar </text:p>
      <text:p text:style-name="Standard">‫زرگر</text:p>
      <text:p text:style-name="Standard">رفتيم</text:p>
      <text:p text:style-name="Standard">و</text:p>
      <text:p text:style-name="Standard">دو</text:p>
      <text:p text:style-name="Standard">دستبند‬ </text:p>
      <text:p text:style-name="Standard">ювелира</text:p>
      <text:p text:style-name="Standard">и</text:p>
      <text:p text:style-name="Standard">купили </text:p>
      <text:p text:style-name="Standard">raftim</text:p>
      <text:p text:style-name="Standard">o</text:p>
      <text:p text:style-name="Standard">do</text:p>
      <text:p text:style-name="Standard">dast</text:p>
      <text:p text:style-name="Standard">band</text:p>
      <text:p text:style-name="Standard">‫زیبا</text:p>
      <text:p text:style-name="Standard">خریدیم‬ </text:p>
      <text:p text:style-name="Standard">два</text:p>
      <text:p text:style-name="Standard">красивых </text:p>
      <text:p text:style-name="Standard">e</text:p>
      <text:p text:style-name="Standard">zibā</text:p>
      <text:p text:style-name="Standard">xaridim</text:p>
      <text:p text:style-name="Standard">браслета</text:p>
      <text:p text:style-name="Standard">мой</text:p>
      <text:p text:style-name="Standard">отец</text:p>
      <text:p text:style-name="Standard">принес</text:p>
      <text:p text:style-name="Standard">в </text:p>
      <text:p text:style-name="Standard">pedaram</text:p>
      <text:p text:style-name="Standard">yek</text:p>
      <text:p text:style-name="Standard">dastgāh </text:p>
      <text:p text:style-name="Standard">‫پدرم</text:p>
      <text:p text:style-name="Standard">یک</text:p>
      <text:p text:style-name="Standard"><text:soft-page-break/>دستگاه</text:p>
      <text:p text:style-name="Standard">ماشين‬ </text:p>
      <text:p text:style-name="Standard">подарок</text:p>
      <text:p text:style-name="Standard">матери </text:p>
      <text:p text:style-name="Standard">māšin</text:p>
      <text:p text:style-name="Standard">e</text:p>
      <text:p text:style-name="Standard">raxt</text:p>
      <text:p text:style-name="Standard">šuyi </text:p>
      <text:p text:style-name="Standard">‫رختشویی</text:p>
      <text:p text:style-name="Standard">برای</text:p>
      <text:p text:style-name="Standard">مادرم</text:p>
      <text:p text:style-name="Standard">به‬ </text:p>
      <text:p text:style-name="Standard">стиральную</text:p>
      <text:p text:style-name="Standard">машину</text:p>
      <text:p text:style-name="Standard">barā</text:p>
      <text:p text:style-name="Standard">ye</text:p>
      <text:p text:style-name="Standard">mādaram</text:p>
      <text:p text:style-name="Standard">be </text:p>
      <text:p text:style-name="Standard">‫ارمغان</text:p>
      <text:p text:style-name="Standard">آورده</text:p>
      <text:p text:style-name="Standard">بود‬ </text:p>
      <text:p text:style-name="Standard">dastgāh</text:p>
      <text:p text:style-name="Standard">—</text:p>
      <text:p text:style-name="Standard">аппарат</text:p>
      <text:p text:style-name="Standard">armağān</text:p>
      <text:p text:style-name="Standard">āvarde</text:p>
      <text:p text:style-name="Standard">bud</text:p>
      <text:p text:style-name="Standard">вместо</text:p>
      <text:p text:style-name="Standard">руки;</text:p>
      <text:p text:style-name="Standard">raxt </text:p>
      <text:p text:style-name="Standard">—</text:p>
      <text:p text:style-name="Standard">домашний </text:p>
      <text:p text:style-name="Standard">прибор;</text:p>
      <text:p text:style-name="Standard">šuyi</text:p>
      <text:p text:style-name="Standard">— </text:p>
      <text:p text:style-name="Standard">стирка;</text:p>
      <text:p text:style-name="Standard">armağān</text:p>
      <text:p text:style-name="Standard">— </text:p>
      <text:p text:style-name="Standard">подарок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0 </text:p>
      <text:p text:style-name="Standard">я</text:p>
      <text:p text:style-name="Standard">и</text:p>
      <text:p text:style-name="Standard">моя</text:p>
      <text:p text:style-name="Standard">сестра</text:p>
      <text:p text:style-name="Standard">man</text:p>
      <text:p text:style-name="Standard">o</text:p>
      <text:p text:style-name="Standard">xāharam</text:p>
      <text:p text:style-name="Standard"><text:soft-page-break/>otāq</text:p>
      <text:p text:style-name="Standard">украсили</text:p>
      <text:p text:style-name="Standard">комнаты</text:p>
      <text:p text:style-name="Standard">и</text:p>
      <text:p text:style-name="Standard">hā</text:p>
      <text:p text:style-name="Standard">ye</text:p>
      <text:p text:style-name="Standard">xāne</text:p>
      <text:p text:style-name="Standard">rā</text:p>
      <text:p text:style-name="Standard">āzin</text:p>
      <text:p text:style-name="Standard">везде</text:p>
      <text:p text:style-name="Standard">подмели</text:p>
      <text:p text:style-name="Standard">и</text:p>
      <text:p text:style-name="Standard">bandi</text:p>
      <text:p text:style-name="Standard">kardim</text:p>
      <text:p text:style-name="Standard">o</text:p>
      <text:p text:style-name="Standard">hame</text:p>
      <text:p text:style-name="Standard">почистили</text:p>
      <text:p text:style-name="Standard">потому</text:p>
      <text:p text:style-name="Standard">jā</text:p>
      <text:p text:style-name="Standard">rā</text:p>
      <text:p text:style-name="Standard">jāru</text:p>
      <text:p text:style-name="Standard">zadim</text:p>
      <text:p text:style-name="Standard">o</text:p>
      <text:p text:style-name="Standard">что</text:p>
      <text:p text:style-name="Standard">мы</text:p>
      <text:p text:style-name="Standard">любим</text:p>
      <text:p text:style-name="Standard">свою</text:p>
      <text:p text:style-name="Standard">tamiz</text:p>
      <text:p text:style-name="Standard">kardim</text:p>
      <text:p text:style-name="Standard">zirā </text:p>
      <text:p text:style-name="Standard">мать</text:p>
      <text:p text:style-name="Standard">āzin</text:p>
      <text:p text:style-name="Standard">—</text:p>
      <text:p text:style-name="Standard">mādar</text:p>
      <text:p text:style-name="Standard">emān</text:p>
      <text:p text:style-name="Standard">rā</text:p>
      <text:p text:style-name="Standard">xeyli </text:p>
      <text:p text:style-name="Standard">/праздничные/</text:p>
      <text:p text:style-name="Standard">dust</text:p>
      <text:p text:style-name="Standard">dārim</text:p>
      <text:p text:style-name="Standard">украшения;</text:p>
      <text:p text:style-name="Standard">jāru</text:p>
      <text:p text:style-name="Standard">—</text:p>
      <text:p text:style-name="Standard">веник</text:p>
      <text:p text:style-name="Standard">метла;</text:p>
      <text:p text:style-name="Standard">jāru</text:p>
      <text:p text:style-name="Standard">zadan</text:p>
      <text:p text:style-name="Standard">—</text:p>
      <text:p text:style-name="Standard">подметать;</text:p>
      <text:p text:style-name="Standard">чистить</text:p>
      <text:p text:style-name="Standard">пылесосом</text:p>
      <text:p text:style-name="Standard">17</text:p>
      <text:p text:style-name="Standard">сегодня</text:p>
      <text:p text:style-name="Standard">из</text:p>
      <text:p text:style-name="Standard"><text:soft-page-break/>нашей</text:p>
      <text:p text:style-name="Standard">кухонной</text:p>
      <text:p text:style-name="Standard">трубы</text:p>
      <text:p text:style-name="Standard">текла</text:p>
      <text:p text:style-name="Standard">вода</text:p>
      <text:p text:style-name="Standard">я</text:p>
      <text:p text:style-name="Standard">быстро</text:p>
      <text:p text:style-name="Standard">надел</text:p>
      <text:p text:style-name="Standard">man</text:p>
      <text:p text:style-name="Standard">bā</text:p>
      <text:p text:style-name="Standard">šetāb</text:p>
      <text:p text:style-name="Standard">pirāhan </text:p>
      <text:p text:style-name="Standard">рубашку</text:p>
      <text:p text:style-name="Standard">и</text:p>
      <text:p text:style-name="Standard">брюки</text:p>
      <text:p text:style-name="Standard">и</text:p>
      <text:p text:style-name="Standard">va</text:p>
      <text:p text:style-name="Standard">šalvār</text:p>
      <text:p text:style-name="Standard">e</text:p>
      <text:p text:style-name="Standard">xod</text:p>
      <text:p text:style-name="Standard">rā </text:p>
      <text:p text:style-name="Standard">пошел</text:p>
      <text:p text:style-name="Standard">на</text:p>
      <text:p text:style-name="Standard">улицу</text:p>
      <text:p text:style-name="Standard">pušidam</text:p>
      <text:p text:style-name="Standard">va</text:p>
      <text:p text:style-name="Standard">az</text:p>
      <text:p text:style-name="Standard">xāne </text:p>
      <text:p text:style-name="Standard">искать</text:p>
      <text:p text:style-name="Standard">чтобы</text:p>
      <text:p text:style-name="Standard">birun</text:p>
      <text:p text:style-name="Standard">raftam</text:p>
      <text:p text:style-name="Standard">tā</text:p>
      <text:p text:style-name="Standard">yek </text:p>
      <text:p text:style-name="Standard">обнаружить</text:p>
      <text:p text:style-name="Standard">lule</text:p>
      <text:p text:style-name="Standard">keš</text:p>
      <text:p text:style-name="Standard">peydā</text:p>
      <text:p text:style-name="Standard">konam</text:p>
      <text:p text:style-name="Standard">слесаря</text:p>
      <text:p text:style-name="Standard">birun</text:p>
      <text:p text:style-name="Standard">—</text:p>
      <text:p text:style-name="Standard">наружу</text:p>
      <text:p text:style-name="Standard">вне</text:p>
      <text:p text:style-name="Standard">я</text:p>
      <text:p text:style-name="Standard">спросил</text:p>
      <text:p text:style-name="Standard">соседа</text:p>
      <text:p text:style-name="Standard">и</text:p>
      <text:p text:style-name="Standard">он</text:p>
      <text:p text:style-name="Standard">сказал</text:p>
      <text:p text:style-name="Standard">что</text:p>
      <text:p text:style-name="Standard">под</text:p>
      <text:p text:style-name="Standard">мостом</text:p>
      <text:p text:style-name="Standard">напротив</text:p>
      <text:p text:style-name="Standard"><text:soft-page-break/>нашего</text:p>
      <text:p text:style-name="Standard">дома</text:p>
      <text:p text:style-name="Standard">стоят</text:p>
      <text:p text:style-name="Standard">рабочие</text:p>
      <text:p text:style-name="Standard">разных</text:p>
      <text:p text:style-name="Standard">специальностей</text:p>
      <text:p text:style-name="Standard">может</text:p>
      <text:p text:style-name="Standard">быть</text:p>
      <text:p text:style-name="Standard">среди</text:p>
      <text:p text:style-name="Standard">них</text:p>
      <text:p text:style-name="Standard">есть</text:p>
      <text:p text:style-name="Standard">слесарь</text:p>
      <text:p text:style-name="Standard">рабочие</text:p>
      <text:p text:style-name="Standard">указали</text:p>
      <text:p text:style-name="Standard">мне</text:p>
      <text:p text:style-name="Standard">на</text:p>
      <text:p text:style-name="Standard">старого</text:p>
      <text:p text:style-name="Standard">слесаря</text:p>
      <text:p text:style-name="Standard">я</text:p>
      <text:p text:style-name="Standard">с</text:p>
      <text:p text:style-name="Standard">ним</text:p>
      <text:p text:style-name="Standard">вернулся </text:p>
      <text:p text:style-name="Standard">домой</text:p>
      <text:p text:style-name="Standard">он</text:p>
      <text:p text:style-name="Standard">открыл</text:p>
      <text:p text:style-name="Standard">свой </text:p>
      <text:p text:style-name="Standard">чемоданчик</text:p>
      <text:p text:style-name="Standard">с </text:p>
      <text:p text:style-name="Standard">инструментами</text:p>
      <text:p text:style-name="Standard">и </text:p>
      <text:p text:style-name="Standard">взял</text:p>
      <text:p text:style-name="Standard">ключ</text:p>
      <text:p text:style-name="Standard">emruz</text:p>
      <text:p text:style-name="Standard">az</text:p>
      <text:p text:style-name="Standard">lule</text:p>
      <text:p text:style-name="Standard">ye</text:p>
      <text:p text:style-name="Standard">āb </text:p>
      <text:p text:style-name="Standard">dar</text:p>
      <text:p text:style-name="Standard">āšpaz</text:p>
      <text:p text:style-name="Standard">xāne</text:p>
      <text:p text:style-name="Standard">āb </text:p>
      <text:p text:style-name="Standard">čekid</text:p>
      <text:p text:style-name="Standard"><text:s/></text:p>
      <text:p text:style-name="Standard">az</text:p>
      <text:p text:style-name="Standard">hamsāye</text:p>
      <text:p text:style-name="Standard">porsidam</text:p>
      <text:p text:style-name="Standard">u</text:p>
      <text:p text:style-name="Standard">goft</text:p>
      <text:p text:style-name="Standard">dar</text:p>
      <text:p text:style-name="Standard">zir</text:p>
      <text:p text:style-name="Standard">e</text:p>
      <text:p text:style-name="Standard">pol</text:p>
      <text:p text:style-name="Standard">ke </text:p>
      <text:p text:style-name="Standard">ruberu</text:p>
      <text:p text:style-name="Standard"><text:soft-page-break/>ye</text:p>
      <text:p text:style-name="Standard">xāne</text:p>
      <text:p text:style-name="Standard">ye</text:p>
      <text:p text:style-name="Standard">mā </text:p>
      <text:p text:style-name="Standard">ast</text:p>
      <text:p text:style-name="Standard">čandin</text:p>
      <text:p text:style-name="Standard">kārgar</text:p>
      <text:p text:style-name="Standard">bā </text:p>
      <text:p text:style-name="Standard">piše</text:p>
      <text:p text:style-name="Standard">hā</text:p>
      <text:p text:style-name="Standard">ye</text:p>
      <text:p text:style-name="Standard">gunāgun </text:p>
      <text:p text:style-name="Standard">istāde</text:p>
      <text:p text:style-name="Standard">and</text:p>
      <text:p text:style-name="Standard">šāyad </text:p>
      <text:p text:style-name="Standard">miyān</text:p>
      <text:p text:style-name="Standard">e</text:p>
      <text:p text:style-name="Standard">ānhā</text:p>
      <text:p text:style-name="Standard">lule</text:p>
      <text:p text:style-name="Standard">keš </text:p>
      <text:p text:style-name="Standard">niz</text:p>
      <text:p text:style-name="Standard">bāšad</text:p>
      <text:p text:style-name="Standard">kārgarān</text:p>
      <text:p text:style-name="Standard">mārā</text:p>
      <text:p text:style-name="Standard">be</text:p>
      <text:p text:style-name="Standard">yek </text:p>
      <text:p text:style-name="Standard">lule</text:p>
      <text:p text:style-name="Standard">keš</text:p>
      <text:p text:style-name="Standard">e</text:p>
      <text:p text:style-name="Standard">piremard </text:p>
      <text:p text:style-name="Standard">rāhnemāyi</text:p>
      <text:p text:style-name="Standard">kardand</text:p>
      <text:p text:style-name="Standard">man</text:p>
      <text:p text:style-name="Standard">ham</text:p>
      <text:p text:style-name="Standard">rāh</text:p>
      <text:p text:style-name="Standard">e</text:p>
      <text:p text:style-name="Standard">u</text:p>
      <text:p text:style-name="Standard">be </text:p>
      <text:p text:style-name="Standard">xāne</text:p>
      <text:p text:style-name="Standard">bargaštam</text:p>
      <text:p text:style-name="Standard">u</text:p>
      <text:p text:style-name="Standard">kif</text:p>
      <text:p text:style-name="Standard">e</text:p>
      <text:p text:style-name="Standard">abzār</text:p>
      <text:p text:style-name="Standard">e</text:p>
      <text:p text:style-name="Standard">xod</text:p>
      <text:p text:style-name="Standard">rā </text:p>
      <text:p text:style-name="Standard">bāz</text:p>
      <text:p text:style-name="Standard">kard</text:p>
      <text:p text:style-name="Standard">va</text:p>
      <text:p text:style-name="Standard">az</text:p>
      <text:p text:style-name="Standard">ān</text:p>
      <text:p text:style-name="Standard">āčār</text:p>
      <text:p text:style-name="Standard">anbor</text:p>
      <text:p text:style-name="Standard"><text:soft-page-break/>dast</text:p>
      <text:p text:style-name="Standard">va</text:p>
      <text:p text:style-name="Standard">navār</text:p>
      <text:p text:style-name="Standard">e </text:p>
      <text:p text:style-name="Standard">āb</text:p>
      <text:p text:style-name="Standard">bandi</text:p>
      <text:p text:style-name="Standard">darāvard</text:p>
      <text:p text:style-name="Standard">va </text:p>
      <text:p text:style-name="Standard">‫من</text:p>
      <text:p text:style-name="Standard">و</text:p>
      <text:p text:style-name="Standard">خواهرم</text:p>
      <text:p text:style-name="Standard">اتاقهای‬ </text:p>
      <text:p text:style-name="Standard">‫خانه</text:p>
      <text:p text:style-name="Standard">را</text:p>
      <text:p text:style-name="Standard">آذین</text:p>
      <text:p text:style-name="Standard">بندی</text:p>
      <text:p text:style-name="Standard">کردیم‬ </text:p>
      <text:p text:style-name="Standard">‫و</text:p>
      <text:p text:style-name="Standard">همه</text:p>
      <text:p text:style-name="Standard">جا</text:p>
      <text:p text:style-name="Standard">را</text:p>
      <text:p text:style-name="Standard">جارو</text:p>
      <text:p text:style-name="Standard">زدیم</text:p>
      <text:p text:style-name="Standard">و‬ </text:p>
      <text:p text:style-name="Standard">‫تميز</text:p>
      <text:p text:style-name="Standard">کردیم،</text:p>
      <text:p text:style-name="Standard">زیرا</text:p>
      <text:p text:style-name="Standard">مادرمان‬ </text:p>
      <text:p text:style-name="Standard">‫را</text:p>
      <text:p text:style-name="Standard">خيلی</text:p>
      <text:p text:style-name="Standard">دوست</text:p>
      <text:p text:style-name="Standard">داریم‬ </text:p>
      <text:p text:style-name="Standard">‫</text:p>
      <text:p text:style-name="Standard">هفده</text:p>
      <text:p text:style-name="Standard">امروز</text:p>
      <text:p text:style-name="Standard">از</text:p>
      <text:p text:style-name="Standard">لوله‬ </text:p>
      <text:p text:style-name="Standard">‫آب</text:p>
      <text:p text:style-name="Standard">در</text:p>
      <text:p text:style-name="Standard">آشپزخانه،</text:p>
      <text:p text:style-name="Standard">آب‬ </text:p>
      <text:p text:style-name="Standard">‫چکيد‬ </text:p>
      <text:p text:style-name="Standard">‫من</text:p>
      <text:p text:style-name="Standard">با</text:p>
      <text:p text:style-name="Standard">شتاب</text:p>
      <text:p text:style-name="Standard">پيراهن</text:p>
      <text:p text:style-name="Standard">و‬ </text:p>
      <text:p text:style-name="Standard">‫شلوار</text:p>
      <text:p text:style-name="Standard">خود</text:p>
      <text:p text:style-name="Standard">را</text:p>
      <text:p text:style-name="Standard">پوشيدم</text:p>
      <text:p text:style-name="Standard">و‬ </text:p>
      <text:p text:style-name="Standard">‫از</text:p>
      <text:p text:style-name="Standard">خانه</text:p>
      <text:p text:style-name="Standard"><text:soft-page-break/>بيرون</text:p>
      <text:p text:style-name="Standard">رفتم</text:p>
      <text:p text:style-name="Standard">تا‬ </text:p>
      <text:p text:style-name="Standard">‫یک</text:p>
      <text:p text:style-name="Standard">لولهکش</text:p>
      <text:p text:style-name="Standard">پيدا</text:p>
      <text:p text:style-name="Standard">کنم‬ </text:p>
      <text:p text:style-name="Standard">‫از</text:p>
      <text:p text:style-name="Standard">همسایه</text:p>
      <text:p text:style-name="Standard">پرسيدم،</text:p>
      <text:p text:style-name="Standard">او‬ </text:p>
      <text:p text:style-name="Standard">‫گفت</text:p>
      <text:p text:style-name="Standard">در</text:p>
      <text:p text:style-name="Standard">زیر</text:p>
      <text:p text:style-name="Standard">پل</text:p>
      <text:p text:style-name="Standard">که‬ </text:p>
      <text:p text:style-name="Standard">‫روبهروی</text:p>
      <text:p text:style-name="Standard">خانه</text:p>
      <text:p text:style-name="Standard">ما</text:p>
      <text:p text:style-name="Standard">است‬ </text:p>
      <text:p text:style-name="Standard">‫چندین</text:p>
      <text:p text:style-name="Standard">کارگر</text:p>
      <text:p text:style-name="Standard">با</text:p>
      <text:p text:style-name="Standard">پيشههای‬ </text:p>
      <text:p text:style-name="Standard">‫گوناگون</text:p>
      <text:p text:style-name="Standard">ایستادهاند،</text:p>
      <text:p text:style-name="Standard">شاید‬ </text:p>
      <text:p text:style-name="Standard">‫ميان</text:p>
      <text:p text:style-name="Standard">آنها</text:p>
      <text:p text:style-name="Standard">لولهکش</text:p>
      <text:p text:style-name="Standard">نيز‬ </text:p>
      <text:p text:style-name="Standard">‫باشد‬ </text:p>
      <text:p text:style-name="Standard">‫کارگران</text:p>
      <text:p text:style-name="Standard">مرا</text:p>
      <text:p text:style-name="Standard">به</text:p>
      <text:p text:style-name="Standard">لولهکش‬ </text:p>
      <text:p text:style-name="Standard">‫پيرمرد</text:p>
      <text:p text:style-name="Standard">راهنمایی</text:p>
      <text:p text:style-name="Standard">کردند‬ </text:p>
      <text:p text:style-name="Standard">‫من</text:p>
      <text:p text:style-name="Standard">همراه</text:p>
      <text:p text:style-name="Standard">او</text:p>
      <text:p text:style-name="Standard">به</text:p>
      <text:p text:style-name="Standard">خانه‬ </text:p>
      <text:p text:style-name="Standard">‫برگشتم‬ </text:p>
      <text:p text:style-name="Standard">‫او</text:p>
      <text:p text:style-name="Standard">کيف</text:p>
      <text:p text:style-name="Standard">ابزار</text:p>
      <text:p text:style-name="Standard">خود</text:p>
      <text:p text:style-name="Standard">را</text:p>
      <text:p text:style-name="Standard">باز‬ </text:p>
      <text:p text:style-name="Standard">،‫کرد</text:p>
      <text:p text:style-name="Standard">و</text:p>
      <text:p text:style-name="Standard">از</text:p>
      <text:p text:style-name="Standard"><text:soft-page-break/>آن</text:p>
      <text:p text:style-name="Standard">آچار‬ </text:p>
      <text:p text:style-name="Standard">‫انبردست</text:p>
      <text:p text:style-name="Standard">و</text:p>
      <text:p text:style-name="Standard">نوار</text:p>
      <text:p text:style-name="Standard">آب</text:p>
      <text:p text:style-name="Standard">بندی‬ </text:p>
      <text:p text:style-name="Standard">‫درآورد</text:p>
      <text:p text:style-name="Standard">و</text:p>
      <text:p text:style-name="Standard">کارش</text:p>
      <text:p text:style-name="Standard">را</text:p>
      <text:p text:style-name="Standard">آغاز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1 </text:p>
      <text:p text:style-name="Standard">пассaтижи</text:p>
      <text:p text:style-name="Standard">и </text:p>
      <text:p text:style-name="Standard">изоляционную</text:p>
      <text:p text:style-name="Standard">ленту </text:p>
      <text:p text:style-name="Standard">и</text:p>
      <text:p text:style-name="Standard">начал</text:p>
      <text:p text:style-name="Standard">свою</text:p>
      <text:p text:style-name="Standard">работу</text:p>
      <text:p text:style-name="Standard">после</text:p>
      <text:p text:style-name="Standard">окончания </text:p>
      <text:p text:style-name="Standard">работы</text:p>
      <text:p text:style-name="Standard">я</text:p>
      <text:p text:style-name="Standard">заплатил </text:p>
      <text:p text:style-name="Standard">ему</text:p>
      <text:p text:style-name="Standard">и</text:p>
      <text:p text:style-name="Standard">поблагодарил </text:p>
      <text:p text:style-name="Standard">mozd</text:p>
      <text:p text:style-name="Standard">—</text:p>
      <text:p text:style-name="Standard">оплата</text:p>
      <text:p text:style-name="Standard">зарплата</text:p>
      <text:p text:style-name="Standard">18</text:p>
      <text:p text:style-name="Standard">сегодня</text:p>
      <text:p text:style-name="Standard">утром </text:p>
      <text:p text:style-name="Standard">кто</text:p>
      <text:p text:style-name="Standard">то</text:p>
      <text:p text:style-name="Standard">позвонил </text:p>
      <text:p text:style-name="Standard">ударил</text:p>
      <text:p text:style-name="Standard">звонок</text:p>
      <text:p text:style-name="Standard">в </text:p>
      <text:p text:style-name="Standard">нашу</text:p>
      <text:p text:style-name="Standard">дверь</text:p>
      <text:p text:style-name="Standard">я</text:p>
      <text:p text:style-name="Standard">спросил</text:p>
      <text:p text:style-name="Standard">кто</text:p>
      <text:p text:style-name="Standard"><text:soft-page-break/><text:s/></text:p>
      <text:p text:style-name="Standard">мне</text:p>
      <text:p text:style-name="Standard">ответили </text:p>
      <text:p text:style-name="Standard">ответ</text:p>
      <text:p text:style-name="Standard">пришел</text:p>
      <text:p text:style-name="Standard">я </text:p>
      <text:p text:style-name="Standard">шейда</text:p>
      <text:p text:style-name="Standard">ваша</text:p>
      <text:p text:style-name="Standard">мама </text:p>
      <text:p text:style-name="Standard">дома</text:p>
      <text:p text:style-name="Standard"><text:s/></text:p>
      <text:p text:style-name="Standard">да</text:p>
      <text:p text:style-name="Standard">дома</text:p>
      <text:p text:style-name="Standard">я</text:p>
      <text:p text:style-name="Standard">открыл</text:p>
      <text:p text:style-name="Standard">дверь</text:p>
      <text:p text:style-name="Standard">и </text:p>
      <text:p text:style-name="Standard">сказал</text:p>
      <text:p text:style-name="Standard">гостье</text:p>
      <text:p text:style-name="Standard">добро</text:p>
      <text:p text:style-name="Standard">пожаловать</text:p>
      <text:p text:style-name="Standard">она</text:p>
      <text:p text:style-name="Standard">до</text:p>
      <text:p text:style-name="Standard">этого </text:p>
      <text:p text:style-name="Standard">заказывала</text:p>
      <text:p text:style-name="Standard">у</text:p>
      <text:p text:style-name="Standard">матери </text:p>
      <text:p text:style-name="Standard">одно</text:p>
      <text:p text:style-name="Standard">платье</text:p>
      <text:p text:style-name="Standard">nazd</text:p>
      <text:p text:style-name="Standard">e </text:p>
      <text:p text:style-name="Standard">—</text:p>
      <text:p text:style-name="Standard">возле;</text:p>
      <text:p text:style-name="Standard">у</text:p>
      <text:p text:style-name="Standard">/кого</text:p>
      <text:p text:style-name="Standard">либо/</text:p>
      <text:p text:style-name="Standard">шейда</text:p>
      <text:p text:style-name="Standard">молодая</text:p>
      <text:p text:style-name="Standard">красивая</text:p>
      <text:p text:style-name="Standard">женщина</text:p>
      <text:p text:style-name="Standard">ее</text:p>
      <text:p text:style-name="Standard">волосы</text:p>
      <text:p text:style-name="Standard">черные</text:p>
      <text:p text:style-name="Standard">и </text:p>
      <text:p text:style-name="Standard">длинные</text:p>
      <text:p text:style-name="Standard">глаза </text:p>
      <text:p text:style-name="Standard">большие </text:p>
      <text:p text:style-name="Standard">крупные</text:p>
      <text:p text:style-name="Standard">и</text:p>
      <text:p text:style-name="Standard">ее </text:p>
      <text:p text:style-name="Standard">губы</text:p>
      <text:p text:style-name="Standard">всегда </text:p>
      <text:p text:style-name="Standard">улыбаются</text:p>
      <text:p text:style-name="Standard">улыбку </text:p>
      <text:p text:style-name="Standard"><text:soft-page-break/>делают</text:p>
      <text:p text:style-name="Standard">излучают</text:p>
      <text:p text:style-name="Standard">ее</text:p>
      <text:p text:style-name="Standard">платье</text:p>
      <text:p text:style-name="Standard">еще</text:p>
      <text:p text:style-name="Standard">не </text:p>
      <text:p text:style-name="Standard">было</text:p>
      <text:p text:style-name="Standard">готово</text:p>
      <text:p text:style-name="Standard">она</text:p>
      <text:p text:style-name="Standard">пришла</text:p>
      <text:p text:style-name="Standard">чтобы </text:p>
      <text:p text:style-name="Standard">kār</text:p>
      <text:p text:style-name="Standard">aš</text:p>
      <text:p text:style-name="Standard">rā</text:p>
      <text:p text:style-name="Standard">āğāz</text:p>
      <text:p text:style-name="Standard">kard</text:p>
      <text:p text:style-name="Standard">pas</text:p>
      <text:p text:style-name="Standard">az</text:p>
      <text:p text:style-name="Standard">pāyān</text:p>
      <text:p text:style-name="Standard">e</text:p>
      <text:p text:style-name="Standard">kār</text:p>
      <text:p text:style-name="Standard">man</text:p>
      <text:p text:style-name="Standard">dast</text:p>
      <text:p text:style-name="Standard">mozd</text:p>
      <text:p text:style-name="Standard">e</text:p>
      <text:p text:style-name="Standard">u</text:p>
      <text:p text:style-name="Standard">rā </text:p>
      <text:p text:style-name="Standard">dādam</text:p>
      <text:p text:style-name="Standard">va</text:p>
      <text:p text:style-name="Standard">az</text:p>
      <text:p text:style-name="Standard">u </text:p>
      <text:p text:style-name="Standard">sepāsgozāri</text:p>
      <text:p text:style-name="Standard">kardam</text:p>
      <text:p text:style-name="Standard">bāmdād</text:p>
      <text:p text:style-name="Standard">emruz</text:p>
      <text:p text:style-name="Standard">yeki </text:p>
      <text:p text:style-name="Standard">zang</text:p>
      <text:p text:style-name="Standard">e</text:p>
      <text:p text:style-name="Standard">dar</text:p>
      <text:p text:style-name="Standard">rā</text:p>
      <text:p text:style-name="Standard">zad</text:p>
      <text:p text:style-name="Standard">‫کرد‬ </text:p>
      <text:p text:style-name="Standard">‫پس</text:p>
      <text:p text:style-name="Standard">از</text:p>
      <text:p text:style-name="Standard">پایان</text:p>
      <text:p text:style-name="Standard">کار</text:p>
      <text:p text:style-name="Standard">،</text:p>
      <text:p text:style-name="Standard">من‬ </text:p>
      <text:p text:style-name="Standard">‫دستمزد</text:p>
      <text:p text:style-name="Standard">او</text:p>
      <text:p text:style-name="Standard">را</text:p>
      <text:p text:style-name="Standard">دادم</text:p>
      <text:p text:style-name="Standard">و</text:p>
      <text:p text:style-name="Standard">از</text:p>
      <text:p text:style-name="Standard"><text:soft-page-break/>او‬ </text:p>
      <text:p text:style-name="Standard">‫سپاسگزاری</text:p>
      <text:p text:style-name="Standard">کردم‬ </text:p>
      <text:p text:style-name="Standard">‫بامداد</text:p>
      <text:p text:style-name="Standard">امروز</text:p>
      <text:p text:style-name="Standard">یکی</text:p>
      <text:p text:style-name="Standard">زنگ‬ </text:p>
      <text:p text:style-name="Standard">‫در</text:p>
      <text:p text:style-name="Standard">را</text:p>
      <text:p text:style-name="Standard">زد‬ </text:p>
      <text:p text:style-name="Standard">porsidam</text:p>
      <text:p text:style-name="Standard">kist</text:p>
      <text:p text:style-name="Standard">”</text:p>
      <text:p text:style-name="Standard">‫پرسيدم</text:p>
      <text:p text:style-name="Standard">کيست؟‬ </text:p>
      <text:p text:style-name="Standard">pāsox</text:p>
      <text:p text:style-name="Standard">āmad</text:p>
      <text:p text:style-name="Standard">man</text:p>
      <text:p text:style-name="Standard">‫پاسخ</text:p>
      <text:p text:style-name="Standard">آمد</text:p>
      <text:p text:style-name="Standard">من</text:p>
      <text:p text:style-name="Standard">شيدا‬ </text:p>
      <text:p text:style-name="Standard">šeydā</text:p>
      <text:p text:style-name="Standard">hastam</text:p>
      <text:p text:style-name="Standard">mādar</text:p>
      <text:p text:style-name="Standard">‫هستم</text:p>
      <text:p text:style-name="Standard">مادر</text:p>
      <text:p text:style-name="Standard">شما</text:p>
      <text:p text:style-name="Standard">خانه‬ </text:p>
      <text:p text:style-name="Standard">e</text:p>
      <text:p text:style-name="Standard">šomā</text:p>
      <text:p text:style-name="Standard">xāne</text:p>
      <text:p text:style-name="Standard">ast</text:p>
      <text:p text:style-name="Standard">”</text:p>
      <text:p text:style-name="Standard">‫است؟‬ </text:p>
      <text:p text:style-name="Standard">āri</text:p>
      <text:p text:style-name="Standard">xāne</text:p>
      <text:p text:style-name="Standard">ast</text:p>
      <text:p text:style-name="Standard">‫آری</text:p>
      <text:p text:style-name="Standard">خانه</text:p>
      <text:p text:style-name="Standard">است‬ </text:p>
      <text:p text:style-name="Standard">dar</text:p>
      <text:p text:style-name="Standard">rā</text:p>
      <text:p text:style-name="Standard">bāz</text:p>
      <text:p text:style-name="Standard">kardam</text:p>
      <text:p text:style-name="Standard">va</text:p>
      <text:p text:style-name="Standard">‫در</text:p>
      <text:p text:style-name="Standard">را</text:p>
      <text:p text:style-name="Standard">باز</text:p>
      <text:p text:style-name="Standard">کردم</text:p>
      <text:p text:style-name="Standard">و</text:p>
      <text:p text:style-name="Standard">به‬ </text:p>
      <text:p text:style-name="Standard">be</text:p>
      <text:p text:style-name="Standard">mehmān</text:p>
      <text:p text:style-name="Standard"><text:soft-page-break/>xošāmad</text:p>
      <text:p text:style-name="Standard">‫مهمان</text:p>
      <text:p text:style-name="Standard">خوش</text:p>
      <text:p text:style-name="Standard">آمد</text:p>
      <text:p text:style-name="Standard">گفتم‬ </text:p>
      <text:p text:style-name="Standard">goftam</text:p>
      <text:p text:style-name="Standard">u</text:p>
      <text:p text:style-name="Standard">nazd</text:p>
      <text:p text:style-name="Standard">e</text:p>
      <text:p text:style-name="Standard">mādaram</text:p>
      <text:p text:style-name="Standard">yek</text:p>
      <text:p text:style-name="Standard">dāman</text:p>
      <text:p text:style-name="Standard">safāreš</text:p>
      <text:p text:style-name="Standard">dāde</text:p>
      <text:p text:style-name="Standard">bud</text:p>
      <text:p text:style-name="Standard">šeydā</text:p>
      <text:p text:style-name="Standard">yek</text:p>
      <text:p text:style-name="Standard">zan</text:p>
      <text:p text:style-name="Standard">e</text:p>
      <text:p text:style-name="Standard">javān</text:p>
      <text:p text:style-name="Standard">‫شيدا</text:p>
      <text:p text:style-name="Standard">یک</text:p>
      <text:p text:style-name="Standard">زن</text:p>
      <text:p text:style-name="Standard">جوان</text:p>
      <text:p text:style-name="Standard">و‬ </text:p>
      <text:p text:style-name="Standard">va</text:p>
      <text:p text:style-name="Standard">zibā</text:p>
      <text:p text:style-name="Standard">ast</text:p>
      <text:p text:style-name="Standard">‫زیبا</text:p>
      <text:p text:style-name="Standard">است‬ </text:p>
      <text:p text:style-name="Standard">mu</text:p>
      <text:p text:style-name="Standard">ye</text:p>
      <text:p text:style-name="Standard">sar</text:p>
      <text:p text:style-name="Standard">eš</text:p>
      <text:p text:style-name="Standard">siāh</text:p>
      <text:p text:style-name="Standard">va</text:p>
      <text:p text:style-name="Standard">،‫موی</text:p>
      <text:p text:style-name="Standard">سرش</text:p>
      <text:p text:style-name="Standard">سياه</text:p>
      <text:p text:style-name="Standard">و</text:p>
      <text:p text:style-name="Standard">بلند‬ </text:p>
      <text:p text:style-name="Standard">boland</text:p>
      <text:p text:style-name="Standard">češmān</text:p>
      <text:p text:style-name="Standard">e</text:p>
      <text:p text:style-name="Standard">u</text:p>
      <text:p text:style-name="Standard">‫چشمان</text:p>
      <text:p text:style-name="Standard">او</text:p>
      <text:p text:style-name="Standard">درشت</text:p>
      <text:p text:style-name="Standard">و‬ </text:p>
      <text:p text:style-name="Standard">dorošt</text:p>
      <text:p text:style-name="Standard">va</text:p>
      <text:p text:style-name="Standard">lab</text:p>
      <text:p text:style-name="Standard">hā</text:p>
      <text:p text:style-name="Standard">yeš</text:p>
      <text:p text:style-name="Standard"><text:soft-page-break/>‫لبهایش</text:p>
      <text:p text:style-name="Standard">هميشه</text:p>
      <text:p text:style-name="Standard">لبخند‬ </text:p>
      <text:p text:style-name="Standard">hamiše</text:p>
      <text:p text:style-name="Standard">labxand</text:p>
      <text:p text:style-name="Standard">‫مىزند‬ </text:p>
      <text:p text:style-name="Standard">mizanad</text:p>
      <text:p text:style-name="Standard">dāman</text:p>
      <text:p text:style-name="Standard">e</text:p>
      <text:p text:style-name="Standard">u</text:p>
      <text:p text:style-name="Standard">hanuz</text:p>
      <text:p text:style-name="Standard">‫دامن</text:p>
      <text:p text:style-name="Standard">او</text:p>
      <text:p text:style-name="Standard">هنوز</text:p>
      <text:p text:style-name="Standard">آماده</text:p>
      <text:p text:style-name="Standard">نشده‬ </text:p>
      <text:p text:style-name="Standard">āmāde</text:p>
      <text:p text:style-name="Standard">našode</text:p>
      <text:p text:style-name="Standard">bud</text:p>
      <text:p text:style-name="Standard">‫بود‬ </text:p>
      <text:p text:style-name="Standard">u</text:p>
      <text:p text:style-name="Standard">āmade</text:p>
      <text:p text:style-name="Standard">bud</text:p>
      <text:p text:style-name="Standard">tā</text:p>
      <text:p text:style-name="Standard">‫او</text:p>
      <text:p text:style-name="Standard">آمده</text:p>
      <text:p text:style-name="Standard">بود</text:p>
      <text:p text:style-name="Standard">تا</text:p>
      <text:p text:style-name="Standard">دامن</text:p>
      <text:p text:style-name="Standard">نو‬ </text:p>
      <text:p text:style-name="Standard">‫او</text:p>
      <text:p text:style-name="Standard">نزد</text:p>
      <text:p text:style-name="Standard">مادرم</text:p>
      <text:p text:style-name="Standard">یک</text:p>
      <text:p text:style-name="Standard">دامن‬ </text:p>
      <text:p text:style-name="Standard">‫سفارش</text:p>
      <text:p text:style-name="Standard">داده</text:p>
      <text:p text:style-name="Standard">بو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2 </text:p>
      <text:p text:style-name="Standard">померить</text:p>
      <text:p text:style-name="Standard">свое</text:p>
      <text:p text:style-name="Standard">платье </text:p>
      <text:p text:style-name="Standard">меру</text:p>
      <text:p text:style-name="Standard">взять;</text:p>
      <text:p text:style-name="Standard">andāze </text:p>
      <text:p text:style-name="Standard">—</text:p>
      <text:p text:style-name="Standard">мера</text:p>
      <text:p text:style-name="Standard"><text:soft-page-break/>размер</text:p>
      <text:p text:style-name="Standard">когда</text:p>
      <text:p text:style-name="Standard">она</text:p>
      <text:p text:style-name="Standard">одела</text:p>
      <text:p text:style-name="Standard">свое </text:p>
      <text:p text:style-name="Standard">платье</text:p>
      <text:p text:style-name="Standard">oна</text:p>
      <text:p text:style-name="Standard">стала</text:p>
      <text:p text:style-name="Standard">еще </text:p>
      <text:p text:style-name="Standard">красивее</text:p>
      <text:p text:style-name="Standard">я</text:p>
      <text:p text:style-name="Standard">вздохнул</text:p>
      <text:p text:style-name="Standard">ах </text:p>
      <text:p text:style-name="Standard">потянул</text:p>
      <text:p text:style-name="Standard">и</text:p>
      <text:p text:style-name="Standard">сказал </text:p>
      <text:p text:style-name="Standard">себе</text:p>
      <text:p text:style-name="Standard">хорошо</text:p>
      <text:p text:style-name="Standard">бы</text:p>
      <text:p text:style-name="Standard">если</text:p>
      <text:p text:style-name="Standard">она</text:p>
      <text:p text:style-name="Standard">была</text:p>
      <text:p text:style-name="Standard">бы </text:p>
      <text:p text:style-name="Standard">моей</text:p>
      <text:p text:style-name="Standard">супругой</text:p>
      <text:p text:style-name="Standard"><text:s/></text:p>
      <text:p text:style-name="Standard">19</text:p>
      <text:p text:style-name="Standard">сегодня</text:p>
      <text:p text:style-name="Standard">моя </text:p>
      <text:p text:style-name="Standard">сестра</text:p>
      <text:p text:style-name="Standard">принесла</text:p>
      <text:p text:style-name="Standard">с </text:p>
      <text:p text:style-name="Standard">собой</text:p>
      <text:p text:style-name="Standard">газету</text:p>
      <text:p text:style-name="Standard">когда</text:p>
      <text:p text:style-name="Standard">я</text:p>
      <text:p text:style-name="Standard">читал</text:p>
      <text:p text:style-name="Standard">ее</text:p>
      <text:p text:style-name="Standard">увидел</text:p>
      <text:p text:style-name="Standard">одно </text:p>
      <text:p text:style-name="Standard">объявление</text:p>
      <text:p text:style-name="Standard">объявление</text:p>
      <text:p text:style-name="Standard">было </text:p>
      <text:p text:style-name="Standard">напечатано</text:p>
      <text:p text:style-name="Standard">большого </text:p>
      <text:p text:style-name="Standard">размера</text:p>
      <text:p text:style-name="Standard">и</text:p>
      <text:p text:style-name="Standard">цветное </text:p>
      <text:p text:style-name="Standard">čāp</text:p>
      <text:p text:style-name="Standard">—</text:p>
      <text:p text:style-name="Standard">печать </text:p>
      <text:p text:style-name="Standard">/книги</text:p>
      <text:p text:style-name="Standard">газеты/</text:p>
      <text:p text:style-name="Standard">напечатанное</text:p>
      <text:p text:style-name="Standard"><text:soft-page-break/>московская </text:p>
      <text:p text:style-name="Standard">цирковая</text:p>
      <text:p text:style-name="Standard">группа </text:p>
      <text:p text:style-name="Standard">приехала</text:p>
      <text:p text:style-name="Standard">на</text:p>
      <text:p text:style-name="Standard">гастроли </text:p>
      <text:p text:style-name="Standard">в</text:p>
      <text:p text:style-name="Standard">тегеран</text:p>
      <text:p text:style-name="Standard">на</text:p>
      <text:p text:style-name="Standard">три</text:p>
      <text:p text:style-name="Standard">дня </text:p>
      <text:p text:style-name="Standard">namāyeš</text:p>
      <text:p text:style-name="Standard">— </text:p>
      <text:p text:style-name="Standard">представление</text:p>
      <text:p text:style-name="Standard">в</text:p>
      <text:p text:style-name="Standard">этой</text:p>
      <text:p text:style-name="Standard">программе </text:p>
      <text:p text:style-name="Standard">принимают</text:p>
      <text:p text:style-name="Standard">участие </text:p>
      <text:p text:style-name="Standard">эквилибристы</text:p>
      <text:p text:style-name="Standard">с </text:p>
      <text:p text:style-name="Standard">веревкой </text:p>
      <text:p text:style-name="Standard">играющие</text:p>
      <text:p text:style-name="Standard">иллюзионисты</text:p>
      <text:p text:style-name="Standard">jādu </text:p>
      <text:p text:style-name="Standard">—</text:p>
      <text:p text:style-name="Standard">колдун</text:p>
      <text:p text:style-name="Standard">а</text:p>
      <text:p text:style-name="Standard">также </text:p>
      <text:p text:style-name="Standard">группа</text:p>
      <text:p text:style-name="Standard">с</text:p>
      <text:p text:style-name="Standard">животными</text:p>
      <text:p text:style-name="Standard">такими</text:p>
      <text:p text:style-name="Standard">как</text:p>
      <text:p text:style-name="Standard">лев</text:p>
      <text:p text:style-name="Standard">тигр</text:p>
      <text:p text:style-name="Standard">медведь</text:p>
      <text:p text:style-name="Standard">обезьяна</text:p>
      <text:p text:style-name="Standard"><text:s/></text:p>
      <text:p text:style-name="Standard">dāman</text:p>
      <text:p text:style-name="Standard">e</text:p>
      <text:p text:style-name="Standard">nov</text:p>
      <text:p text:style-name="Standard">e</text:p>
      <text:p text:style-name="Standard">xodaš</text:p>
      <text:p text:style-name="Standard">‫خودش</text:p>
      <text:p text:style-name="Standard">را</text:p>
      <text:p text:style-name="Standard">اندازه</text:p>
      <text:p text:style-name="Standard">بگيرد‬ </text:p>
      <text:p text:style-name="Standard">rā</text:p>
      <text:p text:style-name="Standard">andāze</text:p>
      <text:p text:style-name="Standard">begirad</text:p>
      <text:p text:style-name="Standard">haminke</text:p>
      <text:p text:style-name="Standard">dāmanaš</text:p>
      <text:p text:style-name="Standard">rā</text:p>
      <text:p text:style-name="Standard"><text:soft-page-break/>‫همينکه</text:p>
      <text:p text:style-name="Standard">دامنش</text:p>
      <text:p text:style-name="Standard">را</text:p>
      <text:p text:style-name="Standard">پوشيد‬ </text:p>
      <text:p text:style-name="Standard">pušid</text:p>
      <text:p text:style-name="Standard">zibātar</text:p>
      <text:p text:style-name="Standard">šod</text:p>
      <text:p text:style-name="Standard">‫زیباتر</text:p>
      <text:p text:style-name="Standard">شد‬ </text:p>
      <text:p text:style-name="Standard">man</text:p>
      <text:p text:style-name="Standard">āh</text:p>
      <text:p text:style-name="Standard">kešidam</text:p>
      <text:p text:style-name="Standard">va</text:p>
      <text:p text:style-name="Standard">bā</text:p>
      <text:p text:style-name="Standard">‫من</text:p>
      <text:p text:style-name="Standard">آه</text:p>
      <text:p text:style-name="Standard">کشيدم</text:p>
      <text:p text:style-name="Standard">و</text:p>
      <text:p text:style-name="Standard">با</text:p>
      <text:p text:style-name="Standard">خود‬ </text:p>
      <text:p text:style-name="Standard">xod</text:p>
      <text:p text:style-name="Standard">goftam</text:p>
      <text:p text:style-name="Standard">aykāš</text:p>
      <text:p text:style-name="Standard">‫گفتم</text:p>
      <text:p text:style-name="Standard">ایکاش</text:p>
      <text:p text:style-name="Standard">شيدا‬ </text:p>
      <text:p text:style-name="Standard">šeydā</text:p>
      <text:p text:style-name="Standard">ham</text:p>
      <text:p text:style-name="Standard">sar</text:p>
      <text:p text:style-name="Standard">e</text:p>
      <text:p text:style-name="Standard">man</text:p>
      <text:p text:style-name="Standard">‫همسر</text:p>
      <text:p text:style-name="Standard">من</text:p>
      <text:p text:style-name="Standard">مىبود‬ </text:p>
      <text:p text:style-name="Standard">mibud</text:p>
      <text:p text:style-name="Standard">”</text:p>
      <text:p text:style-name="Standard">emruz</text:p>
      <text:p text:style-name="Standard">xāharam</text:p>
      <text:p text:style-name="Standard">bā</text:p>
      <text:p text:style-name="Standard">‫امروز</text:p>
      <text:p text:style-name="Standard">خواهرم</text:p>
      <text:p text:style-name="Standard">با</text:p>
      <text:p text:style-name="Standard">خودش‬ </text:p>
      <text:p text:style-name="Standard">xod</text:p>
      <text:p text:style-name="Standard">aš</text:p>
      <text:p text:style-name="Standard">ruznāme</text:p>
      <text:p text:style-name="Standard">āvard</text:p>
      <text:p text:style-name="Standard">‫روزنامه</text:p>
      <text:p text:style-name="Standard">آورد‬ </text:p>
      <text:p text:style-name="Standard">hengāmi</text:p>
      <text:p text:style-name="Standard">ke</text:p>
      <text:p text:style-name="Standard">ruznāme</text:p>
      <text:p text:style-name="Standard">‫هنگامی</text:p>
      <text:p text:style-name="Standard">که</text:p>
      <text:p text:style-name="Standard"><text:soft-page-break/>روزنامه</text:p>
      <text:p text:style-name="Standard">را‬ </text:p>
      <text:p text:style-name="Standard">rā</text:p>
      <text:p text:style-name="Standard">mixāndam</text:p>
      <text:p text:style-name="Standard">yek</text:p>
      <text:p text:style-name="Standard">‫مىخواندم</text:p>
      <text:p text:style-name="Standard">یک</text:p>
      <text:p text:style-name="Standard">آگهی</text:p>
      <text:p text:style-name="Standard">دیدم‬ </text:p>
      <text:p text:style-name="Standard">āgehi</text:p>
      <text:p text:style-name="Standard">didam</text:p>
      <text:p text:style-name="Standard">āgehi</text:p>
      <text:p text:style-name="Standard">bozorg</text:p>
      <text:p text:style-name="Standard">va</text:p>
      <text:p text:style-name="Standard">rangin</text:p>
      <text:p text:style-name="Standard">čāp</text:p>
      <text:p text:style-name="Standard">šode</text:p>
      <text:p text:style-name="Standard">bud</text:p>
      <text:p text:style-name="Standard">goruh</text:p>
      <text:p text:style-name="Standard">e</text:p>
      <text:p text:style-name="Standard">sirk</text:p>
      <text:p text:style-name="Standard">e</text:p>
      <text:p text:style-name="Standard">šahr</text:p>
      <text:p text:style-name="Standard">e</text:p>
      <text:p text:style-name="Standard">‫</text:p>
      <text:p text:style-name="Standard">گروه</text:p>
      <text:p text:style-name="Standard">سيرک</text:p>
      <text:p text:style-name="Standard">شهر‬ </text:p>
      <text:p text:style-name="Standard">mosko</text:p>
      <text:p text:style-name="Standard">barā</text:p>
      <text:p text:style-name="Standard">ye</text:p>
      <text:p text:style-name="Standard">‫مسکو</text:p>
      <text:p text:style-name="Standard">برای</text:p>
      <text:p text:style-name="Standard">نمایش</text:p>
      <text:p text:style-name="Standard">سه‬ </text:p>
      <text:p text:style-name="Standard">namāyeš</text:p>
      <text:p text:style-name="Standard">e</text:p>
      <text:p text:style-name="Standard">se</text:p>
      <text:p text:style-name="Standard">ruze</text:p>
      <text:p text:style-name="Standard">be</text:p>
      <text:p text:style-name="Standard">‫روزه</text:p>
      <text:p text:style-name="Standard">به</text:p>
      <text:p text:style-name="Standard">تهران</text:p>
      <text:p text:style-name="Standard">آمدند‬ </text:p>
      <text:p text:style-name="Standard">tehrān</text:p>
      <text:p text:style-name="Standard">āmadand</text:p>
      <text:p text:style-name="Standard">dar</text:p>
      <text:p text:style-name="Standard">in</text:p>
      <text:p text:style-name="Standard">barnāme</text:p>
      <text:p text:style-name="Standard">band</text:p>
      <text:p text:style-name="Standard">،‫در</text:p>
      <text:p text:style-name="Standard">این</text:p>
      <text:p text:style-name="Standard">برنامه</text:p>
      <text:p text:style-name="Standard">بندبازان‬ </text:p>
      <text:p text:style-name="Standard"><text:soft-page-break/>bāzān</text:p>
      <text:p text:style-name="Standard">jādugarān</text:p>
      <text:p text:style-name="Standard">‫جادوگران،</text:p>
      <text:p text:style-name="Standard">همچنين‬ </text:p>
      <text:p text:style-name="Standard">hamčanin</text:p>
      <text:p text:style-name="Standard">goruhi</text:p>
      <text:p text:style-name="Standard">az</text:p>
      <text:p text:style-name="Standard">‫گروهی</text:p>
      <text:p text:style-name="Standard">از</text:p>
      <text:p text:style-name="Standard">جانوران</text:p>
      <text:p text:style-name="Standard">مانند‬ </text:p>
      <text:p text:style-name="Standard">jānevarān</text:p>
      <text:p text:style-name="Standard">mānand</text:p>
      <text:p text:style-name="Standard">e</text:p>
      <text:p text:style-name="Standard">‫شير،</text:p>
      <text:p text:style-name="Standard">ببر،</text:p>
      <text:p text:style-name="Standard">خرس</text:p>
      <text:p text:style-name="Standard">و‬ </text:p>
      <text:p text:style-name="Standard">šir</text:p>
      <text:p text:style-name="Standard">babr</text:p>
      <text:p text:style-name="Standard">xers</text:p>
      <text:p text:style-name="Standard">va</text:p>
      <text:p text:style-name="Standard">‫ميمون</text:p>
      <text:p text:style-name="Standard">نمایش</text:p>
      <text:p text:style-name="Standard">خواهند‬ </text:p>
      <text:p text:style-name="Standard">meymun</text:p>
      <text:p text:style-name="Standard">namāyeš</text:p>
      <text:p text:style-name="Standard">‫داد‬ </text:p>
      <text:p text:style-name="Standard">xāhand</text:p>
      <text:p text:style-name="Standard">dād</text:p>
      <text:p text:style-name="Standard">”</text:p>
      <text:p text:style-name="Standard">‫آگهی</text:p>
      <text:p text:style-name="Standard">بزرگ</text:p>
      <text:p text:style-name="Standard">و</text:p>
      <text:p text:style-name="Standard">رنگين‬ </text:p>
      <text:p text:style-name="Standard">‫چاپ</text:p>
      <text:p text:style-name="Standard">شده</text:p>
      <text:p text:style-name="Standard">بود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3 </text:p>
      <text:p text:style-name="Standard">после</text:p>
      <text:p text:style-name="Standard">чтения </text:p>
      <text:p text:style-name="Standard">рекламы</text:p>
      <text:p text:style-name="Standard">я</text:p>
      <text:p text:style-name="Standard">позвонил </text:p>
      <text:p text:style-name="Standard">отцу</text:p>
      <text:p text:style-name="Standard">и</text:p>
      <text:p text:style-name="Standard">мы</text:p>
      <text:p text:style-name="Standard"><text:soft-page-break/>об</text:p>
      <text:p text:style-name="Standard">этом </text:p>
      <text:p text:style-name="Standard">поговорили</text:p>
      <text:p text:style-name="Standard">он</text:p>
      <text:p text:style-name="Standard">ответил</text:p>
      <text:p text:style-name="Standard">дорогой</text:p>
      <text:p text:style-name="Standard">бабек</text:p>
      <text:p text:style-name="Standard">сходи</text:p>
      <text:p text:style-name="Standard">и</text:p>
      <text:p text:style-name="Standard">возьми</text:p>
      <text:p text:style-name="Standard">у </text:p>
      <text:p text:style-name="Standard">мамы</text:p>
      <text:p text:style-name="Standard">деньги</text:p>
      <text:p text:style-name="Standard">и</text:p>
      <text:p text:style-name="Standard">на </text:p>
      <text:p text:style-name="Standard">сегодняшний</text:p>
      <text:p text:style-name="Standard">день </text:p>
      <text:p text:style-name="Standard">купи</text:p>
      <text:p text:style-name="Standard">четыре</text:p>
      <text:p text:style-name="Standard">билета</text:p>
      <text:p text:style-name="Standard">старайся</text:p>
      <text:p text:style-name="Standard">купить </text:p>
      <text:p text:style-name="Standard">билеты</text:p>
      <text:p text:style-name="Standard">на</text:p>
      <text:p text:style-name="Standard">первые </text:p>
      <text:p text:style-name="Standard">ряды</text:p>
      <text:p text:style-name="Standard">jelo</text:p>
      <text:p text:style-name="Standard">— </text:p>
      <text:p text:style-name="Standard">передняя</text:p>
      <text:p text:style-name="Standard">часть</text:p>
      <text:p text:style-name="Standard">спереди;</text:p>
      <text:p text:style-name="Standard">узда</text:p>
      <text:p text:style-name="Standard"><text:s/></text:p>
      <text:p text:style-name="Standard">сегодня</text:p>
      <text:p text:style-name="Standard">отец </text:p>
      <text:p text:style-name="Standard">раньше</text:p>
      <text:p text:style-name="Standard">чем</text:p>
      <text:p text:style-name="Standard">всегда</text:p>
      <text:p text:style-name="Standard"><text:s/></text:p>
      <text:p text:style-name="Standard">приехал</text:p>
      <text:p text:style-name="Standard">домой</text:p>
      <text:p text:style-name="Standard">и</text:p>
      <text:p text:style-name="Standard">мы </text:p>
      <text:p text:style-name="Standard">поехали</text:p>
      <text:p text:style-name="Standard">в</text:p>
      <text:p text:style-name="Standard">цирк</text:p>
      <text:p text:style-name="Standard">было</text:p>
      <text:p text:style-name="Standard">очень</text:p>
      <text:p text:style-name="Standard">весело </text:p>
      <text:p text:style-name="Standard">все</text:p>
      <text:p text:style-name="Standard">хорошо </text:p>
      <text:p text:style-name="Standard">прошло</text:p>
      <text:p text:style-name="Standard">программа</text:p>
      <text:p text:style-name="Standard">русского </text:p>
      <text:p text:style-name="Standard"><text:soft-page-break/>цирка</text:p>
      <text:p text:style-name="Standard">неповторима </text:p>
      <text:p text:style-name="Standard">русские</text:p>
      <text:p text:style-name="Standard">в</text:p>
      <text:p text:style-name="Standard">цирковой </text:p>
      <text:p text:style-name="Standard">игре</text:p>
      <text:p text:style-name="Standard">не</text:p>
      <text:p text:style-name="Standard">имеют </text:p>
      <text:p text:style-name="Standard">равных</text:p>
      <text:p text:style-name="Standard">20</text:p>
      <text:p text:style-name="Standard">сегодня</text:p>
      <text:p text:style-name="Standard">я</text:p>
      <text:p text:style-name="Standard">с </text:p>
      <text:p text:style-name="Standard">матерью</text:p>
      <text:p text:style-name="Standard">поехал </text:p>
      <text:p text:style-name="Standard">свататься</text:p>
      <text:p text:style-name="Standard">она</text:p>
      <text:p text:style-name="Standard">—</text:p>
      <text:p text:style-name="Standard">подруга</text:p>
      <text:p text:style-name="Standard">моей </text:p>
      <text:p text:style-name="Standard">сестры</text:p>
      <text:p text:style-name="Standard">и</text:p>
      <text:p text:style-name="Standard">ее</text:p>
      <text:p text:style-name="Standard">зовут </text:p>
      <text:p text:style-name="Standard">бану</text:p>
      <text:p text:style-name="Standard">бану</text:p>
      <text:p text:style-name="Standard">—</text:p>
      <text:p text:style-name="Standard">девушка</text:p>
      <text:p text:style-name="Standard">с </text:p>
      <text:p text:style-name="Standard">хорошей</text:p>
      <text:p text:style-name="Standard">фигурой</text:p>
      <text:p text:style-name="Standard">добрая</text:p>
      <text:p text:style-name="Standard">и</text:p>
      <text:p text:style-name="Standard">хорошая </text:p>
      <text:p text:style-name="Standard">хозяйка</text:p>
      <text:p text:style-name="Standard">andām</text:p>
      <text:p text:style-name="Standard">— </text:p>
      <text:p text:style-name="Standard">фигура</text:p>
      <text:p text:style-name="Standard">туловище</text:p>
      <text:p text:style-name="Standard">haminke</text:p>
      <text:p text:style-name="Standard">āgehi</text:p>
      <text:p text:style-name="Standard">rā </text:p>
      <text:p text:style-name="Standard">xāndam</text:p>
      <text:p text:style-name="Standard">bā</text:p>
      <text:p text:style-name="Standard">pedaram </text:p>
      <text:p text:style-name="Standard">tamās</text:p>
      <text:p text:style-name="Standard">gereftam</text:p>
      <text:p text:style-name="Standard">va</text:p>
      <text:p text:style-name="Standard">mā </text:p>
      <text:p text:style-name="Standard">dar</text:p>
      <text:p text:style-name="Standard">in</text:p>
      <text:p text:style-name="Standard">bāre</text:p>
      <text:p text:style-name="Standard">bā</text:p>
      <text:p text:style-name="Standard">ham </text:p>
      <text:p text:style-name="Standard"><text:soft-page-break/>goft</text:p>
      <text:p text:style-name="Standard">o</text:p>
      <text:p text:style-name="Standard">gu</text:p>
      <text:p text:style-name="Standard">kardim</text:p>
      <text:p text:style-name="Standard">u</text:p>
      <text:p text:style-name="Standard">pāsox</text:p>
      <text:p text:style-name="Standard">dād</text:p>
      <text:p text:style-name="Standard">bābak </text:p>
      <text:p text:style-name="Standard">jān</text:p>
      <text:p text:style-name="Standard">boro</text:p>
      <text:p text:style-name="Standard">az</text:p>
      <text:p text:style-name="Standard">mādar</text:p>
      <text:p text:style-name="Standard">at </text:p>
      <text:p text:style-name="Standard">pul</text:p>
      <text:p text:style-name="Standard">begir</text:p>
      <text:p text:style-name="Standard">va</text:p>
      <text:p text:style-name="Standard">barā</text:p>
      <text:p text:style-name="Standard">ye </text:p>
      <text:p text:style-name="Standard">namāyeš</text:p>
      <text:p text:style-name="Standard">e</text:p>
      <text:p text:style-name="Standard">emšab </text:p>
      <text:p text:style-name="Standard">čahār</text:p>
      <text:p text:style-name="Standard">tā</text:p>
      <text:p text:style-name="Standard">belit</text:p>
      <text:p text:style-name="Standard">bexar</text:p>
      <text:p text:style-name="Standard">kušeš</text:p>
      <text:p text:style-name="Standard">kon</text:p>
      <text:p text:style-name="Standard">ke</text:p>
      <text:p text:style-name="Standard">dar </text:p>
      <text:p text:style-name="Standard">redif</text:p>
      <text:p text:style-name="Standard">hā</text:p>
      <text:p text:style-name="Standard">ye</text:p>
      <text:p text:style-name="Standard">jelo </text:p>
      <text:p text:style-name="Standard">bāšad</text:p>
      <text:p text:style-name="Standard">” </text:p>
      <text:p text:style-name="Standard">‫همينکه</text:p>
      <text:p text:style-name="Standard">آگهی</text:p>
      <text:p text:style-name="Standard">را</text:p>
      <text:p text:style-name="Standard">خواندم‬ </text:p>
      <text:p text:style-name="Standard">‫با</text:p>
      <text:p text:style-name="Standard">پدرم</text:p>
      <text:p text:style-name="Standard">تماس</text:p>
      <text:p text:style-name="Standard">گرفتم</text:p>
      <text:p text:style-name="Standard">و</text:p>
      <text:p text:style-name="Standard">ما‬ </text:p>
      <text:p text:style-name="Standard">‫در</text:p>
      <text:p text:style-name="Standard">این</text:p>
      <text:p text:style-name="Standard">باره</text:p>
      <text:p text:style-name="Standard">با</text:p>
      <text:p text:style-name="Standard">هم</text:p>
      <text:p text:style-name="Standard">گفت</text:p>
      <text:p text:style-name="Standard">و‬ </text:p>
      <text:p text:style-name="Standard">‫گو</text:p>
      <text:p text:style-name="Standard">کردیم‬ </text:p>
      <text:p text:style-name="Standard"><text:soft-page-break/>‫او</text:p>
      <text:p text:style-name="Standard">پاسخ</text:p>
      <text:p text:style-name="Standard">داد</text:p>
      <text:p text:style-name="Standard">بابک‬ </text:p>
      <text:p text:style-name="Standard">‫جان،</text:p>
      <text:p text:style-name="Standard">برو</text:p>
      <text:p text:style-name="Standard">از</text:p>
      <text:p text:style-name="Standard">ماردت</text:p>
      <text:p text:style-name="Standard">پول‬ </text:p>
      <text:p text:style-name="Standard">‫بگير</text:p>
      <text:p text:style-name="Standard">و</text:p>
      <text:p text:style-name="Standard">برای</text:p>
      <text:p text:style-name="Standard">نمایش‬ </text:p>
      <text:p text:style-name="Standard">‫امشب</text:p>
      <text:p text:style-name="Standard">چهارتا</text:p>
      <text:p text:style-name="Standard">بليت</text:p>
      <text:p text:style-name="Standard">بخر‬ </text:p>
      <text:p text:style-name="Standard">‫کوشش</text:p>
      <text:p text:style-name="Standard">کن</text:p>
      <text:p text:style-name="Standard">که</text:p>
      <text:p text:style-name="Standard">در‬ </text:p>
      <text:p text:style-name="Standard">‫رديفهای</text:p>
      <text:p text:style-name="Standard">جلو</text:p>
      <text:p text:style-name="Standard">باشد‬ </text:p>
      <text:p text:style-name="Standard">emšab</text:p>
      <text:p text:style-name="Standard">pedar</text:p>
      <text:p text:style-name="Standard">am</text:p>
      <text:p text:style-name="Standard">‫امشب</text:p>
      <text:p text:style-name="Standard">پدرم</text:p>
      <text:p text:style-name="Standard">زودتر</text:p>
      <text:p text:style-name="Standard">از‬ </text:p>
      <text:p text:style-name="Standard">zudtar</text:p>
      <text:p text:style-name="Standard">az</text:p>
      <text:p text:style-name="Standard">hamiše</text:p>
      <text:p text:style-name="Standard">be</text:p>
      <text:p text:style-name="Standard">‫هميشه</text:p>
      <text:p text:style-name="Standard">به</text:p>
      <text:p text:style-name="Standard">خانه</text:p>
      <text:p text:style-name="Standard">آمد</text:p>
      <text:p text:style-name="Standard">و</text:p>
      <text:p text:style-name="Standard">ما‬ </text:p>
      <text:p text:style-name="Standard">xāne</text:p>
      <text:p text:style-name="Standard">āmad</text:p>
      <text:p text:style-name="Standard">va</text:p>
      <text:p text:style-name="Standard">mā</text:p>
      <text:p text:style-name="Standard">be</text:p>
      <text:p text:style-name="Standard">‫به</text:p>
      <text:p text:style-name="Standard">سيرک</text:p>
      <text:p text:style-name="Standard">رفتيم‬ </text:p>
      <text:p text:style-name="Standard">sirk</text:p>
      <text:p text:style-name="Standard">raftim</text:p>
      <text:p text:style-name="Standard">xeyli</text:p>
      <text:p text:style-name="Standard">xoš</text:p>
      <text:p text:style-name="Standard">gozašt</text:p>
      <text:p text:style-name="Standard"><text:soft-page-break/>rus</text:p>
      <text:p text:style-name="Standard">hā</text:p>
      <text:p text:style-name="Standard">dar</text:p>
      <text:p text:style-name="Standard">sirk</text:p>
      <text:p text:style-name="Standard">bāzi</text:p>
      <text:p text:style-name="Standard">‫روسها</text:p>
      <text:p text:style-name="Standard">در</text:p>
      <text:p text:style-name="Standard">سيرک</text:p>
      <text:p text:style-name="Standard">بازی‬ </text:p>
      <text:p text:style-name="Standard">hamtā</text:p>
      <text:p text:style-name="Standard">nadārand</text:p>
      <text:p text:style-name="Standard">‫همتا</text:p>
      <text:p text:style-name="Standard">ندارند‬ </text:p>
      <text:p text:style-name="Standard">‫خيلی</text:p>
      <text:p text:style-name="Standard">خوش</text:p>
      <text:p text:style-name="Standard">گذشت‬ </text:p>
      <text:p text:style-name="Standard">emruz</text:p>
      <text:p text:style-name="Standard">man</text:p>
      <text:p text:style-name="Standard">hamrāh</text:p>
      <text:p text:style-name="Standard">e</text:p>
      <text:p text:style-name="Standard">‫امروز</text:p>
      <text:p text:style-name="Standard">من</text:p>
      <text:p text:style-name="Standard">همراه</text:p>
      <text:p text:style-name="Standard">مادرم</text:p>
      <text:p text:style-name="Standard">به‬ </text:p>
      <text:p text:style-name="Standard">mādar</text:p>
      <text:p text:style-name="Standard">am</text:p>
      <text:p text:style-name="Standard">be</text:p>
      <text:p text:style-name="Standard">xāstegāri </text:p>
      <text:p text:style-name="Standard">‫خواستگاری</text:p>
      <text:p text:style-name="Standard">رفتم‬ </text:p>
      <text:p text:style-name="Standard">raftam</text:p>
      <text:p text:style-name="Standard">u</text:p>
      <text:p text:style-name="Standard">dust</text:p>
      <text:p text:style-name="Standard">e</text:p>
      <text:p text:style-name="Standard">xāhar</text:p>
      <text:p text:style-name="Standard">e</text:p>
      <text:p text:style-name="Standard">man </text:p>
      <text:p text:style-name="Standard">‫او</text:p>
      <text:p text:style-name="Standard">دوست</text:p>
      <text:p text:style-name="Standard">خواهر</text:p>
      <text:p text:style-name="Standard">من</text:p>
      <text:p text:style-name="Standard">و‬ </text:p>
      <text:p text:style-name="Standard">va</text:p>
      <text:p text:style-name="Standard">nām</text:p>
      <text:p text:style-name="Standard">aš</text:p>
      <text:p text:style-name="Standard">bānu</text:p>
      <text:p text:style-name="Standard">ast</text:p>
      <text:p text:style-name="Standard">‫نامش</text:p>
      <text:p text:style-name="Standard">بانو</text:p>
      <text:p text:style-name="Standard">است‬ </text:p>
      <text:p text:style-name="Standard">bānu</text:p>
      <text:p text:style-name="Standard">doxtari</text:p>
      <text:p text:style-name="Standard">xoš </text:p>
      <text:p text:style-name="Standard"><text:soft-page-break/>andām</text:p>
      <text:p text:style-name="Standard">mehrabān</text:p>
      <text:p text:style-name="Standard">va </text:p>
      <text:p text:style-name="Standard">xāne</text:p>
      <text:p text:style-name="Standard">dar</text:p>
      <text:p text:style-name="Standard">e</text:p>
      <text:p text:style-name="Standard">xubi</text:p>
      <text:p text:style-name="Standard">ast</text:p>
      <text:p text:style-name="Standard">،‫بانو</text:p>
      <text:p text:style-name="Standard">دختری</text:p>
      <text:p text:style-name="Standard">خوشاندام‬ </text:p>
      <text:p text:style-name="Standard">‫مهربان</text:p>
      <text:p text:style-name="Standard">و</text:p>
      <text:p text:style-name="Standard">خانهدار</text:p>
      <text:p text:style-name="Standard">خوبی‬ </text:p>
      <text:p text:style-name="Standard">‫است‬ </text:p>
      <text:p text:style-name="Standard">мультиязыковой</text:p>
      <text:p text:style-name="Standard">проект</text:p>
      <text:p text:style-name="Standard"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4 </text:p>
      <text:p text:style-name="Standard">я</text:p>
      <text:p text:style-name="Standard">познакомился</text:p>
      <text:p text:style-name="Standard">с </text:p>
      <text:p text:style-name="Standard">ней</text:p>
      <text:p text:style-name="Standard">шесть</text:p>
      <text:p text:style-name="Standard">месяцев </text:p>
      <text:p text:style-name="Standard">назад</text:p>
      <text:p text:style-name="Standard">я</text:p>
      <text:p text:style-name="Standard">надел</text:p>
      <text:p text:style-name="Standard">мою</text:p>
      <text:p text:style-name="Standard">самую </text:p>
      <text:p text:style-name="Standard">лучшую</text:p>
      <text:p text:style-name="Standard">одежду</text:p>
      <text:p text:style-name="Standard">и </text:p>
      <text:p text:style-name="Standard">мы</text:p>
      <text:p text:style-name="Standard">поехали</text:p>
      <text:p text:style-name="Standard">к</text:p>
      <text:p text:style-name="Standard">ним </text:p>
      <text:p text:style-name="Standard">домой</text:p>
      <text:p text:style-name="Standard">когда</text:p>
      <text:p text:style-name="Standard">я</text:p>
      <text:p text:style-name="Standard">моя</text:p>
      <text:p text:style-name="Standard">и</text:p>
      <text:p text:style-name="Standard">ее </text:p>
      <text:p text:style-name="Standard">матери</text:p>
      <text:p text:style-name="Standard">сидели</text:p>
      <text:p text:style-name="Standard">в </text:p>
      <text:p text:style-name="Standard">гостиной</text:p>
      <text:p text:style-name="Standard">бану </text:p>
      <text:p text:style-name="Standard">вошла</text:p>
      <text:p text:style-name="Standard"><text:soft-page-break/>в</text:p>
      <text:p text:style-name="Standard">комнату</text:p>
      <text:p text:style-name="Standard">с </text:p>
      <text:p text:style-name="Standard">подносом</text:p>
      <text:p text:style-name="Standard">в</text:p>
      <text:p text:style-name="Standard">руках</text:p>
      <text:p text:style-name="Standard">на </text:p>
      <text:p text:style-name="Standard">подносе</text:p>
      <text:p text:style-name="Standard">были</text:p>
      <text:p text:style-name="Standard">чай</text:p>
      <text:p text:style-name="Standard">и </text:p>
      <text:p text:style-name="Standard">сладости</text:p>
      <text:p text:style-name="Standard">man</text:p>
      <text:p text:style-name="Standard">šeš</text:p>
      <text:p text:style-name="Standard">māh</text:p>
      <text:p text:style-name="Standard">piš</text:p>
      <text:p text:style-name="Standard">bā</text:p>
      <text:p text:style-name="Standard">u </text:p>
      <text:p text:style-name="Standard">āšnā</text:p>
      <text:p text:style-name="Standard">šodam</text:p>
      <text:p text:style-name="Standard">‫من</text:p>
      <text:p text:style-name="Standard">شش</text:p>
      <text:p text:style-name="Standard">ماه</text:p>
      <text:p text:style-name="Standard">پيش</text:p>
      <text:p text:style-name="Standard">با</text:p>
      <text:p text:style-name="Standard">او‬ </text:p>
      <text:p text:style-name="Standard">‫آشنا</text:p>
      <text:p text:style-name="Standard">شدم‬ </text:p>
      <text:p text:style-name="Standard">man</text:p>
      <text:p text:style-name="Standard">behtarin</text:p>
      <text:p text:style-name="Standard">jāme</text:p>
      <text:p text:style-name="Standard">hā</text:p>
      <text:p text:style-name="Standard">‫من</text:p>
      <text:p text:style-name="Standard">بهترین</text:p>
      <text:p text:style-name="Standard">جامههایم</text:p>
      <text:p text:style-name="Standard">را‬ </text:p>
      <text:p text:style-name="Standard">yam</text:p>
      <text:p text:style-name="Standard">rā</text:p>
      <text:p text:style-name="Standard">pušidam</text:p>
      <text:p text:style-name="Standard">va</text:p>
      <text:p text:style-name="Standard">mā</text:p>
      <text:p text:style-name="Standard">‫پوشيدم</text:p>
      <text:p text:style-name="Standard">و</text:p>
      <text:p text:style-name="Standard">ما</text:p>
      <text:p text:style-name="Standard">به</text:p>
      <text:p text:style-name="Standard">خانه</text:p>
      <text:p text:style-name="Standard">آنها‬ </text:p>
      <text:p text:style-name="Standard">be</text:p>
      <text:p text:style-name="Standard">xāne</text:p>
      <text:p text:style-name="Standard">ye</text:p>
      <text:p text:style-name="Standard">ānhā </text:p>
      <text:p text:style-name="Standard">‫رفتيم‬ </text:p>
      <text:p text:style-name="Standard">raftim</text:p>
      <text:p text:style-name="Standard">dar</text:p>
      <text:p text:style-name="Standard"><text:soft-page-break/>otāq</text:p>
      <text:p text:style-name="Standard">e</text:p>
      <text:p text:style-name="Standard">pezirāyi </text:p>
      <text:p text:style-name="Standard">‫در</text:p>
      <text:p text:style-name="Standard">اتاق</text:p>
      <text:p text:style-name="Standard">پذیرایی</text:p>
      <text:p text:style-name="Standard">هنگامی‬ </text:p>
      <text:p text:style-name="Standard">hengāmi</text:p>
      <text:p text:style-name="Standard">ke</text:p>
      <text:p text:style-name="Standard">man</text:p>
      <text:p text:style-name="Standard">‫که</text:p>
      <text:p text:style-name="Standard">من،</text:p>
      <text:p text:style-name="Standard">مادرم</text:p>
      <text:p text:style-name="Standard">و</text:p>
      <text:p text:style-name="Standard">مادر</text:p>
      <text:p text:style-name="Standard">بانو‬ </text:p>
      <text:p text:style-name="Standard">mādar</text:p>
      <text:p text:style-name="Standard">am</text:p>
      <text:p text:style-name="Standard">va</text:p>
      <text:p text:style-name="Standard">mādar</text:p>
      <text:p text:style-name="Standard">e</text:p>
      <text:p text:style-name="Standard">‫نشسته</text:p>
      <text:p text:style-name="Standard">بودیم،</text:p>
      <text:p text:style-name="Standard">بانو</text:p>
      <text:p text:style-name="Standard">با</text:p>
      <text:p text:style-name="Standard">یک‬ </text:p>
      <text:p text:style-name="Standard">bānu</text:p>
      <text:p text:style-name="Standard">nešaste</text:p>
      <text:p text:style-name="Standard">budim</text:p>
      <text:p text:style-name="Standard">‫سينی</text:p>
      <text:p text:style-name="Standard">در</text:p>
      <text:p text:style-name="Standard">دست</text:p>
      <text:p text:style-name="Standard">که</text:p>
      <text:p text:style-name="Standard">در</text:p>
      <text:p text:style-name="Standard">آن‬ </text:p>
      <text:p text:style-name="Standard">bānu</text:p>
      <text:p text:style-name="Standard">bā</text:p>
      <text:p text:style-name="Standard">yek</text:p>
      <text:p text:style-name="Standard">sini</text:p>
      <text:p text:style-name="Standard">dar </text:p>
      <text:p text:style-name="Standard">‫چای</text:p>
      <text:p text:style-name="Standard">و</text:p>
      <text:p text:style-name="Standard">شيرینی</text:p>
      <text:p text:style-name="Standard">بود</text:p>
      <text:p text:style-name="Standard">درون‬ </text:p>
      <text:p text:style-name="Standard">dast</text:p>
      <text:p text:style-name="Standard">ke</text:p>
      <text:p text:style-name="Standard">dar</text:p>
      <text:p text:style-name="Standard">ān</text:p>
      <text:p text:style-name="Standard">čāy</text:p>
      <text:p text:style-name="Standard">va </text:p>
      <text:p text:style-name="Standard">‫اتاق</text:p>
      <text:p text:style-name="Standard">آمد‬ </text:p>
      <text:p text:style-name="Standard">širini</text:p>
      <text:p text:style-name="Standard"><text:soft-page-break/>bud</text:p>
      <text:p text:style-name="Standard">darun</text:p>
      <text:p text:style-name="Standard">e</text:p>
      <text:p text:style-name="Standard">otāq </text:p>
      <text:p text:style-name="Standard">āmad</text:p>
      <text:p text:style-name="Standard">она</text:p>
      <text:p text:style-name="Standard">угостила</text:p>
      <text:p text:style-name="Standard">нас</text:p>
      <text:p text:style-name="Standard">и </text:p>
      <text:p text:style-name="Standard">az</text:p>
      <text:p text:style-name="Standard">mā</text:p>
      <text:p text:style-name="Standard">pezirāyi</text:p>
      <text:p text:style-name="Standard">kard </text:p>
      <text:p text:style-name="Standard">‫از</text:p>
      <text:p text:style-name="Standard">ما</text:p>
      <text:p text:style-name="Standard">پذیرایی</text:p>
      <text:p text:style-name="Standard">کرد</text:p>
      <text:p text:style-name="Standard">و</text:p>
      <text:p text:style-name="Standard">با</text:p>
      <text:p text:style-name="Standard">ما‬ </text:p>
      <text:p text:style-name="Standard">села</text:p>
      <text:p text:style-name="Standard">с</text:p>
      <text:p text:style-name="Standard">нами</text:p>
      <text:p text:style-name="Standard">va</text:p>
      <text:p text:style-name="Standard">bā</text:p>
      <text:p text:style-name="Standard">mā</text:p>
      <text:p text:style-name="Standard">nešast</text:p>
      <text:p text:style-name="Standard">‫نشست‬ </text:p>
      <text:p text:style-name="Standard">наши</text:p>
      <text:p text:style-name="Standard">матери </text:p>
      <text:p text:style-name="Standard">mādarān</text:p>
      <text:p text:style-name="Standard">e</text:p>
      <text:p text:style-name="Standard">mā</text:p>
      <text:p text:style-name="Standard">dar </text:p>
      <text:p text:style-name="Standard">‫مادران</text:p>
      <text:p text:style-name="Standard">ما</text:p>
      <text:p text:style-name="Standard">در</text:p>
      <text:p text:style-name="Standard">باره</text:p>
      <text:p text:style-name="Standard">زندگی‬ </text:p>
      <text:p text:style-name="Standard">беседовали</text:p>
      <text:p text:style-name="Standard">о </text:p>
      <text:p text:style-name="Standard">bāre</text:p>
      <text:p text:style-name="Standard">ye</text:p>
      <text:p text:style-name="Standard">zendegi</text:p>
      <text:p text:style-name="Standard">va </text:p>
      <text:p text:style-name="Standard">‫و</text:p>
      <text:p text:style-name="Standard">آینده</text:p>
      <text:p text:style-name="Standard">من</text:p>
      <text:p text:style-name="Standard">وبانو</text:p>
      <text:p text:style-name="Standard">گفت</text:p>
      <text:p text:style-name="Standard">و‬ </text:p>
      <text:p text:style-name="Standard">будущей</text:p>
      <text:p text:style-name="Standard">жизни</text:p>
      <text:p text:style-name="Standard">— </text:p>
      <text:p text:style-name="Standard"><text:soft-page-break/>āyande</text:p>
      <text:p text:style-name="Standard">ye</text:p>
      <text:p text:style-name="Standard">man</text:p>
      <text:p text:style-name="Standard">va </text:p>
      <text:p text:style-name="Standard">‫گو</text:p>
      <text:p text:style-name="Standard">کردند‬ </text:p>
      <text:p text:style-name="Standard">моей</text:p>
      <text:p text:style-name="Standard">и</text:p>
      <text:p text:style-name="Standard">бану</text:p>
      <text:p text:style-name="Standard"><text:s/></text:p>
      <text:p text:style-name="Standard">bānu</text:p>
      <text:p text:style-name="Standard">goft</text:p>
      <text:p text:style-name="Standard">o</text:p>
      <text:p text:style-name="Standard">gu </text:p>
      <text:p text:style-name="Standard">kardand</text:p>
      <text:p text:style-name="Standard">моя</text:p>
      <text:p text:style-name="Standard">мать</text:p>
      <text:p text:style-name="Standard">сказала</text:p>
      <text:p text:style-name="Standard">mādar</text:p>
      <text:p text:style-name="Standard">am</text:p>
      <text:p text:style-name="Standard">goft</text:p>
      <text:p text:style-name="Standard">‫مادرم</text:p>
      <text:p text:style-name="Standard">گفت</text:p>
      <text:p text:style-name="Standard">بابک‬ </text:p>
      <text:p text:style-name="Standard">бабек</text:p>
      <text:p text:style-name="Standard">скоро</text:p>
      <text:p text:style-name="Standard">станет</text:p>
      <text:p text:style-name="Standard">bābak</text:p>
      <text:p text:style-name="Standard">bezudi</text:p>
      <text:p text:style-name="Standard">pezešk</text:p>
      <text:p text:style-name="Standard">‫بزودی</text:p>
      <text:p text:style-name="Standard">پزشک</text:p>
      <text:p text:style-name="Standard">مىشود</text:p>
      <text:p text:style-name="Standard">و‬ </text:p>
      <text:p text:style-name="Standard">врачом</text:p>
      <text:p text:style-name="Standard">а</text:p>
      <text:p text:style-name="Standard">бану</text:p>
      <text:p text:style-name="Standard">— </text:p>
      <text:p text:style-name="Standard">mišavad</text:p>
      <text:p text:style-name="Standard">va</text:p>
      <text:p text:style-name="Standard">bānu </text:p>
      <text:p text:style-name="Standard">‫بانو</text:p>
      <text:p text:style-name="Standard">برگردان</text:p>
      <text:p text:style-name="Standard">زبان‬ </text:p>
      <text:p text:style-name="Standard">переводчицей </text:p>
      <text:p text:style-name="Standard">bargardān</text:p>
      <text:p text:style-name="Standard">e</text:p>
      <text:p text:style-name="Standard">zabān</text:p>
      <text:p text:style-name="Standard">e </text:p>
      <text:p text:style-name="Standard">‫انگليسی،</text:p>
      <text:p text:style-name="Standard">آنها</text:p>
      <text:p text:style-name="Standard">هر</text:p>
      <text:p text:style-name="Standard">دو</text:p>
      <text:p text:style-name="Standard">کار‬ </text:p>
      <text:p text:style-name="Standard"><text:soft-page-break/>английского</text:p>
      <text:p text:style-name="Standard">языка</text:p>
      <text:p text:style-name="Standard"><text:s/></text:p>
      <text:p text:style-name="Standard">engelisi</text:p>
      <text:p text:style-name="Standard">ānhā</text:p>
      <text:p text:style-name="Standard">har</text:p>
      <text:p text:style-name="Standard">do </text:p>
      <text:p text:style-name="Standard">‫خواهند</text:p>
      <text:p text:style-name="Standard">کرد</text:p>
      <text:p text:style-name="Standard">و</text:p>
      <text:p text:style-name="Standard">برای</text:p>
      <text:p text:style-name="Standard">خود‬ </text:p>
      <text:p text:style-name="Standard">они</text:p>
      <text:p text:style-name="Standard">будут</text:p>
      <text:p text:style-name="Standard">работать</text:p>
      <text:p text:style-name="Standard">и</text:p>
      <text:p text:style-name="Standard">kār</text:p>
      <text:p text:style-name="Standard">xāhand</text:p>
      <text:p text:style-name="Standard">kard</text:p>
      <text:p text:style-name="Standard">va </text:p>
      <text:p text:style-name="Standard">‫یک</text:p>
      <text:p text:style-name="Standard">خانه</text:p>
      <text:p text:style-name="Standard">یک</text:p>
      <text:p text:style-name="Standard">اتاقه‬ </text:p>
      <text:p text:style-name="Standard">купят </text:p>
      <text:p text:style-name="Standard">barā</text:p>
      <text:p text:style-name="Standard">ye</text:p>
      <text:p text:style-name="Standard">xod</text:p>
      <text:p text:style-name="Standard">yek</text:p>
      <text:p text:style-name="Standard">xāne</text:p>
      <text:p text:style-name="Standard">‫خواهند</text:p>
      <text:p text:style-name="Standard">خرید‬ </text:p>
      <text:p text:style-name="Standard">однокомнатную </text:p>
      <text:p text:style-name="Standard">ye</text:p>
      <text:p text:style-name="Standard">yek</text:p>
      <text:p text:style-name="Standard">otāq</text:p>
      <text:p text:style-name="Standard">e</text:p>
      <text:p text:style-name="Standard">xāhand </text:p>
      <text:p text:style-name="Standard">квартиру</text:p>
      <text:p text:style-name="Standard"><text:s/></text:p>
      <text:p text:style-name="Standard">xarid</text:p>
      <text:p text:style-name="Standard">мы</text:p>
      <text:p text:style-name="Standard">все</text:p>
      <text:p text:style-name="Standard">были </text:p>
      <text:p text:style-name="Standard">hame</text:p>
      <text:p text:style-name="Standard">xošnud</text:p>
      <text:p text:style-name="Standard">va </text:p>
      <text:p text:style-name="Standard">‫همه</text:p>
      <text:p text:style-name="Standard">خشنود</text:p>
      <text:p text:style-name="Standard">و</text:p>
      <text:p text:style-name="Standard">خندان‬ </text:p>
      <text:p text:style-name="Standard">согласны</text:p>
      <text:p text:style-name="Standard">и </text:p>
      <text:p text:style-name="Standard">xandān</text:p>
      <text:p text:style-name="Standard"><text:soft-page-break/>budim</text:p>
      <text:p text:style-name="Standard">‫بودیم‬ </text:p>
      <text:p text:style-name="Standard">довольны</text:p>
      <text:p text:style-name="Standard">тода</text:p>
      <text:p text:style-name="Standard">наши</text:p>
      <text:p text:style-name="Standard">матери </text:p>
      <text:p text:style-name="Standard">sepas</text:p>
      <text:p text:style-name="Standard">mādarān</text:p>
      <text:p text:style-name="Standard">e</text:p>
      <text:p text:style-name="Standard">mā </text:p>
      <text:p text:style-name="Standard">‫سپس</text:p>
      <text:p text:style-name="Standard">مادران</text:p>
      <text:p text:style-name="Standard">ما</text:p>
      <text:p text:style-name="Standard">گفتند‬ </text:p>
      <text:p text:style-name="Standard">сказали</text:p>
      <text:p text:style-name="Standard">бабек</text:p>
      <text:p text:style-name="Standard">и </text:p>
      <text:p text:style-name="Standard">goftand</text:p>
      <text:p text:style-name="Standard">bābak</text:p>
      <text:p text:style-name="Standard">va </text:p>
      <text:p text:style-name="Standard">‫</text:p>
      <text:p text:style-name="Standard">بابک</text:p>
      <text:p text:style-name="Standard">و</text:p>
      <text:p text:style-name="Standard">بانو،</text:p>
      <text:p text:style-name="Standard">اکنون‬ </text:p>
      <text:p text:style-name="Standard">бану</text:p>
      <text:p text:style-name="Standard">обнимите</text:p>
      <text:p text:style-name="Standard">друг</text:p>
      <text:p text:style-name="Standard">bānu</text:p>
      <text:p text:style-name="Standard">aknun</text:p>
      <text:p text:style-name="Standard">ham</text:p>
      <text:p text:style-name="Standard">‫همدیگر</text:p>
      <text:p text:style-name="Standard">را</text:p>
      <text:p text:style-name="Standard">در</text:p>
      <text:p text:style-name="Standard">آغوش‬ </text:p>
      <text:p text:style-name="Standard">друга</text:p>
      <text:p text:style-name="Standard">возьмите</text:p>
      <text:p text:style-name="Standard">в </text:p>
      <text:p text:style-name="Standard">digar</text:p>
      <text:p text:style-name="Standard">rā</text:p>
      <text:p text:style-name="Standard">dar</text:p>
      <text:p text:style-name="Standard">āğuš </text:p>
      <text:p text:style-name="Standard">‫بگيرید</text:p>
      <text:p text:style-name="Standard">و</text:p>
      <text:p text:style-name="Standard">انگشتر</text:p>
      <text:p text:style-name="Standard">نامزدی‬ </text:p>
      <text:p text:style-name="Standard">объятие</text:p>
      <text:p text:style-name="Standard">и </text:p>
      <text:p text:style-name="Standard">begirid</text:p>
      <text:p text:style-name="Standard">va</text:p>
      <text:p text:style-name="Standard">angoštar</text:p>
      <text:p text:style-name="Standard">e </text:p>
      <text:p text:style-name="Standard">мультиязыковой</text:p>
      <text:p text:style-name="Standard">проект</text:p>
      <text:p text:style-name="Standard"><text:soft-page-break/>ильи</text:p>
      <text:p text:style-name="Standard">франка</text:p>
      <text:p text:style-name="Standard">www</text:p>
      <text:p text:style-name="Standard">franklang</text:p>
      <text:p text:style-name="Standard">ru </text:p>
      <text:p text:style-name="Standard">75 </text:p>
      <text:p text:style-name="Standard">‫‪nāmzadi</text:p>
      <text:p text:style-name="Standard">rā</text:p>
      <text:p text:style-name="Standard">be</text:p>
      <text:p text:style-name="Standard">dast</text:p>
      <text:p text:style-name="Standard">e‬‬ </text:p>
      <text:p text:style-name="Standard">‫‪ham</text:p>
      <text:p text:style-name="Standard">konid</text:p>
      <text:p text:style-name="Standard">šād</text:p>
      <text:p text:style-name="Standard">kām‬‬ </text:p>
      <text:p text:style-name="Standard">‫”</text:p>
      <text:p text:style-name="Standard">‪bāšid‬‬ </text:p>
      <text:p text:style-name="Standard">‫‪обменяйтесь‬‬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8-04T20:57:18</meta:creation-date>
    <dc:date>2017-08-04T21:12:22</dc:date>
    <dc:creator>Щ*ДЕ? эжщшп</dc:creator>
    <meta:editing-duration>PT00H09M51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343" meta:paragraph-count="18486" meta:word-count="21650" meta:character-count="107069"/>
  </office:meta>
</office:document-meta>
</file>